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0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Kupiansk and Lyman directions Russian army shelled Petro-Ivanivka, Novomlynsk, Kupyansk of...</text:span>
</text:h>
      <text:p text:style-name="P4">
Authors: liveuamap (Language: en)</text:p>
      <text:p text:style-name="P4">
Time: 2023-07-04T-49:40:00</text:p>
      <text:p text:style-name="P4">
Location: Donetsk (Latitude:48.75177 Longtitude:38.07861)</text:p>
      <text:p text:style-name="P4">
Videos: []</text:p>
      <text:p text:style-name="P4">
Images: []</text:p>
      <text:p text:style-name="P4">
Tags: ["Russia"]</text:p>
      <text:p text:style-name="P4">
Id: 22573585</text:p>
      <!--METADATA-->
      <text:p text:style-name="P4">
At Kupiansk and Lyman directions Russian army shelled Petro-Ivanivka,Novomlynsk, Kupyansk of Kharkiv region; Nevske and Bilohorivka of Luhanskregion and Verkhnokamyanske, Berestove and Rozdolivka of Donetsk region, -General Staff of Armed Forces of Ukraine says in the morning report</text:p>
      <text:p text:style-name="P4">
News Collection Link: <text:a xlink:type="simple" xlink:href="https:\/\/liveuamap.com\/en\/2023\/4-july-at-kupiansk-and-lyman-directions-russian-army-shelled" text:style-name="Internet_20_link" text:visited-style-name="Visited_20_Internet_20_Link">
https:\/\/liveuamap.com\/en\/2023\/4-july-at-kupiansk-and-lyman-directions-russian-army-shelled</text:a>
</text:p>
      <text:p text:style-name="P4">
News Source: <text:a xlink:type="simple" xlink:href="https://t.me/lumsrc/5265" text:style-name="Internet_20_link" text:visited-style-name="Visited_20_Internet_20_Link">
https://t.me/lumsrc/5265</text:a>
</text:p>
      <!--NEWS-->
      <text:h text:style-name="P10" text:outline-level="1">
<text:span text:style-name="T4">
Bakhmut Directio Rusian Army Shelled Kramatorsk, Konstantinovka, Vasukivka, Bogdanivka, ...</text:span>
</text:h>
      <text:p text:style-name="P4">
Authors: liveuamap (Language: en)</text:p>
      <text:p text:style-name="P4">
Time: 2023-07-04T-51:40:00</text:p>
      <text:p text:style-name="P4">
Location: Bakhmut (Latitude:48.52763 Longtitude:37.94952)</text:p>
      <text:p text:style-name="P4">
Videos: []</text:p>
      <text:p text:style-name="P4">
Images: []</text:p>
      <text:p text:style-name="P4">
Tags: ["Russia"]</text:p>
      <text:p text:style-name="P4">
Id: 22573584</text:p>
      <!--METADATA-->
      <text:p text:style-name="P4">
At Bakhmut direction Russian army shelled Kramatorsk, Kostyantynivka,Vasukivka, Bohdanivka, Chasiv Yar, Predtechyne and Klischiyivka of Donetskregion, - General Staff of Armed Forces of Ukraine says in the morning report</text:p>
      <text:p text:style-name="P4">
News Collection Link: <text:a xlink:type="simple" xlink:href="https:\/\/liveuamap.com\/en\/2023\/4-july-at-bakhmut-direction-russian-army-shelled-kramatorsk" text:style-name="Internet_20_link" text:visited-style-name="Visited_20_Internet_20_Link">
https:\/\/liveuamap.com\/en\/2023\/4-july-at-bakhmut-direction-russian-army-shelled-kramatorsk</text:a>
</text:p>
      <text:p text:style-name="P4">
News Source: <text:a xlink:type="simple" xlink:href="https://t.me/lumsrc/5266" text:style-name="Internet_20_link" text:visited-style-name="Visited_20_Internet_20_Link">
https://t.me/lumsrc/5266</text:a>
</text:p>
      <!--NEWS-->
      <text:h text:style-name="P10" text:outline-level="1">
<text:span text:style-name="T4">
JSC Avdiivka Directio Rusian of the Army Shelled Kerramik, Avdiivka, Severne, Water Andes Nevelsk ...</text:span>
</text:h>
      <text:p text:style-name="P4">
Authors: liveuamap (Language: en)</text:p>
      <text:p text:style-name="P4">
Time: 2023-07-04T-53:40:00</text:p>
      <text:p text:style-name="P4">
Location: Donetsk Oblast (Latitude:48.058 Longtitude:37.57599)</text:p>
      <text:p text:style-name="P4">
Videos: []</text:p>
      <text:p text:style-name="P4">
Images: []</text:p>
      <text:p text:style-name="P4">
Tags: ["Russia"]</text:p>
      <text:p text:style-name="P4">
Id: 22573583</text:p>
      <!--METADATA-->
      <text:p text:style-name="P4">
At Avdiyivka direction Russian army shelled Keramik, Avdiyivka, Syeverne,Vodyane and Nevelske of Donetsk region, - General Staff of Armed Forces ofUkraine says in the morning report</text:p>
      <text:p text:style-name="P4">
News Collection Link: <text:a xlink:type="simple" xlink:href="https:\/\/liveuamap.com\/en\/2023\/4-july-at-avdiyivka-direction-russian-army-shelled-keramik" text:style-name="Internet_20_link" text:visited-style-name="Visited_20_Internet_20_Link">
https:\/\/liveuamap.com\/en\/2023\/4-july-at-avdiyivka-direction-russian-army-shelled-keramik</text:a>
</text:p>
      <text:p text:style-name="P4">
News Source: <text:a xlink:type="simple" xlink:href="https://t.me/lumsrc/5267" text:style-name="Internet_20_link" text:visited-style-name="Visited_20_Internet_20_Link">
https://t.me/lumsrc/5267</text:a>
</text:p>
      <!--NEWS-->
      <text:h text:style-name="P10" text:outline-level="1">
<text:span text:style-name="T4">
JSC Marinka Direcion Rusian Army Shelled Krasnogorivka, St.</text:span>
</text:h>
      <text:p text:style-name="P4">
Authors: liveuamap (Language: en)</text:p>
      <text:p text:style-name="P4">
Time: 2023-07-04T-55:40:00</text:p>
      <text:p text:style-name="P4">
Location: Donetsk Oblast (Latitude:47.91623 Longtitude:37.46338)</text:p>
      <text:p text:style-name="P4">
Videos: []</text:p>
      <text:p text:style-name="P4">
Images: []</text:p>
      <text:p text:style-name="P4">
Tags: ["Russia"]</text:p>
      <text:p text:style-name="P4">
Id: 22573582</text:p>
      <!--METADATA-->
      <text:p text:style-name="P4">
At Maryinka direction Russian army shelled Krasnohorivka, Heorhiyivka,Maksymilyanivka, Hostre and Pobyeda of Donetsk region, - General Staff ofArmed Forces of Ukraine says in the morning report</text:p>
      <text:p text:style-name="P4">
News Collection Link: <text:a xlink:type="simple" xlink:href="https:\/\/liveuamap.com\/en\/2023\/4-july-at-maryinka-direction-russian-army-shelled-krasnohorivka" text:style-name="Internet_20_link" text:visited-style-name="Visited_20_Internet_20_Link">
https:\/\/liveuamap.com\/en\/2023\/4-july-at-maryinka-direction-russian-army-shelled-krasnohorivka</text:a>
</text:p>
      <text:p text:style-name="P4">
News Source: <text:a xlink:type="simple" xlink:href="https://t.me/lumsrc/5268" text:style-name="Internet_20_link" text:visited-style-name="Visited_20_Internet_20_Link">
https://t.me/lumsrc/5268</text:a>
</text:p>
      <!--NEWS-->
      <text:h text:style-name="P10" text:outline-level="1">
<text:span text:style-name="T4">
AT Shakhtarsk Directive Russian Army Sheled Blavodatne, Vukhledar, Bokhoynalen, Shakhotrsk ...</text:span>
</text:h>
      <text:p text:style-name="P4">
Authors: liveuamap (Language: en)</text:p>
      <text:p text:style-name="P4">
Time: 2023-07-04T-57:40:00</text:p>
      <text:p text:style-name="P4">
Location: Donetsk (Latitude:47.78906 Longtitude:36.99011)</text:p>
      <text:p text:style-name="P4">
Videos: []</text:p>
      <text:p text:style-name="P4">
Images: []</text:p>
      <text:p text:style-name="P4">
Tags: ["Russia"]</text:p>
      <text:p text:style-name="P4">
Id: 22573581</text:p>
      <!--METADATA-->
      <text:p text:style-name="P4">
At Shakhtarske direction Russian army shelled Blahodatne, Vuhledar,Bohoyavlenka, Shakhtarske and Zolota Nyva of Donetsk region. Russian aviationconducted airstrike at Blahodatne of Donetsk region, - General Staff of ArmedForces of Ukraine says in the morning report</text:p>
      <text:p text:style-name="P4">
News Collection Link: <text:a xlink:type="simple" xlink:href="https:\/\/liveuamap.com\/en\/2023\/4-july-at-shakhtarske-direction-russian-army-shelled-blahodatne" text:style-name="Internet_20_link" text:visited-style-name="Visited_20_Internet_20_Link">
https:\/\/liveuamap.com\/en\/2023\/4-july-at-shakhtarske-direction-russian-army-shelled-blahodatne</text:a>
</text:p>
      <text:p text:style-name="P4">
News Source: <text:a xlink:type="simple" xlink:href="https://t.me/lumsrc/5269" text:style-name="Internet_20_link" text:visited-style-name="Visited_20_Internet_20_Link">
https://t.me/lumsrc/5269</text:a>
</text:p>
      <!--NEWS-->
      <text:h text:style-name="P10" text:outline-level="1">
<text:span text:style-name="T4">
Zaporizhzhia And Kherson Directioz Rusian Army Shelled Gulyaipilsk, Belogoiria, Little Tok ...</text:span>
</text:h>
      <text:p text:style-name="P4">
Authors: liveuamap (Language: en)</text:p>
      <text:p text:style-name="P4">
Time: 2023-07-04T-59:40:00</text:p>
      <text:p text:style-name="P4">
Location: Kherson (Latitude:46.64307 Longtitude:32.62939)</text:p>
      <text:p text:style-name="P4">
Videos: []</text:p>
      <text:p text:style-name="P4">
Images: []</text:p>
      <text:p text:style-name="P4">
Tags: ["Russia"]</text:p>
      <text:p text:style-name="P4">
Id: 22573580</text:p>
      <!--METADATA-->
      <text:p text:style-name="P4">
At Zaporizhzhia and Kherson directions Russian army shelled Huliaipilske,Bilohirya, Mala Tokmachka of Zaporizhzhia region; Marhanets, Nikopol ofDnipropetrovsk region; Antonivka of Kherson region and Kherson city, - GeneralStaff of Armed Forces of Ukraine says in the morning report</text:p>
      <text:p text:style-name="P4">
News Collection Link: <text:a xlink:type="simple" xlink:href="https:\/\/liveuamap.com\/en\/2023\/4-july-at-zaporizhzhia-and-kherson-directions-russian-army" text:style-name="Internet_20_link" text:visited-style-name="Visited_20_Internet_20_Link">
https:\/\/liveuamap.com\/en\/2023\/4-july-at-zaporizhzhia-and-kherson-directions-russian-army</text:a>
</text:p>
      <text:p text:style-name="P4">
News Source: <text:a xlink:type="simple" xlink:href="https://t.me/lumsrc/5270" text:style-name="Internet_20_link" text:visited-style-name="Visited_20_Internet_20_Link">
https://t.me/lumsrc/5270</text:a>
</text:p>
      <!--NEWS-->
      <text:h text:style-name="P10" text:outline-level="1">
<text:span text:style-name="T4">
Questions have arisen while passing VLK - call the hotline</text:span>
</text:h>
      <text:p text:style-name="P4">
Author: ['АРМІЯINFORM']</text:p>
      <text:p text:style-name="P4">
Time: 2023-07-04T10:00:00-04:00</text:p>
      <text:p text:style-name="P4">
Description: Kabіnet Min) Up, hardening the plan for the departure of the process of processes ... the war with Ukraine 2022, the war with Ukraine is the latest news today, the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image.png" text:style-name="Internet_20_link" text:visited-style-name="Visited_20_Internet_20_Link">
image.png</text:a>
']</text:p>
      <text:p text:style-name="P4">
Tags: ['ВЛК', 'МСЕК', 'ПОРАНЕНІ', 'ТУРБОТА']</text:p>
      <text:p text:style-name="P4">
Category: News</text:p>
      <!--METADATA-->
      <text:p text:style-name="P4">
<draw:frame draw:style-name="fr1" draw:name="Image2" text:anchor-type="as-char" svg:width="6.9236in" svg:height="6.9236in" draw:z-index="0">
<draw:image xlink:href="../Images/AРМІЯINFORM/2023-07-04T10-00-00-04-00/image.png" xlink:type="simple" xlink:show="embed" xlink:actuate="onLoad" draw:mime-type="image/png"/>
</draw:frame>
The Cabinet of Ministers of Ukraine approved a plan of measures to optimize process-medical-medical examination for 2023, through which the military personnel will hold the proper and fast service of the VLK. Also reduced to health care institutions in the Ministry of Defense System, other components of defense forces and communal health care institutions.</text:p>
      <text:p text:style-name="P4">
If you have any questions when you pass the VLK, here is a list of hotlines to be called:</text:p>
      <text:p text:style-name="P4">
<text:span text:style-name="T4">
Ministry of Defence Ukraine</text:span>
</text:p>
      <text:p text:style-name="P4">
Information support of the Armed Forces of the Armed Forces on the issues of receiving the direction of treatment, passing the VLK, obtaining social guarantees, procedure for the dissemination of decisions of the VLC and other issues. <text:a xlink:type="simple" xlink:href="tel:0800500442" text:style-name="Internet_20_link" text:visited-style-name="Visited_20_Internet_20_Link">
<text:span text:style-name="T4">
 0 800 500 442 </text:span>
</text:a>
<text:span text:style-name="T4">
 Command of the Medical Forces of the Armed Forces of Ukraine </text:span>
</text:p>
      <text:p text:style-name="P4">
Medical Support for Armed Forces of Armed Forces <text:a xlink:type="simple" xlink:href="tel:0445228358" text:style-name="Internet_20_link" text:visited-style-name="Visited_20_Internet_20_Link">
<text:span text:style-name="T4">
(044)522 83 58</text:span>
</text:a>
<text:span text:style-name="T4">
 Armed Forces of the Armed Forces </text:span>
</text:p>
      <text:p text:style-name="P4">
Information support of the TRU forces of the Armed Forces on the issues of receiving treatment, the passage of VLK, obtaining social guarantees, procedures for appealing decisions of VLK and other issues. <text:a xlink:type="simple" xlink:href="tel:0800507028" text:style-name="Internet_20_link" text:visited-style-name="Visited_20_Internet_20_Link">
<text:span text:style-name="T4">
 0 800 507 028 </text:span>
</text:a>
<text:span text:style-name="T4">
 Ministry of Health of Ukraine </text:span>
</text:p>
      <text:p text:style-name="P4">
Support of servicemen on the passage of MSEC, VLK in civilian health care, admission of complaints about maintenance at civilian health facilities. <text:a xlink:type="simple" xlink:href="tel:0800602019" text:style-name="Internet_20_link" text:visited-style-name="Visited_20_Internet_20_Link">
<text:span text:style-name="T4">
 0 800 60 20 19 </text:span>
</text:a>
<text:span text:style-name="T4">
 Ministry of Veterans of Ukraine </text:span>
</text:p>
      <text:p text:style-name="P4">
Support for war veterans <text:a xlink:type="simple" xlink:href="tel:+380632271427" text:style-name="Internet_20_link" text:visited-style-name="Visited_20_Internet_20_Link">
<text:span text:style-name="T4">
+38(063)227-14-27</text:span>
</text:a>
 (on setting status and social protection);  <text:a xlink:type="simple" xlink:href="tel:+380630355468" text:style-name="Internet_20_link" text:visited-style-name="Visited_20_Internet_20_Link">
<text:span text:style-name="T4">
+38(063)035-54-68</text:span>
</text:a>
 (on psychological assistance, rehabilitation, education)<text:span text:style-name="T4">
 National Information Bureau on prisoners of war, coercive and missing persons </text:span>
</text:p>
      <text:p text:style-name="P4">
Support for prisoners of war, forcibly deported and missing persons <text:a xlink:type="simple" xlink:href="tel:+380442878165" text:style-name="Internet_20_link" text:visited-style-name="Visited_20_Internet_20_Link">
<text:span text:style-name="T4">
+38(044)287-81-65</text:span>
</text:a>
(Calls from abroad)<text:span text:style-name="T4">
 Government Contact Center </text:span>
</text:p>
      <text:p text:style-name="P4">
The Government of the Government of Ukraine <text:a xlink:type="simple" xlink:href="tel:1545" text:style-name="Internet_20_link" text:visited-style-name="Visited_20_Internet_20_Link">
<text:span text:style-name="T4">
 1545 </text:span>
</text:a>
- General Government Hotline <text:a xlink:type="simple" xlink:href="tel:1545" text:style-name="Internet_20_link" text:visited-style-name="Visited_20_Internet_20_Link">
<text:span text:style-name="T4">
 1545 </text:span>
</text:a>
 (of IVR KNOPS 9)- "hotline" on veterans and their families</text:p>
      <text:p text:style-name="P4">
Source: Site <text:a xlink:type="simple" xlink:href="https://turbota.mil.gov.ua/korysni-kontakty" text:style-name="Internet_20_link" text:visited-style-name="Visited_20_Internet_20_Link">
Care</text:a>
</text:p>
      <text:p text:style-name="P4">
News Source: <text:a xlink:type="simple" xlink:href="https://armyinform.com.ua/2023/07/04/vynykly-pytannya-pry-prohodzhenni-vlk-telefonuj-na-garyachu-liniyu/" text:style-name="Internet_20_link" text:visited-style-name="Visited_20_Internet_20_Link">
https://armyinform.com.ua/2023/07/04/vynykly-pytannya-pry-prohodzhenni-vlk-telefonuj-na-garyachu-liniyu/</text:a>
</text:p>
      <!--NEWS-->
      <text:h text:style-name="P10" text:outline-level="1">
<text:span text:style-name="T4">
The situation with external power supply remains very vulnerable - the IAEA</text:span>
</text:h>
      <text:p text:style-name="P4">
Author: ['АРМІЯINFORM']</text:p>
      <text:p text:style-name="P4">
Time: 2023-07-04T12:00:00-04:00</text:p>
      <text:p text:style-name="P4">
Description: Zaporizka atomonu Elektronetsiye for Chotiri Mysyatsi Pidnoksi was up to єdin’s accessibl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zaes-1.jpg" text:style-name="Internet_20_link" text:visited-style-name="Visited_20_Internet_20_Link">
zaes-1.jpg</text:a>
']</text:p>
      <text:p text:style-name="P4">
Tags: ['ЗАЕС', 'МАГАТЕ']</text:p>
      <text:p text:style-name="P4">
Category: News</text:p>
      <!--METADATA-->
      <text:p text:style-name="P4">
<draw:frame draw:style-name="fr1" draw:name="Image3" text:anchor-type="as-char" svg:width="6.9236in" svg:height="3.894525in" draw:z-index="0">
<draw:image xlink:href="../Images/AРМІЯINFORM/2023-07-04T12-00-00-04-00/zaes-1.jpg" xlink:type="simple" xlink:show="embed" xlink:actuate="onLoad" draw:mime-type="image/jpeg"/>
</draw:frame>
For the first time in four months, the Zaporizhzhya Nuclear Power Plant was connected to a single -accessible backup transmission line, but the situation remains "extremely vulnerable" and unstable. About this <text:a xlink:type="simple" xlink:href="https://www.iaea.org/newscenter/pressreleases/update-169-iaea-director-general-statement-on-situation-in-ukraine-0" text:style-name="Internet_20_link" text:visited-style-name="Visited_20_Internet_20_Link">
reported</text:a>
On the IAEA site.</text:p>
      <text:p text:style-name="P4">
"Although the reconstruction of the power transmission line is positive, the situation with the external power supply of the station remains very vulnerable, which emphasizes the unreliable situation with nuclear security and security on the facility," the Gross CEO Gross CEO.</text:p>
      <text:p text:style-name="P4">
Connection of the ZPP to a single power line 330 kilovolts(QV)Flewing from six such reserve lines to the conflict, 1 March was broken due to damage on the other bank of the Dnieper River and restored on the evening of July 1. Work on the restoration of the power line was complicated because of a complex security situation in the southern region.</text:p>
      <text:p text:style-name="P4">
The reconstruction of the 330 kV line is important because in the last few months, the ZPP has relied on a single main line of 750 kV for external electricity required to cool the reactor and other important functions of nuclear safety. Before the conflict began in February 2022, there were four lines of 750 square meters.</text:p>
      <text:p text:style-name="P4">
Currently, the 330 kV line is under voltage and is stored as a backup and ready -to -feed ZPP, if the 750 kV line becomes unavailable or damaged.</text:p>
      <text:p text:style-name="P4">
During the conflict, it has lost its power supply to the site of seven times outside the site, which causes it to temporarily use emergency diesel generators.</text:p>
      <text:p text:style-name="P4">
News Source: <text:a xlink:type="simple" xlink:href="https://armyinform.com.ua/2023/07/04/sytuacziya-iz-zovnishnimy-elektropostachannyam-zaes-zalyshayetsya-duzhe-vrazlyvoyu-magate/" text:style-name="Internet_20_link" text:visited-style-name="Visited_20_Internet_20_Link">
https://armyinform.com.ua/2023/07/04/sytuacziya-iz-zovnishnimy-elektropostachannyam-zaes-zalyshayetsya-duzhe-vrazlyvoyu-magate/</text:a>
</text:p>
      <!--NEWS-->
      <text:h text:style-name="P10" text:outline-level="1">
<text:span text:style-name="T4">
Chernihiv Oblast: A mobile mobile class from mine safety started</text:span>
</text:h>
      <text:p text:style-name="P4">
Author: ['АРМІЯINFORM']</text:p>
      <text:p text:style-name="P4">
Time: 2023-07-04T14:00:00-04:00</text:p>
      <text:p text:style-name="P4">
Description: Foreman Zakhodski Zhittiyynosti є є ’є’ prichene -wrestler for Fakhivtsiv DSNS ... War with Ukraine 2022, war with Ukraine Latest news today, News War with Ukraine 2022 Last for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imagetools2.jpg" text:style-name="Internet_20_link" text:visited-style-name="Visited_20_Internet_20_Link">
imagetools2.jpg</text:a>
', '<text:a xlink:type="simple" xlink:href="https://armyinform.com.ua/wp-content/uploads/2023/07/imagetools0.jpg" text:style-name="Internet_20_link" text:visited-style-name="Visited_20_Internet_20_Link">
imagetools0.jpg</text:a>
']</text:p>
      <text:p text:style-name="P4">
Tags: ['ДСНС', 'ДСНС УКРАЇНИ']</text:p>
      <text:p text:style-name="P4">
Category: News</text:p>
      <!--METADATA-->
      <text:p text:style-name="P4">
<draw:frame draw:style-name="fr1" draw:name="Image4" text:anchor-type="as-char" svg:width="6.9236in" svg:height="4.618041in" draw:z-index="0">
<draw:image xlink:href="../Images/AРМІЯINFORM/2023-07-04T14-00-00-04-00/imagetools2.jpg" xlink:type="simple" xlink:show="embed" xlink:actuate="onLoad" draw:mime-type="image/jpeg"/>
</draw:frame>
The training of life safety measures is one of the priority tasks for the SES of Ukraine. In our country there is a war, and everyone should know and clear the necessary actions in the event of explosive and suspicious subjects. About this <text:a xlink:type="simple" xlink:href="https://dsns.gov.ua/uk/news/ostanni-novini/cernigivska-oblast-rozpocav-robotu-peresuvnii-mobilnii-klas-z-minnoyi-bezpeki" text:style-name="Internet_20_link" text:visited-style-name="Visited_20_Internet_20_Link">
reported</text:a>
on the site of the SES of Ukraine.</text:p>
      <text:p text:style-name="P4">
Therefore, rescuers of Chernihiv region, in order to teach the population to resist the risks associated with explosive objects, and how to act in the event of a threatening emergencies of a military nature, created a mobile variable security class that has started their work days.</text:p>
      <text:p text:style-name="P4">
<draw:frame draw:style-name="fr1" draw:name="Image5" text:anchor-type="as-char" svg:width="6.9236in" svg:height="4.618041in" draw:z-index="0">
<draw:image xlink:href="../Images/AРМІЯINFORM/2023-07-04T14-00-00-04-00/imagetools0.jpg" xlink:type="simple" xlink:show="embed" xlink:actuate="onLoad" draw:mime-type="image/jpeg"/>
</draw:frame>
Thus, during an on -site lecture in one of the communities of Chernihiv district, rescuers carried out an explanatory work to teach the audience and remind the right -by -safety of life. With the help of 3D-makers, emergency officers told the more common types of explosive objects: their types, consequences of carelessness, and also told the basic requirements in the event of suspicious subjects. Citizens were emphasized that it is possible to come across a dangerous find, because the explosive can be masked into toys, bright packages, household items, etc., so it is necessary to be as careful and careful as possible.</text:p>
      <text:p text:style-name="P4">
To all present rescuers handed out thematic monuments, booklets, paintings of the UNCEF Ukraine Children's Fund.</text:p>
      <text:p text:style-name="P4">
News Source: <text:a xlink:type="simple" xlink:href="https://armyinform.com.ua/2023/07/04/chernigivska-oblast-rozpochav-robotu-peresuvnyj-mobilnyj-klas-z-minnoyi-bezpeky/" text:style-name="Internet_20_link" text:visited-style-name="Visited_20_Internet_20_Link">
https://armyinform.com.ua/2023/07/04/chernigivska-oblast-rozpochav-robotu-peresuvnyj-mobilnyj-klas-z-minnoyi-bezpeky/</text:a>
</text:p>
      <!--NEWS-->
      <text:h text:style-name="P10" text:outline-level="1">
<text:span text:style-name="T4">
Over the past day, our warriors destroyed 16 Shahaneda in the air battle</text:span>
</text:h>
      <text:p text:style-name="P4">
Author: ['АРМІЯINFORM']</text:p>
      <text:p text:style-name="P4">
Time: 2023-07-04T16:00:00-04:00</text:p>
      <text:p text:style-name="P4">
Description: About CED DOIMLAY GS ZS Ukrainian. “Behind the clarification of the INFORMASIA, the lasting of the one ... the war with Ukraine 2022, the war with Ukraine is the latest news today, the news war with Ukraine 2022 is the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2/11/geran-shahed.jpg" text:style-name="Internet_20_link" text:visited-style-name="Visited_20_Internet_20_Link">
geran-shahed.jpg</text:a>
']</text:p>
      <text:p text:style-name="P4">
Tags: ['SHAHED', 'STOPRUSSIA', 'ВТОРГНЕННЯ РФ', 'ГШ ЗС УКРАЇНИ', 'ХРОНІКА ОБОРОНИ']</text:p>
      <text:p text:style-name="P4">
Category: News</text:p>
      <!--METADATA-->
      <text:p text:style-name="P4">
<draw:frame draw:style-name="fr1" draw:name="Image6" text:anchor-type="as-char" svg:width="6.9236in" svg:height="3.499428in" draw:z-index="0">
<draw:image xlink:href="../Images/AРМІЯINFORM/2023-07-04T16-00-00-04-00/geran-shahed.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pkdwwHKJ5eZcJc9FQ6u2pJAfj4vkxsmmVQTVdqqNbJFGN4KTPEKy7wywg3ATtH9ol" text:style-name="Internet_20_link" text:visited-style-name="Visited_20_Internet_20_Link">
reports</text:a>
General of the Armed Forces of Ukraine.</text:p>
      <text:p text:style-name="P4">
“According to the specified information, during the last day, Russian invaders have been used to have 3 anti-aircraft controlled missiles with S-300 and 22 Iranian shock-type shock-types in civilian infrastructure sites in Sumy, Donetsk, Zaporizhzhya regions. As a result of the air combat, our warriors destroyed 16 shock UAVs type, ”the message reads.</text:p>
      <text:p text:style-name="P4">
It is also noted that tonight the Russian Federation has struck the next hill of Iranian shock UAV Shahd. Information on the consequences of the Russian terrorist attack is currently clarified.</text:p>
      <text:p text:style-name="P4">
The Ministry of Internal Affairs of Ukraine reminds that the probability of missile and aviation strikes throughout Ukraine remains very high.</text:p>
      <text:p text:style-name="P4">
News Source: <text:a xlink:type="simple" xlink:href="https://armyinform.com.ua/2023/07/04/u-protypovitryanomu-boyu-nashi-voyiny-znyshhyly-16-shahed-iv/" text:style-name="Internet_20_link" text:visited-style-name="Visited_20_Internet_20_Link">
https://armyinform.com.ua/2023/07/04/u-protypovitryanomu-boyu-nashi-voyiny-znyshhyly-16-shahed-iv/</text:a>
</text:p>
      <!--NEWS-->
      <text:h text:style-name="P10" text:outline-level="1">
<text:span text:style-name="T4">
Spokesperson of Tavriya direction Defense forces claims Russian troops using lewisite in combat</text:span>
</text:h>
      <text:p text:style-name="P4">
Authors: liveuamap (Language: en)</text:p>
      <text:p text:style-name="P4">
Time: 2023-07-04T17:44:00</text:p>
      <text:p text:style-name="P4">
Location: Vuhledar (Latitude:47.71518 Longtitude:37.22651)</text:p>
      <text:p text:style-name="P4">
Videos: []</text:p>
      <text:p text:style-name="P4">
Images: ["<text:a xlink:type="simple" xlink:href="https://liveuamap.com/pics/2023/07/05/22573943_0.jpg" text:style-name="Internet_20_link" text:visited-style-name="Visited_20_Internet_20_Link">
22573943_0.jpg</text:a>
"]</text:p>
      <text:p text:style-name="P4">
Tags: ["Europe", "Central and Eastern Europe"]</text:p>
      <text:p text:style-name="P4">
Id: 22573943</text:p>
      <!--METADATA-->
      <text:p text:style-name="P4">
Spokesperson of Tavriya direction Defense forces claims Russian troops usinglewisite in combat</text:p>
      <text:p text:style-name="P4">
<draw:frame draw:style-name="fr1" draw:name="Image7" text:anchor-type="as-char" svg:width="6.9236in" svg:height="4.615733in" draw:z-index="0">
<draw:image xlink:href="../Images/liveuamap/2023-07-04T17-44-00/22573943_0.jpg" xlink:type="simple" xlink:show="embed" xlink:actuate="onLoad" draw:mime-type="image/jpeg"/>
</draw:frame>
News Collection Link: <text:a xlink:type="simple" xlink:href="https:\/\/liveuamap.com\/en\/2023\/4-july-spokesperson-of-tavriya-direction-defense-forces-claims" text:style-name="Internet_20_link" text:visited-style-name="Visited_20_Internet_20_Link">
https:\/\/liveuamap.com\/en\/2023\/4-july-spokesperson-of-tavriya-direction-defense-forces-claims</text:a>
</text:p>
      <text:p text:style-name="P4">
News Source: <text:a xlink:type="simple" xlink:href="https://t.me/Tsaplienko/35136" text:style-name="Internet_20_link" text:visited-style-name="Visited_20_Internet_20_Link">
https://t.me/Tsaplienko/35136</text:a>
</text:p>
      <!--NEWS-->
      <text:h text:style-name="P10" text:outline-level="1">
<text:span text:style-name="T4">
There are 9 enemy attacks in the Bakhmut direction, on Marinski - 15</text:span>
</text:h>
      <text:p text:style-name="P4">
Author: ['АРМІЯINFORM']</text:p>
      <text:p text:style-name="P4">
Time: 2023-07-04T18:00:00-04:00</text:p>
      <text:p text:style-name="P4">
Description: About CED DOIMLAY GS ZS Ukrainian. “The opponent of ZoServilu is the basic zusille on ... the war with Ukraine 2022, the war with Ukraine is the latest news today, the war with Ukraine 2022 last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7/356227513_612425501070532_8508136626950614308_n.jpg" text:style-name="Internet_20_link" text:visited-style-name="Visited_20_Internet_20_Link">
356227513_612425501070532_8508136626950614308_n.jpg</text:a>
']</text:p>
      <text:p text:style-name="P4">
Tags: ['STOPRUSSIA', 'БАХМУТ', 'ВТОРГНЕННЯ РФ', 'ГШ ЗС УКРАЇНИ', 'ЛИМАН', 'МАР’ЇНКА']</text:p>
      <text:p text:style-name="P4">
Category: News</text:p>
      <!--METADATA-->
      <text:p text:style-name="P4">
<draw:frame draw:style-name="fr1" draw:name="Image8" text:anchor-type="as-char" svg:width="6.9236in" svg:height="4.622945in" draw:z-index="0">
<draw:image xlink:href="../Images/AРМІЯINFORM/2023-07-04T18-00-00-04-00/356227513_612425501070532_8508136626950614308_n.jpg" xlink:type="simple" xlink:show="embed" xlink:actuate="onLoad" draw:mime-type="image/jpeg"/>
</draw:frame>
<text:span text:style-name="T4">
 🔥 Situation on the Russian invasion </text:span>
 about it <text:a xlink:type="simple" xlink:href="https://www.facebook.com/GeneralStaff.ua/posts/pfbid02pkdwwHKJ5eZcJc9FQ6u2pJAfj4vkxsmmVQTVdqqNbJFGN4KTPEKy7wywg3ATtH9ol" text:style-name="Internet_20_link" text:visited-style-name="Visited_20_Internet_20_Link">
reports</text:a>
General of the Armed Forces of Ukraine.</text:p>
      <text:p text:style-name="P4">
“The enemy concentrates major efforts on Liman, Bakhmut, Avdiiv and Mariinsky directions, and heavy fights are ongoing. More than 40 combat clashes were arrived during, ”the message reads.</text:p>
      <text:p text:style-name="P4">
It is noted that in the Bakhmut direction, under the tight fire of the enemy's Tarantillery, our defenders successfully repelled 9 attacks of the enemy in the Grigorivka, Bogdanivka, west Berry, Ivanovo and the Seven and Six-Eastern White Mountains of Donetsk region, and in the Mariinsky direction. Artillery, our defenders repelled 15 attractions in the city of Marinka.</text:p>
      <text:p text:style-name="P4">
Also in the Kupyansk and Liman directions the enemy actively inflicted Aviavajar, with our defenders successfully repelled 7 attacks by the enemy of the enemy south of the south of Novoselovsky, Novovodiy, west Dibrovy of the Lugansk region and the northeast of the Serebryansky forestry and near the Veselodonetsk region.</text:p>
      <text:p text:style-name="P4">
News Source: <text:a xlink:type="simple" xlink:href="https://armyinform.com.ua/2023/07/04/na-bahmutskomu-napryamku-vidbyto-9-atak-protyvnyka-na-maryinskomu-15/" text:style-name="Internet_20_link" text:visited-style-name="Visited_20_Internet_20_Link">
https://armyinform.com.ua/2023/07/04/na-bahmutskomu-napryamku-vidbyto-9-atak-protyvnyka-na-maryinskomu-15/</text:a>
</text:p>
      <!--NEWS-->
      <text:h text:style-name="P10" text:outline-level="1">
<text:span text:style-name="T4">
In Luhansk region, the occupiers staged two hospitals in children's wellness camps</text:span>
</text:h>
      <text:p text:style-name="P4">
Author: ['АРМІЯINFORM']</text:p>
      <text:p text:style-name="P4">
Time: 2023-07-04T20:00:00-04:00</text:p>
      <text:p text:style-name="P4">
Description: About CED DOIMLAY GS ZS Ukrainian. “Rosіyskі PROPPANTS OF THE RUSHENNE Norms ... War with Ukraine 2022, War with Ukraine Latest news today, News War with Ukraine 2022 The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7/64247daa90f1ad1d8f723a3395b60312edcc45c2.jpg" text:style-name="Internet_20_link" text:visited-style-name="Visited_20_Internet_20_Link">
64247daa90f1ad1d8f723a3395b60312edcc45c2.jpg</text:a>
']</text:p>
      <text:p text:style-name="P4">
Tags: ['STOPRUSSIA', 'ВОЄННІ ЗЛОЧИНИ ЗС РФ', 'ВТОРГНЕННЯ РФ', 'ГШ ЗС УКРАЇНИ', 'ЛИМАН']</text:p>
      <text:p text:style-name="P4">
Category: News</text:p>
      <!--METADATA-->
      <text:p text:style-name="P4">
<draw:frame draw:style-name="fr1" draw:name="Image9" text:anchor-type="as-char" svg:width="6.9236in" svg:height="5.189751in" draw:z-index="0">
<draw:image xlink:href="../Images/AРМІЯINFORM/2023-07-04T20-00-00-04-00/64247daa90f1ad1d8f723a3395b60312edcc45c2.jpg" xlink:type="simple" xlink:show="embed" xlink:actuate="onLoad" draw:mime-type="image/jpeg"/>
</draw:frame>
<text:span text:style-name="T4">
 🔥 Situation on the Russian invasion </text:span>
 about it <text:a xlink:type="simple" xlink:href="https://www.facebook.com/GeneralStaff.ua/posts/pfbid02pkdwwHKJ5eZcJc9FQ6u2pJAfj4vkxsmmVQTVdqqNbJFGN4KTPEKy7wywg3ATtH9ol" text:style-name="Internet_20_link" text:visited-style-name="Visited_20_Internet_20_Link">
reports</text:a>
General of the Armed Forces of Ukraine.</text:p>
      <text:p text:style-name="P4">
“The Russian invaders continue to violate the rules of international humanitarian law and the use of children's institutions of temporarily occupied settlements for providing medical assistance to their wounded servicemen. Thus, at the Makarovo Lugansk region, on the territory of the children's health camp, Russian servicemen have arranged a military shelter, where more than 100 wounded occupiers are located. Russian military equipment and roadblocks are dispersed throughout the territory. In the direct closeness there are residential buildings of the local population, ”the testimony reads.</text:p>
      <text:p text:style-name="P4">
It is noted that a similar situation in Lyman of the Luhansk region, the derose invaders were converted to the military hospital children's well -being "Yalinka", which also has more than 100 wounded ash. The camp territory is also used to store military equipment.</text:p>
      <text:p text:style-name="P4">
News Source: <text:a xlink:type="simple" xlink:href="https://armyinform.com.ua/2023/07/04/na-luganshhyni-okupanty-vlashtuvaly-dva-shpytali-u-dytyachyh-ozdorovchyh-taborah/" text:style-name="Internet_20_link" text:visited-style-name="Visited_20_Internet_20_Link">
https://armyinform.com.ua/2023/07/04/na-luganshhyni-okupanty-vlashtuvaly-dva-shpytali-u-dytyachyh-ozdorovchyh-taborah/</text:a>
</text:p>
      <!--NEWS-->
      <text:h text:style-name="P10" text:outline-level="1">
<text:span text:style-name="T4">
Ukrainian defenders per day eliminated nearly 800 invaders, destroyed 32 artsystems and 6 RSZV</text:span>
</text:h>
      <text:p text:style-name="P4">
Author: ['АРМІЯINFORM']</text:p>
      <text:p text:style-name="P4">
Time: 2023-07-04T22:00:00-04:00</text:p>
      <text:p text:style-name="P4">
Description: Zagalni Boyov, take the enemy on 02.24.22 to 04/04/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d09eeee2-ce46-4b4f-9df0-8d86cd6350ec-scaled.jpg" text:style-name="Internet_20_link" text:visited-style-name="Visited_20_Internet_20_Link">
d09eeee2-ce46-4b4f-9df0-8d86cd6350ec-scaled.jpg</text:a>
']</text:p>
      <text:p text:style-name="P4">
Tags: ['АГРЕСІЯ РФ', 'ВТОРГНЕННЯ РФ', 'ВТРАТИ ВОРОГА', 'ГШ ЗСУ']</text:p>
      <text:p text:style-name="P4">
Category: News</text:p>
      <!--METADATA-->
      <text:p text:style-name="P4">
<draw:frame draw:style-name="fr1" draw:name="Image10" text:anchor-type="as-char" svg:width="6.9236in" svg:height="6.958218in" draw:z-index="0">
<draw:image xlink:href="../Images/AРМІЯINFORM/2023-07-04T22-00-00-04-00/d09eeee2-ce46-4b4f-9df0-8d86cd6350ec-scaled.jpg" xlink:type="simple" xlink:show="embed" xlink:actuate="onLoad" draw:mime-type="image/jpeg"/>
</draw:frame>
The total fighting loss of the enemy from 24.02.22 to 04.07.23 will be orientated:</text:p>
      <text:p text:style-name="P4">
<text:span text:style-name="T4">
<text:span text:style-name="T5">
 Personnel - </text:span>
* 231030(+770)persons eliminated</text:span>
<text:span text:style-name="T5">
 tanks - </text:span>
<text:span text:style-name="T5">
 4059(+2)</text:span>
<text:span text:style-name="T4">
 combat armored vehicles - </text:span>
 7908(+9)<text:span text:style-name="T4">
<text:span text:style-name="T5">
 Artillery Systems - </text:span>
<text:span text:style-name="T5">
 4252(+32)</text:span>
 </text:span>
 RSZV - <text:span text:style-name="T4">
 647(+6)</text:span>
<text:span text:style-name="T5">
 air defense - </text:span>
<text:span text:style-name="T5">
 394(+3)</text:span>
<text:span text:style-name="T4">
 aircraft - </text:span>
 315(0)<text:span text:style-name="T4">
<text:span text:style-name="T5">
 helicopters - </text:span>
* 309(0)</text:span>
<text:span text:style-name="T5">
 UAV Operative Tactical Level-</text:span>
<text:span text:style-name="T5">
 3602(+29)</text:span>
<text:span text:style-name="T4">
 Winged missiles - </text:span>
 1264(0)<text:span text:style-name="T4">
<text:span text:style-name="T5">
 ships / boats - </text:span>
* 18(0)</text:span>
<text:span text:style-name="T5">
 Automobile equipment and tanks - </text:span>
<text:span text:style-name="T5">
 6843(+9)</text:span>
<text:span text:style-name="T4">
 Special equipment - </text:span>
 590(0)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4.07.23.</text:p>
      <text:p text:style-name="P4">
News Source: <text:a xlink:type="simple" xlink:href="https://armyinform.com.ua/2023/07/04/ukrayinski-zahysnyky-za-dobu-likviduvaly-majzhe-800-okupantiv-znyshhyly-32-artsystemy-i-6-rszv/" text:style-name="Internet_20_link" text:visited-style-name="Visited_20_Internet_20_Link">
https://armyinform.com.ua/2023/07/04/ukrayinski-zahysnyky-za-dobu-likviduvaly-majzhe-800-okupantiv-znyshhyly-32-artsystemy-i-6-rszv/</text:a>
</text:p>
      <!--NEWS-->
      <text:h text:style-name="P10" text:outline-level="1">
<text:span text:style-name="T4">
Defense Ministers of Poland and Germany: We need to find the best solutions to help Ukraine as soon as possible</text:span>
</text:h>
      <text:p text:style-name="P4">
Author: ['АРМІЯINFORM']</text:p>
      <text:p text:style-name="P4">
Time: 2023-07-04T24:00:00-04:00</text:p>
      <text:p text:style-name="P4">
Description: Ministra National Defense of Polish Mariush Blashcak PID Hour Zustychi Zi Movish Nizhmet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blashhak_pistorius.jpg" text:style-name="Internet_20_link" text:visited-style-name="Visited_20_Internet_20_Link">
blashhak_pistorius.jpg</text:a>
']</text:p>
      <text:p text:style-name="P4">
Tags: ['STOPRUSSIA', 'АГРЕСІЯ РФ', 'ВТОРГНЕННЯ РФ', 'НІМЕЧЧИНА', 'ПОЛЬЩА']</text:p>
      <text:p text:style-name="P4">
Category: News</text:p>
      <!--METADATA-->
      <text:p text:style-name="P4">
<draw:frame draw:style-name="fr1" draw:name="Image11" text:anchor-type="as-char" svg:width="6.9236in" svg:height="3.894525in" draw:z-index="0">
<draw:image xlink:href="../Images/AРМІЯINFORM/2023-07-04T24-00-00-04-00/blashhak_pistorius.jpg" xlink:type="simple" xlink:show="embed" xlink:actuate="onLoad" draw:mime-type="image/jpeg"/>
</draw:frame>
Polish National Defense Minister Mariusz Blaschak during a meeting with his German counterpart Boris Pistorius in the 18th anti-aircraft regiment in Zamostzaijae that ministers were meeting regularly and exchanged thoughts on Ukraine's support.</text:p>
      <text:p text:style-name="P4">
About it <text:a xlink:type="simple" xlink:href="https://twitter.com/MON_GOV_PL/status/1675816777194848256" text:style-name="Internet_20_link" text:visited-style-name="Visited_20_Internet_20_Link">
reports</text:a>
Press Service of the Ministry of National Defense of Poland.</text:p>
      <text:p text:style-name="P4">
“We also talked about industrial cooperation. We got into negotiations. From the Polish side - complete openness. We want to support Ukraine together, ”<text:a xlink:type="simple" xlink:href="https://twitter.com/MON_GOV_PL/status/1675817728697827328" text:style-name="Internet_20_link" text:visited-style-name="Visited_20_Internet_20_Link">
said</text:a>
Poland's Minister Defense Mariusz Blaschak.</text:p>
      <text:p text:style-name="P4">
German Minister of Defense Boris Pistorius thanked the Polish colleague for a frank conversation about supporting Ukraine against the attack of Russia.</text:p>
      <text:p text:style-name="P4">
“Both countries are responsible for this assistance. We need to find the best solutions faster, ”<text:a xlink:type="simple" xlink:href="https://twitter.com/MON_GOV_PL/status/1675819108561043463" text:style-name="Internet_20_link" text:visited-style-name="Visited_20_Internet_20_Link">
accentuated</text:a>
Boryspistorius.</text:p>
      <text:p text:style-name="P4">
News Source: <text:a xlink:type="simple" xlink:href="https://armyinform.com.ua/2023/07/04/ministry-oborony-polshhi-ta-nimechchyny-nam-potribno-yaknajshvydshe-znajty-najkrashhi-rishennya-dlya-dopomogy-ukrayini/" text:style-name="Internet_20_link" text:visited-style-name="Visited_20_Internet_20_Link">
https://armyinform.com.ua/2023/07/04/ministry-oborony-polshhi-ta-nimechchyny-nam-potribno-yaknajshvydshe-znajty-najkrashhi-rishennya-dlya-dopomogy-ukrayini/</text:a>
</text:p>
      <!--NEWS-->
      <text:h text:style-name="P10" text:outline-level="1">
<text:span text:style-name="T4">
Russian invaders destroyed 585 cultural infrastructure - MKIP</text:span>
</text:h>
      <text:p text:style-name="P4">
Author: ['АРМІЯINFORM']</text:p>
      <text:p text:style-name="P4">
Time: 2023-07-04T53:00:00-04:00</text:p>
      <text:p text:style-name="P4">
Description: The village for 26 worms 2023 Zbitkiv was arranged by 1582 ’cultural ilfrastructur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358029834_582962920654599_4764260850840966688_n.jpg" text:style-name="Internet_20_link" text:visited-style-name="Visited_20_Internet_20_Link">
358029834_582962920654599_4764260850840966688_n.jpg</text:a>
']</text:p>
      <text:p text:style-name="P4">
Tags: ['STOPRUSSIA', 'ВОЄННІ ЗЛОЧИНИ ЗС РФ', 'ВТОРГНЕННЯ РФ', 'МІНІСТЕРСТВО КУЛЬТУРИ ТА ІНФОРМАЦІЙНОЇ ПОЛІТИКИ УКРАЇНИ']</text:p>
      <text:p text:style-name="P4">
Category: News</text:p>
      <!--METADATA-->
      <text:p text:style-name="P4">
<draw:frame draw:style-name="fr1" draw:name="Image12" text:anchor-type="as-char" svg:width="6.9236in" svg:height="6.9236in" draw:z-index="0">
<draw:image xlink:href="../Images/AРМІЯINFORM/2023-07-04T53-00-00-04-00/358029834_582962920654599_4764260850840966688_n.jpg" xlink:type="simple" xlink:show="embed" xlink:actuate="onLoad" draw:mime-type="image/jpeg"/>
</draw:frame>
As of June 26, 2023, 1582 of cultural infrastructure suffered losses, 585 of them were destroyed.</text:p>
      <text:p text:style-name="P4">
About it <text:a xlink:type="simple" xlink:href="https://www.facebook.com/MCIPUkraine/posts/pfbid0adZZW2RZ4dpcw5mvv84TUfznYpyRLvqRhXLASxVHv5A75dnngKnHkDSDnMF8ybc9l" text:style-name="Internet_20_link" text:visited-style-name="Visited_20_Internet_20_Link">
reports</text:a>
Ministry of Culture and Information Policy of Ukraine.</text:p>
      <text:p text:style-name="P4">
“The Ministry of Culture and Information Policy of Ukraine continues to fix the impact of cultural infrastructure in Ukraine as a result of Russian aggression. Thus, as of June 26, 2023, 1582 of the objecticultural infrastructure were damaged, without taking into account cultural heritage monuments. With them, we may have a third(585)- destroyed.</text:p>
      <text:p text:style-name="P4">
Over the last month, the total number of affected objects of cultural infrastructure has increased by 62, most of which fall in Kherson region(25 Officer or 40%)», - the message reads.</text:p>
      <text:p text:style-name="P4">
It is noted that cultural infrastructure suffered the greatest losses and losses of Donetsk, Kherson, Kharkiv, Kyiv, Mykolaiv, Zaporizhzhya Talugansk regions.</text:p>
      <text:p text:style-name="P4">
The largest group of cultural infrastructure objects that were damaged are club establishments. It is 48% of the total number of establishments that have suffered losses.</text:p>
      <text:p text:style-name="P4">
In general, they were injured:</text:p>
      <text:p text:style-name="P4">
club establishments - 755;</text:p>
      <text:p text:style-name="P4">
libraries - 598;</text:p>
      <text:p text:style-name="P4">
museums and galleries - 84;</text:p>
      <text:p text:style-name="P4">
Theaters and Philharmonic - 26;</text:p>
      <text:p text:style-name="P4">
Art education institutions - 119.</text:p>
      <text:p text:style-name="P4">
Classrooms, libraries, museums, theaters, Philharmonic, artistic education institutions have been damaged and destroyed(art schools and colleges)222 territorial communities. It is 15.1%of the territorial communities of Ukraine. In particular, Vinnytsia is 3%TG, Dnipropetrovsk - 17%, Donetsk - 87%, Zhytomyr - 12%, Transcarpathian - 2%, Zaporizhia - 33%, Kyiv - 29%, Luhansk - Lugansk - 42%, Lviv - 2%, Mykolaiv - 42%, Odessa - 4%, Sumy - 49%, Kharkiv - 36%, Kherson - 37%, Khmelnitsky - 5%, Cherkasy - 3%, Chernihiv - 14%of the oblasts and m m. . Kiev.</text:p>
      <text:p text:style-name="P4">
“At the same time, we emphasize that almost the entire territory of Lugansk and significant parts of the Treatoriums of Kherson, Zaporizhzhya and Donetsk regions are still inverted occupation. This makes it impossible to calculate the exact number of objects of cultural infrastructure affected in the course of hostilities and occupation, ”he said in the department.</text:p>
      <text:p text:style-name="P4">
News Source: <text:a xlink:type="simple" xlink:href="https://armyinform.com.ua/2023/07/04/rosijski-okupanty-znyshhyly-585-obyektiv-kulturnoyi-infrastruktury-mkip/" text:style-name="Internet_20_link" text:visited-style-name="Visited_20_Internet_20_Link">
https://armyinform.com.ua/2023/07/04/rosijski-okupanty-znyshhyly-585-obyektiv-kulturnoyi-infrastruktury-mkip/</text:a>
</text:p>
      <!--NEWS-->
      <text:h text:style-name="P10" text:outline-level="1">
<text:span text:style-name="T4">
“Every shot exactly in the target!”: SCO snipers in Bakhmut</text:span>
</text:h>
      <text:p text:style-name="P4">
Author: ['АРМІЯINFORM']</text:p>
      <text:p text:style-name="P4">
Time: 2023-07-04T55:00:00-04:00</text:p>
      <text:p text:style-name="P4">
Description: At the General Staff of the ZS Ukrainian, Video was defamed about the Robot Sniper of the MSO in Bakhmuti.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7/sso.jpg" text:style-name="Internet_20_link" text:visited-style-name="Visited_20_Internet_20_Link">
sso.jpg</text:a>
']</text:p>
      <text:p text:style-name="P4">
Tags: ['STOPRUSSIA', 'БАХМУТ', 'ВТОРГНЕННЯ РФ', 'СИЛИ СПЕЦІАЛЬНИХ ОПЕРАЦІЙ']</text:p>
      <text:p text:style-name="P4">
Category: News</text:p>
      <!--METADATA-->
      <text:p text:style-name="P4">
<draw:frame draw:style-name="fr1" draw:name="Image13" text:anchor-type="as-char" svg:width="6.9236in" svg:height="4.548237in" draw:z-index="0">
<draw:image xlink:href="../Images/AРМІЯINFORM/2023-07-04T55-00-00-04-00/sso.jpg" xlink:type="simple" xlink:show="embed" xlink:actuate="onLoad" draw:mime-type="image/jpeg"/>
</draw:frame>
In the General Staff of the Armed Forces of Ukraine <text:a xlink:type="simple" xlink:href="https://www.facebook.com/watch/" text:style-name="Internet_20_link" text:visited-style-name="Visited_20_Internet_20_Link">
published</text:a>
Video of the work of SCO snipers in Bakhmut. “In the area of Bakhmut, the snipers of the SCSU of the Armed Forces are destroying the enemy's living power. At the same time, shots of combat work in urban conditions. Every shot exactly in the target!” —The annotation to the video.</text:p>
      <text:p text:style-name="P4">
News Source: <text:a xlink:type="simple" xlink:href="https://armyinform.com.ua/2023/07/04/kozhen-postril-tochno-v-czil-kadry-roboty-snajperiv-sso-u-bahmuti/" text:style-name="Internet_20_link" text:visited-style-name="Visited_20_Internet_20_Link">
https://armyinform.com.ua/2023/07/04/kozhen-postril-tochno-v-czil-kadry-roboty-snajperiv-sso-u-bahmuti/</text:a>
</text:p>
      <!--NEWS-->
      <text:h text:style-name="P10" text:outline-level="1">
<text:span text:style-name="T4">
Special robots are planned to be transferred to Americans to Vinnytsia Rescuers</text:span>
</text:h>
      <text:p text:style-name="P4">
Author: ['АРМІЯINFORM']</text:p>
      <text:p text:style-name="P4">
Time: 2023-07-04T57:00:00-04:00</text:p>
      <text:p text:style-name="P4">
Description: Syogodni, to Vіnnitsyki Ryatuvalnikov, was already awarded the delegation to the delegate of the states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56411461_3499026043700287_7447902634460690525_n.jpg" text:style-name="Internet_20_link" text:visited-style-name="Visited_20_Internet_20_Link">
356411461_3499026043700287_7447902634460690525_n.jpg</text:a>
', '<text:a xlink:type="simple" xlink:href="https://armyinform.com.ua/wp-content/uploads/2023/07/355690031_3499026150366943_1634621036787609956_n.jpg" text:style-name="Internet_20_link" text:visited-style-name="Visited_20_Internet_20_Link">
355690031_3499026150366943_1634621036787609956_n.jpg</text:a>
', '<text:a xlink:type="simple" xlink:href="https://armyinform.com.ua/wp-content/uploads/2023/07/356638448_3499025930366965_8206588357712571273_n.jpg" text:style-name="Internet_20_link" text:visited-style-name="Visited_20_Internet_20_Link">
356638448_3499025930366965_8206588357712571273_n.jpg</text:a>
']</text:p>
      <text:p text:style-name="P4">
Tags: ['МІЖНАРОДНА ДОПОМОГА УКРАЇНІ']</text:p>
      <text:p text:style-name="P4">
Category: News</text:p>
      <!--METADATA-->
      <text:p text:style-name="P4">
<draw:frame draw:style-name="fr1" draw:name="Image14" text:anchor-type="as-char" svg:width="6.9236in" svg:height="4.61393in" draw:z-index="0">
<draw:image xlink:href="../Images/AРМІЯINFORM/2023-07-04T57-00-00-04-00/356411461_3499026043700287_7447902634460690525_n.jpg" xlink:type="simple" xlink:show="embed" xlink:actuate="onLoad" draw:mime-type="image/jpeg"/>
</draw:frame>
Today, the Vinnytsia rescuers have arrived for the second time a delegation of the drawn states of America. About it on your <text:a xlink:type="simple" xlink:href="https://www.facebook.com/permalink.php" text:style-name="Internet_20_link" text:visited-style-name="Visited_20_Internet_20_Link">
page</text:a>
The head of the Main Directorate of the SES in Vinnytsia region reported on Facebook.</text:p>
      <text:p text:style-name="P4">
<draw:frame draw:style-name="fr1" draw:name="Image15" text:anchor-type="as-char" svg:width="6.9236in" svg:height="4.61393in" draw:z-index="0">
<draw:image xlink:href="../Images/AРМІЯINFORM/2023-07-04T57-00-00-04-00/355690031_3499026150366943_1634621036787609956_n.jpg" xlink:type="simple" xlink:show="embed" xlink:actuate="onLoad" draw:mime-type="image/jpeg"/>
</draw:frame>
He noted that the main purpose of the visit was to exchange experience and outline the general needs. The delegation included Firefighter Rescunetwork, who promised to assist with expensive equipment for Ukrainian rescue. The organization plans to transfer special robots-changes to the SES.</text:p>
      <text:p text:style-name="P4">
<draw:frame draw:style-name="fr1" draw:name="Image16" text:anchor-type="as-char" svg:width="6.9236in" svg:height="4.61393in" draw:z-index="0">
<draw:image xlink:href="../Images/AРМІЯINFORM/2023-07-04T57-00-00-04-00/356638448_3499025930366965_8206588357712571273_n.jpg" xlink:type="simple" xlink:show="embed" xlink:actuate="onLoad" draw:mime-type="image/jpeg"/>
</draw:frame>
Vinnytsia rescuers thanked the Americans for their cooperation and support.</text:p>
      <text:p text:style-name="P4">
News Source: <text:a xlink:type="simple" xlink:href="https://armyinform.com.ua/2023/07/04/speczialnyh-robotiv-rozminovuvachiv-planuyut-peredaty-amerykanczi-vinnyczkym-ryatuvalnykam/" text:style-name="Internet_20_link" text:visited-style-name="Visited_20_Internet_20_Link">
https://armyinform.com.ua/2023/07/04/speczialnyh-robotiv-rozminovuvachiv-planuyut-peredaty-amerykanczi-vinnyczkym-ryatuvalnykam/</text:a>
</text:p>
      <!--NEWS-->
      <text:h text:style-name="P10" text:outline-level="1">
<text:span text:style-name="T4">
RVIA units struck three SPRs and enemy Reb Station</text:span>
</text:h>
      <text:p text:style-name="P4">
Author: ['АРМІЯINFORM']</text:p>
      <text:p text:style-name="P4">
Time: 2023-07-04T59:00:00-04:00</text:p>
      <text:p text:style-name="P4">
Description: About CED DOIMLAY GS ZS Ukrainian. “The rocket launches of the rocket and the artister ... the war with Ukraine 2022, the war with Ukraine is the latest news today, the News War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7/358110749_616390990673983_1999238386288792356_n-1.jpg" text:style-name="Internet_20_link" text:visited-style-name="Visited_20_Internet_20_Link">
358110749_616390990673983_1999238386288792356_n-1.jpg</text:a>
']</text:p>
      <text:p text:style-name="P4">
Tags: ['STOPRUSSIA', 'ВТОРГНЕННЯ РФ', 'ГШ ЗС УКРАЇНИ', 'РВІА']</text:p>
      <text:p text:style-name="P4">
Category: News</text:p>
      <!--METADATA-->
      <text:p text:style-name="P4">
<draw:frame draw:style-name="fr1" draw:name="Image17" text:anchor-type="as-char" svg:width="6.9236in" svg:height="4.018933in" draw:z-index="0">
<draw:image xlink:href="../Images/AРМІЯINFORM/2023-07-04T59-00-00-04-00/358110749_616390990673983_1999238386288792356_n-1.jpg" xlink:type="simple" xlink:show="embed" xlink:actuate="onLoad" draw:mime-type="image/jpeg"/>
</draw:frame>
<text:span text:style-name="T4">
 🔥 Situation on Russian invasion </text:span>
</text:p>
      <text:p text:style-name="P4">
About it <text:a xlink:type="simple" xlink:href="https://www.facebook.com/GeneralStaff.ua/posts/pfbid02pkdwwHKJ5eZcJc9FQ6u2pJAfj4vkxsmmVQTVdqqNbJFGN4KTPEKy7wywg3ATtH9ol" text:style-name="Internet_20_link" text:visited-style-name="Visited_20_Internet_20_Link">
reports</text:a>
General of the Armed Forces of Ukraine.</text:p>
      <text:p text:style-name="P4">
"The missile troops and artillery units were struck by 3 anti-aircraft missile complexes, 2 areas of concentration of live force, 26 artillery on fire positions and the enemy's HR station," the message reads.</text:p>
      <text:p text:style-name="P4">
In addition, the aircraft forces of defense over the past 24 hours struck 16 strokes in the area of the enemy's personnel.</text:p>
      <text:p text:style-name="P4">
News Source: <text:a xlink:type="simple" xlink:href="https://armyinform.com.ua/2023/07/04/pidrozdily-rvia-urazyly-try-zrk-ta-stancziyu-reb-protyvnyka/" text:style-name="Internet_20_link" text:visited-style-name="Visited_20_Internet_20_Link">
https://armyinform.com.ua/2023/07/04/pidrozdily-rvia-urazyly-try-zrk-ta-stancziyu-reb-protyvnyka/</text:a>
</text:p>
      <!--NEWS-->
      <text:h text:style-name="P10" text:outline-level="1">
<text:span text:style-name="T4">
In Lithuania, international exercises of the MSO "Strong and One - 2023" began</text:span>
</text:h>
      <text:p text:style-name="P4">
Author: ['АРМІЯINFORM']</text:p>
      <text:p text:style-name="P4">
Time: 2023-07-04T61:00:00-04:00</text:p>
      <text:p text:style-name="P4">
Description: At the regions of Lithuania, I am starting to the MIMENSILSIS of the forces of special operations “Silnі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resize_828x826_sop.-asoc.-lk-nuotrauka.jpg" text:style-name="Internet_20_link" text:visited-style-name="Visited_20_Internet_20_Link">
resize_828x826_sop.-asoc.-lk-nuotrauka.jpg</text:a>
']</text:p>
      <text:p text:style-name="P4">
Tags: ['ЛИТВА', 'МІЖНАРОДНІ НАВЧАННЯ', 'НАВЧАННЯ', 'ССО']</text:p>
      <text:p text:style-name="P4">
Category: News</text:p>
      <!--METADATA-->
      <text:p text:style-name="P4">
<draw:frame draw:style-name="fr1" draw:name="Image18" text:anchor-type="as-char" svg:width="6.9236in" svg:height="4.615733in" draw:z-index="0">
<draw:image xlink:href="../Images/AРМІЯINFORM/2023-07-04T61-00-00-04-00/resize_828x826_sop.-asoc.-lk-nuotrauka.jpg" xlink:type="simple" xlink:show="embed" xlink:actuate="onLoad" draw:mime-type="image/jpeg"/>
</draw:frame>
In the Lithuanian regions, international training forces of special operations "Strong and One - 2023" starts(Strong &amp; United 2023).</text:p>
      <text:p text:style-name="P4">
Про це <text:a xlink:type="simple" xlink:href="https://kariuomene.lt/informacija-gyventojams-prasideda-tarptautines-specialiuju-operaciju-pajegu-pratybos-mokymai-vyks-ir-miestu-teritorijose/25429" text:style-name="Internet_20_link" text:visited-style-name="Visited_20_Internet_20_Link">
йдеться</text:a>
in the report of the Armed Forces of Lithuania.</text:p>
      <text:p text:style-name="P4">
International Strong &amp; United 2023 Special Operations Training for Special Operations, which will participate in Special Operations of Lithuania, Poland and Germany, will last until July 13. During the exercises that will take place in Klaipeda, Vilnius, Kazlu-Rudy and other areas of Lithuania, the response will be developed in different situations. The training will take place in military taccoy terrain, fighter flights and helicopters are expected.</text:p>
      <text:p text:style-name="P4">
"International exercises of special operations of Strong &amp; United 2023 are part of a non -interior cycle of joint exercises with allies occurring in Lithuania, which are involved in all the forces of the Lithuanian Armed Forces," - the testimony reads.</text:p>
      <text:p text:style-name="P4">
News Source: <text:a xlink:type="simple" xlink:href="https://armyinform.com.ua/2023/07/04/u-lytvi-tryvayut-mizhnarodni-navchannya-sso-sylni-ta-yedyni-2023/" text:style-name="Internet_20_link" text:visited-style-name="Visited_20_Internet_20_Link">
https://armyinform.com.ua/2023/07/04/u-lytvi-tryvayut-mizhnarodni-navchannya-sso-sylni-ta-yedyni-2023/</text:a>
</text:p>
      <!--NEWS-->
      <text:h text:style-name="P10" text:outline-level="1">
<text:span text:style-name="T4">
Ukrainian law enforcement officers in France borrowed the experience of investigating military crimes against children</text:span>
</text:h>
      <text:p text:style-name="P4">
Author: ['АРМІЯINFORM']</text:p>
      <text:p text:style-name="P4">
Time: 2023-07-04T6:00:00-04:00</text:p>
      <text:p text:style-name="P4">
Description: Ukrainian prosecutors of the National Police have passed by the Paris of Paris Roslijidvannya ... War with Ukraine 2022, war with Ukraine Latest News today, News War with Ukraine 2022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whatsapp-image-2023-07-03-at-152721-2.jpeg" text:style-name="Internet_20_link" text:visited-style-name="Visited_20_Internet_20_Link">
whatsapp-image-2023-07-03-at-152721-2.jpeg</text:a>
']</text:p>
      <text:p text:style-name="P4">
Tags: ['STOPRUSSIA', 'ВОЄННІ ЗЛОЧИНИ ЗС РФ', 'ВТОРГНЕННЯ РФ', 'ОФІС ГЕНЕРАЛЬНОГО ПРОКУРОРА', 'ФРАНЦІЯ']</text:p>
      <text:p text:style-name="P4">
Category: News</text:p>
      <!--METADATA-->
      <text:p text:style-name="P4">
<draw:frame draw:style-name="fr1" draw:name="Image19" text:anchor-type="as-char" svg:width="6.9236in" svg:height="4.61393in" draw:z-index="0">
<draw:image xlink:href="../Images/AРМІЯINFORM/2023-07-04T6-00-00-04-00/whatsapp-image-2023-07-03-at-152721-2.jpeg" xlink:type="simple" xlink:show="embed" xlink:actuate="onLoad" draw:mime-type="image/jpeg"/>
</draw:frame>
Ukrainian prosecutors and investigators of the National Police have been trained in Paris with the investigation of war crimes against children. The training took place at the Basinational School of Judges of the French Republic, <text:a xlink:type="simple" xlink:href="https://www.gp.gov.ua/ua/posts/u-franciyi-20-ukrayinskix-prokuroriv-ta-slidcix-pereimali-dosvid-rozsliduvannya-vojennix-zlociniv-stosovno-ditei" text:style-name="Internet_20_link" text:visited-style-name="Visited_20_Internet_20_Link">
reports</text:a>
Office of the Prosecutor General.</text:p>
      <text:p text:style-name="P4">
For five days, French experts - investigators, judges, lawyers, forensic experts, criminals and psychologists - shared their own experience of investigating the investigation of patient crimes in the context of their commission for children.</text:p>
      <text:p text:style-name="P4">
During the training they discussed the issues of international legal cooperation during the investigation of war crimes, features of conducting investigative actions with children, methods of collecting digital evidence.</text:p>
      <text:p text:style-name="P4">
They also paid attention to working with open sources and interaction with non -governmental organizations.</text:p>
      <text:p text:style-name="P4">
Deputy Prosecutor General Victoria Litvinov, who led the delegation of prosecutors, emphasized the importance of documenting each military crime.</text:p>
      <text:p text:style-name="P4">
She also noted the need to work out practices with this particularly vulnerable category of victims and witnesses to protect their right to punish the perpetrators.</text:p>
      <text:p text:style-name="P4">
Participants of the training visit - 20 prosecutors and investigators of the police from Donetsk, Zaporizhzhya, Kyiv, Kharkiv, Kherson and Autonomous Republicikim.</text:p>
      <text:p text:style-name="P4">
Exchange of experience with foreign colleagues will help to increase the institutional expression of Ukrainian law enforcement agencies in investigating military crimes and strengthening of international cooperation.</text:p>
      <text:p text:style-name="P4">
All this for one goal is to bring the guilty and international levels responsible.</text:p>
      <text:p text:style-name="P4">
News Source: <text:a xlink:type="simple" xlink:href="https://armyinform.com.ua/2023/07/04/ukrayinski-pravoohoronczi-u-francziyi-perejmaly-dosvid-rozsliduvannya-voyennyh-zlochyniv-stosovno-ditej/" text:style-name="Internet_20_link" text:visited-style-name="Visited_20_Internet_20_Link">
https://armyinform.com.ua/2023/07/04/ukrayinski-pravoohoronczi-u-francziyi-perejmaly-dosvid-rozsliduvannya-voyennyh-zlochyniv-stosovno-ditej/</text:a>
</text:p>
      <!--NEWS-->
      <text:h text:style-name="P10" text:outline-level="1">
<text:span text:style-name="T4">
Volodymyr Zelenskyy had a telephone conversation with NATO Secretary General</text:span>
</text:h>
      <text:p text:style-name="P4">
Author: ['АРМІЯINFORM']</text:p>
      <text:p text:style-name="P4">
Time: 2023-07-04T88:00:00-04:00</text:p>
      <text:p text:style-name="P4">
Description: President of Ukraine Volodymyr Zelensky Zelensmov Rozmov with General Secretary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eb20a313d25c56f0b0d930d7d2eccbc8_1688490778_extra_large.jpeg" text:style-name="Internet_20_link" text:visited-style-name="Visited_20_Internet_20_Link">
eb20a313d25c56f0b0d930d7d2eccbc8_1688490778_extra_large.jpeg</text:a>
']</text:p>
      <text:p text:style-name="P4">
Tags: ['STOPRUSSIA', 'АГРЕСІЯ РФ', 'ВОЛОДИМИР ЗЕЛЕНСЬКИЙ', 'ВТОРГНЕННЯ РФ', 'ЄНС СТОЛТЕНБЕРГ', 'НАТО']</text:p>
      <text:p text:style-name="P4">
Category: News</text:p>
      <!--METADATA-->
      <text:p text:style-name="P4">
<draw:frame draw:style-name="fr1" draw:name="Image20" text:anchor-type="as-char" svg:width="6.9236in" svg:height="4.604691in" draw:z-index="0">
<draw:image xlink:href="../Images/AРМІЯINFORM/2023-07-04T88-00-00-04-00/eb20a313d25c56f0b0d930d7d2eccbc8_1688490778_extra_large.jpeg" xlink:type="simple" xlink:show="embed" xlink:actuate="onLoad" draw:mime-type="image/jpeg"/>
</draw:frame>
President of Ukraine Volodymyr Zelensky had a telephone conversation with NATO Secretary General Jens Stoltenberg on the eve of NATO Vilnius Summit.</text:p>
      <text:p text:style-name="P4">
About it <text:a xlink:type="simple" xlink:href="https://www.president.gov.ua/news/prezident-ukrayini-proviv-telefonnu-rozmovu-z-generalnim-sek-84057" text:style-name="Internet_20_link" text:visited-style-name="Visited_20_Internet_20_Link">
reports</text:a>
Office of the President of Ukraine.</text:p>
      <text:p text:style-name="P4">
The Head of State congratulated Jens Stoltenberg on the decision of the Alliance to continue the termination of his powers as the Secretary -General of NATO for another year. The president expressed his hope for continuation of fruitful cooperation.</text:p>
      <ul>
        <li>
Now is the time for powerful decisions and specific steps in this direction. I will read Jens Stoltenberg with the decision of the Alliance members to extend the term of his governments as NATO Secretary General for another year. I hope to continue fruitful cooperation, - said Volodymyr Zelenskyy.</li>
      </ul>
      <text:p text:style-name="P4">
At the same time, the Head of State thanked the Jens Stoltenberg for the permanent personal asyls to support Ukraine's Euro -Atlantic aspirations.</text:p>
      <text:p text:style-name="P4">
Also, during the conversation, both sides coordinated the positions of the NATO predicate.</text:p>
      <text:p text:style-name="P4">
News Source: <text:a xlink:type="simple" xlink:href="https://armyinform.com.ua/2023/07/04/volodymyr-zelenskyj-proviv-telefonnu-rozmovu-z-generalnym-sekretarem-nato/" text:style-name="Internet_20_link" text:visited-style-name="Visited_20_Internet_20_Link">
https://armyinform.com.ua/2023/07/04/volodymyr-zelenskyj-proviv-telefonnu-rozmovu-z-generalnym-sekretarem-nato/</text:a>
</text:p>
      <!--NEWS-->
      <text:h text:style-name="P10" text:outline-level="1">
<text:span text:style-name="T4">
Switzerland increases the support of recovery of Ukrainian schools</text:span>
</text:h>
      <text:p text:style-name="P4">
Author: ['АРМІЯINFORM']</text:p>
      <text:p text:style-name="P4">
Time: 2023-07-04T8:00:00-04:00</text:p>
      <text:p text:style-name="P4">
Description: Federal Radnik izhnatsio Kassis Kasvaliv Vidіlennya Dodatkovichi 5.5 Milion for Switzersky ... War with Ukraine 2022,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630_360_1595322303-296.jpg" text:style-name="Internet_20_link" text:visited-style-name="Visited_20_Internet_20_Link">
630_360_1595322303-296.jpg</text:a>
']</text:p>
      <text:p text:style-name="P4">
Tags: ['ШВЕЙЦАРІЯ']</text:p>
      <text:p text:style-name="P4">
Category: News</text:p>
      <!--METADATA-->
      <text:p text:style-name="P4">
<draw:frame draw:style-name="fr1" draw:name="Image21" text:anchor-type="as-char" svg:width="6.9236in" svg:height="3.956343in" draw:z-index="0">
<draw:image xlink:href="../Images/AРМІЯINFORM/2023-07-04T8-00-00-04-00/630_360_1595322303-296.jpg" xlink:type="simple" xlink:show="embed" xlink:actuate="onLoad" draw:mime-type="image/jpeg"/>
</draw:frame>
<text:span text:style-name="T4">
 Federal Advisor Ignacis Cassis has approved the allocation of additional 5.5 million Swiss francs for the reconstruction and repair of about 30 schools in Ukraine. Met </text:span>
 - <text:span text:style-name="T4">
 to provide almost 15 thousand students with access to decent and safe education. Proce <text:a xlink:type="simple" xlink:href="https://www.admin.ch/gov/en/start/documentation/media-releases.msg-id-96330.html" text:style-name="Internet_20_link" text:visited-style-name="Visited_20_Internet_20_Link">
reported</text:a>
on the official page of the Federal Radishwitzerland. </text:span>
</text:p>
      <text:p text:style-name="P4">
Russian military aggression has caused a serious blow to the educational sector of Ukraine. Thousands of schools throughout the country have been damaged or destroyed, and the multi -part has left the conflict areas, thereby interrupting the training of millions of students.</text:p>
      <text:p text:style-name="P4">
In response to this crisis, the Federal Advisor Ignacis Cassis increased the support of the prose "decentralization for the improvement of democratic education"(DECIDE)5.5 million Swiss francs to restore about 30 Uregions, which were directly affected by the fighting in Chernihiv, Odessa, Tapoltava. The project involves the installation of protected multi -purpose classes to ensure uninterrupted training, even when warning a offering plaque.</text:p>
      <text:p text:style-name="P4">
Reconstruction and modernization of schools in municipalities, which have ancient relations with SDC, will provide students with a safe and correspondence for eye education in class. This initiative will not only strengthen the local public services, but also strengthen the stability of the education system in crisis situations. The continuation of eye learning will also facilitate integration of migrant children and their families into the host communities.</text:p>
      <text:p text:style-name="P4">
This additional contribution of Switzerland will also allow the Decide project to provide technical and pedagogical support for online education for children who live in areas, especially vulnerable to hostilities, and deed training is impossible. Thanks to this contribution of the Swiss Confederation as 15,000 students will be able to continue their training and dignity.</text:p>
      <text:p text:style-name="P4">
The Ministry of Education and Science of Ukraine seeks to restore the educational sector, ensure the return of children to school and guarantee a safe environment and educational services during the war. The DECIDE project is implemented in close service with the Ministry of Education and Science of Ukraine, the Ministry of Communities, Territories and Infrastructure Development of Ukraine and local authorities.</text:p>
      <text:p text:style-name="P4">
Supporting Switzerland's schools is part of the Assistance Plan for Ukraine for the amount of 140 million Swiss francs announced in February by the Federal Council in February Tasted by Parliament.</text:p>
      <text:p text:style-name="P4">
News Source: <text:a xlink:type="simple" xlink:href="https://armyinform.com.ua/2023/07/04/shvejczariya-zbilshuye-pidtrymku-vidnovlennya-ukrayinskyh-shkil/" text:style-name="Internet_20_link" text:visited-style-name="Visited_20_Internet_20_Link">
https://armyinform.com.ua/2023/07/04/shvejczariya-zbilshuye-pidtrymku-vidnovlennya-ukrayinskyh-shkil/</text:a>
</text:p>
      <!--NEWS-->
      <text:h text:style-name="P10" text:outline-level="1">
<text:span text:style-name="T4">
The Ministry of Health reminded the actions in the event of a radiation accident</text:span>
</text:h>
      <text:p text:style-name="P4">
Author: ['АРМІЯINFORM']</text:p>
      <text:p text:style-name="P4">
Time: 2023-07-04T90:00:00-04:00</text:p>
      <text:p text:style-name="P4">
Description: “The Vibuhu is Vybuhu on the ZaESh Potskantsi Potziye zone of the radiya -Avari Mayut booty ... The war with Ukraine 2022, the war with Ukraine is the latest news today, the war with Ukraine 2022 is the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1/zaes.jpg" text:style-name="Internet_20_link" text:visited-style-name="Visited_20_Internet_20_Link">
zaes.jpg</text:a>
']</text:p>
      <text:p text:style-name="P4">
Tags: ['НЕБЕЗПЕКА ПІДРИВУ ЗАЕС', 'НОВИНИ']</text:p>
      <text:p text:style-name="P4">
Category: News</text:p>
      <!--METADATA-->
      <text:p text:style-name="P4">
<draw:frame draw:style-name="fr1" draw:name="Image22" text:anchor-type="as-char" svg:width="6.9236in" svg:height="3.900295in" draw:z-index="0">
<draw:image xlink:href="../Images/AРМІЯINFORM/2023-07-04T90-00-00-04-00/zaes.jpg" xlink:type="simple" xlink:show="embed" xlink:actuate="onLoad" draw:mime-type="image/jpeg"/>
</draw:frame>
“In the event of an explosion at the NPP, the residents of the potential zone of radiation accident should be to be evacuated. If the authorities have officially notified the propositional accident, stay indoors or get the premises as soon as possible. Follow the subsequent messages and follow the instructions, ” - said in <text:a xlink:type="simple" xlink:href="https://t.me/mozofficial/3551" text:style-name="Internet_20_link" text:visited-style-name="Visited_20_Internet_20_Link">
message</text:a>
Ministry of Health.</text:p>
      <text:p text:style-name="P4">
The ministry advises to prepare a suitcase or backpack in case(Documents certifying the person, medical documents, legal documents certifying the right of ownership of movable and immovable property, contacts), face mask or respirator.</text:p>
      <text:p text:style-name="P4">
You also need to prepare a first aid kit and a weekly stock of medicines(If you have chronic diseases), wet wipes, variable clothing and shoes, minimal water and food.</text:p>
      <text:p text:style-name="P4">
Tightly wrap a suitcase or a baking with a food film or adhesive tape. This will greatly help the process of decontamination in sanitary posts.</text:p>
      <text:p text:style-name="P4">
The Ministry of Health emphasizes that people in the area of radiation accident should only leave buildings after appropriate instructions of the authorities.</text:p>
      <text:p text:style-name="P4">
“Local authorities will report the location of evacuation points, as well as the most safe routes of movement if you will evacuate your own vehicle. Follow the instructions and keep calm, ”the testimony reads.</text:p>
      <text:p text:style-name="P4">
News Source: <text:a xlink:type="simple" xlink:href="https://armyinform.com.ua/2023/07/04/u-moz-nagadaly-pro-diyi-u-razi-radiaczijnoyi-avariyi/" text:style-name="Internet_20_link" text:visited-style-name="Visited_20_Internet_20_Link">
https://armyinform.com.ua/2023/07/04/u-moz-nagadaly-pro-diyi-u-razi-radiaczijnoyi-avariyi/</text:a>
</text:p>
      <!--NEWS-->
      <text:h text:style-name="P10" text:outline-level="1">
<text:span text:style-name="T4">
Germany and Denmark will pass the Leopard tanks to Ukraine</text:span>
</text:h>
      <text:p text:style-name="P4">
Author: ['АРМІЯINFORM']</text:p>
      <text:p text:style-name="P4">
Time: 2023-07-04T92:00:00-04:00</text:p>
      <text:p text:style-name="P4">
Description: About the cereal service of the call of the named after the Ukrainian. Presiden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leopard.jpg" text:style-name="Internet_20_link" text:visited-style-name="Visited_20_Internet_20_Link">
leopard.jpg</text:a>
']</text:p>
      <text:p text:style-name="P4">
Tags: ['LEOPARD 1A5', 'НОВИНИ', 'ТАНКИ ДЛЯ УКРАЇНИ']</text:p>
      <text:p text:style-name="P4">
Category: News</text:p>
      <!--METADATA-->
      <text:p text:style-name="P4">
<draw:frame draw:style-name="fr1" draw:name="Image23" text:anchor-type="as-char" svg:width="6.9236in" svg:height="4.038767in" draw:z-index="0">
<draw:image xlink:href="../Images/AРМІЯINFORM/2023-07-04T92-00-00-04-00/leopard.jpg" xlink:type="simple" xlink:show="embed" xlink:actuate="onLoad" draw:mime-type="image/jpeg"/>
</draw:frame>
About it <text:a xlink:type="simple" xlink:href="https://www.facebook.com/SZRUkraine/posts/pfbid02mMd5MfmsJUyGXEx6x7Df7h82AEcpDBKz5wHFrz9QXhdR2R3GZu3cRyS7Zb9AE5dYl" text:style-name="Internet_20_link" text:visited-style-name="Visited_20_Internet_20_Link">
reports</text:a>
Ukraine's external intelligence service in its Facebook.</text:p>
      <text:p text:style-name="P4">
European Council President Charles Michelle stated that Ukraine stands in the struggle for European principles and values, so the EU's duty to do everything possible to maintain it for as long as it will be needed.</text:p>
      <text:p text:style-name="P4">
The German Minister of Defense Boris Pistorius urges to accelerate the launch of the LEOPARD 2 tanks at Poland. At the same time, Pistoria reported that Germany, together with Denmark, will hand over to Ukraine several tens of Leopard 1A5 "in the coming weeks".</text:p>
      <text:p text:style-name="P4">
The head of the NATO Military Committee Admiral Rob Bauer believes that the counter -offensive of Ukraine is difficult because of mine fields and other obstacles, but Ukrainian troops are right when they are cautious.</text:p>
      <text:p text:style-name="P4">
News Source: <text:a xlink:type="simple" xlink:href="https://armyinform.com.ua/2023/07/04/nimechchyna-i-daniya-peredadut-ukrayini-tanky-leopard/" text:style-name="Internet_20_link" text:visited-style-name="Visited_20_Internet_20_Link">
https://armyinform.com.ua/2023/07/04/nimechchyna-i-daniya-peredadut-ukrayini-tanky-leopard/</text:a>
</text:p>
      <!--NEWS-->
      <text:h text:style-name="P10" text:outline-level="1">
<text:span text:style-name="T4">
At a summit in Vilnius NATO will make changes to the Alliance Planning System</text:span>
</text:h>
      <text:p text:style-name="P4">
Author: ['АРМІЯINFORM']</text:p>
      <text:p text:style-name="P4">
Time: 2023-07-04T94:00:00-04:00</text:p>
      <text:p text:style-name="P4">
Description: US President Joe Bayden I Yogo Kohli on NATO at Samiti at VILNUSI MAYT NUIR SCALITIS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nato-1-1.jpg" text:style-name="Internet_20_link" text:visited-style-name="Visited_20_Internet_20_Link">
nato-1-1.jpg</text:a>
']</text:p>
      <text:p text:style-name="P4">
Tags: ['ДЖО БАЙДЕН', 'НОВИНИ', 'ПІВНІЧНОАТЛАНТИЧНИЙ АЛЬЯНС']</text:p>
      <text:p text:style-name="P4">
Category: News</text:p>
      <!--METADATA-->
      <text:p text:style-name="P4">
<draw:frame draw:style-name="fr1" draw:name="Image24" text:anchor-type="as-char" svg:width="6.9236in" svg:height="3.894525in" draw:z-index="0">
<draw:image xlink:href="../Images/AРМІЯINFORM/2023-07-04T94-00-00-04-00/nato-1-1.jpg" xlink:type="simple" xlink:show="embed" xlink:actuate="onLoad" draw:mime-type="image/jpeg"/>
</draw:frame>
US President Joe Biden and his NATO colleagues at the Vilnius summit have a namor to approve changes in the Alliance Planning System. This is stated in <text:a xlink:type="simple" xlink:href="https://www.facebook.com/SZRUkraine/posts/pfbid02mMd5MfmsJUyGXEx6x7Df7h82AEcpDBKz5wHFrz9QXhdR2R3GZu3cRyS7Zb9AE5dYl" text:style-name="Internet_20_link" text:visited-style-name="Visited_20_Internet_20_Link">
message</text:a>
Foreign intelligence services of Ukraine.</text:p>
      <text:p text:style-name="P4">
According to new plans, NATO seeks to have up to 300,000 servicemen ready to relocate to the eastern flank for 30 days. The plans divide the Alliance's territory into three zones - the far north and the Atlantic, the area to the north of Valp and another zone in the south of Europe. Currently, about 40,000 -military servicemen are in a state of readiness - from Estonia in northern Darumunia on the Black Sea. Every day the sky above this territory is controlled by about 1,100 aircraft, and in the Baltic and Mediterranean seas are stationed 27 military bonds.</text:p>
      <text:p text:style-name="P4">
Austria will join the European initiative to protect the Air Space "Heavenly Shield".</text:p>
      <text:p text:style-name="P4">
News Source: <text:a xlink:type="simple" xlink:href="https://armyinform.com.ua/2023/07/04/na-samiti-u-vilnyusi-nato-vnese-zminy-u-systemu-planuvannya-alyansu/" text:style-name="Internet_20_link" text:visited-style-name="Visited_20_Internet_20_Link">
https://armyinform.com.ua/2023/07/04/na-samiti-u-vilnyusi-nato-vnese-zminy-u-systemu-planuvannya-alyansu/</text:a>
</text:p>
      <!--NEWS-->
      <text:h text:style-name="P10" text:outline-level="1">
<text:span text:style-name="T4">
“Our results: we move on, the enemy is no” - Anna Malyar</text:span>
</text:h>
      <text:p text:style-name="P4">
Author: ['АРМІЯINFORM']</text:p>
      <text:p text:style-name="P4">
Time: 2023-07-04T95:00:00-04:00</text:p>
      <text:p text:style-name="P4">
Description: The intercessor of the defense of the defense of Ganna Malelar boiled the situation on the LINI ROZMEZHUvannya.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2/12/malyar-ganna-1.jpg" text:style-name="Internet_20_link" text:visited-style-name="Visited_20_Internet_20_Link">
malyar-ganna-1.jpg</text:a>
']</text:p>
      <text:p text:style-name="P4">
Tags: ['STOPRUSSIA', 'АГРЕСІЯ РФ', 'ВТОРГНЕННЯ РФ', 'ГАННА МАЛЯР']</text:p>
      <text:p text:style-name="P4">
Category: News</text:p>
      <!--METADATA-->
      <text:p text:style-name="P4">
<draw:frame draw:style-name="fr1" draw:name="Image25" text:anchor-type="as-char" svg:width="6.9236in" svg:height="5.532059in" draw:z-index="0">
<draw:image xlink:href="../Images/AРМІЯINFORM/2023-07-04T95-00-00-04-00/malyar-ganna-1.jpg" xlink:type="simple" xlink:show="embed" xlink:actuate="onLoad" draw:mime-type="image/jpeg"/>
</draw:frame>
Deputy Minister of Defense Anna Malyar commented on the situation on the line of separation.</text:p>
      <ul>
        <li>
On the southern flank around Bakhmut we have a promotion. In the northern - there are fighting. In Bakhmut, the enemy is difficult to move and impossible. The enemy occurs on the Liman, Avdiivsky and Marys. It is very hot, but the opponent cannot move, - reported painter.</li>
      </ul>
      <text:p text:style-name="P4">
She also noted that in all directions, our defense forces intensively destroy the enemy army. According to her, the management points, personnel, equipment and weapons were destroyed - all that planned to use options for us, but they will not be able to.</text:p>
      <text:p text:style-name="P4">
News Source: <text:a xlink:type="simple" xlink:href="https://armyinform.com.ua/2023/07/04/nashi-rezultaty-my-prosuvayemos-vorog-ni-ganna-malyar/" text:style-name="Internet_20_link" text:visited-style-name="Visited_20_Internet_20_Link">
https://armyinform.com.ua/2023/07/04/nashi-rezultaty-my-prosuvayemos-vorog-ni-ganna-malyar/</text:a>
</text:p>
      <!--NEWS-->
      <text:h text:style-name="P10" text:outline-level="1">
<text:span text:style-name="T4">
The world sees that the only source of danger to the Zaporizhzhya NPP is Russia itself - the President of Ukraine's appeal</text:span>
</text:h>
      <text:p text:style-name="P4">
Author: ['АРМІЯINFORM']</text:p>
      <text:p text:style-name="P4">
Time: 2023-07-04T96:00:00-04:00</text:p>
      <text:p text:style-name="P4">
Description: https://youtu.be/mch0dw1jr6a healthy ’, Shanovni Ukrainian, Ukrainian!Puppy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p>
      <text:p text:style-name="P4">
Tags: ['ВІДЕОЗВЕРНЕННЯ ПРЕЗИДЕНТА УКРАЇНИ', 'ВОЛОДИМИР ЗЕЛЕНСЬКИЙ', 'НОВИНИ']</text:p>
      <text:p text:style-name="P4">
Category: News</text:p>
      <!--METADATA-->
      <text:p text:style-name="P4">
<text:span text:style-name="T4">
 _ I wish health, dear Ukrainians, Ukrainian women!_ </text:span>
</text:p>
      <text:p text:style-name="P4">
He has just completed the conversation with Mr. French President Macron, and this is the third international negotiations for today-after talking to the Secretary-General and the Prime Minister of Sweden. The main thing is our defense, front, weapons, the capabilities of our warriors, and I am grateful to partners for understanding our needs. We have argued for new defensive packages, and, by the way, thank you, Emmanuel, for something today, and weapons, which we agreed, started to come with something. , Rockets, tanks.</text:p>
      <text:p text:style-name="P4">
But, of course, they talked about more strategic things today - about which the security foundation of Europe will be after this war and our victory.</text:p>
      <text:p text:style-name="P4">
In order for the world to come faster and be long, honest, true, Russian evil has to see what the Kremlin's ambitions are. It is we who are all free European nations, all in our Euro-Atlantic community, not Russian terrorists and any of their blackmail and aggression.</text:p>
      <text:p text:style-name="P4">
We add the content of the NATO summit daily to take place in Vilnius of the Venan Week, and I am grateful to all our partners who work together with the Alliance Strengthening, and therefore, for security in Europe, real security in Europe. Today, talking to France, with the Prime Minister of Sweden and See and General, coordinated our steps in front of Vilnius.</text:p>
      <text:p text:style-name="P4">
He also held several meetings with government officials and our team of office internationals on training for foreign policy activities that will take place in the near future.</text:p>
      <text:p text:style-name="P4">
It is very important - about the situation at the Zaporizhzhya nuclear power plant. Now all the light is conscious that the common safety depends entirely on global consumption to the actions of the occupiers at the station. Russia must be clearly aware: it is a light to which scripts are preparing for terrorists, and the world is ready to react.</text:p>
      <text:p text:style-name="P4">
Radiation is a threat to all in the world, and the nuclear power plant must be completely supported from any radiation incidents. Today, exactly 16 months, as Russian military, fully control the territory and structures of the Zaporozhye NPPs. In different states of the world there are their own intelligence and other opportunities to accurately recognize what is happening and who is guilty of it.</text:p>
      <text:p text:style-name="P4">
Now, from our intelligence, we have information that on the roof of several Gergers of the Zaporizhzhya Nuclear Station, Russian military placedly -led with explosives. Maybe to simulate a stroke on the station. They may have some other scenario. But in any case, the world sees, and it can not feel that the only source of danger to the Zaporizhzhya nuclear power plant is exactly Russia. And no one else.To stop it is the duty of all in the world, and no one can leave the scene, because radiation leaves no one away.</text:p>
      <text:p text:style-name="P4">
I thank Mr. Macron for his attention to the situation at the ZPP and for his willingness to do everything he needed to guarantee safety.</text:p>
      <text:p text:style-name="P4">
One more.</text:p>
      <text:p text:style-name="P4">
Today, Russia has once again hit Kharkiv region, in the city of Pervomaisky. Iskander is likely. Eight ordinary high -rise buildings were damaged. More than 40 people were injured, 12 of them were children, two are babies, they have less than a year ... Staff this time rescuers, together with police, still bypassing damaged buildings. Everyone who was injured in this rocket stroke will be provided with any necessary assistance.</text:p>
      <text:p text:style-name="P4">
And for this blow the enemy will be responsible, as well as all other blows.</text:p>
      <text:p text:style-name="P4">
Russian terrorists want to become model in how they destroy their lives. We will be model in how life we protect and how life answers - fairly and inevitably - every terrorist is struck.</text:p>
      <text:p text:style-name="P4">
The Nazis tried to escape from justice. Quite a long time. But many of them have been found and are still held accountable. We catch the racists much faster.</text:p>
      <text:p text:style-name="P4">
By the way, now I will still have a meeting with the Interior Minister Klimenko Taerivist to the baby's security service - and about new challenges to our security, a general situation. There was also a meeting today with intelligence ...</text:p>
      <text:p text:style-name="P4">
We know how to put terrorists in place.</text:p>
      <text:p text:style-name="P4">
Thank you all our soldiers!</text:p>
      <text:p text:style-name="P4">
<text:span text:style-name="T4">
<text:span text:style-name="T5">
Glory to Ukraine!</text:span>
</text:span>
</text:p>
      <text:p text:style-name="P4">
News Source: <text:a xlink:type="simple" xlink:href="https://armyinform.com.ua/2023/07/04/svit-bachyt-shho-yedynym-dzherelom-nebezpeky-dlya-zaporizkoyi-aes-ye-same-rosiya-zvernennya-prezydenta-ukrayiny/" text:style-name="Internet_20_link" text:visited-style-name="Visited_20_Internet_20_Link">
https://armyinform.com.ua/2023/07/04/svit-bachyt-shho-yedynym-dzherelom-nebezpeky-dlya-zaporizkoyi-aes-ye-same-rosiya-zvernennya-prezydenta-ukrayiny/</text:a>
</text:p>
      <!--NEWS-->
      <text:h text:style-name="P10" text:outline-level="1">
<text:span text:style-name="T4">
Volodymyr Zelenskyy: there is no space for maneuvers in the battlefield</text:span>
</text:h>
      <text:p text:style-name="P4">
Author: ['АРМІЯINFORM']</text:p>
      <text:p text:style-name="P4">
Time: 2023-07-04T97:00:00-04:00</text:p>
      <text:p text:style-name="P4">
Description: About the President of Ukraine, saying PID Hour Spirkavanni Iz President Franziyah Embemanuel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1/zelenskyj-studenty.jpg" text:style-name="Internet_20_link" text:visited-style-name="Visited_20_Internet_20_Link">
zelenskyj-studenty.jpg</text:a>
']</text:p>
      <text:p text:style-name="P4">
Tags: ['ВОЛОДИМИР ЗЕЛЕНСЬКИЙ', 'ЕММАНУЕЛЬ МАКРОН', 'НОВИНИ']</text:p>
      <text:p text:style-name="P4">
Category: News</text:p>
      <!--METADATA-->
      <text:p text:style-name="P4">
<draw:frame draw:style-name="fr1" draw:name="Image26" text:anchor-type="as-char" svg:width="6.9236in" svg:height="4.613273in" draw:z-index="0">
<draw:image xlink:href="../Images/AРМІЯINFORM/2023-07-04T97-00-00-04-00/zelenskyj-studenty.jpg" xlink:type="simple" xlink:show="embed" xlink:actuate="onLoad" draw:mime-type="image/jpeg"/>
</draw:frame>
About it the President of Ukraine <text:a xlink:type="simple" xlink:href="https://t.me/V_Zelenskiy_official/6844" text:style-name="Internet_20_link" text:visited-style-name="Visited_20_Internet_20_Link">
declared</text:a>
While communicating with French President Emmanuel Macron.</text:p>
      <text:p text:style-name="P4">
The leaders of the countries discussed the implementation of the previous ones and reached new defense speeches. Volodymyr Zelensky thanked the people of France for the large partyurown cars, including very necessary sanitary and evacuation transport, additional light tanks and air defense.</text:p>
      <text:p text:style-name="P4">
Presidents of Ukraine and France also discussed the situation in Russia and Napoli Battle.</text:p>
      <text:p text:style-name="P4">
“After Prigogine's actions, the whole world saw that there was no space in Russia for a fighting field. And for us, on the contrary, there is a window of opportunity. It is necessary to act richly - both military and politically. Therefore, it is very important that the summit in Vilnius is a result, ”the President of Ukraine emphasized.</text:p>
      <text:p text:style-name="P4">
Also in the conversation, Volodymyr Zelenskyy warned Emmanuel Macron preparation by the occupying troops of dangerous provocations at the Zaporozhye NPP.</text:p>
      <text:p text:style-name="P4">
News Source: <text:a xlink:type="simple" xlink:href="https://armyinform.com.ua/2023/07/04/volodymyr-zelenskyj-u-rosiyi-nemaye-prostoru-dlya-manevriv-na-poli-boyu/" text:style-name="Internet_20_link" text:visited-style-name="Visited_20_Internet_20_Link">
https://armyinform.com.ua/2023/07/04/volodymyr-zelenskyj-u-rosiyi-nemaye-prostoru-dlya-manevriv-na-poli-boyu/</text:a>
</text:p>
      <!--NEWS-->
      <text:h text:style-name="P10" text:outline-level="1">
<text:span text:style-name="T4">
More than 500 UAVs will be transferred to the Armed Forces - Mikhail Fedorov</text:span>
</text:h>
      <text:p text:style-name="P4">
Author: ['АРМІЯINFORM']</text:p>
      <text:p text:style-name="P4">
Time: 2023-07-04T98:00:00-04:00</text:p>
      <text:p text:style-name="P4">
Description: Bilsh yak 500 non -post -billets to drive our vіsikovikh on ahead of the positions. War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7b6410cf-8468-4d0e-a3b9-da2490eb5957.jpg" text:style-name="Internet_20_link" text:visited-style-name="Visited_20_Internet_20_Link">
7b6410cf-8468-4d0e-a3b9-da2490eb5957.jpg</text:a>
', '<text:a xlink:type="simple" xlink:href="https://armyinform.com.ua/wp-content/uploads/2023/07/d46d54b5-e2b4-4f20-9f0a-b3179e883343.jpg" text:style-name="Internet_20_link" text:visited-style-name="Visited_20_Internet_20_Link">
d46d54b5-e2b4-4f20-9f0a-b3179e883343.jpg</text:a>
']</text:p>
      <text:p text:style-name="P4">
Tags: ['STOPRUSSIA', 'АГРЕСІЯ РФ', 'БПЛА', 'ВТОРГНЕННЯ РФ']</text:p>
      <text:p text:style-name="P4">
Category: News</text:p>
      <!--METADATA-->
      <text:p text:style-name="P4">
<draw:frame draw:style-name="fr1" draw:name="Image27" text:anchor-type="as-char" svg:width="6.9236in" svg:height="4.61393in" draw:z-index="0">
<draw:image xlink:href="../Images/AРМІЯINFORM/2023-07-04T98-00-00-04-00/7b6410cf-8468-4d0e-a3b9-da2490eb5957.jpg" xlink:type="simple" xlink:show="embed" xlink:actuate="onLoad" draw:mime-type="image/jpeg"/>
</draw:frame>
More than 500 drones will strengthen our military in the leading positions. They are purchased for the funds collected for the drones army through <text:a xlink:type="simple" xlink:href="https://t.me/U24_gov_ua" text:style-name="Internet_20_link" text:visited-style-name="Visited_20_Internet_20_Link">
United24.</text:a>
About it <text:a xlink:type="simple" xlink:href="https://t.me/zedigital/3348" text:style-name="Internet_20_link" text:visited-style-name="Visited_20_Internet_20_Link">
reports</text:a>
Minister of Digital Transformation of Ukraine Mikhail Fedorov.</text:p>
      <text:p text:style-name="P4">
"These are reconnaissance and percussion coptors to help conduct air intelligence, adjust the work of artillery, destroy the positions of the Russians, and most importantly, keep our heroes' lives," the message reads.</text:p>
      <text:p text:style-name="P4">
It is noted, among the UAVs-Aviation complexes of Penguine MK-2, which are transmitted by encrypted digital channels, so securely protected from obstacles. Fluo FPV-digters Phoenix 03 Heavy Ucav, which are capable with the maximum accuracy R18 to destroy tanks, air defense systems, "hail".</text:p>
      <text:p text:style-name="P4">
<draw:frame draw:style-name="fr1" draw:name="Image28" text:anchor-type="as-char" svg:width="6.9236in" svg:height="4.61393in" draw:z-index="0">
<draw:image xlink:href="../Images/AРМІЯINFORM/2023-07-04T98-00-00-04-00/d46d54b5-e2b4-4f20-9f0a-b3179e883343.jpg" xlink:type="simple" xlink:show="embed" xlink:actuate="onLoad" draw:mime-type="image/jpeg"/>
</draw:frame>
Several MAVIC quadcopter kits for effective reconnaissance, adjustment of artillery and destruction of millions of dollars. And many different "birds". Therefore, many unpleasant surprises are waiting for the Russians.</text:p>
      <text:p text:style-name="P4">
13 Renault Duster SUVs were also transferred to perform special communications tasks. The cars were purchased thanks to donorsunited24.</text:p>
      <text:p text:style-name="P4">
News Source: <text:a xlink:type="simple" xlink:href="https://armyinform.com.ua/2023/07/04/ponad-500-bpla-peredadut-dlya-zsu-myhajlo-fedorov/" text:style-name="Internet_20_link" text:visited-style-name="Visited_20_Internet_20_Link">
https://armyinform.com.ua/2023/07/04/ponad-500-bpla-peredadut-dlya-zsu-myhajlo-fedorov/</text:a>
</text:p>
      <!--NEWS-->
      <text:h text:style-name="P10" text:outline-level="1">
<text:span text:style-name="T4">
The situation in the area of responsibility OK "South" remains difficult and tense</text:span>
</text:h>
      <text:p text:style-name="P4">
Author: ['Оксана Іванець']</text:p>
      <text:p text:style-name="P4">
Time: 2023-07-04T99:00:00-04:00</text:p>
      <text:p text:style-name="P4">
Description: Vorog Obshchi Kilkіst Postriliv ib is as much as possible on the Mosetsev Settlement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gumenyuk_1-1.jpg" text:style-name="Internet_20_link" text:visited-style-name="Visited_20_Internet_20_Link">
gumenyuk_1-1.jpg</text:a>
']</text:p>
      <text:p text:style-name="P4">
Tags: ['БПЛА', 'НАТАЛІЯ ГУМЕНЮК', 'НОВИНИ', 'ХЕРСОНЩИНА']</text:p>
      <text:p text:style-name="P4">
Category: News</text:p>
      <!--METADATA-->
      <text:p text:style-name="P4">
<draw:frame draw:style-name="fr1" draw:name="Image29" text:anchor-type="as-char" svg:width="6.9236in" svg:height="3.883237in" draw:z-index="0">
<draw:image xlink:href="../Images/AРМІЯINFORM/2023-07-04T99-00-00-04-00/gumenyuk_1-1.jpg" xlink:type="simple" xlink:show="embed" xlink:actuate="onLoad" draw:mime-type="image/jpeg"/>
</draw:frame>
The enemy increases the number of shelling and tries to put as much as possible on the locality of the Dnieper Right Bank. Natalia Humeniuk, the head of the united News, reported this in the Emergency of the Unified News Telelorphone.</text:p>
      <ul>
        <li>
During this day, the Russians fired at the Ukrainian authorities controlled by a temporarily occupied Kinburn Spit, thus trying to draw the attention of defense forces from the actions of the Russian units located along the Dnieper River, - the speaker said.</li>
      </ul>
      <text:p text:style-name="P4">
According to Humeniuk, the enemy is increasingly expanding the area of work of tactical aviation. Now, not only Beryslavsky, Ai Kherson district, the occupiers from the air have kissed twice from the Russian airplanes.</text:p>
      <ul>
        <li>
In this way, Russian invaders are trying to avoid the concentration of the Ukrainian forces, - said the head of the united coordination press center of defense of southern Ukraine.</li>
      </ul>
      <text:p text:style-name="P4">
Humeniuk also reported that the artillery gunshots have recently intensified - the occupiers managed to return to the former positions, where the water had already drawn after the flood caused by the blast of the Kakhovka hydroelectric power station.</text:p>
      <text:p text:style-name="P4">
According to the speaker, the invaders continue to distribute efforts along the front line, since they are aware that the maximum pressure from the Ukrainian units falls in the Zaporozhye direction - especially on land. In addition, Russian invaders actively use small sabotage groups on boats to learn about the ideas of Ukrainian units located on the left bank of the Dnieper.</text:p>
      <ul>
        <li>
Therefore, almost daily in our reports there is information about the destruction of such families and groups of invaders. In total, 66 invaders, 2 puffs, 8 pieces of equipment and a hostile were knocked down over the Nikolaev area were damaged in this direction. It is the detection of intelligence drone that will recover the preparation of rocket and okola shocks by the occupiers.</li>
      </ul>
      <text:p text:style-name="P4">
News Source: <text:a xlink:type="simple" xlink:href="https://armyinform.com.ua/2023/07/04/obstanovka-v-zoni-vidpovidalnosti-ok-pivden-zalyshayetsya-skladnoyu-ta-napruzhenoyu/" text:style-name="Internet_20_link" text:visited-style-name="Visited_20_Internet_20_Link">
https://armyinform.com.ua/2023/07/04/obstanovka-v-zoni-vidpovidalnosti-ok-pivden-zalyshayetsya-skladnoyu-ta-napruzhenoyu/</text:a>
</text:p>
      <!--NEWS-->
      <text:h text:style-name="P10" text:outline-level="1">
<text:span text:style-name="T4">
JSC Avdiivka Directio Rusian Army Shelled Reed, Berdish, Steppe, Avdiivka, thin ...</text:span>
</text:h>
      <text:p text:style-name="P4">
Authors: liveuamap (Language: en)</text:p>
      <text:p text:style-name="P4">
Time: 2023-07-05T-11:13:00</text:p>
      <text:p text:style-name="P4">
Location: Donetsk (Latitude:48.09161 Longtitude:37.60345)</text:p>
      <text:p text:style-name="P4">
Videos: []</text:p>
      <text:p text:style-name="P4">
Images: []</text:p>
      <text:p text:style-name="P4">
Tags: ["Russia"]</text:p>
      <text:p text:style-name="P4">
Id: 22573972</text:p>
      <!--METADATA-->
      <text:p text:style-name="P4">
At Avdiyivka direction Russian army shelled Ocheretyne, Berdychi, Stepove,Avdiyivka, Tonenke and Pervomayske of Donetsk region, - General Staff of ArmedForces of Ukraine says in the morning report</text:p>
      <text:p text:style-name="P4">
News Collection Link: <text:a xlink:type="simple" xlink:href="https:\/\/liveuamap.com\/en\/2023\/5-july-at-avdiyivka-direction-russian-army-shelled-ocheretyne" text:style-name="Internet_20_link" text:visited-style-name="Visited_20_Internet_20_Link">
https:\/\/liveuamap.com\/en\/2023\/5-july-at-avdiyivka-direction-russian-army-shelled-ocheretyne</text:a>
</text:p>
      <text:p text:style-name="P4">
News Source: <text:a xlink:type="simple" xlink:href="https://t.me/lumsrc/5276" text:style-name="Internet_20_link" text:visited-style-name="Visited_20_Internet_20_Link">
https://t.me/lumsrc/5276</text:a>
</text:p>
      <!--NEWS-->
      <text:h text:style-name="P10" text:outline-level="1">
<text:span text:style-name="T4">
Explosion in Kyiv Court: The offender was killed on the spot</text:span>
</text:h>
      <text:p text:style-name="P4">
Authors: Ukrinform (Person)</text:p>
      <text:p text:style-name="P4">
Publisher: Укринформ (Organization)</text:p>
      <text:p text:style-name="P4">
Published Time: 2023-07-05T-11:57:00+03:00</text:p>
      <text:p text:style-name="P4">
Modified Time: 2023-07-05T19:57:00+03:00</text:p>
      <text:p text:style-name="P4">
Description: The offender, who blew an explosive device in the Shevchenkivsky district court of Kiev, was killed on the spot. - Ukrinform.</text:p>
      <text:p text:style-name="P4">
Images: ['<text:a xlink:type="simple" xlink:href="https://static.ukrinform.com/photos/2023_07/thumb_files/630_360_1688574294-4382.jpeg" text:style-name="Internet_20_link" text:visited-style-name="Visited_20_Internet_20_Link">
630_360_16885...</text:a>
']</text:p>
      <text:p text:style-name="P4">
Tags: ['Клименко', 'Суд', 'Вибух', 'Київ']</text:p>
      <text:p text:style-name="P4">
Type: Article</text:p>
      <!--METADATA-->
      <text:p text:style-name="P4">
<draw:frame draw:style-name="fr1" draw:name="Image30" text:anchor-type="as-char" svg:width="6.9236in" svg:height="3.956343in" draw:z-index="0">
<draw:image xlink:href="../Images/yкринформ/2023-07-05T-11-57-00-03-00/630_360_1688574294-4382.jpeg" xlink:type="simple" xlink:show="embed" xlink:actuate="onLoad" draw:mime-type="image/jpeg"/>
</draw:frame>
The offender, who blew up an explosive device in the Shevchenkivsky district court, was killed on the spot.</text:p>
      <text:p text:style-name="P4">
According to Ukrinform, the head of the Ministry of Internal Affairs of Ukraine Igor Klimenko reports in <text:a xlink:type="simple" xlink:href="https://t.me/Klymenko_MVS/101" text:style-name="Internet_20_link" text:visited-style-name="Visited_20_Internet_20_Link">
telegram</text:a>
.</text:p>
      <text:p text:style-name="P4">
"The offender was killed at the scene. According to preliminary information, undermined the sebum," the message reads.</text:p>
      <text:p text:style-name="P4">
According to Klimenko, two fighters of the Cord were wounded during the assault.</text:p>
      <text:p text:style-name="P4">
"Their lives were rescued by the shields with which the special forces were moving," the Ministry of Internal Affairs said.</text:p>
      <text:p text:style-name="P4">
<text:span text:style-name="T4">
 Read also: </text:span>
 <text:a xlink:type="simple" xlink:href="https://www.ukrinform.ua/rubric-kyiv/3731935-vibuh-u-sevcenkivskomu-sudi-u-radiusi-kilometra-perekrili-dorogi.html" text:style-name="Internet_20_link" text:visited-style-name="Visited_20_Internet_20_Link">
<text:span text:style-name="T4">
 explosion </text:span>
 in the Shevchenkivsky Court: In the radius of kilometeroperapened roads</text:a>
As reported by Ukrinform, an explosion was held on 17.20 in the premises of the Shevchenkivsky District Court in Kyiv. ](https://www.ukrinform.ua/rubric-other_news/3731924-u-kievi-v-primisenni-sudu-prolunav-vibuh.html)According to <text:a xlink:type="simple" xlink:href="https://t.me/Klymenko_MVS/100" text:style-name="Internet_20_link" text:visited-style-name="Visited_20_Internet_20_Link">
information</text:a>
Chapters <text:a xlink:type="simple" xlink:href="https://www.ukrinform.ua/tag-mvs" text:style-name="Internet_20_link" text:visited-style-name="Visited_20_Internet_20_Link">
Ministry of Internal Affairs</text:a>
Igor Klimenko, according to previously experienced, the unidentified device was blown up by a man who was sent to a conviction.</text:p>
      <text:p text:style-name="P4">
<text:span text:style-name="T5">
Foto: sudreporter.org</text:span>
</text:p>
      <text:p text:style-name="P4">
According to information <text:a xlink:type="simple" xlink:href="https://t.me/suspilnenews/22235" text:style-name="Internet_20_link" text:visited-style-name="Visited_20_Internet_20_Link">
public</text:a>
, the explosions were heard when escorted from the court of the court of Igor Humeniuk, who is accused of committing a terrorist attack under the Verkhovna Rada on August 31, 2015. The investigations were given, then Humeniuk threw a grenade into a law enforcement grenade during the protest, resulting in killed four National Guards, more than 140 people were injured.</text:p>
      <text:p text:style-name="P4">
At today's meeting, Humeniuk continued a pre -trial detention measure.</text:p>
      <text:p text:style-name="P4">
All emergency services work.</text:p>
      <text:p text:style-name="P4">
News Source: <text:a xlink:type="simple" xlink:href="https://www.ukrinform.ua/rubric-kyiv/3731961-vibuh-u-sudi-kieva-pravoporusnik-zaginuv-na-misci.html" text:style-name="Internet_20_link" text:visited-style-name="Visited_20_Internet_20_Link">
https://www.ukrinform.ua/rubric-kyiv/3731961-vibuh-u-sudi-kieva-pravoporusnik-zaginuv-na-misci.html</text:a>
</text:p>
      <!--NEWS-->
      <text:h text:style-name="P10" text:outline-level="1">
<text:span text:style-name="T4">
An explosion in the Shevchenko Court was injured in two law enforcement officers</text:span>
</text:h>
      <text:p text:style-name="P4">
Authors: Ukrinform (Person)</text:p>
      <text:p text:style-name="P4">
Publisher: Укринформ (Organization)</text:p>
      <text:p text:style-name="P4">
Published Time: 2023-07-05T-12:43:00+03:00</text:p>
      <text:p text:style-name="P4">
Modified Time: 2023-07-05T19:43:00+03:00</text:p>
      <text:p text:style-name="P4">
Description: As a result of the explosion in the premises of the Shevchenkivsky District Court of Kyiv, two law enforcement officers were pre -damaged. - Ukrinform.</text:p>
      <text:p text:style-name="P4">
Images: ['<text:a xlink:type="simple" xlink:href="https://static.ukrinform.com/photos/2023_07/thumb_files/630_360_1688574294-8937.jpeg" text:style-name="Internet_20_link" text:visited-style-name="Visited_20_Internet_20_Link">
630_360_16885...</text:a>
']</text:p>
      <text:p text:style-name="P4">
Tags: ['Прокуратура', 'Суд', 'Вибух', 'Київ']</text:p>
      <text:p text:style-name="P4">
Type: Article</text:p>
      <!--METADATA-->
      <text:p text:style-name="P4">
<draw:frame draw:style-name="fr1" draw:name="Image32" text:anchor-type="as-char" svg:width="6.9236in" svg:height="3.956343in" draw:z-index="0">
<draw:image xlink:href="../Images/yкринформ/2023-07-05T-12-43-00-03-00/630_360_1688574294-8937.jpeg" xlink:type="simple" xlink:show="embed" xlink:actuate="onLoad" draw:mime-type="image/jpeg"/>
</draw:frame>
Two law enforcement officers were injured in the premises of the Shevchenkivsky District Court of Kyiv.</text:p>
      <text:p text:style-name="P4">
According to Ukrinform, the Office of the Prosecutor General reports in <text:a xlink:type="simple" xlink:href="https://t.me/pgo_gov_ua/14160" text:style-name="Internet_20_link" text:visited-style-name="Visited_20_Internet_20_Link">
telegram</text:a>
.</text:p>
      <text:p text:style-name="P4">
Under the procedural leadership of the Shevchenkivsky District Prosecutor's Office of Kyiv, a pre-trial investigation on the attempt of escaping the defendant from-to-the-trusted was issued(Part 2 of Art. 15 h. 2 centuries. 393 of the Criminal Code of Ukraine).</text:p>
      <text:p text:style-name="P4">
5 липня біля 17.20 год. на спецлінію 102 надійшло повідомлення про <text:a xlink:type="simple" xlink:href="https://www.ukrinform.ua/tag-vibuh" text:style-name="Internet_20_link" text:visited-style-name="Visited_20_Internet_20_Link">
 вибух</text:a>
in the premises of the Shevchenkivsky District Court of Kyiv.</text:p>
      <text:p text:style-name="P4">
<text:span text:style-name="T4">
 Read also: </text:span>
 <text:a xlink:type="simple" xlink:href="https://www.ukrinform.ua/rubric-kyiv/3731946-na-teritorii-sevcenkivskogo-sudu-jmovirno-prolunav-povtornij-vibuh.html" text:style-name="Internet_20_link" text:visited-style-name="Visited_20_Internet_20_Link">
in the territory of the Shevchenkivsky Court is probably a felt reputable <text:span text:style-name="T4">
 explosion </text:span>
</text:a>
"It was previously established that the accused, who was taken to court to participate in the employment meeting, attempted to escape from custody.</text:p>
      <text:p text:style-name="P4">
He has now closed in the middle of the convoy. Measures are taken for this detention.</text:p>
      <text:p text:style-name="P4">
The OGP noted that there are information about two victims among law enforcement officers.</text:p>
      <text:p text:style-name="P4">
<text:span text:style-name="T4">
 Read also: </text:span>
 <text:a xlink:type="simple" xlink:href="https://www.ukrinform.ua/rubric-kyiv/3731935-vibuh-u-sevcenkivskomu-sudi-u-radiusi-kilometra-perekrili-dorogi.html" text:style-name="Internet_20_link" text:visited-style-name="Visited_20_Internet_20_Link">
<text:span text:style-name="T4">
 explosion </text:span>
 in the Shevchenkivsky Court: In the radius of kilometeroperapened roads</text:a>
Currently, there are prosecutors, an investigative team, explosives and cynologists at the scene.</text:p>
      <text:p text:style-name="P4">
As reported by Ukrinform, an explosion was held on 17.20 in the premises of the Shevchenkivsky District Court in Kyiv. ](https://www.ukrinform.ua/rubric-other_news/3731924-u-kievi-v-primisenni-sudu-prolunav-vibuh.html)According to <text:a xlink:type="simple" xlink:href="https://t.me/Klymenko_MVS/100" text:style-name="Internet_20_link" text:visited-style-name="Visited_20_Internet_20_Link">
information</text:a>
According to preliminary data, the head of the Ministry of Internal Affairs of Ukraine, according to preliminary data, was blown up by a man who was sent to court.At today's meeting, Humeniuk continued a pre -trial detention measure.</text:p>
      <text:p text:style-name="P4">
All emergency services work.</text:p>
      <text:p text:style-name="P4">
News Source: <text:a xlink:type="simple" xlink:href="https://www.ukrinform.ua/rubric-kyiv/3731954-vnaslidok-vibuhu-u-sevcenkivskomu-sudi-postrazdali-dvoe-pravoohoronciv.html" text:style-name="Internet_20_link" text:visited-style-name="Visited_20_Internet_20_Link">
https://www.ukrinform.ua/rubric-kyiv/3731954-vnaslidok-vibuhu-u-sevcenkivskomu-sudi-postrazdali-dvoe-pravoohoronciv.html</text:a>
</text:p>
      <!--NEWS-->
      <text:h text:style-name="P10" text:outline-level="1">
<text:span text:style-name="T4">
JSC Marinka Direcion Rusian Army Shelled Krasnogorivka, St. George, Acute, Marinka And P ...</text:span>
</text:h>
      <text:p text:style-name="P4">
Authors: liveuamap (Language: en)</text:p>
      <text:p text:style-name="P4">
Time: 2023-07-05T-13:13:00</text:p>
      <text:p text:style-name="P4">
Location: Donetsk Oblast (Latitude:47.91565 Longtitude:37.46098)</text:p>
      <text:p text:style-name="P4">
Videos: []</text:p>
      <text:p text:style-name="P4">
Images: []</text:p>
      <text:p text:style-name="P4">
Tags: ["Russia"]</text:p>
      <text:p text:style-name="P4">
Id: 22573967</text:p>
      <!--METADATA-->
      <text:p text:style-name="P4">
At Maryinka direction Russian army shelled Krasnohorivka, Heorhiyivka, Hostre,Maryinka and Pobyeda of Donetsk region, - General Staff of Armed Forces ofUkraine says in the morning report</text:p>
      <text:p text:style-name="P4">
News Collection Link: <text:a xlink:type="simple" xlink:href="https:\/\/liveuamap.com\/en\/2023\/5-july-at-maryinka-direction-russian-army-shelled-krasnohorivka" text:style-name="Internet_20_link" text:visited-style-name="Visited_20_Internet_20_Link">
https:\/\/liveuamap.com\/en\/2023\/5-july-at-maryinka-direction-russian-army-shelled-krasnohorivka</text:a>
</text:p>
      <text:p text:style-name="P4">
News Source: <text:a xlink:type="simple" xlink:href="https://t.me/lumsrc/5277" text:style-name="Internet_20_link" text:visited-style-name="Visited_20_Internet_20_Link">
https://t.me/lumsrc/5277</text:a>
</text:p>
      <!--NEWS-->
      <text:h text:style-name="P10" text:outline-level="1">
<text:span text:style-name="T4">
Klimenko arrived in the Shevchenkivsky District Court of Kiev</text:span>
</text:h>
      <text:p text:style-name="P4">
Authors: Ukrinform (Person)</text:p>
      <text:p text:style-name="P4">
Publisher: Укринформ (Organization)</text:p>
      <text:p text:style-name="P4">
Published Time: 2023-07-05T-13:34:00+03:00</text:p>
      <text:p text:style-name="P4">
Modified Time: 2023-07-05T19:34:00+03:00</text:p>
      <text:p text:style-name="P4">
Description: Minister of Internal Affairs of Ukraine Igor Klimenko arrived in the Shevchenkivsky District Court of Kyiv.</text:p>
      <text:p text:style-name="P4">
— Укрінформ.: </text:p>
      <text:p text:style-name="P4">
Images: ['<text:a xlink:type="simple" xlink:href="https://static.ukrinform.com/photos/2023_07/thumb_files/630_360_1688576850-805.jpg" text:style-name="Internet_20_link" text:visited-style-name="Visited_20_Internet_20_Link">
630_360_16885...</text:a>
']</text:p>
      <text:p text:style-name="P4">
Tags: ['Клименко', 'Суд', 'Вибух', 'Київ']</text:p>
      <text:p text:style-name="P4">
Type: Article</text:p>
      <!--METADATA-->
      <text:p text:style-name="P4">
<draw:frame draw:style-name="fr1" draw:name="Image33" text:anchor-type="as-char" svg:width="6.9236in" svg:height="3.956343in" draw:z-index="0">
<draw:image xlink:href="../Images/yкринформ/2023-07-05T-13-34-00-03-00/630_360_1688576850-805.jpg" xlink:type="simple" xlink:show="embed" xlink:actuate="onLoad" draw:mime-type="image/jpeg"/>
</draw:frame>
The Minister of Internal Affairs Igor Klimenko arrived in the Doshevchenkivsky District Court of Kyiv.</text:p>
      <text:p text:style-name="P4">
This was reported by Ukrinform correspondent.</text:p>
      <text:p text:style-name="P4">
The Minister, accompanied by law enforcement officers, entered the court building.</text:p>
      <text:p text:style-name="P4">
Earlier in the court a sound like a repeated explosion. There is no official information about this. The prosecutor's office announced the two -person among the law enforcement officers.</text:p>
      <text:p text:style-name="P4">
<text:span text:style-name="T4">
 Read also: </text:span>
 <text:a xlink:type="simple" xlink:href="https://www.ukrinform.ua/rubric-kyiv/3731935-vibuh-u-sevcenkivskomu-sudi-u-radiusi-kilometra-perekrili-dorogi.html" text:style-name="Internet_20_link" text:visited-style-name="Visited_20_Internet_20_Link">
explosion in Shevchenkivsky Court: within a kilometer radius <text:span text:style-name="T4">
 roads </text:span>
</text:a>
As reported by Ukrinform, <text:a xlink:type="simple" xlink:href="https://www.ukrinform.ua/rubric-other_news/3731924-u-kievi-v-primisenni-sudu-prolunav-vibuh.html" text:style-name="Internet_20_link" text:visited-style-name="Visited_20_Internet_20_Link">
in the premises of the Shevchenkivsky District Court of Kiev, the subduene was blown up by an unknown explosive device</text:a>
. According to preliminary information, military personnel of the National Guard of Ukraine brought a subjugated person to the court. A man from unidentified circumstances undermined in a court premises(pre -toilet)unknown explosive device.</text:p>
      <text:p text:style-name="P4">
According to information <text:a xlink:type="simple" xlink:href="https://t.me/suspilnenews/22235" text:style-name="Internet_20_link" text:visited-style-name="Visited_20_Internet_20_Link">
public</text:a>
, the explosions were heard when escorted from the court of the court of Igor Humeniuk, who is accused of committing a terrorist attack under the Verkhovna Rada on August 31, 2015. The investigations were given, then Humeniuk threw a grenade into a law enforcement grenade during the protest, resulting in killed four National Guards, more than 140 people were injured.</text:p>
      <text:p text:style-name="P4">
At today's meeting, Humeniuk continued a pre -trial detention measure.</text:p>
      <text:p text:style-name="P4">
News Source: <text:a xlink:type="simple" xlink:href="https://www.ukrinform.ua/rubric-kyiv/3731953-do-sevcenkivskogo-rajsudu-kieva-pribuv-klimenko.html" text:style-name="Internet_20_link" text:visited-style-name="Visited_20_Internet_20_Link">
https://www.ukrinform.ua/rubric-kyiv/3731953-do-sevcenkivskogo-rajsudu-kieva-pribuv-klimenko.html</text:a>
</text:p>
      <!--NEWS-->
      <text:h text:style-name="P10" text:outline-level="1">
<text:span text:style-name="T4">
In Sumy region, the UOC -MP Temple will be judged by the State Education Council</text:span>
</text:h>
      <text:p text:style-name="P4">
Authors: Ukrinform (Person)</text:p>
      <text:p text:style-name="P4">
Publisher: Укринформ (Organization)</text:p>
      <text:p text:style-name="P4">
Published Time: 2023-07-05T-14:01:00+03:00</text:p>
      <text:p text:style-name="P4">
Modified Time: 2023-07-05T19:01:00+03:00</text:p>
      <text:p text:style-name="P4">
Description: In Sumy region, an indictment was sent to court with respect to the rector of one of the temples of the UOC -MP in the Shostkinsky district for committing the State Council in the conditions of martial law (Part 2 of Article 111 of the Criminal Code of Ukraine). - Ukrinform.</text:p>
      <text:p text:style-name="P4">
Images: ['<text:a xlink:type="simple" xlink:href="https://static.ukrinform.com/photos/2017_12/thumb_files/630_360_1514464397-1884.jpg" text:style-name="Internet_20_link" text:visited-style-name="Visited_20_Internet_20_Link">
630_360_15144...</text:a>
']</text:p>
      <text:p text:style-name="P4">
Tags: ['Сумщина', 'УПЦ МП', 'Держзрада', 'Колаборант', 'Священник', 'Війна з Росією']</text:p>
      <text:p text:style-name="P4">
Type: Article</text:p>
      <!--METADATA-->
      <text:p text:style-name="P4">
<draw:frame draw:style-name="fr1" draw:name="Image34" text:anchor-type="as-char" svg:width="6.9236in" svg:height="3.956343in" draw:z-index="0">
<draw:image xlink:href="../Images/yкринформ/2023-07-05T-14-01-00-03-00/630_360_1514464397-1884.jpg" xlink:type="simple" xlink:show="embed" xlink:actuate="onLoad" draw:mime-type="image/jpeg"/>
</draw:frame>
Nasus region was sent to court by an indictment against the rector of one semester of the UOC -MP in the Shostka district for committing the State Council in the Conditions of Military Staff(Part 2 of Art. 111 of the Criminal Code of Ukraine).</text:p>
      <text:p text:style-name="P4">
Про це повідомляє <text:a xlink:type="simple" xlink:href="https://sumy.gp.gov.ua/ua/news.html" text:style-name="Internet_20_link" text:visited-style-name="Visited_20_Internet_20_Link">
 Сумська облпрокуратура</text:a>
, reports Ukrinform.</text:p>
      <text:p text:style-name="P4">
<text:span text:style-name="T5">
Foto: Sumy Prosecutor's Office</text:span>
</text:p>
      <text:p text:style-name="P4">
"The investigation found that after the start of the full -scale invasion of the Russian Federation into Ukraine, an employee of the Federal Security Service established a connection with the rector of one of the temples of Shostkinsky district. <text:a xlink:type="simple" xlink:href="https://www.ukrinform.ua/tag-upc-mp" text:style-name="Internet_20_link" text:visited-style-name="Visited_20_Internet_20_Link">
The clergyman</text:a>
He agreed to work because he had pro -Russian beliefs and expected the arrival of the Russian measure.</text:p>
      <text:p text:style-name="P4">
In order to accomplish the task of the occupiers, the agent in Ryas collected data on the quantities in the territory of the region and their weapons, as well as information of protrusions of local authorities, law enforcement agencies, public activists, their political views and authority among the local population, " -there is a message.</text:p>
      <text:p text:style-name="P4">
<text:span text:style-name="T4">
 Read also: </text:span>
 <text:a xlink:type="simple" xlink:href="https://www.ukrinform.ua/rubric-society/3731863-situacia-v-lavri-komisia-viselati-nikogo-ne-pospisae-i-pravilno-robit.html" text:style-name="Internet_20_link" text:visited-style-name="Visited_20_Internet_20_Link">
the situation in the laurel: the commission is in no hurry to evict. And rightfully does</text:a>
According to the prosecutor's office, the rector of the temple recorded the exact addresses, photographed the area where servicemen and military personnel in the Shostkinsky district are located. He collected information about patriotic -arranged citizens who can influence society. The intelligence data transmitted to the FSB operative employee of the Russian Federation with the help of one of the messengers.</text:p>
      <text:p text:style-name="P4">
Law enforcement officers detained the "agent in Ryss" on March 1, 2023. He is currently in custody.</text:p>
      <text:p text:style-name="P4">
As reported by Ukrinform, on July 3, the Russians killed two and wounded one resident of the border settlement of Sumy region during an attempt to penetrate Ukraine's suity.</text:p>
      <text:p text:style-name="P4">
News Source: <text:a xlink:type="simple" xlink:href="https://www.ukrinform.ua/rubric-regions/3731932-na-sumsini-za-derzzradu-suditimut-nastoatela-hramu-upc-mp.html" text:style-name="Internet_20_link" text:visited-style-name="Visited_20_Internet_20_Link">
https://www.ukrinform.ua/rubric-regions/3731932-na-sumsini-za-derzzradu-suditimut-nastoatela-hramu-upc-mp.html</text:a>
</text:p>
      <!--NEWS-->
      <text:h text:style-name="P10" text:outline-level="1">
<text:span text:style-name="T4">
Explosion in Shevchenkivsky Court: In the radius of a kilometer, the roads were blocked</text:span>
</text:h>
      <text:p text:style-name="P4">
Authors: Ukrinform (Person)</text:p>
      <text:p text:style-name="P4">
Publisher: Укринформ (Organization)</text:p>
      <text:p text:style-name="P4">
Published Time: 2023-07-05T-15:00:00+03:00</text:p>
      <text:p text:style-name="P4">
Modified Time: 2023-07-05T19:00:00+03:00</text:p>
      <text:p text:style-name="P4">
Description: In the radius of a kilometer from the Shevchenkivsky Court, where the explosion came, the roads were blocked. - Ukrinform.</text:p>
      <text:p text:style-name="P4">
Images: ['<text:a xlink:type="simple" xlink:href="https://static.ukrinform.com/photos/2023_07/thumb_files/630_360_1688574294-4638.jpeg" text:style-name="Internet_20_link" text:visited-style-name="Visited_20_Internet_20_Link">
630_360_16885...</text:a>
']</text:p>
      <text:p text:style-name="P4">
Tags: ['Суд', 'Вибух', 'Київ']</text:p>
      <text:p text:style-name="P4">
Type: Article</text:p>
      <!--METADATA-->
      <text:p text:style-name="P4">
<draw:frame draw:style-name="fr1" draw:name="Image36" text:anchor-type="as-char" svg:width="6.9236in" svg:height="3.956343in" draw:z-index="0">
<draw:image xlink:href="../Images/yкринформ/2023-07-05T-15-00-00-03-00/630_360_1688574294-4638.jpeg" xlink:type="simple" xlink:show="embed" xlink:actuate="onLoad" draw:mime-type="image/jpeg"/>
</draw:frame>
Uradiusi kilometer from the Shevchenko Court, where there was an explosion, overlap.</text:p>
      <text:p text:style-name="P4">
About it reports Ukrinform.</text:p>
      <text:p text:style-name="P4">
Special forces, investigative team, explosive technicians work on the spot.</text:p>
      <text:p text:style-name="P4">
<text:span text:style-name="T4">
 Read also: </text:span>
 <text:a xlink:type="simple" xlink:href="https://www.ukrinform.ua/rubric-kyiv/3731914-u-kievi-v-primisenni-sudu-prolunav-vibuh.html" text:style-name="Internet_20_link" text:visited-style-name="Visited_20_Internet_20_Link">
in Kiev in the court premises <text:span text:style-name="T4">
 explosion </text:span>
</text:a>
</text:p>
      <text:p text:style-name="P4">
</text:p>
      <text:p text:style-name="P4">
As reported by Ukrinform, <text:a xlink:type="simple" xlink:href="https://www.ukrinform.ua/tag-vibuh" text:style-name="Internet_20_link" text:visited-style-name="Visited_20_Internet_20_Link">
explosion</text:a>
He fired at 17.20. According to the KMVA, the servicemen of the convoy service were brought to the premises of the Shevchenkivsky Court of the capital, the defendant who was undermined in the court premises(Pre -restroom)unknown explosive device.</text:p>
      <text:p text:style-name="P4">
News Source: <text:a xlink:type="simple" xlink:href="https://www.ukrinform.ua/rubric-kyiv/3731935-vibuh-u-sevcenkivskomu-sudi-u-radiusi-kilometra-perekrili-dorogi.html" text:style-name="Internet_20_link" text:visited-style-name="Visited_20_Internet_20_Link">
https://www.ukrinform.ua/rubric-kyiv/3731935-vibuh-u-sevcenkivskomu-sudi-u-radiusi-kilometra-perekrili-dorogi.html</text:a>
</text:p>
      <!--NEWS-->
      <text:h text:style-name="P10" text:outline-level="1">
<text:span text:style-name="T4">
At Shakhtarsk direction Russian army shelled Novomykhailivka, Vuhledar, Novoukrainka, Prech...</text:span>
</text:h>
      <text:p text:style-name="P4">
Authors: liveuamap (Language: en)</text:p>
      <text:p text:style-name="P4">
Time: 2023-07-05T-15:13:00</text:p>
      <text:p text:style-name="P4">
Location: Vuhledar, Donetsk Oblast (Latitude:47.77671 Longtitude:37.24709)</text:p>
      <text:p text:style-name="P4">
Videos: []</text:p>
      <text:p text:style-name="P4">
Images: []</text:p>
      <text:p text:style-name="P4">
Tags: ["Russia"]</text:p>
      <text:p text:style-name="P4">
Id: 22573963</text:p>
      <!--METADATA-->
      <text:p text:style-name="P4">
At Shakhtarske direction Russian army shelled Novomykhaylivka, Vuhledar,Novoukrayinka, Prechystivka, Makarivka and Zelene Pole of Donetsk region.Russian aviation conducted airstrike at Vuhledar of Donetsk region, - GeneralStaff of Armed Forces of Ukraine says in the morning report</text:p>
      <text:p text:style-name="P4">
News Collection Link: <text:a xlink:type="simple" xlink:href="https:\/\/liveuamap.com\/en\/2023\/5-july-at-shakhtarske-direction-russian-army-shelled-novomykhaylivka" text:style-name="Internet_20_link" text:visited-style-name="Visited_20_Internet_20_Link">
https:\/\/liveuamap.com\/en\/2023\/5-july-at-shakhtarske-direction-russian-army-shelled-novomykhaylivka</text:a>
</text:p>
      <text:p text:style-name="P4">
News Source: <text:a xlink:type="simple" xlink:href="https://t.me/lumsrc/5278" text:style-name="Internet_20_link" text:visited-style-name="Visited_20_Internet_20_Link">
https://t.me/lumsrc/5278</text:a>
</text:p>
      <!--NEWS-->
      <text:h text:style-name="P10" text:outline-level="1">
<text:span text:style-name="T4">
At Zaporizhzhia and Kherson directions Russian army shelled Levadne, Olhivske, Malynivka, Hul...</text:span>
</text:h>
      <text:p text:style-name="P4">
Authors: liveuamap (Language: en)</text:p>
      <text:p text:style-name="P4">
Time: 2023-07-05T-17:13:00</text:p>
      <text:p text:style-name="P4">
Location: Zaporizhzhia (Latitude:47.78657 Longtitude:36.69959)</text:p>
      <text:p text:style-name="P4">
Videos: []</text:p>
      <text:p text:style-name="P4">
Images: []</text:p>
      <text:p text:style-name="P4">
Tags: ["Russia"]</text:p>
      <text:p text:style-name="P4">
Id: 22573962</text:p>
      <!--METADATA-->
      <text:p text:style-name="P4">
At Zaporizhzhia and Kherson directions Russian army shelled Levadne, Olhivske,Malynivka, Huliaipole, Bilohirya of Zaporizhzhia region; Zmiyivka, Lvove,Tokarivka, Antonivka, Veletenske, Stanislav of Kherson region and Khersoncity. Russian aviation conducted airstrike at Rivnopill of Zaporizhzhia region, - General Staff of Armed Forces of Ukraine says in the morning report</text:p>
      <text:p text:style-name="P4">
News Collection Link: <text:a xlink:type="simple" xlink:href="https:\/\/liveuamap.com\/en\/2023\/5-july-at-zaporizhzhia-and-kherson-directions-russian-army" text:style-name="Internet_20_link" text:visited-style-name="Visited_20_Internet_20_Link">
https:\/\/liveuamap.com\/en\/2023\/5-july-at-zaporizhzhia-and-kherson-directions-russian-army</text:a>
</text:p>
      <text:p text:style-name="P4">
News Source: <text:a xlink:type="simple" xlink:href="https://t.me/lumsrc/5279" text:style-name="Internet_20_link" text:visited-style-name="Visited_20_Internet_20_Link">
https://t.me/lumsrc/5279</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05T-19:13:00</text:p>
      <text:p text:style-name="P4">
Location: Marinka, Donetsk Oblast (Latitude:47.93958 Longtitude:37.50046)</text:p>
      <text:p text:style-name="P4">
Videos: []</text:p>
      <text:p text:style-name="P4">
Images: []</text:p>
      <text:p text:style-name="P4">
Tags: ["Russia"]</text:p>
      <text:p text:style-name="P4">
Id: 22573961</text:p>
      <!--METADATA-->
      <text:p text:style-name="P4">
Russian forces conducting offensive actions in Donetsk and Luhansk regions.Ukrainian military had 40 combat engagements with Russian forces south toNovoselivske of Luhansk region, west to Novovodyane and south to Dibrova ofLuhansk region, Orikhovo-Vasylivka and Bohdanivka of Donetsk region, Avdiyivkaof Donetsk region, Maryinka, - General Staff of Armed Forces of Ukraine saysin the morning report</text:p>
      <text:p text:style-name="P4">
News Collection Link: <text:a xlink:type="simple" xlink:href="https:\/\/liveuamap.com\/en\/2023\/5-july-russian-forces-conducting-offensive-actions-in-donetsk" text:style-name="Internet_20_link" text:visited-style-name="Visited_20_Internet_20_Link">
https:\/\/liveuamap.com\/en\/2023\/5-july-russian-forces-conducting-offensive-actions-in-donetsk</text:a>
</text:p>
      <text:p text:style-name="P4">
News Source: <text:a xlink:type="simple" xlink:href="https://t.me/lumsrc/5280" text:style-name="Internet_20_link" text:visited-style-name="Visited_20_Internet_20_Link">
https://t.me/lumsrc/5280</text:a>
</text:p>
      <!--NEWS-->
      <text:h text:style-name="P10" text:outline-level="1">
<text:span text:style-name="T4">
Russians instead of energy now attack other goals - General Staff</text:span>
</text:h>
      <text:p text:style-name="P4">
Authors: Ukrinform (Person)</text:p>
      <text:p text:style-name="P4">
Publisher: Укринформ (Organization)</text:p>
      <text:p text:style-name="P4">
Published Time: 2023-07-05T-19:27:00+03:00</text:p>
      <text:p text:style-name="P4">
Modified Time: 2023-07-05T16:27:00+03:00</text:p>
      <text:p text:style-name="P4">
Description: Russian troops have somewhat changed the priority of the shelling goals by stopping concentrating on energy infrastructure. - Ukrinform.</text:p>
      <text:p text:style-name="P4">
Images: ['<text:a xlink:type="simple" xlink:href="https://static.ukrinform.com/photos/2022_11/thumb_files/630_360_1668526942-619.jpg" text:style-name="Internet_20_link" text:visited-style-name="Visited_20_Internet_20_Link">
630_360_16685...</text:a>
']</text:p>
      <text:p text:style-name="P4">
Tags: ['Генштаб', 'Війна з Росією', 'Ракетний удар']</text:p>
      <text:p text:style-name="P4">
Type: Article</text:p>
      <!--METADATA-->
      <text:p text:style-name="P4">
<draw:frame draw:style-name="fr1" draw:name="Image38" text:anchor-type="as-char" svg:width="6.9236in" svg:height="3.956343in" draw:z-index="0">
<draw:image xlink:href="../Images/yкринформ/2023-07-05T-19-27-00-03-00/630_360_1668526942-619.jpg" xlink:type="simple" xlink:show="embed" xlink:actuate="onLoad" draw:mime-type="image/jpeg"/>
</draw:frame>
Ruskivska somewhat changed the priority of the shelling goals, and cease to focus on energy infrastructure.</text:p>
      <text:p text:style-name="P4">
Instead, they try to impress oil, gas industry, probable places of concentration of forces and means of armed force Ukraine, government buildings, reported in <text:a xlink:type="simple" xlink:href="https://www.ukrinform.ua/rubric-ato/3731271-oleksij-gromov-zastupnik-nacalnika-golovnogo-operativnogo-upravlinna-genstabu-zsu.html" text:style-name="Internet_20_link" text:visited-style-name="Visited_20_Internet_20_Link">
interview Ukrinform</text:a>
Deputy Head of the Main Operational Management of the General Staff of the Armed Forces of the Armed Forces of Ukraine Brigade Generalolexiy Gromov.</text:p>
      <text:p text:style-name="P4">
"Despite the losses suffered by tactical and army aircraft enemy(As of July 3, 2023, the Ukrainian army destroyed 309 helicopters and 315 -lifts), the enemy continues to use rocket stroke tactics for reducing the intervals between strokes and less numerical blows instead of massive. Suffide, in order to overload our air defense system, the enemy combines rocket launchers with shock UAVs, " - said the brigade general.</text:p>
      <text:p text:style-name="P4">
<text:span text:style-name="T4">
 Read also: </text:span>
 <text:a xlink:type="simple" xlink:href="https://www.ukrinform.ua/rubric-ato/3731807-rosia-formue-novi-vijskovi-castini-ta-pidrozdili-ak-strategicnij-rezerv-genstab.html" text:style-name="Internet_20_link" text:visited-style-name="Visited_20_Internet_20_Link">
Russia generates new military units and units as strategic reserve - <text:span text:style-name="T4">
 General Staff </text:span>
</text:a>
At the same time, Gromov noted that the Russians have stopped concentrating on energy infrastructure objects(Although they did not completely give up this feature and are periodically trying to strike such stroke)and changed the priority of the goals.</text:p>
      <text:p text:style-name="P4">
"Currently the enemy is trying <text:a xlink:type="simple" xlink:href="https://www.ukrinform.ua/tag-raketnij-udar" text:style-name="Internet_20_link" text:visited-style-name="Visited_20_Internet_20_Link">
to impress</text:a>
Objects of the oil, gas industry, probable location of the forces and means of the Armed Forces of Ukraine, as well as the buildings of governmental exchanges-both using UAV-Kamikadze type Shahd-136, as well as rockets of different types, "he added.</text:p>
      <text:p text:style-name="P4">
As reported by Ukrinform, <text:a xlink:type="simple" xlink:href="https://www.ukrinform.ua/rubric-ato/3731760-rosijskij-vpk-moze-viroblati-za-misac-blizko-100-raket-genstab.html" text:style-name="Internet_20_link" text:visited-style-name="Visited_20_Internet_20_Link">
Russian military-industrial complex produce about 100 missiles in a month.</text:a>
</text:p>
      <text:p text:style-name="P4">
News Source: <text:a xlink:type="simple" xlink:href="https://www.ukrinform.ua/rubric-ato/3731830-rosiani-zamist-energetiki-teper-atakuut-insi-cili-genstab.html" text:style-name="Internet_20_link" text:visited-style-name="Visited_20_Internet_20_Link">
https://www.ukrinform.ua/rubric-ato/3731830-rosiani-zamist-energetiki-teper-atakuut-insi-cili-genstab.html</text:a>
</text:p>
      <!--NEWS-->
      <text:h text:style-name="P10" text:outline-level="1">
<text:span text:style-name="T4">
The gambling business has paid almost ₴ 3 billion taxes - MP</text:span>
</text:h>
      <text:p text:style-name="P4">
Authors: Ukrinform (Person)</text:p>
      <text:p text:style-name="P4">
Publisher: Укринформ (Organization)</text:p>
      <text:p text:style-name="P4">
Published Time: 2023-07-05T-1:43:00+03:00</text:p>
      <text:p text:style-name="P4">
Modified Time: 2023-07-05T21:43:00+03:00</text:p>
      <text:p text:style-name="P4">
Description: Gambling operators during January - June paid UAH 2.94 billion of taxes to the budget of Ukraine, which is 14 times more than in the same period last year. - Ukrinform.</text:p>
      <text:p text:style-name="P4">
Images: ['<text:a xlink:type="simple" xlink:href="https://static.ukrinform.com/photos/2019_10/thumb_files/630_360_1570186561-885.jpg" text:style-name="Internet_20_link" text:visited-style-name="Visited_20_Internet_20_Link">
630_360_15701...</text:a>
']</text:p>
      <text:p text:style-name="P4">
Tags: ['Бюджет', 'Депутат', 'Податки', 'Гральний бізнес']</text:p>
      <text:p text:style-name="P4">
Type: Article</text:p>
      <!--METADATA-->
      <text:p text:style-name="P4">
<draw:frame draw:style-name="fr1" draw:name="Image39" text:anchor-type="as-char" svg:width="6.9236in" svg:height="3.956343in" draw:z-index="0">
<draw:image xlink:href="../Images/yкринформ/2023-07-05T-1-43-00-03-00/630_360_1570186561-885.jpg" xlink:type="simple" xlink:show="embed" xlink:actuate="onLoad" draw:mime-type="image/jpeg"/>
</draw:frame>
Operator of the Games, in January - June, paid 2.94 billion of taxes to the budget of Ukraine, which is 14 times more than in the same period last year.</text:p>
      <text:p text:style-name="P4">
About it in <text:a xlink:type="simple" xlink:href="https://t.me/yzheleznyak/4491" text:style-name="Internet_20_link" text:visited-style-name="Visited_20_Internet_20_Link">
telegram</text:a>
The first deputy chairman of the Verkhovna Rada Committee on Finance, Table Policy Yaroslav Zheleznyak reported, Ukrinform reports.</text:p>
      <text:p text:style-name="P4">
“The result for 6 months 2023 is: already UAH 2.94 billion <text:a xlink:type="simple" xlink:href="https://www.ukrinform.ua/tag-podatki" text:style-name="Internet_20_link" text:visited-style-name="Visited_20_Internet_20_Link">
taxes</text:a>
. That is, 14 times more than the Zabanlogical period of 2022, ”the parliamentarian wrote.</text:p>
      <text:p text:style-name="P4">
According to him, during January - June 2022, the gambling business paid 209 million UAH of taxes.</text:p>
      <text:p text:style-name="P4">
Zheleznyak emphasized that receipts began to increase after the cancellation of the tax privilege, which was used last year by gambling operators. In particular, 562 million UAH of taxes were raised in 2023.</text:p>
      <text:p text:style-name="P4">
“It is very important here to understand that it is the sixth month of the year, and therefore it is necessary to compare conditionally with March(Since the income tax here is paid once Ukrtal). У березні, нагадаю, було на 100 млн грн менше (462 million)”, - adding.</text:p>
      <text:p text:style-name="P4">
<text:span text:style-name="T4">
 Read also: </text:span>
 <text:a xlink:type="simple" xlink:href="https://www.ukrinform.ua/rubric-economy/3721903-gralnij-biznes-aktivizuvav-splatu-podatkiv-pisla-pocatku-rozsliduvanna-beb.html" text:style-name="Internet_20_link" text:visited-style-name="Visited_20_Internet_20_Link">
<text:span text:style-name="T4">
 gambling </text:span>
 <text:span text:style-name="T4">
 Business </text:span>
 Activated taxes postparting Bab investigation</text:a>
As it was reported, in January 2023, the Verkhovna Rada approved a change in the Allowance Code, which restores the rule that payers of the sole tax of the third group who use taxation peculiarities in the conditions(In particular, the rate of this tax of 2% income), cannot be organized by gambling, lottery, pairs(Bookmaker Par, a pair of toning). Президент підписав документ 6 лютого.</text:p>
      <text:p text:style-name="P4">
News Source: <text:a xlink:type="simple" xlink:href="https://www.ukrinform.ua/rubric-economy/3731997-gralnij-biznes-vid-pocatku-roku-splativ-majze-3-milardi-podatkiv-deputat.html" text:style-name="Internet_20_link" text:visited-style-name="Visited_20_Internet_20_Link">
https://www.ukrinform.ua/rubric-economy/3731997-gralnij-biznes-vid-pocatku-roku-splativ-majze-3-milardi-podatkiv-deputat.html</text:a>
</text:p>
      <!--NEWS-->
      <text:h text:style-name="P10" text:outline-level="1">
<text:span text:style-name="T4">
Poland's Export-Credit Agency may join in military risk insurance</text:span>
</text:h>
      <text:p text:style-name="P4">
Authors: Ukrinform (Person)</text:p>
      <text:p text:style-name="P4">
Publisher: Укринформ (Organization)</text:p>
      <text:p text:style-name="P4">
Published Time: 2023-07-05T-2:42:00+03:00</text:p>
      <text:p text:style-name="P4">
Modified Time: 2023-07-05T21:42:00+03:00</text:p>
      <text:p text:style-name="P4">
Description: Ukraine and Poland have discussed the involvement of military risks of export-credit agency of Poland (KUKE). - Ukrinform.</text:p>
      <text:p text:style-name="P4">
Images: ['<text:a xlink:type="simple" xlink:href="https://static.ukrinform.com/photos/2023_03/thumb_files/630_360_1677777427-956.jpg" text:style-name="Internet_20_link" text:visited-style-name="Visited_20_Internet_20_Link">
630_360_16777...</text:a>
']</text:p>
      <text:p text:style-name="P4">
Tags: ['Економіка', 'Кредит', 'Польща', 'Страхування', 'Україна']</text:p>
      <text:p text:style-name="P4">
Type: Article</text:p>
      <!--METADATA-->
      <text:p text:style-name="P4">
<draw:frame draw:style-name="fr1" draw:name="Image40" text:anchor-type="as-char" svg:width="6.9236in" svg:height="3.956343in" draw:z-index="0">
<draw:image xlink:href="../Images/yкринформ/2023-07-05T-2-42-00-03-00/630_360_1677777427-956.jpg" xlink:type="simple" xlink:show="embed" xlink:actuate="onLoad" draw:mime-type="image/jpeg"/>
</draw:frame>
Ukraine and Poland discussed the journal of military risks of export-credit agency of Poland(Are you).</text:p>
      <text:p text:style-name="P4">
Як повідомляє Мінекономіки, про це йшлося під час зустрічі заступника міністраекономіки – торгового представника України Тараса Качки з урядовоюуповноваженою з питань польсько-українського співробітництва в сфері розвиткуЯдвігою Емілєвич, передає Укрінформ.</text:p>
      <text:p text:style-name="P4">
«Ми з нашими польськими партнерами працюємо над залученням інвестицій вукраїнський бізнес для його відновлення, в тому числі з боку польських таукраїнських фондів розвитку підприємництва. Важливою складовою цього процесуможе стати страхування воєнних ризиків з боку KUKE – Експортно-кредитногоагентства Польщі», - зазначив Качка.</text:p>
      <text:p text:style-name="P4">
<text:span text:style-name="T4">
Читайте також:</text:span>
 <text:span text:style-name="T4">
<text:a xlink:type="simple" xlink:href="https://www.ukrinform.ua/rubric-polytics/3731808-polsa-j-italia-pidtrimuut-nadanna-ukraini-u-vilnusi-silnih-garantij-bezpeki-moraveckij.html" text:style-name="Internet_20_link" text:visited-style-name="Visited_20_Internet_20_Link">
 Польща й Італія підтримують надання Україні у Вільнюсісильних гарантій безпеки - Моравецький </text:a>
</text:span>
</text:p>
      <text:p text:style-name="P4">
He noted that private investments will be the basis for the reconstruction of Ukraine's tape. However, it is important to start investing in Ukraine now, not working on the end of the war. Military risk insurance will allow foreign mining to start cooperation with Ukrainian business and work with Ukraine's supervision.</text:p>
      <text:p text:style-name="P4">
In addition, the participants of the meeting discussed the simplification of doing business in Ukraine TAV Poland for firms of both countries. In particular, it was about legislation in the spherical procurement. The parties discussed the plan for the following months, such as encouraging business and economic ties.</text:p>
      <text:p text:style-name="P4">
<text:span text:style-name="T4">
 Read also: </text:span>
 <text:span text:style-name="T4">
 <text:a xlink:type="simple" xlink:href="https://www.ukrinform.ua/rubric-economy/3728974-ukraina-ta-polsa-prodovzili-diu-dozvoliv-na-vantazni-perevezenna-do-tretih-krain.html" text:style-name="Internet_20_link" text:visited-style-name="Visited_20_Internet_20_Link">
Ukraine and Poland have continued the freight permits to third countries</text:a>
</text:span>
</text:p>
      <text:p text:style-name="P4">
Kuke is an official export-credit agency <text:span text:style-name="T4">
 <text:a xlink:type="simple" xlink:href="https://www.ukrinform.ua/tag-polsa" text:style-name="Internet_20_link" text:visited-style-name="Visited_20_Internet_20_Link">
Poland</text:a>
</text:span>
. The corporation is authorized to provide export insurance to Polish companies with the support of the State Treasury.</text:p>
      <text:p text:style-name="P4">
The Multilateral Investment Guarantee Agency was reported(Micah)The Grusvitov Bank began to provide guarantees for insurance of military risks in Ukraine from the trust fund of support and economy of Ukraine(SURE).</text:p>
      <text:p text:style-name="P4">
News Source: <text:a xlink:type="simple" xlink:href="https://www.ukrinform.ua/rubric-economy/3731998-eksportnokreditne-agentstvo-polsi-moze-dolucitis-do-strahuvanna-voennih-rizikiv.html" text:style-name="Internet_20_link" text:visited-style-name="Visited_20_Internet_20_Link">
https://www.ukrinform.ua/rubric-economy/3731998-eksportnokreditne-agentstvo-polsi-moze-dolucitis-do-strahuvanna-voennih-rizikiv.html</text:a>
</text:p>
      <!--NEWS-->
      <text:h text:style-name="P10" text:outline-level="1">
<text:span text:style-name="T4">
OSCE proposes to replace the peacekeeping mission in an unrecognized Transnistria with an international civilian</text:span>
</text:h>
      <text:p text:style-name="P4">
Authors: Ukrinform (Person)</text:p>
      <text:p text:style-name="P4">
Publisher: Укринформ (Organization)</text:p>
      <text:p text:style-name="P4">
Published Time: 2023-07-05T-3:39:00+03:00</text:p>
      <text:p text:style-name="P4">
Modified Time: 2023-07-05T21:39:00+03:00</text:p>
      <text:p text:style-name="P4">
Description: The OSCE first proposed to replace peacekeepers with an unrecognized Transnistria with an international civil mission. The OSCE Parliamentary Assembly has approved the relevant resolution, and called on Russia to withdraw its troops from Moldova. - Ukrinform.</text:p>
      <text:p text:style-name="P4">
Images: ['<text:a xlink:type="simple" xlink:href="https://static.ukrinform.com/photos/2023_02/thumb_files/630_360_1676811786-290.jpg" text:style-name="Internet_20_link" text:visited-style-name="Visited_20_Internet_20_Link">
630_360_16768...</text:a>
']</text:p>
      <text:p text:style-name="P4">
Tags: ['Молдова', 'ОБСЄ', "Придністров'я", 'Росія']</text:p>
      <text:p text:style-name="P4">
Type: Article</text:p>
      <!--METADATA-->
      <text:p text:style-name="P4">
<draw:frame draw:style-name="fr1" draw:name="Image41" text:anchor-type="as-char" svg:width="6.9236in" svg:height="3.956343in" draw:z-index="0">
<draw:image xlink:href="../Images/yкринформ/2023-07-05T-3-39-00-03-00/630_360_1676811786-290.jpg" xlink:type="simple" xlink:show="embed" xlink:actuate="onLoad" draw:mime-type="image/jpeg"/>
</draw:frame>
Obesev was first proposed to replace peacekeepers with an unrecognized Transnistria International Civil Mission. The OSCE Parliamentary Assembly has approved the relevant surveys and called on Russia to withdraw its troops from Moldova.</text:p>
      <text:p text:style-name="P4">
As Ukrinform reports, it reports <text:a xlink:type="simple" xlink:href="https://newsmaker.md/rus/novosti/obse-vpervye-predlozhila-zamenit-mirotvortsev-v-pridnestrove-na-grazhdanskuyu-missiyu/" text:style-name="Internet_20_link" text:visited-style-name="Visited_20_Internet_20_Link">
News Maker</text:a>
.</text:p>
      <text:p text:style-name="P4">
From June 30 to July 4 in Vancouver, Canada, the annual session of the Parliamentary Assembly of the Organization for Security and Cooperation in Europe took place(<text:a xlink:type="simple" xlink:href="https://www.ukrinform.ua/tag-obse" text:style-name="Internet_20_link" text:visited-style-name="Visited_20_Internet_20_Link">
OSCE</text:a>
 ). На сесії ухвалили резолюцію проситуацію в Молдові.</text:p>
      <text:p text:style-name="P4">
"Уперше делегати закликали всі сторони розпочати політичні дискусії, щобзамінити нинішню миротворчу місію в придністровському регіоні набагатосторонню міжнародну цивільну місію", - йдеться в повідомленні.</text:p>
      <text:p text:style-name="P4">
Також члени Парламентської асамблеї ОБСЄ визнали, що конфлікт упридністровському регіоні Молдови, як і раніше, становить серйозну загрозубезпеці та стабільності в регіоні ОБСЄ.</text:p>
      <text:p text:style-name="P4">
Члени організації підтвердили свою прихильність досягненню мирного,всеосяжного і міцного розв'язання тривалого конфлікту за повної поваги досуверенітету, незалежності та територіальної цілісності Молдови в межах їїміжнародно визнаних кордонів.</text:p>
      <text:p text:style-name="P4">
Водночас Парламентська асамблея ОБСЄ закликала Росію вивести свої війська зтериторії Молдови та утилізувати боєприпаси, що перебувають на складі поблизусела Колбасна в придністровському регіоні Молдови.</text:p>
      <text:p text:style-name="P4">
Варто зазначити, що 2020 року президентка Мая Санду запропонувала замінитиросійських миротворців у невизнаному Придністров'ї на цивільну місію підегідою Організації з безпеки та співробітництва в Європі.</text:p>
      <text:p text:style-name="P4">
"Оскільки давно немає небезпеки військових дій, цю місію потрібно зробитицивільною під егідою ОБСЄ. Це - позиція Молдови, яку я підкреслюю", - сказалатоді Санду.</text:p>
      <text:p text:style-name="P4">
<text:span text:style-name="T4">
Читайте також:</text:span>
 <text:a xlink:type="simple" xlink:href="https://www.ukrinform.ua/rubric-ato/3731777-jmovirnist-zbilsenna-vijskovoi-prisutnosti-u-pridnistrovi-e-nizkou-genstab.html" text:style-name="Internet_20_link" text:visited-style-name="Visited_20_Internet_20_Link">
 Ймовірність збільшення військової присутності у<text:span text:style-name="T4">
Придністров</text:span>
 ’ї є низькою - Генштаб </text:a>
The head of Tiraspol's foreign policy department Vitaliy Ignatiev then stated that it is impossible to change the format of a peacekeeping mission, since the Transnistrian conflict was not settled.</text:p>
      <text:p text:style-name="P4">
News Source: <text:a xlink:type="simple" xlink:href="https://www.ukrinform.ua/rubric-ato/3731995-obse-proponue-zaminiti-mirotvorcu-misiu-v-neviznanomu-pridnistrovi-na-miznarodnu-civilnu.html" text:style-name="Internet_20_link" text:visited-style-name="Visited_20_Internet_20_Link">
https://www.ukrinform.ua/rubric-ato/3731995-obse-proponue-zaminiti-mirotvorcu-misiu-v-neviznanomu-pridnistrovi-na-miznarodnu-civilnu.html</text:a>
</text:p>
      <!--NEWS-->
      <text:h text:style-name="P10" text:outline-level="1">
<text:span text:style-name="T4">
The shelling of the Belozersk community in Kherson region: the number of wounded increased to five</text:span>
</text:h>
      <text:p text:style-name="P4">
Authors: Ukrinform (Person)</text:p>
      <text:p text:style-name="P4">
Publisher: Укринформ (Organization)</text:p>
      <text:p text:style-name="P4">
Published Time: 2023-07-05T-4:38:00+03:00</text:p>
      <text:p text:style-name="P4">
Modified Time: 2023-07-05T21:38:00+03:00</text:p>
      <text:p text:style-name="P4">
Description: As a result of the shelling of the Russian army of the Belozersky community of Kherson region, the number of wounded increased to five, one person died. - Ukrinform.</text:p>
      <text:p text:style-name="P4">
Images: ['<text:a xlink:type="simple" xlink:href="https://static.ukrinform.com/photos/2023_07/thumb_files/630_360_1688580593-112.jpg" text:style-name="Internet_20_link" text:visited-style-name="Visited_20_Internet_20_Link">
630_360_16885...</text:a>
']</text:p>
      <text:p text:style-name="P4">
Tags: ['Херсонщина', 'Обстріл', 'Поранені', 'Офіс Президента', 'Війна з Росією']</text:p>
      <text:p text:style-name="P4">
Type: Article</text:p>
      <!--METADATA-->
      <text:p text:style-name="P4">
<draw:frame draw:style-name="fr1" draw:name="Image42" text:anchor-type="as-char" svg:width="6.9236in" svg:height="3.956343in" draw:z-index="0">
<draw:image xlink:href="../Images/yкринформ/2023-07-05T-4-38-00-03-00/630_360_1688580593-112.jpg" xlink:type="simple" xlink:show="embed" xlink:actuate="onLoad" draw:mime-type="image/jpeg"/>
</draw:frame>
In addition to the Russian army of the Belozersk community of the Kherson region, the number of stolen increased to five, one person was killed.</text:p>
      <text:p text:style-name="P4">
According to Ukrinform, Andriy YermAns reports about it in <text:a xlink:type="simple" xlink:href="https://t.me/ermaka2022/3122" text:style-name="Internet_20_link" text:visited-style-name="Visited_20_Internet_20_Link">
telegram. </text:a>
"The Russian army struck houses in Belozerka. It is known that six peaceful people have been surveyed," Yermak said.</text:p>
      <text:p text:style-name="P4">
Injuries that are incompatible with life, received a 58-year-old man who was burning. There was a fire in the house.</text:p>
      <text:p text:style-name="P4">
A 10-year-old boy and a 56-year-old woman were also injured.</text:p>
      <text:p text:style-name="P4">
As a result of the impact on another house is lung <text:a xlink:type="simple" xlink:href="https://www.ukrinform.ua/tag-poraneni" text:style-name="Internet_20_link" text:visited-style-name="Visited_20_Internet_20_Link">
wounded</text:a>
He received a 51-year-old man, as well as two women, 70 and 41 years.</text:p>
      <text:p text:style-name="P4">
<text:span text:style-name="T4">
 Read also: </text:span>
 <text:a xlink:type="simple" xlink:href="https://www.ukrinform.ua/rubric-ato/3731969-armia-rf-obstrilala-gromadu-na-nikopolsini.html" text:style-name="Internet_20_link" text:visited-style-name="Visited_20_Internet_20_Link">
Army of the Russian Federation <text:span text:style-name="T4">
 Shelling </text:span>
 Yala community in Dnipropetrovsk</text:a>
According to Ukrinform, according to the prosecutor General's Office, on July 5, 19:00 Russian invaders fired at settlements in the Belozersky community.(https://www.ukrinform.ua/rubric-ato/3731981-vorog-obstrilav-bilozersku-gromadu-na-hersonsini-odin-zagiblij-troe-poraneni.html)Photo: Prosecutor General Office</text:p>
      <text:p text:style-name="P4">
News Source: <text:a xlink:type="simple" xlink:href="https://www.ukrinform.ua/rubric-ato/3731996-obstril-bilozerskoi-gromadi-na-hersonsini-kilkist-poranenih-zrosla-do-5.html" text:style-name="Internet_20_link" text:visited-style-name="Visited_20_Internet_20_Link">
https://www.ukrinform.ua/rubric-ato/3731996-obstril-bilozerskoi-gromadi-na-hersonsini-kilkist-poranenih-zrosla-do-5.html</text:a>
</text:p>
      <!--NEWS-->
      <text:h text:style-name="P10" text:outline-level="1">
<text:span text:style-name="T4">
The Armed Forces are moving in conditions of enemy preference in weapons - painter</text:span>
</text:h>
      <text:p text:style-name="P4">
Authors: Ukrinform (Person)</text:p>
      <text:p text:style-name="P4">
Publisher: Укринформ (Organization)</text:p>
      <text:p text:style-name="P4">
Published Time: 2023-07-05T-5:31:00+03:00</text:p>
      <text:p text:style-name="P4">
Modified Time: 2023-07-05T21:31:00+03:00</text:p>
      <text:p text:style-name="P4">
Description: The Armed Forces of Ukraine have much less weapons than the enemy, but still moving. - Ukrinform.</text:p>
      <text:p text:style-name="P4">
Images: ['<text:a xlink:type="simple" xlink:href="https://static.ukrinform.com/photos/2023_05/thumb_files/630_360_1684772130-475.jpg" text:style-name="Internet_20_link" text:visited-style-name="Visited_20_Internet_20_Link">
630_360_16847...</text:a>
']</text:p>
      <text:p text:style-name="P4">
Tags: ['ЗСУ', 'Війна з Росією', 'Ганна Маляр', 'Єдині новини']</text:p>
      <text:p text:style-name="P4">
Type: Article</text:p>
      <!--METADATA-->
      <text:p text:style-name="P4">
<draw:frame draw:style-name="fr1" draw:name="Image43" text:anchor-type="as-char" svg:width="6.9236in" svg:height="3.956343in" draw:z-index="0">
<draw:image xlink:href="../Images/yкринформ/2023-07-05T-5-31-00-03-00/630_360_1684772130-475.jpg" xlink:type="simple" xlink:show="embed" xlink:actuate="onLoad" draw:mime-type="image/jpeg"/>
</draw:frame>
Arms of Ukraine have much less weapons than the enemy, but all unravel.</text:p>
      <text:p text:style-name="P4">
The Unified News said this on the air of the Tele scale, the Deputy Minister of Defense Painter said, Ukrinform correspondent reports.</text:p>
      <text:p text:style-name="P4">
"The enemy still has a great advantage in armed. That is our(military - ed.)They move in conditions where they have much less weapons, much less ammunition, but less that our losses are smaller and ours are slowly but moving. It is omnified as it can best under such conditions, " - Razulyamal.</text:p>
      <text:p text:style-name="P4">
<text:span text:style-name="T4">
 Read also: </text:span>
 <text:a xlink:type="simple" xlink:href="https://www.ukrinform.ua/rubric-crimea/3731680-rosijski-vijska-v-krimu-aktivno-gotuutsa-do-oboroni-genstab.html" text:style-name="Internet_20_link" text:visited-style-name="Visited_20_Internet_20_Link">
Russian troops in the Crimea are actively preparing for defense - Gensor</text:a>
According to her, the Ukrainian military is currently creating the conditions for the enemy to have no offensive capabilities, as well as for faster advancement <text:a xlink:type="simple" xlink:href="https://www.ukrinform.ua/tag-zsu" text:style-name="Internet_20_link" text:visited-style-name="Visited_20_Internet_20_Link">
Armed Forces</text:a>
in future.</text:p>
      <text:p text:style-name="P4">
As reported, the Russian troops caused 48 aircraft blows to 54 shelling of rocket launchers at the positions of the Armed Forces of Ukraine.</text:p>
      <text:p text:style-name="P4">
<text:span text:style-name="T5">
Foto: General Staff</text:span>
</text:p>
      <text:p text:style-name="P4">
News Source: <text:a xlink:type="simple" xlink:href="https://www.ukrinform.ua/rubric-ato/3731994-zsu-prosuvautsa-v-umovah-perevagi-voroga-u-ozbroenni-malar.html" text:style-name="Internet_20_link" text:visited-style-name="Visited_20_Internet_20_Link">
https://www.ukrinform.ua/rubric-ato/3731994-zsu-prosuvautsa-v-umovah-perevagi-voroga-u-ozbroenni-malar.html</text:a>
</text:p>
      <!--NEWS-->
      <text:h text:style-name="P10" text:outline-level="1">
<text:span text:style-name="T4">
At Kupiansk direction Russian army shelled Odradne, Novomlynsk, Dvorichna, Zapadne, Kupyansk,...</text:span>
</text:h>
      <text:p text:style-name="P4">
Authors: liveuamap (Language: en)</text:p>
      <text:p text:style-name="P4">
Time: 2023-07-05T-6:12:00</text:p>
      <text:p text:style-name="P4">
Location: Kupiansk (Latitude:49.63706 Longtitude:37.90798)</text:p>
      <text:p text:style-name="P4">
Videos: []</text:p>
      <text:p text:style-name="P4">
Images: []</text:p>
      <text:p text:style-name="P4">
Tags: ["Russia"]</text:p>
      <text:p text:style-name="P4">
Id: 22573993</text:p>
      <!--METADATA-->
      <text:p text:style-name="P4">
At Kupiansk direction Russian army shelled Odradne, Novomlynsk, Dvorichna,Zapadne, Kupyansk, Masutivka and Kyslivka of Kharkiv region, - General Staffof Armed Forces of Ukraine says in the morning report</text:p>
      <text:p text:style-name="P4">
News Collection Link: <text:a xlink:type="simple" xlink:href="https:\/\/liveuamap.com\/en\/2023\/5-july-at-kupiansk-direction-russian-army-shelled-odradne" text:style-name="Internet_20_link" text:visited-style-name="Visited_20_Internet_20_Link">
https:\/\/liveuamap.com\/en\/2023\/5-july-at-kupiansk-direction-russian-army-shelled-odradne</text:a>
</text:p>
      <text:p text:style-name="P4">
News Source: <text:a xlink:type="simple" xlink:href="https://t.me/lumsrc/5273" text:style-name="Internet_20_link" text:visited-style-name="Visited_20_Internet_20_Link">
https://t.me/lumsrc/5273</text:a>
</text:p>
      <!--NEWS-->
      <text:h text:style-name="P10" text:outline-level="1">
<text:span text:style-name="T4">
Citizens and business this year purchased military bonds for ₴ 59.2 billion - NBU</text:span>
</text:h>
      <text:p text:style-name="P4">
Authors: Ukrinform (Person)</text:p>
      <text:p text:style-name="P4">
Publisher: Укринформ (Organization)</text:p>
      <text:p text:style-name="P4">
Published Time: 2023-07-05T-6:20:00+03:00</text:p>
      <text:p text:style-name="P4">
Modified Time: 2023-07-05T21:20:00+03:00</text:p>
      <text:p text:style-name="P4">
Description: As of July 1, the portfolio of military bonds owned by individuals and legal entities amounted to UAH 59.2 billion in equivalent. - Ukrinform.</text:p>
      <text:p text:style-name="P4">
Images: ['<text:a xlink:type="simple" xlink:href="https://static.ukrinform.com/photos/2019_02/thumb_files/630_360_1550144984-323.jpg" text:style-name="Internet_20_link" text:visited-style-name="Visited_20_Internet_20_Link">
630_360_15501...</text:a>
']</text:p>
      <text:p text:style-name="P4">
Tags: ['Нацбанк', 'Гроші', 'Військові облігації']</text:p>
      <text:p text:style-name="P4">
Type: Article</text:p>
      <!--METADATA-->
      <text:p text:style-name="P4">
<draw:frame draw:style-name="fr1" draw:name="Image44" text:anchor-type="as-char" svg:width="6.9236in" svg:height="3.956343in" draw:z-index="0">
<draw:image xlink:href="../Images/yкринформ/2023-07-05T-6-20-00-03-00/630_360_1550144984-323.jpg" xlink:type="simple" xlink:show="embed" xlink:actuate="onLoad" draw:mime-type="image/jpeg"/>
</draw:frame>
As of July 1, the portfolio of military bonds owned by individuals and legal entities set UAH 59.2 billion in equivalent.</text:p>
      <text:p text:style-name="P4">
According to Ukrinform, the press service reports <text:a xlink:type="simple" xlink:href="https://bank.gov.ua/ua/news/all/z-pochatku-2023-roku-uryad-zaluchiv-vid-prodaju-ovdp-na-auktsionah-ekvivalent-293-mlrd-grn-a-zagalom-uprodovj-voyennogo-stanu--545-mlrd-grn" text:style-name="Internet_20_link" text:visited-style-name="Visited_20_Internet_20_Link">
National Bank of Ukraine</text:a>
.</text:p>
      <text:p text:style-name="P4">
“In general, since the beginning of the year the portfolio <text:a xlink:type="simple" xlink:href="https://www.ukrinform.ua/tag-vijskovi-obligacii" text:style-name="Internet_20_link" text:visited-style-name="Visited_20_Internet_20_Link">
military bonds</text:a>
The ownership of individuals increased by 71% - to UAH 59.2 billion in equivalent, ”the message reads.</text:p>
      <text:p text:style-name="P4">
According to the NBU Depository, as of July 1, 2023, the Tabusnes citizens purchased military government bonds for UAH 26,090.9 million, or 36.8% of the total volume of the hryvnia military ATP purchased. In addition, a bond of $ 822.0 million was purchased. The US, or 52.6% of the total volume of military government bonds nominated in dollars, and 76.5 million euros, or 12.2% of the total volume of EURODP.</text:p>
      <text:p text:style-name="P4">
It is emphasized that the portfolio of military bonds owned by Ukrainian citizens is the second largest volume after the concentrated volume of these valuables in primary dealers.</text:p>
      <text:p text:style-name="P4">
<text:span text:style-name="T4">
 Read also: </text:span>
 <text:a xlink:type="simple" xlink:href="https://www.ukrinform.ua/rubric-economy/3731424-minfin-rozmistiv-ovdp-na-ponad-6-milardiv.html" text:style-name="Internet_20_link" text:visited-style-name="Visited_20_Internet_20_Link">
<text:span text:style-name="T4">
 Ministry of Finance </text:span>
 <text:span text:style-name="T4">
 placed </text:span>
 <text:span text:style-name="T4">
 </text:span>
 TIPS <text:span text:style-name="T4">
 on </text:span>
 above <text:span text:style-name="T4">
 ₴ 6 </text:span>
 billions **</text:a>
The volume of military government bonds owned by non -residents on July 1 amounted to UAH 12,911.3 million and $ 22.7 million. The United States, increasing in the first half of 2023, 4.5 times.</text:p>
      <text:p text:style-name="P4">
As reported by Ukrinform, in connection with Russian aggression, the Ukrainian government has taken a decision on a step -by -step issue of military bonds in the amount of up to 400 billion. The Ministry of Finance conducts auctions for the sale of government bonds every Tuesday, starting with the 1st 2022.</text:p>
      <text:p text:style-name="P4">
In January - June 2023, the Government of Ukraine [attracted 293 billion UAH from the placement(https://www.ukrinform.ua/rubric-economy/3731950-cogoric-zavdaki-ovdp-do-budzetu-zalucili-ponad-293-milardi-nacbank.html), in total during the martial law - UAH 545 billion.</text:p>
      <text:p text:style-name="P4">
News Source: <text:a xlink:type="simple" xlink:href="https://www.ukrinform.ua/rubric-economy/3731959-gromadani-ta-biznes-cogoric-pridbali-vijskovih-obligacij-na-592-milarda-nbu.html" text:style-name="Internet_20_link" text:visited-style-name="Visited_20_Internet_20_Link">
https://www.ukrinform.ua/rubric-economy/3731959-gromadani-ta-biznes-cogoric-pridbali-vijskovih-obligacij-na-592-milarda-nbu.html</text:a>
</text:p>
      <!--NEWS-->
      <text:h text:style-name="P10" text:outline-level="1">
<text:span text:style-name="T4">
Movement by Degtyarivska Street near the Shevchenkivsky District Court resumed</text:span>
</text:h>
      <text:p text:style-name="P4">
Authors: Ukrinform (Person)</text:p>
      <text:p text:style-name="P4">
Publisher: Укринформ (Organization)</text:p>
      <text:p text:style-name="P4">
Published Time: 2023-07-05T-7:18:00+03:00</text:p>
      <text:p text:style-name="P4">
Modified Time: 2023-07-05T21:18:00+03:00</text:p>
      <text:p text:style-name="P4">
Description: The traffic of Degtyarivska Street near the Shevchenkivsky District Court of Kyiv was restored. - Ukrinform.</text:p>
      <text:p text:style-name="P4">
Images: ['<text:a xlink:type="simple" xlink:href="https://static.ukrinform.com/photos/2023_07/thumb_files/630_360_1688573267-455.jpg" text:style-name="Internet_20_link" text:visited-style-name="Visited_20_Internet_20_Link">
630_360_16885...</text:a>
']</text:p>
      <text:p text:style-name="P4">
Tags: ['Дороги', 'Київ', 'рух']</text:p>
      <text:p text:style-name="P4">
Type: Article</text:p>
      <!--METADATA-->
      <text:p text:style-name="P4">
<draw:frame draw:style-name="fr1" draw:name="Image45" text:anchor-type="as-char" svg:width="6.9236in" svg:height="3.956343in" draw:z-index="0">
<draw:image xlink:href="../Images/yкринформ/2023-07-05T-7-18-00-03-00/630_360_1688573267-455.jpg" xlink:type="simple" xlink:show="embed" xlink:actuate="onLoad" draw:mime-type="image/jpeg"/>
</draw:frame>
The Movvik Degtyarivska near the Shevchenkivsky District Court of Kyiv was restored.</text:p>
      <text:p text:style-name="P4">
This was reported by Ukrinform correspondent.</text:p>
      <text:p text:style-name="P4">
Travel Degtyarovskaya Street approximately within one kilometer of the Zesevchenkivsky District Court, in the premises of which there were explosions, was restricted with investigative actions.</text:p>
      <text:p text:style-name="P4">
After the departure of militiamen and "fast" motion resumed.</text:p>
      <text:p text:style-name="P4">
<text:span text:style-name="T4">
 Read also: </text:span>
 <text:a xlink:type="simple" xlink:href="https://www.ukrinform.ua/rubric-kyiv/3731976-slidstvo-zasovuvatime-ak-vibuhivka-potrapila-u-sevcenkivskij-rajsud-klimenko.html" text:style-name="Internet_20_link" text:visited-style-name="Visited_20_Internet_20_Link">
the investigation will find out how the explosion got Ushevchenkivskyi <text:span text:style-name="T4">
 district court </text:span>
 - Klimenko</text:a>
As reported by Ukrinform, an explosion was raised in the Shevchenkivsky District Court of the city of Kyiv. ](https://www.ukrinform.ua/rubric-other_news/3731924-u-kievi-v-primisenni-sudu-prolunav-vibuh.html)The provisions of the Minister of Internal Affairs Igor Klimenko, in general, were two.</text:p>
      <text:p text:style-name="P4">
This happened during the escort from the court of the court of Igor Humeniuk, who is accused of committing a terrorist attack under the Verkhovna Rada on August 31, 2015. According to the investigation, then Humeniuk threw a fighting grenade during the protest, resulting in killed four National Guards, more than 140 people were injured.</text:p>
      <text:p text:style-name="P4">
As a result of the incident in the Shevchenkivsky District Court, two employees of Kord. Humeniuk were wounded <text:a xlink:type="simple" xlink:href="https://www.ukrinform.ua/rubric-kyiv/3731961-vibuh-u-sudi-kieva-pravoporusnik-zaginuv-na-misci.html" text:style-name="Internet_20_link" text:visited-style-name="Visited_20_Internet_20_Link">
died. </text:a>
</text:p>
      <text:p text:style-name="P4">
News Source: <text:a xlink:type="simple" xlink:href="https://www.ukrinform.ua/rubric-kyiv/3731991-ruh-vuliceu-degtarivskou-poblizu-sevcenkivskogo-rajsudu-vidnovili.html" text:style-name="Internet_20_link" text:visited-style-name="Visited_20_Internet_20_Link">
https://www.ukrinform.ua/rubric-kyiv/3731991-ruh-vuliceu-degtarivskou-poblizu-sevcenkivskogo-rajsudu-vidnovili.html</text:a>
</text:p>
      <!--NEWS-->
      <text:h text:style-name="P10" text:outline-level="1">
<text:span text:style-name="T4">
Russia's crimes against Ukrainian children are not spontaneous or accidental - States in the UN</text:span>
</text:h>
      <text:p text:style-name="P4">
Authors: Ukrinform (Person)</text:p>
      <text:p text:style-name="P4">
Publisher: Укринформ (Organization)</text:p>
      <text:p text:style-name="P4">
Published Time: 2023-07-05T-8:07:00+03:00</text:p>
      <text:p text:style-name="P4">
Modified Time: 2023-07-05T21:07:00+03:00</text:p>
      <text:p text:style-name="P4">
Description: The United States drew attention to the UN crimes against humanity, including the children committed in Ukraine, calling it actions that cannot be spontaneous or accidental. - Ukrinform.</text:p>
      <text:p text:style-name="P4">
Images: ['<text:a xlink:type="simple" xlink:href="https://static.ukrinform.com/photos/2023_07/thumb_files/630_360_1688579980-711.jpg" text:style-name="Internet_20_link" text:visited-style-name="Visited_20_Internet_20_Link">
630_360_16885...</text:a>
']</text:p>
      <text:p text:style-name="P4">
Tags: ['Діти', 'США', 'Радбез ООН', 'Війна з Росією']</text:p>
      <text:p text:style-name="P4">
Type: Article</text:p>
      <!--METADATA-->
      <text:p text:style-name="P4">
<draw:frame draw:style-name="fr1" draw:name="Image46" text:anchor-type="as-char" svg:width="6.9236in" svg:height="3.956343in" draw:z-index="0">
<draw:image xlink:href="../Images/yкринформ/2023-07-05T-8-07-00-03-00/630_360_1688579980-711.jpg" xlink:type="simple" xlink:show="embed" xlink:actuate="onLoad" draw:mime-type="image/jpeg"/>
</draw:frame>
The combination has drew attention to the UN crimes against humanity, including against the children committed in Ukraine, calling it actions that cannot be spontaneous or accidental.</text:p>
      <text:p text:style-name="P4">
This statement was made on Wednesday at the UN Security Council Ambassador on Special Political Issues by Jeffrey Delaurentis, reports his own correspondent.</text:p>
      <text:p text:style-name="P4">
“By continuing the Russian war, the military armed forces and the officials committed crimes against humanity, including children. Representatives of Russian troops resorted to the execution of Ukrainian men, women and <text:a xlink:type="simple" xlink:href="https://www.ukrinform.ua/tag-diti" text:style-name="Internet_20_link" text:visited-style-name="Visited_20_Internet_20_Link">
children</text:a>
. Also, together with other Russian officials, they deported hundreds of thousands of Ukrainian civilians to the Russian Federation, including the numbers who were forcibly divorced with their families, ”he said.</text:p>
      <text:p text:style-name="P4">
At the same time, the US representative emphasized: "These actions are not accidental or spontaneous - they are part of a large -scale and systematic attack on civilian population of Ukraine."</text:p>
      <text:p text:style-name="P4">
The diplomat emphasized that Russian troops continue to attack the places where children are explicitly interpreted, including schools, hospitals and dwellings.</text:p>
      <text:p text:style-name="P4">
"This strict reality serves as a sharp reminder of the urgency of strengthening the potential of the international community in the field of children's protection, as well as an important need for all states to respect international law and principles enshrined in the UN Charter," the US representative said.</text:p>
      <text:p text:style-name="P4">
<text:span text:style-name="T4">
 Read also: </text:span>
 <text:a xlink:type="simple" xlink:href="https://www.ukrinform.ua/rubric-polytics/3731979-ukraina-v-oon-rosijska-armia-stoit-v-odnomu-radu-z-idil-alsabab-i-talibanom.html" text:style-name="Internet_20_link" text:visited-style-name="Visited_20_Internet_20_Link">
Ukraine in the UN: Russian army stands on a par with Zidil, "Al-Shabab" and "Taliban"</text:a>
As reported <text:a xlink:type="simple" xlink:href="https://www.ukrinform.ua/rubric-ato/3726480-oon-vnesla-rosiu-do-spisku-ganbi-za-vbivstva-ditej-v-ukraini-op.html" text:style-name="Internet_20_link" text:visited-style-name="Visited_20_Internet_20_Link">
Ukrinform</text:a>
, the Secretary -General of Guterres, the Secretary General of Guterres has approved the decision to add Russian armed forces to the global list of persons contained in the report "Children and the Armed Conflict" of the Housing and injury of children and attacks on schools and hospitals.</text:p>
      <text:p text:style-name="P4">
News Source: <text:a xlink:type="simple" xlink:href="https://www.ukrinform.ua/rubric-polytics/3731987-zlocini-rosii-proti-ukrainskih-ditej-ne-e-spontannimi-ci-vipadkovimi-stati-v-oon.html" text:style-name="Internet_20_link" text:visited-style-name="Visited_20_Internet_20_Link">
https://www.ukrinform.ua/rubric-polytics/3731987-zlocini-rosii-proti-ukrainskih-ditej-ne-e-spontannimi-ci-vipadkovimi-stati-v-oon.html</text:a>
</text:p>
      <!--NEWS-->
      <text:h text:style-name="P10" text:outline-level="1">
<text:span text:style-name="T4">
At Lyman direction Russian army shelled Nevske, Bilohorivka of Luhansk region and Verkhnokamy...</text:span>
</text:h>
      <text:p text:style-name="P4">
Authors: liveuamap (Language: en)</text:p>
      <text:p text:style-name="P4">
Time: 2023-07-05T-8:12:00</text:p>
      <text:p text:style-name="P4">
Location: Donetsk (Latitude:48.7537 Longtitude:38.07552)</text:p>
      <text:p text:style-name="P4">
Videos: []</text:p>
      <text:p text:style-name="P4">
Images: []</text:p>
      <text:p text:style-name="P4">
Tags: ["Russia"]</text:p>
      <text:p text:style-name="P4">
Id: 22573984</text:p>
      <!--METADATA-->
      <text:p text:style-name="P4">
At Lyman direction Russian army shelled Nevske, Bilohorivka of Luhansk regionand Verkhnokamyanske, Berestove, Vesele and Rozdolivka of Donetsk region, -General Staff of Armed Forces of Ukraine says in the morning report</text:p>
      <text:p text:style-name="P4">
News Collection Link: <text:a xlink:type="simple" xlink:href="https:\/\/liveuamap.com\/en\/2023\/5-july-at-lyman-direction-russian-army-shelled-nevske-bilohorivka" text:style-name="Internet_20_link" text:visited-style-name="Visited_20_Internet_20_Link">
https:\/\/liveuamap.com\/en\/2023\/5-july-at-lyman-direction-russian-army-shelled-nevske-bilohorivka</text:a>
</text:p>
      <text:p text:style-name="P4">
News Source: <text:a xlink:type="simple" xlink:href="https://t.me/lumsrc/5274" text:style-name="Internet_20_link" text:visited-style-name="Visited_20_Internet_20_Link">
https://t.me/lumsrc/5274</text:a>
</text:p>
      <!--NEWS-->
      <text:h text:style-name="P10" text:outline-level="1">
<text:span text:style-name="T4">
1 person wounded as result of shelling in Kozacha Lopan overnight</text:span>
</text:h>
      <text:p text:style-name="P4">
Authors: liveuamap (Language: en)</text:p>
      <text:p text:style-name="P4">
Time: 2023-07-05T03:16:00</text:p>
      <text:p text:style-name="P4">
Location: Kharkiv (Latitude:50.32826 Longtitude:36.1948)</text:p>
      <text:p text:style-name="P4">
Videos: []</text:p>
      <text:p text:style-name="P4">
Images: []</text:p>
      <text:p text:style-name="P4">
Tags: ["Europe", "Central and Eastern Europe"]</text:p>
      <text:p text:style-name="P4">
Id: 22573953</text:p>
      <!--METADATA-->
      <text:p text:style-name="P4">
1 person wounded as result of shelling in Kozacha Lopan overnight</text:p>
      <text:p text:style-name="P4">
News Collection Link: <text:a xlink:type="simple" xlink:href="https:\/\/liveuamap.com\/en\/2023\/5-july-1-person-wounded-as-result-of-shelling-in-kozacha" text:style-name="Internet_20_link" text:visited-style-name="Visited_20_Internet_20_Link">
https:\/\/liveuamap.com\/en\/2023\/5-july-1-person-wounded-as-result-of-shelling-in-kozacha</text:a>
</text:p>
      <text:p text:style-name="P4">
News Source: <text:a xlink:type="simple" xlink:href="https://t.me/suspilnekharkiv/26512" text:style-name="Internet_20_link" text:visited-style-name="Visited_20_Internet_20_Link">
https://t.me/suspilnekharkiv/26512</text:a>
</text:p>
      <!--NEWS-->
      <text:h text:style-name="P10" text:outline-level="1">
<text:span text:style-name="T4">
The Russian army attacked the village of Novoukrainka in the Bohodukhiv district with a dron...</text:span>
</text:h>
      <text:p text:style-name="P4">
Authors: liveuamap (Language: en)</text:p>
      <text:p text:style-name="P4">
Time: 2023-07-05T03:26:00</text:p>
      <text:p text:style-name="P4">
Location: Bogodukhiv (Latitude:50.2516 Longtitude:35.43915)</text:p>
      <text:p text:style-name="P4">
Videos: []</text:p>
      <text:p text:style-name="P4">
Images: []</text:p>
      <text:p text:style-name="P4">
Tags: ["Europe", "Central and Eastern Europe"]</text:p>
      <text:p text:style-name="P4">
Id: 22573954</text:p>
      <!--METADATA-->
      <text:p text:style-name="P4">
The Russian army attacked the village of Novoukrayinka in the Bogodukhivdistrict with a drone overnight</text:p>
      <text:p text:style-name="P4">
News Collection Link: <text:a xlink:type="simple" xlink:href="https:\/\/liveuamap.com\/en\/2023\/5-july-the-russian-army-attacked-the-village-of-novoukrayinka" text:style-name="Internet_20_link" text:visited-style-name="Visited_20_Internet_20_Link">
https:\/\/liveuamap.com\/en\/2023\/5-july-the-russian-army-attacked-the-village-of-novoukrayinka</text:a>
</text:p>
      <text:p text:style-name="P4">
News Source: <text:a xlink:type="simple" xlink:href="https://t.me/suspilnekharkiv/26513" text:style-name="Internet_20_link" text:visited-style-name="Visited_20_Internet_20_Link">
https://t.me/suspilnekharkiv/26513</text:a>
</text:p>
      <!--NEWS-->
      <text:h text:style-name="P10" text:outline-level="1">
<text:span text:style-name="T4">
Russian aviation dropping guided bombs at Zmiivka village of Kherson region for the 2nd day i...</text:span>
</text:h>
      <text:p text:style-name="P4">
Authors: liveuamap (Language: en)</text:p>
      <text:p text:style-name="P4">
Time: 2023-07-05T04:10:17</text:p>
      <text:p text:style-name="P4">
Location: Kherson (Latitude:46.86612 Longtitude:33.58323)</text:p>
      <text:p text:style-name="P4">
Videos: []</text:p>
      <text:p text:style-name="P4">
Images: ["<text:a xlink:type="simple" xlink:href="https://liveuamap.com/pics/2023/07/05/22573947_0.jpg" text:style-name="Internet_20_link" text:visited-style-name="Visited_20_Internet_20_Link">
22573947_0.jpg</text:a>
"]</text:p>
      <text:p text:style-name="P4">
Tags: ["Europe", "Central and Eastern Europe"]</text:p>
      <text:p text:style-name="P4">
Id: 22573947</text:p>
      <!--METADATA-->
      <text:p text:style-name="P4">
Russian aviation dropping guided bombs at Zmiivka village of Kherson regionfor the 2nd day in a row</text:p>
      <text:p text:style-name="P4">
<draw:frame draw:style-name="fr1" draw:name="Image47" text:anchor-type="as-char" svg:width="6.9236in" svg:height="4.601309in" draw:z-index="0">
<draw:image xlink:href="../Images/liveuamap/2023-07-05T04-10-17/22573947_0.jpg" xlink:type="simple" xlink:show="embed" xlink:actuate="onLoad" draw:mime-type="image/jpeg"/>
</draw:frame>
News Collection Link: <text:a xlink:type="simple" xlink:href="https:\/\/liveuamap.com\/en\/2023\/5-july-russian-aviation-dropping-guided-bombs-at-zmiivka" text:style-name="Internet_20_link" text:visited-style-name="Visited_20_Internet_20_Link">
https:\/\/liveuamap.com\/en\/2023\/5-july-russian-aviation-dropping-guided-bombs-at-zmiivka</text:a>
</text:p>
      <text:p text:style-name="P4">
News Source: <text:a xlink:type="simple" xlink:href="https://twitter.com/hochu_dodomu/status/1676490977094127616" text:style-name="Internet_20_link" text:visited-style-name="Visited_20_Internet_20_Link">
https://twitter.com/hochu_dodomu/status/1676490977094127616</text:a>
</text:p>
      <!--NEWS-->
      <text:h text:style-name="P10" text:outline-level="1">
<text:span text:style-name="T4">
Death toll of Kakhovka Dam collapse in occupied parts of Kherson region increased to 50</text:span>
</text:h>
      <text:p text:style-name="P4">
Authors: liveuamap (Language: en)</text:p>
      <text:p text:style-name="P4">
Time: 2023-07-05T04:12:45</text:p>
      <text:p text:style-name="P4">
Location: Kherson (Latitude:46.61901 Longtitude:32.72854)</text:p>
      <text:p text:style-name="P4">
Videos: []</text:p>
      <text:p text:style-name="P4">
Images: []</text:p>
      <text:p text:style-name="P4">
Tags: ["Europe", "Central and Eastern Europe"]</text:p>
      <text:p text:style-name="P4">
Id: 22573948</text:p>
      <!--METADATA-->
      <text:p text:style-name="P4">
Death toll of Kakhovka Dam collapse in occupied parts of Kherson regionincreased to 50</text:p>
      <text:p text:style-name="P4">
News Collection Link: <text:a xlink:type="simple" xlink:href="https:\/\/liveuamap.com\/en\/2023\/5-july-death-toll-of-kakhovka-dam-collapse-in-occupied-parts" text:style-name="Internet_20_link" text:visited-style-name="Visited_20_Internet_20_Link">
https:\/\/liveuamap.com\/en\/2023\/5-july-death-toll-of-kakhovka-dam-collapse-in-occupied-parts</text:a>
</text:p>
      <text:p text:style-name="P4">
News Source: <text:a xlink:type="simple" xlink:href="https://t.me/rusbrief/133362" text:style-name="Internet_20_link" text:visited-style-name="Visited_20_Internet_20_Link">
https://t.me/rusbrief/133362</text:a>
</text:p>
      <!--NEWS-->
      <text:h text:style-name="P10" text:outline-level="1">
<text:span text:style-name="T4">
Kaliber missile launches reported from the Black Sea</text:span>
</text:h>
      <text:p text:style-name="P4">
Authors: liveuamap (Language: en)</text:p>
      <text:p text:style-name="P4">
Time: 2023-07-05T04:13:33</text:p>
      <text:p text:style-name="P4">
Location: Black Sea (Latitude:44.73893 Longtitude:33.19794)</text:p>
      <text:p text:style-name="P4">
Videos: []</text:p>
      <text:p text:style-name="P4">
Images: []</text:p>
      <text:p text:style-name="P4">
Tags: ["Central and Eastern Europe"]</text:p>
      <text:p text:style-name="P4">
Id: 22573949</text:p>
      <!--METADATA-->
      <text:p text:style-name="P4">
Kaliber missile launches reported from the Black Sea</text:p>
      <text:p text:style-name="P4">
News Collection Link: <text:a xlink:type="simple" xlink:href="https:\/\/liveuamap.com\/en\/2023\/5-july-kaliber-missile-launches-reported-from-the-black-sea" text:style-name="Internet_20_link" text:visited-style-name="Visited_20_Internet_20_Link">
https:\/\/liveuamap.com\/en\/2023\/5-july-kaliber-missile-launches-reported-from-the-black-sea</text:a>
</text:p>
      <text:p text:style-name="P4">
News Source: <text:a xlink:type="simple" xlink:href="https://t.me/war_monitor/8537" text:style-name="Internet_20_link" text:visited-style-name="Visited_20_Internet_20_Link">
https://t.me/war_monitor/8537</text:a>
</text:p>
      <!--NEWS-->
      <text:h text:style-name="P10" text:outline-level="1">
<text:span text:style-name="T4">
FSB detained a man in Koreiz, accused him in saboteur activity on behalf of Ukraine</text:span>
</text:h>
      <text:p text:style-name="P4">
Authors: liveuamap (Language: en)</text:p>
      <text:p text:style-name="P4">
Time: 2023-07-05T04:15:08</text:p>
      <text:p text:style-name="P4">
Location: Yalta, (Latitude:44.43304 Longtitude:34.09126)</text:p>
      <text:p text:style-name="P4">
Videos: []</text:p>
      <text:p text:style-name="P4">
Images: ["<text:a xlink:type="simple" xlink:href="https://liveuamap.com/pics/2023/07/05/22573951_0.jpg" text:style-name="Internet_20_link" text:visited-style-name="Visited_20_Internet_20_Link">
22573951_0.jpg</text:a>
"]</text:p>
      <text:p text:style-name="P4">
Tags: ["Central and Eastern Europe"]</text:p>
      <text:p text:style-name="P4">
Id: 22573951</text:p>
      <!--METADATA-->
      <text:p text:style-name="P4">
FSB detained a man in Koreiz, accused him in saboteur activity on behalf ofUkraine</text:p>
      <text:p text:style-name="P4">
<draw:frame draw:style-name="fr1" draw:name="Image48" text:anchor-type="as-char" svg:width="5.625in" svg:height="10.0in" draw:z-index="0">
<draw:image xlink:href="../Images/liveuamap/2023-07-05T04-15-08/22573951_0.jpg" xlink:type="simple" xlink:show="embed" xlink:actuate="onLoad" draw:mime-type="image/jpeg"/>
</draw:frame>
News Collection Link: <text:a xlink:type="simple" xlink:href="https:\/\/liveuamap.com\/en\/2023\/5-july-fsb-detained-a-man-in-koreiz-accused-him-in-saboteur" text:style-name="Internet_20_link" text:visited-style-name="Visited_20_Internet_20_Link">
https:\/\/liveuamap.com\/en\/2023\/5-july-fsb-detained-a-man-in-koreiz-accused-him-in-saboteur</text:a>
</text:p>
      <text:p text:style-name="P4">
News Source: <text:a xlink:type="simple" xlink:href="https://t.me/bazabazon/19213" text:style-name="Internet_20_link" text:visited-style-name="Visited_20_Internet_20_Link">
https://t.me/bazabazon/19213</text:a>
</text:p>
      <!--NEWS-->
      <text:h text:style-name="P10" text:outline-level="1">
<text:span text:style-name="T4">
FSB detained a man at Sakhalin, accused him in saboteur activity on behalf of Ukraine</text:span>
</text:h>
      <text:p text:style-name="P4">
Authors: liveuamap (Language: en)</text:p>
      <text:p text:style-name="P4">
Time: 2023-07-05T04:15:54</text:p>
      <text:p text:style-name="P4">
Location: Yuzhno-Sakhalinsk,Сахалинская (Latitude:46.95729 Longtitude:142.72957)</text:p>
      <text:p text:style-name="P4">
Videos: []</text:p>
      <text:p text:style-name="P4">
Images: []</text:p>
      <text:p text:style-name="P4">
Tags: ["Central and Eastern Europe", "Russia"]</text:p>
      <text:p text:style-name="P4">
Id: 22573952</text:p>
      <!--METADATA-->
      <text:p text:style-name="P4">
FSB detained a man at Sakhalin, accused him in saboteur activity on behalf ofUkraine</text:p>
      <text:p text:style-name="P4">
News Collection Link: <text:a xlink:type="simple" xlink:href="https:\/\/liveuamap.com\/en\/2023\/5-july-fsb-detained-a-man-at-sakhalin-accused-him-in-saboteur" text:style-name="Internet_20_link" text:visited-style-name="Visited_20_Internet_20_Link">
https:\/\/liveuamap.com\/en\/2023\/5-july-fsb-detained-a-man-at-sakhalin-accused-him-in-saboteur</text:a>
</text:p>
      <text:p text:style-name="P4">
News Source: <text:a xlink:type="simple" xlink:href="https://t.me/sputnikossetia/32783" text:style-name="Internet_20_link" text:visited-style-name="Visited_20_Internet_20_Link">
https://t.me/sputnikossetia/32783</text:a>
</text:p>
      <!--NEWS-->
      <text:h text:style-name="P10" text:outline-level="1">
<text:span text:style-name="T4">
Russian bloggers reporting withdrawal from Klishchiivka</text:span>
</text:h>
      <text:p text:style-name="P4">
Authors: liveuamap (Language: en)</text:p>
      <text:p text:style-name="P4">
Time: 2023-07-05T04:20:50</text:p>
      <text:p text:style-name="P4">
Location: Bakhmut (Latitude:48.52752 Longtitude:37.96193)</text:p>
      <text:p text:style-name="P4">
Videos: []</text:p>
      <text:p text:style-name="P4">
Images: []</text:p>
      <text:p text:style-name="P4">
Tags: ["Europe"]</text:p>
      <text:p text:style-name="P4">
Id: 22573956</text:p>
      <!--METADATA-->
      <text:p text:style-name="P4">
Russian bloggers reporting withdrawal from Klischiyivka</text:p>
      <text:p text:style-name="P4">
News Collection Link: <text:a xlink:type="simple" xlink:href="https:\/\/liveuamap.com\/en\/2023\/5-july-russian-bloggers-reporting-withdrawal-from-klischiyivka" text:style-name="Internet_20_link" text:visited-style-name="Visited_20_Internet_20_Link">
https:\/\/liveuamap.com\/en\/2023\/5-july-russian-bloggers-reporting-withdrawal-from-klischiyivka</text:a>
</text:p>
      <text:p text:style-name="P4">
News Source: <text:a xlink:type="simple" xlink:href="https://t.me/Sladkov_plus/8089" text:style-name="Internet_20_link" text:visited-style-name="Visited_20_Internet_20_Link">
https://t.me/Sladkov_plus/8089</text:a>
</text:p>
      <!--NEWS-->
      <text:h text:style-name="P10" text:outline-level="1">
<text:span text:style-name="T4">
The Armed Forces of Ukraine have success during offensive in Klishchiivka area in the Bakhmut...</text:span>
</text:h>
      <text:p text:style-name="P4">
Authors: liveuamap (Language: en)</text:p>
      <text:p text:style-name="P4">
Time: 2023-07-05T05:08:53</text:p>
      <text:p text:style-name="P4">
Location: Bakhmut (Latitude:48.52888 Longtitude:37.9509)</text:p>
      <text:p text:style-name="P4">
Videos: []</text:p>
      <text:p text:style-name="P4">
Images: ["<text:a xlink:type="simple" xlink:href="https://liveuamap.com/pics/2023/07/05/22573960_0.jpg" text:style-name="Internet_20_link" text:visited-style-name="Visited_20_Internet_20_Link">
22573960_0.jpg</text:a>
"]</text:p>
      <text:p text:style-name="P4">
Tags: ["Minsk Monitor", "Europe"]</text:p>
      <text:p text:style-name="P4">
Id: 22573960</text:p>
      <!--METADATA-->
      <text:p text:style-name="P4">
The Armed Forces of Ukraine have success during offensive in Klishchiivka area in the Bakhmut direction, - the spokesman of the General Staff said<draw:frame draw:style-name="fr1" draw:name="Image49" text:anchor-type="as-char" svg:width="6.9236in" svg:height="5.461951in" draw:z-index="0">
<draw:image xlink:href="../Images/liveuamap/2023-07-05T05-08-53/22573960_0.jpg" xlink:type="simple" xlink:show="embed" xlink:actuate="onLoad" draw:mime-type="image/jpeg"/>
</draw:frame>
News Collection Link: <text:a xlink:type="simple" xlink:href="https:\/\/liveuamap.com\/en\/2023\/5-july-the-armed-forces-of-ukraine-have-success-during-offensive" text:style-name="Internet_20_link" text:visited-style-name="Visited_20_Internet_20_Link">
https:\/\/liveuamap.com\/en\/2023\/5-july-the-armed-forces-of-ukraine-have-success-during-offensive</text:a>
</text:p>
      <text:p text:style-name="P4">
News Source: <text:a xlink:type="simple" xlink:href="https://t.me/lachentyt/31393" text:style-name="Internet_20_link" text:visited-style-name="Visited_20_Internet_20_Link">
https://t.me/lachentyt/31393</text:a>
</text:p>
      <!--NEWS-->
      <text:h text:style-name="P10" text:outline-level="1">
<text:span text:style-name="T4">
At Sivershchyna and Slobozhanshchyna directions Russian army shelled Hirsch, Karpovych, Mykhal...</text:span>
</text:h>
      <text:p text:style-name="P4">
Authors: liveuamap (Language: en)</text:p>
      <text:p text:style-name="P4">
Time: 2023-07-05T05:12:00</text:p>
      <text:p text:style-name="P4">
Location: Vovchansk (Latitude:50.39057 Longtitude:37.44553)</text:p>
      <text:p text:style-name="P4">
Videos: []</text:p>
      <text:p text:style-name="P4">
Images: []</text:p>
      <text:p text:style-name="P4">
Tags: ["Russia"]</text:p>
      <text:p text:style-name="P4">
Id: 22573996</text:p>
      <!--METADATA-->
      <text:p text:style-name="P4">
At sivershchyna and slBozhanschyna directions Russian Army Shelled Hirsk, Karpovychi, Mykhalchyna Sloboda, Chaykyne of Chernihiv Region; Seredyna -Buda, Vovkivka, Myropillya, Ryasne of Sumy Region and Odnorobivka, Udy, Vovchansk, Okhrimivka, Zemlyanky of Kharkiv Region Ning Report</text:p>
      <text:p text:style-name="P4">
News Collection Link:(https:\/\/liveuamap.com\/en\/2023\/5-july-at-sivershchyna-and-slobozhanschyna-directions-russian)</text:p>
      <text:p text:style-name="P4">
News Source: <text:a xlink:type="simple" xlink:href="https://t.me/lumsrc/5272" text:style-name="Internet_20_link" text:visited-style-name="Visited_20_Internet_20_Link">
https://t.me/lumsrc/5272</text:a>
</text:p>
      <!--NEWS-->
      <text:h text:style-name="P10" text:outline-level="1">
<text:span text:style-name="T4">
JSU Bakhmut Directio Rusian Army Shelled Vasukivka, Markovo, Bogdanivka, Chrome, Ivanovo ...</text:span>
</text:h>
      <text:p text:style-name="P4">
Authors: liveuamap (Language: en)</text:p>
      <text:p text:style-name="P4">
Time: 2023-07-05T05:13:00</text:p>
      <text:p text:style-name="P4">
Location: Markove, Donetsk Oblast (Latitude:48.65287 Longtitude:37.79366)</text:p>
      <text:p text:style-name="P4">
Videos: []</text:p>
      <text:p text:style-name="P4">
Images: []</text:p>
      <text:p text:style-name="P4">
Tags: ["Russia"]</text:p>
      <text:p text:style-name="P4">
Id: 22573977</text:p>
      <!--METADATA-->
      <text:p text:style-name="P4">
At Bakhmut direction Russian army shelled Vasukivka, Markove, Bohdanivka,Khromove, Ivanivske, Chasiv Yar, Klischiyivka, Oleksandro-Shultyne andPivnichne of Donetsk region, - General Staff of Armed Forces of Ukraine saysin the morning report</text:p>
      <text:p text:style-name="P4">
News Collection Link: <text:a xlink:type="simple" xlink:href="https:\/\/liveuamap.com\/en\/2023\/5-july-at-bakhmut-direction-russian-army-shelled-vasukivka" text:style-name="Internet_20_link" text:visited-style-name="Visited_20_Internet_20_Link">
https:\/\/liveuamap.com\/en\/2023\/5-july-at-bakhmut-direction-russian-army-shelled-vasukivka</text:a>
</text:p>
      <text:p text:style-name="P4">
News Source: <text:a xlink:type="simple" xlink:href="https://t.me/lumsrc/5275" text:style-name="Internet_20_link" text:visited-style-name="Visited_20_Internet_20_Link">
https://t.me/lumsrc/5275</text:a>
</text:p>
      <!--NEWS-->
      <text:h text:style-name="P10" text:outline-level="1">
<text:span text:style-name="T4">
Explosions reported near Yasynuvata</text:span>
</text:h>
      <text:p text:style-name="P4">
Authors: liveuamap (Language: en)</text:p>
      <text:p text:style-name="P4">
Time: 2023-07-05T05:58:45</text:p>
      <text:p text:style-name="P4">
Location: Donetsk Oblast (Latitude:48.11866 Longtitude:37.84704)</text:p>
      <text:p text:style-name="P4">
Videos: []</text:p>
      <text:p text:style-name="P4">
Images: ["<text:a xlink:type="simple" xlink:href="https://liveuamap.com/pics/2023/07/05/22574016_0.jpg" text:style-name="Internet_20_link" text:visited-style-name="Visited_20_Internet_20_Link">
22574016_0.jpg</text:a>
"]</text:p>
      <text:p text:style-name="P4">
Tags: ["Minsk Monitor", "Europe"]</text:p>
      <text:p text:style-name="P4">
Id: 22574016</text:p>
      <!--METADATA-->
      <text:p text:style-name="P4">
Explosions reported near Yasynuvata</text:p>
      <text:p text:style-name="P4">
<draw:frame draw:style-name="fr1" draw:name="Image50" text:anchor-type="as-char" svg:width="6.9236in" svg:height="8.791873in" draw:z-index="0">
<draw:image xlink:href="../Images/liveuamap/2023-07-05T05-58-45/22574016_0.jpg" xlink:type="simple" xlink:show="embed" xlink:actuate="onLoad" draw:mime-type="image/jpeg"/>
</draw:frame>
News Collection Link: <text:a xlink:type="simple" xlink:href="https:\/\/liveuamap.com\/en\/2023\/5-july-explosions-reported-near-yasynuvata" text:style-name="Internet_20_link" text:visited-style-name="Visited_20_Internet_20_Link">
https:\/\/liveuamap.com\/en\/2023\/5-july-explosions-reported-near-yasynuvata</text:a>
</text:p>
      <text:p text:style-name="P4">
News Source: <text:a xlink:type="simple" xlink:href="https://t.me/novosti_donbass24/50477" text:style-name="Internet_20_link" text:visited-style-name="Visited_20_Internet_20_Link">
https://t.me/novosti_donbass24/50477</text:a>
</text:p>
      <!--NEWS-->
      <text:h text:style-name="P10" text:outline-level="1">
<text:span text:style-name="T4">
President Zelensky held military command meeting to discuss military situation and situation ...</text:span>
</text:h>
      <text:p text:style-name="P4">
Authors: liveuamap (Language: en)</text:p>
      <text:p text:style-name="P4">
Time: 2023-07-05T06:34:15</text:p>
      <text:p text:style-name="P4">
Location: Kyiv, Kyiv city (Latitude:50.44329 Longtitude:30.5298)</text:p>
      <text:p text:style-name="P4">
Videos: []</text:p>
      <text:p text:style-name="P4">
Images: []</text:p>
      <text:p text:style-name="P4">
Tags: ["Europe", "Central and Eastern Europe"]</text:p>
      <text:p text:style-name="P4">
Id: 22574037</text:p>
      <!--METADATA-->
      <text:p text:style-name="P4">
President Zelensky held military command meeting to discuss military situationand situation at Zaporizhzhia Nuclear power plant</text:p>
      <text:p text:style-name="P4">
News Collection Link: <text:a xlink:type="simple" xlink:href="https:\/\/liveuamap.com\/en\/2023\/5-july-president-zelensky-held-military-command-meeting-to" text:style-name="Internet_20_link" text:visited-style-name="Visited_20_Internet_20_Link">
https:\/\/liveuamap.com\/en\/2023\/5-july-president-zelensky-held-military-command-meeting-to</text:a>
</text:p>
      <text:p text:style-name="P4">
News Source: <text:a xlink:type="simple" xlink:href="https://t.me/ukrinform_news/103946" text:style-name="Internet_20_link" text:visited-style-name="Visited_20_Internet_20_Link">
https://t.me/ukrinform_news/103946</text:a>
</text:p>
      <!--NEWS-->
      <text:h text:style-name="P10" text:outline-level="1">
<text:span text:style-name="T4">
Explosions were reported in Tokmak</text:span>
</text:h>
      <text:p text:style-name="P4">
Authors: liveuamap (Language: en)</text:p>
      <text:p text:style-name="P4">
Time: 2023-07-05T06:35:14</text:p>
      <text:p text:style-name="P4">
Location: Tokmak (Latitude:47.28185 Longtitude:35.71562)</text:p>
      <text:p text:style-name="P4">
Videos: []</text:p>
      <text:p text:style-name="P4">
Images: []</text:p>
      <text:p text:style-name="P4">
Tags: ["Europe", "Central and Eastern Europe"]</text:p>
      <text:p text:style-name="P4">
Id: 22574038</text:p>
      <!--METADATA-->
      <text:p text:style-name="P4">
Explosions were reported in Tokmak</text:p>
      <text:p text:style-name="P4">
News Collection Link: <text:a xlink:type="simple" xlink:href="https:\/\/liveuamap.com\/en\/2023\/5-july-explosions-were-reported-in-tokmak" text:style-name="Internet_20_link" text:visited-style-name="Visited_20_Internet_20_Link">
https:\/\/liveuamap.com\/en\/2023\/5-july-explosions-were-reported-in-tokmak</text:a>
</text:p>
      <text:p text:style-name="P4">
News Source: <text:a xlink:type="simple" xlink:href="https://t.me/war_monitor/8544" text:style-name="Internet_20_link" text:visited-style-name="Visited_20_Internet_20_Link">
https://t.me/war_monitor/8544</text:a>
</text:p>
      <!--NEWS-->
      <text:h text:style-name="P10" text:outline-level="1">
<text:span text:style-name="T4">
The Russian War touched all 7.5 million Ukrainian children - Kyslitsa in the UN Security Council</text:span>
</text:h>
      <text:p text:style-name="P4">
Authors: Ukrinform (Person)</text:p>
      <text:p text:style-name="P4">
Publisher: Укринформ (Organization)</text:p>
      <text:p text:style-name="P4">
Published Time: 2023-07-05T0:50:00+03:00</text:p>
      <text:p text:style-name="P4">
Modified Time: 2023-07-05T21:50:00+03:00</text:p>
      <text:p text:style-name="P4">
Description: The invasion of Russia into Ukraine touched all 7.5 million Ukrainian children, said Sergey Kislytsia on Wednesday at a meeting of the UN Security Council of the UN Security Council of Ukraine. - Ukrinform.</text:p>
      <text:p text:style-name="P4">
Images: ['<text:a xlink:type="simple" xlink:href="https://static.ukrinform.com/photos/2022_05/thumb_files/630_360_1651793847-938.jpeg" text:style-name="Internet_20_link" text:visited-style-name="Visited_20_Internet_20_Link">
630_360_16517...</text:a>
']</text:p>
      <text:p text:style-name="P4">
Tags: ['Діти', 'Кислиця', 'Радбез ООН', 'Війна з Росією']</text:p>
      <text:p text:style-name="P4">
Type: Article</text:p>
      <!--METADATA-->
      <text:p text:style-name="P4">
<draw:frame draw:style-name="fr1" draw:name="Image51" text:anchor-type="as-char" svg:width="6.9236in" svg:height="3.956343in" draw:z-index="0">
<draw:image xlink:href="../Images/yкринформ/2023-07-05T0-50-00-03-00/630_360_1651793847-938.jpeg" xlink:type="simple" xlink:show="embed" xlink:actuate="onLoad" draw:mime-type="image/jpeg"/>
</draw:frame>
The invasion of Russia touched all 7.5 million Ukrainian children, said at a meeting of the UN Security Council of Post -President of Ukraine Sergey Kislytsya.</text:p>
      <text:p text:style-name="P4">
This is reported by Ukrinform in New York.</text:p>
      <text:p text:style-name="P4">
According to Kislytsia, almost two -thirds of children left their homes.</text:p>
      <text:p text:style-name="P4">
As a result of continuous bombardment and shelling by Russian armed forces as of July 3, at least 494 <text:a xlink:type="simple" xlink:href="https://www.ukrinform.ua/tag-diti" text:style-name="Internet_20_link" text:visited-style-name="Visited_20_Internet_20_Link">
child</text:a>
They died, 1036 were injured, 379 were considered missing in the fighting, he said.</text:p>
      <text:p text:style-name="P4">
In addition, the Prosecutor General's Office of Ukraine recorded 13 cases of sexual violence over children in different regions, added postpress.</text:p>
      <text:p text:style-name="P4">
He noted that nearly 3450 educational institutions were damaged throughout the country, 331 from them - destroyed. In addition, about 1500 medical facilities were damaged, 185 of which are destroyed.</text:p>
      <text:p text:style-name="P4">
<text:span text:style-name="T4">
 Read also: </text:span>
 <text:a xlink:type="simple" xlink:href="https://www.ukrinform.ua/rubric-polytics/3731979-ukraina-v-oon-rosijska-armia-stoit-v-odnomu-radu-z-idil-alsabab-i-talibanom.html" text:style-name="Internet_20_link" text:visited-style-name="Visited_20_Internet_20_Link">
Ukraine in the UN: Russian army stands on a par with Zidil, "Al-Shabab" and "Taliban"</text:a>
Kyslytsia also said that on July 4, Russia again committed a terrorist act, firing a civil quarter in the Pervomaisky Kharkiv region, ”43 people were injured, including 12 children, including a three -month -old baby and one -year -old child.</text:p>
      <text:p text:style-name="P4">
According to Ukrinform, on Wednesday, the United Kingdom, which presides in July Vradbezi, organized a meeting of the RB in the format of open debate against children of armed conflict.</text:p>
      <text:p text:style-name="P4">
News Source: <text:a xlink:type="simple" xlink:href="https://www.ukrinform.ua/rubric-ato/3731983-rosijska-vijna-torknulasa-vsih-75-miljona-ukrainskih-ditej-kislica-v-radbezi-oon.html" text:style-name="Internet_20_link" text:visited-style-name="Visited_20_Internet_20_Link">
https://www.ukrinform.ua/rubric-ato/3731983-rosijska-vijna-torknulasa-vsih-75-miljona-ukrainskih-ditej-kislica-v-radbezi-oon.html</text:a>
</text:p>
      <!--NEWS-->
      <text:h text:style-name="P10" text:outline-level="1">
<text:span text:style-name="T4">
The debts of the Minnapad and other security forces were classified at the Russian Federation</text:span>
</text:h>
      <text:p text:style-name="P4">
Author: ['АРМІЯINFORM']</text:p>
      <text:p text:style-name="P4">
Time: 2023-07-05T10:00:00-04:00</text:p>
      <text:p text:style-name="P4">
Description: About the cereal service of the Callian Rosvіka Ukrainian. The same at 2022 Rotsi is a fence ... War with Ukraine 2022, war with Ukraine Latest news today, News War with Ukraine 2022 Last for today, will there be a war between Ukraine and Russia and when, the war with Ukraine will be or not, it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7/685dd58b0750403c339d810b93870963.jpeg" text:style-name="Internet_20_link" text:visited-style-name="Visited_20_Internet_20_Link">
685dd58b0750403c339d810b93870963.jpeg</text:a>
']</text:p>
      <text:p text:style-name="P4">
Tags: ['КРАХ ЕКОНОМІКИ РФ', 'НОВИНИ']</text:p>
      <text:p text:style-name="P4">
Category: News</text:p>
      <!--METADATA-->
      <text:p text:style-name="P4">
<draw:frame draw:style-name="fr1" draw:name="Image52" text:anchor-type="as-char" svg:width="6.9236in" svg:height="3.63489in" draw:z-index="0">
<draw:image xlink:href="../Images/AРМІЯINFORM/2023-07-05T10-00-00-04-00/685dd58b0750403c339d810b93870963.jpeg" xlink:type="simple" xlink:show="embed" xlink:actuate="onLoad" draw:mime-type="image/jpeg"/>
</draw:frame>
About it <text:a xlink:type="simple" xlink:href="https://www.facebook.com/SZRUkraine/posts/pfbid02mMd5MfmsJUyGXEx6x7Df7h82AEcpDBKz5wHFrz9QXhdR2R3GZu3cRyS7Zb9AE5dYl" text:style-name="Internet_20_link" text:visited-style-name="Visited_20_Internet_20_Link">
reports</text:a>
External Intelligence Service of Ukraine.</text:p>
      <text:p text:style-name="P4">
Therefore, in 2022, the debt of the Russian federal bodies of the pre -state budget increased by 53.3 %(3,26 trillion rubles.); Total debts will set 9.37 trillion rubles.</text:p>
      <text:p text:style-name="P4">
The largest debtors are the Ministry of Industry, the Ministry of Industry, the Ministry of Transport, the Ministry of Defense, the Ministry of Internal Affairs, Rosavtodor, the Ministry of Science and the Hasiced Education.</text:p>
      <text:p text:style-name="P4">
Information on the debt of the Ministry of Defense, Roscosmos, Rosatom, Ministry of Internal Affairs, Rosgvardia, special services are classified.</text:p>
      <text:p text:style-name="P4">
News Source: <text:a xlink:type="simple" xlink:href="https://armyinform.com.ua/2023/07/05/na-rf-zasekretyly-borgy-minnapadu-ta-inshyh-sylovykiv/" text:style-name="Internet_20_link" text:visited-style-name="Visited_20_Internet_20_Link">
https://armyinform.com.ua/2023/07/05/na-rf-zasekretyly-borgy-minnapadu-ta-inshyh-sylovykiv/</text:a>
</text:p>
      <!--NEWS-->
      <text:h text:style-name="P10" text:outline-level="1">
<text:span text:style-name="T4">
IAEA: IAEA experts at Ukraine's Zaporizhzhya nuclear power plant have inspected parts of the ...</text:span>
</text:h>
      <text:p text:style-name="P4">
Authors: liveuamap (Language: en)</text:p>
      <text:p text:style-name="P4">
Time: 2023-07-05T10:17:42</text:p>
      <text:p text:style-name="P4">
Location: Enerhodar,Zaporiz'ka oblast (Latitude:47.5252 Longtitude:34.54771)</text:p>
      <text:p text:style-name="P4">
Videos: []</text:p>
      <text:p text:style-name="P4">
Images: []</text:p>
      <text:p text:style-name="P4">
Tags: ["Energy", "Central and Eastern Europe"]</text:p>
      <text:p text:style-name="P4">
Id: 22574057</text:p>
      <!--METADATA-->
      <text:p text:style-name="P4">
IAEA: IAEA experts at Ukraine's Zaporizhzhya nuclear power plant haveinspected parts of the facility – including sections of the perimeter of thelarge cooling pond - so far without observing any visible signs of mines orexplosives, but additional access is needed</text:p>
      <text:p text:style-name="P4">
News Collection Link: <text:a xlink:type="simple" xlink:href="https:\/\/liveuamap.com\/en\/2023\/5-july-iaea-iaea-experts-at-ukraine's-zaporizhzhia-nuclear" text:style-name="Internet_20_link" text:visited-style-name="Visited_20_Internet_20_Link">
https:\/\/liveuamap.com\/en\/2023\/5-july-iaea-iaea-experts-at-ukraines-zaporizhzhya-nuclear</text:a>
</text:p>
      <text:p text:style-name="P4">
News Source: <text:a xlink:type="simple" xlink:href="https://twitter.com/iaeaorg/status/1676592251231772675" text:style-name="Internet_20_link" text:visited-style-name="Visited_20_Internet_20_Link">
https://twitter.com/iaeaorg/status/1676592251231772675</text:a>
</text:p>
      <!--NEWS-->
      <text:h text:style-name="P10" text:outline-level="1">
<text:span text:style-name="T4">
Zelensky called Latin America and Argentina to support the formula of peace</text:span>
</text:h>
      <text:p text:style-name="P4">
Authors: Ukrinform (Person)</text:p>
      <text:p text:style-name="P4">
Publisher: Укринформ (Organization)</text:p>
      <text:p text:style-name="P4">
Published Time: 2023-07-05T10:34:00+03:00</text:p>
      <text:p text:style-name="P4">
Modified Time: 2023-07-05T22:34:00+03:00</text:p>
      <text:p text:style-name="P4">
Description: President Volodymyr Zelenskyy called on Latin America and Argentina to support the Ukrainian formula of peace. - Ukrinform.</text:p>
      <text:p text:style-name="P4">
Images: ['<text:a xlink:type="simple" xlink:href="https://static.ukrinform.com/photos/2022_10/thumb_files/630_360_1665719857-744.png" text:style-name="Internet_20_link" text:visited-style-name="Visited_20_Internet_20_Link">
630_360_16657...</text:a>
']</text:p>
      <text:p text:style-name="P4">
Tags: ['Аргентина', 'Латинська Америка', 'Зеленський', 'Формула миру']</text:p>
      <text:p text:style-name="P4">
Type: Article</text:p>
      <!--METADATA-->
      <text:p text:style-name="P4">
<draw:frame draw:style-name="fr1" draw:name="Image53" text:anchor-type="as-char" svg:width="6.9236in" svg:height="3.956343in" draw:z-index="0">
<draw:image xlink:href="../Images/yкринформ/2023-07-05T10-34-00-03-00/630_360_1665719857-744.png" xlink:type="simple" xlink:show="embed" xlink:actuate="onLoad" draw:mime-type="image/png"/>
</draw:frame>
The Presidential Lordir Zelensky called on Latin America and Argentina to support the Ukrainian formula of peace.</text:p>
      <text:p text:style-name="P4">
He noted this during <text:a xlink:type="simple" xlink:href="https://www.youtube.com/watch" text:style-name="Internet_20_link" text:visited-style-name="Visited_20_Internet_20_Link">
communication</text:a>
With students of the University of Buenos Aires with students, Ukrinform reports.</text:p>
      <text:p text:style-name="P4">
“We must press on all the leaders, all states, I do not exclude the world, I do not exclude the states of Latin America. Can't press a handwriting <text:a xlink:type="simple" xlink:href="https://www.ukrinform.ua/tag-rosia" text:style-name="Internet_20_link" text:visited-style-name="Visited_20_Internet_20_Link">
Russia</text:a>
What is in the blood because he gave all criminal orders, ”the head of the Ukrainian state said.</text:p>
      <text:p text:style-name="P4">
<text:span text:style-name="T5">
Viso: <text:a xlink:type="simple" xlink:href="https://www.youtube.com/watch" text:style-name="Internet_20_link" text:visited-style-name="Visited_20_Internet_20_Link">
op</text:a>
</text:span>
</text:p>
      <text:p text:style-name="P4">
He emphasized that political isolation of Russian federation is very necessary and important.</text:p>
      <text:p text:style-name="P4">
"We offered the formula of peace, and we want all states to unite there," "Zelensky said.</text:p>
      <text:p text:style-name="P4">
He noted that Ukrainian military weapons are supplanted by the enemy, but the unusual people of other states should not be involved in the battlefield, but can support Ukraine in various peaceful initiatives.</text:p>
      <text:p text:style-name="P4">
<text:span text:style-name="T4">
 Read also: </text:span>
 <text:a xlink:type="simple" xlink:href="https://www.ukrinform.ua/rubric-polytics/3729998-ukraina-spodivaetsa-na-dopomogu-ispanii-sob-otrimati-vpliv-u-latinskij-americi-zelenskij.html" text:style-name="Internet_20_link" text:visited-style-name="Visited_20_Internet_20_Link">
Ukraine hopes for the help of Spain to get the influenza in Latin America - Zelensky</text:a>
“We want Latin America to join and to join Argentina. It is important, ”the President of Ukraine summarized.</text:p>
      <text:p text:style-name="P4">
As reported <text:a xlink:type="simple" xlink:href="https://www.ukrinform.ua/rubric-polytics/3729534-zelenskij-obgovoriv-iz-prezidentom-gvatemali-mozlivi-formati-samitu-ukraina-latinska-amerika.html" text:style-name="Internet_20_link" text:visited-style-name="Visited_20_Internet_20_Link">
Ukrinform</text:a>
.</text:p>
      <text:p text:style-name="P4">
<text:span text:style-name="T5">
Foto: op</text:span>
</text:p>
      <text:p text:style-name="P4">
News Source: <text:a xlink:type="simple" xlink:href="https://www.ukrinform.ua/rubric-polytics/3732015-zelenskij-zaklikav-latinsku-ameriku-i-argentinu-pidtrimati-formulu-miru.html" text:style-name="Internet_20_link" text:visited-style-name="Visited_20_Internet_20_Link">
https://www.ukrinform.ua/rubric-polytics/3732015-zelenskij-zaklikav-latinsku-ameriku-i-argentinu-pidtrimati-formulu-miru.html</text:a>
</text:p>
      <!--NEWS-->
      <text:h text:style-name="P10" text:outline-level="1">
<text:span text:style-name="T4">
3 person were wounded as result of shelling in Ivanivka, Sadove and Antonivka of Zaporizhzhia...</text:span>
</text:h>
      <text:p text:style-name="P4">
Authors: liveuamap (Language: en)</text:p>
      <text:p text:style-name="P4">
Time: 2023-07-05T10:49:38</text:p>
      <text:p text:style-name="P4">
Location: Kherson (Latitude:46.74592 Longtitude:33.0256)</text:p>
      <text:p text:style-name="P4">
Videos: []</text:p>
      <text:p text:style-name="P4">
Images: ["<text:a xlink:type="simple" xlink:href="https://liveuamap.com/pics/2023/07/05/22574058_0.jpg" text:style-name="Internet_20_link" text:visited-style-name="Visited_20_Internet_20_Link">
22574058_0.jpg</text:a>
", "<text:a xlink:type="simple" xlink:href="https://liveuamap.com/pics/2023/07/05/22574058_1.jpg" text:style-name="Internet_20_link" text:visited-style-name="Visited_20_Internet_20_Link">
22574058_1.jpg</text:a>
"]</text:p>
      <text:p text:style-name="P4">
Tags: ["Europe", "Central and Eastern Europe"]</text:p>
      <text:p text:style-name="P4">
Id: 22574058</text:p>
      <!--METADATA-->
      <text:p text:style-name="P4">
3 person were wounded as result of shelling in Ivanivka, Sadove and Antonivkaof Zaporizhzhia region</text:p>
      <text:p text:style-name="P4">
<draw:frame draw:style-name="fr1" draw:name="Image54" text:anchor-type="as-char" svg:width="6.9236in" svg:height="5.210009in" draw:z-index="0">
<draw:image xlink:href="../Images/liveuamap/2023-07-05T10-49-38/22574058_0.jpg" xlink:type="simple" xlink:show="embed" xlink:actuate="onLoad" draw:mime-type="image/jpeg"/>
</draw:frame>
<draw:frame draw:style-name="fr1" draw:name="Image55" text:anchor-type="as-char" svg:width="6.9236in" svg:height="5.1927in" draw:z-index="0">
<draw:image xlink:href="../Images/liveuamap/2023-07-05T10-49-38/22574058_1.jpg" xlink:type="simple" xlink:show="embed" xlink:actuate="onLoad" draw:mime-type="image/jpeg"/>
</draw:frame>
News Collection Link: <text:a xlink:type="simple" xlink:href="https:\/\/liveuamap.com\/en\/2023\/5-july-3-person-were-wounded-as-result-of-shelling-in-ivanivka" text:style-name="Internet_20_link" text:visited-style-name="Visited_20_Internet_20_Link">
https:\/\/liveuamap.com\/en\/2023\/5-july-3-person-were-wounded-as-result-of-shelling-in-ivanivka</text:a>
</text:p>
      <text:p text:style-name="P4">
News Source: <text:a xlink:type="simple" xlink:href="https://t.me/suspilnekherson/28733" text:style-name="Internet_20_link" text:visited-style-name="Visited_20_Internet_20_Link">
https://t.me/suspilnekherson/28733</text:a>
</text:p>
      <!--NEWS-->
      <text:h text:style-name="P10" text:outline-level="1">
<text:span text:style-name="T4">
Shooting reported at Schevchenkovsky district court in Kyiv</text:span>
</text:h>
      <text:p text:style-name="P4">
Authors: liveuamap (Language: en)</text:p>
      <text:p text:style-name="P4">
Time: 2023-07-05T11:02:52</text:p>
      <text:p text:style-name="P4">
Location: Kyiv (Latitude:50.46157 Longtitude:30.45054)</text:p>
      <text:p text:style-name="P4">
Videos: []</text:p>
      <text:p text:style-name="P4">
Images: []</text:p>
      <text:p text:style-name="P4">
Tags: ["Europe", "Central and Eastern Europe"]</text:p>
      <text:p text:style-name="P4">
Id: 22574059</text:p>
      <!--METADATA-->
      <text:p text:style-name="P4">
Shooting reported at Schevchenkovsky district court in Kyiv</text:p>
      <text:p text:style-name="P4">
News Collection Link: <text:a xlink:type="simple" xlink:href="https:\/\/liveuamap.com\/en\/2023\/5-july-shooting-reported-at-schevchenkovsky-district-court" text:style-name="Internet_20_link" text:visited-style-name="Visited_20_Internet_20_Link">
https:\/\/liveuamap.com\/en\/2023\/5-july-shooting-reported-at-schevchenkovsky-district-court</text:a>
</text:p>
      <text:p text:style-name="P4">
News Source: <text:a xlink:type="simple" xlink:href="https://t.me/Novoeizdanie/55871" text:style-name="Internet_20_link" text:visited-style-name="Visited_20_Internet_20_Link">
https://t.me/Novoeizdanie/55871</text:a>
</text:p>
      <!--NEWS-->
      <text:h text:style-name="P10" text:outline-level="1">
<text:span text:style-name="T4">
Police confirm explosion inside building of Schevchenkovsky district court in Kyiv</text:span>
</text:h>
      <text:p text:style-name="P4">
Authors: liveuamap (Language: en)</text:p>
      <text:p text:style-name="P4">
Time: 2023-07-05T11:11:07</text:p>
      <text:p text:style-name="P4">
Location: Kyiv (Latitude:50.4616 Longtitude:30.45039)</text:p>
      <text:p text:style-name="P4">
Videos: []</text:p>
      <text:p text:style-name="P4">
Images: []</text:p>
      <text:p text:style-name="P4">
Tags: []</text:p>
      <text:p text:style-name="P4">
Id: 22574060</text:p>
      <!--METADATA-->
      <text:p text:style-name="P4">
Police confirm explosion inside building of Schevchenkovsky district court inKyiv</text:p>
      <text:p text:style-name="P4">
News Collection Link: <text:a xlink:type="simple" xlink:href="https:\/\/liveuamap.com\/en\/2023\/5-july-police-confirm-explosion-inside-building-of-schevchenkovsky" text:style-name="Internet_20_link" text:visited-style-name="Visited_20_Internet_20_Link">
https:\/\/liveuamap.com\/en\/2023\/5-july-police-confirm-explosion-inside-building-of-schevchenkovsky</text:a>
</text:p>
      <text:p text:style-name="P4">
News Source: <text:a xlink:type="simple" xlink:href="https://t.me/liganet/28931" text:style-name="Internet_20_link" text:visited-style-name="Visited_20_Internet_20_Link">
https://t.me/liganet/28931</text:a>
</text:p>
      <!--NEWS-->
      <text:h text:style-name="P10" text:outline-level="1">
<text:span text:style-name="T4">
Wednesday will be able to take part in the World Water Sports Championship - head coach of jumpers in water</text:span>
</text:h>
      <text:p text:style-name="P4">
Authors: Ukrinform (Person)</text:p>
      <text:p text:style-name="P4">
Publisher: Укринформ (Organization)</text:p>
      <text:p text:style-name="P4">
Published Time: 2023-07-05T11:44:02+03:00</text:p>
      <text:p text:style-name="P4">
Modified Time: 2023-07-05T22:44:02+03:00</text:p>
      <text:p text:style-name="P4">
Description: The head coach of the national team of Ukraine in water Ilya Celyutin assured that the leader of the team Alexei Wednesday will have time to recover from trauma to the World Water Sports Championship in Japan. - Ukrinform.</text:p>
      <text:p text:style-name="P4">
Images: ['<text:a xlink:type="simple" xlink:href="https://static.ukrinform.com/photos/2023_07/thumb_files/630_360_1688586088-545.jpg" text:style-name="Internet_20_link" text:visited-style-name="Visited_20_Internet_20_Link">
630_360_16885...</text:a>
']</text:p>
      <text:p text:style-name="P4">
Tags: ['Стрибки у воду']</text:p>
      <text:p text:style-name="P4">
Type: Article</text:p>
      <!--METADATA-->
      <text:p text:style-name="P4">
<draw:frame draw:style-name="fr1" draw:name="Image56" text:anchor-type="as-char" svg:width="6.9236in" svg:height="3.956343in" draw:z-index="0">
<draw:image xlink:href="../Images/yкринформ/2023-07-05T11-44-02-03-00/630_360_1688586088-545.jpg" xlink:type="simple" xlink:show="embed" xlink:actuate="onLoad" draw:mime-type="image/jpeg"/>
</draw:frame>
The chief coach of the national team of Ukraine in the water Ilya Celyutin assured that leader teams Alexei Wednesday will have time to recover from trauma to the World Cup of Cornish Sports in Japan.</text:p>
      <text:p text:style-name="P4">
He told about it exclusively in a comment to Ukrinform during the teams of the team for competition.</text:p>
      <text:p text:style-name="P4">
“Wednesday has back problems. They started at the last stage of the World Cup. He worked two shells on European Games, but we decided to take it to the World Cup. The season is not over, so we made a decision on its early performances at European Games. It is now restored by massage, physiotherapy and makes a set of exercises to be healed, ”he said.</text:p>
      <text:p text:style-name="P4">
Cellutin also noted that the Ukrainian national team is competitive in the world arenipovil the young age of athletes.</text:p>
      <text:p text:style-name="P4">
“We have started preparation for the competition from September 1. In our warehouse are very young athletes. Fortunately, we have the most good conditions, so it is possible to demonstrate a good result. We are competitively capable of international level, so we will go to the World Cup for awards and licenses. The afternoon of the season will analyze our work and make adjustments to the Cossacks, ” - explained the head coach of the national team of Ukraine on jumping into the water.</text:p>
      <text:p text:style-name="P4">
<text:span text:style-name="T4">
 Read also: </text:span>
 <text:a xlink:type="simple" xlink:href="https://www.ukrinform.ua/rubric-sports/3730603-ukraina-zaversila-vistup-na-iii-evropejskih-igrah-41-medal-trete-komandne-misce.html" text:style-name="Internet_20_link" text:visited-style-name="Visited_20_Internet_20_Link">
Ukraine has completed the performance at the III European Games: 41 Medal, third command place</text:a>
It was reported that Ukrainian jumpers into the water became the best command of European Games in Warsaw, winning 4 gold and 1 silver medals.</text:p>
      <text:p text:style-name="P4">
The World Water Sports Championship will begin on July 14 in Japan.</text:p>
      <text:p text:style-name="P4">
News Source: <text:a xlink:type="simple" xlink:href="https://www.ukrinform.ua/rubric-sports/3732018-sereda-zmoze-vzati-ucast-u-cempionati-svitu-z-vodnih-vidiv-sportu-golovnij-trener-stribuniv-u-vodu.html" text:style-name="Internet_20_link" text:visited-style-name="Visited_20_Internet_20_Link">
https://www.ukrinform.ua/rubric-sports/3732018-sereda-zmoze-vzati-ucast-u-cempionati-svitu-z-vodnih-vidiv-sportu-golovnij-trener-stribuniv-u-vodu.html</text:a>
</text:p>
      <!--NEWS-->
      <text:h text:style-name="P10" text:outline-level="1">
<text:span text:style-name="T4">
Prison terms received two captured fighters who helped the Russian Federation to capture Debaltseve and Popasna - the SBU</text:span>
</text:h>
      <text:p text:style-name="P4">
Author: ['АРМІЯINFORM']</text:p>
      <text:p text:style-name="P4">
Time: 2023-07-05T12:00:00-04:00</text:p>
      <text:p text:style-name="P4">
Description: VIISKOVA CONTRROZVIKA TO SLIDCHIS SERVICE SLOPKYA ZIBRULILY DODOKAZ BAZ, Yak ... War with Ukraine 2022, War with Ukraine Latest News today, News War with Ukraine 2022 The last to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ТОРГНЕННЯ РФ', 'СБУ']</text:p>
      <text:p text:style-name="P4">
Category: News</text:p>
      <!--METADATA-->
      <text:p text:style-name="P4">
<draw:frame draw:style-name="fr1" draw:name="Image57" text:anchor-type="as-char" svg:width="6.9236in" svg:height="4.367194in" draw:z-index="0">
<draw:image xlink:href="../Images/AРМІЯINFORM/2023-07-05T12-00-00-04-00/a8879da467f5ef3186c59aa101cecbce_id76321_1300x820_141_650x410.jpg" xlink:type="simple" xlink:show="embed" xlink:actuate="onLoad" draw:mime-type="image/jpeg"/>
</draw:frame>
Illustrative photo</text:p>
      <text:p text:style-name="P4">
Military counterintelligence and security investigators gathered a thorough evidence, which allowed to hold two more participants of terrorist organizations "L/DNR".</text:p>
      <text:p text:style-name="P4">
About it <text:a xlink:type="simple" xlink:href="https://ssu.gov.ua/novyny/za-materialamy-sbu-tiuremni-stroky-otrymaly-dvoie-polonenykh-boiovykiv-yaki-dopomohly-rf-zakhopyty-debaltseve-i-popasnu" text:style-name="Internet_20_link" text:visited-style-name="Visited_20_Internet_20_Link">
reports</text:a>
Security Service of Ukraine.</text:p>
      <text:p text:style-name="P4">
“The militants were part of the occupying groups of the Russian Federation and fought against Siloborov on the Eastern Front. Both intruders were captured by Ukrainian defense workers during combat clashes in Donetsk and Luhansk regions, ”the message goes.</text:p>
      <text:p text:style-name="P4">
According to the materials of the SBU, they are assigned 10 and 13 years for bars.</text:p>
      <text:p text:style-name="P4">
"Yes, 13 years of prison received a fighter with a call sign of Tref, who since 2017 has actively participated in hostilities against ATO units in eastern Ukraine. After the beginning of a large -scale invasion of the Russian Federation, he fired at civilian infrastructure message.</text:p>
      <text:p text:style-name="P4">
Another convicted-the operator of the infantry machine of the 11th separate Guards Motorial Regiment of the Armed Forces of the Armed Forces of the Russian Federation(better known as the Vostok Battalion).</text:p>
      <text:p text:style-name="P4">
Встановлено, що на початку 2015 року він штурмував Дебальцеве, а з 2022 —воював проти Сил оборони на Авдіївському напрямку.</text:p>
      <text:p text:style-name="P4">
На підставі зібраних доказів суд визнав зловмисників винними за двома статтямиКримінального кодексу України.</text:p>
      <text:p text:style-name="P4">
News Source: <text:a xlink:type="simple" xlink:href="https://armyinform.com.ua/2023/07/05/tyuremni-stroky-otrymaly-dvoye-polonenyh-bojovykiv-yaki-dopomogly-rf-zahopyty-debalczeve-i-popasnu-sbu/" text:style-name="Internet_20_link" text:visited-style-name="Visited_20_Internet_20_Link">
https://armyinform.com.ua/2023/07/05/tyuremni-stroky-otrymaly-dvoye-polonenyh-bojovykiv-yaki-dopomogly-rf-zahopyty-debalczeve-i-popasnu-sbu/</text:a>
</text:p>
      <!--NEWS-->
      <text:h text:style-name="P10" text:outline-level="1">
<text:span text:style-name="T4">
Yermak had a telephone conversation with the Secretary of State of the Holy See</text:span>
</text:h>
      <text:p text:style-name="P4">
Authors: Ukrinform (Person)</text:p>
      <text:p text:style-name="P4">
Publisher: Укринформ (Organization)</text:p>
      <text:p text:style-name="P4">
Published Time: 2023-07-05T12:53:00+03:00</text:p>
      <text:p text:style-name="P4">
Modified Time: 2023-07-05T22:53:00+03:00</text:p>
      <text:p text:style-name="P4">
Description: The head of the Presidential Office Andriy Yermak has a telephone conversation with the Secretary of State of St. Cardinal Pietro Prodolin. - Ukrinform.</text:p>
      <text:p text:style-name="P4">
Images: ['<text:a xlink:type="simple" xlink:href="https://static.ukrinform.com/photos/2023_07/thumb_files/630_360_1688586153-848.jpeg" text:style-name="Internet_20_link" text:visited-style-name="Visited_20_Internet_20_Link">
630_360_16885...</text:a>
']</text:p>
      <text:p text:style-name="P4">
Tags: ['Ватикан', 'Єрмак', 'Офіс Президента']</text:p>
      <text:p text:style-name="P4">
Type: Article</text:p>
      <!--METADATA-->
      <text:p text:style-name="P4">
<draw:frame draw:style-name="fr1" draw:name="Image58" text:anchor-type="as-char" svg:width="6.9236in" svg:height="3.956343in" draw:z-index="0">
<draw:image xlink:href="../Images/yкринформ/2023-07-05T12-53-00-03-00/630_360_1688586153-848.jpeg" xlink:type="simple" xlink:show="embed" xlink:actuate="onLoad" draw:mime-type="image/jpeg"/>
</draw:frame>
Presidential Head of Ukraine Andriy Yermak has a telephone conversation with the Secret Secretary of the Holy See Cardinal Pietro Wandering.</text:p>
      <text:p text:style-name="P4">
According to Ukrinform, it reports [Presidential Office press service]](https://president.gov.ua/news/kerivnik-ofisu-prezidenta-ukrayini-proviv-rozmovu-z-derzhavn-84089).</text:p>
      <text:p text:style-name="P4">
“The head of the President's office informed the interlocutor about the effort <text:a xlink:type="simple" xlink:href="https://www.ukrinform.ua/tag-ukraina" text:style-name="Internet_20_link" text:visited-style-name="Visited_20_Internet_20_Link">
Ukraine</text:a>
aimed at achieving peace in Ukraine, including consultations on the key principles of peace on national security and political advisers of leaders Brazil, Great Britain, Denmark, EU, Italy, India, Canada, Germany, South Africa, Saudi Arabia, USA, Turkey Of Ukraine, France of Tiapies, which took place in Copenhagen, ”the message reads.</text:p>
      <text:p text:style-name="P4">
According to Andriy Yermak, these consultations had a continuation in the form of his meetings with representatives of foreign diplomatic missions in Kiev. In particular, the second such meeting was held today. It was attended by ambassadors of the EU-7 countries, representations of the EU in Ukraine and heads of diplomatic missions of the South African Republic, China, Denmark, Spain, India, the Republicorea, the Netherlands, Indonesia, Australia, Saudi Arabia, Mexico. Brazil, Argentina and Vatican in Ukraine.</text:p>
      <text:p text:style-name="P4">
Andriy Yermak thanked Pietro steamer for participation in the Apostolic Nuncio in Ukraine and the titular Archbishoprans - Archbishop of Viswaldas Kulboas.</text:p>
      <text:p text:style-name="P4">
<text:span text:style-name="T4">
 Read also: </text:span>
 <text:a xlink:type="simple" xlink:href="https://www.ukrinform.ua/rubric-polytics/3731541-ermak-ta-posol-ssa-vidvidali-vistavku-prisvacenu-borotbi-ukraini-z-rosijskou-agresieu.html" text:style-name="Internet_20_link" text:visited-style-name="Visited_20_Internet_20_Link">
<text:span text:style-name="T4">
 Yermak </text:span>
 and US ambassador visited an exhibition dedicated to Ukraine with Russian aggression</text:a>
The head of the Head of State expressed gratitude to Pietro Crolitin for his willingness to prevent the process of returning to the homeland of Ukrainian children illegally deported by Russia.</text:p>
      <text:p text:style-name="P4">
Andriy Yermak noted that the return of citizens of Ukraine - among the 10 points of the President of Ukraine Volodymyr Zelensky.</text:p>
      <text:p text:style-name="P4">
As reported <text:a xlink:type="simple" xlink:href="https://www.ukrinform.ua/rubric-polytics/3732015-zelenskij-zaklikav-latinsku-ameriku-i-argentinu-pidtrimati-formulu-miru.html" text:style-name="Internet_20_link" text:visited-style-name="Visited_20_Internet_20_Link">
Ukrinform</text:a>
, President Volodymyr Zelenskyy called on Latin America and Argentina to support the Ukrainian formula of peace.</text:p>
      <text:p text:style-name="P4">
<text:span text:style-name="T5">
Foto: op</text:span>
</text:p>
      <text:p text:style-name="P4">
News Source: <text:a xlink:type="simple" xlink:href="https://www.ukrinform.ua/rubric-polytics/3732019-ermak-proviv-telefonnu-rozmovu-z-derzsekretarem-svatogo-prestolu.html" text:style-name="Internet_20_link" text:visited-style-name="Visited_20_Internet_20_Link">
https://www.ukrinform.ua/rubric-polytics/3732019-ermak-proviv-telefonnu-rozmovu-z-derzsekretarem-svatogo-prestolu.html</text:a>
</text:p>
      <!--NEWS-->
      <text:h text:style-name="P10" text:outline-level="1">
<text:span text:style-name="T4">
SCOs showed how successfully destroy the artillery of the racists</text:span>
</text:h>
      <text:p text:style-name="P4">
Author: ['АРМІЯINFORM']</text:p>
      <text:p text:style-name="P4">
Time: 2023-07-05T14:00:00-04:00</text:p>
      <text:p text:style-name="P4">
Description: Pershester intercessor of the Ministan defense of Ukraine, Lieutenant General Oleksandr Pavlyuk Oprilyudniv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img_20230616_101945-2.jpg" text:style-name="Internet_20_link" text:visited-style-name="Visited_20_Internet_20_Link">
img_20230616_101945-2.jpg</text:a>
']</text:p>
      <text:p text:style-name="P4">
Tags: ['STOPRUSSIA', 'АГРЕСІЯ РФ', 'ВТОРГНЕННЯ РФ', 'ССО ЗСУ']</text:p>
      <text:p text:style-name="P4">
Category: News</text:p>
      <!--METADATA-->
      <text:p text:style-name="P4">
<draw:frame draw:style-name="fr1" draw:name="Image59" text:anchor-type="as-char" svg:width="6.9236in" svg:height="3.838431in" draw:z-index="0">
<draw:image xlink:href="../Images/AРМІЯINFORM/2023-07-05T14-00-00-04-00/img_20230616_101945-2.jpg" xlink:type="simple" xlink:show="embed" xlink:actuate="onLoad" draw:mime-type="image/jpeg"/>
</draw:frame>
First Deputy Minister of Defense of Ukraine Lieutenant General Alexander Pavlyuk <text:a xlink:type="simple" xlink:href="https://t.me/Pavliuk_KSV/4627" text:style-name="Internet_20_link" text:visited-style-name="Visited_20_Internet_20_Link">
published</text:a>
A video on which our silica operations turn Russian technique into scrap.</text:p>
      <text:p text:style-name="P4">
“The destruction of reactive artillery of the enemy is a difficult task that requires the requirement and coordinated work of air intelligence, artillerymen, operators of UAVs and other types of weapons capable of striking targets at significant outputs. The forces of special operations of the Armed Forces of Ukraine know how to make the following tasks: highly accurately, promptly and in dense coordination by other units of the Defense Forces of Ukraine, ”the message reads.</text:p>
      <text:p text:style-name="P4">
The video recorded the hit and complete destruction of the Russian BM 21 -"Grad".</text:p>
      <text:p text:style-name="P4">
News Source: <text:a xlink:type="simple" xlink:href="https://armyinform.com.ua/2023/07/05/sso-pokazaly-yak-vdalo-nyshhat-artyleriyu-rashystiv/" text:style-name="Internet_20_link" text:visited-style-name="Visited_20_Internet_20_Link">
https://armyinform.com.ua/2023/07/05/sso-pokazaly-yak-vdalo-nyshhat-artyleriyu-rashystiv/</text:a>
</text:p>
      <!--NEWS-->
      <text:h text:style-name="P10" text:outline-level="1">
<text:span text:style-name="T4">
The National Guard started an investigation into an explosion in the Shevchenkivsky District Court</text:span>
</text:h>
      <text:p text:style-name="P4">
Authors: Ukrinform (Person)</text:p>
      <text:p text:style-name="P4">
Publisher: Укринформ (Organization)</text:p>
      <text:p text:style-name="P4">
Published Time: 2023-07-05T14:01:00+03:00</text:p>
      <text:p text:style-name="P4">
Modified Time: 2023-07-05T23:01:00+03:00</text:p>
      <text:p text:style-name="P4">
Description: At the instructions of the Minister of Internal Affairs, the National Guard initiated an official investigation into the events that occurred on July 5 in the Shevchenkivsky Court of Kyiv. - Ukrinform.</text:p>
      <text:p text:style-name="P4">
Images: ['<text:a xlink:type="simple" xlink:href="https://static.ukrinform.com/photos/2022_12/thumb_files/630_360_1671282972-726.jpg" text:style-name="Internet_20_link" text:visited-style-name="Visited_20_Internet_20_Link">
630_360_16712...</text:a>
']</text:p>
      <text:p text:style-name="P4">
Tags: ['Нацгвардія', 'Суд', 'Вибух']</text:p>
      <text:p text:style-name="P4">
Type: Article</text:p>
      <!--METADATA-->
      <text:p text:style-name="P4">
<draw:frame draw:style-name="fr1" draw:name="Image60" text:anchor-type="as-char" svg:width="6.9236in" svg:height="3.956343in" draw:z-index="0">
<draw:image xlink:href="../Images/yкринформ/2023-07-05T14-01-00-03-00/630_360_1671282972-726.jpg" xlink:type="simple" xlink:show="embed" xlink:actuate="onLoad" draw:mime-type="image/jpeg"/>
</draw:frame>
The Minister of Internal Affairs in the National Guard began an investigation on the events that occurred on July 5 in Shevchenkivskyi judgment.</text:p>
      <text:p text:style-name="P4">
About it <text:a xlink:type="simple" xlink:href="https://t.me/mvs_ukraine/27070" text:style-name="Internet_20_link" text:visited-style-name="Visited_20_Internet_20_Link">
reported</text:a>
In the Ministry of Internal Affairs, Ukrinform reports.</text:p>
      <text:p text:style-name="P4">
The purpose of the investigation, as stated in the message, is "a comprehensive and objective establishment of all the circumstances of the event that has happened." In particular, check the right of actions of the staff of the guard of the National Guard, which was conquered in court.</text:p>
      <text:p text:style-name="P4">
<text:span text:style-name="T4">
 Read also: </text:span>
 <text:span text:style-name="T4">
 <text:a xlink:type="simple" xlink:href="https://www.ukrinform.ua/rubric-kyiv/3731961-vibuh-u-sudi-kieva-pravoporusnik-zaginuv-na-misci.html" text:style-name="Internet_20_link" text:visited-style-name="Visited_20_Internet_20_Link">
explosion in the court of Kiev: the offender was killed in place</text:a>
</text:span>
</text:p>
      <text:p text:style-name="P4">
As reported by Ukrinform, at 17.20 in the Shevchenkivsky District Court of Kyiv the explosion. According to preliminary data of the Minister of Internal Affairs Igoraklimenko, there were two explosions in total.</text:p>
      <text:p text:style-name="P4">
This happened during the escort from the court of the court of Igor Humeniuk, who is accused of committing a terrorist attack under the Verkhovna Rada on August 31, 2015. According to the investigation, then Humeniuk threw a fighting grenade during the protest, resulting in killed four National Guards, more than 140 people were injured.</text:p>
      <text:p text:style-name="P4">
<text:span text:style-name="T4">
 Read also: </text:span>
 <text:span text:style-name="T4">
 <text:a xlink:type="simple" xlink:href="https://www.ukrinform.ua/rubric-kyiv/3731976-slidstvo-zasovuvatime-ak-vibuhivka-potrapila-u-sevcenkivskij-rajsud-klimenko.html" text:style-name="Internet_20_link" text:visited-style-name="Visited_20_Internet_20_Link">
the investigation will find out how the explosion got the Ushevchenkivsky District Court - Klimenko</text:a>
</text:span>
</text:p>
      <text:p text:style-name="P4">
As a result of the incident in the Shevchenkivsky District Court, two employees of Kord. Humeniuk was killed.</text:p>
      <text:p text:style-name="P4">
News Source: <text:a xlink:type="simple" xlink:href="https://www.ukrinform.ua/rubric-kyiv/3732020-u-nacgvardii-rozpocali-sluzbove-rozsliduvanna-za-faktom-vibuhu-v-sevcenkivskomu-rajsudi.html" text:style-name="Internet_20_link" text:visited-style-name="Visited_20_Internet_20_Link">
https://www.ukrinform.ua/rubric-kyiv/3732020-u-nacgvardii-rozpocali-sluzbove-rozsliduvanna-za-faktom-vibuhu-v-sevcenkivskomu-rajsudi.html</text:a>
</text:p>
      <!--NEWS-->
      <text:h text:style-name="P10" text:outline-level="1">
<text:span text:style-name="T4">
Zelensky: Justice is the victory of Ukraine in the war and the sentences of killers</text:span>
</text:h>
      <text:p text:style-name="P4">
Authors: Ukrinform (Person)</text:p>
      <text:p text:style-name="P4">
Publisher: Укринформ (Organization)</text:p>
      <text:p text:style-name="P4">
Published Time: 2023-07-05T15:18:00+03:00</text:p>
      <text:p text:style-name="P4">
Modified Time: 2023-07-05T23:18:00+03:00</text:p>
      <text:p text:style-name="P4">
Description: The end of the war is justice, and justice is, first and foremost, the sentences of the killers. - Ukrinform.</text:p>
      <text:p text:style-name="P4">
Images: ['<text:a xlink:type="simple" xlink:href="https://static.ukrinform.com/photos/2022_07/thumb_files/630_360_1658192913-591.jpeg" text:style-name="Internet_20_link" text:visited-style-name="Visited_20_Internet_20_Link">
630_360_16581...</text:a>
']</text:p>
      <text:p text:style-name="P4">
Tags: ['Латинська Америка', 'Вирок', 'Зеленський', 'Війна з Росією']</text:p>
      <text:p text:style-name="P4">
Type: Article</text:p>
      <!--METADATA-->
      <text:p text:style-name="P4">
<draw:frame draw:style-name="fr1" draw:name="Image61" text:anchor-type="as-char" svg:width="6.9236in" svg:height="3.956343in" draw:z-index="0">
<draw:image xlink:href="../Images/yкринформ/2023-07-05T15-18-00-03-00/630_360_1658192913-591.jpeg" xlink:type="simple" xlink:show="embed" xlink:actuate="onLoad" draw:mime-type="image/jpeg"/>
</draw:frame>
The end of the war is justice, and justice is, first and foremost, the sentences to the killers.</text:p>
      <text:p text:style-name="P4">
This was stated by President of Ukraine Volodymyr Zelenskyy during <text:a xlink:type="simple" xlink:href="https://www.youtube.com/watch" text:style-name="Internet_20_link" text:visited-style-name="Visited_20_Internet_20_Link">
communication</text:a>
With students of the University of Buenos Aires, Ukrinform reports</text:p>
      <text:p text:style-name="P4">
“Answering questions about when the war is over. <text:a xlink:type="simple" xlink:href="https://www.ukrinform.ua/tag-vijna" text:style-name="Internet_20_link" text:visited-style-name="Visited_20_Internet_20_Link">
War</text:a>
Russia could have finished for a long time, if it had been from our territory, ”the head of the Ukrainian state said.</text:p>
      <text:p text:style-name="P4">
<text:span text:style-name="T5">
Viso: <text:a xlink:type="simple" xlink:href="https://www.youtube.com/watch" text:style-name="Internet_20_link" text:visited-style-name="Visited_20_Internet_20_Link">
op</text:a>
</text:span>
</text:p>
      <text:p text:style-name="P4">
He stressed that the war will end not only when Ukraine restores its territorial integrity, and the Russian troops will completely leave the territory of Ukraine "or we will squeeze them".</text:p>
      <text:p text:style-name="P4">
According to the President, victory is the achievement of justice.</text:p>
      <text:p text:style-name="P4">
"You can't just" Well, everything, we have finished, no one shoots "!So igno!The end of the war is justice, and justice is, first of all, the sentences of the killers, ”Zelensky emphasized.</text:p>
      <text:p text:style-name="P4">
According to him, when the court over the criminals is organized when the sentences are confirmed, then the war will end.</text:p>
      <text:p text:style-name="P4">
"We will approach this time," he summarized.</text:p>
      <text:p text:style-name="P4">
<text:span text:style-name="T4">
 Read also: </text:span>
 <text:a xlink:type="simple" xlink:href="https://www.ukrinform.ua/rubric-polytics/3732015-zelenskij-zaklikav-latinsku-ameriku-i-argentinu-pidtrimati-formulu-miru.html" text:style-name="Internet_20_link" text:visited-style-name="Visited_20_Internet_20_Link">
<text:span text:style-name="T4">
 Zelensky </text:span>
 urged Latin America and Argentine to support the formula of peace</text:a>
As it was reported, the Russian Federation launched an invasion of Ukraine in 2014. Then the aggressor managed to capture Crimea, as well as part of the Donetsk Ilugansk regions, including regional centers. On February 24, 2022, Rosya laid a new stage of the war against Ukraine - a full -scale offensive.</text:p>
      <text:p text:style-name="P4">
<text:span text:style-name="T5">
Foto: op</text:span>
</text:p>
      <text:p text:style-name="P4">
News Source: <text:a xlink:type="simple" xlink:href="https://www.ukrinform.ua/rubric-ato/3732021-zelenskij-spravedlivist-ce-peremoga-ukraini-u-vijni-i-viroki-vbivcam.html" text:style-name="Internet_20_link" text:visited-style-name="Visited_20_Internet_20_Link">
https://www.ukrinform.ua/rubric-ato/3732021-zelenskij-spravedlivist-ce-peremoga-ukraini-u-vijni-i-viroki-vbivcam.html</text:a>
</text:p>
      <!--NEWS-->
      <text:h text:style-name="P10" text:outline-level="1">
<text:span text:style-name="T4">
Explosions were reported in Makiivka</text:span>
</text:h>
      <text:p text:style-name="P4">
Authors: liveuamap (Language: en)</text:p>
      <text:p text:style-name="P4">
Time: 2023-07-05T15:23:00</text:p>
      <text:p text:style-name="P4">
Location: Makiivka,Donetsk Oblast (Latitude:48.04607 Longtitude:37.9545)</text:p>
      <text:p text:style-name="P4">
Videos: []</text:p>
      <text:p text:style-name="P4">
Images: []</text:p>
      <text:p text:style-name="P4">
Tags: []</text:p>
      <text:p text:style-name="P4">
Id: 22574106</text:p>
      <!--METADATA-->
      <text:p text:style-name="P4">
Explosions were reported in Makiivka</text:p>
      <text:p text:style-name="P4">
News Collection Link: <text:a xlink:type="simple" xlink:href="https:\/\/liveuamap.com\/en\/2023\/5-july-explosions-were-reported-in-makiivka-" text:style-name="Internet_20_link" text:visited-style-name="Visited_20_Internet_20_Link">
https:\/\/liveuamap.com\/en\/2023\/5-july-explosions-were-reported-in-makiivka-</text:a>
</text:p>
      <text:p text:style-name="P4">
News Source: <text:a xlink:type="simple" xlink:href="https://t.me/war_monitor/8550" text:style-name="Internet_20_link" text:visited-style-name="Visited_20_Internet_20_Link">
https://t.me/war_monitor/8550</text:a>
</text:p>
      <!--NEWS-->
      <text:h text:style-name="P10" text:outline-level="1">
<text:span text:style-name="T4">
In the Netherlands, a person was killed through a storm, two more injured</text:span>
</text:h>
      <text:p text:style-name="P4">
Authors: Ukrinform (Person)</text:p>
      <text:p text:style-name="P4">
Publisher: Укринформ (Organization)</text:p>
      <text:p text:style-name="P4">
Published Time: 2023-07-05T15:32:00+03:00</text:p>
      <text:p text:style-name="P4">
Modified Time: 2023-07-05T15:32:00+03:00</text:p>
      <text:p text:style-name="P4">
Description: In the Netherlands, which swept the most powerful "field" storm, a 51-year-old woman was killed and two more people were seriously injured. - Ukrinform.</text:p>
      <text:p text:style-name="P4">
Images: ['<text:a xlink:type="simple" xlink:href="https://static.ukrinform.com/photos/2023_07/thumb_files/630_360_1688560106-945.jpg" text:style-name="Internet_20_link" text:visited-style-name="Visited_20_Internet_20_Link">
630_360_16885...</text:a>
']</text:p>
      <text:p text:style-name="P4">
Tags: ['Нідерланди', 'Загибель', 'Негода', 'Шторм']</text:p>
      <text:p text:style-name="P4">
Type: Article</text:p>
      <!--METADATA-->
      <text:p text:style-name="P4">
<draw:frame draw:style-name="fr1" draw:name="Image62" text:anchor-type="as-char" svg:width="6.9236in" svg:height="3.956343in" draw:z-index="0">
<draw:image xlink:href="../Images/yкринформ/2023-07-05T15-32-00-03-00/630_360_1688560106-945.jpg" xlink:type="simple" xlink:show="embed" xlink:actuate="onLoad" draw:mime-type="image/jpeg"/>
</draw:frame>
The UNIEANDANCE, which was engulfed by the most powerful "field" storm, killed a 51-year-old woman, two more people were seriously injured.</text:p>
      <text:p text:style-name="P4">
About it reports <text:a xlink:type="simple" xlink:href="https://nos.nl/liveblog/2481528-storm-afgezwakt-en-trekt-richting-noorden-staatsbosbeheer-blijf-na-storm-in-open-gebieden" text:style-name="Internet_20_link" text:visited-style-name="Visited_20_Internet_20_Link">
nos</text:a>
, reports Ukrinform.</text:p>
      <text:p text:style-name="P4">
“In Harlem, a 51-year-old woman <text:a xlink:type="simple" xlink:href="https://www.ukrinform.ua/tag-zagibel" text:style-name="Internet_20_link" text:visited-style-name="Visited_20_Internet_20_Link">
died</text:a>
After a tree fell on her car, ”the message said.</text:p>
      <text:p text:style-name="P4">
It is noted that there was another person in the car, but it was not injured.</text:p>
      <text:p text:style-name="P4">
In addition, two people were seriously injured in Amsterdam. A man who fell into a machine, he got out of her, after which he was fainted and was referred to the hospital.</text:p>
      <text:p text:style-name="P4">
Another person had to be resuscitated. Doctors suggest that the man was injured when the tree fell on the tram wires.</text:p>
      <text:p text:style-name="P4">
Movement of transport was paralyzed in the Netherlands, and more than 400 flights have been due to SHRIPGol Airport.</text:p>
      <text:p text:style-name="P4">
Due to the overthrow of trees in the country, many roads have been blocked.</text:p>
      <text:p text:style-name="P4">
<text:span text:style-name="T4">
 Read also: </text:span>
 <text:a xlink:type="simple" xlink:href="https://www.ukrinform.ua/rubric-economy/3731270-cerez-negodu-spozivaci-u-semi-oblastah-zalisalisa-bez-svitla-minenergo.html" text:style-name="Internet_20_link" text:visited-style-name="Visited_20_Internet_20_Link">
through <text:span text:style-name="T4">
 bad weather </text:span>
 Consumers in seven regions remained light -free - Ministry of Energy</text:a>
As reported <text:a xlink:type="simple" xlink:href="https://www.ukrinform.ua/rubric-world/3731730-u-niderlandah-cerez-negodu-skasuvali-sotni-aviarejsiv-ta-poizdiv.html" text:style-name="Internet_20_link" text:visited-style-name="Visited_20_Internet_20_Link">
Ukrinform</text:a>
, in the Netherlands, hundreds of flight flights were abolished due to bad weather, and the authorities urged people to stay at home.</text:p>
      <text:p text:style-name="P4">
According to the Dutch Meteorological Service, the northern Portuyden was recorded with a wind of 11 points, which makes it a "first durable summer storm", which was ever recorded in the country.</text:p>
      <text:p text:style-name="P4">
Wind gusts at a speed of 146 km/h, recorded in Aimaiden, also more in the history of observations in the summer in the Netherlands, where seasons usually last from October to April.</text:p>
      <text:p text:style-name="P4">
<text:span text:style-name="T5">
Foto: StaatsbosBeheer / Kappers Media / Mizzle Media / Michel Van Bergen / VLN NIEUWS</text:span>
</text:p>
      <text:p text:style-name="P4">
News Source: <text:a xlink:type="simple" xlink:href="https://www.ukrinform.ua/rubric-world/3731836-u-niderlandah-unaslidok-stormu-zaginula-ludina-se-dvoe-tazko-travmovani.html" text:style-name="Internet_20_link" text:visited-style-name="Visited_20_Internet_20_Link">
https://www.ukrinform.ua/rubric-world/3731836-u-niderlandah-unaslidok-stormu-zaginula-ludina-se-dvoe-tazko-travmovani.html</text:a>
</text:p>
      <!--NEWS-->
      <text:h text:style-name="P10" text:outline-level="1">
<text:span text:style-name="T4">
An exhibition of French street artist Christian Gemi, known as C215, will be held in Kiev</text:span>
</text:h>
      <text:p text:style-name="P4">
Authors: Ukrinform (Person)</text:p>
      <text:p text:style-name="P4">
Publisher: Укринформ (Organization)</text:p>
      <text:p text:style-name="P4">
Published Time: 2023-07-05T15:33:00+03:00</text:p>
      <text:p text:style-name="P4">
Modified Time: 2023-07-05T15:33:00+03:00</text:p>
      <text:p text:style-name="P4">
Description: The National Museum of History of Ukraine in the Second World War on July 8 at 4:00 pm will present the Guerre En Ukraine Ukraine exhibition of the French street artist Christian Gemi, known as C215. - Ukrinform.</text:p>
      <text:p text:style-name="P4">
Images: ['<text:a xlink:type="simple" xlink:href="https://static.ukrinform.com/photos/2023_07/thumb_files/630_360_1688560105-665.jpg" text:style-name="Internet_20_link" text:visited-style-name="Visited_20_Internet_20_Link">
630_360_16885...</text:a>
']</text:p>
      <text:p text:style-name="P4">
Tags: ['Музей', 'Виставка', 'Київ', 'Художник']</text:p>
      <text:p text:style-name="P4">
Type: Article</text:p>
      <!--METADATA-->
      <text:p text:style-name="P4">
<draw:frame draw:style-name="fr1" draw:name="Image67" text:anchor-type="as-char" svg:width="6.9236in" svg:height="3.956343in" draw:z-index="0">
<draw:image xlink:href="../Images/yкринформ/2023-07-05T15-33-00-03-00/630_360_1688560105-665.jpg" xlink:type="simple" xlink:show="embed" xlink:actuate="onLoad" draw:mime-type="image/jpeg"/>
</draw:frame>
The Union Museum of History of Ukraine in the Second World War on July 8, at 4:00 pm, a presentation of the Guerre en Ukraine Ukraine exhibition of French street artist Christian Gemi, known as C215, will be released.</text:p>
      <text:p text:style-name="P4">
According to Ukrinform, the Ministry of Culture and Information Policy reports in <text:a xlink:type="simple" xlink:href="https://t.me/mkipu/6697" text:style-name="Internet_20_link" text:visited-style-name="Visited_20_Internet_20_Link">
telegram</text:a>
.</text:p>
      <text:p text:style-name="P4">
At the exhibition ](https://www.ukrinform.ua/tag-vistavka)The artist, created in Ukraine during a full-scale Russian-Ukrainian war, will be presented.</text:p>
      <text:p text:style-name="P4">
"They are the author's reflection on the cruelty of the aggressor and the courage of the Ukrainian Narode in the struggle for their freedom and the peaceful future of all Europe," the MKIP said.</text:p>
      <text:p text:style-name="P4">
Some of the exhibited works of C215 were created on artifacts of war collected by the museum during expeditions to the affected regions of Ukraine. At the opening of the exhibition will be able to meet and communicate with the artist directly.</text:p>
      <text:p text:style-name="P4">
<text:span text:style-name="T4">
 Read also: </text:span>
 <text:a xlink:type="simple" xlink:href="https://www.ukrinform.ua/rubric-culture/3649858-parizkij-hudoznik-kristian-gemi-stvoriv-grafiti-na-zrujnovanih-budinkah-kiivsini.html" text:style-name="Internet_20_link" text:visited-style-name="Visited_20_Internet_20_Link">
<text:span text:style-name="T4">
 Parisian </text:span>
 <text:span text:style-name="T4">
 Artist </text:span>
 <text:span text:style-name="T4">
 Cristian </text:span>
 <text:span text:style-name="T4">
 Hemi </text:span>
<text:span text:style-name="T4">
 Created </text:span>
 <text:span text:style-name="T4">
 </text:span>
 graffiti <text:span text:style-name="T4">
 on </text:span>
 destroyed <text:span text:style-name="T4">
 </text:span>
 <text:span text:style-name="T4">
 </text:span>
 <text:span text:style-name="T4">
 </text:span>
 <text:span text:style-name="T4">
 </text:span>
 <text:span text:style-name="T4">
 </text:span>
 <text:span text:style-name="T5">
Kyiv region </text:span>
*</text:a>
The project was implemented on the initiative of the Ministry of Culture and Information Policy of Ukraine.</text:p>
      <text:p text:style-name="P4">
As reported by Ukrinform, at the Ukrainian National Information Agency "Ukrinform" <text:a xlink:type="simple" xlink:href="https://www.ukrinform.ua/rubric-kyiv/3730838-u-kievi-vidkrili-fotovistavku-zbrojni-sili-ukraini.html" text:style-name="Internet_20_link" text:visited-style-name="Visited_20_Internet_20_Link">
opened a photo exhibition "Armed Forces of Ukraine"</text:a>
Within the project, "the unconquered nation. National Liberation War of Ukraine against Russia(2013–2023)”.</text:p>
      <text:p text:style-name="P4">
<text:span text:style-name="T5">
Foto: mkip</text:span>
</text:p>
      <text:p text:style-name="P4">
News Source: <text:a xlink:type="simple" xlink:href="https://www.ukrinform.ua/rubric-culture/3731837-u-kievi-vidbudetsa-vistavka-francuzkogo-vulicnogo-hudoznika-kristiana-gemi-vidomogo-ak-c215.html" text:style-name="Internet_20_link" text:visited-style-name="Visited_20_Internet_20_Link">
https://www.ukrinform.ua/rubric-culture/3731837-u-kievi-vidbudetsa-vistavka-francuzkogo-vulicnogo-hudoznika-kristiana-gemi-vidomogo-ak-c215.html</text:a>
</text:p>
      <!--NEWS-->
      <text:h text:style-name="P10" text:outline-level="1">
<text:span text:style-name="T4">
Ukraine needs F -16 to effectively fight the Fleet of the Russian Federation in the Black Sea - Gromov</text:span>
</text:h>
      <text:p text:style-name="P4">
Authors: Ukrinform (Person)</text:p>
      <text:p text:style-name="P4">
Publisher: Укринформ (Organization)</text:p>
      <text:p text:style-name="P4">
Published Time: 2023-07-05T15:39:00+03:00</text:p>
      <text:p text:style-name="P4">
Modified Time: 2023-07-05T15:39:00+03:00</text:p>
      <text:p text:style-name="P4">
Description: To effectively combat the Black Sea Fleet of the Russian Federation requires a long -range, high -precision weapon. - Ukrinform.</text:p>
      <text:p text:style-name="P4">
Images: ['<text:a xlink:type="simple" xlink:href="https://static.ukrinform.com/photos/2017_01/thumb_files/630_360_1483511006-6498.jpg" text:style-name="Internet_20_link" text:visited-style-name="Visited_20_Internet_20_Link">
630_360_14835...</text:a>
']</text:p>
      <text:p text:style-name="P4">
Tags: ['Ракета', ' Чорне море', 'Росія', 'Винищувач', 'Флот', 'Війна з Росією']</text:p>
      <text:p text:style-name="P4">
Type: Article</text:p>
      <!--METADATA-->
      <text:p text:style-name="P4">
<draw:frame draw:style-name="fr1" draw:name="Image68" text:anchor-type="as-char" svg:width="6.9236in" svg:height="3.956343in" draw:z-index="0">
<draw:image xlink:href="../Images/yкринформ/2023-07-05T15-39-00-03-00/630_360_1483511006-6498.jpg" xlink:type="simple" xlink:show="embed" xlink:actuate="onLoad" draw:mime-type="image/jpeg"/>
</draw:frame>
In order to effectively fight the Black Sea Fleet of the Russian Federation, it is necessary to be a variant, high -precision weapons.</text:p>
      <text:p text:style-name="P4">
Brigade General Alexei Gromov stated this in <text:a xlink:type="simple" xlink:href="https://www.ukrinform.ua/rubric-ato/3731271-oleksij-gromov-zastupnik-nacalnika-golovnogo-operativnogo-upravlinna-genstabu-zsu.html" text:style-name="Internet_20_link" text:visited-style-name="Visited_20_Internet_20_Link">
interview with Ukrinform. </text:a>
“One of the options for the destruction of Russian rocket launchers in the Black Sea is the reachabits of modern multi -purpose fighters of 4 ++ generation, which allow to apply aviation means of defeat for marine purposes at a range of 200 kmi more. In the face of receiving modern F-16 aircraft by Ukraine(F-18)Repeated equipment and weapons will be possible, ”he said.</text:p>
      <text:p text:style-name="P4">
In addition, Gromov noted that the fight against rocket weapons is not only to reduce its carriers, but also to damage the places of its concentration, storage, and overload during transportation.</text:p>
      <text:p text:style-name="P4">
“All possible variants are taken into account and used, depending on the display and intelligence data. It should be understood that the means and methods of counteracting the enemy's auditorium are quite sensitive information, the spread of an enemy can give the enemy an advantage in the issues of preserving his shock weapons, ”the brigade general said.</text:p>
      <text:p text:style-name="P4">
<text:span text:style-name="T4">
 Read also: </text:span>
 <text:a xlink:type="simple" xlink:href="https://www.ukrinform.ua/rubric-ato/3731779-sili-oboroni-bili-po-congarskomu-mostu-raketami-storm-shadow-gromov.html" text:style-name="Internet_20_link" text:visited-style-name="Visited_20_Internet_20_Link">
defense forces beat Stormshadow rockets - <text:span text:style-name="T4">
 Gromov </text:span>
</text:a>
The Deputy Chief of the General Operational Administration of the General Staff shifted that in order to defeat the enemy ships during the transition by the sea or on the raid, the latest modifications of anti -ship cruel missiles of Harpoon, Brimstone, Neptune or their analogues. In this context, he noted that it is for Ukrainian to produce appropriate means of counteraction and does it.</text:p>
      <text:p text:style-name="P4">
“This is a confirmation of this by the enemy of their rocket weapons at distances that protect them from the defeat of our shock weapons. We will increase our percussion capabilities to offset the enemy trump-a spatial advantage, depriving him of his initiative because of the threat of damage to the carriers of rocket weapons in any area of the Black Sea, ”Gromov said.As reported, as of the morning of July 5, there are 7 enemy ships in the Black Sea, including <text:a xlink:type="simple" xlink:href="https://www.ukrinform.ua/rubric-ato/3731674-u-cornomu-mori-perebuvaut-cotiri-raketonosii-iz-zagalnim-zalpom-24-kalibri.html" text:style-name="Internet_20_link" text:visited-style-name="Visited_20_Internet_20_Link">
4 carriers of winged missiles "Caliber", a total volley is 24 missiles.</text:a>
</text:p>
      <text:p text:style-name="P4">
News Source: <text:a xlink:type="simple" xlink:href="https://www.ukrinform.ua/rubric-ato/3731796-ukraini-potribni-f16-dla-efektivnoi-borotbi-z-flotom-rf-u-cornomu-mori-gromov.html" text:style-name="Internet_20_link" text:visited-style-name="Visited_20_Internet_20_Link">
https://www.ukrinform.ua/rubric-ato/3731796-ukraini-potribni-f16-dla-efektivnoi-borotbi-z-flotom-rf-u-cornomu-mori-gromov.html</text:a>
</text:p>
      <!--NEWS-->
      <text:h text:style-name="P10" text:outline-level="1">
<text:span text:style-name="T4">
The Pope was handed over the Buchan coin</text:span>
</text:h>
      <text:p text:style-name="P4">
Authors: Ukrinform (Person)</text:p>
      <text:p text:style-name="P4">
Publisher: Укринформ (Organization)</text:p>
      <text:p text:style-name="P4">
Published Time: 2023-07-05T15:41:00+03:00</text:p>
      <text:p text:style-name="P4">
Modified Time: 2023-07-05T15:41:00+03:00</text:p>
      <text:p text:style-name="P4">
Description: The Pope Francis was transferred from the head of the Kiev Ova Ruslan Kravchenko "The Buchan coin" depicting the Church of St. Andrew the First Called. - Ukrinform.</text:p>
      <text:p text:style-name="P4">
Images: ['<text:a xlink:type="simple" xlink:href="https://static.ukrinform.com/photos/2023_07/thumb_files/630_360_1688560644-208.jpg" text:style-name="Internet_20_link" text:visited-style-name="Visited_20_Internet_20_Link">
630_360_16885...</text:a>
']</text:p>
      <text:p text:style-name="P4">
Tags: ['Буча', 'Папа Франциск', 'Монета', 'Війна з Росією']</text:p>
      <text:p text:style-name="P4">
Type: Article</text:p>
      <!--METADATA-->
      <text:p text:style-name="P4">
<draw:frame draw:style-name="fr1" draw:name="Image69" text:anchor-type="as-char" svg:width="6.9236in" svg:height="3.956343in" draw:z-index="0">
<draw:image xlink:href="../Images/yкринформ/2023-07-05T15-41-00-03-00/630_360_1688560644-208.jpg" xlink:type="simple" xlink:show="embed" xlink:actuate="onLoad" draw:mime-type="image/jpeg"/>
</draw:frame>
The Papyrian Francis was handed over from the head of the Kiev Ova Ruslan Kravchenko "The Buchan coin" depicting the Church of St. Andrew the First -Called.</text:p>
      <text:p text:style-name="P4">
About it in <text:a xlink:type="simple" xlink:href="http://www.facebook.com/RuslanKravchenkoKyiv/posts/pfbid02a51zG7XrVeckzZ2pnWgYRum9cSDawYdedkD45cSGiHggJZvBP985a3McvmTmSYL8l" text:style-name="Internet_20_link" text:visited-style-name="Visited_20_Internet_20_Link">
Facebook</text:a>
Ruslan Kravchenko, the head of the Kyiv Regional Military Administration, reported, Ukrinform reports.</text:p>
      <text:p text:style-name="P4">
“He asked the special settler to pass the Pope" Buchan coin "with the image of the church of Andrew the First -Called. It was here during the Russian occupation that 119 civilians were buried. I am grateful that the coin, which is the symbolic of Ukrainians, has already got to the addressee, ”Kravchenko said.</text:p>
      <text:p text:style-name="P4">
He stressed that the civilized world should not forget about the crimes of the Russians.</text:p>
      <text:p text:style-name="P4">
“Russian military criminals killed and continue to kill. They destroy everything that is related to Ukraine and Ukrainians. Terrorize the world by nuclear <text:a xlink:type="simple" xlink:href="https://www.ukrinform.ua/tag-zbroa" text:style-name="Internet_20_link" text:visited-style-name="Visited_20_Internet_20_Link">
weapons</text:a>
. That is why peace and safety today never come to joint actions around the world, ”the head of Kova emphasized.</text:p>
      <text:p text:style-name="P4">
<text:span text:style-name="T4">
 Read also: </text:span>
 <text:a xlink:type="simple" xlink:href="https://www.ukrinform.ua/rubric-society/3729716-druzini-ukrainskih-diplomativ-zustrilisa-z-vselenskim-patriarhom-i-papou-rimskim.html" text:style-name="Internet_20_link" text:visited-style-name="Visited_20_Internet_20_Link">
Wives of Ukrainian diplomats met with the Ecumenical Patriarch and Pope <text:span text:style-name="T4">
 Roman </text:span>
</text:a>
As reported by Ukrinform, a few weeks ago in Bucha on a visit <text:a xlink:type="simple" xlink:href="https://www.ukrinform.ua/rubric-society/3718656-specialnij-poslannik-papi-rimskogo-vidvidav-bucu.html#:~:text=%E2%80%9C%D0%9A%D0%B0%D1%80%D0%B4%D0%B8%D0%BD%D0%B0%D0%BB%20%D0%9C%D0%B0%D1%82%D1%82%D0%B5%D0%BE%20%D0%97%D1%83%D0%BF%D0%BF%D1%96%2C%20%D1%81%D0%BF%D0%B5%D1%86%D1%96%D0%B0%D0%BB%D1%8C%D0%BD%D0%B8%D0%B9%20%D0%BF%D0%BE%D1%81%D0%BB%D0%B0%D0%BD%D0%BD%D0%B8%D0%BA,%D0%9A%D1%80%D0%B0%D0%B2%D1%87%D0%B5%D0%BD%D0%BA%D0%BE%20%D1%82%D0%B0%20%D0%BF%D1%80%D0%B5%D0%B4%D1%81%D1%82%D0%B0%D0%B2%D0%BD%D0%B8%D0%BA%D0%B8%20%D0%BC%D1%96%D1%81%D1%86%D0%B5%D0%B2%D0%BE%D1%97%20%D0%B2%D0%BB%D0%B0%D0%B4%D0%B8." text:style-name="Internet_20_link" text:visited-style-name="Visited_20_Internet_20_Link">
a specialist of Pope Pope</text:a>
Francis, Cardinal Matteo Zuppi.</text:p>
      <text:p text:style-name="P4">
<text:span text:style-name="T5">
Foto: Facebook.com/ruslankravchenko</text:span>
</text:p>
      <text:p text:style-name="P4">
News Source: <text:a xlink:type="simple" xlink:href="https://www.ukrinform.ua/rubric-society/3731838-papa-rimskij-peredali-bucansku-monetu.html" text:style-name="Internet_20_link" text:visited-style-name="Visited_20_Internet_20_Link">
https://www.ukrinform.ua/rubric-society/3731838-papa-rimskij-peredali-bucansku-monetu.html</text:a>
</text:p>
      <!--NEWS-->
      <text:h text:style-name="P10" text:outline-level="1">
<text:span text:style-name="T4">
Energy in Kiev was transferred to increased readiness - because of probable bad weather</text:span>
</text:h>
      <text:p text:style-name="P4">
Authors: Ukrinform (Person)</text:p>
      <text:p text:style-name="P4">
Publisher: Укринформ (Organization)</text:p>
      <text:p text:style-name="P4">
Published Time: 2023-07-05T15:42:00+03:00</text:p>
      <text:p text:style-name="P4">
Modified Time: 2023-07-05T15:42:00+03:00</text:p>
      <text:p text:style-name="P4">
Description: Due to the probable deterioration of the weather conditions in Kiev, DTEK repair crews have been translated into enhanced regime. - Ukrinform.</text:p>
      <text:p text:style-name="P4">
Images: ['<text:a xlink:type="simple" xlink:href="https://static.ukrinform.com/photos/2023_02/thumb_files/630_360_1677090548-641.jpg" text:style-name="Internet_20_link" text:visited-style-name="Visited_20_Internet_20_Link">
630_360_16770...</text:a>
']</text:p>
      <text:p text:style-name="P4">
Tags: ['ДТЕК', 'Електроенергія', 'Погода', 'Київ']</text:p>
      <text:p text:style-name="P4">
Type: Article</text:p>
      <!--METADATA-->
      <text:p text:style-name="P4">
<draw:frame draw:style-name="fr1" draw:name="Image72" text:anchor-type="as-char" svg:width="6.9236in" svg:height="3.956343in" draw:z-index="0">
<draw:image xlink:href="../Images/yкринформ/2023-07-05T15-42-00-03-00/630_360_1677090548-641.jpg" xlink:type="simple" xlink:show="embed" xlink:actuate="onLoad" draw:mime-type="image/jpeg"/>
</draw:frame>
Due to the deterioration of weather conditions in Kiev, DTEK repair crews have translated the arranged regime.</text:p>
      <text:p text:style-name="P4">
According to Ukrinform, DTEK reports in <text:a xlink:type="simple" xlink:href="https://t.me/dtek_ua/618" text:style-name="Internet_20_link" text:visited-style-name="Visited_20_Internet_20_Link">
telegram</text:a>
.</text:p>
      <text:p text:style-name="P4">
“Tomorrow meteorologists predict rain and thunderstorm in Kiev. Therefore, the energy is translated into increased readiness, so that in the event of accidents, the lightest of the people of Kyivans as soon as possible, ”the message reads.</text:p>
      <text:p text:style-name="P4">
<text:span text:style-name="T4">
 Read also: </text:span>
 <text:a xlink:type="simple" xlink:href="https://www.ukrinform.ua/rubric-economy/3726689-na-kiivsini-planuut-pobuduvati-persi-v-ukraini-rozumni-elektromerezi.html" text:style-name="Internet_20_link" text:visited-style-name="Visited_20_Internet_20_Link">
in the Kyiv region plan to build the first "smart" power grids in Ukraine</text:a>
It is noted that difficult weather conditions can lead to the fall of trees and wires.</text:p>
      <text:p text:style-name="P4">
As it was reported, in June, DTEK returned the light of 277 thousand families in Donetsk, Dnipropetrovsk, Odessa, Kyiv regions, as well as in Kiev.</text:p>
      <text:p text:style-name="P4">
News Source: <text:a xlink:type="simple" xlink:href="https://www.ukrinform.ua/rubric-kyiv/3731840-energetikiv-u-kievi-pereveli-u-pidvisenu-gotovnist-cerez-jmovirnu-negodu.html" text:style-name="Internet_20_link" text:visited-style-name="Visited_20_Internet_20_Link">
https://www.ukrinform.ua/rubric-kyiv/3731840-energetikiv-u-kievi-pereveli-u-pidvisenu-gotovnist-cerez-jmovirnu-negodu.html</text:a>
</text:p>
      <!--NEWS-->
      <text:h text:style-name="P10" text:outline-level="1">
<text:span text:style-name="T4">
PCCs are almost ready to switch to the New Laple calendar - Epiphany</text:span>
</text:h>
      <text:p text:style-name="P4">
Authors: Ukrinform (Person)</text:p>
      <text:p text:style-name="P4">
Publisher: Укринформ (Organization)</text:p>
      <text:p text:style-name="P4">
Published Time: 2023-07-05T15:54:00+03:00</text:p>
      <text:p text:style-name="P4">
Modified Time: 2023-07-05T15:54:00+03:00</text:p>
      <text:p text:style-name="P4">
Description: The Orthodox Church of Ukraine (PCU) is almost ready for the transition to the Novova Language Calendar. - Ukrinform.</text:p>
      <text:p text:style-name="P4">
Images: ['<text:a xlink:type="simple" xlink:href="https://static.ukrinform.com/photos/2021_09/thumb_files/630_360_1631014057-553.jpg" text:style-name="Internet_20_link" text:visited-style-name="Visited_20_Internet_20_Link">
630_360_16310...</text:a>
']</text:p>
      <text:p text:style-name="P4">
Tags: ['Календар', 'Епіфаній', 'Православна церква України']</text:p>
      <text:p text:style-name="P4">
Type: Article</text:p>
      <!--METADATA-->
      <text:p text:style-name="P4">
<draw:frame draw:style-name="fr1" draw:name="Image73" text:anchor-type="as-char" svg:width="6.9236in" svg:height="3.956343in" draw:z-index="0">
<draw:image xlink:href="../Images/yкринформ/2023-07-05T15-54-00-03-00/630_360_1631014057-553.jpg" xlink:type="simple" xlink:show="embed" xlink:actuate="onLoad" draw:mime-type="image/jpeg"/>
</draw:frame>
Orthodox Church of Ukraine(Cursed)It is almost ready for the transition of the Nanovulaian calendar.</text:p>
      <text:p text:style-name="P4">
The head of the Orthodox Church of Ukraine, Metropolitan of Kyiv and all of Epiphanius stated this in a comment to Ukrinform.</text:p>
      <text:p text:style-name="P4">
"The PCU is almost ready for the transition to the Novoyan Calendar. We need to make the final decision at the Local Cathedral, which will take place on 27th. We are an open, cathedral church, so we make a decision collectively," Epiphanius said.</text:p>
      <text:p text:style-name="P4">
He said that the decision to move to the Novoyan Calendar, already approved by the Synod of the Bishops' Cathedral, remained finally approved by his Nast Cathedral. In this context, the PCCU Primate noted that during the Jariere's Cathedral, 99% of the participants supported the appropriate decision.</text:p>
      <text:p text:style-name="P4">
The Metropolitan emphasized that the transition to a new calendar is now being absorbed in the middle. In his opinion, people do not show resistance because it is not alerted. "Who wants to stay on the old calendar for some time will remain. But now it will be seen that it will be a minority. The vast majority of making a transition from September 1 to the New Laple calendar," - the adding party of the Orthodox Church of Ukraine.</text:p>
      <text:p text:style-name="P4">
<text:span text:style-name="T4">
 Read also: </text:span>
 <text:a xlink:type="simple" xlink:href="https://www.ukrinform.ua/rubric-society/3731757-epifanij-pro-perehid-kievopecerskoi-ta-pocaivskoi-lavri-potribno-triski-poterpiti.html" text:style-name="Internet_20_link" text:visited-style-name="Visited_20_Internet_20_Link">
<text:span text:style-name="T4">
 Epiphany </text:span>
 - about the transition of the Kiev-Pechersk Tapochaev Lavra to the PCC: you need to suffer a little</text:a>
<text:a xlink:type="simple" xlink:href="https://www.ukrinform.ua/tag-epifanij" text:style-name="Internet_20_link" text:visited-style-name="Visited_20_Internet_20_Link">
Epiphany</text:a>
He emphasized that it has come to this decision, since most churches in the world are a nanovulaian calendar, but instead only the Russian Orthodox Church of the satellites adhere to the old style calendar. "There is a time when we are dealing with the majority in the Orthodox world and we will celebrate the Orthodox holidays with them," the Metropolitan stated.</text:p>
      <text:p text:style-name="P4">
He urged everyone to switch to the Novo Lanish calendar.</text:p>
      <text:p text:style-name="P4">
As reported by Ukrinform, <text:a xlink:type="simple" xlink:href="https://www.ukrinform.ua/rubric-society/3713534-pcu-oficijno-povidomila-pro-perehid-na-novij-kalendar.html" text:style-name="Internet_20_link" text:visited-style-name="Visited_20_Internet_20_Link">
Orthodox Church of Ukraine(Cursed)May 24 officially announced the decision to switch to the Novoylian Calendar</text:a>
. The overall use of the newlyan calendar, after approval of this decision by the Local Council on July 27, will be introduced on September 1, 2023.</text:p>
      <text:p text:style-name="P4">
News Source: <text:a xlink:type="simple" xlink:href="https://www.ukrinform.ua/rubric-society/3731843-pcu-prakticno-gotova-do-perehodu-na-novoulianskij-kalendar-epifanij.html" text:style-name="Internet_20_link" text:visited-style-name="Visited_20_Internet_20_Link">
https://www.ukrinform.ua/rubric-society/3731843-pcu-prakticno-gotova-do-perehodu-na-novoulianskij-kalendar-epifanij.html</text:a>
</text:p>
      <!--NEWS-->
      <text:h text:style-name="P10" text:outline-level="1">
<text:span text:style-name="T4">
This year residents of Kiev received ₴ 73 million financial assistance</text:span>
</text:h>
      <text:p text:style-name="P4">
Authors: Ukrinform (Person)</text:p>
      <text:p text:style-name="P4">
Publisher: Укринформ (Organization)</text:p>
      <text:p text:style-name="P4">
Published Time: 2023-07-05T15:57:48+03:00</text:p>
      <text:p text:style-name="P4">
Modified Time: 2023-07-05T15:57:48+03:00</text:p>
      <text:p text:style-name="P4">
Description: From the beginning of the year, 73 million UAH of targeted financial assistance to residents of the city who got into difficult life circumstances have been paid in Kyiv. - Ukrinform.</text:p>
      <text:p text:style-name="P4">
Images: ['<text:a xlink:type="simple" xlink:href="https://static.ukrinform.com/photos/2022_09/thumb_files/630_360_1664184137-668.jpg" text:style-name="Internet_20_link" text:visited-style-name="Visited_20_Internet_20_Link">
630_360_16641...</text:a>
']</text:p>
      <text:p text:style-name="P4">
Tags: ['КМДА', 'Гроші', 'Київ', 'допомога']</text:p>
      <text:p text:style-name="P4">
Type: Article</text:p>
      <!--METADATA-->
      <text:p text:style-name="P4">
<draw:frame draw:style-name="fr1" draw:name="Image74" text:anchor-type="as-char" svg:width="6.9236in" svg:height="3.956343in" draw:z-index="0">
<draw:image xlink:href="../Images/yкринформ/2023-07-05T15-57-48-03-00/630_360_1664184137-668.jpg" xlink:type="simple" xlink:show="embed" xlink:actuate="onLoad" draw:mime-type="image/jpeg"/>
</draw:frame>
From the beginning of the year, 73 million UAH of targeted financial assistance was paid in Kyiv, who were in difficult circumstances.</text:p>
      <text:p text:style-name="P4">
According to Ukrinform, it reports <text:a xlink:type="simple" xlink:href="https://kyivcity.gov.ua/news/vid_pochatku_roku_kiv_viplativ_73_milyoni_griven_materialno_dopomogi_zhitelyam_mista/" text:style-name="Internet_20_link" text:visited-style-name="Visited_20_Internet_20_Link">
Kyiv City State Administration</text:a>
.</text:p>
      <text:p text:style-name="P4">
"Так, одноразову адресну матеріальну допомогу на загальну суму майже 63мільйони гривень цьогоріч виплатили 15 736 жителям Києва, які потрапили ускладні життєві обставини", - ідеться у повідомленні.</text:p>
      <text:p text:style-name="P4">
Цей вид допомоги виплачується з бюджету столиці за міською цільовою програмою"Турбота. Назустріч киянам" на 2022-2024 роки.</text:p>
      <text:p text:style-name="P4">
Ще 1 050 киян отримали допомогу у зв’язку з пошкодженням чи руйнуванням житлачерез повномасштабне вторгнення.</text:p>
      <text:p text:style-name="P4">
Виплати склали 10,5 млн гривень. Такий вид допомоги надається відповідно дорозпорядження Київського міського голови від 13 січня № 22 "Про деякі питаннянадання одноразової адресної матеріальної допомоги киянам, які опинилися вскладних життєвих обставинах в результаті пошкодження чи руйнування житловогобудинку (apartments)Due to the emergency of a military nature caused by the armed aggression of the Russian Federation against Ukraine in 2023. "</text:p>
      <text:p text:style-name="P4">
As noted in <text:a xlink:type="simple" xlink:href="https://www.ukrinform.ua/tag-kmda" text:style-name="Internet_20_link" text:visited-style-name="Visited_20_Internet_20_Link">
KSCA</text:a>
, most often, people are in connection with the need for expensive treatment.</text:p>
      <text:p text:style-name="P4">
The amount of assistance per person depends on the size of income and life situation, the degree of disease, etc.</text:p>
      <text:p text:style-name="P4">
Each statement on the allocation of one -time targeted financial assistance together with the packet of documents is considered by the relevant commission of the Department of Social Policy.</text:p>
      <text:p text:style-name="P4">
<text:span text:style-name="T4">
 Read also: </text:span>
 <text:a xlink:type="simple" xlink:href="https://www.ukrinform.ua/rubric-kyiv/3731752-meskanci-kieva-z-10-lipna-zmozut-povnistu-perejti-na-eplatezi-za-komunalku.html" text:style-name="Internet_20_link" text:visited-style-name="Visited_20_Internet_20_Link">
<text:span text:style-name="T4">
 Inhabitants </text:span>
 <text:span text:style-name="T4">
 Kiev </text:span>
 From 10 <text:span text:style-name="T4">
 July </text:span>
 <text:span text:style-name="T4">
 </text:span>
 will be able to <text:span text:style-name="T4">
<text:span text:style-name="T5">
* fully </text:span>
* </text:span>
 go <text:span text:style-name="T4">
 to e- </text:span>
 payments <text:span text:style-name="T4">
 for " </text:span>
 utility ** »</text:a>
The KSCA reminded that one -time targeted financial assistance could be obtained by a family or a person who is in difficult circumstances that negatively displayed the life, health and development of a person, the functioning(family)cannot overcome on its own.</text:p>
      <text:p text:style-name="P4">
This type of assistance is appointed to able -bodied persons, pensioners and people with disabilities.As reported by Ukrinform, in March <text:a xlink:type="simple" xlink:href="https://www.ukrinform.ua/rubric-kyiv/3686568-kiivrada-zatverdila-programu-pidtrimka-kian-zahisnikiv-ta-zahisnic-ukraini.html" text:style-name="Internet_20_link" text:visited-style-name="Visited_20_Internet_20_Link">
Kyiv City Council approved the City Program "Support of Kyivans - Defenders and Defenders of Ukraine"</text:a>
. It's about social benefits, medical services(including - psychological assistance)and complex reintegration and adaptation.</text:p>
      <text:p text:style-name="P4">
News Source: <text:a xlink:type="simple" xlink:href="https://www.ukrinform.ua/rubric-kyiv/3731844-cogoric-ziteli-kieva-otrimali-73-miljoni-materialnoi-dopomogi.html" text:style-name="Internet_20_link" text:visited-style-name="Visited_20_Internet_20_Link">
https://www.ukrinform.ua/rubric-kyiv/3731844-cogoric-ziteli-kieva-otrimali-73-miljoni-materialnoi-dopomogi.html</text:a>
</text:p>
      <!--NEWS-->
      <text:h text:style-name="P10" text:outline-level="1">
<text:span text:style-name="T4">
"There is no one left in the village, there are no people" - the rashist complains of mobilization</text:span>
</text:h>
      <text:p text:style-name="P4">
Author: ['АРМІЯINFORM']</text:p>
      <text:p text:style-name="P4">
Time: 2023-07-05T16:00:00-04:00</text:p>
      <text:p text:style-name="P4">
Description: Mobil Izovsovsovo Service of Rostovo Rospovyda about mobilіzatsya at ... War with Ukraine 2022, War with Ukraine Latest News Today, News War with Ukraine 2022 The last to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ТОРГНЕННЯ РФ', 'ГУР ПЕРЕХОПЛЕННЯ', 'МОБІЛІЗАЦІЯ В РФ']</text:p>
      <text:p text:style-name="P4">
Category: News</text:p>
      <!--METADATA-->
      <text:p text:style-name="P4">
<draw:frame draw:style-name="fr1" draw:name="Image75" text:anchor-type="as-char" svg:width="6.9236in" svg:height="3.894525in" draw:z-index="0">
<draw:image xlink:href="../Images/AРМІЯINFORM/2023-07-05T16-00-00-04-00/337531944_232614265847457_8544501692430122370_n.jpg" xlink:type="simple" xlink:show="embed" xlink:actuate="onLoad" draw:mime-type="image/jpeg"/>
</draw:frame>
A mobilized serviceman from the Rostov region tells the promotion in settlements of the Russian Federation</text:p>
      <ul>
        <li>
Everyone was baked from the village. Sitting in a tent, a man 40, and half of them of a sight village, another from the second. Someone's brother, someone's godfather, matchmaker. No one left the village, - the audio message said.</li>
      </ul>
      <text:p text:style-name="P4">
For every military crime committed against Ukraine, there will be a fair payment.</text:p>
      <text:p text:style-name="P4">
News Source: <text:a xlink:type="simple" xlink:href="https://armyinform.com.ua/2023/07/05/v-seli-vzhe-nikogo-ne-zalyshylosya-nemaye-lyudej-perehoplennya-gur/" text:style-name="Internet_20_link" text:visited-style-name="Visited_20_Internet_20_Link">
https://armyinform.com.ua/2023/07/05/v-seli-vzhe-nikogo-ne-zalyshylosya-nemaye-lyudej-perehoplennya-gur/</text:a>
</text:p>
      <!--NEWS-->
      <text:h text:style-name="P10" text:outline-level="1">
<text:span text:style-name="T4">
Air defense was active in Dnipro city</text:span>
</text:h>
      <text:p text:style-name="P4">
Authors: liveuamap (Language: en)</text:p>
      <text:p text:style-name="P4">
Time: 2023-07-05T16:01:00</text:p>
      <text:p text:style-name="P4">
Location: Dnipro (Latitude:48.42761 Longtitude:35.09754)</text:p>
      <text:p text:style-name="P4">
Videos: []</text:p>
      <text:p text:style-name="P4">
Images: []</text:p>
      <text:p text:style-name="P4">
Tags: ["Europe", "Central and Eastern Europe"]</text:p>
      <text:p text:style-name="P4">
Id: 22574107</text:p>
      <!--METADATA-->
      <text:p text:style-name="P4">
Air defense was active in Dnipro city</text:p>
      <text:p text:style-name="P4">
News Collection Link: <text:a xlink:type="simple" xlink:href="https:\/\/liveuamap.com\/en\/2023\/5-july-air-defense-was-active-in-dnipro-city-" text:style-name="Internet_20_link" text:visited-style-name="Visited_20_Internet_20_Link">
https:\/\/liveuamap.com\/en\/2023\/5-july-air-defense-was-active-in-dnipro-city-</text:a>
</text:p>
      <text:p text:style-name="P4">
News Source: <text:a xlink:type="simple" xlink:href="https://t.me/hyevuy_dnepr/55818" text:style-name="Internet_20_link" text:visited-style-name="Visited_20_Internet_20_Link">
https://t.me/hyevuy_dnepr/55818</text:a>
</text:p>
      <!--NEWS-->
      <text:h text:style-name="P10" text:outline-level="1">
<text:span text:style-name="T4">
In Germany, Ukrainians made a pilgrimage to Blessed Oedigna, the grandchildren of Yaroslav the Wise</text:span>
</text:h>
      <text:p text:style-name="P4">
Authors: Ukrinform (Person)</text:p>
      <text:p text:style-name="P4">
Publisher: Укринформ (Organization)</text:p>
      <text:p text:style-name="P4">
Published Time: 2023-07-05T16:05:00+03:00</text:p>
      <text:p text:style-name="P4">
Modified Time: 2023-07-05T16:05:00+03:00</text:p>
      <text:p text:style-name="P4">
Description: The Apostolic Exarch for Greek Catholic Ukrainians in Germany and Scandinavia, the UGCC Bishop Bogdan Durih, headed the forgiveness to Blessed Oedigna, the grandchildren of Kiev Prince Yaroslav the Wise, whose remains are resting in the town of Pooh, in Bavaria. - Ukrinform.</text:p>
      <text:p text:style-name="P4">
Images: ['<text:a xlink:type="simple" xlink:href="https://static.ukrinform.com/photos/2023_07/thumb_files/630_360_1688555708-365.jpg" text:style-name="Internet_20_link" text:visited-style-name="Visited_20_Internet_20_Link">
630_360_16885...</text:a>
']</text:p>
      <text:p text:style-name="P4">
Tags: ['Церква', 'Діаспора', 'Німеччина', 'Релігія', 'УГКЦ']</text:p>
      <text:p text:style-name="P4">
Type: Article</text:p>
      <!--METADATA-->
      <text:p text:style-name="P4">
<draw:frame draw:style-name="fr1" draw:name="Image76" text:anchor-type="as-char" svg:width="6.9236in" svg:height="3.956343in" draw:z-index="0">
<draw:image xlink:href="../Images/yкринформ/2023-07-05T16-05-00-03-00/630_360_1688555708-365.jpg" xlink:type="simple" xlink:show="embed" xlink:actuate="onLoad" draw:mime-type="image/jpeg"/>
</draw:frame>
The Apostolic Exarch for Greek Catholic Ukrainians in Germany and the Skandelia countries, Bishop of the UGCC Bogdan Dzhuran, led the forgiveness to Blessed Odigne, the grandchildren of Kiev Prince Yaroslav the Wise, whose remains are resting in the town of Pooh, Bavaria.</text:p>
      <text:p text:style-name="P4">
According to Ukrinform, this was reported <text:a xlink:type="simple" xlink:href="https://ukrainische-kirche.eu/news/nash-narod-stikae-krovyu-shchob-evropa-ne-musila-hovatysya-u-bunkerah-i-v-pidvalah-vladyka-bogdan-pid-chas-proshchi-ukrayntsiv-u-m-puh-398/" text:style-name="Internet_20_link" text:visited-style-name="Visited_20_Internet_20_Link">
the Apostolic Exarchate in Germany Takrain Scandinavia</text:a>
 .</text:p>
      <text:p text:style-name="P4">
Blessed Oedigna is considered a holy one that unites three peoples: Ukrainian, French and German.</text:p>
      <text:p text:style-name="P4">
The pilgrimage bishop-assistant of the Ivano-Frankivsk Archives of the UGCC, Bishop Mykola, also participated in the pilgrimage.</text:p>
      <text:p text:style-name="P4">
During the Liturgy in his spiritual word, Bishop Bogdan noted that the Ukrainian people have a worthy mission for centuries in the history of the whole European continent, and therefore, taking into account the tragic moments of history, and in particular the present war which carries wounds.</text:p>
      <text:p text:style-name="P4">
And one of the moments of healing of such wounds, Bishop Bogdan, called forgiveness, which was also also taken into account during the UGCC Synod and the Social Exarchate last year, during which they talked about working on the spiritual revival of the people and the healing of wounds.</text:p>
      <text:p text:style-name="P4">
“A thousand years ago, the locals were drawn here because they heard about the sanctity of our Kryanka. The deserts settled in their surroundings. A deserts, which was once a royal court, and went down to the lowlands of the poverty. She lived not just between people, but between God's creation in the hollow of a centuries -old linden. And there she sowed with holiness by Ilya love for all without exception. They came here because they needed her mantle, wanted to hear from her mouth of God's science, and she had God's darling, treat human souls and bodies, even treated pets. Today, the millennial flow of people who drew godly and God's healing here, ”said the bishop, caught on the grounds that is inherent in the Holy People.</text:p>
      <text:p text:style-name="P4">
</text:p>
      <text:p text:style-name="P4">
Then the bishop remembered the experience of patience of the Ukrainian people in the last century Taimper's encroachment of Russian invaders today, when they did not leave their ashes to enslave the free -loving people of Ukraine.</text:p>
      <text:p text:style-name="P4">
At the end of the bishops, he read the prayer of St. Paul Paul II of the II people, whom he spoke during his visit to Ukraine in 2001.</text:p>
      <text:p text:style-name="P4">
After the Liturgy, the Ukrainians addressed the greetings and support of Panmedige Kellerman, the head of the Blessed Oedigna of the city of Pooh.</text:p>
      <text:p text:style-name="P4">
In his turn, Bishop Bogdan thanked Mrs. Oedigney for her assistance in this pursuance General audience on March 16, 2022: "Lord Jesus, who was born under the bombardment of Kiev, who died in mom's arms in the storage facility, sent twenty to the front, have mercy on us."</text:p>
      <text:p text:style-name="P4">
Then all the pilgrims, along with the clergy, prayed a prayer service near the linden, which, according to the appeal, lived Blessed Oedign.</text:p>
      <text:p text:style-name="P4">
We will remind, Bishop of the UGCC Bogdan Dzhura also <text:a xlink:type="simple" xlink:href="https://www.ukrinform.ua/rubric-diaspora/3521734-u-nimeccini-vladika-ugkc-ocoliv-prosu-ukrainciv-do-blazennoi-edigni.html" text:style-name="Internet_20_link" text:visited-style-name="Visited_20_Internet_20_Link">
headed</text:a>
I will forgive Ukrainians to the Blessed Wedding in the German city of Pooh in the summer of 2022.</text:p>
      <text:p text:style-name="P4">
<text:span text:style-name="T5">
Foto: ukrainische-kirche.eu</text:span>
</text:p>
      <text:p text:style-name="P4">
News Source: <text:a xlink:type="simple" xlink:href="https://www.ukrinform.ua/rubric-diaspora/3731787-u-nimeccini-ukrainci-zdijsnili-palomnictvo-do-blazennoi-edigni-onucki-aroslava-mudrogo.html" text:style-name="Internet_20_link" text:visited-style-name="Visited_20_Internet_20_Link">
https://www.ukrinform.ua/rubric-diaspora/3731787-u-nimeccini-ukrainci-zdijsnili-palomnictvo-do-blazennoi-edigni-onucki-aroslava-mudrogo.html</text:a>
</text:p>
      <!--NEWS-->
      <text:h text:style-name="P10" text:outline-level="1">
<text:span text:style-name="T4">
The occupiers are going to rob "Chersonese Tavriysky"</text:span>
</text:h>
      <text:p text:style-name="P4">
Authors: Ukrinform (Person)</text:p>
      <text:p text:style-name="P4">
Publisher: Укринформ (Organization)</text:p>
      <text:p text:style-name="P4">
Published Time: 2023-07-05T16:05:23+03:00</text:p>
      <text:p text:style-name="P4">
Modified Time: 2023-07-05T16:05:23+03:00</text:p>
      <text:p text:style-name="P4">
Description: Russian invaders prepare documents for exporting beyond the temporarily occupied Crimea exhibits of the Chersonese Tavriysky Museum. - Ukrinform.</text:p>
      <text:p text:style-name="P4">
Images: ['<text:a xlink:type="simple" xlink:href="https://static.ukrinform.com/photos/2018_06/thumb_files/630_360_1529317564-6434.jpg" text:style-name="Internet_20_link" text:visited-style-name="Visited_20_Internet_20_Link">
630_360_15293...</text:a>
']</text:p>
      <text:p text:style-name="P4">
Tags: ['Херсонес', 'Музей', 'Окупація Криму']</text:p>
      <text:p text:style-name="P4">
Type: Article</text:p>
      <!--METADATA-->
      <text:p text:style-name="P4">
<draw:frame draw:style-name="fr1" draw:name="Image86" text:anchor-type="as-char" svg:width="6.9236in" svg:height="3.956343in" draw:z-index="0">
<draw:image xlink:href="../Images/yкринформ/2023-07-05T16-05-23-03-00/630_360_1529317564-6434.jpg" xlink:type="simple" xlink:show="embed" xlink:actuate="onLoad" draw:mime-type="image/jpeg"/>
</draw:frame>
Russian-enchantments prepare documents for exporting beyond the temporarily occupied CrimeanExpots of the Museum-Reserve "Chersonese Tavriysky".</text:p>
      <text:p text:style-name="P4">
This was reported <text:a xlink:type="simple" xlink:href="http://sprotyv.mod.gov.ua/rosiyany-gotuyut-vyvezennya-bilshist-eksponativ-hersonesu-z-pivostrova/" text:style-name="Internet_20_link" text:visited-style-name="Visited_20_Internet_20_Link">
"National Resistance Center"</text:a>
, reports Ukrinform.</text:p>
      <text:p text:style-name="P4">
It is noted that the occupation administration of the museum prepares "acts of transmission of nation for further exposure outside the <text:a xlink:type="simple" xlink:href="https://www.ukrinform.ua/tag-muzej" text:style-name="Internet_20_link" text:visited-style-name="Visited_20_Internet_20_Link">
museum</text:a>
"300 thousand exhibits.</text:p>
      <text:p text:style-name="P4">
"Who is planned to be transferred to the funds is unknown, but it is known that it is the preservation of the peninsula. Therefore, the enemy, in fact, prepares documents for the export of most of the museum exhibits," the post reads.</text:p>
      <text:p text:style-name="P4">
The center emphasized that in 2014, about 500 thousand units were stored in the museum's holdings, of which 300,000 were the main fund.</text:p>
      <text:p text:style-name="P4">
<text:span text:style-name="T4">
 Read also: </text:span>
 <text:a xlink:type="simple" xlink:href="https://www.ukrinform.ua/rubric-culture/3729227-vandalizm-i-maroderstvo-vijna-rosii-proti-kulturnoi-spadsini-ukraini.html" text:style-name="Internet_20_link" text:visited-style-name="Visited_20_Internet_20_Link">
vandalism and looting: Russia's war against the cultural population of Ukraine</text:a>
As it was reported, in Chersonese Tavriysky in a temporarily occupied sevastopolysagarbarbniki exhibited exhibits stolen from the historical and archeological reserve "Kamian Tomb", which is in the temporarily captured territory of the Zaporizhzhya region.</text:p>
      <text:p text:style-name="P4">
News Source: <text:a xlink:type="simple" xlink:href="https://www.ukrinform.ua/rubric-crimea/3731845-okupanti-zbirautsa-pograbuvati-hersones-tavrijskij.html" text:style-name="Internet_20_link" text:visited-style-name="Visited_20_Internet_20_Link">
https://www.ukrinform.ua/rubric-crimea/3731845-okupanti-zbirautsa-pograbuvati-hersones-tavrijskij.html</text:a>
</text:p>
      <!--NEWS-->
      <text:h text:style-name="P10" text:outline-level="1">
<text:span text:style-name="T4">
The number of judges in the new Kyiv District Court is planned to be determined at a GRP meeting</text:span>
</text:h>
      <text:p text:style-name="P4">
Authors: Ukrinform (Person)</text:p>
      <text:p text:style-name="P4">
Publisher: Укринформ (Organization)</text:p>
      <text:p text:style-name="P4">
Published Time: 2023-07-05T16:10:49+03:00</text:p>
      <text:p text:style-name="P4">
Modified Time: 2023-07-05T16:10:49+03:00</text:p>
      <text:p text:style-name="P4">
Description: The High Council of Justice plans to consider at the next meeting the issue of determining the number of judges of the Kyiv City District Administrative Court, established after the liquidation of the Kyiv District Administrative Court. - Ukrinform.</text:p>
      <text:p text:style-name="P4">
Images: ['<text:a xlink:type="simple" xlink:href="https://static.ukrinform.com/photos/2023_07/thumb_files/630_360_1688553904-690.jpg" text:style-name="Internet_20_link" text:visited-style-name="Visited_20_Internet_20_Link">
630_360_16885...</text:a>
']</text:p>
      <text:p text:style-name="P4">
Tags: ['Судді', 'Вища рада правосуддя', 'Окружний адмінсуд Києва']</text:p>
      <text:p text:style-name="P4">
Type: Article</text:p>
      <!--METADATA-->
      <text:p text:style-name="P4">
<draw:frame draw:style-name="fr1" draw:name="Image87" text:anchor-type="as-char" svg:width="6.9236in" svg:height="3.956343in" draw:z-index="0">
<draw:image xlink:href="../Images/yкринформ/2023-07-05T16-10-49-03-00/630_360_1688553904-690.jpg" xlink:type="simple" xlink:show="embed" xlink:actuate="onLoad" draw:mime-type="image/jpeg"/>
</draw:frame>
At the next meeting, the Higher Rada Rada plans to consider the determination of the number of judges of the Kyiv City District Administrative Court, formed after the liquidation of the Kyiv District Administrative Court.</text:p>
      <text:p text:style-name="P4">
About it in <text:a xlink:type="simple" xlink:href="https://www.ukrinform.ua/rubric-polytics/3731742-grigorij-usik-golova-visoi-radi-pravosudda.html" text:style-name="Internet_20_link" text:visited-style-name="Visited_20_Internet_20_Link">
interview Ukrinform</text:a>
The GRP Grigory Usik said.</text:p>
      <text:p text:style-name="P4">
In particular, he reported that the judges of the liquidated district administrative court of the city of Kyiv are currently in the status of judges, continue to hold the salary, but do not exercise justice.</text:p>
      <text:p text:style-name="P4">
“It is known from the State Judicial Administration that the Kyiv City Road Court will work in the premises used by the OASK. The following question is the determination of the number of judges by the High Council of Justice, which will work in the newly created court. We have previously discussed it at the meeting with the participation of the chairman and the representative of the DSAU. At one of the nearest meetings, we will make this question for consideration, ”Usyk said.</text:p>
      <text:p text:style-name="P4">
<text:span text:style-name="T4">
 Read also: </text:span>
 <text:a xlink:type="simple" xlink:href="https://www.ukrinform.ua/rubric-society/3685850-u-radi-rozpovili-koli-moze-zapracuvati-kiivskij-miskij-okruznij-adminsud.html" text:style-name="Internet_20_link" text:visited-style-name="Visited_20_Internet_20_Link">
in the Council told when the Kyiv City Priority Administrative Court can work</text:a>
Then, according to him, a certain amount of judges will take place under a certain number.</text:p>
      <text:p text:style-name="P4">
"In any case, it is envisaged that this court should work until December this year," the GRP chairman said.</text:p>
      <text:p text:style-name="P4">
At the same time, he noted that he could not answer the question of what will be the procedure for the Kyiv City District Administrative Court, "because it is nowhere to be laid out."</text:p>
      <text:p text:style-name="P4">
"There may be transfer to this court of judges who have already undergone qualifying from other district courts," the chairman [GRP] suggests(https://www.ukrinform.ua/tag-visa-rada-pravosudda).</text:p>
      <text:p text:style-name="P4">
According to Usik, judges "can also be submitted for transfer, but in relation to, it is probably a corresponding check."</text:p>
      <text:p text:style-name="P4">
“I do not have a clear answer who will hold it. This procedure should be prescribed in the law. There will be no questions then. In any case, I think that the OASK will not get to the newly created court without a corresponding verification, for God none of them has passed a qualifying assessment, and without it they cannot be transferred to another court. Therefore, the fears that will be automatically transferred to the new court are in vain, ”the GRP chairman emphasized.As it was reported, on December 13, 2022, the Verkhovna Rada adopted a law of calculation of the district administrative court of the city of Kyiv and the formation of the city city district administrative court. On the same day, the president signed.</text:p>
      <text:p text:style-name="P4">
In March 2023, the State Judicial Administration of Ukraine reported a re -registration of the Kyiv City District Administrative Court, formed after the liquidation of the District Administrative Court.</text:p>
      <text:p text:style-name="P4">
OASK is known for making <text:a xlink:type="simple" xlink:href="https://www.ukrinform.ua/rubric-polytics/3634415-oask-zneskodzeno-ale-jogo-suddi-zalisautsa-na-zarplati.html" text:style-name="Internet_20_link" text:visited-style-name="Visited_20_Internet_20_Link">
resonant decisions</text:a>
, among them - the abolition of new Ukrainian spelling, the cancellation of the decision of the Kyiv City Council to rename the Moscow Avenue to Bandera Avenue, the recognition of illegal nationalization of the Privatatbank, suspension of the process of renaming the UOC(MP), renewal of Romanasirov as the head of the State Fiscal Service and others.</text:p>
      <text:p text:style-name="P4">
News Source: <text:a xlink:type="simple" xlink:href="https://www.ukrinform.ua/rubric-society/3731847-kilkist-suddiv-u-novomu-kiivskomu-okruznomu-sudi-planuut-viznaciti-na-zasidanni-vrp.html" text:style-name="Internet_20_link" text:visited-style-name="Visited_20_Internet_20_Link">
https://www.ukrinform.ua/rubric-society/3731847-kilkist-suddiv-u-novomu-kiivskomu-okruznomu-sudi-planuut-viznaciti-na-zasidanni-vrp.html</text:a>
</text:p>
      <!--NEWS-->
      <text:h text:style-name="P10" text:outline-level="1">
<text:span text:style-name="T4">
UZA increased the forecast of this year's oil and cereals to 69 million tons</text:span>
</text:h>
      <text:p text:style-name="P4">
Authors: Ukrinform (Person)</text:p>
      <text:p text:style-name="P4">
Publisher: Укринформ (Organization)</text:p>
      <text:p text:style-name="P4">
Published Time: 2023-07-05T16:13:31+03:00</text:p>
      <text:p text:style-name="P4">
Modified Time: 2023-07-05T16:13:31+03:00</text:p>
      <text:p text:style-name="P4">
Description: The Ukrainian Grain Association has increased the rating of this year's potential crop of cereals and oilseeds in Ukraine by 1 million tons - up to 69 million tons - Ukrinform.</text:p>
      <text:p text:style-name="P4">
Images: ['<text:a xlink:type="simple" xlink:href="https://static.ukrinform.com/photos/2017_06/thumb_files/630_360_1498110571-7758.jpg" text:style-name="Internet_20_link" text:visited-style-name="Visited_20_Internet_20_Link">
630_360_14981...</text:a>
']</text:p>
      <text:p text:style-name="P4">
Tags: ['Зерно', 'Прогноз', 'Аграрії', 'Врожай']</text:p>
      <text:p text:style-name="P4">
Type: Article</text:p>
      <!--METADATA-->
      <text:p text:style-name="P4">
<draw:frame draw:style-name="fr1" draw:name="Image88" text:anchor-type="as-char" svg:width="6.9236in" svg:height="3.956343in" draw:z-index="0">
<draw:image xlink:href="../Images/yкринформ/2023-07-05T16-13-31-03-00/630_360_1498110571-7758.jpg" xlink:type="simple" xlink:show="embed" xlink:actuate="onLoad" draw:mime-type="image/jpeg"/>
</draw:frame>
The Ukrainian Grain Association has increased the rating of this year's potential harvesting and oilseed crops in Ukraine by 1 million tonnes - up to 69 million tons.</text:p>
      <text:p text:style-name="P4">
According to Ukrinform, it reports <text:a xlink:type="simple" xlink:href="https://uga.ua/news/uza-zbilshila-prognoz-vrozhayu-v-2023-rotsi-na-1-mln-t-do-69-mln-t-zernovih-ta-olijnih/" text:style-name="Internet_20_link" text:visited-style-name="Visited_20_Internet_20_Link">
press service of UZA</text:a>
.</text:p>
      <text:p text:style-name="P4">
It is noted that the assessment <text:a xlink:type="simple" xlink:href="https://www.ukrinform.ua/tag-vrozaj" text:style-name="Internet_20_link" text:visited-style-name="Visited_20_Internet_20_Link">
crop</text:a>
Wheat in 2023 did not change - 17.9 million tonnes(In 2022 there were 20.2 million tonnes and in 2021 - a record 33 million tonnes). Експорт пшениці в 2023/2024 МР з огляду на меншийврожай може становити близько 15 млн т з врахуванням того, що на початкусезону перехідні залишки становили 4,3 млн т.</text:p>
      <text:p text:style-name="P4">
Barley harvesting in 2023 also did not change - 4.4 million tonnes(in 2021 - 10.1 million T, and in 2022 - 5.8 million tons)and exports in 2023/2024 MP can be expected on an equal foot(In 2021 - 37.6 million tonnes, in 2022 - 27.3 million tonnes), with this export can be about 20 million tonnes, taking into account the transitional reserves at the beginning of the new season at 1.3 million tonnes.</text:p>
      <text:p text:style-name="P4">
<text:span text:style-name="T4">
 Read also: </text:span>
 <text:a xlink:type="simple" xlink:href="https://www.ukrinform.ua/rubric-economy/3729789-agrarii-troh-oblastej-pocali-zbirati-ozimi.html" text:style-name="Internet_20_link" text:visited-style-name="Visited_20_Internet_20_Link">
Agrarians of three areas began to collect winter</text:a>
Sunflower yield in 2023 is expected at 12.7 million tonnes(in 2021 - 16.9 million, 2022 - 11.1 million tons)and exports can be 1.1 million tonnes. The processing of sunflower oil can reach 11.5 million tonnes.</text:p>
      <text:p text:style-name="P4">
Rape harvest pre -2023 estimates at 3.8 million tonnes, with this expert in 2023/2024 MP is expected at 3.5 million ton - at the level of 3 million tons.</text:p>
      <text:p text:style-name="P4">
In general, exports from Ukraine grain and oilseed in the new season 2023/2024 can be 44.8 million tonnes. Last season(which ended on 30 June 2023)Exports reached 58 million tonnes of Ukraine from exports of grain, oil and oil revenue in the last marketing year about $ 20 billion.</text:p>
      <text:p text:style-name="P4">
At the same time, the transitional residues at the beginning of the new season were almost 10 million Tzernov and oil, which is 2.5 times more than in the previous seasons, except for 2022/2023 MR, when the residues were maximum - about 25 million tonnes.As reported by Ukrinform, the Ukrainian Grain Association predicted that in 2023 in Ukraine [68 million tonnes of grain and oil) would be harvested in 2023(https://www.ukrinform.ua/rubric-economy/3717036-urozaj-zernovih-ta-olijnih-v-ukraini-cogoric-prognozuut-na-rivni-68-miljoniv-tonn.html)that is 5.8 million 3222222(The Association estimates last year collected 73.8 million)and 36% less than 2021 harvest(106 million tons).</text:p>
      <text:p text:style-name="P4">
News Source: <text:a xlink:type="simple" xlink:href="https://www.ukrinform.ua/rubric-economy/3731850-uza-zbilsila-prognoz-cogoricnogo-vrozau-olijnih-ta-zernovih-do-69-miljoniv-tonn.html" text:style-name="Internet_20_link" text:visited-style-name="Visited_20_Internet_20_Link">
https://www.ukrinform.ua/rubric-economy/3731850-uza-zbilsila-prognoz-cogoricnogo-vrozau-olijnih-ta-zernovih-do-69-miljoniv-tonn.html</text:a>
</text:p>
      <!--NEWS-->
      <text:h text:style-name="P10" text:outline-level="1">
<text:span text:style-name="T4">
The "yellow tape" movement stated that the "elections" of the invaders in Luhansk region were preparing</text:span>
</text:h>
      <text:p text:style-name="P4">
Authors: Ukrinform (Person)</text:p>
      <text:p text:style-name="P4">
Publisher: Укринформ (Organization)</text:p>
      <text:p text:style-name="P4">
Published Time: 2023-07-05T16:16:11+03:00</text:p>
      <text:p text:style-name="P4">
Modified Time: 2023-07-05T16:16:11+03:00</text:p>
      <text:p text:style-name="P4">
Description: The movement of public resistance "Yellow Ribbon" will interfere with pseudorants in the temporarily occupied territories of the Luhansk region. - Ukrinform.</text:p>
      <text:p text:style-name="P4">
Images: ['<text:a xlink:type="simple" xlink:href="https://static.ukrinform.com/photos/2023_07/thumb_files/630_360_1688562885-403.jpg" text:style-name="Internet_20_link" text:visited-style-name="Visited_20_Internet_20_Link">
630_360_16885...</text:a>
']</text:p>
      <text:p text:style-name="P4">
Tags: ['Луганщина', 'Вибори', 'Війна з Росією', 'Рух опору «Жовта стрічка»']</text:p>
      <text:p text:style-name="P4">
Type: Article</text:p>
      <!--METADATA-->
      <text:p text:style-name="P4">
<draw:frame draw:style-name="fr1" draw:name="Image91" text:anchor-type="as-char" svg:width="6.9236in" svg:height="3.956343in" draw:z-index="0">
<draw:image xlink:href="../Images/yкринформ/2023-07-05T16-16-11-03-00/630_360_1688562885-403.jpg" xlink:type="simple" xlink:show="embed" xlink:actuate="onLoad" draw:mime-type="image/jpeg"/>
</draw:frame>
The rocky resistance "Yellow Ribbon" will interfere with pseudo -elections of the occupied territories of the Luhansk region.</text:p>
      <text:p text:style-name="P4">
According to Ukrinform, the activists of the traffic reported it in <text:a xlink:type="simple" xlink:href="https://t.me/yellowribbon_ua/5541" text:style-name="Internet_20_link" text:visited-style-name="Visited_20_Internet_20_Link">
telegram</text:a>
.</text:p>
      <text:p text:style-name="P4">
“The Rashists plan to hold their so -called“ local elections ”in the occupied territories on September 10. The "yellow ribbon" movement calls on the locals to take this event. We also prepare a number of measures to disrupt the voting process and record all the collaborators who will participate in the preparation of the Election, - the message reads.</text:p>
      <text:p text:style-name="P4">
It is noted that in Lugansk activists are already marking the premises where the "elections" will pass, the letter "Ї". The two first "precincts" of the city area of the city have already been marked.</text:p>
      <text:p text:style-name="P4">
They also spread stickers in the heart of Lugansk.</text:p>
      <text:p text:style-name="P4">
<text:span text:style-name="T4">
 Read also: </text:span>
 <text:a xlink:type="simple" xlink:href="https://www.ukrinform.ua/rubric-kyiv/3731703-u-kievi-zatrimali-kolaboranta-akij-u-zaporizkij-oblasti-sukav-ucasnikiv-ruhu-zovta-stricka.html" text:style-name="Internet_20_link" text:visited-style-name="Visited_20_Internet_20_Link">
in Kiev detained a collaborator who in Zaporizhzhya region was looking for participants of the movement "<text:span text:style-name="T4">
 yellow </text:span>
 <text:span text:style-name="T4">
 </text:span>
 tape **"</text:a>
As reported by the Center for National Resistance, most of the population <text:a xlink:type="simple" xlink:href="https://sprotyv.mod.gov.ua/naselennya-tymchasovo-okupovanogo-pivdnya-ne-pidtrymuye-okupatsiyu-rezultaty-sotsdoslidzhennya-voroga/" text:style-name="Internet_20_link" text:visited-style-name="Visited_20_Internet_20_Link">
Totovraina does not support occupation</text:a>
the region by Russian-occupying troops.</text:p>
      <text:p text:style-name="P4">
News Source: <text:a xlink:type="simple" xlink:href="https://www.ukrinform.ua/rubric-regions/3731851-ruh-zovta-stricka-zaaviv-so-gotuetsa-zrivati-vibori-zagarbnikiv-na-lugansini.html" text:style-name="Internet_20_link" text:visited-style-name="Visited_20_Internet_20_Link">
https://www.ukrinform.ua/rubric-regions/3731851-ruh-zovta-stricka-zaaviv-so-gotuetsa-zrivati-vibori-zagarbnikiv-na-lugansini.html</text:a>
</text:p>
      <!--NEWS-->
      <text:h text:style-name="P10" text:outline-level="1">
<text:span text:style-name="T4">
In Britain, the Armed Forces recruits are mastering fire training skills</text:span>
</text:h>
      <text:p text:style-name="P4">
Authors: Ukrinform (Person)</text:p>
      <text:p text:style-name="P4">
Publisher: Укринформ (Organization)</text:p>
      <text:p text:style-name="P4">
Published Time: 2023-07-05T16:20:01+03:00</text:p>
      <text:p text:style-name="P4">
Modified Time: 2023-07-05T16:20:01+03:00</text:p>
      <text:p text:style-name="P4">
Description: In the United Kingdom, Ukrainian military, under the leadership of New Zealand instructors, master the skills in fire training. - Ukrinform.</text:p>
      <text:p text:style-name="P4">
Images: ['<text:a xlink:type="simple" xlink:href="https://static.ukrinform.com/photos/2023_07/thumb_files/630_360_1688562447-198.jpg" text:style-name="Internet_20_link" text:visited-style-name="Visited_20_Internet_20_Link">
630_360_16885...</text:a>
']</text:p>
      <text:p text:style-name="P4">
Tags: ['Британія', 'Генштаб', 'ЗСУ', 'Військові навчання', 'Війна з Росією']</text:p>
      <text:p text:style-name="P4">
Type: Article</text:p>
      <!--METADATA-->
      <text:p text:style-name="P4">
<draw:frame draw:style-name="fr1" draw:name="Image92" text:anchor-type="as-char" svg:width="6.9236in" svg:height="3.956343in" draw:z-index="0">
<draw:image xlink:href="../Images/yкринформ/2023-07-05T16-20-01-03-00/630_360_1688562447-198.jpg" xlink:type="simple" xlink:show="embed" xlink:actuate="onLoad" draw:mime-type="image/jpeg"/>
</draw:frame>
In the Great Britain, the Ukrainian military under the leadership of New Zealand instructorspace skills in fire training.</text:p>
      <text:p text:style-name="P4">
According to Ukrinform, the General Staff of the Armed Forces of Ukraine reports UV <text:a xlink:type="simple" xlink:href="https://www.facebook.com/GeneralStaff.ua/posts/pfbid0x34fXfApHVx1BBVRCATwLvhau9jfQkC8EUMDw97QHn8pW9aV3GnrHBM1JvbtfjiFl" text:style-name="Internet_20_link" text:visited-style-name="Visited_20_Internet_20_Link">
Facebook</text:a>
<text:a xlink:type="simple" xlink:href="https://www.facebook.com/GeneralStaff.ua/posts/pfbid0x34fXfApHVx1BBVRCATwLvhau9jfQkC8EUMDw97QHn8pW9aV3GnrHBM1JvbtfjiFl" text:style-name="Internet_20_link" text:visited-style-name="Visited_20_Internet_20_Link">
 .</text:a>
"NZ Defense Defense Force Defense Instructors conduct fire training with the military personnel of the Armed Forces of Ukraine in the Multinational Educational Operation" Interflex "on Basic General Personnel Training of Personnel <text:a xlink:type="simple" xlink:href="https://www.ukrinform.ua/tag-zsu" text:style-name="Internet_20_link" text:visited-style-name="Visited_20_Internet_20_Link">
Armed Forces of Ukraine</text:a>
In the United Kingdom, which contributes to more professional preparation of Ukrainian soldiers for the protection of Ukraine from Russian aggression, " - the message reads.</text:p>
      <text:p text:style-name="P4">
<text:span text:style-name="T4">
 Read also: </text:span>
 <text:a xlink:type="simple" xlink:href="https://www.ukrinform.ua/rubric-ato/3731659-ukraina-obgovorila-v-aviacijnomu-komiteti-nato-organizaciu-polotiv-i-pidgotovku-lotcikiv.html" text:style-name="Internet_20_link" text:visited-style-name="Visited_20_Internet_20_Link">
Ukraine discussed in the Aviation Committee of Natoorganization of Flights and Pilots Preparation</text:a>
In particular, highly qualified military instructors of the Defense Forces of New Zealand are advised to turn the motivated recruits of the Armed Forces into capable soldiers, teaching their skills necessary for the survival and effective management of combatants on the front line.</text:p>
      <text:p text:style-name="P4">
In general, the New Zealand defense forces in the United Kingdom will study Ukrainian recruits with weapons, aid, first aid on the battlefield, as well as offensive and default operations in different conditions.</text:p>
      <text:p text:style-name="P4">
As reported by Ukrinform, in the United Kingdom, the Armed Forces of the Armed Forces of Ukraine are learning the management of Canadian instructors with <text:a xlink:type="simple" xlink:href="https://www.ukrinform.ua/rubric-ato/3725823-novobranci-zsu-opanovuut-nlaw-u-britanii.html" text:style-name="Internet_20_link" text:visited-style-name="Visited_20_Internet_20_Link">
portable lightweight weapons</text:a>
next generation of NLAW.</text:p>
      <text:p text:style-name="P4">
<text:span text:style-name="T5">
Foto: General Staff of the Armed Forces</text:span>
</text:p>
      <text:p text:style-name="P4">
News Source: <text:a xlink:type="simple" xlink:href="https://www.ukrinform.ua/rubric-ato/3731852-u-britanii-novobranci-zsu-opanovuut-navicki-z-vognevoi-pidgotovki.html" text:style-name="Internet_20_link" text:visited-style-name="Visited_20_Internet_20_Link">
https://www.ukrinform.ua/rubric-ato/3731852-u-britanii-novobranci-zsu-opanovuut-navicki-z-vognevoi-pidgotovki.html</text:a>
</text:p>
      <!--NEWS-->
      <text:h text:style-name="P10" text:outline-level="1">
<text:span text:style-name="T4">
The Bulgaria Government will reform special services - will expose Russian agents</text:span>
</text:h>
      <text:p text:style-name="P4">
Authors: Ukrinform (Person)</text:p>
      <text:p text:style-name="P4">
Publisher: Укринформ (Organization)</text:p>
      <text:p text:style-name="P4">
Published Time: 2023-07-05T16:23:00+03:00</text:p>
      <text:p text:style-name="P4">
Modified Time: 2023-07-05T16:23:00+03:00</text:p>
      <text:p text:style-name="P4">
Description: Bulgaria Prime Minister Nikolai Denkov said Sofia would no longer close his eyes to Russia's attempts to influence the country's domestic policy. - Ukrinform.</text:p>
      <text:p text:style-name="P4">
Images: ['<text:a xlink:type="simple" xlink:href="https://static.ukrinform.com/photos/2023_06/thumb_files/630_360_1687808061-750.jpg" text:style-name="Internet_20_link" text:visited-style-name="Visited_20_Internet_20_Link">
630_360_16878...</text:a>
']</text:p>
      <text:p text:style-name="P4">
Tags: ['Болгарія', "Прем'єр", 'Росія']</text:p>
      <text:p text:style-name="P4">
Type: Article</text:p>
      <!--METADATA-->
      <text:p text:style-name="P4">
<draw:frame draw:style-name="fr1" draw:name="Image93" text:anchor-type="as-char" svg:width="6.9236in" svg:height="3.956343in" draw:z-index="0">
<draw:image xlink:href="../Images/yкринформ/2023-07-05T16-23-00-03-00/630_360_1687808061-750.jpg" xlink:type="simple" xlink:show="embed" xlink:actuate="onLoad" draw:mime-type="image/jpeg"/>
</draw:frame>
Bulgaria Prime Minister Nikolai Denkov said Sofia would no longer close the eyes of Russia to influence the country's domestic policy.</text:p>
      <text:p text:style-name="P4">
He said this in an interview <text:a xlink:type="simple" xlink:href="https://www.politico.eu/article/bulgaria-nikolai-denkov-pm-russia-influence-rumen-radev/" text:style-name="Internet_20_link" text:visited-style-name="Visited_20_Internet_20_Link">
Politico</text:a>
, reports Ukrinform.</text:p>
      <text:p text:style-name="P4">
According to Denkov, he intends to reform the special services in order to eradicate the Russian agent.</text:p>
      <text:p text:style-name="P4">
The Prime Minister declared the need to put an end to the inaction of the law enforcement agencies that "close their eyes" in the blasting actions of the Russian Federation inside the country, in particular when it comes to investigation of Russia's intervention in the internal law <text:a xlink:type="simple" xlink:href="https://www.ukrinform.ua/tag-bolgaria" text:style-name="Internet_20_link" text:visited-style-name="Visited_20_Internet_20_Link">
Bulgaria. </text:a>
In this connection, Denkov mentioned the long -term inaction of the power structures after a number of sabotage at the arsenal and military plants of Bulgaria, which developed in 2011.</text:p>
      <text:p text:style-name="P4">
<text:span text:style-name="T4">
 Read also: </text:span>
 <text:a xlink:type="simple" xlink:href="https://www.ukrinform.ua/rubric-world/3717064-kanada-vvede-sankcii-proti-rosijskih-oligarhiv-za-sprobu-vtrucanna-u-vnutrisni-spravi-moldovi.html" text:style-name="Internet_20_link" text:visited-style-name="Visited_20_Internet_20_Link">
Canada will impose sanctions against Russian oligarchs for trying in <text:span text:style-name="T4">
 internal </text:span>
 <text:span text:style-name="T4">
 Cases </text:span>
 Moldova</text:a>
It is noted that the reform of the special services is to counter the President of Bulgaria Radev, who is considered pro -Russian. Therefore, the government is planning to carry out the law that will help you get around.</text:p>
      <text:p text:style-name="P4">
It was reported <text:a xlink:type="simple" xlink:href="https://www.ukrinform.ua/rubric-world/3719090-parlament-bolgarii-zatverdiv-sklad-uradu.html" text:style-name="Internet_20_link" text:visited-style-name="Visited_20_Internet_20_Link">
on June 6, the Bulgaria Parliament approved the composition of the new government.</text:a>
According to the coalition agreement between the two largest parliamentary partyheads "Gerb" and "We continue changes - democratic Bulgaria", Nikolaidenkov will head the government for nine months.</text:p>
      <text:p text:style-name="P4">
In April, the Foreign Minister of Bulgaria Nikolai Milkov <text:a xlink:type="simple" xlink:href="https://www.ukrinform.ua/rubric-world/3701589-u-bolgarii-zaavili-pro-bezprecedentni-gibridni-ataki-z-boku-rosii.html" text:style-name="Internet_20_link" text:visited-style-name="Visited_20_Internet_20_Link">
declared</text:a>
that his country faces unprecedented hybrid attacks by Russia.</text:p>
      <text:p text:style-name="P4">
News Source: <text:a xlink:type="simple" xlink:href="https://www.ukrinform.ua/rubric-world/3731853-urad-bolgarii-provede-reformu-specsluzb-vikrivatimut-rosijskih-agentiv.html" text:style-name="Internet_20_link" text:visited-style-name="Visited_20_Internet_20_Link">
https://www.ukrinform.ua/rubric-world/3731853-urad-bolgarii-provede-reformu-specsluzb-vikrivatimut-rosijskih-agentiv.html</text:a>
</text:p>
      <!--NEWS-->
      <text:h text:style-name="P10" text:outline-level="1">
<text:span text:style-name="T4">
The Northern Appeal Court of Appeal of Kyiv rejected the appeal of the UOC MP</text:span>
</text:h>
      <text:p text:style-name="P4">
Authors: Ukrinform (Person)</text:p>
      <text:p text:style-name="P4">
Publisher: Укринформ (Organization)</text:p>
      <text:p text:style-name="P4">
Published Time: 2023-07-05T16:27:00+03:00</text:p>
      <text:p text:style-name="P4">
Modified Time: 2023-07-05T23:27:00+03:00</text:p>
      <text:p text:style-name="P4">
Description: The Northern Appeal Court of Appeal of Kyiv left unchanged a verdict of the Metropolitan Commercial Court, which forbade the UOC-MP to prevent the work of the Ministry of Culture in the territory of the Kiev-Pechersk Lavra. - Ukrinform.</text:p>
      <text:p text:style-name="P4">
Images: ['<text:a xlink:type="simple" xlink:href="https://static.ukrinform.com/photos/2017_12/thumb_files/630_360_1514464397-1884.jpg" text:style-name="Internet_20_link" text:visited-style-name="Visited_20_Internet_20_Link">
630_360_15144...</text:a>
']</text:p>
      <text:p text:style-name="P4">
Tags: ['Культура', 'Суд', 'Міністерство культури', 'Київська Лавра']</text:p>
      <text:p text:style-name="P4">
Type: Article</text:p>
      <!--METADATA-->
      <text:p text:style-name="P4">
<draw:frame draw:style-name="fr1" draw:name="Image94" text:anchor-type="as-char" svg:width="6.9236in" svg:height="3.956343in" draw:z-index="0">
<draw:image xlink:href="../Images/yкринформ/2023-07-05T16-27-00-03-00/630_360_1514464397-1884.jpg" xlink:type="simple" xlink:show="embed" xlink:actuate="onLoad" draw:mime-type="image/jpeg"/>
</draw:frame>
The Northern Affiliation Commercial Court of Kyiv left unchanged a verdict of the City Court, which forbade the UOC-MP to prevent the work of the commission of the minimum in the territory of the Kiev-Pechersk Lavra.</text:p>
      <text:p text:style-name="P4">
Ukrinform transfers this with <text:a xlink:type="simple" xlink:href="https://www.facebook.com/100068226896722/posts/pfbid025VRi42AZhdi15ChqKWYrxLK9NHoGx8tkGAWzZTL2an1ypZD4u5ZM8JcHWknUHHrDl" text:style-name="Internet_20_link" text:visited-style-name="Visited_20_Internet_20_Link">
reference</text:a>
on the Ministry of Culture and Information Policy of Ukraine.</text:p>
      <text:p text:style-name="P4">
"Today, as a result of the appeal of the appeal by the Northern Appeal Court of Appeal, the appeal of the UOC -MP was left without satisfaction, the AUACA of the Commercial Court of Kyiv of 24.04.2023 on ensuring the claim No. 910/5094/23 was left unchanged," - the message reads.</text:p>
      <text:p text:style-name="P4">
<text:span text:style-name="T4">
 Read also: </text:span>
 <text:span text:style-name="T4">
 <text:a xlink:type="simple" xlink:href="https://www.ukrinform.ua/rubric-society/3731757-epifanij-pro-perehid-kievopecerskoi-ta-pocaivskoi-lavri-potribno-triski-poterpiti.html" text:style-name="Internet_20_link" text:visited-style-name="Visited_20_Internet_20_Link">
Epiphanius - about the transition of the Kiev -Pechersk and Pochaiv Lavra to the PCU: you need to suffer a little</text:a>
</text:span>
</text:p>
      <text:p text:style-name="P4">
We will remind: on April 24, 2023 the Commercial Court of Kyiv satisfied the application of the Kyiv-Pechersk Lavra Reserve, in which he asked for a ban on the MP to prevent the work of the Commission of the Ministry of Culture and Policy in the territory of the Kiev-Pechersk Lavra before the end of the trial.</text:p>
      <text:p text:style-name="P4">
<text:span text:style-name="T4">
 Read also: </text:span>
 <text:span text:style-name="T4">
 <text:a xlink:type="simple" xlink:href="https://www.ukrinform.ua/rubric-kyiv/3731644-u-kievopecerskij-lavri-vveli-obmezenna-na-vhid.html" text:style-name="Internet_20_link" text:visited-style-name="Visited_20_Internet_20_Link">
in the Kiev-Pechersk Lavra Introduced Restrictions on Entrance</text:a>
</text:span>
</text:p>
      <text:p text:style-name="P4">
Disagreeing with such a court decision, the UOC -MP filed an appeal in which he asked to revoke the court's decision.</text:p>
      <text:p text:style-name="P4">
News Source: <text:a xlink:type="simple" xlink:href="https://www.ukrinform.ua/rubric-kyiv/3732022-pivnicnij-apelacijnij-gospodarskij-sud-kieva-vidhiliv-apelacijnu-skargu-upc-mp.html" text:style-name="Internet_20_link" text:visited-style-name="Visited_20_Internet_20_Link">
https://www.ukrinform.ua/rubric-kyiv/3732022-pivnicnij-apelacijnij-gospodarskij-sud-kieva-vidhiliv-apelacijnu-skargu-upc-mp.html</text:a>
</text:p>
      <!--NEWS-->
      <text:h text:style-name="P10" text:outline-level="1">
<text:span text:style-name="T4">
Russian hackers paralyzed the work of the port in Japan - require ransom</text:span>
</text:h>
      <text:p text:style-name="P4">
Authors: Ukrinform (Person)</text:p>
      <text:p text:style-name="P4">
Publisher: Укринформ (Organization)</text:p>
      <text:p text:style-name="P4">
Published Time: 2023-07-05T16:29:00+03:00</text:p>
      <text:p text:style-name="P4">
Modified Time: 2023-07-05T16:29:00+03:00</text:p>
      <text:p text:style-name="P4">
Description: As a result of the cyberattacks of the Russian hacker group Lockbit 3.0, the largest cargo port of Japan Nagoya does not work for the second day, through which most Toyota Motor export-import operations are carried out. - Ukrinform.</text:p>
      <text:p text:style-name="P4">
Images: ['<text:a xlink:type="simple" xlink:href="https://static.ukrinform.com/photos/2023_07/thumb_files/630_360_1688563178-253.png" text:style-name="Internet_20_link" text:visited-style-name="Visited_20_Internet_20_Link">
630_360_16885...</text:a>
']</text:p>
      <text:p text:style-name="P4">
Tags: ['Японія', 'Порт', 'Росія', 'Хакери']</text:p>
      <text:p text:style-name="P4">
Type: Article</text:p>
      <!--METADATA-->
      <text:p text:style-name="P4">
<draw:frame draw:style-name="fr1" draw:name="Image95" text:anchor-type="as-char" svg:width="6.9236in" svg:height="3.956343in" draw:z-index="0">
<draw:image xlink:href="../Images/yкринформ/2023-07-05T16-29-00-03-00/630_360_1688563178-253.png" xlink:type="simple" xlink:show="embed" xlink:actuate="onLoad" draw:mime-type="image/png"/>
</draw:frame>
As a result of the Russian hacker group Lockbit 3.0 the second day, the second day of Japan's largest cargo port, which is performed by most Toyota Motor export and import operations.</text:p>
      <text:p text:style-name="P4">
About it with reference to the port administration reports <text:a xlink:type="simple" xlink:href="https://english.kyodonews.net/news/2023/07/3ec31b352357-japans-biggest-port-hit-by-suspected-cyberattack-operations-halted.html" text:style-name="Internet_20_link" text:visited-style-name="Visited_20_Internet_20_Link">
Kyodo</text:a>
, reports Ukrinform.</text:p>
      <text:p text:style-name="P4">
<text:a xlink:type="simple" xlink:href="https://www.ukrinform.ua/tag-hakeri" text:style-name="Internet_20_link" text:visited-style-name="Visited_20_Internet_20_Link">
Hackers</text:a>
They blocked the operating system of the port and made a claim for redemption in exchange for restoration of its work.</text:p>
      <text:p text:style-name="P4">
The port is currently not loading and unloading containers, and its operator intends to restore work by Thursday morning.</text:p>
      <text:p text:style-name="P4">
According to the port administration, a system failure occurred around 6:30 in the morning, when one of the port workers could not launch a PC.</text:p>
      <text:p text:style-name="P4">
According to KYODO a representative of the port administration, reports that the computer was infected with a Vower program, somehow Modelzlane on the printer.</text:p>
      <text:p text:style-name="P4">
<text:span text:style-name="T4">
 Read also: </text:span>
 <text:a xlink:type="simple" xlink:href="https://www.ukrinform.ua/rubric-ato/3730002-rosijski-hakeri-rozsilaut-fejkovi-listi-pro-vidpustki-dla-vijskovih-zsu.html" text:style-name="Internet_20_link" text:visited-style-name="Visited_20_Internet_20_Link">
<text:span text:style-name="T4">
 Russian </text:span>
 <text:span text:style-name="T4">
 hackers </text:span>
 <text:span text:style-name="T4">
 </text:span>
 send <text:span text:style-name="T4">
 </text:span>
 fake <text:span text:style-name="T4">
<text:span text:style-name="T5">
* Letters </text:span>
* </text:span>
 <text:span text:style-name="T4">
 About </text:span>
 <text:span text:style-name="T4">
 </text:span>
 vacations <text:span text:style-name="T4">
 </text:span>
 <text:span text:style-name="T4">
 </text:span>
 <text:span text:style-name="T4">
 </text:span>
 <text:span text:style-name="T4">
 </text:span>
 military <text:span text:style-name="T4">
 </text:span>
 Armed Forces **</text:a>
Novaya port is the main one for Toyota export and import. The manufacturer of the vehicle that he could not load or unload auto parts and cars, but the company emphasized that there was no failure in its production or violation of the diligence of finished vehicles.</text:p>
      <text:p text:style-name="P4">
Nagoya has been the largest port of Japan since 2002. Its cargo turnover in 2021 Rotidosish 177.79 million tons.</text:p>
      <text:p text:style-name="P4">
As reported by Ukrinform, [Kazakhstan's authorities detained Russian expert.(https://www.ukrinform.ua/rubric-world/3729042-u-kazahstani-zatrimali-rosijskogo-itsnika-akogo-rozsukuut-vasington-i-moskva-zmi.html), which is wanted by the United States. Moscow stated that it would also seek his exstress.</text:p>
      <text:p text:style-name="P4">
<text:span text:style-name="T5">
Foto: kyodo</text:span>
</text:p>
      <text:p text:style-name="P4">
News Source: <text:a xlink:type="simple" xlink:href="https://www.ukrinform.ua/rubric-world/3731856-rosijski-hakeri-paralizuvali-robotu-portu-v-aponii-vimagaut-vikup.html" text:style-name="Internet_20_link" text:visited-style-name="Visited_20_Internet_20_Link">
https://www.ukrinform.ua/rubric-world/3731856-rosijski-hakeri-paralizuvali-robotu-portu-v-aponii-vimagaut-vikup.html</text:a>
</text:p>
      <!--NEWS-->
      <text:h text:style-name="P10" text:outline-level="1">
<text:span text:style-name="T4">
Exensor Lutsenko leaves the army because of his disability</text:span>
</text:h>
      <text:p text:style-name="P4">
Authors: Ukrinform (Person)</text:p>
      <text:p text:style-name="P4">
Publisher: Укринформ (Organization)</text:p>
      <text:p text:style-name="P4">
Published Time: 2023-07-05T16:30:30+03:00</text:p>
      <text:p text:style-name="P4">
Modified Time: 2023-07-05T16:30:30+03:00</text:p>
      <text:p text:style-name="P4">
Description: Former Prosecutor General Yuriy Lutsenko leaves the army through the establishment of a military medical commission of disability. - Ukrinform.</text:p>
      <text:p text:style-name="P4">
Images: ['<text:a xlink:type="simple" xlink:href="https://static.ukrinform.com/photos/2023_07/thumb_files/630_360_1688563641-350.jpg" text:style-name="Internet_20_link" text:visited-style-name="Visited_20_Internet_20_Link">
630_360_16885...</text:a>
']</text:p>
      <text:p text:style-name="P4">
Tags: ['Армія', 'Інвалідність', 'Юрій Луценко']</text:p>
      <text:p text:style-name="P4">
Type: Article</text:p>
      <!--METADATA-->
      <text:p text:style-name="P4">
<draw:frame draw:style-name="fr1" draw:name="Image96" text:anchor-type="as-char" svg:width="6.9236in" svg:height="3.956343in" draw:z-index="0">
<draw:image xlink:href="../Images/yкринформ/2023-07-05T16-30-30-03-00/630_360_1688563641-350.jpg" xlink:type="simple" xlink:show="embed" xlink:actuate="onLoad" draw:mime-type="image/jpeg"/>
</draw:frame>
Former prosecutor Yuriy Lutsenko leaves the army through the establishment of his disability by the military medical commission.</text:p>
      <text:p text:style-name="P4">
He reported this on his Facebook page](http://www.facebook.com/LlutsenkoYuri/posts/pfbid02cbUA38GjH7xV5nBfjWto1L3wBeVGMmEcdrud7NurznGcZ6sWKNxJAkHQ76KhdQ57l?locale=uk_UA), reports Ukrinform.</text:p>
      <text:p text:style-name="P4">
" <text:a xlink:type="simple" xlink:href="https://www.ukrinform.ua/tag-kiiv" text:style-name="Internet_20_link" text:visited-style-name="Visited_20_Internet_20_Link">
 Kyiv </text:a>
, Mykolaiv region, Bakhmut. The honor was to serve in such an army, with such people, at that time. But the physiology of the military - the military medical commission established a disability, which led to the order for withdrawal from military accounting, " - said in the post of Lutsenko.</text:p>
      <text:p text:style-name="P4">
He added that he is now going to approach the victory as a volunteer.</text:p>
      <text:p text:style-name="P4">
As reported by Ukrinform, Lutsenko headed the Prosecutor General's Office during 2016-2019.</text:p>
      <text:p text:style-name="P4">
<text:span text:style-name="T4">
 Read also: </text:span>
 <text:a xlink:type="simple" xlink:href="https://www.ukrinform.ua/rubric-sports/3711579-vasuk-vstupiv-do-lav-nacgvardii-ukraini.html" text:style-name="Internet_20_link" text:visited-style-name="Visited_20_Internet_20_Link">
<text:span text:style-name="T4">
 Vashchuk </text:span>
 entered the ranks of the National Guard of Ukraine</text:a>
He also twice-in 2005-2006 and in 2007-2010-held the position of Ministers of Invasive cases.</text:p>
      <text:p text:style-name="P4">
In February 2023, Lutsenko was appointed commander of a platoon of percussion complexes.</text:p>
      <text:p text:style-name="P4">
In September 2020, Lutsenko reported that he was treated with cancer in Germany.</text:p>
      <text:p text:style-name="P4">
News Source: <text:a xlink:type="simple" xlink:href="https://www.ukrinform.ua/rubric-polytics/3731857-eksgenprokuror-lucenko-jde-z-armii-cerez-invalidnist.html" text:style-name="Internet_20_link" text:visited-style-name="Visited_20_Internet_20_Link">
https://www.ukrinform.ua/rubric-polytics/3731857-eksgenprokuror-lucenko-jde-z-armii-cerez-invalidnist.html</text:a>
</text:p>
      <!--NEWS-->
      <text:h text:style-name="P10" text:outline-level="1">
<text:span text:style-name="T4">
Russians fired Vovchansk - a wounded man</text:span>
</text:h>
      <text:p text:style-name="P4">
Authors: Ukrinform (Person)</text:p>
      <text:p text:style-name="P4">
Publisher: Укринформ (Organization)</text:p>
      <text:p text:style-name="P4">
Published Time: 2023-07-05T16:34:00+03:00</text:p>
      <text:p text:style-name="P4">
Modified Time: 2023-07-05T16:34:00+03:00</text:p>
      <text:p text:style-name="P4">
Description: Russian troops fired at the Vovchansk border city in Kharkiv in the afternoon, resulting in one person injur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Поранені', 'Харківщина']</text:p>
      <text:p text:style-name="P4">
Type: Article</text:p>
      <!--METADATA-->
      <text:p text:style-name="P4">
<draw:frame draw:style-name="fr1" draw:name="Image97" text:anchor-type="as-char" svg:width="6.9236in" svg:height="3.956343in" draw:z-index="0">
<draw:image xlink:href="../Images/yкринформ/2023-07-05T16-34-00-03-00/630_360_1538997483-946.jpg" xlink:type="simple" xlink:show="embed" xlink:actuate="onLoad" draw:mime-type="image/jpeg"/>
</draw:frame>
In the afternoon, the Russian border city of Vovchansk in Kharkiv region was fired in the afternoon, as a result of one person was injured.</text:p>
      <text:p text:style-name="P4">
This was reported in <text:a xlink:type="simple" xlink:href="http://t.me/kharkivoda/10737" text:style-name="Internet_20_link" text:visited-style-name="Visited_20_Internet_20_Link">
telegram</text:a>
Press Service of Akharkiv Ova, reports Ukrinform.</text:p>
      <text:p text:style-name="P4">
“This day, the city of Vovchansk of the Chuguevsky district was hostile to the enemy. As a result of the impact, a 54 -year -old man suffered a fragile wound.</text:p>
      <text:p text:style-name="P4">
<text:span text:style-name="T4">
 Read also: </text:span>
 <text:a xlink:type="simple" xlink:href="https://www.ukrinform.ua/rubric-regions/3731811-stan-postrazdalogo-u-pervomajskomu-nemovlati-serednoi-vazkosti.html" text:style-name="Internet_20_link" text:visited-style-name="Visited_20_Internet_20_Link">
the condition of the victim in the Pervomaisky infant - averageness</text:a>
As reported by Ukrinform, in Kharkiv region as a result of <text:a xlink:type="simple" xlink:href="https://www.ukrinform.ua/tag-obstril" text:style-name="Internet_20_link" text:visited-style-name="Visited_20_Internet_20_Link">
shelling</text:a>
What troops of the Russian Federation made last night <text:a xlink:type="simple" xlink:href="https://www.ukrinform.ua/rubric-regions/3731656-na-harkivsini-vnaslidok-nicnih-obstriliv-postrazdali-cetvero-ludej.html" text:style-name="Internet_20_link" text:visited-style-name="Visited_20_Internet_20_Link">
Victimized</text:a>
four -year -olds.</text:p>
      <text:p text:style-name="P4">
News Source: <text:a xlink:type="simple" xlink:href="https://www.ukrinform.ua/rubric-ato/3731859-rosiani-obstrilali-vovcansk-poranenij-colovik.html" text:style-name="Internet_20_link" text:visited-style-name="Visited_20_Internet_20_Link">
https://www.ukrinform.ua/rubric-ato/3731859-rosiani-obstrilali-vovcansk-poranenij-colovik.html</text:a>
</text:p>
      <!--NEWS-->
      <text:h text:style-name="P10" text:outline-level="1">
<text:span text:style-name="T4">
The Minister of Health of the Russian Federation came to Hungary</text:span>
</text:h>
      <text:p text:style-name="P4">
Authors: Ukrinform (Person)</text:p>
      <text:p text:style-name="P4">
Publisher: Укринформ (Organization)</text:p>
      <text:p text:style-name="P4">
Published Time: 2023-07-05T16:38:56+03:00</text:p>
      <text:p text:style-name="P4">
Modified Time: 2023-07-05T16:38:56+03:00</text:p>
      <text:p text:style-name="P4">
Description: In Hungary, the Minister of Health of Russia was adopted on Wednesday, which is a rare case of a visit by a Russian official to the EU Member State and NATO. - Ukrinform.</text:p>
      <text:p text:style-name="P4">
Images: ['<text:a xlink:type="simple" xlink:href="https://static.ukrinform.com/photos/2023_07/thumb_files/630_360_1688563551-919.jpeg" text:style-name="Internet_20_link" text:visited-style-name="Visited_20_Internet_20_Link">
630_360_16885...</text:a>
']</text:p>
      <text:p text:style-name="P4">
Tags: ['Угорщина', 'Візит', 'Росія', 'Сіярто']</text:p>
      <text:p text:style-name="P4">
Type: Article</text:p>
      <!--METADATA-->
      <text:p text:style-name="P4">
<draw:frame draw:style-name="fr1" draw:name="Image98" text:anchor-type="as-char" svg:width="6.9236in" svg:height="3.956343in" draw:z-index="0">
<draw:image xlink:href="../Images/yкринформ/2023-07-05T16-38-56-03-00/630_360_1688563551-919.jpeg" xlink:type="simple" xlink:show="embed" xlink:actuate="onLoad" draw:mime-type="image/jpeg"/>
</draw:frame>
The Vugor region on Wednesday adopted the Minister of Health of Russia, which is a rare trafficking in the visit of the Russian official to the EU Member State and NATO.</text:p>
      <text:p text:style-name="P4">
As Ukrinform reports, it reports <text:a xlink:type="simple" xlink:href="https://www.reuters.com/world/europe/hungary-hosts-russian-cabinet-minister-aims-keep-channels-open-2023-07-05/" text:style-name="Internet_20_link" text:visited-style-name="Visited_20_Internet_20_Link">
Reuters</text:a>
.</text:p>
      <text:p text:style-name="P4">
The head of the Hungarian Foreign Ministry Peter Siarto conducted a jointly press conference in Budapest with the Minister of Health of Russia Mikhail Murashko.</text:p>
      <text:p text:style-name="P4">
According to Siarto, <text:a xlink:type="simple" xlink:href="https://www.ukrinform.ua/tag-ugorsina" text:style-name="Internet_20_link" text:visited-style-name="Visited_20_Internet_20_Link">
Hungary</text:a>
Want to communicate "open channels" with the Russian Federation and continue "smart iPragmatic cooperation".</text:p>
      <text:p text:style-name="P4">
At the same time, the Hungarian Foreign Minister condemned Russia's war against Ukraine in general rises and called for peace negotiations, but also criticized the supply of arms to Ukraine and did not accuse Russia directly of Russia.</text:p>
      <text:p text:style-name="P4">
<text:span text:style-name="T4">
 Read also: </text:span>
 <text:a xlink:type="simple" xlink:href="https://www.ukrinform.ua/rubric-polytics/3731565-the-economist-opublikuvav-rejting-korisnih-idiotiv-putina-na-coli-z-ugorsinou-ta-avstrieu.html" text:style-name="Internet_20_link" text:visited-style-name="Visited_20_Internet_20_Link">
The Economist has published a rating of "useful idiotin" headed by <text:span text:style-name="T4">
 Hungary </text:span>
 Yu and Austria</text:a>
"We are most urgently condemning the war, but at the same time we believe that the supply of arms continues it," Siyarto said, adding that Hungary was not supplied with the deputy arms to Ukraine.</text:p>
      <text:p text:style-name="P4">
According to him, the Russian Rosatom nuclear power agency has to build two new reactors at the Paksh Hungarian power plant up to 2030 and 2011.</text:p>
      <text:p text:style-name="P4">
Murashko gave a positive assessment of the expectations of Siarto on the project. The Russian Minister noted that Moscow will support the work of Hungarian companies of the Russian Storetoria, in particular, this applies to the OTP bank and the manufacturer of Richter medicines.</text:p>
      <text:p text:style-name="P4">
*!(https://www.ukrinform.ua/rubric-world/3730892-ugorsina-prosit-es-prodovziti-vinatok-iz-sankcij-na-eksport-rosijskih-naftoproduktiv.html)The Head of the Hungarian Foreign Ministry also repeated that Hungary will not hold the next tranche of the European Peace Fund to Ukraine.</text:p>
      <text:p text:style-name="P4">
Earlier, Siarto stated that Budapest <text:a xlink:type="simple" xlink:href="https://www.ukrinform.ua/rubric-economy/3731573-ugorsina-obicae-i-nadali-blokuvati-vijskovu-dopomogu-ukraini.html" text:style-name="Internet_20_link" text:visited-style-name="Visited_20_Internet_20_Link">
will block another tranche</text:a>
Military support for Ukraine as long as the Hungarian Bank OTP remains on the War Sponsor List.<text:span text:style-name="T5">
Foto: epa</text:span>
</text:p>
      <text:p text:style-name="P4">
News Source: <text:a xlink:type="simple" xlink:href="https://www.ukrinform.ua/rubric-world/3731861-do-ugorsini-priihav-iz-vizitom-ministr-ohoroni-zdorova-rf.html" text:style-name="Internet_20_link" text:visited-style-name="Visited_20_Internet_20_Link">
https://www.ukrinform.ua/rubric-world/3731861-do-ugorsini-priihav-iz-vizitom-ministr-ohoroni-zdorova-rf.html</text:a>
</text:p>
      <!--NEWS-->
      <text:h text:style-name="P10" text:outline-level="1">
<text:span text:style-name="T4">
DBR last year opened 12 criminal cases against judges for the State Deferee</text:span>
</text:h>
      <text:p text:style-name="P4">
Authors: Ukrinform (Person)</text:p>
      <text:p text:style-name="P4">
Publisher: Укринформ (Organization)</text:p>
      <text:p text:style-name="P4">
Published Time: 2023-07-05T16:50:00+03:00</text:p>
      <text:p text:style-name="P4">
Modified Time: 2023-07-05T16:50:00+03:00</text:p>
      <text:p text:style-name="P4">
Description: Investigators of the State Bureau of Investigation last year began 12 criminal proceedings against judges under the article on treason. - Ukrinform.</text:p>
      <text:p text:style-name="P4">
Images: ['<text:a xlink:type="simple" xlink:href="https://static.ukrinform.com/photos/2020_01/thumb_files/630_360_1579708345-492.jpg" text:style-name="Internet_20_link" text:visited-style-name="Visited_20_Internet_20_Link">
630_360_15797...</text:a>
']</text:p>
      <text:p text:style-name="P4">
Tags: ['Судді', 'Держбюро розслідувань', 'Держзрада']</text:p>
      <text:p text:style-name="P4">
Type: Article</text:p>
      <!--METADATA-->
      <text:p text:style-name="P4">
<draw:frame draw:style-name="fr1" draw:name="Image99" text:anchor-type="as-char" svg:width="6.9236in" svg:height="3.956343in" draw:z-index="0">
<draw:image xlink:href="../Images/yкринформ/2023-07-05T16-50-00-03-00/630_360_1579708345-492.jpg" xlink:type="simple" xlink:show="embed" xlink:actuate="onLoad" draw:mime-type="image/jpeg"/>
</draw:frame>
The last year's investigative bureau of investigations launched 12 criminal proceedings on judges under the article on treason.</text:p>
      <text:p text:style-name="P4">
About it in <text:a xlink:type="simple" xlink:href="https://www.ukrinform.ua/rubric-polytics/3731742-grigorij-usik-golova-visoi-radi-pravosudda.html" text:style-name="Internet_20_link" text:visited-style-name="Visited_20_Internet_20_Link">
interview Ukrinform</text:a>
Hryhoriy Usyk, the High Council of Justice.</text:p>
      <text:p text:style-name="P4">
“In the process of preparing a report on the independence of the judiciary for the past ricosened information that investigators of the State Bureau of Investigation have launched 12 -criminal proceedings on criminal offenses provided for in Article111(Art. 111 of the Criminal Code of Ukraine(high treason)- order.), committed <text:a xlink:type="simple" xlink:href="https://www.ukrinform.ua/tag-suddi" text:style-name="Internet_20_link" text:visited-style-name="Visited_20_Internet_20_Link">
judges</text:a>
during martial law. 27 such criminal proceedings, 5 judges reported suspicion, were wanted. Unfortunately, there is no more information and specifics for each of the judges of Usik, ”Usik said.</text:p>
      <text:p text:style-name="P4">
He said that the GRP made requests to the relevant authorities to provide information about the collaborative activity of judges, but it was not provided with such information.</text:p>
      <text:p text:style-name="P4">
<text:span text:style-name="T4">
 Read also: </text:span>
 <text:a xlink:type="simple" xlink:href="https://www.ukrinform.ua/rubric-society/3731847-kilkist-suddiv-u-novomu-kiivskomu-okruznomu-sudi-planuut-viznaciti-na-zasidanni-vrp.html" text:style-name="Internet_20_link" text:visited-style-name="Visited_20_Internet_20_Link">
the number of judges in the new Kyiv District Determine at a GRP meeting</text:a>
“It is clear here, since before the entry into force of the person, a person cannot be guilty of committing a crime. Generally, it is difficult to prove the involvement of pre -collection activity, since it is very difficult to obtain direct evidence of confirmation of such activity, ”the GRP chairman said.</text:p>
      <text:p text:style-name="P4">
Usyk also reported that according to the State Judicial Administration of Ukraine, as of now, there are 54 courts on the temporarily uncontrolled Ukrainian authorities: 8 in Donetsk region, 16 - in Zaporizhzhya, 16 - in Luhansk region and 14 - in the Kherson region.</text:p>
      <text:p text:style-name="P4">
"Unfortunately, we do not have information about the judges who remained on the tot," the head of the GRP said.</text:p>
      <text:p text:style-name="P4">
As it was reported, [May 5, 2023, the High Council of Justice gave the consent of the statement of the judge of the Poltava district court(https://www.ukrinform.ua/rubric-society/3705288-vrp-nadala-zgodu-na-utrimanna-pid-vartou-suddi-bogomolovoi.html) (translated by Izberdyansk City District Court of Zaporizhzhia Region), which is suspected of treason.</text:p>
      <text:p text:style-name="P4">
News Source: <text:a xlink:type="simple" xlink:href="https://www.ukrinform.ua/rubric-society/3731869-dbr-torik-porusilo-12-kriminalnih-sprav-proti-suddiv-za-derzzradu.html" text:style-name="Internet_20_link" text:visited-style-name="Visited_20_Internet_20_Link">
https://www.ukrinform.ua/rubric-society/3731869-dbr-torik-porusilo-12-kriminalnih-sprav-proti-suddiv-za-derzzradu.html</text:a>
</text:p>
      <!--NEWS-->
      <text:h text:style-name="P10" text:outline-level="1">
<text:span text:style-name="T4">
In Vinnitsa exposed an attacker who made money on wounded defenders</text:span>
</text:h>
      <text:p text:style-name="P4">
Authors: Ukrinform (Person)</text:p>
      <text:p text:style-name="P4">
Publisher: Укринформ (Organization)</text:p>
      <text:p text:style-name="P4">
Published Time: 2023-07-05T16:51:00+03:00</text:p>
      <text:p text:style-name="P4">
Modified Time: 2023-07-05T16:51:00+03:00</text:p>
      <text:p text:style-name="P4">
Description: In Vinnitsa, they exposed a pseudo -contractor who made money on the wounded defenders. - Ukrinform.</text:p>
      <text:p text:style-name="P4">
Images: ['<text:a xlink:type="simple" xlink:href="https://static.ukrinform.com/photos/2023_07/thumb_files/630_360_1688564638-988.jpeg" text:style-name="Internet_20_link" text:visited-style-name="Visited_20_Internet_20_Link">
630_360_16885...</text:a>
']</text:p>
      <text:p text:style-name="P4">
Tags: ['Поліція', 'Реабілітація', 'Шахрайство', 'Військові']</text:p>
      <text:p text:style-name="P4">
Type: Article</text:p>
      <!--METADATA-->
      <text:p text:style-name="P4">
<draw:frame draw:style-name="fr1" draw:name="Image100" text:anchor-type="as-char" svg:width="6.9236in" svg:height="3.956343in" draw:z-index="0">
<draw:image xlink:href="../Images/yкринформ/2023-07-05T16-51-00-03-00/630_360_1688564638-988.jpeg" xlink:type="simple" xlink:show="embed" xlink:actuate="onLoad" draw:mime-type="image/jpeg"/>
</draw:frame>
Vinnytsia was a pseudo -contractor who made money on the wounded defenders.</text:p>
      <text:p text:style-name="P4">
About it reports <text:a xlink:type="simple" xlink:href="https://vn.npu.gov.ua/news/u-vinnytsi-psevdokontrrozvidnyk-nazhyvavsia-na-poranenykh-zakhysnykakh-politsiia-ta-sbu-vykryly-zlovmysnyka" text:style-name="Internet_20_link" text:visited-style-name="Visited_20_Internet_20_Link">
Department of Communication of Police of Vinnytsia Oblast</text:a>
, reports Ukrinform.</text:p>
      <text:p text:style-name="P4">
According to law enforcement officers, the 36-year-old unemployed Vinnitsa got acquainted with defenders who passed <text:a xlink:type="simple" xlink:href="https://www.ukrinform.ua/tag-reabilitacia" text:style-name="Internet_20_link" text:visited-style-name="Visited_20_Internet_20_Link">
rehabilitation</text:a>
Or treatment in the medical institutions of the region, was called the security staff of the Security Service of Ukraine and offered "assistance" in solving different issues.</text:p>
      <text:p text:style-name="P4">
"For a remuneration of several thousand dollars, the 36 -year -old Vinnytsia offered a soldier at the front of the serviceman to" assist "in a transfer to a different treatment institution, with further recognition of him limited to military service in the military units of the Armed Forces of Ukraine," -there is a message.</text:p>
      <text:p text:style-name="P4">
He was detained in Vinnitsa while receiving some of the money - two thousand dollars.</text:p>
      <text:p text:style-name="P4">
<text:span text:style-name="T4">
 Read also: </text:span>
 <text:a xlink:type="simple" xlink:href="https://www.ukrinform.ua/rubric-society/3729210-17-vijskovih-i-civilnih-iz-travmami-spinnogo-mozku-projsli-kurs-aktivnoi-reabilitacii.html" text:style-name="Internet_20_link" text:visited-style-name="Visited_20_Internet_20_Link">
17 military and civilians with spinal cord injuries have passed the course of active rehabilitation</text:a>
During the searches, law enforcement officers seized the evidence of the unlawful activity of the man. The malefactor also found charges to automatic weapons.</text:p>
      <text:p text:style-name="P4">
Investigators check the attacker's involvement in similar crimes.</text:p>
      <text:p text:style-name="P4">
Prior to the selection of a preventive measure, it will be in a temporary detention center.</text:p>
      <text:p text:style-name="P4">
The actions of the detainee investigator of the investigative department of the regional head of police were qualified under Part 3 of Art. 190(Fraud), p. 3 pcs 369-2(Abuse of influence)Criminal Code of Ukraine. The latest article was reported by suspicion.</text:p>
      <text:p text:style-name="P4">
The person faces up to 8 years in prison with confiscation of property.</text:p>
      <text:p text:style-name="P4">
As reported by Ukrinform, in Ukraine <text:a xlink:type="simple" xlink:href="https://www.ukrinform.ua/rubric-society/3727157-v-ukraini-stvoruetsa-mereza-sucasnih-reabilitacijnih-centriv-laputina.html" text:style-name="Internet_20_link" text:visited-style-name="Visited_20_Internet_20_Link">
creates a network of modern rehabilitation centers</text:a>
for the Ukrainian military.</text:p>
      <text:p text:style-name="P4">
News Source: <text:a xlink:type="simple" xlink:href="https://www.ukrinform.ua/rubric-regions/3731870-u-vinnici-vikrili-zlovmisnika-akij-nazivavsa-na-poranenih-zahisnikah.html" text:style-name="Internet_20_link" text:visited-style-name="Visited_20_Internet_20_Link">
https://www.ukrinform.ua/rubric-regions/3731870-u-vinnici-vikrili-zlovmisnika-akij-nazivavsa-na-poranenih-zahisnikah.html</text:a>
</text:p>
      <!--NEWS-->
      <text:h text:style-name="P10" text:outline-level="1">
<text:span text:style-name="T4">
Russia forms new military units and units as a strategic reserve - General Staff</text:span>
</text:h>
      <text:p text:style-name="P4">
Authors: Ukrinform (Person)</text:p>
      <text:p text:style-name="P4">
Publisher: Укринформ (Organization)</text:p>
      <text:p text:style-name="P4">
Published Time: 2023-07-05T16:52:00+03:00</text:p>
      <text:p text:style-name="P4">
Modified Time: 2023-07-05T16:52:00+03:00</text:p>
      <text:p text:style-name="P4">
Description: The Russian Federation is now forming new military units and units within the 25th Central Military District and the 40th Army Corps of the Southern Military District. - Ukrinform.</text:p>
      <text:p text:style-name="P4">
Images: ['<text:a xlink:type="simple" xlink:href="https://static.ukrinform.com/photos/2023_07/thumb_files/630_360_1688468108-702.jpg" text:style-name="Internet_20_link" text:visited-style-name="Visited_20_Internet_20_Link">
630_360_16884...</text:a>
']</text:p>
      <text:p text:style-name="P4">
Tags: ['Російські військові', 'Війна з Росією', 'Резерв', 'Громов']</text:p>
      <text:p text:style-name="P4">
Type: Article</text:p>
      <!--METADATA-->
      <text:p text:style-name="P4">
<draw:frame draw:style-name="fr1" draw:name="Image105" text:anchor-type="as-char" svg:width="6.9236in" svg:height="3.956343in" draw:z-index="0">
<draw:image xlink:href="../Images/yкринформ/2023-07-05T16-52-00-03-00/630_360_1688468108-702.jpg" xlink:type="simple" xlink:show="embed" xlink:actuate="onLoad" draw:mime-type="image/jpeg"/>
</draw:frame>
The Russian Federation is now forming new military units and units within the 25-Sagalist military army of the Central Military District and the 40th Army Corps of the Southern Military District.</text:p>
      <text:p text:style-name="P4">
The deputy chief of the Main Operational Administration of the General Staff of the Armed Forces of Ukraine Brigadny Alexei Gromov reported in <text:a xlink:type="simple" xlink:href="https://www.ukrinform.ua/rubric-ato/3731271-oleksij-gromov-zastupnik-nacalnika-golovnogo-operativnogo-upravlinna-genstabu-zsu.html" text:style-name="Internet_20_link" text:visited-style-name="Visited_20_Internet_20_Link">
interview with Ukrinform</text:a>
.</text:p>
      <text:p text:style-name="P4">
“At this time, we are aware of the formation of new military units and units in the 25th General Military Unit <text:a xlink:type="simple" xlink:href="https://www.ukrinform.ua/tag-armia" text:style-name="Internet_20_link" text:visited-style-name="Visited_20_Internet_20_Link">
Army</text:a>
Central Military District and the 40-Goarmian Corps of the Southern Military District. These forces can be compressed as a strategic reserve, ”Gromov said.</text:p>
      <text:p text:style-name="P4">
Referring to the available data, he informed that the 25th Army would include a motorized rifle, two motor-rifles and one tank brigades, Ado of the 40th Army Corps-Motorial Division and Brigade. The impulse of the brigade general, the possible timing of their readiness - not earlier than the beginning of the tank year, and the timing of transfer to the borders of Ukraine will depend on the equality of readiness for fighting.</text:p>
      <text:p text:style-name="P4">
<text:span text:style-name="T4">
 Read also: </text:span>
 [Alexey <text:span text:style-name="T4">
 Gromov </text:span>
, Deputy Chief of the Main Operative Management(https://www.ukrinform.ua/rubric-ato/3731271-oleksij-gromov-zastupnik-nacalnika-golovnogo-operativnogo-upravlinna-genstabu-zsu.html)As <text:a xlink:type="simple" xlink:href="https://www.ukrinform.ua/rubric-ato/3731704-kreml-planue-dodatkovo-nabrati-do-rosijskoi-armii-blizko-500-tisac-osib-gromov.html" text:style-name="Internet_20_link" text:visited-style-name="Visited_20_Internet_20_Link">
reported</text:a>
, The Kremlin plans to additionally involve up to 500 thousand people in the Armed Forces of the Russian Federation by a recruitment of servicemen under a contract for completing and replenishing the losses of units in the war zone.</text:p>
      <text:p text:style-name="P4">
News Source: <text:a xlink:type="simple" xlink:href="https://www.ukrinform.ua/rubric-ato/3731807-rosia-formue-novi-vijskovi-castini-ta-pidrozdili-ak-strategicnij-rezerv-genstab.html" text:style-name="Internet_20_link" text:visited-style-name="Visited_20_Internet_20_Link">
https://www.ukrinform.ua/rubric-ato/3731807-rosia-formue-novi-vijskovi-castini-ta-pidrozdili-ak-strategicnij-rezerv-genstab.html</text:a>
</text:p>
      <!--NEWS-->
      <text:h text:style-name="P10" text:outline-level="1">
<text:span text:style-name="T4">
Britain in the OSCE accused Russia of hypocrisy about crimes in Ukraine</text:span>
</text:h>
      <text:p text:style-name="P4">
Authors: Ukrinform (Person)</text:p>
      <text:p text:style-name="P4">
Publisher: Укринформ (Organization)</text:p>
      <text:p text:style-name="P4">
Published Time: 2023-07-05T16:59:06+03:00</text:p>
      <text:p text:style-name="P4">
Modified Time: 2023-07-05T16:59:06+03:00</text:p>
      <text:p text:style-name="P4">
Description: After the pizzeria firing to Kramatorsk, Russia spread a note to the OSCE with a complaint against "unfounded accusations" of violation of international humanitarian law, which is "hypocrisy in its worst manifestation." - Ukrinform.</text:p>
      <text:p text:style-name="P4">
Images: ['<text:a xlink:type="simple" xlink:href="https://static.ukrinform.com/photos/2023_06/thumb_files/630_360_1686790058-143.jpg" text:style-name="Internet_20_link" text:visited-style-name="Visited_20_Internet_20_Link">
630_360_16867...</text:a>
']</text:p>
      <text:p text:style-name="P4">
Tags: ['Британія', 'ОБСЄ', 'Росія', 'Воєнні злочини', 'Війна з Росією']</text:p>
      <text:p text:style-name="P4">
Type: Article</text:p>
      <!--METADATA-->
      <text:p text:style-name="P4">
<draw:frame draw:style-name="fr1" draw:name="Image106" text:anchor-type="as-char" svg:width="6.9236in" svg:height="3.956343in" draw:z-index="0">
<draw:image xlink:href="../Images/yкринформ/2023-07-05T16-59-06-03-00/630_360_1686790058-143.jpg" xlink:type="simple" xlink:show="embed" xlink:actuate="onLoad" draw:mime-type="image/jpeg"/>
</draw:frame>
Rosia after shelling the pizzeria to Kramatorsk spread a note in the OSCE with a complaint against "unfounded accusations" of violation of international humanitarian law, which is "hypocrisy in its worst manifestation."</text:p>
      <text:p text:style-name="P4">
This was stated by the Senior Military Advisor of the UK delegation to the OSCE Iensstabbs during the OSCE Security Cooperation Forum meeting, Ukrinform reports.</text:p>
      <text:p text:style-name="P4">
"Last week, June 28, the Russian delegation spread a verb/274/23 delegation note to all delegations, in which it complained of" unfounded in case of violations of international humanitarian law ", which are" frequent against Russian military personnel. " The Russian delegation sent this verbal noot at a time when Ukrainian rescue services were still tried to save civilians from the rubble of the Kramatorsk restaurant. Hypocrisy in its slightest manifestation, " - said the British diplomat.</text:p>
      <text:p text:style-name="P4">
He stressed that thousands of killed civilian Ukrainians committed by Russian soldiers of atrocities and the deportation of Ukrainian children are "a sofactive treatment that Russia is constantly demonstrating the complete disregard for international humanitarian law."</text:p>
      <text:p text:style-name="P4">
<text:span text:style-name="T4">
 Read also: </text:span>
 <text:a xlink:type="simple" xlink:href="https://www.ukrinform.ua/rubric-polytics/3726281-rosia-zastosovue-v-ukraini-taktiku-vipalenoi-zemli-britania-v-obse.html" text:style-name="Internet_20_link" text:visited-style-name="Visited_20_Internet_20_Link">
Russia applies in Ukraine the tactics of "burned land" - Britain in the OSCE</text:a>
Stabbs assured that <text:a xlink:type="simple" xlink:href="https://www.ukrinform.ua/tag-britania" text:style-name="Internet_20_link" text:visited-style-name="Visited_20_Internet_20_Link">
UK</text:a>
But the Allies will continue to provide Kyiv with the support necessary for the Samamiocurity and the displacement of Russia from the sovereign territory of Ukraine. "This is the faster and the only way to just and long peace. We will support Ukraine as much as it will be needed. Ukraine will win," he said.</text:p>
      <text:p text:style-name="P4">
As <text:a xlink:type="simple" xlink:href="http://www.ukrinform.ua/rubric-ato/3728508-u-kramatorsku-rosijska-raketa-zrujnuvala-zaklad-u-centri-mista.html" text:style-name="Internet_20_link" text:visited-style-name="Visited_20_Internet_20_Link">
reported Ukrinform</text:a>
, Russian troops on the evening of June 27 struck two rocket launchers in Kramatorsk. One rocket hit the pizzeria in the city center. The Midelnads of the dead are three minors.</text:p>
      <text:p text:style-name="P4">
News Source: <text:a xlink:type="simple" xlink:href="https://www.ukrinform.ua/rubric-world/3731872-britania-v-obse-zvinuvatila-rosiu-u-licemirstvi-sodo-zlociniv-v-ukraini.html" text:style-name="Internet_20_link" text:visited-style-name="Visited_20_Internet_20_Link">
https://www.ukrinform.ua/rubric-world/3731872-britania-v-obse-zvinuvatila-rosiu-u-licemirstvi-sodo-zlociniv-v-ukraini.html</text:a>
</text:p>
      <!--NEWS-->
      <text:h text:style-name="P10" text:outline-level="1">
<text:span text:style-name="T4">
Sholtz called the Ukrainian counter -offensive clear and well -organized</text:span>
</text:h>
      <text:p text:style-name="P4">
Authors: Ukrinform (Person)</text:p>
      <text:p text:style-name="P4">
Publisher: Укринформ (Organization)</text:p>
      <text:p text:style-name="P4">
Published Time: 2023-07-05T17:01:00+03:00</text:p>
      <text:p text:style-name="P4">
Modified Time: 2023-07-05T17:01:00+03:00</text:p>
      <text:p text:style-name="P4">
Description: Germany is ready to continue to support Ukraine in every possible way. - Ukrinform.</text:p>
      <text:p text:style-name="P4">
Images: ['<text:a xlink:type="simple" xlink:href="https://static.ukrinform.com/photos/2022_12/thumb_files/630_360_1669912793-372.jpg" text:style-name="Internet_20_link" text:visited-style-name="Visited_20_Internet_20_Link">
630_360_16699...</text:a>
']</text:p>
      <text:p text:style-name="P4">
Tags: ['Німеччина', 'Україна', 'Шольц', 'Війна з Росією', 'Контрнаступ']</text:p>
      <text:p text:style-name="P4">
Type: Article</text:p>
      <!--METADATA-->
      <text:p text:style-name="P4">
<draw:frame draw:style-name="fr1" draw:name="Image107" text:anchor-type="as-char" svg:width="6.9236in" svg:height="3.956343in" draw:z-index="0">
<draw:image xlink:href="../Images/yкринформ/2023-07-05T17-01-00-03-00/630_360_1669912793-372.jpg" xlink:type="simple" xlink:show="embed" xlink:actuate="onLoad" draw:mime-type="image/jpeg"/>
</draw:frame>
Germany Gauzhotov continues to support Ukraine in every possible way.</text:p>
      <text:p text:style-name="P4">
This was stated by German Chancellor Olaf Scholtz to Bundestag deputies on Wednesday, Ukrinform correspondent reports.</text:p>
      <text:p text:style-name="P4">
"No one knows how long the war will last ... We must be ready to support Ukraine as much as it will be needed: financially, humanitarian, but also military equipment. This should be funded, ”said <text:a xlink:type="simple" xlink:href="https://www.ukrinform.ua/tag-solc" text:style-name="Internet_20_link" text:visited-style-name="Visited_20_Internet_20_Link">
Scholtz</text:a>
He added that such assistance requires funding, so the money of Germany was provided in the budget.</text:p>
      <text:p text:style-name="P4">
The Head of the German Government stated that the security architecture of Europe was an aggressive Russian war under direct threat. The politician called Teni's more challenge. Therefore, the Chancellor explained, Germany increases the funding of the book to increase the defense capability of its own state and NATO. According to its words, the national defense and defense of the Alliance is becoming increasingly important.</text:p>
      <text:p text:style-name="P4">
<text:span text:style-name="T4">
 Read also: </text:span>
 [Armed Forces Acting very clearly and organized in the war with the Russians-(https://www.ukrinform.ua/rubric-ato/3731520-zsu-u-vijni-z-rosianami-diut-duze-citko-ta-organizovano-solc.html)Scholtz told reporters on the eve of the need to deepen NATO and Ukraine, but repeated that "no one can become a member of the defense allege during the war, in addition, one of the criteria for NATO membership is the reference of open border conflicts."</text:p>
      <text:p text:style-name="P4">
Commenting on the pace of the Ukrainian offensive, the German politician noted that he could not expect that he would be rapid.</text:p>
      <text:p text:style-name="P4">
“If you watch what is happening carefully, you can see that Ukrainian defense plans to be very purposeful. That is why it was very clear and well organized, ”said Chancellor.</text:p>
      <text:p text:style-name="P4">
As it was reported, after the United States, Germany is the second "donor" of Ukraine, the FRNSP government has been supported by our country as a total of about 17 billion euros.</text:p>
      <text:p text:style-name="P4">
News Source: <text:a xlink:type="simple" xlink:href="https://www.ukrinform.ua/rubric-ato/3731873-solc-nazvav-ukrainskij-kontrnastup-citkim-ta-dobre-organizovanim.html" text:style-name="Internet_20_link" text:visited-style-name="Visited_20_Internet_20_Link">
https://www.ukrinform.ua/rubric-ato/3731873-solc-nazvav-ukrainskij-kontrnastup-citkim-ta-dobre-organizovanim.html</text:a>
</text:p>
      <!--NEWS-->
      <text:h text:style-name="P10" text:outline-level="1">
<text:span text:style-name="T4">
On the roads of Odessa through heat in the daytime will prohibit the movement of trucks</text:span>
</text:h>
      <text:p text:style-name="P4">
Authors: Ukrinform (Person)</text:p>
      <text:p text:style-name="P4">
Publisher: Укринформ (Organization)</text:p>
      <text:p text:style-name="P4">
Published Time: 2023-07-05T17:02:33+03:00</text:p>
      <text:p text:style-name="P4">
Modified Time: 2023-07-05T17:02:33+03:00</text:p>
      <text:p text:style-name="P4">
Description: In order to preserve the road surface in hot time, summer bans for the movement of freight transport from 10:00 to 18:00 come into force on July 10. - Ukrinform.</text:p>
      <text:p text:style-name="P4">
Images: ['<text:a xlink:type="simple" xlink:href="https://static.ukrinform.com/photos/2018_04/thumb_files/630_360_1524657144-6391.jpg" text:style-name="Internet_20_link" text:visited-style-name="Visited_20_Internet_20_Link">
630_360_15246...</text:a>
']</text:p>
      <text:p text:style-name="P4">
Tags: ['Одещина', 'Спека', 'Вантажівка']</text:p>
      <text:p text:style-name="P4">
Type: Article</text:p>
      <!--METADATA-->
      <text:p text:style-name="P4">
<draw:frame draw:style-name="fr1" draw:name="Image108" text:anchor-type="as-char" svg:width="6.9236in" svg:height="3.956343in" draw:z-index="0">
<draw:image xlink:href="../Images/yкринформ/2023-07-05T17-02-33-03-00/630_360_1524657144-6391.jpg" xlink:type="simple" xlink:show="embed" xlink:actuate="onLoad" draw:mime-type="image/jpeg"/>
</draw:frame>
For the purpose of saving the road surface at hot time, from July 10, they enter the validity of freight traffic from 10:00 to 18:00.</text:p>
      <text:p text:style-name="P4">
About it in <text:a xlink:type="simple" xlink:href="http://t.me/odeskaODA/1964" text:style-name="Internet_20_link" text:visited-style-name="Visited_20_Internet_20_Link">
telegram</text:a>
The head of Odessa Oleg Kiper reported, Ukrinform reports.</text:p>
      <text:p text:style-name="P4">
“Movement restriction will act on the M-15 routes(<text:a xlink:type="simple" xlink:href="https://www.ukrinform.ua/tag-odesa" text:style-name="Internet_20_link" text:visited-style-name="Visited_20_Internet_20_Link">
Odesa</text:a>
- Reni), M-05(Kyiv - Odesa), M-14(Odesa - Melitopol)Within the Odessa region for large transport vehicles with a total weight of more than 24 tons and load on the axis of 7 tons, ” -is in the message.</text:p>
      <text:p text:style-name="P4">
The head of the Ova stressed that from 18:00 to 10:00 the movement of freight transport is allowed.</text:p>
      <text:p text:style-name="P4">
It is noted that such restrictions apply, except for the transport of specialized purpose and transport that carry out transportation:</text:p>
      <ul>
        <li>
dangerous, perishable cargoes, live animals and poultry; * goods related to the prevention or elimination of the consequences of emergencies; * military goods, dual -use goods and/or property used for defense; * humanitarian aid; * people.</li>
      </ul>
      <text:p text:style-name="P4">
The movement of vehicles that carry out international transportation of goods is also allowed, provided that the driver of the truck has an attacked place in the waiting line for crossing the border(«Energa»)Twenty before the queue of waiting for the near future.</text:p>
      <text:p text:style-name="P4">
<text:span text:style-name="T4">
 Read also: </text:span>
 [through <text:span text:style-name="T4">
 heat </text:span>
 increased electricity consumption(https://www.ukrinform.ua/rubric-economy/3731761-cerez-speku-zroslo-spozivanna-elektroenergii-zroslo-ukrenergo.html)As reported by Ukrinform, since July 5, the trail of Kiev is introduced on the street and road network of Kiev <text:a xlink:type="simple" xlink:href="https://www.ukrinform.ua/rubric-kyiv/3731467-u-stolici-cerez-speku-vvedut-obmezenna-ruhu-dla-vantazivok.html" text:style-name="Internet_20_link" text:visited-style-name="Visited_20_Internet_20_Link">
Truck restriction</text:a>
 .</text:p>
      <text:p text:style-name="P4">
News Source: <text:a xlink:type="simple" xlink:href="https://www.ukrinform.ua/rubric-regions/3731874-na-dorogah-odesini-cerez-speku-v-dennij-cas-zaboronat-ruh-vantazivok.html" text:style-name="Internet_20_link" text:visited-style-name="Visited_20_Internet_20_Link">
https://www.ukrinform.ua/rubric-regions/3731874-na-dorogah-odesini-cerez-speku-v-dennij-cas-zaboronat-ruh-vantazivok.html</text:a>
</text:p>
      <!--NEWS-->
      <text:h text:style-name="P10" text:outline-level="1">
<text:span text:style-name="T4">
In the port of Berdyansk an explosion came</text:span>
</text:h>
      <text:p text:style-name="P4">
Authors: Ukrinform (Person)</text:p>
      <text:p text:style-name="P4">
Publisher: Укринформ (Organization)</text:p>
      <text:p text:style-name="P4">
Published Time: 2023-07-05T17:03:00+03:00</text:p>
      <text:p text:style-name="P4">
Modified Time: 2023-07-05T17:03:00+03:00</text:p>
      <text:p text:style-name="P4">
Description: The temporarily occupied Berdyansk was an explosion.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Бердянськ', 'Порт', 'Вибух', 'Війна з Росією']</text:p>
      <text:p text:style-name="P4">
Type: Article</text:p>
      <!--METADATA-->
      <text:p text:style-name="P4">
<draw:frame draw:style-name="fr1" draw:name="Image109" text:anchor-type="as-char" svg:width="6.9236in" svg:height="3.956343in" draw:z-index="0">
<draw:image xlink:href="../Images/yкринформ/2023-07-05T17-03-00-03-00/630_360_1669987737-966.jpg" xlink:type="simple" xlink:show="embed" xlink:actuate="onLoad" draw:mime-type="image/jpeg"/>
</draw:frame>
The explosion was erected by the occupied Berdyansk.</text:p>
      <text:p text:style-name="P4">
About it reports <text:a xlink:type="simple" xlink:href="https://t.me/brdVP/11439" text:style-name="Internet_20_link" text:visited-style-name="Visited_20_Internet_20_Link">
telegram-channel</text:a>
Berdyansk today, reports Ukrinform.</text:p>
      <text:p text:style-name="P4">
"Siren is heard in the port of the port. Berdyanka reports that sounds <text:a xlink:type="simple" xlink:href="https://www.ukrinform.ua/tag-vibuh" text:style-name="Internet_20_link" text:visited-style-name="Visited_20_Internet_20_Link">
explosions</text:a>
The whole city has heard, "the post reads.</text:p>
      <text:p text:style-name="P4">
<text:span text:style-name="T4">
 Read also: </text:span>
 <text:a xlink:type="simple" xlink:href="https://www.ukrinform.ua/rubric-crimea/3731407-vibuhi-u-krimu-pripinatsa-koli-rosiani-zvidti-pidut-rozvidka.html" text:style-name="Internet_20_link" text:visited-style-name="Visited_20_Internet_20_Link">
<text:span text:style-name="T4">
 explosion </text:span>
 And in the Crimea will stop when the Russians from there - intelligence</text:a>
The invaders report that the air defense worked.</text:p>
      <text:p text:style-name="P4">
As it was reported, in the area of occupied Makeevka of Donetsk region in the evening insertion, July 4, <text:a xlink:type="simple" xlink:href="https://www.ukrinform.ua/rubric-ato/3731557-v-okupovanij-makiivci-stalasa-potuzna-bavovna-na-skladi-boepripasiv-voroga.html" text:style-name="Internet_20_link" text:visited-style-name="Visited_20_Internet_20_Link">
a powerful explosion.</text:a>
</text:p>
      <text:p text:style-name="P4">
News Source: <text:a xlink:type="simple" xlink:href="https://www.ukrinform.ua/rubric-ato/3731876-u-portu-berdanska-prolunav-vibuh.html" text:style-name="Internet_20_link" text:visited-style-name="Visited_20_Internet_20_Link">
https://www.ukrinform.ua/rubric-ato/3731876-u-portu-berdanska-prolunav-vibuh.html</text:a>
</text:p>
      <!--NEWS-->
      <text:h text:style-name="P10" text:outline-level="1">
<text:span text:style-name="T4">
Germany handed rescuers ten metal detectors to mine</text:span>
</text:h>
      <text:p text:style-name="P4">
Authors: Ukrinform (Person)</text:p>
      <text:p text:style-name="P4">
Publisher: Укринформ (Organization)</text:p>
      <text:p text:style-name="P4">
Published Time: 2023-07-05T17:06:00+03:00</text:p>
      <text:p text:style-name="P4">
Modified Time: 2023-07-05T17:06:00+03:00</text:p>
      <text:p text:style-name="P4">
Description: The State Emergency Service has received 10 melts from Germany for demining. - Ukrinform.</text:p>
      <text:p text:style-name="P4">
Images: ['<text:a xlink:type="simple" xlink:href="https://static.ukrinform.com/photos/2023_07/thumb_files/630_360_1688565741-709.jpg" text:style-name="Internet_20_link" text:visited-style-name="Visited_20_Internet_20_Link">
630_360_16885...</text:a>
']</text:p>
      <text:p text:style-name="P4">
Tags: ['ДСНС', 'Німеччина', 'Розмінування', 'допомога', 'Рятувальники']</text:p>
      <text:p text:style-name="P4">
Type: Article</text:p>
      <!--METADATA-->
      <text:p text:style-name="P4">
<draw:frame draw:style-name="fr1" draw:name="Image110" text:anchor-type="as-char" svg:width="6.9236in" svg:height="3.956343in" draw:z-index="0">
<draw:image xlink:href="../Images/yкринформ/2023-07-05T17-06-00-03-00/630_360_1688565741-709.jpg" xlink:type="simple" xlink:show="embed" xlink:actuate="onLoad" draw:mime-type="image/jpeg"/>
</draw:frame>
The state -owned emergency was received from Germany by 10 butterlodectors for displacement.</text:p>
      <text:p text:style-name="P4">
According to Ukrinform, the SES reports on <text:a xlink:type="simple" xlink:href="https://www.facebook.com/MNS.GOV.UA/posts/pfbid02Nu5G5ggzUbdVLJ5PwuYtePaFbuZ3mxc2Fud89KjyZ5vYKCyihDdSu1Lo2h1ELSBZl" text:style-name="Internet_20_link" text:visited-style-name="Visited_20_Internet_20_Link">
Facebook</text:a>
.</text:p>
      <text:p text:style-name="P4">
"10 металодетекторів отримала ДСНС України від Німеччини. Це обладнання єнеобхідним для Служби порятунку і буде спрямоване для використання угуманітарному <text:a xlink:type="simple" xlink:href="https://www.ukrinform.ua/tag-rozminuvanna" text:style-name="Internet_20_link" text:visited-style-name="Visited_20_Internet_20_Link">
 розмінуванні </text:a>
territory of Ukraine ", - the message reads.</text:p>
      <text:p text:style-name="P4">
The SESU reminded that Ukraine has been included in the list of countries most polluted with mines.</text:p>
      <text:p text:style-name="P4">
"To date, 30% of the territory is potentially dangerous, it is about 174 thousand square meters. It may take decades to purify Ukraine from ammunition," the SES has been cleared.</text:p>
      <text:p text:style-name="P4">
<text:span text:style-name="T4">
 Read also: </text:span>
 <text:a xlink:type="simple" xlink:href="https://www.ukrinform.ua/rubric-society/3729410-cehia-nadast-ukraini-blizko-18-miljona-na-dopomogu-pereselencam-ta-rozminuvanna.html" text:style-name="Internet_20_link" text:visited-style-name="Visited_20_Internet_20_Link">
<text:span text:style-name="T4">
 Czech Republic </text:span>
 <text:span text:style-name="T4">
 </text:span>
 Give <text:span text:style-name="T4">
 </text:span>
 to Ukraine <text:span text:style-name="T4">
 </text:span>
 near <text:span text:style-name="T4">
 € 1.8 </text:span>
 million <text:span text:style-name="T4">
 on </text:span>
 assistance <text:span text:style-name="T4">
 </text:span>
 <text:span text:style-name="T4">
 displaced persons </text:span>
 and <text:span text:style-name="T4">
 *Demand </text:span>
</text:a>
Since February 24, 2022, more than 407 thousand 292 boots, including 3 thousand 43 aviation bombs, have been disposed of by SESC pyrotechnics.</text:p>
      <text:p text:style-name="P4">
As reported by Ukrinform, Ukrainian rescuers have already received international aid for the mine mine for more than 700 million hryvnias.</text:p>
      <text:p text:style-name="P4">
<text:span text:style-name="T5">
Foto: SNNS/Facebook</text:span>
</text:p>
      <text:p text:style-name="P4">
News Source: <text:a xlink:type="simple" xlink:href="https://www.ukrinform.ua/rubric-society/3731879-nimeccina-peredala-ratuvalnikam-desat-metalodetektoriv-dla-rozminuvanna.html" text:style-name="Internet_20_link" text:visited-style-name="Visited_20_Internet_20_Link">
https://www.ukrinform.ua/rubric-society/3731879-nimeccina-peredala-ratuvalnikam-desat-metalodetektoriv-dla-rozminuvanna.html</text:a>
</text:p>
      <!--NEWS-->
      <text:h text:style-name="P10" text:outline-level="1">
<text:span text:style-name="T4">
In Beijing commented on the cancellation of Borrel's visit: we wait at a convenient time for both sides</text:span>
</text:h>
      <text:p text:style-name="P4">
Authors: Ukrinform (Person)</text:p>
      <text:p text:style-name="P4">
Publisher: Укринформ (Organization)</text:p>
      <text:p text:style-name="P4">
Published Time: 2023-07-05T17:06:48+03:00</text:p>
      <text:p text:style-name="P4">
Modified Time: 2023-07-05T17:06:48+03:00</text:p>
      <text:p text:style-name="P4">
Description: The Ministry of Foreign Affairs of the PRC stated that China values relations with the European Union and invites the EU High Representative for Foreign and Security Policy of Josepa Borrel to visit Beijing in the closest time for both sides. - Ukrinform.</text:p>
      <text:p text:style-name="P4">
Images: ['<text:a xlink:type="simple" xlink:href="https://static.ukrinform.com/photos/2023_04/thumb_files/630_360_1681869376-396.jpg" text:style-name="Internet_20_link" text:visited-style-name="Visited_20_Internet_20_Link">
630_360_16818...</text:a>
']</text:p>
      <text:p text:style-name="P4">
Tags: ['Євросоюз', 'Китай', 'Візит', 'Боррель']</text:p>
      <text:p text:style-name="P4">
Type: Article</text:p>
      <!--METADATA-->
      <text:p text:style-name="P4">
<draw:frame draw:style-name="fr1" draw:name="Image112" text:anchor-type="as-char" svg:width="6.9236in" svg:height="3.956343in" draw:z-index="0">
<draw:image xlink:href="../Images/yкринформ/2023-07-05T17-06-48-03-00/630_360_1681869376-396.jpg" xlink:type="simple" xlink:show="embed" xlink:actuate="onLoad" draw:mime-type="image/jpeg"/>
</draw:frame>
In the Ministry of Foreign Affairs, China appreciates relations with the European Union and invites the EU High Representative for Foreign and Security Policy Josepa Borrelya to visit Beijing to the closest time for both sides.</text:p>
      <text:p text:style-name="P4">
This was stated at a briefing by the Ministry of Foreign Affairs of the People's Department of China Van Wenbin, commenting on the cancellation of Borrel's visit by the Chinese side for the next week, Ukrinform reports.</text:p>
      <text:p text:style-name="P4">
According to the spokesman, China attaches great importance to relations with the European Union and "supports exchanges with the EU at all levels and in different areas."</text:p>
      <text:p text:style-name="P4">
"We are waiting for a high representative of Josepa Borrel with a visit to China as a time closest to both sides," Van said.</text:p>
      <text:p text:style-name="P4">
*!(https://www.ukrinform.ua/rubric-ato/3731743-specpredstavnik-kitau-ne-poviriv-so-ukrainci-za-dopomogou-patriot-zbili-kindzal.html)He added that China is ready to keep in touch with the European Union for this reason.</text:p>
      <text:p text:style-name="P4">
As reported by Ukrinform, China without clarification of the reasons <text:a xlink:type="simple" xlink:href="https://www.ukrinform.ua/rubric-world/3731583-kitaj-skasuvav-zaplanovanij-vizit-borrela-do-pekina.html" text:style-name="Internet_20_link" text:visited-style-name="Visited_20_Internet_20_Link">
canceled the planned car</text:a>
The head of the EU's diplomatic agency Josepa Borrel to Beijing, who was to begin on July 10.</text:p>
      <text:p text:style-name="P4">
News Source: <text:a xlink:type="simple" xlink:href="https://www.ukrinform.ua/rubric-world/3731880-u-pekini-prokomentuvali-skasuvanna-vizitu-borrela-cekaemo-u-zrucnij-dla-oboh-storin-cas.html" text:style-name="Internet_20_link" text:visited-style-name="Visited_20_Internet_20_Link">
https://www.ukrinform.ua/rubric-world/3731880-u-pekini-prokomentuvali-skasuvanna-vizitu-borrela-cekaemo-u-zrucnij-dla-oboh-storin-cas.html</text:a>
</text:p>
      <!--NEWS-->
      <text:h text:style-name="P10" text:outline-level="1">
<text:span text:style-name="T4">
About the citizenship of GRP judges receive information from the SBU</text:span>
</text:h>
      <text:p text:style-name="P4">
Authors: Ukrinform (Person)</text:p>
      <text:p text:style-name="P4">
Publisher: Укринформ (Organization)</text:p>
      <text:p text:style-name="P4">
Published Time: 2023-07-05T17:08:00+03:00</text:p>
      <text:p text:style-name="P4">
Modified Time: 2023-07-05T17:08:00+03:00</text:p>
      <text:p text:style-name="P4">
Description: The High Council of Justice has established cooperation with the Security Service of Ukraine, which provides it with information about the presence or absence of a judge of another country in a judge when considering a resignation application. - Ukrinform.</text:p>
      <text:p text:style-name="P4">
Images: ['<text:a xlink:type="simple" xlink:href="https://static.ukrinform.com/photos/2023_07/thumb_files/630_360_1688553769-989.jpg" text:style-name="Internet_20_link" text:visited-style-name="Visited_20_Internet_20_Link">
630_360_16885...</text:a>
']</text:p>
      <text:p text:style-name="P4">
Tags: ['СБУ', 'Судді', 'Громадянство', 'Вища рада правосуддя']</text:p>
      <text:p text:style-name="P4">
Type: Article</text:p>
      <!--METADATA-->
      <text:p text:style-name="P4">
<draw:frame draw:style-name="fr1" draw:name="Image113" text:anchor-type="as-char" svg:width="6.9236in" svg:height="3.956343in" draw:z-index="0">
<draw:image xlink:href="../Images/yкринформ/2023-07-05T17-08-00-03-00/630_360_1688553769-989.jpg" xlink:type="simple" xlink:show="embed" xlink:actuate="onLoad" draw:mime-type="image/jpeg"/>
</draw:frame>
The Higher Rada of the Rights Supplies has established cooperation with the Security Service of Ukraine, which provides it with an information about the presence or absence of citizenship of another country in the judge of the resignation.</text:p>
      <text:p text:style-name="P4">
This was reported by the head of the GRP Grigory Usyk in <text:a xlink:type="simple" xlink:href="https://www.ukrinform.ua/rubric-polytics/3731742-grigorij-usik-golova-visoi-radi-pravosudda.html" text:style-name="Internet_20_link" text:visited-style-name="Visited_20_Internet_20_Link">
interview with Ukrinform.</text:a>
Answering questions regarding cooperation with law enforcement agencies about judges' devices, Usik said: "They only cooperated with the Security Service of Ukraine, which provides us with information about the presence or absence of other country's judges when considering his resignation."</text:p>
      <text:p text:style-name="P4">
According to him, there was still no case confirmation of double citizenship in a judge.</text:p>
      <text:p text:style-name="P4">
“By the way, this issue also has its complexity, because we cannot say that we are 100% reliable. It is difficult to obtain such data, since the diplomatic level does not provide for the state that provides a citizen of the citizen of Ukraine, reported the relevant bodies of our state. And if we turn to other diplomatic institutions, the states to answer this question, they will probably give it to the aggressor state, then we will not receive the answer, ”the head [GRP] said.(https://www.ukrinform.ua/tag-visa-rada-pravosudda).</text:p>
      <text:p text:style-name="P4">
<text:span text:style-name="T4">
 Read also: </text:span>
 <text:a xlink:type="simple" xlink:href="https://www.ukrinform.ua/rubric-society/3731869-dbr-torik-porusilo-12-kriminalnih-sprav-proti-suddiv-za-derzzradu.html" text:style-name="Internet_20_link" text:visited-style-name="Visited_20_Internet_20_Link">
DBR Last year initiated 12 criminal cases against judges of the support</text:a>
In this regard, he reminded the history with the Judge of the Cassation Commercial Court of Lviv, who was deducted from the state of the Supreme Court on the basis of a letter on the presence of his citizenship of the Russian Federation.</text:p>
      <text:p text:style-name="P4">
“There was information that it had a Russian passport, but it did not confirm the official sources of the Russian Federation. Therefore, we have difficulty in obtaining information about the existence of a judge of Russian citizenship. This is an objective factor related to the fact that the aggressor does not provide us with such data, ”Usik said.</text:p>
      <text:p text:style-name="P4">
He also stated that the changes in the selection of judges would be clear, and how quickly it depends on the work of the Verkhovna Rada Committee on the issues of legal policy by the Taboid Qualification Commission of Judges of Ukraine.In his opinion, "in the face of a shortage of judges, 12 months of training is a long time."</text:p>
      <text:p text:style-name="P4">
*!(https://www.ukrinform.ua/rubric-society/3731832-do-vrp-ne-nadhodilo-klopotanna-pro-vidstoronenna-knazeva-vid-zdijsnenna-pravosudda.html)“In addition, we assume that after the NSDC decision and the submission of relevant law projects for parliamentary, the deficit will become even greater. And although the CCSC, which is engaged in the selection of judges, is intended, it takes time for it to work filled, ”the GRP chairman said.</text:p>
      <text:p text:style-name="P4">
According to him, in order to change the procedure for the selection of judges, it is necessary to amend the dosacon “On Judiciary and Status of Judges”.</text:p>
      <text:p text:style-name="P4">
"It does not take much time, but it depends on how well the legislator will be presented, given the critical situation with the personnel in the judicial system," the GRP chairman emphasized.</text:p>
      <text:p text:style-name="P4">
At the same time, he emphasized that the topic of changing the selection of judges is "it is not just the intention of and talking in narrow circles."</text:p>
      <text:p text:style-name="P4">
“This is the position of our Western partners and the Parliamentary Committee on Law Policy. Absolutely everyone agrees that the year of study for a judge is a lot. Therefore, changes in the selection of judges will definitely be. And how quickly it depends on our joint work with the Verkhovna Rada Committee on the issues of legal policy of the CCCS. As far as I understand the speech of the CCCS chairman, the commission is now concentrated with the completion of the initial qualification assessment and the procedure of inspections - five years, - said Usyk.</text:p>
      <text:p text:style-name="P4">
<text:span text:style-name="T4">
 Read also: </text:span>
 <text:a xlink:type="simple" xlink:href="https://www.ukrinform.ua/rubric-society/3731847-kilkist-suddiv-u-novomu-kiivskomu-okruznomu-sudi-planuut-viznaciti-na-zasidanni-vrp.html" text:style-name="Internet_20_link" text:visited-style-name="Visited_20_Internet_20_Link">
the number of judges in the new Kyiv District Determine at the meeting <text:span text:style-name="T4">
 GRP </text:span>
</text:a>
As reported by Ukrinform, on September 15, 2022, journalists of the Scheme program announced the investigation that Judge Bogdan Lviv, who has access to a secrecy, was a citizen of the Russian Federation. Journalists published documents according to which Lviv became a citizen of the Russian Federation in 1999, already working on a judge in Ukraine, and in 2012 updated his passport after reaching the 45th anniversary. Journalists found that on the day of the application he was in Umkov. In both cases, the written statement is issued on its behalf.On October 3, the SBU was published that the SBU as a result of the audit: <text:a xlink:type="simple" xlink:href="https://www.ukrinform.ua/rubric-society/3584729-sbu-pidtverdila-naavnist-rosijskogo-pasporta-u-suddi-bogdana-lvova.html" text:style-name="Internet_20_link" text:visited-style-name="Visited_20_Internet_20_Link">
Lviv received a Russian passport in 2012</text:a>
Instead of a passport, a citizen who lost.</text:p>
      <text:p text:style-name="P4">
Lviv himself denied the presence of Russian citizenship. He also reported that he had contacted law enforcement agencies so that they were tested by journalists. Lviv states that the documents that indicate it for Russian citizenship are falsified.</text:p>
      <text:p text:style-name="P4">
The judge also stated that he had undergone a polygraph study. He was published and stated that it was not involved in obtaining Russian citizenship of the Tasalport of the Russian Federation.</text:p>
      <text:p text:style-name="P4">
On October 5, 2022, the head of the Cassation Commercial Court <text:a xlink:type="simple" xlink:href="https://www.ukrinform.ua/rubric-society/3586557-bogdana-lvova-vidrahuvali-zi-statu-verhovnogo-sudu.html" text:style-name="Internet_20_link" text:visited-style-name="Visited_20_Internet_20_Link">
Bohdan Lviv was received from the state of court. </text:a>
</text:p>
      <text:p text:style-name="P4">
News Source: <text:a xlink:type="simple" xlink:href="https://www.ukrinform.ua/rubric-society/3731878-pro-gromadanstvo-suddiv-vrp-otrimue-informaciu-vid-sbu.html" text:style-name="Internet_20_link" text:visited-style-name="Visited_20_Internet_20_Link">
https://www.ukrinform.ua/rubric-society/3731878-pro-gromadanstvo-suddiv-vrp-otrimue-informaciu-vid-sbu.html</text:a>
</text:p>
      <!--NEWS-->
      <text:h text:style-name="P10" text:outline-level="1">
<text:span text:style-name="T4">
"Wagnerivtsi" in Belarus can resort to provocations in the border - Gromov</text:span>
</text:h>
      <text:p text:style-name="P4">
Authors: Ukrinform (Person)</text:p>
      <text:p text:style-name="P4">
Publisher: Укринформ (Organization)</text:p>
      <text:p text:style-name="P4">
Published Time: 2023-07-05T17:12:00+03:00</text:p>
      <text:p text:style-name="P4">
Modified Time: 2023-07-05T17:12:00+03:00</text:p>
      <text:p text:style-name="P4">
Description: Representatives of Russian Wagner PEC, which can be relocated to the territory of Belarus, are only exhausted remains that do not pose a threat to the Armed Forces, but they can provoke provocations in the border areas of Ukraine. - Ukrinform.</text:p>
      <text:p text:style-name="P4">
Images: ['<text:a xlink:type="simple" xlink:href="https://static.ukrinform.com/photos/2023_06/thumb_files/630_360_1687599166-278.jpg" text:style-name="Internet_20_link" text:visited-style-name="Visited_20_Internet_20_Link">
630_360_16875...</text:a>
']</text:p>
      <text:p text:style-name="P4">
Tags: ['Білорусь', 'Генштаб', 'Кордон', 'ПВК "Вагнера"', 'Війна з Росією', 'Громов']</text:p>
      <text:p text:style-name="P4">
Type: Article</text:p>
      <!--METADATA-->
      <text:p text:style-name="P4">
<draw:frame draw:style-name="fr1" draw:name="Image114" text:anchor-type="as-char" svg:width="6.9236in" svg:height="3.956343in" draw:z-index="0">
<draw:image xlink:href="../Images/yкринформ/2023-07-05T17-12-00-03-00/630_360_1687599166-278.jpg" xlink:type="simple" xlink:show="embed" xlink:actuate="onLoad" draw:mime-type="image/jpeg"/>
</draw:frame>
Representatives of Russian Wagner PECs, which can be relocated to the territory of Belarus, are only exhausted remains that do not pose a threat to the Armed Forces, but the buters can provoke provocations in the border areas of Ukraine.</text:p>
      <text:p text:style-name="P4">
The deputy chief of the Main Operational Administration of the General Staff of the Armed Forces Brigadny Alexei Gromov declared in <text:a xlink:type="simple" xlink:href="https://www.ukrinform.ua/rubric-ato/3731271-oleksij-gromov-zastupnik-nacalnika-golovnogo-operativnogo-upravlinna-genstabu-zsu.html" text:style-name="Internet_20_link" text:visited-style-name="Visited_20_Internet_20_Link">
</text:a>
<text:a xlink:type="simple" xlink:href="https://www.ukrinform.ua/rubric-ato/3731271-oleksij-gromov-zastupnik-nacalnika-golovnogo-operativnogo-upravlinna-genstabu-zsu.html" text:style-name="Internet_20_link" text:visited-style-name="Visited_20_Internet_20_Link">
interview Ukrinform</text:a>
.</text:p>
      <text:p text:style-name="P4">
He said that the Ukrainian military-political leadership does not exclude that the "state coup" in the Russian Federation, caused by ["Wagner",]](https://www.ukrinform.ua/tag-pvk-vagnera)It was no more than a planned stages to further move these units to the territory of Belarus.</text:p>
      <text:p text:style-name="P4">
"To date, by order of the President of Ukraine - the Supreme Commander -in -Chief of the UKRAINE, we strengthen our troops, including along the border with Belarus. It is only to be relocated to Belarus - only exhausted remains that can not be a threat to professionally prepared, well -equipped and motivated by the Armed Forces of the Armed Forces, "Gromov emphasized.</text:p>
      <text:p text:style-name="P4">
<text:span text:style-name="T4">
 Read also: </text:span>
 [attempted rebellion "<text:span text:style-name="T4">
 Wagner </text:span>
 Ivtsiv" increased the split(https://www.ukrinform.ua/rubric-world/3731629-sproba-zakolotu-vagnerivciv-posilila-rozkol-sered-silovikiv-rf-britanska-rozvidka.html)He noted that the territory of Belarus will be most likely to be used for the time of residence and preparation of Wagner PEC fighters for performing forces primarily in Africa, and some of the mercenaries will be used as instructors to prepare the units of the Armed Forces and other power structures and Belarus.</text:p>
      <text:p text:style-name="P4">
"We do not exclude that in the case of adopted decisions, the probable actions of the enemy may be an opponent of demonstration and provocative races in the border areas of Ukraine in order to cover our troops with a reservoir," - added the Deputy Head of the General Operational Administration of the General Staff of the Armed Forces.<text:span text:style-name="T4">
 Read also: </text:span>
 <text:a xlink:type="simple" xlink:href="https://www.ukrinform.ua/rubric-world/3730308-zakolot-vagnerivciv-svidcit-pro-skodu-so-ii-zavdav-putin-rosii-vijnou-v-ukraini-glava-cru.html" text:style-name="Internet_20_link" text:visited-style-name="Visited_20_Internet_20_Link">
The Rebellion "<text:span text:style-name="T4">
 Wagner </text:span>
 Ivtsiv" shows the harm that her Putin has caused Russia - CIA Director</text:a>
At the same time, he informed that Wagner PEC, despite the unsuccessful rebellion of Yevgenaphozhin, continues to campaign and recruit fighters throughout the I -Russian Federation after the loss. According to the chief of the Main Operational Office of the Armed Forces of the Armed Forces, the mobilized seeks to sign a contract with the PEC, not the changes in the defense of the Russian Federation.</text:p>
      <text:p text:style-name="P4">
As it was reported, the leader of PEC "Wagner" Prigogin announced Demarshch per Russian military leadership on June 23, in particular against the Minister of Defense of the RFSergy Shoig.</text:p>
      <text:p text:style-name="P4">
Lukashenko negotiated with Prigogin, after which he stated that the fights were returned to the field camps. Subsequently, Lukashenko confirmed Prigogine in Belarus.</text:p>
      <text:p text:style-name="P4">
<text:span text:style-name="T4">
 Read also: </text:span>
 <text:a xlink:type="simple" xlink:href="https://www.ukrinform.ua/rubric-ato/3730090-u-bilorusi-mozut-buti-rozmiseni-do-vosmi-tisac-vagnerivciv-prikordonniki.html" text:style-name="Internet_20_link" text:visited-style-name="Visited_20_Internet_20_Link">
in Belarus can be placed up to eight thousand "<text:span text:style-name="T4">
 Wagner </text:span>
 Ivtsi" - border guards</text:a>
Russian President Vladimir Putin, in turn, said that the Wagnerians can sign a contract with the Russian Defense Ministry or go to Belarus.</text:p>
      <text:p text:style-name="P4">
The spokesman for the State Border Service of Ukraine Andriy Demchenko specified that Ilorus can accommodate about 8,000 mercenaries of Wagner PEC in his territory, the development of the situation is under constant control of Ukraine.</text:p>
      <text:p text:style-name="P4">
News Source: <text:a xlink:type="simple" xlink:href="https://www.ukrinform.ua/rubric-ato/3731785-vagnerivci-u-bilorusi-mozut-vdavatisa-do-provokacij-u-prikordonni-gromov.html" text:style-name="Internet_20_link" text:visited-style-name="Visited_20_Internet_20_Link">
https://www.ukrinform.ua/rubric-ato/3731785-vagnerivci-u-bilorusi-mozut-vdavatisa-do-provokacij-u-prikordonni-gromov.html</text:a>
</text:p>
      <!--NEWS-->
      <text:h text:style-name="P10" text:outline-level="1">
<text:span text:style-name="T4">
"PSG" released Christophe Galtaier</text:span>
</text:h>
      <text:p text:style-name="P4">
Authors: Ukrinform (Person)</text:p>
      <text:p text:style-name="P4">
Publisher: Укринформ (Organization)</text:p>
      <text:p text:style-name="P4">
Published Time: 2023-07-05T17:16:43+03:00</text:p>
      <text:p text:style-name="P4">
Modified Time: 2023-07-05T17:16:43+03:00</text:p>
      <text:p text:style-name="P4">
Description: "PSG" stopped cooperation with the team coach Christoph Galtier ahead of schedule. - Ukrinform.</text:p>
      <text:p text:style-name="P4">
Images: ['<text:a xlink:type="simple" xlink:href="https://static.ukrinform.com/photos/2023_07/thumb_files/630_360_1688566535-890.jpg" text:style-name="Internet_20_link" text:visited-style-name="Visited_20_Internet_20_Link">
630_360_16885...</text:a>
']</text:p>
      <text:p text:style-name="P4">
Tags: ['Футбол']</text:p>
      <text:p text:style-name="P4">
Type: Article</text:p>
      <!--METADATA-->
      <text:p text:style-name="P4">
<draw:frame draw:style-name="fr1" draw:name="Image115" text:anchor-type="as-char" svg:width="6.9236in" svg:height="3.956343in" draw:z-index="0">
<draw:image xlink:href="../Images/yкринформ/2023-07-05T17-16-43-03-00/630_360_1688566535-890.jpg" xlink:type="simple" xlink:show="embed" xlink:actuate="onLoad" draw:mime-type="image/jpeg"/>
</draw:frame>
"PSG" stopped cooperation with the team coach Christoph Galtier ahead of schedule.</text:p>
      <text:p text:style-name="P4">
This was reported <text:a xlink:type="simple" xlink:href="https://www.psg.fr/equipes/equipe-premiere/content/le-paris-saint-germain-remercie-christophe-galtier" text:style-name="Internet_20_link" text:visited-style-name="Visited_20_Internet_20_Link">
press service</text:a>
Parisian, reports Ukrinform.</text:p>
      <text:p text:style-name="P4">
The club has broken with a 56-year-old specialist, which was valid until the summer of the next year.</text:p>
      <text:p text:style-name="P4">
Galtier headed PSG last summer. Under his leadership, Parisian played League 1 and the France Super Cup. In the Champions League, the team of completion at the stage 1/8 of the finals.</text:p>
      <text:p text:style-name="P4">
<text:span text:style-name="T4">
 Read also: </text:span>
 <text:a xlink:type="simple" xlink:href="https://www.ukrinform.ua/rubric-sports/3731726-futbolnij-klub-sahtar-predstaviv-novij-trenerskij-stab.html" text:style-name="Internet_20_link" text:visited-style-name="Visited_20_Internet_20_Link">
<text:span text:style-name="T4">
 Football </text:span>
 Shakhtar Club presented a new train staff</text:a>
It was reported that the release of Galtier and his assistant will cost PSG in 9-10 million euros.</text:p>
      <text:p text:style-name="P4">
Photo: Getty Images</text:p>
      <text:p text:style-name="P4">
News Source: <text:a xlink:type="simple" xlink:href="https://www.ukrinform.ua/rubric-sports/3731883-psz-zvilniv-kristofa-galte.html" text:style-name="Internet_20_link" text:visited-style-name="Visited_20_Internet_20_Link">
https://www.ukrinform.ua/rubric-sports/3731883-psz-zvilniv-kristofa-galte.html</text:a>
</text:p>
      <!--NEWS-->
      <text:h text:style-name="P10" text:outline-level="1">
<text:span text:style-name="T4">
Defense forces for a day neutralized in the Tavriya direction nearly 250 Russians</text:span>
</text:h>
      <text:p text:style-name="P4">
Authors: Ukrinform (Person)</text:p>
      <text:p text:style-name="P4">
Publisher: Укринформ (Organization)</text:p>
      <text:p text:style-name="P4">
Published Time: 2023-07-05T17:18:25+03:00</text:p>
      <text:p text:style-name="P4">
Modified Time: 2023-07-05T17:18:25+03:00</text:p>
      <text:p text:style-name="P4">
Description: The losses of the Russian army in the Tavriya direction in the day are 86 killed and 162 wounded.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ЗСУ', 'Російські військові', 'Схід України', 'Війна з Росією', 'Єдині новини']</text:p>
      <text:p text:style-name="P4">
Type: Article</text:p>
      <!--METADATA-->
      <text:p text:style-name="P4">
<draw:frame draw:style-name="fr1" draw:name="Image116" text:anchor-type="as-char" svg:width="6.9236in" svg:height="3.956343in" draw:z-index="0">
<draw:image xlink:href="../Images/yкринформ/2023-07-05T17-18-25-03-00/630_360_1680422407-224.png" xlink:type="simple" xlink:show="embed" xlink:actuate="onLoad" draw:mime-type="image/png"/>
</draw:frame>
The losses of the Russian army in the Tavriya direction in the day are 86 killed and 162.</text:p>
      <text:p text:style-name="P4">
This was reported by the spokesman of the United President of Defense forces of Ukraine, Valery Shershn, on the air of the Teleterna "One News", Ukrinform correspondent reports.</text:p>
      <text:p text:style-name="P4">
"Over the past day, our units of missile troops and artillery have completed 1550 fire tasks. The loss of the enemy in living force is 86 killed by 162 wounded. Our units of radio electronic fabric, which have seized two air purposes, named after the day, were distinguished again. 25 units of weapons and military equipment of the enemy were destroyed, "the spokesman said.</text:p>
      <text:p text:style-name="P4">
<text:span text:style-name="T4">
 Read also: </text:span>
 <text:a xlink:type="simple" xlink:href="https://www.ukrinform.ua/rubric-ato/3731807-rosia-formue-novi-vijskovi-castini-ta-pidrozdili-ak-strategicnij-rezerv-genstab.html" text:style-name="Internet_20_link" text:visited-style-name="Visited_20_Internet_20_Link">
Russia generates new military units and units as strategic reserve - General Staff</text:a>
He noted that most of the enemy tried to attack the Mariinsky direction, which recorded 17 unsuccessful assaults.</text:p>
      <text:p text:style-name="P4">
"Earlier, the Russians practiced" meat storms ". Now, apparently, the personnel made up to end and sometimes they send small groups - up to 8-10 people. The technique also try to protect the technique," the Horvin said.</text:p>
      <text:p text:style-name="P4">
<text:span text:style-name="T4">
 Read also: </text:span>
 <text:a xlink:type="simple" xlink:href="https://www.ukrinform.ua/rubric-ato/3731733-sili-oboroni-na-vipadok-teraktu-na-zaes-maut-rezervi-dla-radiacijnoi-rozvidki-gromov.html" text:style-name="Internet_20_link" text:visited-style-name="Visited_20_Internet_20_Link">
forces <text:span text:style-name="T4">
 Defense </text:span>
 In case of terrorist attacks at the ZPP have a reservation of radiation intelligence - Gromov</text:a>
As reported by Ukrinform, forces <text:a xlink:type="simple" xlink:href="https://www.ukrinform.ua/tag-oborona" text:style-name="Internet_20_link" text:visited-style-name="Visited_20_Internet_20_Link">
defense</text:a>
From February 24, 2022 to July 5, 2023, 231 thousand 700 Russian invaders were liquidated.</text:p>
      <text:p text:style-name="P4">
News Source: <text:a xlink:type="simple" xlink:href="https://www.ukrinform.ua/rubric-ato/3731884-sili-oboroni-za-dobu-zneskodili-na-tavrijskomu-napramku-majze-250-rosian.html" text:style-name="Internet_20_link" text:visited-style-name="Visited_20_Internet_20_Link">
https://www.ukrinform.ua/rubric-ato/3731884-sili-oboroni-za-dobu-zneskodili-na-tavrijskomu-napramku-majze-250-rosian.html</text:a>
</text:p>
      <!--NEWS-->
      <text:h text:style-name="P10" text:outline-level="1">
<text:span text:style-name="T4">
Russian athletes were declared at the Panarabian Games as Syrian</text:span>
</text:h>
      <text:p text:style-name="P4">
Authors: Ukrinform (Person)</text:p>
      <text:p text:style-name="P4">
Publisher: Укринформ (Organization)</text:p>
      <text:p text:style-name="P4">
Published Time: 2023-07-05T17:26:48+03:00</text:p>
      <text:p text:style-name="P4">
Modified Time: 2023-07-05T17:26:48+03:00</text:p>
      <text:p text:style-name="P4">
Description: Russian athletes were declared as members of the Syria team at the Panarab Games held in Algeria. - Ukrinform.</text:p>
      <text:p text:style-name="P4">
Images: ['<text:a xlink:type="simple" xlink:href="https://static.ukrinform.com/photos/2023_07/thumb_files/630_360_1688566871-634.jpg" text:style-name="Internet_20_link" text:visited-style-name="Visited_20_Internet_20_Link">
630_360_16885...</text:a>
']</text:p>
      <text:p text:style-name="P4">
Tags: ['Шахрайство', 'Сирія', 'Спорт', 'Росія', 'Жінки']</text:p>
      <text:p text:style-name="P4">
Type: Article</text:p>
      <!--METADATA-->
      <text:p text:style-name="P4">
<draw:frame draw:style-name="fr1" draw:name="Image117" text:anchor-type="as-char" svg:width="6.9236in" svg:height="3.956343in" draw:z-index="0">
<draw:image xlink:href="../Images/yкринформ/2023-07-05T17-26-48-03-00/630_360_1688566871-634.jpg" xlink:type="simple" xlink:show="embed" xlink:actuate="onLoad" draw:mime-type="image/jpeg"/>
</draw:frame>
The Russian Passenger was declared as members of the Syria team at the Panarab Games, which are being held in Algeria.</text:p>
      <text:p text:style-name="P4">
According to Ukrinform, Russian journalist Sergey Lisin has reported this <text:a xlink:type="simple" xlink:href="https://t.me/fyiwdwytm/6975" text:style-name="Internet_20_link" text:visited-style-name="Visited_20_Internet_20_Link">
telram</text:a>
-channels.</text:p>
      <text:p text:style-name="P4">
As it is noted, in these competitions in the lists of the Syria team were, in particular, judoist Milan Muga(Milan Mrad)and gymnast Alexander.</text:p>
      <text:p text:style-name="P4">
Other Russian female athletes have changed their names and birthdays, including: Badminononist Daria Jedzhuli, Tatiana's cyclists and Darimalkov, Karina Poludkina's athletes and Anastasia Sorokina's fuins.</text:p>
      <text:p text:style-name="P4">
"It is impossible to imagine that someone has agreed in advance with international federations, water sports, cycling and athletics(Especially the Ustynah)that Russian athletes can speak for [Syria] without official change of citizenship.(https://www.ukrinform.ua/tag-siria), and even identified birth dates(Jedzhula that Malkov)- We are waiting for a hellish scandal, "the journalist said.</text:p>
      <text:p text:style-name="P4">
<text:span text:style-name="T4">
 Read also: </text:span>
 [Czech Republic has banned athletes from the Russian Federation and Belarus the participation of devotion in the country]](https://www.ukrinform.ua/rubric-sports/3729357-cehia-zaboronila-sportsmenam-iz-rf-ta-bilorusi-ucast-u-zmagannah-na-teritorii-kraini.html)As reported by Ukrinform, the Parliamentary Assembly of the Council of Europe <text:a xlink:type="simple" xlink:href="https://www.ukrinform.ua/rubric-sports/3726486-pare-uhvalila-rezoluciu-pro-nedopusk-sportsmeniv-z-rosii-ta-bilorusi-na-olimpiadu2024.html" text:style-name="Internet_20_link" text:visited-style-name="Visited_20_Internet_20_Link">
approved</text:a>
, which recommends that the International Olympic Committee not allow athletes of Russia and Belarus to participate in the Olympic and Paralympic Games in Paris in 2024 even under a neutral flag.</text:p>
      <text:p text:style-name="P4">
<text:span text:style-name="T5">
Foto: Getty Images</text:span>
</text:p>
      <text:p text:style-name="P4">
News Source: <text:a xlink:type="simple" xlink:href="https://www.ukrinform.ua/rubric-sports/3731887-rosijskih-sportsmenok-zaavili-na-panarabskih-igrah-ak-sirijskih.html" text:style-name="Internet_20_link" text:visited-style-name="Visited_20_Internet_20_Link">
https://www.ukrinform.ua/rubric-sports/3731887-rosijskih-sportsmenok-zaavili-na-panarabskih-igrah-ak-sirijskih.html</text:a>
</text:p>
      <!--NEWS-->
      <text:h text:style-name="P10" text:outline-level="1">
<text:span text:style-name="T4">
Berlin has not yet agreed to transfer Taurus missiles to Ukraine</text:span>
</text:h>
      <text:p text:style-name="P4">
Authors: Ukrinform (Person)</text:p>
      <text:p text:style-name="P4">
Publisher: Укринформ (Organization)</text:p>
      <text:p text:style-name="P4">
Published Time: 2023-07-05T17:28:00+03:00</text:p>
      <text:p text:style-name="P4">
Modified Time: 2023-07-05T17:28:00+03:00</text:p>
      <text:p text:style-name="P4">
Description: The German side continues to study Ukraine's request regarding the possibility of transferring the Armed Forces of the Taurus of the Armed Forces. - Ukrinform.</text:p>
      <text:p text:style-name="P4">
Images: ['<text:a xlink:type="simple" xlink:href="https://static.ukrinform.com/photos/2023_05/thumb_files/630_360_1685178733-981.jpg" text:style-name="Internet_20_link" text:visited-style-name="Visited_20_Internet_20_Link">
630_360_16851...</text:a>
']</text:p>
      <text:p text:style-name="P4">
Tags: ['Німеччина', 'Ракета', 'Війна з Росією']</text:p>
      <text:p text:style-name="P4">
Type: Article</text:p>
      <!--METADATA-->
      <text:p text:style-name="P4">
<draw:frame draw:style-name="fr1" draw:name="Image118" text:anchor-type="as-char" svg:width="6.9236in" svg:height="3.956343in" draw:z-index="0">
<draw:image xlink:href="../Images/yкринформ/2023-07-05T17-28-00-03-00/630_360_1685178733-981.jpg" xlink:type="simple" xlink:show="embed" xlink:actuate="onLoad" draw:mime-type="image/jpeg"/>
</draw:frame>
German Casterone continues to study Ukraine's request for the possibility of transmitting the Taurus lacered missiles.</text:p>
      <text:p text:style-name="P4">
This was stated by a spokesman for Federal Government Steffen Gebbesthit at a briefing inside, Ukrinform correspondent reports.</text:p>
      <text:p text:style-name="P4">
“Is there a response to this request? No. It is still being considered, ”said HEBESTRIET. Asked how long a request can still be studied: "It will be quenched as much as it will last."</text:p>
      <text:p text:style-name="P4">
The other day, the same question was forced to comment on German Chancellor Olaf Soltz. Then he asserted that his country was against the departure of his <text:a xlink:type="simple" xlink:href="https://www.ukrinform.ua/tag-raketa" text:style-name="Internet_20_link" text:visited-style-name="Visited_20_Internet_20_Link">
rockets</text:a>
Taurus to Ukraine because Berlinamizes to avoid a situation where German weapons could use the task of hitting the territory of Russia.</text:p>
      <text:p text:style-name="P4">
<text:span text:style-name="T4">
 Read also: </text:span>
 <text:a xlink:type="simple" xlink:href="https://www.ukrinform.ua/rubric-ato/3729495-urad-ssa-nablizivsa-do-nadanna-ukraini-raket-atacms-wsj.html" text:style-name="Internet_20_link" text:visited-style-name="Visited_20_Internet_20_Link">
<text:span text:style-name="T4">
 Government </text:span>
 <text:span text:style-name="T4">
 USA </text:span>
 <text:span text:style-name="T4">
 approached </text:span>
 to <text:span text:style-name="T4">
 Provision </text:span>
<text:span text:style-name="T5">
 to Ukraine </text:span>
<text:span text:style-name="T5">
 </text:span>
<text:span text:style-name="T5">
 </text:span>
<text:span text:style-name="T5">
 missile </text:span>
<text:span text:style-name="T5">
 </text:span>
<text:span text:style-name="T5">
 ATACMS </text:span>
<text:span text:style-name="T5">
 - </text:span>
<text:span text:style-name="T5">
 wsj </text:span>
* </text:a>
At the beginning of the summer, Germany's Defense Minister Boris Pistorius also stated that Ertlin did not consider the possibility of transferring the Taurus winged missiles to Ukraine with the terrible future because of the same considerations.</text:p>
      <text:p text:style-name="P4">
Ukraine has submitted a Taurus aerial Broatus Air Broadcasting missile from Germany in May. Some German politicians supported this idea.</text:p>
      <text:p text:style-name="P4">
The Taurus Kepd 350 is the German-Swedish Air-Overkid Class of Great Diability-about 500 kilometers, which used stealth technology.</text:p>
      <text:p text:style-name="P4">
As reported by Ukrinform, earlier <text:a xlink:type="simple" xlink:href="https://www.ukrinform.ua/rubric-ato/3707726-britania-postavila-ukraini-dalekobijni-raketi-storm-shadow-cnn.html" text:style-name="Internet_20_link" text:visited-style-name="Visited_20_Internet_20_Link">
Ukraine received winged missiles of great Diability</text:a>
 (More than 560 kilometers)Stormshadow from the UK.</text:p>
      <text:p text:style-name="P4">
<text:span text:style-name="T5">
Foto: mbda deutchland</text:span>
</text:p>
      <text:p text:style-name="P4">
News Source: <text:a xlink:type="simple" xlink:href="https://www.ukrinform.ua/rubric-ato/3731888-berlin-poki-ne-dijsov-zgodi-sodo-peredaci-ukraini-raket-taurus.html" text:style-name="Internet_20_link" text:visited-style-name="Visited_20_Internet_20_Link">
https://www.ukrinform.ua/rubric-ato/3731888-berlin-poki-ne-dijsov-zgodi-sodo-peredaci-ukraini-raket-taurus.html</text:a>
</text:p>
      <!--NEWS-->
      <text:h text:style-name="P10" text:outline-level="1">
<text:span text:style-name="T4">
Defense forces on the northern approaches to Bakhmut reflected a number of territories - Syrsky</text:span>
</text:h>
      <text:p text:style-name="P4">
Authors: Ukrinform (Person)</text:p>
      <text:p text:style-name="P4">
Publisher: Укринформ (Organization)</text:p>
      <text:p text:style-name="P4">
Published Time: 2023-07-05T17:29:13+03:00</text:p>
      <text:p text:style-name="P4">
Modified Time: 2023-07-05T17:29:13+03:00</text:p>
      <text:p text:style-name="P4">
Description: Ukraine's defense forces have success in the Bakhmut direction. - Ukrinform.</text:p>
      <text:p text:style-name="P4">
Images: ['<text:a xlink:type="simple" xlink:href="https://static.ukrinform.com/photos/2020_12/thumb_files/630_360_1607688700-694.jpg" text:style-name="Internet_20_link" text:visited-style-name="Visited_20_Internet_20_Link">
630_360_16076...</text:a>
']</text:p>
      <text:p text:style-name="P4">
Tags: ['Генштаб', 'ЗСУ', 'Сирський', 'Схід України', 'Війна з Росією']</text:p>
      <text:p text:style-name="P4">
Type: Article</text:p>
      <!--METADATA-->
      <text:p text:style-name="P4">
<draw:frame draw:style-name="fr1" draw:name="Image119" text:anchor-type="as-char" svg:width="6.9236in" svg:height="3.956343in" draw:z-index="0">
<draw:image xlink:href="../Images/yкринформ/2023-07-05T17-29-13-03-00/630_360_1607688700-694.jpg" xlink:type="simple" xlink:show="embed" xlink:actuate="onLoad" draw:mime-type="image/jpeg"/>
</draw:frame>
Ukraine's defense forces have success in the Bakhmut direction.  About it in <text:a xlink:type="simple" xlink:href="https://t.me/osirskiy/168" text:style-name="Internet_20_link" text:visited-style-name="Visited_20_Internet_20_Link">
telegram</text:a>
Alexander Sirsky, the commander of the Supreme Forces of Ukraine, reported, Ukrinform reports.</text:p>
      <text:p text:style-name="P4">
<text:span text:style-name="T5">
Video: <text:a xlink:type="simple" xlink:href="http://t.me/osirskiy/168" text:style-name="Internet_20_link" text:visited-style-name="Visited_20_Internet_20_Link">
Colonel General. The Commander of the Armed Forces of the Armed Forces</text:a>
</text:span>
</text:p>
      <text:p text:style-name="P4">
Syrsky posted a video and wrote: "The assault units of the 10th Edelweiss brigade storm the positions of the Russians on the northern approaches to Bakhmut. A number of territories were killed and a considerable amount of enemy's live power was destroyed."</text:p>
      <text:p text:style-name="P4">
<text:span text:style-name="T4">
 Read also: </text:span>
 <text:a xlink:type="simple" xlink:href="https://www.ukrinform.ua/rubric-ato/3731744-rosiani-najaktivnise-perekidaut-tehniku-i-soldativ-na-zaporizza-ta-doneccinu-genstab.html" text:style-name="Internet_20_link" text:visited-style-name="Visited_20_Internet_20_Link">
Russians are most actively overturning the equipment and soldiers of Nazapore and Donetsk - General Staff</text:a>
As it was reported, the spokesman of the Armed Forces General Staff Andriy Kovalev stated that the forces <text:a xlink:type="simple" xlink:href="https://www.ukrinform.ua/tag-oborona" text:style-name="Internet_20_link" text:visited-style-name="Visited_20_Internet_20_Link">
Defense</text:a>
Ukraine continues to conduct a complementary operation on Bakhmut, Melitopol, Berdyansk. According to him, in the Bakhmut direction of the Armed Forces continue to take place. In particular, to the north and south of Bakhmut, they put pressure on the prohibition, knock out from previously captured borders.</text:p>
      <text:p text:style-name="P4">
The partial success of the defense force is in the area of the mite, where they are fixed by the overwhelming borders.</text:p>
      <text:p text:style-name="P4">
News Source: <text:a xlink:type="simple" xlink:href="https://www.ukrinform.ua/rubric-ato/3731889-sili-oboroni-na-pivnicnih-pidstupah-do-bahmuta-vidbili-nizku-teritorij-sirskij.html" text:style-name="Internet_20_link" text:visited-style-name="Visited_20_Internet_20_Link">
https://www.ukrinform.ua/rubric-ato/3731889-sili-oboroni-na-pivnicnih-pidstupah-do-bahmuta-vidbili-nizku-teritorij-sirskij.html</text:a>
</text:p>
      <!--NEWS-->
      <text:h text:style-name="P10" text:outline-level="1">
<text:span text:style-name="T4">
There will be no fuel deficit in Ukraine - Shmigal</text:span>
</text:h>
      <text:p text:style-name="P4">
Authors: Ukrinform (Person)</text:p>
      <text:p text:style-name="P4">
Publisher: Укринформ (Organization)</text:p>
      <text:p text:style-name="P4">
Published Time: 2023-07-05T17:32:00+03:00</text:p>
      <text:p text:style-name="P4">
Modified Time: 2023-07-05T17:32:00+03:00</text:p>
      <text:p text:style-name="P4">
Description: There will be no fuel deficit in Ukraine, the situation is controlled.</text:p>
      <text:p text:style-name="P4">
— Укрінформ.: </text:p>
      <text:p text:style-name="P4">
Images: ['<text:a xlink:type="simple" xlink:href="https://static.ukrinform.com/photos/2018_06/thumb_files/630_360_1529652981-9517.jpg" text:style-name="Internet_20_link" text:visited-style-name="Visited_20_Internet_20_Link">
630_360_15296...</text:a>
']</text:p>
      <text:p text:style-name="P4">
Tags: ['Дефіцит', 'Шмигаль', 'Пальне', 'Єдині новини']</text:p>
      <text:p text:style-name="P4">
Type: Article</text:p>
      <!--METADATA-->
      <text:p text:style-name="P4">
<draw:frame draw:style-name="fr1" draw:name="Image120" text:anchor-type="as-char" svg:width="6.9236in" svg:height="3.956343in" draw:z-index="0">
<draw:image xlink:href="../Images/yкринформ/2023-07-05T17-32-00-03-00/630_360_1529652981-9517.jpg" xlink:type="simple" xlink:show="embed" xlink:actuate="onLoad" draw:mime-type="image/jpeg"/>
</draw:frame>
There will be no deficit in Ukraine, the situation is controlled.</text:p>
      <text:p text:style-name="P4">
Prime Minister Denis Schmigal said this on the air of the Uninity, Ukrinform correspondent reports.</text:p>
      <text:p text:style-name="P4">
“Today, there is no fuel deficit in Europe nor in Ukraine. There will be no deficit in projections. That is, we expect a calm situation of the fuel market, ”Shmigal said.</text:p>
      <text:p text:style-name="P4">
According to him, this issue was discussed at the Meeting of the Ministry of Economy of key networks that trade diesel and gasoline.</text:p>
      <text:p text:style-name="P4">
“Therefore, we see a peaceful market situation with normal supply and selling machine and gasoline. We do not expect a shortage, ”the head of government added.</text:p>
      <text:p text:style-name="P4">
<text:span text:style-name="T4">
 Read also: </text:span>
 <text:a xlink:type="simple" xlink:href="https://www.ukrinform.ua/rubric-economy/3731762-cini-na-palne-u-merezah-azs-prodovzuut-zrostati.html" text:style-name="Internet_20_link" text:visited-style-name="Visited_20_Internet_20_Link">
fuel prices in gas station networks continue to grow</text:a>
It was reported that in the spring of 2022 there was a shortage of fuel materials. Authorities agreed with the world's largest companies on supply <text:a xlink:type="simple" xlink:href="https://www.ukrinform.ua/tag-benzin" text:style-name="Internet_20_link" text:visited-style-name="Visited_20_Internet_20_Link">
gasoline</text:a>
and diesel doc.</text:p>
      <text:p text:style-name="P4">
News Source: <text:a xlink:type="simple" xlink:href="https://www.ukrinform.ua/rubric-economy/3731890-v-ukraini-ne-bude-deficitu-palnogo-smigal.html" text:style-name="Internet_20_link" text:visited-style-name="Visited_20_Internet_20_Link">
https://www.ukrinform.ua/rubric-economy/3731890-v-ukraini-ne-bude-deficitu-palnogo-smigal.html</text:a>
</text:p>
      <!--NEWS-->
      <text:h text:style-name="P10" text:outline-level="1">
<text:span text:style-name="T4">
Svitolina Ukrainian Match on Wimbledon was moved through the rain</text:span>
</text:h>
      <text:p text:style-name="P4">
Authors: Ukrinform (Person)</text:p>
      <text:p text:style-name="P4">
Publisher: Укринформ (Organization)</text:p>
      <text:p text:style-name="P4">
Published Time: 2023-07-05T17:34:01+03:00</text:p>
      <text:p text:style-name="P4">
Modified Time: 2023-07-05T17:34:01+03:00</text:p>
      <text:p text:style-name="P4">
Description: The match of the Ukrainian tennis player Elina Svitolina ( # 76 WTA) in the second circle on Wimbledon was moved. - Ukrinform.</text:p>
      <text:p text:style-name="P4">
Images: ['<text:a xlink:type="simple" xlink:href="https://static.ukrinform.com/photos/2023_07/thumb_files/630_360_1688567578-110.jpg" text:style-name="Internet_20_link" text:visited-style-name="Visited_20_Internet_20_Link">
630_360_16885...</text:a>
']</text:p>
      <text:p text:style-name="P4">
Tags: ['Світоліна', 'Теніс', 'Вімблдон']</text:p>
      <text:p text:style-name="P4">
Type: Article</text:p>
      <!--METADATA-->
      <text:p text:style-name="P4">
<draw:frame draw:style-name="fr1" draw:name="Image121" text:anchor-type="as-char" svg:width="6.9236in" svg:height="3.956343in" draw:z-index="0">
<draw:image xlink:href="../Images/yкринформ/2023-07-05T17-34-01-03-00/630_360_1688567578-110.jpg" xlink:type="simple" xlink:show="embed" xlink:actuate="onLoad" draw:mime-type="image/jpeg"/>
</draw:frame>
Elina Svitolina's match of Ukrainian tennis player(№76 WTA)In the second circle on Wimbledon was moved.</text:p>
      <text:p text:style-name="P4">
On June 5, the Ukrainian had a meeting against Belgium representative Elizimente(WTA №28), however, the match was canceled through the rain, reports <text:a xlink:type="simple" xlink:href="https://ua.tribuna.com/uk/tennis/1000000078702-svitolina-sygraet-protiv-mertens-vo-vtorom-kruge-uimbldo/" text:style-name="Internet_20_link" text:visited-style-name="Visited_20_Internet_20_Link">
tribuna.com</text:a>
, reports Ukrinform.</text:p>
      <text:p text:style-name="P4">
The meeting is likely to take place on July 6.</text:p>
      <text:p text:style-name="P4">
Svitolina leads to personal meetings with a score of 3-2.</text:p>
      <text:p text:style-name="P4">
<text:span text:style-name="T4">
 Read also: </text:span>
 <text:a xlink:type="simple" xlink:href="https://www.ukrinform.ua/rubric-sports/3731711-svitolina-i-stahovskij-organizuut-v-ukraini-seriu-ditacih-turniriv.html" text:style-name="Internet_20_link" text:visited-style-name="Visited_20_Internet_20_Link">
Svitolina and Stakhovsky organize a series of tournaments in Ukraine</text:a>
As it was reported, at the start, the Ukrainian beat Vinus Williams(6:4, 6:3).</text:p>
      <text:p text:style-name="P4">
Фото: Getty Images</text:p>
      <text:p text:style-name="P4">
News Source: <text:a xlink:type="simple" xlink:href="https://www.ukrinform.ua/rubric-sports/3731891-matc-ukrainki-svitolinoi-na-vimbldoni-perenesli-cerez-dos.html" text:style-name="Internet_20_link" text:visited-style-name="Visited_20_Internet_20_Link">
https://www.ukrinform.ua/rubric-sports/3731891-matc-ukrainki-svitolinoi-na-vimbldoni-perenesli-cerez-dos.html</text:a>
</text:p>
      <!--NEWS-->
      <text:h text:style-name="P10" text:outline-level="1">
<text:span text:style-name="T4">
Georgia's ambassador confirmed that he would leave Ukraine because of the Saakashvili situation</text:span>
</text:h>
      <text:p text:style-name="P4">
Authors: Ukrinform (Person)</text:p>
      <text:p text:style-name="P4">
Publisher: Укринформ (Organization)</text:p>
      <text:p text:style-name="P4">
Published Time: 2023-07-05T17:37:00+03:00</text:p>
      <text:p text:style-name="P4">
Modified Time: 2023-07-05T23:37:00+03:00</text:p>
      <text:p text:style-name="P4">
Description: Georgia Ambassador to Ukraine Georgy Zakarashvili spoke about calling the Ministry of Foreign Affairs in Kiev the day before because of the health situation of former Georgian President Mikhail Saakashvili. - Ukrinform.</text:p>
      <text:p text:style-name="P4">
Images: ['<text:a xlink:type="simple" xlink:href="https://static.ukrinform.com/photos/2023_07/thumb_files/630_360_1688590824-295.jpg" text:style-name="Internet_20_link" text:visited-style-name="Visited_20_Internet_20_Link">
630_360_16885...</text:a>
']</text:p>
      <text:p text:style-name="P4">
Tags: ['Грузія', 'Посол', 'Саакашвілі', 'Україна']</text:p>
      <text:p text:style-name="P4">
Type: Article</text:p>
      <!--METADATA-->
      <text:p text:style-name="P4">
<draw:frame draw:style-name="fr1" draw:name="Image122" text:anchor-type="as-char" svg:width="6.9236in" svg:height="3.956343in" draw:z-index="0">
<draw:image xlink:href="../Images/yкринформ/2023-07-05T17-37-00-03-00/630_360_1688590824-295.jpg" xlink:type="simple" xlink:show="embed" xlink:actuate="onLoad" draw:mime-type="image/jpeg"/>
</draw:frame>
The Ambassador in Ukraine Georgy Zakarashvili spoke about calling the ministries in Kyiv the day before due to the situation with the health of the healthy Georgian President Mikhail Saakashvili.</text:p>
      <text:p text:style-name="P4">
About it reports <text:a xlink:type="simple" xlink:href="https://www.interpressnews.ge/ka/article/762828-elchi-ukrainul-mxares-ganemarta-rom-motxovna-da-sheshpoteba-romelic-dapiksirebulia-mixeil-saakashviltan-dakavshirebit-ar-sheesabameba-sinamdviles-es-movlena-xels-ushlis-ormxrivi-urtiertobebis-ganvitarebas-da-kmnis-garkveul-problemebs" text:style-name="Internet_20_link" text:visited-style-name="Visited_20_Internet_20_Link">
Interpressnews</text:a>
, reports Ukrinform.</text:p>
      <text:p text:style-name="P4">
The Georgian Ambassador confirmed that in the Ministry of Foreign Affairs of Ukraine he met with the deputy minister who asked him to leave the country within 48 hours for consultations on the issue <text:span text:style-name="T4">
 <text:a xlink:type="simple" xlink:href="https://www.ukrinform.ua/tag-saakasvili" text:style-name="Internet_20_link" text:visited-style-name="Visited_20_Internet_20_Link">
Saakashvili</text:a>
</text:span>
.</text:p>
      <text:p text:style-name="P4">
"Of course, we agreed, because it was the requirement and request of the President of Ukraine," Zakarashvili explained.</text:p>
      <text:p text:style-name="P4">
<text:span text:style-name="T4">
 Read also: </text:span>
 <text:span text:style-name="T4">
 <text:a xlink:type="simple" xlink:href="https://www.ukrinform.ua/rubric-polytics/3731771-u-pravlacij-partii-gruzii-viklucaut-budaki-konsultacii-z-ukrainou-sodo-saakasvili.html" text:style-name="Internet_20_link" text:visited-style-name="Visited_20_Internet_20_Link">
in the ruling Party of Georgia exclude any consultations with Ukraine on Saakashvili</text:a>
</text:span>
</text:p>
      <text:p text:style-name="P4">
He added that he explained to Kiev the official position of Tbilisi, in particular the denial of a hearing attitude towards Georgia's expansion.</text:p>
      <text:p text:style-name="P4">
"It is stated that, of course, this event interferes with the development of bilateral relations and, accordingly, creates certain problems, in particular for communication," - said Diplomat, adding that Georgia will continue the support of Ukraine in its war of antipiaria.</text:p>
      <text:p text:style-name="P4">
<text:span text:style-name="T4">
 Read also: </text:span>
 <text:span text:style-name="T4">
 <text:a xlink:type="simple" xlink:href="https://www.ukrinform.ua/rubric-world/3731253-sandu-zaklikala-vladu-gruzii-vidpustiti-saakasvili-za-kordon.html" text:style-name="Internet_20_link" text:visited-style-name="Visited_20_Internet_20_Link">
Sandu called Georgia to release Saakashvili abroad</text:a>
</text:span>
</text:p>
      <text:p text:style-name="P4">
As reported by Ukrinform, on Monday, July 3, _ <text:span text:style-name="T4">
 <text:a xlink:type="simple" xlink:href="https://www.ukrinform.ua/rubric-world/3730914-saakasvili-vistupiv-u-sudi-onlajn-i-pokazav-v-akomu-vin-stani.html" text:style-name="Internet_20_link" text:visited-style-name="Visited_20_Internet_20_Link">
Saakashvili was present Uonline format at a court hearing</text:a>
</text:span>
 _. He demonstrated how much he is lost during the hospital.</text:p>
      <text:p text:style-name="P4">
President Volodymyr Zelenskyy _ *<text:span text:style-name="T5">
 <text:a xlink:type="simple" xlink:href="https://www.ukrinform.ua/rubric-polytics/3731009-zelenskij-doruciv-viklikati-posla-gruzii-do-mzs-i-visloviti-protest-cerez-stan-saakasvili.html" text:style-name="Internet_20_link" text:visited-style-name="Visited_20_Internet_20_Link">
expressed indignation by the actions of Georgian power</text:a>
</text:span>
!</text:p>
      <text:p text:style-name="P4">
News Source: <text:a xlink:type="simple" xlink:href="https://www.ukrinform.ua/rubric-polytics/3732024-posol-gruzii-pidtverdiv-so-viide-z-ukraini-cerez-situaciu-iz-saakasvili.html" text:style-name="Internet_20_link" text:visited-style-name="Visited_20_Internet_20_Link">
https://www.ukrinform.ua/rubric-polytics/3732024-posol-gruzii-pidtverdiv-so-viide-z-ukraini-cerez-situaciu-iz-saakasvili.html</text:a>
</text:p>
      <!--NEWS-->
      <text:h text:style-name="P10" text:outline-level="1">
<text:span text:style-name="T4">
Zelensky discussed with President Guinea-Bisau Destructive actions of Wagner PEC in Africa</text:span>
</text:h>
      <text:p text:style-name="P4">
Authors: Ukrinform (Person)</text:p>
      <text:p text:style-name="P4">
Publisher: Укринформ (Organization)</text:p>
      <text:p text:style-name="P4">
Published Time: 2023-07-05T17:40:00+03:00</text:p>
      <text:p text:style-name="P4">
Modified Time: 2023-07-05T17:40:00+03:00</text:p>
      <text:p text:style-name="P4">
Description: President Volodymyr Zelensky discussed with President Guinea-Bisau Umar Sisok, the situation on the battlefield, as well as an attempt to rebellion of Wagner PEC in Russia and its destructive activity in Africa. - Ukrinform.</text:p>
      <text:p text:style-name="P4">
Images: ['<text:a xlink:type="simple" xlink:href="https://static.ukrinform.com/photos/2022_11/thumb_files/630_360_1668016045-783.jpeg" text:style-name="Internet_20_link" text:visited-style-name="Visited_20_Internet_20_Link">
630_360_16680...</text:a>
']</text:p>
      <text:p text:style-name="P4">
Tags: ['Африка', 'ПВК "Вагнера"', 'Зеленський', 'Війна з Росією']</text:p>
      <text:p text:style-name="P4">
Type: Article</text:p>
      <!--METADATA-->
      <text:p text:style-name="P4">
<draw:frame draw:style-name="fr1" draw:name="Image123" text:anchor-type="as-char" svg:width="6.9236in" svg:height="3.956343in" draw:z-index="0">
<draw:image xlink:href="../Images/yкринформ/2023-07-05T17-40-00-03-00/630_360_1668016045-783.jpeg" xlink:type="simple" xlink:show="embed" xlink:actuate="onLoad" draw:mime-type="image/jpeg"/>
</draw:frame>
The Presidential Division of Zelensky discussed with President Guinea-Bisau Umaru Sisok Embalosis on the battlefield, as well as an attempt to rebellion of Wagner PEC in Russia and its destructive activity in Africa.</text:p>
      <text:p text:style-name="P4">
This was reported by the head of the Ukrainian state in <text:a xlink:type="simple" xlink:href="https://t.me/V_Zelenskiy_official/6858" text:style-name="Internet_20_link" text:visited-style-name="Visited_20_Internet_20_Link">
telegram</text:a>
, reports Ukrinform.</text:p>
      <text:p text:style-name="P4">
“He had a subject telephone conversation with Guinea-Bisau President Umaru Sisokambalo. I thank you for the support of Ukraine's sovereignty and territorial integrity. I informed about the situation on the battlefield. They discussed the consequences of attempting to rebellion of the so -called Wagner group and its destructive activity in African countries, ”said <text:a xlink:type="simple" xlink:href="https://www.ukrinform.ua/tag-zelenskij" text:style-name="Internet_20_link" text:visited-style-name="Visited_20_Internet_20_Link">
Zelensky</text:a>
.</text:p>
      <text:p text:style-name="P4">
*!(https://www.ukrinform.ua/rubric-ato/3731817-rosia-planue-vidpraviti-v-ukrainu-bilse-cecenciv-ta-vazniv-zamist-vagnerivciv-bloomberg.html)The presidents also agreed to strengthen the interaction and contacts of Ukraine-Guinea-Bisau at both bilateral and multilateral levels.</text:p>
      <text:p text:style-name="P4">
<text:span text:style-name="T4">
 Read also: </text:span>
 <text:a xlink:type="simple" xlink:href="https://www.ukrinform.ua/rubric-ato/3731386-u-rozvidci-vvazaut-so-prigozin-u-bilorusi-buvatime-ale-ne-bazuvatimetsa.html" text:style-name="Internet_20_link" text:visited-style-name="Visited_20_Internet_20_Link">
In intelligence believes that Prigogine in Belarus will be, Alena will be based</text:a>
As it was reported, President of Guinea-Bisau Umar Sisok Embalo was a visit in Ukraine on October 26, 2022.</text:p>
      <text:p text:style-name="P4">
<text:span text:style-name="T5">
Foto: op</text:span>
</text:p>
      <text:p text:style-name="P4">
News Source: <text:a xlink:type="simple" xlink:href="https://www.ukrinform.ua/rubric-polytics/3731895-zelenskij-obgovoriv-iz-prezidentom-gvineibisau-destruktivni-dii-pvk-vagner-v-africi.html" text:style-name="Internet_20_link" text:visited-style-name="Visited_20_Internet_20_Link">
https://www.ukrinform.ua/rubric-polytics/3731895-zelenskij-obgovoriv-iz-prezidentom-gvineibisau-destruktivni-dii-pvk-vagner-v-africi.html</text:a>
</text:p>
      <!--NEWS-->
      <text:h text:style-name="P10" text:outline-level="1">
<text:span text:style-name="T4">
In Scotland, the royal valuables of Charles III are handed</text:span>
</text:h>
      <text:p text:style-name="P4">
Authors: Ukrinform (Person)</text:p>
      <text:p text:style-name="P4">
Publisher: Укринформ (Organization)</text:p>
      <text:p text:style-name="P4">
Published Time: 2023-07-05T17:41:00+03:00</text:p>
      <text:p text:style-name="P4">
Modified Time: 2023-07-05T17:41:00+03:00</text:p>
      <text:p text:style-name="P4">
Description: In Scottish Edinburgh, a gait began on the occasion of the Scottish Crown valuable ceremony to the new King of the United Kingdom Charles III. - Ukrinform.</text:p>
      <text:p text:style-name="P4">
Images: ['<text:a xlink:type="simple" xlink:href="https://static.ukrinform.com/photos/2023_07/thumb_files/630_360_1688567997-749.jpg" text:style-name="Internet_20_link" text:visited-style-name="Visited_20_Internet_20_Link">
630_360_16885...</text:a>
']</text:p>
      <text:p text:style-name="P4">
Tags: ['Британія', 'Король', 'Шотландія', 'Чарльз ІІІ']</text:p>
      <text:p text:style-name="P4">
Type: Article</text:p>
      <!--METADATA-->
      <text:p text:style-name="P4">
<draw:frame draw:style-name="fr1" draw:name="Image124" text:anchor-type="as-char" svg:width="6.9236in" svg:height="3.956343in" draw:z-index="0">
<draw:image xlink:href="../Images/yкринформ/2023-07-05T17-41-00-03-00/630_360_1688567997-749.jpg" xlink:type="simple" xlink:show="embed" xlink:actuate="onLoad" draw:mime-type="image/jpeg"/>
</draw:frame>
The Weszitland Edinburgh began on the occasion of the Scottish Crown Ceremony to the New King of the United Kingdom Charles III.</text:p>
      <text:p text:style-name="P4">
About it reports <text:a xlink:type="simple" xlink:href="https://www.bbc.com/news/uk-scotland-66098124" text:style-name="Internet_20_link" text:visited-style-name="Visited_20_Internet_20_Link">
BBC</text:a>
, reports Ukrinform.</text:p>
      <text:p text:style-name="P4">
<text:a xlink:type="simple" xlink:href="https://www.ukrinform.ua/tag-britania" text:style-name="Internet_20_link" text:visited-style-name="Visited_20_Internet_20_Link">
British</text:a>
The monarch on Wednesday will receive the Corporal, the Scypress and the State Sword, which are part of the royal regalia.</text:p>
      <text:p text:style-name="P4">
The crown, which will be transferred to Charles III, was made for King Jacob V, the monarch wore it for the first time in 1540. Gold and silver decoration, inlaid with 94 pearls and 43 precious stones, weighing more than 1.5 kilogram.</text:p>
      <text:p text:style-name="P4">
The origin of the scepter is definitely unknown - perhaps it was a gift of Kolyuyakov IV from the Pope.</text:p>
      <text:p text:style-name="P4">
At the National Thanksgiving Service at St. Gimele Cathedral, a New Mech, named after Queen Elizabeth II, is presented.</text:p>
      <text:p text:style-name="P4">
<text:span text:style-name="T4">
 Read also: </text:span>
(https://www.ukrinform.ua/rubric-world/3729810-korol-britanii-otrimae-novij-mec-na-ceremonii-v-sotlandii.html)The stone of fate, which was involved in the coronation of Charles III in London on May 6, will also be sent for worship.</text:p>
      <text:p text:style-name="P4">
More than 700 servicemen of the royal fleet, the British army and the royal military-air forces also took part in the course.</text:p>
      <text:p text:style-name="P4">
After a 21 gun salute is launched from the Edinburgh Castle, the royal procession will return to the Gorudhaus Palace. The completion of the ceremony will be a span of a group of aircraft of the royal Air Force "Red Arrows" over the audience.</text:p>
      <text:p text:style-name="P4">
<text:span text:style-name="T4">
 Read also: </text:span>
 <text:a xlink:type="simple" xlink:href="https://www.ukrinform.ua/rubric-world/3724185-u-britanii-tisaci-ludej-prijsli-na-parad-do-dna-narodzenna-korola.html" text:style-name="Internet_20_link" text:visited-style-name="Visited_20_Internet_20_Link">
in Britain, thousands of people came to the parade to the birthday of the king</text:a>
According to Ukrinform, the honors of Scotland are traditionally awarded to the British monks after the coronation.</text:p>
      <text:p text:style-name="P4">
May 6 in Westminster Abbey in London [Charles III ceremony was held(https://www.ukrinform.ua/rubric-world/3705865-koronacia-74ricnogo-carlza-iii-najtrivalise-ocikuvanna-tronu-u-britanskij-istorii.html).</text:p>
      <text:p text:style-name="P4">
<text:span text:style-name="T5">
Foto: pa media</text:span>
</text:p>
      <text:p text:style-name="P4">
News Source: <text:a xlink:type="simple" xlink:href="https://www.ukrinform.ua/rubric-world/3731896-u-sotlandii-vrucaut-korolivski-kostovnosti-carlzu-iii.html" text:style-name="Internet_20_link" text:visited-style-name="Visited_20_Internet_20_Link">
https://www.ukrinform.ua/rubric-world/3731896-u-sotlandii-vrucaut-korolivski-kostovnosti-carlzu-iii.html</text:a>
</text:p>
      <!--NEWS-->
      <text:h text:style-name="P10" text:outline-level="1">
<text:span text:style-name="T4">
IT Army of Ukraine blocked the work of online services of the Russian railway</text:span>
</text:h>
      <text:p text:style-name="P4">
Authors: Ukrinform (Person)</text:p>
      <text:p text:style-name="P4">
Publisher: Укринформ (Organization)</text:p>
      <text:p text:style-name="P4">
Published Time: 2023-07-05T17:45:00+03:00</text:p>
      <text:p text:style-name="P4">
Modified Time: 2023-07-05T17:45:00+03:00</text:p>
      <text:p text:style-name="P4">
Description: IT Army of Ukraine has caused interruptions in the work of online services of the Russian Railway (RZHD). The purchase of tickets online via a website or RJD mobile program has become temporarily impossible. - Ukrinform.</text:p>
      <text:p text:style-name="P4">
Images: ['<text:a xlink:type="simple" xlink:href="https://static.ukrinform.com/photos/2023_07/thumb_files/630_360_1688568292-704.jpg" text:style-name="Internet_20_link" text:visited-style-name="Visited_20_Internet_20_Link">
630_360_16885...</text:a>
']</text:p>
      <text:p text:style-name="P4">
Tags: ['IT-технології', 'Залізниця', 'Хакери', 'Війна з Росією']</text:p>
      <text:p text:style-name="P4">
Type: Article</text:p>
      <!--METADATA-->
      <text:p text:style-name="P4">
<draw:frame draw:style-name="fr1" draw:name="Image127" text:anchor-type="as-char" svg:width="6.9236in" svg:height="3.956343in" draw:z-index="0">
<draw:image xlink:href="../Images/yкринформ/2023-07-05T17-45-00-03-00/630_360_1688568292-704.jpg" xlink:type="simple" xlink:show="embed" xlink:actuate="onLoad" draw:mime-type="image/jpeg"/>
</draw:frame>
IT Army of Ukraine caused interruptions in the work of online services of the Russian railway(Russian Railways). В результаті покупка квитків онлайн через вебсайт або мобільну програмуРЖД стала тимчасово неможливою.</text:p>
      <text:p text:style-name="P4">
Про це повідомляє Укрінформ із посиланням на IT Army Of Ukraine у <text:a xlink:type="simple" xlink:href="https://t.me/itarmyofukraine2022/1349" text:style-name="Internet_20_link" text:visited-style-name="Visited_20_Internet_20_Link">
 Телеграмі</text:a>
.</text:p>
      <text:p text:style-name="P4">
“Do you hear? Something trains on Russian swamps are no longer hum. Ticket now? In no way, because offline casses seem to have fallen into a stupor. The terrorist state of stops goes to the chaos station,-the community said <text:a xlink:type="simple" xlink:href="https://www.ukrinform.ua/tag-ittehnologii" text:style-name="Internet_20_link" text:visited-style-name="Visited_20_Internet_20_Link">
IT-professionals</text:a>
From all over the world, which have united after the start of a full-scale invasion and attack the Narisa and Services of the Eight country.</text:p>
      <text:p text:style-name="P4">
It is specified that the operation has confirmed reports from several Russian news resources, including Profile.ru, Izvestia, IA Reghu and 161.ru. These sources have been reported that the RJD online services have undergone mass cyberattacks, which cause inconvenience to users.</text:p>
      <text:p text:style-name="P4">
<text:span text:style-name="T4">
 Read also: </text:span>
 <text:a xlink:type="simple" xlink:href="https://www.ukrinform.ua/rubric-world/3722181-vizvolna-armia-jde-na-krim-hakeri-zlamali-radiostancii-v-rosii.html" text:style-name="Internet_20_link" text:visited-style-name="Visited_20_Internet_20_Link">
"The Liberation Army goes to the Crimea": <text:span text:style-name="T4">
 hackers </text:span>
 Lalahararayrarasradio stations in Russia</text:a>
IT Army of Ukraine is the most powerful community of IT professionals in Ukraine, which means its activities for the depletion of the economy of the aggressor country, creating an interference with the work of important financial, infrastructure, state dealing of large taxpayers, blocking of hostile proofing.</text:p>
      <text:p text:style-name="P4">
News Source: <text:a xlink:type="simple" xlink:href="https://www.ukrinform.ua/rubric-technology/3731900-it-army-of-ukraine-zablokuvala-robotu-onlajnservisiv-rosijskoi-zaliznici.html" text:style-name="Internet_20_link" text:visited-style-name="Visited_20_Internet_20_Link">
https://www.ukrinform.ua/rubric-technology/3731900-it-army-of-ukraine-zablokuvala-robotu-onlajnservisiv-rosijskoi-zaliznici.html</text:a>
</text:p>
      <!--NEWS-->
      <text:h text:style-name="P10" text:outline-level="1">
<text:span text:style-name="T4">
WAKS allowed to continue by October 16 pre -trial investigation in Knyazev's case</text:span>
</text:h>
      <text:p text:style-name="P4">
Authors: Ukrinform (Person)</text:p>
      <text:p text:style-name="P4">
Publisher: Укринформ (Organization)</text:p>
      <text:p text:style-name="P4">
Published Time: 2023-07-05T17:50:27+03:00</text:p>
      <text:p text:style-name="P4">
Modified Time: 2023-07-05T17:50:27+03:00</text:p>
      <text:p text:style-name="P4">
Description: The Supreme Anti -Corruption Court extended until October 16, the period of pre -trial investigation into the Expert of the Supreme Court of Vsevolod Knyazev. - Ukrinform.</text:p>
      <text:p text:style-name="P4">
Images: ['<text:a xlink:type="simple" xlink:href="https://static.ukrinform.com/photos/2023_05/thumb_files/630_360_1684421361-279.jpg" text:style-name="Internet_20_link" text:visited-style-name="Visited_20_Internet_20_Link">
630_360_16844...</text:a>
']</text:p>
      <text:p text:style-name="P4">
Tags: ['Князєв', 'Корупція', 'Вищий антикорупційний суд']</text:p>
      <text:p text:style-name="P4">
Type: Article</text:p>
      <!--METADATA-->
      <text:p text:style-name="P4">
<draw:frame draw:style-name="fr1" draw:name="Image128" text:anchor-type="as-char" svg:width="6.9236in" svg:height="3.956343in" draw:z-index="0">
<draw:image xlink:href="../Images/yкринформ/2023-07-05T17-50-27-03-00/630_360_1684421361-279.jpg" xlink:type="simple" xlink:show="embed" xlink:actuate="onLoad" draw:mime-type="image/jpeg"/>
</draw:frame>
The High Anti -Corruption Court extended until October 16, the term of the pre -trial investigation of the Competition of the Expert of the Supreme Court of Vsevolod Knyazev.</text:p>
      <text:p text:style-name="P4">
According to Ukrinform, Wax reports in <text:a xlink:type="simple" xlink:href="https://t.me/hcacofficial/3020" text:style-name="Internet_20_link" text:visited-style-name="Visited_20_Internet_20_Link">
telegram</text:a>
.</text:p>
      <text:p text:style-name="P4">
“On July 5, the investigating judge <text:a xlink:type="simple" xlink:href="https://www.ukrinform.ua/tag-visij-antikorupcijnij-sud" text:style-name="Internet_20_link" text:visited-style-name="Visited_20_Internet_20_Link">
High Anti -Corruption Court</text:a>
Partially satisfying the NABU detective and continued for 5 months, that is, until October 16, a term investigation into the case on suspicion of the former chairman of the High Court and the lawyer, ”the message reads.</text:p>
      <text:p text:style-name="P4">
The expert of the Armed Forces is suspected of committing a criminal offense under Part 3 of Art. 28 h. 4 Art. 368 of the Criminal Code of Ukraine, Aabover - under Part 5 of Art. 27 h. 3 Art. 28 h. 4 Art. 368 of the Criminal Code of Ukraine.</text:p>
      <text:p text:style-name="P4">
<text:span text:style-name="T4">
 Read also: </text:span>
 <text:a xlink:type="simple" xlink:href="https://www.ukrinform.ua/rubric-society/3731832-do-vrp-ne-nadhodilo-klopotanna-pro-vidstoronenna-knazeva-vid-zdijsnenna-pravosudda.html" text:style-name="Internet_20_link" text:visited-style-name="Visited_20_Internet_20_Link">
<text:span text:style-name="T4">
 GRP </text:span>
 Not <text:span text:style-name="T4">
 received </text:span>
 <text:span text:style-name="T4">
 </text:span>
 petition <text:span text:style-name="T4">
 </text:span>
 about <text:span text:style-name="T4">
<text:span text:style-name="T5">
* Removal </text:span>
* </text:span>
 <text:span text:style-name="T4">
 Knyazeva </text:span>
 <text:span text:style-name="T4">
 </text:span>
 from <text:span text:style-name="T4">
 </text:span>
 <text:span text:style-name="T4">
 </text:span>
 <text:span text:style-name="T4">
 </text:span>
 <text:span text:style-name="T4">
 *justice</text:span>
</text:a>
As reported by Ukrinform, on May 18, the High Council of Justice satisfied the submission of a specialized Anti -Corruption Prosecutor's Office to grant a permit for keeping under the guards of the expert of the Supreme Court of Knyazev.</text:p>
      <text:p text:style-name="P4">
Earlier, May 15, <text:a xlink:type="simple" xlink:href="https://www.ukrinform.ua/rubric-society/3709683-nabu-i-sap-vikrili-masstabnu-korupciu-u-verhovnomu-sudi.html" text:style-name="Internet_20_link" text:visited-style-name="Visited_20_Internet_20_Link">
NABU and SAPs declared the scheme of obtaining the right benefit</text:a>
the management and judges of the vengeance court. Law enforcement officers detained the head of the Knyazev Armed Forces and seized 2.7 million.</text:p>
      <text:p text:style-name="P4">
On May 16, 2023, during the Plenum of the Supreme Court, 140 judges <text:a xlink:type="simple" xlink:href="https://www.ukrinform.ua/rubric-society/3710076-suddi-verhovnogo-sudu-progolosuvali-za-vislovlenna-nedoviri-knazevu.html" text:style-name="Internet_20_link" text:visited-style-name="Visited_20_Internet_20_Link">
supported the distrust of the current chairman of the VS Knyazev</text:a>
in. The judges also approved the resolution of the Plenum of the Armed Forces on the termination of the powers of the chairman of the Armed Forces of the Armed Forces.</text:p>
      <text:p text:style-name="P4">
News Source: <text:a xlink:type="simple" xlink:href="https://www.ukrinform.ua/rubric-society/3731901-vaks-dozvoliv-prodovziti-do-16-zovtna-dosudove-rozsliduvanna-u-spravi-knazeva.html" text:style-name="Internet_20_link" text:visited-style-name="Visited_20_Internet_20_Link">
https://www.ukrinform.ua/rubric-society/3731901-vaks-dozvoliv-prodovziti-do-16-zovtna-dosudove-rozsliduvanna-u-spravi-knazeva.html</text:a>
</text:p>
      <!--NEWS-->
      <text:h text:style-name="P10" text:outline-level="1">
<text:span text:style-name="T4">
Ukrenergo calls from 16:00 to 23:00 not to use air conditioning</text:span>
</text:h>
      <text:p text:style-name="P4">
Authors: Ukrinform (Person)</text:p>
      <text:p text:style-name="P4">
Publisher: Укринформ (Organization)</text:p>
      <text:p text:style-name="P4">
Published Time: 2023-07-05T17:52:55+03:00</text:p>
      <text:p text:style-name="P4">
Modified Time: 2023-07-05T17:52:55+03:00</text:p>
      <text:p text:style-name="P4">
Description: Ukrenergo NEC recommends that Ukrainians reduce consumption in peak hours, as it is in repair in some energy facilities. - Ukrinform.</text:p>
      <text:p text:style-name="P4">
Images: ['<text:a xlink:type="simple" xlink:href="https://static.ukrinform.com/photos/2018_05/thumb_files/630_360_1527574112-6565.jpg" text:style-name="Internet_20_link" text:visited-style-name="Visited_20_Internet_20_Link">
630_360_15275...</text:a>
']</text:p>
      <text:p text:style-name="P4">
Tags: ['Електроенергія', 'Спека', 'Укренерго', 'Побутова техніка']</text:p>
      <text:p text:style-name="P4">
Type: Article</text:p>
      <!--METADATA-->
      <text:p text:style-name="P4">
<draw:frame draw:style-name="fr1" draw:name="Image129" text:anchor-type="as-char" svg:width="6.9236in" svg:height="3.956343in" draw:z-index="0">
<draw:image xlink:href="../Images/yкринформ/2023-07-05T17-52-55-03-00/630_360_1527574112-6565.jpg" xlink:type="simple" xlink:show="embed" xlink:actuate="onLoad" draw:mime-type="image/jpeg"/>
</draw:frame>
Ukrenergo NEC recommends that Ukrainians reduce consumption in peak hours, as the time of energy facilities is in repair.</text:p>
      <text:p text:style-name="P4">
About it reports Ukrinform with reference to the company's press service in <text:a xlink:type="simple" xlink:href="http://t.me/Ukrenergo/2173" text:style-name="Internet_20_link" text:visited-style-name="Visited_20_Internet_20_Link">
telegram</text:a>
.</text:p>
      <text:p text:style-name="P4">
“The houses are actively buzzing, and the monitors of dispatcherivukrnergo are rapidly growing on consumption. As of 4:00 pm, we have already crossed the evening maximum consumption for yesterday. Electricity production should grow to ensure such a different demand raise. But the possibilities of power plants are now limited, ”the message reads.</text:p>
      <text:p text:style-name="P4">
It is noted that many units of thermal and hydroelectric power plants are not operated due to damage or stopped for repairs. Also, the planned repairs required for their operation in winter are also underway.</text:p>
      <text:p text:style-name="P4">
*!(https://www.ukrinform.ua/rubric-economy/3730927-situacia-na-zaes-zalisaetsa-vrazlivou-popri-pidklucenna-do-rezervnoi-linii-magate.html)Ukrenergo is convinced that every Ukrainian can help the energy of simple plants by reducing consumption.</text:p>
      <text:p text:style-name="P4">
To do this in the evening hours(from 16:00 to 23:00)Try to use the air conditioner or use it in an energy efficient mode without cooling the room below 23˚C. Also, if possible, you should reduce 16:00 to 23:00 use the electric kettle and iron.</text:p>
      <text:p text:style-name="P4">
In addition, the use of powerful devices should be moved(washing machine, boiler)at night, use them alternately to distribute the load;</text:p>
      <text:p text:style-name="P4">
<text:span text:style-name="T4">
 Read also: </text:span>
 <text:a xlink:type="simple" xlink:href="https://www.ukrinform.ua/rubric-economy/3730972-v-uradi-proveli-naradu-sodo-pidgotovki-do-osinnozimovogo-sezonu.html" text:style-name="Internet_20_link" text:visited-style-name="Visited_20_Internet_20_Link">
in the government held a meeting on preparation for the autumn-winter season</text:a>
As it was reported, NEC “<text:a xlink:type="simple" xlink:href="https://www.ukrinform.ua/tag-ukrenergo" text:style-name="Internet_20_link" text:visited-style-name="Visited_20_Internet_20_Link">
Ukrenergo</text:a>
»Actively continues to restore energy infrastructure, damaged by the result of Russian shelling. The company has already performed about 50-60% of the out-planned volume of work on its own networks.</text:p>
      <text:p text:style-name="P4">
News Source: <text:a xlink:type="simple" xlink:href="https://www.ukrinform.ua/rubric-economy/3731902-ukrenergo-zaklikae-z-1600-do-2300-ne-koristuvatisa-kondicionerom.html" text:style-name="Internet_20_link" text:visited-style-name="Visited_20_Internet_20_Link">
https://www.ukrinform.ua/rubric-economy/3731902-ukrenergo-zaklikae-z-1600-do-2300-ne-koristuvatisa-kondicionerom.html</text:a>
</text:p>
      <!--NEWS-->
      <text:h text:style-name="P10" text:outline-level="1">
<text:span text:style-name="T4">
General Staff: Russians are most actively transferring equipment and soldiers to Zaporozhye and Donetsk region</text:span>
</text:h>
      <text:p text:style-name="P4">
Authors: Ukrinform (Person)</text:p>
      <text:p text:style-name="P4">
Publisher: Укринформ (Organization)</text:p>
      <text:p text:style-name="P4">
Published Time: 2023-07-05T17:57:00+03:00</text:p>
      <text:p text:style-name="P4">
Modified Time: 2023-07-05T17:57:00+03:00</text:p>
      <text:p text:style-name="P4">
Description: Russian troops are most actively transferring equipment and personnel to the temporarily occupied territories of Zaporizhzhya and Donetsk regions. - Ukrinform.</text:p>
      <text:p text:style-name="P4">
Images: ['<text:a xlink:type="simple" xlink:href="https://static.ukrinform.com/photos/2023_07/thumb_files/630_360_1688468108-702.jpg" text:style-name="Internet_20_link" text:visited-style-name="Visited_20_Internet_20_Link">
630_360_16884...</text:a>
']</text:p>
      <text:p text:style-name="P4">
Tags: ['Донеччина', 'Запоріжжя', 'Війна з Росією', 'Громов']</text:p>
      <text:p text:style-name="P4">
Type: Article</text:p>
      <!--METADATA-->
      <text:p text:style-name="P4">
<draw:frame draw:style-name="fr1" draw:name="Image130" text:anchor-type="as-char" svg:width="6.9236in" svg:height="3.956343in" draw:z-index="0">
<draw:image xlink:href="../Images/yкринформ/2023-07-05T17-57-00-03-00/630_360_1688468108-702.jpg" xlink:type="simple" xlink:show="embed" xlink:actuate="onLoad" draw:mime-type="image/jpeg"/>
</draw:frame>
Ruskivskaya is most actively transferred to equipment and personnel to the temporary -heated territories of Zaporizhzhya and Donetsk regions.</text:p>
      <text:p text:style-name="P4">
The deputy chief of the Main Operational Administration of the General Staff of the Armed Forces of Ukraine Brigade General Alexei Gromov told in <text:a xlink:type="simple" xlink:href="https://www.ukrinform.ua/rubric-ato/3731271-oleksij-gromov-zastupnik-nacalnika-golovnogo-operativnogo-upravlinna-genstabu-zsu.html" text:style-name="Internet_20_link" text:visited-style-name="Visited_20_Internet_20_Link">
interview Ukrinform</text:a>
.</text:p>
      <text:p text:style-name="P4">
He noted that the tactics of the enemy had not undergone significant changes. According to the Brigade General, the Russian units are assault to displace the Ukrainian troops from the positions. Wagner PVC units have been replaced by regular units of regular <text:a xlink:type="simple" xlink:href="https://www.ukrinform.ua/tag-rosijski-vijskovi" text:style-name="Internet_20_link" text:visited-style-name="Visited_20_Internet_20_Link">
troops of the Russian Federation</text:a>
. The enemy actively uses the artillery, assault and army aviation. It comes with small units to the mouth, usually without combat equipment. In some cases, the rooted units are intensified by tanks.</text:p>
      <text:p text:style-name="P4">
"The most active enemy throws equipment and live power to the occupied territories of the Zaporozhye and Donetsk regions in order to reflect the offensive of the Defense Forces of Ukraine. , - emphasized the deputy chief of the main operational management of the General Staff of the Armed Forces of Ukraine.</text:p>
      <text:p text:style-name="P4">
In this context, Gromov stated that by destroying the Kakhovsk hydroelectric power station, the Russian -enchantments intended to stop the offensive of the Ukrainian troops, but achieved a protruding effect. “A wave from the shredded dam, among other things, washed away the first -defense line of the invaders along the left bank of the Dnieper River. And the purely Zaporizhnya point of view, this crime could not lead to the destruction of our plans. The weapons forces of Ukraine have sufficiently prepared units, provided in the modern weapons and military equipment, including for the forcing of water obstacles, ”he argued.</text:p>
      <text:p text:style-name="P4">
<text:span text:style-name="T4">
 Read also: </text:span>
 <text:a xlink:type="simple" xlink:href="https://www.ukrinform.ua/rubric-ato/3731704-kreml-planue-dodatkovo-nabrati-do-rosijskoi-armii-blizko-500-tisac-osib-gromov.html" text:style-name="Internet_20_link" text:visited-style-name="Visited_20_Internet_20_Link">
Kremlin plans to recruit 500 thousand people in the Russian Army - <text:span text:style-name="T4">
 Gromov </text:span>
</text:a>
The brigade general emphasized that the Ukrainian troops step by step perform the task of liberation from Russian invaders throughout the territory of Ukraine.</text:p>
      <text:p text:style-name="P4">
News Source: <text:a xlink:type="simple" xlink:href="https://www.ukrinform.ua/rubric-ato/3731744-rosiani-najaktivnise-perekidaut-tehniku-i-soldativ-na-zaporizza-ta-doneccinu-genstab.html" text:style-name="Internet_20_link" text:visited-style-name="Visited_20_Internet_20_Link">
https://www.ukrinform.ua/rubric-ato/3731744-rosiani-najaktivnise-perekidaut-tehniku-i-soldativ-na-zaporizza-ta-doneccinu-genstab.html</text:a>
</text:p>
      <!--NEWS-->
      <text:h text:style-name="P10" text:outline-level="1">
<text:span text:style-name="T4">
A free evacuation train will run from Donetsk region to Zhytomyr region</text:span>
</text:h>
      <text:p text:style-name="P4">
Author: ['АРМІЯINFORM']</text:p>
      <text:p text:style-name="P4">
Time: 2023-07-05T18:00:00-04:00</text:p>
      <text:p text:style-name="P4">
Description: Faced Z 8 Lipnya Obov'yazkova Evakuaci with a special drugged Iz Donechin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6/630_360_1607601273-982.jpg" text:style-name="Internet_20_link" text:visited-style-name="Visited_20_Internet_20_Link">
630_360_1607601273-982.jpg</text:a>
', '<text:a xlink:type="simple" xlink:href="https://armyinform.com.ua/wp-content/uploads/2023/07/img_7076.jpeg" text:style-name="Internet_20_link" text:visited-style-name="Visited_20_Internet_20_Link">
img_7076.jpeg</text:a>
']</text:p>
      <text:p text:style-name="P4">
Tags: []</text:p>
      <text:p text:style-name="P4">
Category: News</text:p>
      <!--METADATA-->
      <text:p text:style-name="P4">
<draw:frame draw:style-name="fr1" draw:name="Image131" text:anchor-type="as-char" svg:width="6.9236in" svg:height="3.956343in" draw:z-index="0">
<draw:image xlink:href="../Images/AРМІЯINFORM/2023-07-05T18-00-00-04-00/630_360_1607601273-982.jpg" xlink:type="simple" xlink:show="embed" xlink:actuate="onLoad" draw:mime-type="image/jpeg"/>
</draw:frame>
Starting on July 8, the mandatory evacuation of a special train from Donetsk region will take place once every eight days on even days.</text:p>
      <text:p text:style-name="P4">
About it <text:a xlink:type="simple" xlink:href="https://minre.gov.ua/2023/07/04/bezkoshtovnyj-evakuaczijnyj-poyizd-iz-donechchyny-na-zhytomyrshhynu-kursuvatyme-raz-na-visim-dniv/" text:style-name="Internet_20_link" text:visited-style-name="Visited_20_Internet_20_Link">
reports</text:a>
Ministry of Reintegration of temporarily occupied territories.</text:p>
      <text:p text:style-name="P4">
The time of departure of the evacuation train from Pokrovsk - <text:span text:style-name="T4">
 14: 15 </text:span>
.</text:p>
      <text:p text:style-name="P4">
Those who want to evacuate should pre -register by calling by the cracks:</text:p>
      <ul>
        <li>
<text:span text:style-name="T4">
(098)890-33-18,</text:span>
  * <text:span text:style-name="T4">
(066)285-62-90 </text:span>
</li>
      </ul>
      <text:p text:style-name="P4">
Or report their intentions on the hotlines of village, settlement councils of Ivian administrations.</text:p>
      <text:p text:style-name="P4">
For the evacuation of seriously ill and persons with disabilities, please call:</text:p>
      <ul>
        <li>
<text:span text:style-name="T4">
(099)710-48-72,</text:span>
  * <text:span text:style-name="T4">
(099)311-53-14,</text:span>
  * <text:span text:style-name="T4">
(099)311-53-36,</text:span>
  * <text:span text:style-name="T4">
(096)108-60-48,</text:span>
  * <text:span text:style-name="T4">
(096)108-52-24. </text:span>
</li>
      </ul>
      <text:p text:style-name="P4">
In the Zhytomyr region internally displaced persons will be placed in free guns. They will be provided with financial, humanitarian and psychological assistance, as well as social support.</text:p>
      <text:p text:style-name="P4">
You can also seek the help of evacuation for a hot linenumintegration: <text:span text:style-name="T4">
 15-48 </text:span>
 or write in messengers for the number: <text:span text:style-name="T4">
(096)078-84-33. </text:span>
</text:p>
      <text:p text:style-name="P4">
More detailed information on the free evacuation to the Zhytomyr region can be found in the infographic.</text:p>
      <text:p text:style-name="P4">
<draw:frame draw:style-name="fr1" draw:name="Image132" text:anchor-type="as-char" svg:width="6.9236in" svg:height="4.973453in" draw:z-index="0">
<draw:image xlink:href="../Images/AРМІЯINFORM/2023-07-05T18-00-00-04-00/img_7076.jpeg" xlink:type="simple" xlink:show="embed" xlink:actuate="onLoad" draw:mime-type="image/jpeg"/>
</draw:frame>
</text:p>
      <text:p text:style-name="P4">
News Source: <text:a xlink:type="simple" xlink:href="https://armyinform.com.ua/2023/07/05/iz-donechchyny-na-zhytomyrshhynu-kursuvatyme-bezkoshtovnyj-evakuaczijnyj-poyizd/" text:style-name="Internet_20_link" text:visited-style-name="Visited_20_Internet_20_Link">
https://armyinform.com.ua/2023/07/05/iz-donechchyny-na-zhytomyrshhynu-kursuvatyme-bezkoshtovnyj-evakuaczijnyj-poyizd/</text:a>
</text:p>
      <!--NEWS-->
      <text:h text:style-name="P10" text:outline-level="1">
<text:span text:style-name="T4">
Post -press of Ukraine at the Council of Europe presented thanks to the staff of the Ukrainian school in Strasbourg</text:span>
</text:h>
      <text:p text:style-name="P4">
Authors: Ukrinform (Person)</text:p>
      <text:p text:style-name="P4">
Publisher: Укринформ (Organization)</text:p>
      <text:p text:style-name="P4">
Published Time: 2023-07-05T18:02:00+03:00</text:p>
      <text:p text:style-name="P4">
Modified Time: 2023-07-05T18:02:00+03:00</text:p>
      <text:p text:style-name="P4">
Description: The permanent representative of Ukraine at the Council of Europe Boris Tarasyuk in connection with the completion of the school year presented thanks to the director and teachers of the Ukrainian school in French Strasbourg. - Ukrinform.</text:p>
      <text:p text:style-name="P4">
Images: ['<text:a xlink:type="simple" xlink:href="https://static.ukrinform.com/photos/2023_07/thumb_files/630_360_1688569143-684.jpg" text:style-name="Internet_20_link" text:visited-style-name="Visited_20_Internet_20_Link">
630_360_16885...</text:a>
']</text:p>
      <text:p text:style-name="P4">
Tags: ['Діаспора', 'Освіта', 'Школа', 'Стокгольм', 'Тарасюк', 'Рада Європи']</text:p>
      <text:p text:style-name="P4">
Type: Article</text:p>
      <!--METADATA-->
      <text:p text:style-name="P4">
<draw:frame draw:style-name="fr1" draw:name="Image133" text:anchor-type="as-char" svg:width="6.9236in" svg:height="3.956343in" draw:z-index="0">
<draw:image xlink:href="../Images/yкринформ/2023-07-05T18-02-00-03-00/630_360_1688569143-684.jpg" xlink:type="simple" xlink:show="embed" xlink:actuate="onLoad" draw:mime-type="image/jpeg"/>
</draw:frame>
The constant representative of Ukraine to the Council of Europe, Boris Tarasyuk, in connection with the completion of the educational year, presented thanks to the director and teachers of the Ukrainian school of Ufartzu Strasbourg.</text:p>
      <text:p text:style-name="P4">
According to Ukrinform, about it on <text:a xlink:type="simple" xlink:href="https://www.facebook.com/Ukraine.CoE/posts/pfbid02JGJpzvHdm24VkH1jh8xZvFbf34M5XYnvCMyrgvjfjQqrF8V1aWFCw5p3anp1E85Jl" text:style-name="Internet_20_link" text:visited-style-name="Visited_20_Internet_20_Link">
Facebook</text:a>
The permanent representation of Ukraine at the Council of Europe reported.</text:p>
      <text:p text:style-name="P4">
In his welcoming speech, he thanked the staff of the Ukrainian school in the daily hard work of the Ukrainian school, for the fact that they put their heart and soul for learning and upbringing children. This is an important job that requires patience, the effort of the Illub.</text:p>
      <text:p text:style-name="P4">
"All this our teachers made day after day, trying to give our children the best opportunities, despite their forced detachment from Ukraine," he said.</text:p>
      <text:p text:style-name="P4">
Boris Tarasyuk noted that these words of gratitude and recognition are "our common expression of respect for all those who make efforts to support Ukrainian education and culture, regardless of distances.</text:p>
      <text:p text:style-name="P4">
“We wish our teachers and students success in all endeavors and new reaches!We are waiting for the beginning of the new academic year and are convinced that the afternoon our children will continue to study and develop our language and culture with greater enthusiasm, ”Post -Represent Ukraine added at the Council of Europe.</text:p>
      <text:p text:style-name="P4">
Recall <text:a xlink:type="simple" xlink:href="https://www.ukrinform.ua/rubric-diaspora/3730708-zaversivsa-navcalnij-rik-v-ukrainskij-ridnij-skoli-v-belgijskomu-lezi.html" text:style-name="Internet_20_link" text:visited-style-name="Visited_20_Internet_20_Link">
ended</text:a>
The academic year at the Ukrainian Native School in the Vbelgian Liege. On the holiday of the last bell, Natalia Anoshina visited the school in Ukraine in Belgium and Luxembourg.</text:p>
      <text:p text:style-name="P4">
<text:span text:style-name="T5">
Foto: Permanent Representation of Ukraine at the Council of Europe / Facebook</text:span>
</text:p>
      <text:p text:style-name="P4">
News Source: <text:a xlink:type="simple" xlink:href="https://www.ukrinform.ua/rubric-diaspora/3731906-postpred-ukraini-pri-radi-evropi-vruciv-podaki-kolektivu-ukrainskoi-skoli-u-strasburzi.html" text:style-name="Internet_20_link" text:visited-style-name="Visited_20_Internet_20_Link">
https://www.ukrinform.ua/rubric-diaspora/3731906-postpred-ukraini-pri-radi-evropi-vruciv-podaki-kolektivu-ukrainskoi-skoli-u-strasburzi.html</text:a>
</text:p>
      <!--NEWS-->
      <text:h text:style-name="P10" text:outline-level="1">
<text:span text:style-name="T4">
The Congo opened honorary consulates in Transcarpathia, Lviv and Rivne region</text:span>
</text:h>
      <text:p text:style-name="P4">
Authors: Ukrinform (Person)</text:p>
      <text:p text:style-name="P4">
Publisher: Укринформ (Organization)</text:p>
      <text:p text:style-name="P4">
Published Time: 2023-07-05T18:03:06+03:00</text:p>
      <text:p text:style-name="P4">
Modified Time: 2023-07-05T18:03:06+03:00</text:p>
      <text:p text:style-name="P4">
Description: The Ministry of Foreign Affairs of Ukraine hosted an official ceremony of the Execution of the Honorary Consul of the Democratic Republic of the Congo in Transcarpathian, Lviv and Rivne regions of Roman Megeli. - Ukrinform.</text:p>
      <text:p text:style-name="P4">
Images: ['<text:a xlink:type="simple" xlink:href="https://static.ukrinform.com/photos/2023_07/thumb_files/630_360_1688569169-190.jpg" text:style-name="Internet_20_link" text:visited-style-name="Visited_20_Internet_20_Link">
630_360_16885...</text:a>
']</text:p>
      <text:p text:style-name="P4">
Tags: ['Африка', 'Конго', 'Консульство', 'Львівщина', 'МЗС', 'Рівненщина', 'Закарпаття']</text:p>
      <text:p text:style-name="P4">
Type: Article</text:p>
      <!--METADATA-->
      <text:p text:style-name="P4">
<draw:frame draw:style-name="fr1" draw:name="Image135" text:anchor-type="as-char" svg:width="6.9236in" svg:height="3.956343in" draw:z-index="0">
<draw:image xlink:href="../Images/yкринформ/2023-07-05T18-03-06-03-00/630_360_1688569169-190.jpg" xlink:type="simple" xlink:show="embed" xlink:actuate="onLoad" draw:mime-type="image/jpeg"/>
</draw:frame>
The Ministry of Internal Affairs of the Ministry of Internal Affairs of the Congo Consuldemocratic Republic in Transcarpathian, Lviv and Rivne Region of the Mageli's novel was held at the Ministry of Internal Affairs.</text:p>
      <text:p text:style-name="P4">
As Ukrinform reports with reference to <text:a xlink:type="simple" xlink:href="https://mfa.gov.ua/news/maksim-subh-vruchiv-ekzekvaturu-pochesnomu-konsulu-demokratichnoyi-respubliki-kongo" text:style-name="Internet_20_link" text:visited-style-name="Visited_20_Internet_20_Link">
the Ministry of Education of the Ministry of Foreign Affairs</text:a>
, Special Representative of Ukraine for the Blov East and Africa Maxim Subh read the text of the executive and wished the consul of fruitful work in the interests of Ukrainian and Congolezky people.</text:p>
      <text:p text:style-name="P4">
"Maxim Subh noted that Ukraine appreciates the Democratic Republic of Congoak a reliable partner in international organizations and is set up to deepen constructive interaction in all areas of mutual interest," -posted in the diplomatic agency.</text:p>
      <text:p text:style-name="P4">
<text:span text:style-name="T4">
 Read also: </text:span>
 <text:a xlink:type="simple" xlink:href="https://www.ukrinform.ua/rubric-polytics/3731895-zelenskij-obgovoriv-iz-prezidentom-gvineibisau-destruktivni-dii-pvk-vagner-v-africi.html" text:style-name="Internet_20_link" text:visited-style-name="Visited_20_Internet_20_Link">
Zelensky discussed with Guinea-Bisau President Destructive actions of Wagner PEC in Africa</text:a>
As it was reported, during a press conference President Volodymyr Zelenskyy invited the countries of African continental to the Global Peace Summit on the basis of the Ukrainian Peace Formula during a press conference.</text:p>
      <text:p text:style-name="P4">
<text:span text:style-name="T5">
Foto: mfa.gov.ua</text:span>
</text:p>
      <text:p text:style-name="P4">
News Source: <text:a xlink:type="simple" xlink:href="https://www.ukrinform.ua/rubric-regions/3731907-kongo-vidkrilo-pocesni-konsulstva-na-zakarpatti-lvivsini-ta-rivnensini.html" text:style-name="Internet_20_link" text:visited-style-name="Visited_20_Internet_20_Link">
https://www.ukrinform.ua/rubric-regions/3731907-kongo-vidkrilo-pocesni-konsulstva-na-zakarpatti-lvivsini-ta-rivnensini.html</text:a>
</text:p>
      <!--NEWS-->
      <text:h text:style-name="P10" text:outline-level="1">
<text:span text:style-name="T4">
Kyivka, which spread the work of air defense on social networks, received a conventional term</text:span>
</text:h>
      <text:p text:style-name="P4">
Authors: Ukrinform (Person)</text:p>
      <text:p text:style-name="P4">
Publisher: Укринформ (Organization)</text:p>
      <text:p text:style-name="P4">
Published Time: 2023-07-05T18:09:00+03:00</text:p>
      <text:p text:style-name="P4">
Modified Time: 2023-07-05T18:09:00+03:00</text:p>
      <text:p text:style-name="P4">
Description: Kyivtsi, who extended the work of air defense on social networks, the court has imposed a sentence of 5 years in prison, releasing one year from serving a sentence with a probationary period. - Ukrinform.</text:p>
      <text:p text:style-name="P4">
Images: ['<text:a xlink:type="simple" xlink:href="https://static.ukrinform.com/photos/2018_01/thumb_files/630_360_1515506864-9820.jpg" text:style-name="Internet_20_link" text:visited-style-name="Visited_20_Internet_20_Link">
630_360_15155...</text:a>
']</text:p>
      <text:p text:style-name="P4">
Tags: ['Блогер', 'Прокуратура', 'Суд', 'Вирок', 'Київ', 'ППО']</text:p>
      <text:p text:style-name="P4">
Type: Article</text:p>
      <!--METADATA-->
      <text:p text:style-name="P4">
<draw:frame draw:style-name="fr1" draw:name="Image138" text:anchor-type="as-char" svg:width="6.9236in" svg:height="3.956343in" draw:z-index="0">
<draw:image xlink:href="../Images/yкринформ/2023-07-05T18-09-00-03-00/630_360_1515506864-9820.jpg" xlink:type="simple" xlink:show="embed" xlink:actuate="onLoad" draw:mime-type="image/jpeg"/>
</draw:frame>
Kyivtsi, who extended the work of air defense on social networks, the court appointed a punishment in the form of 5 years of imprisonment, releasing from serving the punishment with a probationary term one year.</text:p>
      <text:p text:style-name="P4">
According to Ukrinform, the Kyiv City Prosecutor's Office reports in <text:a xlink:type="simple" xlink:href="https://t.me/kyiv_pro_office/2116" text:style-name="Internet_20_link" text:visited-style-name="Visited_20_Internet_20_Link">
telegram</text:a>
.</text:p>
      <text:p text:style-name="P4">
For maintaining the prosecution of the Kyiv City Prosecutor's Office <text:a xlink:type="simple" xlink:href="https://www.ukrinform.ua/tag-sud" text:style-name="Internet_20_link" text:visited-style-name="Visited_20_Internet_20_Link">
court</text:a>
The sentence of Kiev was announced that extended Usoc networks about the work of air defense and the consequences of damage to the air targets(h. 2 centuries. 114-2 of the Criminal Code of Ukraine).</text:p>
      <text:p text:style-name="P4">
It is noted that the defendant fully pleaded guilty and concluded an agreement with a statement.</text:p>
      <text:p text:style-name="P4">
"The Dniprovsky District Court of Kyiv approved an agreement on the recognition of guilty and imposed a punishment in the form of 5 years of imprisonment, releasing a sentence of a sentence with a probationary period of 1 year," - the message reads.</text:p>
      <text:p text:style-name="P4">
The prosecutor's office reminded that on May 16, 2023, during a massive rocket launcher of the Russian Federation in the territory of Kiev, residents of different districts of the capital carried out a video of tafto shooting of Ukraine's air defense work.</text:p>
      <text:p text:style-name="P4">
<text:span text:style-name="T4">
 Read also: </text:span>
 [in Kiev will be judged by <text:span text:style-name="T4">
 blogger </text:span>
 A, who denied aggression and blamed the war of Satanic Mafia in the war]](https://www.ukrinform.ua/rubric-kyiv/3731188-u-kievi-suditimut-blogera-akij-zaperecuvav-agresiu-rf-i-zvinuvacuvav-u-vijni-sataninsku-mafiu.html)They posted on social networks. Subsequently, these materials appeared on Russian Internet resources.</text:p>
      <text:p text:style-name="P4">
As part of the proceedings initiated on this fact, law enforcement officers reported to 4 persons.</text:p>
      <text:p text:style-name="P4">
As reported by Ukrinform, the Security Service of Ukraine reported suspicious bloggers who published a video with the work of air defense during the Russian Hap in Kiev on May 16. On June 2, they <text:a xlink:type="simple" xlink:href="https://www.ukrinform.ua/rubric-kyiv/3717497-u-kievi-obrali-zapobizni-zahodi-cotirom-blogeram-aki-posiruvali-video-roboti-ppo.html" text:style-name="Internet_20_link" text:visited-style-name="Visited_20_Internet_20_Link">
chose precautions in the form of tontoral house arrest</text:a>
.  Photo: Kyiv City Prosecutor's Office</text:p>
      <text:p text:style-name="P4">
News Source: <text:a xlink:type="simple" xlink:href="https://www.ukrinform.ua/rubric-kyiv/3731909-kianka-aka-posiruvala-robotu-ppo-u-socmerezah-otrimala-umovnij-termin.html" text:style-name="Internet_20_link" text:visited-style-name="Visited_20_Internet_20_Link">
https://www.ukrinform.ua/rubric-kyiv/3731909-kianka-aka-posiruvala-robotu-ppo-u-socmerezah-otrimala-umovnij-termin.html</text:a>
</text:p>
      <!--NEWS-->
      <text:h text:style-name="P10" text:outline-level="1">
<text:span text:style-name="T4">
Schmigal believes that you do not need to raise tariffs for heat and water before the end of the war</text:span>
</text:h>
      <text:p text:style-name="P4">
Authors: Ukrinform (Person)</text:p>
      <text:p text:style-name="P4">
Publisher: Укринформ (Organization)</text:p>
      <text:p text:style-name="P4">
Published Time: 2023-07-05T18:13:08+03:00</text:p>
      <text:p text:style-name="P4">
Modified Time: 2023-07-05T18:13:08+03:00</text:p>
      <text:p text:style-name="P4">
Description: Until the end of the war, the tariffs for heat and water should not be raised, as it will lie additional burden on the population. - Ukrinform.</text:p>
      <text:p text:style-name="P4">
Images: ['<text:a xlink:type="simple" xlink:href="https://static.ukrinform.com/photos/2023_04/thumb_files/630_360_1682514702-644.jpg" text:style-name="Internet_20_link" text:visited-style-name="Visited_20_Internet_20_Link">
630_360_16825...</text:a>
']</text:p>
      <text:p text:style-name="P4">
Tags: ['Тариф', 'Вода', 'Тепло', 'Шмигаль']</text:p>
      <text:p text:style-name="P4">
Type: Article</text:p>
      <!--METADATA-->
      <text:p text:style-name="P4">
<draw:frame draw:style-name="fr1" draw:name="Image140" text:anchor-type="as-char" svg:width="6.9236in" svg:height="3.956343in" draw:z-index="0">
<draw:image xlink:href="../Images/yкринформ/2023-07-05T18-13-08-03-00/630_360_1682514702-644.jpg" xlink:type="simple" xlink:show="embed" xlink:actuate="onLoad" draw:mime-type="image/jpeg"/>
</draw:frame>
It is not necessary to raise the tariffs for heat and water, as it is necessary to increase the additional burden on the population.</text:p>
      <text:p text:style-name="P4">
About this Prime Minister Denis <text:a xlink:type="simple" xlink:href="https://www.ukrinform.ua/tag-smigal" text:style-name="Internet_20_link" text:visited-style-name="Visited_20_Internet_20_Link">
Shmigal</text:a>
He said on the air of the only news, Ukrinform correspondent reports.</text:p>
      <text:p text:style-name="P4">
"... tariffs such as heat, hot water, I am convinced that by the end of the war, until the end of the hostilities in Ukraine, it is not necessary to put an additional stretch on people," Smigal said.</text:p>
      <text:p text:style-name="P4">
He stressed that the National Commission for State Regulation of Energy and Utility Services, making a decision to increase by 32% of water tariffs, was not consulted with the government.</text:p>
      <text:p text:style-name="P4">
"During the war, when it is difficult for people, it is necessary to act in a coordinated, the only team, to datarize very balanced decisions in order to balance between the needs of the state," the prime minister is convinced.</text:p>
      <text:p text:style-name="P4">
The head of the government also noted that local budgets have more than 150 billion UAH, that is, it is possible to provide additional financing of utility companies that supply water and not to raise tariffs.</text:p>
      <text:p text:style-name="P4">
*!(https://www.ukrinform.ua/rubric-society/3723386-u-minsocpolitiki-ocikuut-so-kilkist-otrimuvaciv-subsidii-zroste-majze-na-miljon.html)“The electricity tariff for water utilities did not rise, first. Secondly, Janissaiped that local budgets have balances in accounts and can support their utility companies, which should give people quality drinking, ”Shmigal said.</text:p>
      <text:p text:style-name="P4">
According to him, it is especially relevant against the background of problems with drinking water Uregions, which were affected by the Russian Dams of the Kakhovka Hydroelectric Power Plant, and in general due to the situation in Ukraine in connection with Russian aggression.</text:p>
      <text:p text:style-name="P4">
As reported by Ukrinform, the National Commission for State Regulation of Energy and Utilities has set new tariffs for water for 33 water utilities and Ukrzaliznytsia JSC. Weighted average growth was 32%.</text:p>
      <text:p text:style-name="P4">
<text:span text:style-name="T4">
 Read also: </text:span>
 <text:a xlink:type="simple" xlink:href="https://www.ukrinform.ua/rubric-economy/3730342-pidvisenna-tarifiv-na-vodu-zelenskij-nazvav-risenna-nackomisii-ganebnim-i-neprofesijnim.html" text:style-name="Internet_20_link" text:visited-style-name="Visited_20_Internet_20_Link">
raising the tariffs for water: Zelensky called the decision of the Commission shameful and unprofessional</text:a>
The Prime Minister stated that this decision was not agreed with the government and instructed additional consultations on their revision.</text:p>
      <text:p text:style-name="P4">
News Source: <text:a xlink:type="simple" xlink:href="https://www.ukrinform.ua/rubric-economy/3731913-smigal-vvazae-so-ne-treba-pidvisuvati-tarifi-na-teplo-ta-vodu-do-zaversenna-vijni.html" text:style-name="Internet_20_link" text:visited-style-name="Visited_20_Internet_20_Link">
https://www.ukrinform.ua/rubric-economy/3731913-smigal-vvazae-so-ne-treba-pidvisuvati-tarifi-na-teplo-ta-vodu-do-zaversenna-vijni.html</text:a>
</text:p>
      <!--NEWS-->
      <text:h text:style-name="P10" text:outline-level="1">
<text:span text:style-name="T4">
In Kiev, an explosion came in a court premises</text:span>
</text:h>
      <text:p text:style-name="P4">
Authors: Ukrinform (Person)</text:p>
      <text:p text:style-name="P4">
Publisher: Укринформ (Organization)</text:p>
      <text:p text:style-name="P4">
Published Time: 2023-07-05T18:14:00+03:00</text:p>
      <text:p text:style-name="P4">
Modified Time: 2023-07-05T18:14:00+03:00</text:p>
      <text:p text:style-name="P4">
Description: An explosion occurred in Kiev in a court in the Shevchenkivskyi District.</text:p>
      <text:p text:style-name="P4">
— Укрінформ.: </text:p>
      <text:p text:style-name="P4">
Images: ['<text:a xlink:type="simple" xlink:href="https://static.ukrinform.com/photos/2023_07/thumb_files/630_360_1688573268-364.jpg" text:style-name="Internet_20_link" text:visited-style-name="Visited_20_Internet_20_Link">
630_360_16885...</text:a>
']</text:p>
      <text:p text:style-name="P4">
Tags: ['МВС', 'Суд', 'Вибух']</text:p>
      <text:p text:style-name="P4">
Type: Article</text:p>
      <!--METADATA-->
      <text:p text:style-name="P4">
<draw:frame draw:style-name="fr1" draw:name="Image141" text:anchor-type="as-char" svg:width="6.9236in" svg:height="3.956343in" draw:z-index="0">
<draw:image xlink:href="../Images/yкринформ/2023-07-05T18-14-00-03-00/630_360_1688573268-364.jpg" xlink:type="simple" xlink:show="embed" xlink:actuate="onLoad" draw:mime-type="image/jpeg"/>
</draw:frame>
An explosion in Kiev in the Shevchenkivskyi district.</text:p>
      <text:p text:style-name="P4">
According to Ukrinform, the Ministry of Internal Affairs reports in <text:a xlink:type="simple" xlink:href="https://t.me/mvs_ukraine/27065" text:style-name="Internet_20_link" text:visited-style-name="Visited_20_Internet_20_Link">
telegram</text:a>
.</text:p>
      <text:p text:style-name="P4">
"Police have received information about what happened <text:a xlink:type="simple" xlink:href="https://www.ukrinform.ua/tag-vibuh" text:style-name="Internet_20_link" text:visited-style-name="Visited_20_Internet_20_Link">
explosion</text:a>
in a court premises in the Shevchenkivskyi district, " - the message reads.</text:p>
      <text:p text:style-name="P4">
The Ministry of Internal Affairs noted that an investigative team, special forces, explosives and cynologists work on the site.</text:p>
      <text:p text:style-name="P4">
According to <text:a xlink:type="simple" xlink:href="https://t.me/Klymenko_MVS/100" text:style-name="Internet_20_link" text:visited-style-name="Visited_20_Internet_20_Link">
information</text:a>
According to preliminary data, the head of the Ministry of Internal Affairs of Ukraine, according to preliminary data, was blown up by a man who was sent to court.</text:p>
      <text:p text:style-name="P4">
"Details are installed. Keep calm and do not approach the scene. Give appropriate services to perform their work effectively," he wrote.</text:p>
      <text:p text:style-name="P4">
As reports in <text:a xlink:type="simple" xlink:href="https://t.me/VA_Kyiv/2407" text:style-name="Internet_20_link" text:visited-style-name="Visited_20_Internet_20_Link">
telegram</text:a>
The Kyiv City Administration, the explosion occurred at 17.20.</text:p>
      <text:p text:style-name="P4">
"According to preliminary information, servicemen of the convoy service of the NSU brought the premises of the Shevchenkivsky Court of the capital of the defendant, who undermined the circumstances undermined in the court premises(Pre -restroom)An unknown explosive device, "the message said.</text:p>
      <text:p text:style-name="P4">
According to information <text:a xlink:type="simple" xlink:href="https://t.me/suspilnenews/22235" text:style-name="Internet_20_link" text:visited-style-name="Visited_20_Internet_20_Link">
public</text:a>
, the explosions were heard when escorted from the court of the court of Igor Humeniuk, who is accused of committing a terrorist attack under the Verkhovna Rada on August 31, 2015. The investigations were given, then Humeniuk threw a grenade into a law enforcement grenade during the protest, resulting in killed four National Guards, more than 140 people were injured.</text:p>
      <text:p text:style-name="P4">
At today's meeting, Humeniuk continued a pre -trial detention measure.</text:p>
      <text:p text:style-name="P4">
All emergency services work.</text:p>
      <text:p text:style-name="P4">
News Source: <text:a xlink:type="simple" xlink:href="https://www.ukrinform.ua/rubric-kyiv/3731914-u-kievi-v-primisenni-sudu-prolunav-vibuh.html" text:style-name="Internet_20_link" text:visited-style-name="Visited_20_Internet_20_Link">
https://www.ukrinform.ua/rubric-kyiv/3731914-u-kievi-v-primisenni-sudu-prolunav-vibuh.html</text:a>
</text:p>
      <!--NEWS-->
      <text:h text:style-name="P10" text:outline-level="1">
<text:span text:style-name="T4">
In Kherson region, three people were injured in Russian shelling day</text:span>
</text:h>
      <text:p text:style-name="P4">
Authors: Ukrinform (Person)</text:p>
      <text:p text:style-name="P4">
Publisher: Укринформ (Organization)</text:p>
      <text:p text:style-name="P4">
Published Time: 2023-07-05T18:15:59+03:00</text:p>
      <text:p text:style-name="P4">
Modified Time: 2023-07-05T18:15:59+03:00</text:p>
      <text:p text:style-name="P4">
Description: In the Kherson region, three people were injured on Wednesday from the shelling of Russian troops. - Ukrinform.</text:p>
      <text:p text:style-name="P4">
Images: ['<text:a xlink:type="simple" xlink:href="https://static.ukrinform.com/photos/2023_07/thumb_files/630_360_1688569774-465.jpg" text:style-name="Internet_20_link" text:visited-style-name="Visited_20_Internet_20_Link">
630_360_16885...</text:a>
']</text:p>
      <text:p text:style-name="P4">
Tags: ['Херсонщина', 'Обстріл', 'Офіс генпрокурора', 'Війна з Росією']</text:p>
      <text:p text:style-name="P4">
Type: Article</text:p>
      <!--METADATA-->
      <text:p text:style-name="P4">
<draw:frame draw:style-name="fr1" draw:name="Image143" text:anchor-type="as-char" svg:width="6.9236in" svg:height="3.956343in" draw:z-index="0">
<draw:image xlink:href="../Images/yкринформ/2023-07-05T18-15-59-03-00/630_360_1688569774-465.jpg" xlink:type="simple" xlink:show="embed" xlink:actuate="onLoad" draw:mime-type="image/jpeg"/>
</draw:frame>
The Uherson region on Wednesday from the shelling of the Russian troops suffered three people.</text:p>
      <text:p text:style-name="P4">
According to Ukrinform, the Office of the Prosecutor General reports in <text:a xlink:type="simple" xlink:href="https://t.me/pgo_gov_ua/14150" text:style-name="Internet_20_link" text:visited-style-name="Visited_20_Internet_20_Link">
telegram</text:a>
 .</text:p>
      <text:p text:style-name="P4">
According to the investigation, on July 5, the Russian military was fired at the inhabitants of Kherson and Beryslav districts.</text:p>
      <text:p text:style-name="P4">
So, in the morning, through the artobstil of the village of Antonovka near the house, a resident was wounded.</text:p>
      <text:p text:style-name="P4">
<text:span text:style-name="T4">
 Read also: </text:span>
 <text:a xlink:type="simple" xlink:href="https://www.ukrinform.ua/rubric-ato/3731859-rosiani-obstrilali-vovcansk-poranenij-colovik.html" text:style-name="Internet_20_link" text:visited-style-name="Visited_20_Internet_20_Link">
Russians <text:span text:style-name="T4">
 fire </text:span>
 fir Vovchansk - wounded man</text:a>
And the village of Ivanivka in the Daryevsky rural community, the Russians fired at about 13: 20. A local resident was injured.</text:p>
      <text:p text:style-name="P4">
The Russians attacked the village of Sadovo during the day of humanitarian aid, a woman was injured.</text:p>
      <text:p text:style-name="P4">
The shelling damaged houses, outbuildings, lines, gas pipelines, motor vehicles.</text:p>
      <text:p text:style-name="P4">
The consequences of the armed aggression of the Russian Federation are documented by the prosecutors of the Commonwealth Investigators of the Main Directorate of the National Police in the Kherson Oblast.</text:p>
      <text:p text:style-name="P4">
<text:span text:style-name="T4">
 Read also: </text:span>
 <text:a xlink:type="simple" xlink:href="https://www.ukrinform.ua/rubric-regions/3731811-stan-postrazdalogo-u-pervomajskomu-nemovlati-serednoi-vazkosti.html" text:style-name="Internet_20_link" text:visited-style-name="Visited_20_Internet_20_Link">
the condition of the victim in Pervomaisky infant - medium -sake</text:a>
With the procedural leadership of the district prosecutors of the Kherson region, pre -trial investigations on the facts of violation of the laws and customs of war were developed(Part 1 of Art. 438 of the Criminal Code of Ukraine).</text:p>
      <text:p text:style-name="P4">
Як повідомляв Укрінформ, минулої доби, 4 липня, <text:a xlink:type="simple" xlink:href="https://www.ukrinform.ua/rubric-regions/3731597-armia-rf-za-dobu-83-razi-obstrilala-hersonsinu-dvoe-zagiblih.html" text:style-name="Internet_20_link" text:visited-style-name="Visited_20_Internet_20_Link">
 російські загарбники</text:a>
83 shellings were made <text:a xlink:type="simple" xlink:href="https://www.ukrinform.ua/tag-hersonsina" text:style-name="Internet_20_link" text:visited-style-name="Visited_20_Internet_20_Link">
Kherson region</text:a>
, two people were killed.</text:p>
      <text:p text:style-name="P4">
<text:span text:style-name="T5">
Foto: Office of Prosecutor General</text:span>
</text:p>
      <text:p text:style-name="P4">
News Source: <text:a xlink:type="simple" xlink:href="https://www.ukrinform.ua/rubric-ato/3731915-na-hersonsini-za-den-vid-rosijskih-obstriliv-postrazdali-troe-ludej.html" text:style-name="Internet_20_link" text:visited-style-name="Visited_20_Internet_20_Link">
https://www.ukrinform.ua/rubric-ato/3731915-na-hersonsini-za-den-vid-rosijskih-obstriliv-postrazdali-troe-ludej.html</text:a>
</text:p>
      <!--NEWS-->
      <text:h text:style-name="P10" text:outline-level="1">
<text:span text:style-name="T4">
How to overcome corruption in courts: GRP believes that it needs a disciplinary function</text:span>
</text:h>
      <text:p text:style-name="P4">
Authors: Ukrinform (Person)</text:p>
      <text:p text:style-name="P4">
Publisher: Укринформ (Organization)</text:p>
      <text:p text:style-name="P4">
Published Time: 2023-07-05T18:17:00+03:00</text:p>
      <text:p text:style-name="P4">
Modified Time: 2023-07-05T18:17:00+03:00</text:p>
      <text:p text:style-name="P4">
Description: The Chairman of the High Council of Justice Hryhoriy Usyk believes that the inability of the GRP to exercise a disciplinary function is one of the causes of situations where judges appear in corruption. - Ukrinform.</text:p>
      <text:p text:style-name="P4">
Images: ['<text:a xlink:type="simple" xlink:href="https://static.ukrinform.com/photos/2017_09/thumb_files/630_360_1506670600-1975.jpg" text:style-name="Internet_20_link" text:visited-style-name="Visited_20_Internet_20_Link">
630_360_15066...</text:a>
']</text:p>
      <text:p text:style-name="P4">
Tags: ['Судді', 'Вища рада правосуддя']</text:p>
      <text:p text:style-name="P4">
Type: Article</text:p>
      <!--METADATA-->
      <text:p text:style-name="P4">
<draw:frame draw:style-name="fr1" draw:name="Image145" text:anchor-type="as-char" svg:width="6.9236in" svg:height="3.956343in" draw:z-index="0">
<draw:image xlink:href="../Images/yкринформ/2023-07-05T18-17-00-03-00/630_360_1506670600-1975.jpg" xlink:type="simple" xlink:show="embed" xlink:actuate="onLoad" draw:mime-type="image/jpeg"/>
</draw:frame>
Hryhoriy Usyk, the Golovna Council of Justice, believes that the inability of GRP to perform a disciplinary function is one of the causes of situations where they are judged in corruption.</text:p>
      <text:p text:style-name="P4">
He expressed this opinion in <text:a xlink:type="simple" xlink:href="https://www.ukrinform.ua/rubric-polytics/3731742-grigorij-usik-golova-visoi-radi-pravosudda.html" text:style-name="Internet_20_link" text:visited-style-name="Visited_20_Internet_20_Link">
interview Ukrinform.</text:a>
“In fact, the issue of absence of disciplinary function in the High Council of Justice - is, that is, the implementation of judges on disciplinary complaints, is extended from August 2021. For almost two years, the High Council of Justice has not performed disciplinary function. During this time, more than 9 thousand complaints about judges have accumulated. The impossibility of the GRP to perform a disciplinary function, probably also contributing to the proceedings of situations where judges appear in corruption, ” - said Uusik.</text:p>
      <text:p text:style-name="P4">
He recalled that the GRP declared its willingness to consider disciplinary law on online meetings with members of the Verkhovna Rada Committee on Legal Policy, which took place immediately after the formation(https://www.ukrinform.ua/tag-visa-rada-pravosudda)Usyk noted that the draft law on the first reading of the disciplinary function of the GRP in the first reading is that during the period of reconciliation of the disciplinary inspectors, the powers of the disciplinary inspector were transferred to a member of the Disciplinary Chamber.</text:p>
      <text:p text:style-name="P4">
<text:span text:style-name="T4">
 Read also: </text:span>
 <text:a xlink:type="simple" xlink:href="https://www.ukrinform.ua/rubric-society/3731878-pro-gromadanstvo-suddiv-vrp-otrimue-informaciu-vid-sbu.html" text:style-name="Internet_20_link" text:visited-style-name="Visited_20_Internet_20_Link">
<text:span text:style-name="T4">
 about </text:span>
 <text:span text:style-name="T4">
 </text:span>
 Citizenship <text:span text:style-name="T4">
 </text:span>
 Judges <text:span text:style-name="T4">
 </text:span>
 GRP <text:span text:style-name="T4">
 </text:span>
 <text:span text:style-name="T4">
 Gains </text:span>
<text:span text:style-name="T4">
 information </text:span>
 <text:span text:style-name="T4">
 </text:span>
 from <text:span text:style-name="T4">
 </text:span>
 SBU **</text:a>
“This would make it possible to reduce the number of disciplinary complaints before the service itself. The Secretariat we gave an instruction earlier to inventory of all "disciplines" in order to track and analyze their resistance in the GRP, the severity of disciplinary misconduct, social intention, etc., to determine the priority of consideration, ”said the GRP chairman.</text:p>
      <text:p text:style-name="P4">
According to him, this work has already begun.</text:p>
      <text:p text:style-name="P4">
“About 1700 complaints are those who came to the GRP and were not considered until August 21, 2021. And the term of attraction that disciplinary responsibility is three years, ”Usik informed.</text:p>
      <text:p text:style-name="P4">
He also noted that there are currently no forecasts on the possible adoption of the bill on unblocking disciplinary function.According to him, it is proposed to create an independent competition commission with the participation of for three members of the GRP and three members recommended by international foreign organizations, which provide technical and legal assistance for the implementation of judicial reform in Ukraine for over three years.</text:p>
      <text:p text:style-name="P4">
This commission will hold a competition during the period of martial law on the postsciplinary inspectors, whose qualification requirements are also offered to change, added the GRP chairman.</text:p>
      <text:p text:style-name="P4">
*!(https://www.ukrinform.ua/rubric-society/3731832-do-vrp-ne-nadhodilo-klopotanna-pro-vidstoronenna-knazeva-vid-zdijsnenna-pravosudda.html)“If in the original version of the bill there was a requirement for the prosecution of work experience in the field of law of 15 years, then it is now proposed to be reduced to 5 years. It seems to me that this change will increase the number of willing to these positions. The proposals for the first reading were drawn up in writing in writing, but their discussion, of course, is still delayed by the time of resolving the issue of "disciplines". Now it is even difficult for me to provide for the dramatic changes to this bill, as the committee will consider it after first reading. Because it is not about point amendments, but there is a significant change, ”the GRP chairman emphasized.</text:p>
      <text:p text:style-name="P4">
As reported by Ukrinform, on May 30, the Verkhovna Rada approved in the first reading of the law No. 9261 on the restoration of cases on the disciplinary responsibility of judges and ensuring the work of the service of the disciplinary inspectors of the High Council of Justice.</text:p>
      <text:p text:style-name="P4">
News Source: <text:a xlink:type="simple" xlink:href="https://www.ukrinform.ua/rubric-society/3731918-nemozlivist-vrp-zdijsnuvati-disciplinarnu-funkciu-e-odnieu-z-pricin-korupcii-usik.html" text:style-name="Internet_20_link" text:visited-style-name="Visited_20_Internet_20_Link">
https://www.ukrinform.ua/rubric-society/3731918-nemozlivist-vrp-zdijsnuvati-disciplinarnu-funkciu-e-odnieu-z-pricin-korupcii-usik.html</text:a>
</text:p>
      <!--NEWS-->
      <text:h text:style-name="P10" text:outline-level="1">
<text:span text:style-name="T4">
The Ukrainian team of Igor Neskoreny conducted an open workout</text:span>
</text:h>
      <text:p text:style-name="P4">
Authors: Ukrinform (Person)</text:p>
      <text:p text:style-name="P4">
Publisher: Укринформ (Organization)</text:p>
      <text:p text:style-name="P4">
Published Time: 2023-07-05T18:25:00+03:00</text:p>
      <text:p text:style-name="P4">
Modified Time: 2023-07-05T18:25:00+03:00</text:p>
      <text:p text:style-name="P4">
Description: The participants of the national team, which will represent Ukraine in the international competitions "Games of the Unconquered", conducted open training. - Ukrinform.</text:p>
      <text:p text:style-name="P4">
Images: ['<text:a xlink:type="simple" xlink:href="https://static.ukrinform.com/photos/2023_07/thumb_files/630_360_1688567750-9069.jpeg" text:style-name="Internet_20_link" text:visited-style-name="Visited_20_Internet_20_Link">
630_360_16885...</text:a>
']</text:p>
      <text:p text:style-name="P4">
Tags: ['Ігри нескорених', 'Спорт', 'Військові', 'Тренування']</text:p>
      <text:p text:style-name="P4">
Type: Article</text:p>
      <!--METADATA-->
      <text:p text:style-name="P4">
<draw:frame draw:style-name="fr1" draw:name="Image146" text:anchor-type="as-char" svg:width="6.9236in" svg:height="3.956343in" draw:z-index="0">
<draw:image xlink:href="../Images/yкринформ/2023-07-05T18-25-00-03-00/630_360_1688567750-9069.jpeg" xlink:type="simple" xlink:show="embed" xlink:actuate="onLoad" draw:mime-type="image/jpeg"/>
</draw:frame>
The participants of the national team, which will represent Ukraine at the international competitions "Games of the Unconquered", conducted open training.</text:p>
      <text:p text:style-name="P4">
This was reported by Ukrinform correspondent.</text:p>
      <text:p text:style-name="P4">
</text:p>
      <text:p text:style-name="P4">
This year, 25 participants were included in the Ukrainian national team. In particular, the competition will participate in the paramedic and volunteer Yulia Payevskaya(Taira).</text:p>
      <text:p text:style-name="P4">
Українці змагатимуться у дев'яти видах спорту: стрільбі з лука, легкійатлетиці, велосипедному спорті, веслуванні на тренажерах, пауерліфтингу,настільному тенісі волейболі сидячи, баскетболі на візках та плаванні.</text:p>
      <text:p text:style-name="P4">
<text:span text:style-name="T4">
Читайте також:</text:span>
 <text:a xlink:type="simple" xlink:href="https://www.ukrinform.ua/rubric-sports/3718550-ogolosili-sklad-zbirnoi-ukraini-na-igri-neskorenih2023.html" text:style-name="Internet_20_link" text:visited-style-name="Visited_20_Internet_20_Link">
 Оголосили склад збірної України на <text:span text:style-name="T4">
Ігри</text:span>
<text:span text:style-name="T4">
нескорених</text:span>
 -2023 </text:a>
Olena Yanovskaya became the main coach of the non-Korreny national team.</text:p>
      <text:p text:style-name="P4">
Minister of Veterans Affairs Yulia Laputina noted that the participants of the Igornescorn will also be the ambassadors of veterans diplomacy.</text:p>
      <text:p text:style-name="P4">
"I know how difficult it was for many to make a decision to participate, because many people protect the country, and during a large -scale war, it is to call abroad. But this is the mission you will fulfill in order to protect Ukraine on the international front, at the sports front. And you will be those who will be our ambassadors of veteran diplomacy. This is very important. Sports achievements are important, but it is also important to convey the truth about Ukraine in the world, "Laputina said before training.</text:p>
      <text:p text:style-name="P4">
National Coordinator Igor Neskoreny in Ukraine Ilona Voloshina noted that this project is expanding the capabilities of veterans, and heals and changes their lives and the lives of their families.</text:p>
      <text:p text:style-name="P4">
<text:span text:style-name="T4">
 Read also: </text:span>
 <text:a xlink:type="simple" xlink:href="https://www.ukrinform.ua/rubric-society/3730343-startuvav-prijom-zaav-na-ucast-u-proekti-pomicnik-veterana.html" text:style-name="Internet_20_link" text:visited-style-name="Visited_20_Internet_20_Link">
started reception of applications for participation in the project "Assistant Veteran"</text:a>
"For us, the task is not medals, but the changes in the participants after the project. The closure here is that the participants can get the necessary resource and necessary physical and psychological training. In order to then find a job, create strong happy families, play sports, etc. she.</text:p>
      <text:p text:style-name="P4">
It was reported that the Games of the Unconquered British Prince Harry 2014. Ukraine first performed at these competitions in 2017 in Toronto(Canada).</text:p>
      <text:p text:style-name="P4">
У 2023 році Ігри Нескорених пройдуть 9-16 вересня у Дюссельдорфі, Німеччина.</text:p>
      <text:p text:style-name="P4">
<text:span text:style-name="T5">
Фото: PA MEDIA</text:span>
</text:p>
      <text:p text:style-name="P4">
News Source: <text:a xlink:type="simple" xlink:href="https://www.ukrinform.ua/rubric-sports/3731899-ukrainska-zbirna-igor-neskorenih-provela-vidkrite-trenuvanna.html" text:style-name="Internet_20_link" text:visited-style-name="Visited_20_Internet_20_Link">
https://www.ukrinform.ua/rubric-sports/3731899-ukrainska-zbirna-igor-neskorenih-provela-vidkrite-trenuvanna.html</text:a>
</text:p>
      <!--NEWS-->
      <text:h text:style-name="P10" text:outline-level="1">
<text:span text:style-name="T4">
Taxes will no longer increase by the end of the war - Shmigal</text:span>
</text:h>
      <text:p text:style-name="P4">
Authors: Ukrinform (Person)</text:p>
      <text:p text:style-name="P4">
Publisher: Укринформ (Organization)</text:p>
      <text:p text:style-name="P4">
Published Time: 2023-07-05T18:26:00+03:00</text:p>
      <text:p text:style-name="P4">
Modified Time: 2023-07-05T18:26:00+03:00</text:p>
      <text:p text:style-name="P4">
Description: The Ukrainian authorities do not plan to increase taxes by the end of the war, except for their return to the pre -war level. - Ukrinform.</text:p>
      <text:p text:style-name="P4">
Images: ['<text:a xlink:type="simple" xlink:href="https://static.ukrinform.com/photos/2023_02/thumb_files/630_360_1676395882-257.jpeg" text:style-name="Internet_20_link" text:visited-style-name="Visited_20_Internet_20_Link">
630_360_16763...</text:a>
']</text:p>
      <text:p text:style-name="P4">
Tags: ['Податки', 'Уряд', 'Шмигаль', 'Єдині новини']</text:p>
      <text:p text:style-name="P4">
Type: Article</text:p>
      <!--METADATA-->
      <text:p text:style-name="P4">
<draw:frame draw:style-name="fr1" draw:name="Image148" text:anchor-type="as-char" svg:width="6.9236in" svg:height="3.956343in" draw:z-index="0">
<draw:image xlink:href="../Images/yкринформ/2023-07-05T18-26-00-03-00/630_360_1676395882-257.jpeg" xlink:type="simple" xlink:show="embed" xlink:actuate="onLoad" draw:mime-type="image/jpeg"/>
</draw:frame>
The Ukrainian authorities do not plan to raise taxes by the end of the war, except for them to declare to the pre -war level.</text:p>
      <text:p text:style-name="P4">
Prime Minister Denis Shmigal said this on the air of the Uninity, Ukrinform correspondent reports.</text:p>
      <text:p text:style-name="P4">
The head of the government emphasized that in fact the return to the pre -war level of tax was met on July 1, this was registered in the legislation.</text:p>
      <text:p text:style-name="P4">
"In part, we expect that the return of taxes to the pre -war level will be the relevant law of the Verkhovna Rada from August 1," said <text:a xlink:type="simple" xlink:href="https://www.ukrinform.ua/tag-smigal" text:style-name="Internet_20_link" text:visited-style-name="Visited_20_Internet_20_Link">
Shmigal.</text:a>
He specified that it was a simplified tax system, including a return to 5% instead of 2%, which was introduced in the first months of the war.</text:p>
      <text:p text:style-name="P4">
<text:span text:style-name="T4">
 Read also: </text:span>
 <text:a xlink:type="simple" xlink:href="https://www.ukrinform.ua/rubric-economy/3728879-zelenskij-nasa-meta-podatkova-bez-podatkivciv-mitnica-bez-mitnikiv.html" text:style-name="Internet_20_link" text:visited-style-name="Visited_20_Internet_20_Link">
Zelensky: Our goal - <text:span text:style-name="T4">
 tax </text:span>
 VA without tax authorities, customs without customs</text:a>
“In addition to returning to the pre -war level, we do not predict, and, convinced, is not permissible by the end of the war. The tax system is everyday at the level as before full -scale aggression, "the Prime Minister proclaimed.</text:p>
      <text:p text:style-name="P4">
As reported by Ukrinform, since July 1, Ukraine has returned the taxation of fuel with pre -war rules and regulations. Provided from the beginning of full -scale Russian aggression privilege - a decrease in VAT to 7% - was intended to facilitate the filling of the market in the conditions of loss of logistics chains and refusal of profit from the Russian Federation and RB. From now on, VAT returns to 20% again and excises are increasing.</text:p>
      <text:p text:style-name="P4">
News Source: <text:a xlink:type="simple" xlink:href="https://www.ukrinform.ua/rubric-economy/3731919-podatki-do-kinca-vijni-ne-pidvisuvatimut-smigal.html" text:style-name="Internet_20_link" text:visited-style-name="Visited_20_Internet_20_Link">
https://www.ukrinform.ua/rubric-economy/3731919-podatki-do-kinca-vijni-ne-pidvisuvatimut-smigal.html</text:a>
</text:p>
      <!--NEWS-->
      <text:h text:style-name="P10" text:outline-level="1">
<text:span text:style-name="T4">
Russia was unable to sell its helicopters to the African country - the media</text:span>
</text:h>
      <text:p text:style-name="P4">
Authors: Ukrinform (Person)</text:p>
      <text:p text:style-name="P4">
Publisher: Укринформ (Organization)</text:p>
      <text:p text:style-name="P4">
Published Time: 2023-07-05T18:29:00+03:00</text:p>
      <text:p text:style-name="P4">
Modified Time: 2023-07-05T18:29:00+03:00</text:p>
      <text:p text:style-name="P4">
Description: Due to Russia, the plans of the African country with Russia against Ukraine against Ukraine for the purchase of Russian transport helicopters Mi-171 have failed. - Ukrinform.</text:p>
      <text:p text:style-name="P4">
Images: ['<text:a xlink:type="simple" xlink:href="https://static.ukrinform.com/photos/2023_07/thumb_files/630_360_1688570816-679.jpg" text:style-name="Internet_20_link" text:visited-style-name="Visited_20_Internet_20_Link">
630_360_16885...</text:a>
']</text:p>
      <text:p text:style-name="P4">
Tags: ['Африка', 'Росія', 'Вертоліт', 'Бенін']</text:p>
      <text:p text:style-name="P4">
Type: Article</text:p>
      <!--METADATA-->
      <text:p text:style-name="P4">
<draw:frame draw:style-name="fr1" draw:name="Image149" text:anchor-type="as-char" svg:width="6.9236in" svg:height="3.95396in" draw:z-index="0">
<draw:image xlink:href="../Images/yкринформ/2023-07-05T18-29-00-03-00/630_360_1688570816-679.jpg" xlink:type="simple" xlink:show="embed" xlink:actuate="onLoad" draw:mime-type="image/jpeg"/>
</draw:frame>
Due to Russia, a full-scale war against Ukraine plans to the African country Benin to buy Russian transport helicopters, Mi-171 failed.</text:p>
      <text:p text:style-name="P4">
As Ukrinform reports, it reports <text:a xlink:type="simple" xlink:href="https://www.military.africa/2023/07/benins-plans-to-buy-russian-delayed-by-ukraine-war/" text:style-name="Internet_20_link" text:visited-style-name="Visited_20_Internet_20_Link">
Military Africa</text:a>
.</text:p>
      <text:p text:style-name="P4">
It is noted that the state company "Helicopters of Russia" was unable to provide Benin <text:a xlink:type="simple" xlink:href="https://www.ukrinform.ua/tag-vertolit" text:style-name="Internet_20_link" text:visited-style-name="Visited_20_Internet_20_Link">
helicopters</text:a>
Due to interrupted production as a result of the war against Ukraine. These helicopters are needed by the African Republic to strengthen the Air Force in the fight against armed half -night groups.</text:p>
      <text:p text:style-name="P4">
In particular, the Russian company faced many difficulties in trying to put Benin two civilian transport Mi-171 for military reincase. The company was unable to obtain the necessary transport licenses from the Government of the Russian Federation, and also encountered delays in the delivery of parts from Western suppliers, so the date of delivery of helicopters to Benin is unknown.</text:p>
      <text:p text:style-name="P4">
The Mi-171 can be used for the delivery of people, transportation of goods, and for landing tactical troops, landing RDG tailor of terrestrial objects. Such helicopters can also be transport for medical evacuation, used to provide emergency medical care or provide search and rescue tasks in combat.</text:p>
      <text:p text:style-name="P4">
*!(https://www.ukrinform.ua/rubric-world/3729416-pivdenna-afrika-prijme-samit-briks-popri-order-na-arest-putina.html)According to Ukrinform, Russia cannot put vital defense for the Indian military because of the war against Ukraine.</text:p>
      <text:p text:style-name="P4">
News Source: <text:a xlink:type="simple" xlink:href="https://www.ukrinform.ua/rubric-world/3731920-rosia-ne-zmogla-prodati-svoi-vertoloti-afrikanskij-kraini-zmi.html" text:style-name="Internet_20_link" text:visited-style-name="Visited_20_Internet_20_Link">
https://www.ukrinform.ua/rubric-world/3731920-rosia-ne-zmogla-prodati-svoi-vertoloti-afrikanskij-kraini-zmi.html</text:a>
</text:p>
      <!--NEWS-->
      <text:h text:style-name="P10" text:outline-level="1">
<text:span text:style-name="T4">
Ukrainian Kostyuk overcame sakari in the first round of Wimbledon</text:span>
</text:h>
      <text:p text:style-name="P4">
Authors: Ukrinform (Person)</text:p>
      <text:p text:style-name="P4">
Publisher: Укринформ (Organization)</text:p>
      <text:p text:style-name="P4">
Published Time: 2023-07-05T18:36:10+03:00</text:p>
      <text:p text:style-name="P4">
Modified Time: 2023-07-05T18:36:10+03:00</text:p>
      <text:p text:style-name="P4">
Description: Ukrainian Marta Kostyuk ( # 36 WTA) won Maria Sakkari ( # 8 WTA) from Greece in the first round of Wimbledon. - Ukrinform.</text:p>
      <text:p text:style-name="P4">
Images: ['<text:a xlink:type="simple" xlink:href="https://static.ukrinform.com/photos/2023_07/thumb_files/630_360_1688571287-218.jpg" text:style-name="Internet_20_link" text:visited-style-name="Visited_20_Internet_20_Link">
630_360_16885...</text:a>
']</text:p>
      <text:p text:style-name="P4">
Tags: ['Теніс', 'Марта Костюк', 'Вімблдон']</text:p>
      <text:p text:style-name="P4">
Type: Article</text:p>
      <!--METADATA-->
      <text:p text:style-name="P4">
<draw:frame draw:style-name="fr1" draw:name="Image150" text:anchor-type="as-char" svg:width="6.9236in" svg:height="3.956343in" draw:z-index="0">
<draw:image xlink:href="../Images/yкринформ/2023-07-05T18-36-10-03-00/630_360_1688571287-218.jpg" xlink:type="simple" xlink:show="embed" xlink:actuate="onLoad" draw:mime-type="image/jpeg"/>
</draw:frame>
Ukrainian Camarta Kostyuk(№36 WTA)Maria Sakkari won(№8 WTA)From Greece in Wimbledon.</text:p>
      <text:p text:style-name="P4">
Ukrainian tennis player won the Greece representative with a score of 2: 1(0:6, 7:5,6:2), reports Ukrinform.</text:p>
      <text:p text:style-name="P4">
The match lasted 1 hour 57 minutes. Kostyuk performed 2 giving up, made 2 double errors.</text:p>
      <text:p text:style-name="P4">
Kostyuk is inferior to sakari in personal meetings with a score of 1-2. This is the first Ukrainian woman over the rival with the TOP-10.</text:p>
      <text:p text:style-name="P4">
*!(https://www.ukrinform.ua/rubric-sports/3731891-matc-ukrainki-svitolinoi-na-vimbldoni-perenesli-cerez-dos.html)It was reported that the match was to take place on July 4, but was postponed due to rain.</text:p>
      <text:p text:style-name="P4">
Martha for the third time is in the main Wimbledon grid. In the previous two seasons, it was to the second circle of the tournament.</text:p>
      <text:p text:style-name="P4">
Photo: btu.org.ua</text:p>
      <text:p text:style-name="P4">
News Source: <text:a xlink:type="simple" xlink:href="https://www.ukrinform.ua/rubric-sports/3731923-ukrainka-kostuk-zdolala-sakkari-v-persomu-koli-vimbldonu.html" text:style-name="Internet_20_link" text:visited-style-name="Visited_20_Internet_20_Link">
https://www.ukrinform.ua/rubric-sports/3731923-ukrainka-kostuk-zdolala-sakkari-v-persomu-koli-vimbldonu.html</text:a>
</text:p>
      <!--NEWS-->
      <text:h text:style-name="P10" text:outline-level="1">
<text:span text:style-name="T4">
Zelensky has imposed sanctions against 18 legal entities registered in Cyprus, in the Russian Federation and Luxembourg</text:span>
</text:h>
      <text:p text:style-name="P4">
Authors: Ukrinform (Person)</text:p>
      <text:p text:style-name="P4">
Publisher: Укринформ (Organization)</text:p>
      <text:p text:style-name="P4">
Published Time: 2023-07-05T18:42:00+03:00</text:p>
      <text:p text:style-name="P4">
Modified Time: 2023-07-05T18:42:00+03:00</text:p>
      <text:p text:style-name="P4">
Description: President of Ukraine Volodymyr Zelensky entered into force the decision of the National Security and Defense Council on the introduction of sanctions against 18 legal entities registered in Cyprus, Moscow and Luxembourg. - Ukrinform.</text:p>
      <text:p text:style-name="P4">
Images: ['<text:a xlink:type="simple" xlink:href="https://static.ukrinform.com/photos/2022_09/thumb_files/630_360_1664388416-236.jpg" text:style-name="Internet_20_link" text:visited-style-name="Visited_20_Internet_20_Link">
630_360_16643...</text:a>
']</text:p>
      <text:p text:style-name="P4">
Tags: ['Санкції', 'Зеленський']</text:p>
      <text:p text:style-name="P4">
Type: Article</text:p>
      <!--METADATA-->
      <text:p text:style-name="P4">
<draw:frame draw:style-name="fr1" draw:name="Image151" text:anchor-type="as-char" svg:width="6.9236in" svg:height="3.956343in" draw:z-index="0">
<draw:image xlink:href="../Images/yкринформ/2023-07-05T18-42-00-03-00/630_360_1664388416-236.jpg" xlink:type="simple" xlink:show="embed" xlink:actuate="onLoad" draw:mime-type="image/jpeg"/>
</draw:frame>
Volodymyr Zelensky Presidential Ukraine has put into effect the decision of the National Security Council of Ioboron on the introduction of sanctions against 18 legal entities that are registered Cyprus, Moscow and Luxembourg.</text:p>
      <text:p text:style-name="P4">
According to Ukrinform, this is referred to in the Presidential Decree <text:a xlink:type="simple" xlink:href="https://www.president.gov.ua/documents/3712023-47261" text:style-name="Internet_20_link" text:visited-style-name="Visited_20_Internet_20_Link">
No. 371/2023</text:a>
of July 5 “On the decision of the National Security and Defense Council of Ukraine of July 5, 2023” On the use of personal special economic and other restrictive measures(sanctions)”</text:p>
      <text:p text:style-name="P4">
The control over the implementation of the NSDC decision is vested in the secretary of the National Security and Defense Council of Ukraine.</text:p>
      <text:p text:style-name="P4">
The decree enters into force on the day of its publication.</text:p>
      <text:p text:style-name="P4">
<text:span text:style-name="T4">
 Read also: </text:span>
 [regular <text:span text:style-name="T4">
 sanctions </text:span>
 against Russia and new assistance to Ukraine by Esignal Putin about the unity(https://www.ukrinform.ua/rubric-polytics/3730241-cergovi-sankcii-proti-rosii-i-nova-dopomoga-ukraini-e-signalom-putinu-pro-ednist-es-sances.html)<text:a xlink:type="simple" xlink:href="https://www.ukrinform.ua/tag-sankcii" text:style-name="Internet_20_link" text:visited-style-name="Visited_20_Internet_20_Link">
Sanctions</text:a>
Against data of legal entities was implemented for 10 years.</text:p>
      <text:p text:style-name="P4">
As reported by Ukrinform, on July 1, President of Ukraine Volodymyr Zelensky introduced the decision of the National Security and Defense Council <text:a xlink:type="simple" xlink:href="https://www.ukrinform.ua/rubric-polytics/3730142-zelenskij-uviv-u-diu-risenna-rnbo-pro-sankcii-proti-190-fizicnih-ta-291-uridicnoi-osobi.html" text:style-name="Internet_20_link" text:visited-style-name="Visited_20_Internet_20_Link">
on the introduction of sanctions in front of more than 190 natural persons and 291 legal entities</text:a>
, including Georgian Airways, Georgian Airlines that resumed Raisi's flights.</text:p>
      <text:p text:style-name="P4">
News Source: <text:a xlink:type="simple" xlink:href="https://www.ukrinform.ua/rubric-economy/3731929-zelenskij-vviv-sankcii-proti-18-uridicnih-osib-zareestrovanih-na-kipri-u-rf-ta-luksemburzi.html" text:style-name="Internet_20_link" text:visited-style-name="Visited_20_Internet_20_Link">
https://www.ukrinform.ua/rubric-economy/3731929-zelenskij-vviv-sankcii-proti-18-uridicnih-osib-zareestrovanih-na-kipri-u-rf-ta-luksemburzi.html</text:a>
</text:p>
      <!--NEWS-->
      <text:h text:style-name="P10" text:outline-level="1">
<text:span text:style-name="T4">
In the Podmell of the Medzibiz Castle, a clip performed by an eight -year school was made</text:span>
</text:h>
      <text:p text:style-name="P4">
Authors: Ukrinform (Person)</text:p>
      <text:p text:style-name="P4">
Publisher: Укринформ (Organization)</text:p>
      <text:p text:style-name="P4">
Published Time: 2023-07-05T18:47:21+03:00</text:p>
      <text:p text:style-name="P4">
Modified Time: 2023-07-05T18:47:21+03:00</text:p>
      <text:p text:style-name="P4">
Description: In the Podmelli of the Medzibiz Castle in Khmelnytskyi, they filmed the video for the song "This is in the eye of you", performed by the eight -year -old schoolgirl Emily Saraffar. - Ukrinform.</text:p>
      <text:p text:style-name="P4">
Images: ['<text:a xlink:type="simple" xlink:href="https://static.ukrinform.com/photos/2023_07/thumb_files/630_360_1688571564-726.jpg" text:style-name="Internet_20_link" text:visited-style-name="Visited_20_Internet_20_Link">
630_360_16885...</text:a>
']</text:p>
      <text:p text:style-name="P4">
Tags: ['Діти', 'Хмельниччина', 'Замок', 'Пісня', 'Кліп']</text:p>
      <text:p text:style-name="P4">
Type: Article</text:p>
      <!--METADATA-->
      <text:p text:style-name="P4">
<draw:frame draw:style-name="fr1" draw:name="Image152" text:anchor-type="as-char" svg:width="6.9236in" svg:height="3.956343in" draw:z-index="0">
<draw:image xlink:href="../Images/yкринформ/2023-07-05T18-47-21-03-00/630_360_1688571564-726.jpg" xlink:type="simple" xlink:show="embed" xlink:actuate="onLoad" draw:mime-type="image/jpeg"/>
</draw:frame>
Upitamelli of the Medzibiza Castle in Khmelnytskyi removed the video for the song "South of you", performed by the eight -year -old schoolgirl Emily Saraffar.</text:p>
      <text:p text:style-name="P4">
According to Ukrinform, about it on <text:a xlink:type="simple" xlink:href="https://www.facebook.com/Mezhybizh/posts/pfbid02WHWJFz9xJzKUSjP7VhjxBVZfWb7S7mYnjr5er56dSUp2pxLuYiT8VNuWHA3obaDTl" text:style-name="Internet_20_link" text:visited-style-name="Visited_20_Internet_20_Link">
Facebook</text:a>
He reported the State Historical and Cultural Reserve.</text:p>
      <text:p text:style-name="P4">
"I am in your eyes" - <text:a xlink:type="simple" xlink:href="https://www.youtube.com/watch" text:style-name="Internet_20_link" text:visited-style-name="Visited_20_Internet_20_Link">
sings</text:a>
The sincere voice from the mystical depth of the Medzibiz Castle. And what was afraid of Ancient Medzibozh - comes true. The enemies of Ukraine are also in the message.</text:p>
      <text:p text:style-name="P4">
As the correspondent of Ukrinform was specified in the sound recording studio "Fitil", <text:a xlink:type="simple" xlink:href="https://www.ukrinform.ua/tag-pisna" text:style-name="Internet_20_link" text:visited-style-name="Visited_20_Internet_20_Link">
song</text:a>
"I sow in the eye" was performed by an eight -year -old savings. The girl studies at the Lyceum # 17 of Khmelnitsky.</text:p>
      <text:p text:style-name="P4">
<text:span text:style-name="T4">
 Read also: </text:span>
 <text:a xlink:type="simple" xlink:href="https://www.ukrinform.ua/rubric-culture/3729731-gurt-tik-prezentuvav-novij-albom-18-iz-patrioticnimi-trekami.html" text:style-name="Internet_20_link" text:visited-style-name="Visited_20_Internet_20_Link">
Tik band presented a new album "18+" with patriotic tracks</text:a>
Earlier, Emily recorded covers on the song "Home" Kalush Feat Skofka, Nazaria Yaremchuk and others.</text:p>
      <text:p text:style-name="P4">
The song "Sie you in the eye" on Lyudmila Gorova's poem was recorded by Angy Kreyda, and many covers appeared in the composition.</text:p>
      <text:p text:style-name="P4">
News Source: <text:a xlink:type="simple" xlink:href="https://www.ukrinform.ua/rubric-culture/3731927-u-pidzemelli-medzibizkogo-zamku-znali-klip-u-vikonanni-vosmiricnoi-skolarki.html" text:style-name="Internet_20_link" text:visited-style-name="Visited_20_Internet_20_Link">
https://www.ukrinform.ua/rubric-culture/3731927-u-pidzemelli-medzibizkogo-zamku-znali-klip-u-vikonanni-vosmiricnoi-skolarki.html</text:a>
</text:p>
      <!--NEWS-->
      <text:h text:style-name="P10" text:outline-level="1">
<text:span text:style-name="T4">
Ukraine gave way to Spain in the semifinals of the youth CHE-2023 football</text:span>
</text:h>
      <text:p text:style-name="P4">
Authors: Ukrinform (Person)</text:p>
      <text:p text:style-name="P4">
Publisher: Укринформ (Organization)</text:p>
      <text:p text:style-name="P4">
Published Time: 2023-07-05T18:49:00+03:00</text:p>
      <text:p text:style-name="P4">
Modified Time: 2023-07-05T23:49:00+03:00</text:p>
      <text:p text:style-name="P4">
Description: Ukraine's youth team could not break into the finals of the European Championships 2023 (players by 21st). - Ukrinform.</text:p>
      <text:p text:style-name="P4">
Images: ['<text:a xlink:type="simple" xlink:href="https://static.ukrinform.com/photos/2023_07/thumb_files/630_360_1688586642-475.jpg" text:style-name="Internet_20_link" text:visited-style-name="Visited_20_Internet_20_Link">
630_360_16885...</text:a>
']</text:p>
      <text:p text:style-name="P4">
Tags: ['Футбол']</text:p>
      <text:p text:style-name="P4">
Type: Article</text:p>
      <!--METADATA-->
      <text:p text:style-name="P4">
<draw:frame draw:style-name="fr1" draw:name="Image153" text:anchor-type="as-char" svg:width="6.9236in" svg:height="3.956343in" draw:z-index="0">
<draw:image xlink:href="../Images/yкринформ/2023-07-05T18-49-00-03-00/630_360_1688586642-475.jpg" xlink:type="simple" xlink:show="embed" xlink:actuate="onLoad" draw:mime-type="image/jpeg"/>
</draw:frame>
The youth team of Ukraine could not break into the finals of the European Championships 2023(football players up to 21st).</text:p>
      <text:p text:style-name="P4">
Підопічні Руслана Ротаня в 1/2 фіналу програли одноліткам з Іспанії - 1:5,передає Укрінформ.</text:p>
      <text:p text:style-name="P4">
Хавбек донецького «Шахтаря» Артем Бондаренко на 13-й хвилині відкрив рахунокна арені «Стяуа» у Бухаресті (Romania)- after the result of the transmission of the Forward of London "Chelsea" Mikhail Mudrik.</text:p>
      <text:p text:style-name="P4">
However, even before the break in the pyreners, the striker of the Portuguese "Braga" Abel Ruis(17th minute)and Atletico midfielder with Bilbao Oian Sanset(24).</text:p>
      <text:p text:style-name="P4">
У другому таймі остаточний результат у матчі встановили півзахисникмадридського «Реала» Антоніо Бланко (54)Alasa Oros Oros Oros Orosuns, Osasunya's Osasuns(68)and Manchester City midfielder Sergio Gomez(78).</text:p>
      <text:p text:style-name="P4">
<text:span text:style-name="T4">
Читайте також:</text:span>
 <text:a xlink:type="simple" xlink:href="https://www.ukrinform.ua/rubric-sports/3731984-anglia-obigrala-futbolistiv-izrailu-i-vijsla-u-final-molodiznogo-ce2023.html" text:style-name="Internet_20_link" text:visited-style-name="Visited_20_Internet_20_Link">
 Англія обіграла <text:span text:style-name="T4">
футбол</text:span>
 істів Ізраїлю і вийшла у фіналмолодіжного ЧЄ-2023 </text:a>
In the Euro-2023 finals, which will take place on July 8 in Batumi(Georgia), the Spaniards will meet with the team of England, who in turn beat the "youth" of Israel(3:0).</text:p>
      <text:p text:style-name="P4">
Нагадаємо, збірна України з футболу (U21)Thanks to the accession to the semi-final youth championship of Europe-2023, she qualified for Olympic Games-2024(France).</text:p>
      <text:p text:style-name="P4">
Фото: ua-football.com.</text:p>
      <text:p text:style-name="P4">
News Source: <text:a xlink:type="simple" xlink:href="https://www.ukrinform.ua/rubric-sports/3732023-ukraina-postupilasa-ispanii-u-pivfinali-molodiznogo-ce2023-z-futbolu.html" text:style-name="Internet_20_link" text:visited-style-name="Visited_20_Internet_20_Link">
https://www.ukrinform.ua/rubric-sports/3732023-ukraina-postupilasa-ispanii-u-pivfinali-molodiznogo-ce2023-z-futbolu.html</text:a>
</text:p>
      <!--NEWS-->
      <text:h text:style-name="P10" text:outline-level="1">
<text:span text:style-name="T4">
Shot by the Russians "fast" from Kharkiv region exposed to the Reichstag</text:span>
</text:h>
      <text:p text:style-name="P4">
Authors: Ukrinform (Person)</text:p>
      <text:p text:style-name="P4">
Publisher: Укринформ (Organization)</text:p>
      <text:p text:style-name="P4">
Published Time: 2023-07-05T18:50:00+03:00</text:p>
      <text:p text:style-name="P4">
Modified Time: 2023-07-05T18:50:00+03:00</text:p>
      <text:p text:style-name="P4">
Description: The President of the German Bundestag Berbel Bass, along with low parliamentarians from different factions and Ambassador of Ukraine to Germany by Alexei Makeev, was examined on Wednesday by Russian ambulance, which was exhibited in front of the Reichstag building on Wednesday by Russian troops. - Ukrinform.</text:p>
      <text:p text:style-name="P4">
Images: ['<text:a xlink:type="simple" xlink:href="https://static.ukrinform.com/photos/2023_07/thumb_files/630_360_1688572040-5515.jpeg" text:style-name="Internet_20_link" text:visited-style-name="Visited_20_Internet_20_Link">
630_360_16885...</text:a>
']</text:p>
      <text:p text:style-name="P4">
Tags: ['Швидка', 'Розстріл', 'Війна з Росією', 'Рейхстаг']</text:p>
      <text:p text:style-name="P4">
Type: Article</text:p>
      <!--METADATA-->
      <text:p text:style-name="P4">
<draw:frame draw:style-name="fr1" draw:name="Image154" text:anchor-type="as-char" svg:width="6.9236in" svg:height="3.956343in" draw:z-index="0">
<draw:image xlink:href="../Images/yкринформ/2023-07-05T18-50-00-03-00/630_360_1688572040-5515.jpeg" xlink:type="simple" xlink:show="embed" xlink:actuate="onLoad" draw:mime-type="image/jpeg"/>
</draw:frame>
The President of the German Bundestag Berbel Bass, together with the low parliamentari from various factions and Ambassador of Ukraine to Germany by Alexei Makeev, was examined by the Ukrainian ambulance, which was deployed in front of the Reichstag building.</text:p>
      <text:p text:style-name="P4">
This was reported by Ukrinform correspondent.</text:p>
      <text:p text:style-name="P4">
“We attract the attention of the German politicum, but also the German community to the horror that this Russian Russian, also resolved against all of Europe. This “<text:a xlink:type="simple" xlink:href="https://www.ukrinform.ua/tag-svidka" text:style-name="Internet_20_link" text:visited-style-name="Visited_20_Internet_20_Link">
ambulance</text:a>
»From Kharkiv region is another witness to Russian war crimes,” Makeev said.</text:p>
      <text:p text:style-name="P4">
</text:p>
      <text:p text:style-name="P4">
<text:a xlink:type="simple" xlink:href="https://static.ukrinform.com/photos/2023_07/1688572040-2279.jpeg" text:style-name="Internet_20_link" text:visited-style-name="Visited_20_Internet_20_Link">
 </text:a>
 <text:a xlink:type="simple" xlink:href="https://static.ukrinform.com/photos/2023_07/1688572040-9205.jpeg" text:style-name="Internet_20_link" text:visited-style-name="Visited_20_Internet_20_Link">
</text:a>
 <text:a xlink:type="simple" xlink:href="https://static.ukrinform.com/photos/2023_07/1688572040-6180.jpeg" text:style-name="Internet_20_link" text:visited-style-name="Visited_20_Internet_20_Link">
</text:a>
 <text:a xlink:type="simple" xlink:href="https://static.ukrinform.com/photos/2023_07/1688572040-2084.jpeg" text:style-name="Internet_20_link" text:visited-style-name="Visited_20_Internet_20_Link">
</text:a>
 <text:a xlink:type="simple" xlink:href="https://static.ukrinform.com/photos/2023_07/1688572040-5515.jpeg" text:style-name="Internet_20_link" text:visited-style-name="Visited_20_Internet_20_Link">
<draw:frame draw:style-name="fr1" draw:name="Image160" text:anchor-type="as-char" svg:width="6.9236in" svg:height="3.956343in" draw:z-index="0">
<draw:image xlink:href="../Images/yкринформ/2023-07-05T18-50-00-03-00/630_360_1688572040-5515.jpeg" xlink:type="simple" xlink:show="embed" xlink:actuate="onLoad" draw:mime-type="image/jpeg"/>
</draw:frame>
</text:a>
 <text:a xlink:type="simple" xlink:href="https://static.ukrinform.com/photos/2023_07/1688572041-3246.jpeg" text:style-name="Internet_20_link" text:visited-style-name="Visited_20_Internet_20_Link">
</text:a>
 <text:a xlink:type="simple" xlink:href="https://static.ukrinform.com/photos/2023_07/1688572040-6648.jpeg" text:style-name="Internet_20_link" text:visited-style-name="Visited_20_Internet_20_Link">
</text:a>
He added that he is glad that the Ukrainian community in Germany takes an active participation in telling the Germans about the Russian war against Ukraine. Such -in things are better to understand what is really going on.</text:p>
      <text:p text:style-name="P4">
The ambassador also emphasized that "we all feel today that the support of Germany is increasing that it is strategic, it has long been not winning."</text:p>
      <text:p text:style-name="P4">
Berbel Bass, in turn, promised Ukraine in the war of the anthabilitation and assured that "Germany provides everything it is necessary, together with other Ukrainians."</text:p>
      <text:p text:style-name="P4">
"It is clear to us that we will continue to support," said President of Parliament."We could not move the destroyed hospital here, but we would like to show people one evidence of these military crimes," said de Maar.</text:p>
      <text:p text:style-name="P4">
*!(https://www.ukrinform.ua/rubric-society/3731879-nimeccina-peredala-ratuvalnikam-desat-metalodetektoriv-dla-rozminuvanna.html)From May 20 to May 27, a car, mutilated by fragments and bullets, was already exhibited by Munich, before that - in Kiev and Vilnius. The next stop is the Hamburg of the Highway European Cities.</text:p>
      <text:p text:style-name="P4">
The initiators of the action are a wide alliance of German, Ukrainian and Lithuanian Initiative, in particular, Ukrainian activist Valentina de Maar, Lithuanian-German activist Irma Petretitite-Luxen Europe E.V ».</text:p>
      <text:p text:style-name="P4">
News Source: <text:a xlink:type="simple" xlink:href="https://www.ukrinform.ua/rubric-world/3731928-rozstrilanu-rosianami-ukrainsku-svidku-vistavili-pered-rejhstagom.html" text:style-name="Internet_20_link" text:visited-style-name="Visited_20_Internet_20_Link">
https://www.ukrinform.ua/rubric-world/3731928-rozstrilanu-rosianami-ukrainsku-svidku-vistavili-pered-rejhstagom.html</text:a>
</text:p>
      <!--NEWS-->
      <text:h text:style-name="P10" text:outline-level="1">
<text:span text:style-name="T4">
Due to Kakhovskaya hydroelectric power station, Ukraine lost more than 10 cubic kilometers of water</text:span>
</text:h>
      <text:p text:style-name="P4">
Authors: Ukrinform (Person)</text:p>
      <text:p text:style-name="P4">
Publisher: Укринформ (Organization)</text:p>
      <text:p text:style-name="P4">
Published Time: 2023-07-05T18:55:05+03:00</text:p>
      <text:p text:style-name="P4">
Modified Time: 2023-07-05T18:55:05+03:00</text:p>
      <text:p text:style-name="P4">
Description: Due to the undermining of the Kakhovsky hydroelectric power station, the Kakhovsky Reservoir Square decreased by 80%, and Ukraine lost more than 10 cubic kilometers of water. - Ukrinform.</text:p>
      <text:p text:style-name="P4">
Images: ['<text:a xlink:type="simple" xlink:href="https://static.ukrinform.com/photos/2023_06/thumb_files/630_360_1686645012-713.jpg" text:style-name="Internet_20_link" text:visited-style-name="Visited_20_Internet_20_Link">
630_360_16866...</text:a>
']</text:p>
      <text:p text:style-name="P4">
Tags: ['Вода', 'Каховська ГЕС', 'Міндовкілля', 'Війна з Росією', 'Єдині новини']</text:p>
      <text:p text:style-name="P4">
Type: Article</text:p>
      <!--METADATA-->
      <text:p text:style-name="P4">
<draw:frame draw:style-name="fr1" draw:name="Image163" text:anchor-type="as-char" svg:width="6.9236in" svg:height="3.956343in" draw:z-index="0">
<draw:image xlink:href="../Images/yкринформ/2023-07-05T18-55-05-03-00/630_360_1686645012-713.jpg" xlink:type="simple" xlink:show="embed" xlink:actuate="onLoad" draw:mime-type="image/jpeg"/>
</draw:frame>
Due to the blowing of the Kakhovsky hydroelectric power station, the Kakhovsky Reservoir Square decreased by 80%, and Ukraine lost more than 10 cubic kilometers of water.</text:p>
      <text:p text:style-name="P4">
According to Ukrinform with reference to <text:a xlink:type="simple" xlink:href="http://t.me/mindovkillia/1205" text:style-name="Internet_20_link" text:visited-style-name="Visited_20_Internet_20_Link">
Mindovkil</text:a>
The Minister of Environmental Protection and Natural Resources of Ukraine Ruslan Strelets informed about it "the only news".</text:p>
      <text:p text:style-name="P4">
“Ukraine has lost more than 10 cubic kilometers of the most valuable resource - water. The area of the reservoir decreased by about 80%. Once a powerful warehouse, which provided more than 1 million Ukrainians with drinking water, destroyed, ”the minister said.</text:p>
      <text:p text:style-name="P4">
<text:span text:style-name="T4">
 Read also: </text:span>
 [the government has already directed more(https://www.ukrinform.ua/rubric-economy/3731415-urad-uze-spramuvav-ponad-4-milardi-dla-podolanna-naslidkiv-pidrivu-na-kahovskij-ges.html)He emphasized that about 80,000 gas records were flooded as a result of the terrorist attack. Nizhnodniprovsky, Great Meadow and Kamianskaya Sich are expecting a gradual and long recovery.</text:p>
      <text:p text:style-name="P4">
The world may forever lose endemic species of plants and animals, including the Maritime pike perch, 70% of the world of the world population of Nordman, up to 50% of the Sand and Emuranchik area.</text:p>
      <text:p text:style-name="P4">
Sagittarius noted that the restoration of affected ecosystems can go</text:p>
      <text:p text:style-name="P4">
<text:span text:style-name="T4">
 Read also: </text:span>
 <text:a xlink:type="simple" xlink:href="https://www.ukrinform.ua/rubric-society/3731723-pisla-pidrivu-kahovskoi-ges-dla-vidnovlenna-ekosistem-potribni-10-rokiv-strilec.html" text:style-name="Internet_20_link" text:visited-style-name="Visited_20_Internet_20_Link">
after blasting Kakhovskaya hydroelectric power station for recovery ecosystem -routine 10 years - Sagittarius</text:a>
As it was reported, the estimated amount of losses caused to the environment through the blast of Kakhovskaya hydroelectric power station is UAH 146 billion.</text:p>
      <text:p text:style-name="P4">
News Source: <text:a xlink:type="simple" xlink:href="https://www.ukrinform.ua/rubric-economy/3731931-cerez-pidriv-kahovskoi-ges-ukraina-vtratila-ponad-10-kubicnih-kilometriv-vodi.html" text:style-name="Internet_20_link" text:visited-style-name="Visited_20_Internet_20_Link">
https://www.ukrinform.ua/rubric-economy/3731931-cerez-pidriv-kahovskoi-ges-ukraina-vtratila-ponad-10-kubicnih-kilometriv-vodi.html</text:a>
</text:p>
      <!--NEWS-->
      <text:h text:style-name="P10" text:outline-level="1">
<text:span text:style-name="T4">
Explosion in Shevchenkivsky Court: In the radius of a kilometer, the roads were blocked</text:span>
</text:h>
      <text:p text:style-name="P4">
Authors: Ukrinform (Person)</text:p>
      <text:p text:style-name="P4">
Publisher: Укринформ (Organization)</text:p>
      <text:p text:style-name="P4">
Published Time: 2023-07-05T19:00:00+03:00</text:p>
      <text:p text:style-name="P4">
Modified Time: 2023-07-05T19:00:00+03:00</text:p>
      <text:p text:style-name="P4">
Description: In the radius of a kilometer from the Shevchenkivsky Court, where the explosion came, the roads were blocked. - Ukrinform.</text:p>
      <text:p text:style-name="P4">
Images: ['<text:a xlink:type="simple" xlink:href="https://static.ukrinform.com/photos/2023_07/thumb_files/630_360_1688574294-4638.jpeg" text:style-name="Internet_20_link" text:visited-style-name="Visited_20_Internet_20_Link">
630_360_16885...</text:a>
']</text:p>
      <text:p text:style-name="P4">
Tags: ['Суд', 'Вибух', 'Київ']</text:p>
      <text:p text:style-name="P4">
Type: Article</text:p>
      <!--METADATA-->
      <text:p text:style-name="P4">
<draw:frame draw:style-name="fr1" draw:name="Image164" text:anchor-type="as-char" svg:width="6.9236in" svg:height="3.956343in" draw:z-index="0">
<draw:image xlink:href="../Images/yкринформ/2023-07-05T19-00-00-03-00/630_360_1688574294-4638.jpeg" xlink:type="simple" xlink:show="embed" xlink:actuate="onLoad" draw:mime-type="image/jpeg"/>
</draw:frame>
Uradiusi kilometer from the Shevchenko Court, where there was an explosion, overlap.</text:p>
      <text:p text:style-name="P4">
About it reports Ukrinform.</text:p>
      <text:p text:style-name="P4">
Special forces, investigative team, explosive technicians work on the spot.</text:p>
      <text:p text:style-name="P4">
<text:span text:style-name="T4">
 Read also: </text:span>
 <text:a xlink:type="simple" xlink:href="https://www.ukrinform.ua/rubric-kyiv/3731914-u-kievi-v-primisenni-sudu-prolunav-vibuh.html" text:style-name="Internet_20_link" text:visited-style-name="Visited_20_Internet_20_Link">
in Kiev in the court premises <text:span text:style-name="T4">
 explosion </text:span>
</text:a>
</text:p>
      <text:p text:style-name="P4">
</text:p>
      <text:p text:style-name="P4">
As reported by Ukrinform, <text:a xlink:type="simple" xlink:href="https://www.ukrinform.ua/tag-vibuh" text:style-name="Internet_20_link" text:visited-style-name="Visited_20_Internet_20_Link">
explosion</text:a>
He fired at 17.20. According to the KMVA, the servicemen of the convoy service were brought to the premises of the Shevchenkivsky Court of the capital, the defendant who was undermined in the court premises(Pre -restroom)unknown explosive device.</text:p>
      <text:p text:style-name="P4">
News Source: <text:a xlink:type="simple" xlink:href="https://www.ukrinform.ua/rubric-kyiv/3731935-vibuh-u-sevcenkivskomu-sudi-u-radiusi-kilometra-perekrili-dorogi.html" text:style-name="Internet_20_link" text:visited-style-name="Visited_20_Internet_20_Link">
https://www.ukrinform.ua/rubric-kyiv/3731935-vibuh-u-sevcenkivskomu-sudi-u-radiusi-kilometra-perekrili-dorogi.html</text:a>
</text:p>
      <!--NEWS-->
      <text:h text:style-name="P10" text:outline-level="1">
<text:span text:style-name="T4">
In Sumy region, the UOC -MP Temple will be judged by the State Education Council</text:span>
</text:h>
      <text:p text:style-name="P4">
Authors: Ukrinform (Person)</text:p>
      <text:p text:style-name="P4">
Publisher: Укринформ (Organization)</text:p>
      <text:p text:style-name="P4">
Published Time: 2023-07-05T19:01:00+03:00</text:p>
      <text:p text:style-name="P4">
Modified Time: 2023-07-05T19:01:00+03:00</text:p>
      <text:p text:style-name="P4">
Description: In Sumy region, an indictment was sent to court with respect to the rector of one of the temples of the UOC -MP in the Shostkinsky district for committing the State Council in the conditions of martial law (Part 2 of Article 111 of the Criminal Code of Ukraine). - Ukrinform.</text:p>
      <text:p text:style-name="P4">
Images: ['<text:a xlink:type="simple" xlink:href="https://static.ukrinform.com/photos/2017_12/thumb_files/630_360_1514464397-1884.jpg" text:style-name="Internet_20_link" text:visited-style-name="Visited_20_Internet_20_Link">
630_360_15144...</text:a>
']</text:p>
      <text:p text:style-name="P4">
Tags: ['Сумщина', 'УПЦ МП', 'Держзрада', 'Колаборант', 'Священник', 'Війна з Росією']</text:p>
      <text:p text:style-name="P4">
Type: Article</text:p>
      <!--METADATA-->
      <text:p text:style-name="P4">
<draw:frame draw:style-name="fr1" draw:name="Image166" text:anchor-type="as-char" svg:width="6.9236in" svg:height="3.956343in" draw:z-index="0">
<draw:image xlink:href="../Images/yкринформ/2023-07-05T19-01-00-03-00/630_360_1514464397-1884.jpg" xlink:type="simple" xlink:show="embed" xlink:actuate="onLoad" draw:mime-type="image/jpeg"/>
</draw:frame>
Nasus region was sent to court by an indictment against the rector of one semester of the UOC -MP in the Shostka district for committing the State Council in the Conditions of Military Staff(Part 2 of Art. 111 of the Criminal Code of Ukraine).</text:p>
      <text:p text:style-name="P4">
Про це повідомляє <text:a xlink:type="simple" xlink:href="https://sumy.gp.gov.ua/ua/news.html" text:style-name="Internet_20_link" text:visited-style-name="Visited_20_Internet_20_Link">
 Сумська облпрокуратура</text:a>
, reports Ukrinform.</text:p>
      <text:p text:style-name="P4">
<text:span text:style-name="T5">
Foto: Sumy Prosecutor's Office</text:span>
</text:p>
      <text:p text:style-name="P4">
"The investigation found that after the start of the full -scale invasion of the Russian Federation into Ukraine, an employee of the Federal Security Service established a connection with the rector of one of the temples of Shostkinsky district. <text:a xlink:type="simple" xlink:href="https://www.ukrinform.ua/tag-upc-mp" text:style-name="Internet_20_link" text:visited-style-name="Visited_20_Internet_20_Link">
The clergyman</text:a>
He agreed to work because he had pro -Russian beliefs and expected the arrival of the Russian measure.</text:p>
      <text:p text:style-name="P4">
In order to accomplish the task of the occupiers, the agent in Ryas collected data on the quantities in the territory of the region and their weapons, as well as information of protrusions of local authorities, law enforcement agencies, public activists, their political views and authority among the local population, " -there is a message.</text:p>
      <text:p text:style-name="P4">
<text:span text:style-name="T4">
 Read also: </text:span>
 <text:a xlink:type="simple" xlink:href="https://www.ukrinform.ua/rubric-society/3731863-situacia-v-lavri-komisia-viselati-nikogo-ne-pospisae-i-pravilno-robit.html" text:style-name="Internet_20_link" text:visited-style-name="Visited_20_Internet_20_Link">
the situation in the laurel: the commission is in no hurry to evict. And rightfully does</text:a>
According to the prosecutor's office, the rector of the temple recorded the exact addresses, photographed the area where servicemen and military personnel in the Shostkinsky district are located. He collected information about patriotic -arranged citizens who can influence society. The intelligence data transmitted to the FSB operative employee of the Russian Federation with the help of one of the messengers.</text:p>
      <text:p text:style-name="P4">
Law enforcement officers detained the "agent in Ryss" on March 1, 2023. He is currently in custody.</text:p>
      <text:p text:style-name="P4">
As reported by Ukrinform, on July 3, the Russians killed two and wounded one resident of the border settlement of Sumy region during an attempt to penetrate Ukraine's suity.</text:p>
      <text:p text:style-name="P4">
News Source: <text:a xlink:type="simple" xlink:href="https://www.ukrinform.ua/rubric-regions/3731932-na-sumsini-za-derzzradu-suditimut-nastoatela-hramu-upc-mp.html" text:style-name="Internet_20_link" text:visited-style-name="Visited_20_Internet_20_Link">
https://www.ukrinform.ua/rubric-regions/3731932-na-sumsini-za-derzzradu-suditimut-nastoatela-hramu-upc-mp.html</text:a>
</text:p>
      <!--NEWS-->
      <text:h text:style-name="P10" text:outline-level="1">
<text:span text:style-name="T4">
The text of the NATO summit document in Vilnius becomes "stronger" in Ukraine - Nauseda</text:span>
</text:h>
      <text:p text:style-name="P4">
Authors: Ukrinform (Person)</text:p>
      <text:p text:style-name="P4">
Publisher: Укринформ (Organization)</text:p>
      <text:p text:style-name="P4">
Published Time: 2023-07-05T19:02:00+03:00</text:p>
      <text:p text:style-name="P4">
Modified Time: 2023-07-05T19:02:00+03:00</text:p>
      <text:p text:style-name="P4">
Description: Ukraine's membership in NATO is the only security guarantee for Ukraine. Work on the final statement on the results of the summit in Vilnius is ongoing, there is a whole group of countries that wants a "stronger" text in the Ukrainian question. - Ukrinform.</text:p>
      <text:p text:style-name="P4">
Images: ['<text:a xlink:type="simple" xlink:href="https://static.ukrinform.com/photos/2023_03/thumb_files/630_360_1678873066-877.jpg" text:style-name="Internet_20_link" text:visited-style-name="Visited_20_Internet_20_Link">
630_360_16788...</text:a>
']</text:p>
      <text:p text:style-name="P4">
Tags: ['Литва', 'НАТО', 'Україна', 'Ґітанас Науседа']</text:p>
      <text:p text:style-name="P4">
Type: Article</text:p>
      <!--METADATA-->
      <text:p text:style-name="P4">
<draw:frame draw:style-name="fr1" draw:name="Image168" text:anchor-type="as-char" svg:width="6.9236in" svg:height="3.956343in" draw:z-index="0">
<draw:image xlink:href="../Images/yкринформ/2023-07-05T19-02-00-03-00/630_360_1678873066-877.jpg" xlink:type="simple" xlink:show="embed" xlink:actuate="onLoad" draw:mime-type="image/jpeg"/>
</draw:frame>
NATO's membership is the only security guarantee for Ukraine. The work is currently underway with a statement on the results of the summit in Vilnius, there is a whole group of countries, which is a "stronger" text in the Ukrainian issue.</text:p>
      <text:p text:style-name="P4">
This was during a joint press conference with the President of Poland Andrzej Dudazau on Wednesday in Vilnius, Lithuanian President of Gitanas Nauseda, reports Ukrinform's own correspondent.</text:p>
      <text:p text:style-name="P4">
"We need to realize that there are no other real security guarantees other than NATO and Article 5(About the collective defense of the Alliance - Ed.).Саміт НАТО у Вільнюсі – це чудова нагода, аби перестати повторювати старіформули і представити чіткий план, як Україна стане членом НАТО після війни",– підкреслив Науседа.</text:p>
      <text:p text:style-name="P4">
Відповідаючи на запитання, що саме Україна отримає у Вільнюсі, Науседапідкреслив, що членство України в НАТО є не лише в інтересах Києва, а й усьогоАльянсу.</text:p>
      <text:p text:style-name="P4">
<text:span text:style-name="T4">
Читайте також:</text:span>
 <text:a xlink:type="simple" xlink:href="https://www.ukrinform.ua/rubric-polytics/3731808-polsa-j-italia-pidtrimuut-nadanna-ukraini-u-vilnusi-silnih-garantij-bezpeki-moraveckij.html" text:style-name="Internet_20_link" text:visited-style-name="Visited_20_Internet_20_Link">
 Польща й Італія підтримують надання Україні у<text:span text:style-name="T4">
Вільнюсі</text:span>
 сильних гарантій безпеки - Моравецький</text:a>
"It is very important to be aware that the Ukrainian army wages a terrible war with a Rabbit Aggressor and has gained valuable experience and pays a huge value for this experience - the price of its own blood," said Lithuanian leader.</text:p>
      <text:p text:style-name="P4">
He added that Ukraine has a valuable time for NATO countries, and Abivons have been better prepared for the possible provocations of the aggressor against them.</text:p>
      <text:p text:style-name="P4">
<text:a xlink:type="simple" xlink:href="https://www.ukrinform.ua/tag-gitanas-nauseda" text:style-name="Internet_20_link" text:visited-style-name="Visited_20_Internet_20_Link">
Nausseda</text:a>
He emphasized that he would tend that the basic document of the NATO summit "acquires the best form", including the issue of Ukraine.</text:p>
      <text:p text:style-name="P4">
As it was reported, Lithuanian President of Gitanas Nauseda said that NATO's Vilnius Samite <text:a xlink:type="simple" xlink:href="https://www.ukrinform.ua/rubric-polytics/3731765-nauseda-domovlenosti-na-samiti-nato-u-vilnusi-ne-rozcaruut-ukrainciv.html" text:style-name="Internet_20_link" text:visited-style-name="Visited_20_Internet_20_Link">
would be able to agree on such obligations of the Alliance in the pre -Ukraine who will not disappoint it. </text:a>
</text:p>
      <text:p text:style-name="P4">
News Source: <text:a xlink:type="simple" xlink:href="https://www.ukrinform.ua/rubric-polytics/3731937-tekst-dokumentu-samitu-nato-u-vilnusi-stae-silnisim-u-pitanni-ukraini-nauseda.html" text:style-name="Internet_20_link" text:visited-style-name="Visited_20_Internet_20_Link">
https://www.ukrinform.ua/rubric-polytics/3731937-tekst-dokumentu-samitu-nato-u-vilnusi-stae-silnisim-u-pitanni-ukraini-nauseda.html</text:a>
</text:p>
      <!--NEWS-->
      <text:h text:style-name="P10" text:outline-level="1">
<text:span text:style-name="T4">
The probability of increasing military presence in Transnistria is low - General Staff</text:span>
</text:h>
      <text:p text:style-name="P4">
Authors: Ukrinform (Person)</text:p>
      <text:p text:style-name="P4">
Publisher: Укринформ (Organization)</text:p>
      <text:p text:style-name="P4">
Published Time: 2023-07-05T19:03:00+03:00</text:p>
      <text:p text:style-name="P4">
Modified Time: 2023-07-05T19:03:00+03:00</text:p>
      <text:p text:style-name="P4">
Description: In the face of hostilities in the territory of Ukraine, the likelihood of increasing the military presence of the Russian Federation in Transnistria remains low. - Ukrinform.</text:p>
      <text:p text:style-name="P4">
Images: ['<text:a xlink:type="simple" xlink:href="https://static.ukrinform.com/photos/2023_07/thumb_files/630_360_1688468108-521.jpg" text:style-name="Internet_20_link" text:visited-style-name="Visited_20_Internet_20_Link">
630_360_16884...</text:a>
']</text:p>
      <text:p text:style-name="P4">
Tags: ['Генштаб', 'Молдова', "Придністров'я", 'Російські військові', 'Війна з Росією']</text:p>
      <text:p text:style-name="P4">
Type: Article</text:p>
      <!--METADATA-->
      <text:p text:style-name="P4">
<draw:frame draw:style-name="fr1" draw:name="Image169" text:anchor-type="as-char" svg:width="6.9236in" svg:height="3.956343in" draw:z-index="0">
<draw:image xlink:href="../Images/yкринформ/2023-07-05T19-03-00-03-00/630_360_1688468108-521.jpg" xlink:type="simple" xlink:show="embed" xlink:actuate="onLoad" draw:mime-type="image/jpeg"/>
</draw:frame>
In the face of hostilities in the territory of Ukraine, the likelihood of an increase in the military precipitate of the Russian Federation in Transnistria remains low.</text:p>
      <text:p text:style-name="P4">
The deputy chief of the Main Operational Administration of the General Staff of the Armed Forces of Ukraine, brigade General Alexei Gromov declared in <text:a xlink:type="simple" xlink:href="https://www.ukrinform.ua/rubric-ato/3731271-oleksij-gromov-zastupnik-nacalnika-golovnogo-operativnogo-upravlinna-genstabu-zsu.html" text:style-name="Internet_20_link" text:visited-style-name="Visited_20_Internet_20_Link">
interview Ukrinform</text:a>
.</text:p>
      <text:p text:style-name="P4">
“The Russian military contingent, which is in Transnistria, is intended to perform peacekeeping tasks and has limited opportunities for combat. The armed units of the Transnistrian region of the Republicimoldova are under the control of Russia, have a low level of equipment and training. The deployment of additional forces and means of the Armed Forces of the Russian Federation in the territory of a married republic is possible exclusively by air through the air space of Moldova or Ukraine. In the context of the fighting of Ukrainian, the likelihood of increasing the military presence of the Russian Federation remains low, ”Gromov emphasized.</text:p>
      <text:p text:style-name="P4">
The brigade general noted that the units in Transnistria - "hostages of Kremlin decisions", which for over a year are not able to rotate, are in a state of full combat readiness and in anticipation of "suicide orders". In his opinion, it depletes and demotivates.</text:p>
      <text:p text:style-name="P4">
<text:span text:style-name="T4">
 Read also: </text:span>
 <text:a xlink:type="simple" xlink:href="https://www.ukrinform.ua/rubric-ato/3730922-zagroza-z-bilorusi-permanentna-vagnerivci-mozut-posiliti-ugrupovanna-dla-vtorgnenna-vijskovi.html" text:style-name="Internet_20_link" text:visited-style-name="Visited_20_Internet_20_Link">
threat from Belarus permanent, "Wagnerivtsi" can make a group for invasion - military</text:a>
As it was reported, on April 20 during a meeting of a joint control commission(SKK)Moldova representatives of Kyshenev reported a violation of the safety regime from the side of the Russian military in the unrecognized <text:a xlink:type="simple" xlink:href="https://www.ukrinform.ua/tag-pridnistrova" text:style-name="Internet_20_link" text:visited-style-name="Visited_20_Internet_20_Link">
Transnistria</text:a>
.</text:p>
      <text:p text:style-name="P4">
On June 1, President Volodymyr Zelenskyy said that Ukraine can assist Moldd, if its leadership is a request for it.</text:p>
      <text:p text:style-name="P4">
News Source: <text:a xlink:type="simple" xlink:href="https://www.ukrinform.ua/rubric-ato/3731777-jmovirnist-zbilsenna-vijskovoi-prisutnosti-u-pridnistrovi-e-nizkou-genstab.html" text:style-name="Internet_20_link" text:visited-style-name="Visited_20_Internet_20_Link">
https://www.ukrinform.ua/rubric-ato/3731777-jmovirnist-zbilsenna-vijskovoi-prisutnosti-u-pridnistrovi-e-nizkou-genstab.html</text:a>
</text:p>
      <!--NEWS-->
      <text:h text:style-name="P10" text:outline-level="1">
<text:span text:style-name="T4">
Victims and victims as a result of an explosion in the Shevchenkivsky District Court of Kyiv</text:span>
</text:h>
      <text:p text:style-name="P4">
Authors: Ukrinform (Person)</text:p>
      <text:p text:style-name="P4">
Publisher: Укринформ (Organization)</text:p>
      <text:p text:style-name="P4">
Published Time: 2023-07-05T19:04:00+03:00</text:p>
      <text:p text:style-name="P4">
Modified Time: 2023-07-05T19:04:00+03:00</text:p>
      <text:p text:style-name="P4">
Description: There are no dead and victims of the explosion in the Shevchenkivsky District Court of Kiev.</text:p>
      <text:p text:style-name="P4">
— Укрінформ.: </text:p>
      <text:p text:style-name="P4">
Images: ['<text:a xlink:type="simple" xlink:href="https://static.ukrinform.com/photos/2023_07/thumb_files/630_360_1688573257-466.jpg" text:style-name="Internet_20_link" text:visited-style-name="Visited_20_Internet_20_Link">
630_360_16885...</text:a>
', '<text:a xlink:type="simple" xlink:href="https://static.ukrinform.com/photos/2023_07/1688573234-831.jpg" text:style-name="Internet_20_link" text:visited-style-name="Visited_20_Internet_20_Link">
1688573234-83...</text:a>
']</text:p>
      <text:p text:style-name="P4">
Tags: ['Суд', 'Вибух', 'Київ']</text:p>
      <text:p text:style-name="P4">
Type: Article</text:p>
      <!--METADATA-->
      <text:p text:style-name="P4">
<draw:frame draw:style-name="fr1" draw:name="Image170" text:anchor-type="as-char" svg:width="6.9236in" svg:height="3.956343in" draw:z-index="0">
<draw:image xlink:href="../Images/yкринформ/2023-07-05T19-04-00-03-00/630_360_1688573257-466.jpg" xlink:type="simple" xlink:show="embed" xlink:actuate="onLoad" draw:mime-type="image/jpeg"/>
</draw:frame>
There are no dead and stifled as a result of an explosion in the Shevchenkivsky District Court of Kiev.</text:p>
      <text:p text:style-name="P4">
Colonel Victor Monstry was a temporary head of the judicial protection service when communicating with journalists near court, Ukrinform reports.</text:p>
      <text:p text:style-name="P4">
"All are alive. There are no victims. The staff of the National Guard and the Support Security Service did everything to prevent losses," he said.</text:p>
      <text:p text:style-name="P4">
<draw:frame draw:style-name="fr1" draw:name="Image171" text:anchor-type="as-char" svg:width="6.9236in" svg:height="5.1927in" draw:z-index="0">
<draw:image xlink:href="../Images/yкринформ/2023-07-05T19-04-00-03-00/1688573234-831.jpg" xlink:type="simple" xlink:show="embed" xlink:actuate="onLoad" draw:mime-type="image/jpeg"/>
</draw:frame>
He noted that all the circumstances of the emergency are now being clarified.</text:p>
      <text:p text:style-name="P4">
Access to court is closed. Road in the radius of one kilometer around <text:a xlink:type="simple" xlink:href="https://www.ukrinform.ua/tag-sud" text:style-name="Internet_20_link" text:visited-style-name="Visited_20_Internet_20_Link">
court</text:a>
Closed.</text:p>
      <text:p text:style-name="P4">
Law enforcement officers, explosives work on the territory. Tens of emergency medical care are on duty near the court.</text:p>
      <text:p text:style-name="P4">
<text:span text:style-name="T4">
 Read also: </text:span>
 [explosion in the Shevchenkivsky Court: In the radius of kilometers.(https://www.ukrinform.ua/rubric-kyiv/3731935-vibuh-u-sevcenkivskomu-sudi-u-radiusi-kilometra-perekrili-dorogi.html)As reported <text:a xlink:type="simple" xlink:href="https://www.ukrinform.ua/rubric-other_news/3731924-u-kievi-v-primisenni-sudu-prolunav-vibuh.html" text:style-name="Internet_20_link" text:visited-style-name="Visited_20_Internet_20_Link">
Ukrinform</text:a>
, to instill the Shevchenkivsky District Court, the defendant undermined an unknown explosive device.</text:p>
      <text:p text:style-name="P4">
According to preliminary information, the servicemen of the convoy service of the National Guard of Ukraine were brought to the court premises of the court, who undermined the circumstances undermined in the court premises(Pre -toilets)unknown explosive device.</text:p>
      <text:p text:style-name="P4">
News Source: <text:a xlink:type="simple" xlink:href="https://www.ukrinform.ua/rubric-kyiv/3731936-zagiblih-i-postrazdalih-vnaslidok-vibuhu-v-sevcenkivskomu-rajsudi-kieva-nemae.html" text:style-name="Internet_20_link" text:visited-style-name="Visited_20_Internet_20_Link">
https://www.ukrinform.ua/rubric-kyiv/3731936-zagiblih-i-postrazdalih-vnaslidok-vibuhu-v-sevcenkivskomu-rajsudi-kieva-nemae.html</text:a>
</text:p>
      <!--NEWS-->
      <text:h text:style-name="P10" text:outline-level="1">
<text:span text:style-name="T4">
We work with partners for a common security in Vilnius won - Zelensky</text:span>
</text:h>
      <text:p text:style-name="P4">
Authors: Ukrinform (Person)</text:p>
      <text:p text:style-name="P4">
Publisher: Укринформ (Organization)</text:p>
      <text:p text:style-name="P4">
Published Time: 2023-07-05T19:10:00+03:00</text:p>
      <text:p text:style-name="P4">
Modified Time: 2023-07-05T19:10:00+03:00</text:p>
      <text:p text:style-name="P4">
Description: Ukraine works with partners as much as possible to win the joint security in Vilnius. - Ukrinform.</text:p>
      <text:p text:style-name="P4">
Images: ['<text:a xlink:type="simple" xlink:href="https://static.ukrinform.com/photos/2023_07/thumb_files/630_360_1688573633-481.png" text:style-name="Internet_20_link" text:visited-style-name="Visited_20_Internet_20_Link">
630_360_16885...</text:a>
']</text:p>
      <text:p text:style-name="P4">
Tags: ['Саміт НАТО', 'Зеленський', 'Безпека', 'Війна з Росією']</text:p>
      <text:p text:style-name="P4">
Type: Article</text:p>
      <!--METADATA-->
      <text:p text:style-name="P4">
<draw:frame draw:style-name="fr1" draw:name="Image172" text:anchor-type="as-char" svg:width="6.9236in" svg:height="3.956343in" draw:z-index="0">
<draw:image xlink:href="../Images/yкринформ/2023-07-05T19-10-00-03-00/630_360_1688573633-481.png" xlink:type="simple" xlink:show="embed" xlink:actuate="onLoad" draw:mime-type="image/png"/>
</draw:frame>
It works with partners to Ukraine as a joint safety in Vilnius.</text:p>
      <text:p text:style-name="P4">
About it in your <text:a xlink:type="simple" xlink:href="https://www.president.gov.ua/news/maksimalno-pracyuyemo-z-partnerami-shob-nasha-spilna-bezpeka-84077" text:style-name="Internet_20_link" text:visited-style-name="Visited_20_Internet_20_Link">
appeal</text:a>
Volodymyr Zelensky said to the President of Ukraine, Ukrinform reports.</text:p>
      <text:p text:style-name="P4">
<text:span text:style-name="T5">
Viso: <text:a xlink:type="simple" xlink:href="http://www.president.gov.ua/news/maksimalno-pracyuyemo-z-partnerami-shob-nasha-spilna-bezpeka-84077" text:style-name="Internet_20_link" text:visited-style-name="Visited_20_Internet_20_Link">
op</text:a>
</text:span>
</text:p>
      <text:p text:style-name="P4">
_ <text:span text:style-name="T4">
 Dear Ukrainians, Ukrainians!</text:span>
 _</text:p>
      <text:p text:style-name="P4">
Report for this day.</text:p>
      <text:p text:style-name="P4">
The first is the rate - especially long, especially detailed meeting. In particular, our strategic objects, our nuclear power plants. There were appropriate reports, relevant decisions and - very important - control over the implementation of decisions.</text:p>
      <text:p text:style-name="P4">
By the way, we are in contact with partners as much as possible so that no one has even the slightest shortage of information on the situation in the Zaporozhye Eesta created by Russia.</text:p>
      <text:p text:style-name="P4">
The pond, as always, examined in detail the key directions of the East and South. Thank you, warriors, for your courage!</text:p>
      <text:p text:style-name="P4">
We also keep attention in the northern direction - we see all potential threats, and the head is instructed to continue the strengthening of the North.</text:p>
      <text:p text:style-name="P4">
It is very important: at each meeting, the rates are returned again and again to be interrogated, in particular for our artillery. And this applies not only to the supply from partners, but also to production in Ukraine. I thank everyone and everyone who works for the sake of this strategic, vital assignment. There is a constant progress in the production of weapons in Ukraine.</text:p>
      <text:p text:style-name="P4">
The second is important that was today. We are preparing new sanctions, sanctions of our state, and today held a meeting on this with the first Viceremier-Minister and Secretary of the National Security and Defense Council Danilov. The decision is soon.</text:p>
      <text:p text:style-name="P4">
Third: he held a separate meeting on the situation with shelters in different areas of our state, in different cities. The Minister of Strategpromy Kamyshin, a profile of office head on the regional policy of Kuleb, reported.</text:p>
      <text:p text:style-name="P4">
Unfortunately, in different cities of Ukraine there is still a significant unwillingness of shelters… the afternoon. The state will not tolerate such inaction. And this is the responsibility of local executives. There is a resource in local authorities in the country for shelter.</text:p>
      <text:p text:style-name="P4">
One more.</text:p>
      <text:p text:style-name="P4">
It remains exactly a week until the key day of the NATO summit in Vilnius. So, the week is up to our joint security in Europe. We work with partners as much as possible to win our joint security in Vilnius. It depends on partners._<text:span text:style-name="T4">
Glory to Ukraine!</text:span>
 _</text:p>
      <text:p text:style-name="P4">
<text:span text:style-name="T5">
Foto: op</text:span>
</text:p>
      <text:p text:style-name="P4">
News Source: <text:a xlink:type="simple" xlink:href="https://www.ukrinform.ua/rubric-ato/3731939-pracuemo-z-partnerami-sob-spilna-bezpeka-u-vilnusi-peremogla-zelenskij.html" text:style-name="Internet_20_link" text:visited-style-name="Visited_20_Internet_20_Link">
https://www.ukrinform.ua/rubric-ato/3731939-pracuemo-z-partnerami-sob-spilna-bezpeka-u-vilnusi-peremogla-zelenskij.html</text:a>
</text:p>
      <!--NEWS-->
      <text:h text:style-name="P10" text:outline-level="1">
<text:span text:style-name="T4">
On four "hot" directions per day 30 combat clashes took place</text:span>
</text:h>
      <text:p text:style-name="P4">
Authors: Ukrinform (Person)</text:p>
      <text:p text:style-name="P4">
Publisher: Укринформ (Organization)</text:p>
      <text:p text:style-name="P4">
Published Time: 2023-07-05T19:18:28+03:00</text:p>
      <text:p text:style-name="P4">
Modified Time: 2023-07-05T19:18:28+03:00</text:p>
      <text:p text:style-name="P4">
Description: The enemy continues to focus the main efforts on the Lyman, Bakhmut, Avdiiv and Mariinsky directions - about 30 combat clashes took place during the day. - Ukrinform.</text:p>
      <text:p text:style-name="P4">
Images: ['<text:a xlink:type="simple" xlink:href="https://static.ukrinform.com/photos/2023_06/thumb_files/630_360_1687924444-169.jpg" text:style-name="Internet_20_link" text:visited-style-name="Visited_20_Internet_20_Link">
630_360_16879...</text:a>
']</text:p>
      <text:p text:style-name="P4">
Tags: ['Генштаб', 'ЗСУ', 'Війна з Росією', '#stoprussia']</text:p>
      <text:p text:style-name="P4">
Type: Article</text:p>
      <!--METADATA-->
      <text:p text:style-name="P4">
<draw:frame draw:style-name="fr1" draw:name="Image173" text:anchor-type="as-char" svg:width="6.9236in" svg:height="3.956343in" draw:z-index="0">
<draw:image xlink:href="../Images/yкринформ/2023-07-05T19-18-28-03-00/630_360_1687924444-169.jpg" xlink:type="simple" xlink:show="embed" xlink:actuate="onLoad" draw:mime-type="image/jpeg"/>
</draw:frame>
The enemy further concentrates the main efforts on Limansky, Bakhmut, Avdiiv and Mary's directions - about 30 combat jackets took place during the day.</text:p>
      <text:p text:style-name="P4">
This is stated in the summary <text:a xlink:type="simple" xlink:href="https://www.facebook.com/GeneralStaff.ua/posts/pfbid03HDS7K1KE9Hfb2TxuCBNELLAJxypKH6ycpByaggYXr7AZjuBSxGk2dpHBFFsFQmNl" text:style-name="Internet_20_link" text:visited-style-name="Visited_20_Internet_20_Link">
General Staff</text:a>
, reports Ukrinform.</text:p>
      <text:p text:style-name="P4">
The General Staff reported that the enemy continues to focus the main efforts on <text:span text:style-name="T4">
 Liman </text:span>
, <text:span text:style-name="T4">
 Bakhmutsky </text:span>
, <text:span text:style-name="T4">
 Avdiivsky </text:span>
 and <text:span text:style-name="T4">
 Marinski </text:span>
 Directions - about 30 fighting collisions took place during the day.</text:p>
      <text:p text:style-name="P4">
On <text:span text:style-name="T4">
 Volynskyi </text:span>
 and <text:span text:style-name="T4">
 Polissya </text:span>
 directions operational situation of non -significant changes. There are no signs of formation of offensive groups of the enemy. Determined units of the Armed Forces of Belarus perform tasks in border with Ukraine.</text:p>
      <text:p text:style-name="P4">
On <text:span text:style-name="T4">
 Siversky </text:span>
 and <text:span text:style-name="T4">
 Slobozhansky </text:span>
 directions the enemy retained the military presence. Struck aviation in the areas of Grabov's Sumy region; Kharkiv region and in the city of Kharkiv. Over 35 settlements, including Mountain, Timonovichi, Chernihiv region, made mortar and artillery shelling of more than 35 settlements, including Mountwide; Mid-Budda, Stukalkalkum region and Kozacha Lopan, Green and Hatyshche in Kharkiv region.</text:p>
      <text:p text:style-name="P4">
<text:span text:style-name="T4">
 Read also: </text:span>
 <text:a xlink:type="simple" xlink:href="https://www.ukrinform.ua/rubric-ato/3731873-solc-nazvav-ukrainskij-kontrnastup-citkim-ta-dobre-organizovanim.html" text:style-name="Internet_20_link" text:visited-style-name="Visited_20_Internet_20_Link">
Scholtz named Ukrainian <text:span text:style-name="T4">
 counter -offensive </text:span>
 clear and well -organized</text:a>
On <text:span text:style-name="T4">
 Kupyansky </text:span>
 the enemy does not leave attempts to advance in the Ravenovoslovsky Luhansk region. Our warriors keep the defense, reflecting all the attacks of the enemy. The invaders caused aviation blows in the areas of ladies and Kislivka of Kharkiv region. The enemy artillery and mortars were suffered by Petro-Ivanivka, Fygolovka, Monachinivka, Husynka, Novomlinsk and Kislivka of Kharkiv region.</text:p>
      <text:p text:style-name="P4">
On the <text:span text:style-name="T4">
 Liman </text:span>
 the enemy, during the onset of offensive actions, tried to displace our troops from the positions in the area of the Novoegorovsky region, had no success. He struck the area in the Luhansk region. More than 10 painted points, including Nevskoe, Bigorivka, Luhansk region and Torke, Verkamyanskoye and Rozdolivka in Donetsk region, have been fired.<text:span text:style-name="T4">
 Read also: </text:span>
 <text:a xlink:type="simple" xlink:href="https://www.ukrinform.ua/rubric-ato/3731785-vagnerivci-u-bilorusi-mozut-vdavatisa-do-provokacij-u-prikordonni-gromov.html" text:style-name="Internet_20_link" text:visited-style-name="Visited_20_Internet_20_Link">
"Wagnerivtsi" in Belarus can resort to border provocations - Gromov</text:a>
At the <text:span text:style-name="T4">
 Avdiivskyi </text:span>
 the direction of defense forces continue to restrain the Nutprose troops in the city of Avdiivka. At the same time, the opponent of cautious blows in the districts of Avdiivka and Nevelsky. He made artillery units of more than 10 settlements, in particular, Berdychi, Stepovo, Avdiivka, Nevel and Pervomaisk Donetsk region were injured.</text:p>
      <text:p text:style-name="P4">
On <text:span text:style-name="T4">
 Marinski </text:span>
 Ukrainian defenders reflected all hostile attacks in the city of Marinka. The enemy struck the Donetsk region in the Donetsk region. He fired more than 10 settlements, including Krasnogorivka, Ganivka, Marinka and Victory of Donetsk region.</text:p>
      <text:p text:style-name="P4">
At the <text:span text:style-name="T4">
 Shakhtarsky </text:span>
 the enemy struck the enemy in the areas of Zenezolony Niva and Makarivka in Donetsk region. He fired more than 10 inhabited donations, including Novomikhailivka, Kalledar, Novoukrainka and the Prechistivkadonetsk region.</text:p>
      <text:p text:style-name="P4">
<text:span text:style-name="T4">
 Read also: </text:span>
 <text:a xlink:type="simple" xlink:href="https://www.ukrinform.ua/rubric-ato/3731807-rosia-formue-novi-vijskovi-castini-ta-pidrozdili-ak-strategicnij-rezerv-genstab.html" text:style-name="Internet_20_link" text:visited-style-name="Visited_20_Internet_20_Link">
Russia generates new military units and units as strategic reserve - General Staff</text:a>
On <text:span text:style-name="T4">
 Zaporizhzhia </text:span>
 and <text:span text:style-name="T4">
 Kherson </text:span>
 the enemy focuses the main stations on the prevention of the promotion of our troops. He struck the air strikes of the Zmiivka and Antonivka of Kherson region. Carried out artillery units of more than 40 settlements, including Levadne, Olgiv, Malynivka, Gulyaypole, Whiteworms of Zaporizhzhia region; Tokarivka, Antonovka, Giant, Kizomis, Kherson region and the city of Kherson. At the same time, <text:a xlink:type="simple" xlink:href="https://www.ukrinform.ua/tag-zsu" text:style-name="Internet_20_link" text:visited-style-name="Visited_20_Internet_20_Link">
defense force</text:a>
Ukraine continues to conduct the offensive operation in the Melitopol and Berdyansk directions, fix the overwhelming borders, cause fire artillery damage to the enemy identified bodies, carry out measures of counter -battery struggle.</text:p>
      <text:p text:style-name="P4">
As reported by Ukrinform, the Ukrainian defense forces from February 24, 2022 to 5th 2023 were liquidated <text:a xlink:type="simple" xlink:href="https://www.ukrinform.ua/rubric-ato/3731592-sili-oboroni-znisili-vze-231-700-rosian.html" text:style-name="Internet_20_link" text:visited-style-name="Visited_20_Internet_20_Link">
231 thousand 700 Russian invaders</text:a>
, in the past day - 670 people.</text:p>
      <text:p text:style-name="P4">
News Source: <text:a xlink:type="simple" xlink:href="https://www.ukrinform.ua/rubric-ato/3731938-na-cotiroh-garacih-napramkah-za-dobu-vidbulisa-30-bojovih-zitknen.html" text:style-name="Internet_20_link" text:visited-style-name="Visited_20_Internet_20_Link">
https://www.ukrinform.ua/rubric-ato/3731938-na-cotiroh-garacih-napramkah-za-dobu-vidbulisa-30-bojovih-zitknen.html</text:a>
</text:p>
      <!--NEWS-->
      <text:h text:style-name="P10" text:outline-level="1">
<text:span text:style-name="T4">
Naev: Police and counterintelligence at the border with Belarus - in the mode of increased combat duty</text:span>
</text:h>
      <text:p text:style-name="P4">
Authors: Ukrinform (Person)</text:p>
      <text:p text:style-name="P4">
Publisher: Укринформ (Organization)</text:p>
      <text:p text:style-name="P4">
Published Time: 2023-07-05T19:20:00+03:00</text:p>
      <text:p text:style-name="P4">
Modified Time: 2023-07-05T19:20:00+03:00</text:p>
      <text:p text:style-name="P4">
Description: Ukraine has transferred to the enhanced mode of combat duty all police patrols and counterintelligence units at the border with Belarus, also increased the number of mobile patrol groups. - Ukrinform.</text:p>
      <text:p text:style-name="P4">
Images: ['<text:a xlink:type="simple" xlink:href="https://static.ukrinform.com/photos/2023_06/thumb_files/630_360_1686042254-698.jpg" text:style-name="Internet_20_link" text:visited-style-name="Visited_20_Internet_20_Link">
630_360_16860...</text:a>
']</text:p>
      <text:p text:style-name="P4">
Tags: ['Білорусь', 'ЗСУ', 'Кордон', 'Наєв', 'Війна з Росією']</text:p>
      <text:p text:style-name="P4">
Type: Article</text:p>
      <!--METADATA-->
      <text:p text:style-name="P4">
<draw:frame draw:style-name="fr1" draw:name="Image174" text:anchor-type="as-char" svg:width="6.9236in" svg:height="3.956343in" draw:z-index="0">
<draw:image xlink:href="../Images/yкринформ/2023-07-05T19-20-00-03-00/630_360_1686042254-698.jpg" xlink:type="simple" xlink:show="embed" xlink:actuate="onLoad" draw:mime-type="image/jpeg"/>
</draw:frame>
Ukraine has moved to the enhanced regime of combat duty all police patrols and counterintelligence units on the border with Belarus, also increased the number of mobile patrol groups.</text:p>
      <text:p text:style-name="P4">
According to Ukrinform, the Commander of the Joint Forces Lieutenantsergiy Naev reports in <text:a xlink:type="simple" xlink:href="https://t.me/SerhiyNaiev/74" text:style-name="Internet_20_link" text:visited-style-name="Visited_20_Internet_20_Link">
telegram. </text:a>
“Work on the border with Belarus is ongoing. All police patrols and contractors have been translated into enhanced combat duty regime. Increase in hiking and mobile patrol groups, ”he wrote.</text:p>
      <text:p text:style-name="P4">
In addition, the next plan of training of military servicemen directly in border areas has been developed and approved.</text:p>
      <text:p text:style-name="P4">
Throughout the border line with Belarus is strengthened by the means and personnel of Tijons, where there was at least a minimal threat of enemy penetration into the territory of Ukraine.</text:p>
      <text:p text:style-name="P4">
<text:a xlink:type="simple" xlink:href="https://www.ukrinform.ua/tag-naev" text:style-name="Internet_20_link" text:visited-style-name="Visited_20_Internet_20_Link">
Naev</text:a>
He also stated that he was working with Polish partners.</text:p>
      <text:p text:style-name="P4">
<text:span text:style-name="T4">
 Read also: </text:span>
 <text:a xlink:type="simple" xlink:href="https://www.ukrinform.ua/rubric-ato/3730256-peremisenna-vagnerivciv-u-bilorus-narazi-ne-zafiksovane-naev.html" text:style-name="Internet_20_link" text:visited-style-name="Visited_20_Internet_20_Link">
Moving "Wagnerians" to Belarus is now not fixed - <text:span text:style-name="T4">
 Naev </text:span>
</text:a>
According to him, the authorities of Poland, through possible provocations, decided to increase the number of law enforcement officers at the border, which borders the Republic of Belarus.</text:p>
      <text:p text:style-name="P4">
“All other European countries should be clearly aware that our warriors stand between the chaos of war. It is Ukraine who is now fighting for a peaceful life for the whole world. We only need a weapon, and we know how to fight, ”Nayev emphasized.</text:p>
      <text:p text:style-name="P4">
As reported by Ukrinform, in connection with the events around the Zaporizhzhya nuclear plant in Ukraine, they made a decision on <text:a xlink:type="simple" xlink:href="https://www.ukrinform.ua/rubric-ato/3731377-pivnicnij-kordon-posilili-osobovim-skladom-ta-bojovou-tehnikou-cerez-podii-navkolo-zaes-naev.html" text:style-name="Internet_20_link" text:visited-style-name="Visited_20_Internet_20_Link">
strengthening the northern border with the ash and combat equipment. </text:a>
</text:p>
      <text:p text:style-name="P4">
News Source: <text:a xlink:type="simple" xlink:href="https://www.ukrinform.ua/rubric-ato/3731949-naev-policia-ta-kontrrozvidka-na-kordoni-z-bilorussu-u-rezimi-posilenogo-bojovogo-cerguvanna.html" text:style-name="Internet_20_link" text:visited-style-name="Visited_20_Internet_20_Link">
https://www.ukrinform.ua/rubric-ato/3731949-naev-policia-ta-kontrrozvidka-na-kordoni-z-bilorussu-u-rezimi-posilenogo-bojovogo-cerguvanna.html</text:a>
</text:p>
      <!--NEWS-->
      <text:h text:style-name="P10" text:outline-level="1">
<text:span text:style-name="T4">
On the territory of the Shevchenkivsky Court probably a re -explosion was</text:span>
</text:h>
      <text:p text:style-name="P4">
Authors: Ukrinform (Person)</text:p>
      <text:p text:style-name="P4">
Publisher: Укринформ (Organization)</text:p>
      <text:p text:style-name="P4">
Published Time: 2023-07-05T19:23:00+03:00</text:p>
      <text:p text:style-name="P4">
Modified Time: 2023-07-05T19:23:00+03:00</text:p>
      <text:p text:style-name="P4">
Description: In the territory of the Shevchenkivsky District Court of Kyiv, there was probably a repeated explosion. - Ukrinform.</text:p>
      <text:p text:style-name="P4">
Images: ['<text:a xlink:type="simple" xlink:href="https://static.ukrinform.com/photos/2023_07/thumb_files/630_360_1688574294-4638.jpeg" text:style-name="Internet_20_link" text:visited-style-name="Visited_20_Internet_20_Link">
630_360_16885...</text:a>
']</text:p>
      <text:p text:style-name="P4">
Tags: ['Поліція', 'Суд', 'Вибух', 'Київ']</text:p>
      <text:p text:style-name="P4">
Type: Article</text:p>
      <!--METADATA-->
      <text:p text:style-name="P4">
<draw:frame draw:style-name="fr1" draw:name="Image175" text:anchor-type="as-char" svg:width="6.9236in" svg:height="3.956343in" draw:z-index="0">
<draw:image xlink:href="../Images/yкринформ/2023-07-05T19-23-00-03-00/630_360_1688574294-4638.jpeg" xlink:type="simple" xlink:show="embed" xlink:actuate="onLoad" draw:mime-type="image/jpeg"/>
</draw:frame>
The Summeria of the Shevchenkivsky District Court of Kyiv is probably a felt explosion.</text:p>
      <text:p text:style-name="P4">
This was reported by Ukrinform correspondent.</text:p>
      <text:p text:style-name="P4">
The characteristic sound of eyewitnesses was heard approximately at 19.00. Thereafter, law enforcement officers dismissed emergency medical care workers to enter the court. The journalists were asked to disperse in different directions.</text:p>
      <text:p text:style-name="P4">
<text:span text:style-name="T4">
 Read also: </text:span>
 <text:a xlink:type="simple" xlink:href="https://www.ukrinform.ua/rubric-kyiv/3731935-vibuh-u-sevcenkivskomu-sudi-u-radiusi-kilometra-perekrili-dorogi.html" text:style-name="Internet_20_link" text:visited-style-name="Visited_20_Internet_20_Link">
<text:span text:style-name="T4">
 explosion </text:span>
 in the Shevchenkivsky Court: In the radius of kilometeroperapened roads</text:a>
Ukrinform appealed to <text:a xlink:type="simple" xlink:href="https://www.ukrinform.ua/tag-policia" text:style-name="Internet_20_link" text:visited-style-name="Visited_20_Internet_20_Link">
police</text:a>
Complex on this.</text:p>
      <text:p text:style-name="P4">
As reported by Ukrinform, <text:a xlink:type="simple" xlink:href="https://www.ukrinform.ua/rubric-other_news/3731924-u-kievi-v-primisenni-sudu-prolunav-vibuh.html" text:style-name="Internet_20_link" text:visited-style-name="Visited_20_Internet_20_Link">
in the premises of the Shevchenkivsky District Court, the subduene was blown up by an unknown explosive device</text:a>
. According to preliminary information, military personnel of the National Guard of Ukraine brought a subjugated person to the court. A man from unidentified circumstances undermined in a court premises(pre -toilet)unknown explosive device.</text:p>
      <text:p text:style-name="P4">
News Source: <text:a xlink:type="simple" xlink:href="https://www.ukrinform.ua/rubric-kyiv/3731946-na-teritorii-sevcenkivskogo-sudu-jmovirno-prolunav-povtornij-vibuh.html" text:style-name="Internet_20_link" text:visited-style-name="Visited_20_Internet_20_Link">
https://www.ukrinform.ua/rubric-kyiv/3731946-na-teritorii-sevcenkivskogo-sudu-jmovirno-prolunav-povtornij-vibuh.html</text:a>
</text:p>
      <!--NEWS-->
      <text:h text:style-name="P10" text:outline-level="1">
<text:span text:style-name="T4">
Amelin's age was buried in Lviv</text:span>
</text:h>
      <text:p text:style-name="P4">
Authors: Ukrinform (Person)</text:p>
      <text:p text:style-name="P4">
Publisher: Укринформ (Organization)</text:p>
      <text:p text:style-name="P4">
Published Time: 2023-07-05T19:27:00+03:00</text:p>
      <text:p text:style-name="P4">
Modified Time: 2023-07-05T19:27:00+03:00</text:p>
      <text:p text:style-name="P4">
Description: The Lychakiv Cemetery in Lviv was buried by writer Victoria Amelin, who died as a result of a serious injury during a rocket strike on a pizzeria in Kramatorsk on June 27. - Ukrinform.</text:p>
      <text:p text:style-name="P4">
Images: ['<text:a xlink:type="simple" xlink:href="https://static.ukrinform.com/photos/2023_07/thumb_files/630_360_1688578310-3953.jpeg" text:style-name="Internet_20_link" text:visited-style-name="Visited_20_Internet_20_Link">
630_360_16885...</text:a>
']</text:p>
      <text:p text:style-name="P4">
Tags: ['Краматорськ', 'Львів', 'Обстріл', 'Похорон', 'Загибель', 'Письменниця', 'Війна з Росією']</text:p>
      <text:p text:style-name="P4">
Type: Article</text:p>
      <!--METADATA-->
      <text:p text:style-name="P4">
<draw:frame draw:style-name="fr1" draw:name="Image176" text:anchor-type="as-char" svg:width="6.9236in" svg:height="3.956343in" draw:z-index="0">
<draw:image xlink:href="../Images/yкринформ/2023-07-05T19-27-00-03-00/630_360_1688578310-3953.jpeg" xlink:type="simple" xlink:show="embed" xlink:actuate="onLoad" draw:mime-type="image/jpeg"/>
</draw:frame>
The Lychakiv Cemetery in Lviv was buried by the writer Victoria Amelina, who was a serious injury during a rocket strike on the UKRAMACTOR PICKERY on June 27.</text:p>
      <text:p text:style-name="P4">
This was reported by Ukrinform correspondent.</text:p>
      <text:p text:style-name="P4">
Rank <text:a xlink:type="simple" xlink:href="https://www.ukrinform.ua/tag-pohoron" text:style-name="Internet_20_link" text:visited-style-name="Visited_20_Internet_20_Link">
funeral</text:a>
Victoria Amelino was in the garrison temple. The farewell memorial service was conducted by the bishop of the UGCC Stepanuss. The city's farewell ceremony near the Lviv City Hall was then.</text:p>
      <text:p text:style-name="P4">
</text:p>
      <text:p text:style-name="P4">
<text:a xlink:type="simple" xlink:href="https://static.ukrinform.com/photos/2023_07/1688573827-8636.jpeg" text:style-name="Internet_20_link" text:visited-style-name="Visited_20_Internet_20_Link">
 </text:a>
 <text:a xlink:type="simple" xlink:href="https://static.ukrinform.com/photos/2023_07/1688573828-7410.jpeg" text:style-name="Internet_20_link" text:visited-style-name="Visited_20_Internet_20_Link">
</text:a>
 <text:a xlink:type="simple" xlink:href="https://static.ukrinform.com/photos/2023_07/1688573827-1081.jpeg" text:style-name="Internet_20_link" text:visited-style-name="Visited_20_Internet_20_Link">
</text:a>
 <text:a xlink:type="simple" xlink:href="https://static.ukrinform.com/photos/2023_07/1688573827-8731.jpeg" text:style-name="Internet_20_link" text:visited-style-name="Visited_20_Internet_20_Link">
</text:a>
 <text:a xlink:type="simple" xlink:href="https://static.ukrinform.com/photos/2023_07/1688573828-7876.jpeg" text:style-name="Internet_20_link" text:visited-style-name="Visited_20_Internet_20_Link">
</text:a>
 <text:a xlink:type="simple" xlink:href="https://static.ukrinform.com/photos/2023_07/1688573828-3260.jpeg" text:style-name="Internet_20_link" text:visited-style-name="Visited_20_Internet_20_Link">
</text:a>
 <text:a xlink:type="simple" xlink:href="https://static.ukrinform.com/photos/2023_07/1688573829-5021.jpeg" text:style-name="Internet_20_link" text:visited-style-name="Visited_20_Internet_20_Link">
</text:a>
 <text:a xlink:type="simple" xlink:href="https://static.ukrinform.com/photos/2023_07/1688578310-3953.jpeg" text:style-name="Internet_20_link" text:visited-style-name="Visited_20_Internet_20_Link">
<draw:frame draw:style-name="fr1" draw:name="Image185" text:anchor-type="as-char" svg:width="6.9236in" svg:height="3.956343in" draw:z-index="0">
<draw:image xlink:href="../Images/yкринформ/2023-07-05T19-27-00-03-00/630_360_1688578310-3953.jpeg" xlink:type="simple" xlink:show="embed" xlink:actuate="onLoad" draw:mime-type="image/jpeg"/>
</draw:frame>
</text:a>
 <text:a xlink:type="simple" xlink:href="https://static.ukrinform.com/photos/2023_07/1688578310-2067.jpeg" text:style-name="Internet_20_link" text:visited-style-name="Visited_20_Internet_20_Link">
</text:a>
 <text:a xlink:type="simple" xlink:href="https://static.ukrinform.com/photos/2023_07/1688578310-3671.jpeg" text:style-name="Internet_20_link" text:visited-style-name="Visited_20_Internet_20_Link">
</text:a>
 <text:a xlink:type="simple" xlink:href="https://static.ukrinform.com/photos/2023_07/1688578310-6614.jpeg" text:style-name="Internet_20_link" text:visited-style-name="Visited_20_Internet_20_Link">
</text:a>
 <text:a xlink:type="simple" xlink:href="https://static.ukrinform.com/photos/2023_07/1688578310-3196.jpeg" text:style-name="Internet_20_link" text:visited-style-name="Visited_20_Internet_20_Link">
</text:a>
 <text:a xlink:type="simple" xlink:href="https://static.ukrinform.com/photos/2023_07/1688578311-9866.jpeg" text:style-name="Internet_20_link" text:visited-style-name="Visited_20_Internet_20_Link">
</text:a>
</text:p>
      <text:p text:style-name="P4">
Writers, public figures, relatives shared their memories of the writer, read her poems. At the funeral, a Columbian journalist Katalinahhomes was present, who was with Amelina in Kramatorsk pizzeria, when there was a rocket launcher there, and then she was in the hospital and during evacuation to the Dnieper.</text:p>
      <text:p text:style-name="P4">
<text:span text:style-name="T4">
 Read also: </text:span>
 <text:a xlink:type="simple" xlink:href="https://www.ukrinform.ua/rubric-culture/3730719-socmerezi-pro-zagibel-viki-amelinoi-mi-vsi-zaraz-svidki-novogo-sandarmoha.html" text:style-name="Internet_20_link" text:visited-style-name="Visited_20_Internet_20_Link">
<text:span text:style-name="T4">
 Social networks </text:span>
 <text:span text:style-name="T4">
 About </text:span>
 <text:span text:style-name="T4">
 death </text:span>
 <text:span text:style-name="T4">
 </text:span>
 Ages <text:span text:style-name="T4">
 </text:span>
 <text:span text:style-name="T4">
 Amelina </text:span>
: We <text:span text:style-name="T4">
 all </text:span>
 <text:span text:style-name="T4">
 </text:span>
 now <text:span text:style-name="T4">
 </text:span>
 <text:span text:style-name="T4">
 witnesses </text:span>
 <text:span text:style-name="T4">
 new </text:span>
 <text:span text:style-name="T4">
 Sandarmokh </text:span>
</text:a>
“I want to say that in the last moments of her life, Victoria smiled. It was only happy when we went to the Donbas. And when we went to this restaurant in Kramatorsk, she constantly spoke how beautiful this land is, and it is a pity that many people in Ukraine do not know it or appreciate it. I was only four months old, but I love her very much and gratefully gratefully grateful for everything, ”Gomez said.</text:p>
      <text:p text:style-name="P4">
As reported by Ukrinform, the day before <text:a xlink:type="simple" xlink:href="https://www.ukrinform.ua/rubric-kyiv/3731265-u-kievi-poprosalisa-iz-pismenniceu-viktorieu-amelinou.html" text:style-name="Internet_20_link" text:visited-style-name="Visited_20_Internet_20_Link">
in Kiev there was a farewell ceremony of Ukrainian writer Victoria Amelini</text:a>
.Pamp the soldier for the dead in St. Michael's Golden -Domed Monastery.</text:p>
      <text:p text:style-name="P4">
Victoria Amelina is a writer and public figure, a member of Pen Ukraine. The founder of the New York Literary Festival in the village of New Yorkbakhmut district of Donetsk region. In the year of the commencement of full -scale invasion of amimelin, Amelina joined the field researchers of Russian crimes in the commandtruth Hounds command, an organization that has been documenting the abuse of human rights in Ukraine and other countries of Eastern Europe and Central Asia for the last eight years.</text:p>
      <text:p text:style-name="P4">
According to Ukrinform, Victoria Amelin <text:a xlink:type="simple" xlink:href="https://www.ukrinform.ua/rubric-society/3730625-pomerla-pismennica-amelina-poranena-pri-obstrili-kramatorska.html" text:style-name="Internet_20_link" text:visited-style-name="Visited_20_Internet_20_Link">
died on the evening of July 1 in hospital</text:a>
The name of Mechnikov in the Dnieper due to the bands obtained during the rocket strike of Russian invaders at the Kramatorsk restaurant on June 27. At that time, Amelin was in Kramatorsk together with the delegation of Columbus journalists and writers.</text:p>
      <text:p text:style-name="P4">
News Source: <text:a xlink:type="simple" xlink:href="https://www.ukrinform.ua/rubric-society/3731942-u-lvovi-pohovali-pismennicu-viku-amelinu.html" text:style-name="Internet_20_link" text:visited-style-name="Visited_20_Internet_20_Link">
https://www.ukrinform.ua/rubric-society/3731942-u-lvovi-pohovali-pismennicu-viku-amelinu.html</text:a>
</text:p>
      <!--NEWS-->
      <text:h text:style-name="P10" text:outline-level="1">
<text:span text:style-name="T4">
US prevented Iran to capture two Tankers in Persian Gulf</text:span>
</text:h>
      <text:p text:style-name="P4">
Authors: Ukrinform (Person)</text:p>
      <text:p text:style-name="P4">
Publisher: Укринформ (Organization)</text:p>
      <text:p text:style-name="P4">
Published Time: 2023-07-05T19:30:00+03:00</text:p>
      <text:p text:style-name="P4">
Modified Time: 2023-07-05T19:30:00+03:00</text:p>
      <text:p text:style-name="P4">
Description: The US Navy said they prevented the capture of Iran's two commercial tankers on the Gulf on Wednesday. - Ukrinform.</text:p>
      <text:p text:style-name="P4">
Images: ['<text:a xlink:type="simple" xlink:href="https://static.ukrinform.com/photos/2023_07/thumb_files/630_360_1688574418-471.jpg" text:style-name="Internet_20_link" text:visited-style-name="Visited_20_Internet_20_Link">
630_360_16885...</text:a>
']</text:p>
      <text:p text:style-name="P4">
Tags: ['Іран', 'США', 'Перська затока', 'танкер']</text:p>
      <text:p text:style-name="P4">
Type: Article</text:p>
      <!--METADATA-->
      <text:p text:style-name="P4">
<draw:frame draw:style-name="fr1" draw:name="Image191" text:anchor-type="as-char" svg:width="6.9236in" svg:height="3.956343in" draw:z-index="0">
<draw:image xlink:href="../Images/yкринформ/2023-07-05T19-30-00-03-00/630_360_1688574418-471.jpg" xlink:type="simple" xlink:show="embed" xlink:actuate="onLoad" draw:mime-type="image/jpeg"/>
</draw:frame>
The US naval forces said they prevented the capture of Iran's two commercial dancers in the Gulf on Wednesday.</text:p>
      <text:p text:style-name="P4">
About it reports <text:a xlink:type="simple" xlink:href="https://www.reuters.com/world/middle-east/shots-fired-oil-tanker-gulf-maritime-security-bodies-2023-07-05/" text:style-name="Internet_20_link" text:visited-style-name="Visited_20_Internet_20_Link">
Reuters</text:a>
, reports Ukrinform.</text:p>
      <text:p text:style-name="P4">
Integrated energy company Chevron(CVX.N)She said one of the incident with a huge Richmond Voyager oil tanker. His crew is safety.</text:p>
      <text:p text:style-name="P4">
As for the second incident, according to the spokesman of the fifth Fleet of the US Navy, Timotigokine, "<text:a xlink:type="simple" xlink:href="https://www.ukrinform.ua/tag-korabel" text:style-name="Internet_20_link" text:visited-style-name="Visited_20_Internet_20_Link">
ship</text:a>
The Navy Iranuigued during the second attempt to capture. "He did not tell other details.</text:p>
      <text:p text:style-name="P4">
Both incidents occurred in the Persian Gulf in the waters between Iran and Oman.</text:p>
      <text:p text:style-name="P4">
Hkinz did not report how the US Navy prevented tankers.</text:p>
      <text:p text:style-name="P4">
Since 2019, the Persian Gulf strategic waters have occurred on ships during periods of tension in relations between the US and Iran.</text:p>
      <text:p text:style-name="P4">
<text:span text:style-name="T4">
 Read also: </text:span>
 <text:a xlink:type="simple" xlink:href="https://www.ukrinform.ua/rubric-world/3702639-ssa-konfiskuvali-iransku-naftu-tegeran-u-vidpovid-zahopiv-tanker-u-perskij-zatoci.html" text:style-name="Internet_20_link" text:visited-style-name="Visited_20_Internet_20_Link">
US confiscated Iranian oil, Tehran in response to grabbed a tanker in Persian Gulf</text:a>
As reported by Ukrinform, Iran has seized oil tankers twice a week in the Gulf of Waterpiece off the coast of Oman.</text:p>
      <text:p text:style-name="P4">
In this regard, US officials have stated that US military work would be strengthening defense in the Gulf region.</text:p>
      <text:p text:style-name="P4">
<text:span text:style-name="T5">
Foto: s Scholtz / marinetraffic.com</text:span>
</text:p>
      <text:p text:style-name="P4">
News Source: <text:a xlink:type="simple" xlink:href="https://www.ukrinform.ua/rubric-ato/3731944-ssa-zavadili-iranu-zahopiti-dva-tankeri-u-perskij-zatoci.html" text:style-name="Internet_20_link" text:visited-style-name="Visited_20_Internet_20_Link">
https://www.ukrinform.ua/rubric-ato/3731944-ssa-zavadili-iranu-zahopiti-dva-tankeri-u-perskij-zatoci.html</text:a>
</text:p>
      <!--NEWS-->
      <text:h text:style-name="P10" text:outline-level="1">
<text:span text:style-name="T4">
The Ukrainian comedy "neighbor" will come out on Netflix</text:span>
</text:h>
      <text:p text:style-name="P4">
Authors: Ukrinform (Person)</text:p>
      <text:p text:style-name="P4">
Publisher: Укринформ (Organization)</text:p>
      <text:p text:style-name="P4">
Published Time: 2023-07-05T19:34:00+03:00</text:p>
      <text:p text:style-name="P4">
Modified Time: 2023-07-05T19:34:00+03:00</text:p>
      <text:p text:style-name="P4">
Description: From July 12, the Ukrainian romantic comedy "neighbor" can be viewed on the Netflix platform since July 12. - Ukrinform.</text:p>
      <text:p text:style-name="P4">
Images: ['<text:a xlink:type="simple" xlink:href="https://static.ukrinform.com/photos/2022_02/thumb_files/630_360_1644439463-903.jpg" text:style-name="Internet_20_link" text:visited-style-name="Visited_20_Internet_20_Link">
630_360_16444...</text:a>
']</text:p>
      <text:p text:style-name="P4">
Tags: ['Кіно', 'Україна', 'Держкіно', 'Netflix', 'Комедія']</text:p>
      <text:p text:style-name="P4">
Type: Article</text:p>
      <!--METADATA-->
      <text:p text:style-name="P4">
<draw:frame draw:style-name="fr1" draw:name="Image192" text:anchor-type="as-char" svg:width="6.9236in" svg:height="3.956343in" draw:z-index="0">
<draw:image xlink:href="../Images/yкринформ/2023-07-05T19-34-00-03-00/630_360_1644439463-903.jpg" xlink:type="simple" xlink:show="embed" xlink:actuate="onLoad" draw:mime-type="image/jpeg"/>
</draw:frame>
From July 12, the Ukrainian Romantic Comedy from July 12 can be viewed on the platforminetflix.</text:p>
      <text:p text:style-name="P4">
About it reports <text:a xlink:type="simple" xlink:href="https://usfa.gov.ua/press-center/film-susidka-stane-dostupnym-na-netflix-i13066" text:style-name="Internet_20_link" text:visited-style-name="Visited_20_Internet_20_Link">
press service</text:a>
Derzhkino, reports Ukrinform.</text:p>
      <text:p text:style-name="P4">
The neighbor is a light pump, full of Ukrainian humor and lyrical moments. The script was written by the writer Irena Carp.</text:p>
      <text:p text:style-name="P4">
"The author of literary bestsellers again created brilliant prose of life. Always -boldly, accurately, with corporate irony," the State of Ukraine.</text:p>
      <text:p text:style-name="P4">
At the heart of the plot <text:a xlink:type="simple" xlink:href="https://www.ukrinform.ua/tag-kino" text:style-name="Internet_20_link" text:visited-style-name="Visited_20_Internet_20_Link">
movie</text:a>
-the stunning article of the relationship of irresponsible stubborn young man, who is ready for any bunning for the sake of entertainment, and a prudent music teacher-a single mother, for which family values and children in life in life in life.</text:p>
      <text:p text:style-name="P4">
<text:span text:style-name="T4">
 Read also: </text:span>
 <text:a xlink:type="simple" xlink:href="https://www.ukrinform.ua/rubric-technology/3713657-netflix-zaboroniv-koristuvacam-bezkostovno-dilitisa-akauntami.html" text:style-name="Internet_20_link" text:visited-style-name="Visited_20_Internet_20_Link">
<text:span text:style-name="T4">
 Netfl </text:span>
 IX IX forbade users free of free to share accumbants</text:a>
The musical accompaniment of the film includes compositions of famous Ukrainian artists: Kalush, Skofka, NK, Artem Pivovarov, Svetlana Tarabarova, "BB" and Victor Paul. And the main soundtrack for the movie - Yin Yang song - recorded MONATIK UDARTS with ROXOLANA.</text:p>
      <text:p text:style-name="P4">
As it was reported, <text:a xlink:type="simple" xlink:href="https://www.ukrinform.ua/rubric-culture/3718677-pamfir-pokazut-na-platformi-netflix.html" text:style-name="Internet_20_link" text:visited-style-name="Visited_20_Internet_20_Link">
Ukrainian film "Pomfir"</text:a>
Director Dmitry Sukholytsky-Sobchuk became available on the platformnetflix on June 22.</text:p>
      <text:p text:style-name="P4">
News Source: <text:a xlink:type="simple" xlink:href="https://www.ukrinform.ua/rubric-culture/3731947-ukrainska-komedia-susidka-vijde-na-netflix.html" text:style-name="Internet_20_link" text:visited-style-name="Visited_20_Internet_20_Link">
https://www.ukrinform.ua/rubric-culture/3731947-ukrainska-komedia-susidka-vijde-na-netflix.html</text:a>
</text:p>
      <!--NEWS-->
      <text:h text:style-name="P10" text:outline-level="1">
<text:span text:style-name="T4">
This year, thanks to the government officials, more than ₴ 293 billion - the National Bank has been brought to the budget</text:span>
</text:h>
      <text:p text:style-name="P4">
Authors: Ukrinform (Person)</text:p>
      <text:p text:style-name="P4">
Publisher: Укринформ (Organization)</text:p>
      <text:p text:style-name="P4">
Published Time: 2023-07-05T19:39:43+03:00</text:p>
      <text:p text:style-name="P4">
Modified Time: 2023-07-05T19:39:43+03:00</text:p>
      <text:p text:style-name="P4">
Description: In January - June 2023, the Government of Ukraine attracted UAH 293 billion in equivalent from the placement of government bonds at auctions, and UAH 545 billion during the martial law. - Ukrinform.</text:p>
      <text:p text:style-name="P4">
Images: ['<text:a xlink:type="simple" xlink:href="https://static.ukrinform.com/photos/2022_09/thumb_files/630_360_1664184137-668.jpg" text:style-name="Internet_20_link" text:visited-style-name="Visited_20_Internet_20_Link">
630_360_16641...</text:a>
']</text:p>
      <text:p text:style-name="P4">
Tags: ['Нацбанк', 'Облігації', 'Гроші']</text:p>
      <text:p text:style-name="P4">
Type: Article</text:p>
      <!--METADATA-->
      <text:p text:style-name="P4">
<draw:frame draw:style-name="fr1" draw:name="Image193" text:anchor-type="as-char" svg:width="6.9236in" svg:height="3.956343in" draw:z-index="0">
<draw:image xlink:href="../Images/yкринформ/2023-07-05T19-39-43-03-00/630_360_1664184137-668.jpg" xlink:type="simple" xlink:show="embed" xlink:actuate="onLoad" draw:mime-type="image/jpeg"/>
</draw:frame>
In January- June 2023, the Government of Ukraine attracted from the placement of government bonds at auctions 293mlrd UAH in equivalent, in total during the martial law- UAH 545 billion.</text:p>
      <text:p text:style-name="P4">
According to Ukrinform, the press service reports <text:a xlink:type="simple" xlink:href="https://bank.gov.ua/ua/news/all/z-pochatku-2023-roku-uryad-zaluchiv-vid-prodaju-ovdp-na-auktsionah-ekvivalent-293-mlrd-grn-a-zagalom-uprodovj-voyennogo-stanu--545-mlrd-grn" text:style-name="Internet_20_link" text:visited-style-name="Visited_20_Internet_20_Link">
National Bank of Ukraine</text:a>
.</text:p>
      <text:p text:style-name="P4">
“According to depository <text:a xlink:type="simple" xlink:href="https://www.ukrinform.ua/tag-nacbank" text:style-name="Internet_20_link" text:visited-style-name="Visited_20_Internet_20_Link">
NBU</text:a>
, within six months of 2023, the Government of Ukraine attracted 195,095.0 million UAH from the placement of the Navauction T -bills, 1 963.9 million dollars. USA and 640.9 million euros, ”the message is in the message.</text:p>
      <text:p text:style-name="P4">
UAH 126 772.3 million was allocated for repayment on internal debt securities for this period. USA and 529.8 million euros.</text:p>
      <text:p text:style-name="P4">
It is emphasized that during January - June the borrowing of the Ministry of Finance by the inside of the debt market for UAH 80 530.8 million in equivalent exceeding payments by <text:a xlink:type="simple" xlink:href="https://www.ukrinform.ua/tag-obligacii" text:style-name="Internet_20_link" text:visited-style-name="Visited_20_Internet_20_Link">
bonds</text:a>
Internal loan, in particular in June - for UAH 3 072.5 million in equivalent.</text:p>
      <text:p text:style-name="P4">
<text:span text:style-name="T4">
 Read also: </text:span>
 <text:a xlink:type="simple" xlink:href="https://www.ukrinform.ua/rubric-economy/3731424-minfin-rozmistiv-ovdp-na-ponad-6-milardiv.html" text:style-name="Internet_20_link" text:visited-style-name="Visited_20_Internet_20_Link">
<text:span text:style-name="T4">
 Ministry of Finance </text:span>
 <text:span text:style-name="T4">
 placed </text:span>
 <text:span text:style-name="T4">
 </text:span>
 TIPS <text:span text:style-name="T4">
 on </text:span>
 above <text:span text:style-name="T4">
 ₴ 6 </text:span>
 billions **</text:a>
In general, since the start of the full -scale war until June 30, 2023(including)Government primary auctions attracted UAH 347 985.6 million, $ 3,892.9 million. USA and 1618.2 million euros, and 340.0.0 million UAH, 4 556.9 mln dollars were allocated for repayment for government bonds. USA and 1 192.4 million euros.</text:p>
      <text:p text:style-name="P4">
According to Ukrinform, according to the Ministry of Finance of Ukraine, state reporting to the general fund of the state budget for January - June 2023 amounted to UAH 879.1 billion.</text:p>
      <text:p text:style-name="P4">
News Source: <text:a xlink:type="simple" xlink:href="https://www.ukrinform.ua/rubric-economy/3731950-cogoric-zavdaki-ovdp-do-budzetu-zalucili-ponad-293-milardi-nacbank.html" text:style-name="Internet_20_link" text:visited-style-name="Visited_20_Internet_20_Link">
https://www.ukrinform.ua/rubric-economy/3731950-cogoric-zavdaki-ovdp-do-budzetu-zalucili-ponad-293-milardi-nacbank.html</text:a>
</text:p>
      <!--NEWS-->
      <text:h text:style-name="P10" text:outline-level="1">
<text:span text:style-name="T4">
Ukrainian basketball players beat the Estonia team in Euro-2023 qualification (U18)</text:span>
</text:h>
      <text:p text:style-name="P4">
Authors: Ukrinform (Person)</text:p>
      <text:p text:style-name="P4">
Publisher: Укринформ (Organization)</text:p>
      <text:p text:style-name="P4">
Published Time: 2023-07-05T19:43:00+03:00</text:p>
      <text:p text:style-name="P4">
Modified Time: 2023-07-05T19:43:00+03:00</text:p>
      <text:p text:style-name="P4">
Description: In its final qualifying match of the group tournament of the Junior Championship of Europe in basketball (players under 18 years), the girl's national team of Ukraine won the rivals from Estonia. - Ukrinform.</text:p>
      <text:p text:style-name="P4">
Images: ['<text:a xlink:type="simple" xlink:href="https://static.ukrinform.com/photos/2023_07/thumb_files/630_360_1688575371-844.jpg" text:style-name="Internet_20_link" text:visited-style-name="Visited_20_Internet_20_Link">
630_360_16885...</text:a>
']</text:p>
      <text:p text:style-name="P4">
Tags: ['Баскетбол']</text:p>
      <text:p text:style-name="P4">
Type: Article</text:p>
      <!--METADATA-->
      <text:p text:style-name="P4">
<draw:frame draw:style-name="fr1" draw:name="Image194" text:anchor-type="as-char" svg:width="6.9236in" svg:height="3.956343in" draw:z-index="0">
<draw:image xlink:href="../Images/yкринформ/2023-07-05T19-43-00-03-00/630_360_1688575371-844.jpg" xlink:type="simple" xlink:show="embed" xlink:actuate="onLoad" draw:mime-type="image/jpeg"/>
</draw:frame>
In its feast qualifying match of the group tournament of the Junior Championship of European basketball(Players up to 18 years old)The Ukrainian national team of Ukraine won by rivals from Estonia.</text:p>
      <text:p text:style-name="P4">
The match in Sofia(Bulgaria)Estonia - Ukraine ended in favor of "blue -yellow" with a score of 59:48(11:13, 17:6, 12:11, 19:18), reports Ukrinform.</text:p>
      <text:p text:style-name="P4">
Otherwise, group D Swedes play with Bulgarian.</text:p>
      <text:p text:style-name="P4">
Tournament position in the division in Euro -2023: Bulgaria - 6 points(After 3-hagms), Slovakia - 6(4), Estonia - 6(4), Ukraine - 6(4), Sweden - 3(3).</text:p>
      <text:p text:style-name="P4">
<text:span text:style-name="T4">
Читайте також:</text:span>
 <text:a xlink:type="simple" xlink:href="https://www.ukrinform.ua/rubric-sports/3731529-ukrainski-basketbolistki-postupilisa-slovackam-na-evro2023-u18.html" text:style-name="Internet_20_link" text:visited-style-name="Visited_20_Internet_20_Link">
 Українські <text:span text:style-name="T4">
баскетбол</text:span>
 істки поступилися словачкам наЄвро-2023 (U18) </text:a>
As a result of the group stage, three national teams - Slovakia, Estonia and Ukraine - were holding two victories, but with additional indicators up to the quarterfin from Slovaks.</text:p>
      <text:p text:style-name="P4">
The Ukrainians will play for 9-19 places, having two winners in the second group stage.</text:p>
      <text:p text:style-name="P4">
The three best teams of the European Division Championship will become the winners</text:p>
      <text:p text:style-name="P4">
Photo: fbu.ua.</text:p>
      <text:p text:style-name="P4">
News Source: <text:a xlink:type="simple" xlink:href="https://www.ukrinform.ua/rubric-sports/3731951-ukrainski-basketbolistki-obigrali-komandu-estonii-u-kvalifikacii-evro2023-u18.html" text:style-name="Internet_20_link" text:visited-style-name="Visited_20_Internet_20_Link">
https://www.ukrinform.ua/rubric-sports/3731951-ukrainski-basketbolistki-obigrali-komandu-estonii-u-kvalifikacii-evro2023-u18.html</text:a>
</text:p>
      <!--NEWS-->
      <text:h text:style-name="P10" text:outline-level="1">
<text:span text:style-name="T4">
NATO is interested in Ukraine's accession, and immediately after the war it will happen - an expert</text:span>
</text:h>
      <text:p text:style-name="P4">
Authors: Ukrinform (Person)</text:p>
      <text:p text:style-name="P4">
Publisher: Укринформ (Organization)</text:p>
      <text:p text:style-name="P4">
Published Time: 2023-07-05T19:47:00+03:00</text:p>
      <text:p text:style-name="P4">
Modified Time: 2023-07-05T19:47:00+03:00</text:p>
      <text:p text:style-name="P4">
Description: NATO is interested in Ukraine's accession, and this will happen immediately after the end of the war. - Ukrinform.</text:p>
      <text:p text:style-name="P4">
Images: ['<text:a xlink:type="simple" xlink:href="https://static.ukrinform.com/photos/2023_07/thumb_files/630_360_1688575576-790.jpg" text:style-name="Internet_20_link" text:visited-style-name="Visited_20_Internet_20_Link">
630_360_16885...</text:a>
']</text:p>
      <text:p text:style-name="P4">
Tags: ['НАТО', 'Україна', 'Війна з Росією']</text:p>
      <text:p text:style-name="P4">
Type: Article</text:p>
      <!--METADATA-->
      <text:p text:style-name="P4">
<draw:frame draw:style-name="fr1" draw:name="Image195" text:anchor-type="as-char" svg:width="6.9236in" svg:height="3.956343in" draw:z-index="0">
<draw:image xlink:href="../Images/yкринформ/2023-07-05T19-47-00-03-00/630_360_1688575576-790.jpg" xlink:type="simple" xlink:show="embed" xlink:actuate="onLoad" draw:mime-type="image/jpeg"/>
</draw:frame>
It is not interested in the introduction of Ukraine, and this will happen immediately after the end of the war.</text:p>
      <text:p text:style-name="P4">
This belief expressed in <text:a xlink:type="simple" xlink:href="https://ukr.radio/news.html" text:style-name="Internet_20_link" text:visited-style-name="Visited_20_Internet_20_Link">
interview Ukrainian radio</text:a>
Eastern Europe expert, EU representation spokesman in Ukraine(2007-2019)David Strul, reports Ukrinform.</text:p>
      <text:p text:style-name="P4">
"The Alliance is interested in Ukraine to join. But simply with the inspection of oil that is now being war, <text:a xlink:type="simple" xlink:href="https://www.ukrinform.ua/tag-nato" text:style-name="Internet_20_link" text:visited-style-name="Visited_20_Internet_20_Link">
NATO</text:a>
The door can open the door. But just the war will end, it will happen. No one has a total here, "the expert said.</text:p>
      <text:p text:style-name="P4">
He stated that to take the Alliance in a state of war, although it is provoked by it, it is a red line for which NATO could not intercede because it would be the involvement of its countries in conflict.</text:p>
      <text:p text:style-name="P4">
"That is, it is a taboo. And it must be realized and not have unnecessary expectations," - it is noted.</text:p>
      <text:p text:style-name="P4">
According to him, European politicians take into account such an important factor as a social opinion.</text:p>
      <text:p text:style-name="P4">
"And politicians, leaders of democratic countries still look first and foremost, because they need to be elected. And they cannot come out with revolutionary proposals so that, for example, NATO would send their units or attract their own conflict. To turn against them, the Bosbal thought is not ready for such a scenario. And does not want to believe that this war can spread. There may be partially and naive desire, belief in what will end in Ukraine and this war will not spread further ", - explains the expert.</text:p>
      <text:p text:style-name="P4">
<text:span text:style-name="T4">
 Read also: </text:span>
 <text:a xlink:type="simple" xlink:href="https://www.ukrinform.ua/rubric-polytics/3731937-tekst-dokumentu-samitu-nato-u-vilnusi-stae-silnisim-u-pitanni-ukraini-nauseda.html" text:style-name="Internet_20_link" text:visited-style-name="Visited_20_Internet_20_Link">
Text of the Summit Document <text:span text:style-name="T4">
 NATO </text:span>
 In Vilnius becomes "stronger" in Ukraine - Nauseda</text:a>
At the same time, he recalled the great military support that NATO provides Ukraine with financial support from the EU and the US. "Practically all democratic light supports Ukraine to end as soon as possible. NATO value, "the expert said.</text:p>
      <text:p text:style-name="P4">
It was reported that on July 11-12, a NATO summit will take place in Vilnius, during which Ukraine wants to receive clear security guarantees and a clear perspective of the Alliance.</text:p>
      <text:p text:style-name="P4">
<text:span text:style-name="T5">
Foto: ukr.radio</text:span>
</text:p>
      <text:p text:style-name="P4">
News Source: <text:a xlink:type="simple" xlink:href="https://www.ukrinform.ua/rubric-polytics/3731955-nato-zacikavlene-u-vstupi-ukraini-i-vidrazu-pisla-vijni-ce-vidbudetsa-ekspert.html" text:style-name="Internet_20_link" text:visited-style-name="Visited_20_Internet_20_Link">
https://www.ukrinform.ua/rubric-polytics/3731955-nato-zacikavlene-u-vstupi-ukraini-i-vidrazu-pisla-vijni-ce-vidbudetsa-ekspert.html</text:a>
</text:p>
      <!--NEWS-->
      <text:h text:style-name="P10" text:outline-level="1">
<text:span text:style-name="T4">
FSB informant was sentenced to 10 years for "drain" of Bakhmut's defenders</text:span>
</text:h>
      <text:p text:style-name="P4">
Authors: Ukrinform (Person)</text:p>
      <text:p text:style-name="P4">
Publisher: Укринформ (Organization)</text:p>
      <text:p text:style-name="P4">
Published Time: 2023-07-05T19:50:00+03:00</text:p>
      <text:p text:style-name="P4">
Modified Time: 2023-07-05T19:50:00+03:00</text:p>
      <text:p text:style-name="P4">
Description: The court sentenced to 10 years the imprisonment of the Federal Security Service of the Russian Federation, which was spying on Bakhmut's defenders. - Ukrinform.</text:p>
      <text:p text:style-name="P4">
Images: ['<text:a xlink:type="simple" xlink:href="https://static.ukrinform.com/photos/2017_05/thumb_files/630_360_1494432026-9526.jpg" text:style-name="Internet_20_link" text:visited-style-name="Visited_20_Internet_20_Link">
630_360_14944...</text:a>
']</text:p>
      <text:p text:style-name="P4">
Tags: ['Бахмут', 'ФСБ РФ', 'Суд', 'Війна з Росією']</text:p>
      <text:p text:style-name="P4">
Type: Article</text:p>
      <!--METADATA-->
      <text:p text:style-name="P4">
<draw:frame draw:style-name="fr1" draw:name="Image196" text:anchor-type="as-char" svg:width="6.9236in" svg:height="3.956343in" draw:z-index="0">
<draw:image xlink:href="../Images/yкринформ/2023-07-05T19-50-00-03-00/630_360_1494432026-9526.jpg" xlink:type="simple" xlink:show="embed" xlink:actuate="onLoad" draw:mime-type="image/jpeg"/>
</draw:frame>
He suited up to 10 years of imprisonment of the Federal Security Service of the Russian Federation, which was spying on Bakhmut's defenders.</text:p>
      <text:p text:style-name="P4">
According to Ukrinform, the Security Service of Ukraine reports in <text:a xlink:type="simple" xlink:href="https://t.me/SBUkr/8881" text:style-name="Internet_20_link" text:visited-style-name="Visited_20_Internet_20_Link">
telegram</text:a>
.</text:p>
      <text:p text:style-name="P4">
“On the basis of the evidence of the Security Service, the univorous associate was convicted that" poured "into <text:a xlink:type="simple" xlink:href="https://www.ukrinform.ua/tag-fsb-rf" text:style-name="Internet_20_link" text:visited-style-name="Visited_20_Internet_20_Link">
FSB</text:a>
Location of defense forces on the Eastern Front. According to the Ukrainian Special Service, the court appointed her 10 years in prison, ” - the testimony reads.</text:p>
      <text:p text:style-name="P4">
The SBU counterintelligence detained the Russian intelligence service in January this year during countertoken measures in the front areas of Donetsk region.</text:p>
      <text:p text:style-name="P4">
First of all, the malefactor tried to identify and transfer the aggressor to the placement of the relocation of military equipment of the Armed Forces of Ukraine near Bakhmut.</text:p>
      <text:p text:style-name="P4">
According to investigators, the involvement is a resident of Druzhkivka of Donetsk region. The woman supported communication through the messenger, and transmitted the intelligence in the form of text messages and screenshots from Google Maps, which indicated Ukrainian objects.</text:p>
      <text:p text:style-name="P4">
The malefactor revealed a mobile phone with evidence of correspondence from the Russian special service.</text:p>
      <text:p text:style-name="P4">
<text:span text:style-name="T4">
 Read also: </text:span>
 <text:a xlink:type="simple" xlink:href="https://www.ukrinform.ua/rubric-regions/3729181-sbu-zatrimala-rosijskogo-agenta-akij-gotuvav-udar-po-aerodromah-na-kirovogradsini.html" text:style-name="Internet_20_link" text:visited-style-name="Visited_20_Internet_20_Link">
SBU detained the Russian agent who was preparing a blow to Poerodroma in Kirovohrad region</text:a>
On the basis of the evidence collected, the court found the malefactor guilty under Part 3 of Art. 114-2 Criminal Code of Ukraine(Unauthorized dissemination of information, weapons moving, weapons and ammunition to Ukraine, movement, displacement or placement of the Armed Forces).</text:p>
      <text:p text:style-name="P4">
Розслідування проводили співробітники СБУ в Донецькій та Луганській областяхза процесуального керівництва Донецької обласної прокуратури.</text:p>
      <text:p text:style-name="P4">
Як повідомляв Укрінформ, у червні контррозвідка Служби безпеки затрималаворожого інформатора під час контрдиверсійних заходів на Донеччині, який <text:a xlink:type="simple" xlink:href="https://www.ukrinform.ua/rubric-regions/3728188-sbu-zatrimala-vorozogo-agenta-akij-zbirav-dani-pro-zsu-na-shidnomu-fronti.html" text:style-name="Internet_20_link" text:visited-style-name="Visited_20_Internet_20_Link">
збирав інформацію про розміщення Збройних Сил України</text:a>
 .</text:p>
      <text:p text:style-name="P4">
News Source: <text:a xlink:type="simple" xlink:href="https://www.ukrinform.ua/rubric-ato/3731894-informatorku-fsb-zasudili-do-10-rokiv-za-zliv-danih-pro-oboronciv-bahmuta.html" text:style-name="Internet_20_link" text:visited-style-name="Visited_20_Internet_20_Link">
https://www.ukrinform.ua/rubric-ato/3731894-informatorku-fsb-zasudili-do-10-rokiv-za-zliv-danih-pro-oboronciv-bahmuta.html</text:a>
</text:p>
      <!--NEWS-->
      <text:h text:style-name="P10" text:outline-level="1">
<text:span text:style-name="T4">
Therapeutic book "The Secret Stories of Little and Great Victory" publish Braille font</text:span>
</text:h>
      <text:p text:style-name="P4">
Authors: Ukrinform (Person)</text:p>
      <text:p text:style-name="P4">
Publisher: Укринформ (Organization)</text:p>
      <text:p text:style-name="P4">
Published Time: 2023-07-05T19:51:48+03:00</text:p>
      <text:p text:style-name="P4">
Modified Time: 2023-07-05T19:51:48+03:00</text:p>
      <text:p text:style-name="P4">
Description: The therapeutic book "The Secret Stories of Little and Great Victories" by writer Tani Stus prints Braille. - Ukrinform.</text:p>
      <text:p text:style-name="P4">
Images: ['<text:a xlink:type="simple" xlink:href="https://static.ukrinform.com/photos/2023_07/thumb_files/630_360_1688575107-791.jpg" text:style-name="Internet_20_link" text:visited-style-name="Visited_20_Internet_20_Link">
630_360_16885...</text:a>
']</text:p>
      <text:p text:style-name="P4">
Tags: ['Діти', 'Книги', 'Незрячі']</text:p>
      <text:p text:style-name="P4">
Type: Article</text:p>
      <!--METADATA-->
      <text:p text:style-name="P4">
<draw:frame draw:style-name="fr1" draw:name="Image197" text:anchor-type="as-char" svg:width="6.9236in" svg:height="3.956343in" draw:z-index="0">
<draw:image xlink:href="../Images/yкринформ/2023-07-05T19-51-48-03-00/630_360_1688575107-791.jpg" xlink:type="simple" xlink:show="embed" xlink:actuate="onLoad" draw:mime-type="image/jpeg"/>
</draw:frame>
The therapeutic book "The Secret Stories of Little and Great Victory" by writer Stus prints Braille.</text:p>
      <text:p text:style-name="P4">
Ukrinform was reported in the #Bookshov Ledolov.</text:p>
      <text:p text:style-name="P4">
“For publishing #book, this is a significant project that has combined many indifferent professional. At the initiative of VPLYV FUND, within the Book of Brille and the Partners with the Kateryna Biloruska Foundation Foundation, 20,000 hryvnias were collected by the Bookspeck Bookstore during the Book Arsenal(Braille font and ordinary light font)», - the publishing house told.</text:p>
      <text:p text:style-name="P4">
<text:span text:style-name="T4">
 Read also: </text:span>
 <text:a xlink:type="simple" xlink:href="https://www.ukrinform.ua/rubric-society/3725561-do-ukraini-pribula-persa-partia-pidrucnikiv-nus-nadrukovanih-u-evrosouzi.html" text:style-name="Internet_20_link" text:visited-style-name="Visited_20_Internet_20_Link">
The first batch of NUSH textbooks printed in the European Union has arrived in Ukraine</text:a>
"The Secret Stories of Little and Great Victory" is a collection of stories, which conspects 10 fairy tales with a therapeutic effect for adults and children of preschool tamborochno -school age. Fairy tales will become an everyday help for children with children who have signs of stress, anxiety, or in the crisis -related war.</text:p>
      <text:p text:style-name="P4">
For millions of blind people, Braille is a means of communication, tados education for information. It is a unique tactile relief-drill font, which is a combination of six dots. It can be blind and read.</text:p>
      <text:p text:style-name="P4">
<text:span text:style-name="T4">
 Read also: </text:span>
 <text:a xlink:type="simple" xlink:href="https://www.ukrinform.ua/rubric-culture/3705829-zadan-prezentuvav-u-lvovi-artbuk-so-spivae.html" text:style-name="Internet_20_link" text:visited-style-name="Visited_20_Internet_20_Link">
Zhadan presented an artbook in Lviv that "sings"</text:a>
<text:a xlink:type="simple" xlink:href="https://www.ukrinform.ua/tag-kniga" text:style-name="Internet_20_link" text:visited-style-name="Visited_20_Internet_20_Link">
Books</text:a>
"The Secret Stories of Little Ilabi Victory", printed in Braille, will be transferred to specialized institutions and libraries.</text:p>
      <text:p text:style-name="P4">
As it was reported, the first Ukrainian -language collection of children's audio -books "The Secret Stories of the Malima and Great Victory" was presented in October 2022.</text:p>
      <text:p text:style-name="P4">
News Source: <text:a xlink:type="simple" xlink:href="https://www.ukrinform.ua/rubric-culture/3731958-terapevticnu-knizku-taemni-istorii-malenkih-i-velikih-peremog-nadrukuut-sriftom-brajla.html" text:style-name="Internet_20_link" text:visited-style-name="Visited_20_Internet_20_Link">
https://www.ukrinform.ua/rubric-culture/3731958-terapevticnu-knizku-taemni-istorii-malenkih-i-velikih-peremog-nadrukuut-sriftom-brajla.html</text:a>
</text:p>
      <!--NEWS-->
      <text:h text:style-name="P10" text:outline-level="1">
<text:span text:style-name="T4">
The White House called Hungary and Turkey as soon as possible to approve Sweden's membership in NATO</text:span>
</text:h>
      <text:p text:style-name="P4">
Authors: Ukrinform (Person)</text:p>
      <text:p text:style-name="P4">
Publisher: Укринформ (Organization)</text:p>
      <text:p text:style-name="P4">
Published Time: 2023-07-05T19:57:00+03:00</text:p>
      <text:p text:style-name="P4">
Modified Time: 2023-07-05T23:57:00+03:00</text:p>
      <text:p text:style-name="P4">
Description: The United States believes that Turkey and Hungary should approve the Swedish membership in the North Atlantic Alliance as soon as possible as this country fulfills all requirements and obligations. - Ukrinform.</text:p>
      <text:p text:style-name="P4">
Images: ['<text:a xlink:type="simple" xlink:href="https://static.ukrinform.com/photos/2022_06/thumb_files/630_360_1655161613-389.jpg" text:style-name="Internet_20_link" text:visited-style-name="Visited_20_Internet_20_Link">
630_360_16551...</text:a>
']</text:p>
      <text:p text:style-name="P4">
Tags: ['НАТО', 'Швеція', 'Угорщина', 'Туреччина']</text:p>
      <text:p text:style-name="P4">
Type: Article</text:p>
      <!--METADATA-->
      <text:p text:style-name="P4">
<draw:frame draw:style-name="fr1" draw:name="Image198" text:anchor-type="as-char" svg:width="6.9236in" svg:height="3.956343in" draw:z-index="0">
<draw:image xlink:href="../Images/yкринформ/2023-07-05T19-57-00-03-00/630_360_1655161613-389.jpg" xlink:type="simple" xlink:show="embed" xlink:actuate="onLoad" draw:mime-type="image/jpeg"/>
</draw:frame>
The connection believes that Turkey and Hungary should approve the decision of Sweden in the North Atlantic Alliance as soon as possible, as this country fulfills abysses and obligations.</text:p>
      <text:p text:style-name="P4">
This was stated by a spokeswoman for white Domarwarin Jean-Pierre on Washington on Washington, Ukrinform correspondent reports.</text:p>
      <text:p text:style-name="P4">
"We called on Turkey and Hungary to approve Sweden's application for a member of a member of a faster," the White House representative said.</text:p>
      <text:p text:style-name="P4">
<text:span text:style-name="T4">
 Read also: </text:span>
 <text:span text:style-name="T4">
 <text:a xlink:type="simple" xlink:href="https://www.ukrinform.ua/rubric-world/3731082-tureccina-j-dali-vistupatime-proti-clenstva-svecii-v-nato-erdogan.html" text:style-name="Internet_20_link" text:visited-style-name="Visited_20_Internet_20_Link">
Turkey will continue to oppose Sweden's membership of Vinto - Erdogan</text:a>
</text:span>
</text:p>
      <text:p text:style-name="P4">
At the same time, she emphasized that Sweden fulfills the obligations taken by the trilateral memorandum with Ankara and Bucharest.</text:p>
      <text:p text:style-name="P4">
"Sweden is a strong and powerful partner in terms of defense, which shares the values and strengthen the Alliance and promote European security," the US administration said.</text:p>
      <text:p text:style-name="P4">
<text:span text:style-name="T4">
 Read also: </text:span>
 <text:span text:style-name="T4">
 <text:a xlink:type="simple" xlink:href="https://www.ukrinform.ua/rubric-world/3731277-svejcaria-ta-avstria-priednautsa-do-evropejskoi-sistemi-ppo.html" text:style-name="Internet_20_link" text:visited-style-name="Visited_20_Internet_20_Link">
Switzerland and Austria will join the European air defense system</text:a>
</text:span>
</text:p>
      <text:p text:style-name="P4">
She also expressed confidence that President Baiden expressed the same position during a meeting with Sweden Prime Minister in the White House.</text:p>
      <text:p text:style-name="P4">
As reported by Ukrinform, the day before the Minister of Foreign Affairs of Hungary Petersiarto <text:span text:style-name="T4">
 _ <text:a xlink:type="simple" xlink:href="https://www.ukrinform.ua/rubric-world/3731453-ugorsina-obicae-ne-zataguvati-ratifikaciu-clenstva-svecii-v-nato-u-razi-jogo-shvalenna-tureccinou.html" text:style-name="Internet_20_link" text:visited-style-name="Visited_20_Internet_20_Link">
declared</text:a>
_ </text:span>
 that his country will not delay the ratification of Swedy's membership in <text:span text:style-name="T4">
 <text:a xlink:type="simple" xlink:href="https://www.ukrinform.ua/tag-nato" text:style-name="Internet_20_link" text:visited-style-name="Visited_20_Internet_20_Link">
NATO</text:a>
</text:span>
 if Turkey has a position on this issue.</text:p>
      <text:p text:style-name="P4">
News Source: <text:a xlink:type="simple" xlink:href="https://www.ukrinform.ua/rubric-world/3732025-bilij-dim-zaklikav-ugorsinu-j-tureccinu-akomoga-skorise-shvaliti-clenstvo-svecii-v-nato.html" text:style-name="Internet_20_link" text:visited-style-name="Visited_20_Internet_20_Link">
https://www.ukrinform.ua/rubric-world/3732025-bilij-dim-zaklikav-ugorsinu-j-tureccinu-akomoga-skorise-shvaliti-clenstvo-svecii-v-nato.html</text:a>
</text:p>
      <!--NEWS-->
      <text:h text:style-name="P10" text:outline-level="1">
<text:span text:style-name="T4">
In Belarus the son of oppositionist Babarko received a prison term</text:span>
</text:h>
      <text:p text:style-name="P4">
Authors: Ukrinform (Person)</text:p>
      <text:p text:style-name="P4">
Publisher: Укринформ (Organization)</text:p>
      <text:p text:style-name="P4">
Published Time: 2023-07-05T19:58:00+03:00</text:p>
      <text:p text:style-name="P4">
Modified Time: 2023-07-05T19:58:00+03:00</text:p>
      <text:p text:style-name="P4">
Description: In Minsk, July 5 announced the sentence of Eduard Babariko's political prisoner. He is the son of the oppositionist and exclusive to President of Belarus Viktor Babarko. - Ukrinform.</text:p>
      <text:p text:style-name="P4">
Images: ['<text:a xlink:type="simple" xlink:href="https://static.ukrinform.com/photos/2023_07/thumb_files/630_360_1688576477-773.jpg" text:style-name="Internet_20_link" text:visited-style-name="Visited_20_Internet_20_Link">
630_360_16885...</text:a>
']</text:p>
      <text:p text:style-name="P4">
Tags: ['Арешт', 'Білорусь', 'Суд', 'Бабарико']</text:p>
      <text:p text:style-name="P4">
Type: Article</text:p>
      <!--METADATA-->
      <text:p text:style-name="P4">
<draw:frame draw:style-name="fr1" draw:name="Image199" text:anchor-type="as-char" svg:width="6.9236in" svg:height="3.956343in" draw:z-index="0">
<draw:image xlink:href="../Images/yкринформ/2023-07-05T19-58-00-03-00/630_360_1688576477-773.jpg" xlink:type="simple" xlink:show="embed" xlink:actuate="onLoad" draw:mime-type="image/jpeg"/>
</draw:frame>
In Minsk on July 5, a sentence of political prisoner Edward Babariko was announced. He is the son of an oppositionist exclusive to President of Belarus Viktor Babariko.</text:p>
      <text:p text:style-name="P4">
As Ukrinform reports, it reports “<text:a xlink:type="simple" xlink:href="https://news.zerkalo.io/life/43047.html" text:style-name="Internet_20_link" text:visited-style-name="Visited_20_Internet_20_Link">
Mirror</text:a>
”.</text:p>
      <text:p text:style-name="P4">
Babariko was found guilty of three articles: tax evasion, which caused a large amount of damage, assistance in the implementation of group actions, which grossly violate public order, and the absence of intentional actions aimed at igniting the hostility and hostility.</text:p>
      <text:p text:style-name="P4">
He was sentenced to 8 years in a colony of the enhanced regime, while the prosecutor was asked for two years more.</text:p>
      <text:p text:style-name="P4">
Political prisoners were also appointed <text:a xlink:type="simple" xlink:href="https://www.ukrinform.ua/tag-straf" text:style-name="Internet_20_link" text:visited-style-name="Visited_20_Internet_20_Link">
fine</text:a>
185 thousand Belarussian rubles in size. In addition, the Babarico Jr. was not incapable of 1.5 years in custody on charges of the case.</text:p>
      <text:p text:style-name="P4">
Edward did not admit his guilt.</text:p>
      <text:p text:style-name="P4">
“I did not commit any of the crimes that I am accused of. The investigation has not found any evidence of my guilt, ”he said earlier in court.</text:p>
      <text:p text:style-name="P4">
The situation was commented by the leader of the Belarusian opposition Svetlana Tyanovskaya. He noted that such a sentence received a young man through the activities of her father.</text:p>
      <text:p text:style-name="P4">
“Today, the Belarusian Court has issued another sentence to an innocent person. For eight years, Edward Babariko. This is a person who spent three years in the pre -trial detention center - a record for Belarus, ”the leader of the Belarusian opposition said.</text:p>
      <text:p text:style-name="P4">
Tyanovskaya claims that all this time the regime(Lukashenko - Ed.)It was simply not possible to guess the reason why Edward was detained and to find evidence of his guilt.</text:p>
      <text:p text:style-name="P4">
“After all, for the real reason - revenge on the desire of his father to participate in the Ubibration - would hardly give some term even in such a court. This wicked landen for a father who never appeared in court. Which he has no sense of anything on April 26 and does not know if he is alive or not, ”she wrote.</text:p>
      <text:p text:style-name="P4">
As it was reported, Edward Babariko was detained with his father, a bankirvictor Babariko on June 18, 2020.</text:p>
      <text:p text:style-name="P4">
Initially, Edward Babariko was charged with a tax article and "legalization of the cos". According to this charges, he was in custody 18 months - Zabilorian laws are the maximum term of arrest in court.</text:p>
      <text:p text:style-name="P4">
After 18 months, the investigation accused him of two more articles - ignition and assistance in organizing mass riots. Then the arrest of Eduardabariko was extended for another 18 months.Victor Babariko received 14 years in prison in the summer of 2021. In April 2023, it is known that he was transferred from the colony to the hospital-and since then there was no new health. The lawyers planned to interrogate the Babariko-Senior Uramards of the trial over his son, the court rejected the petition.</text:p>
      <text:p text:style-name="P4">
Earlier, the UN Human Rights Group called on Belarusian authorities to release all persons who were in custody on "far -made accusations" because they tried to exercise their fundamental rights of gatherings, associations and expression.</text:p>
      <text:p text:style-name="P4">
<text:span text:style-name="T5">
Foto: Babariko. vision</text:span>
</text:p>
      <text:p text:style-name="P4">
News Source: <text:a xlink:type="simple" xlink:href="https://www.ukrinform.ua/rubric-world/3731962-sin-opozicionera-babariko-otrimav-turemnij-termin.html" text:style-name="Internet_20_link" text:visited-style-name="Visited_20_Internet_20_Link">
https://www.ukrinform.ua/rubric-world/3731962-sin-opozicionera-babariko-otrimav-turemnij-termin.html</text:a>
</text:p>
      <!--NEWS-->
      <text:h text:style-name="P10" text:outline-level="1">
<text:span text:style-name="T4">
Syrsky showed how Ukrainian fighters destroy the Russians from the SAU in the Bakhmut direction</text:span>
</text:h>
      <text:p text:style-name="P4">
Authors: Ukrinform (Person)</text:p>
      <text:p text:style-name="P4">
Publisher: Укринформ (Organization)</text:p>
      <text:p text:style-name="P4">
Published Time: 2023-07-05T1:51:00+03:00</text:p>
      <text:p text:style-name="P4">
Modified Time: 2023-07-05T21:51:00+03:00</text:p>
      <text:p text:style-name="P4">
Description: The commander of the Land Forces of the Armed Forces of Ukraine, Colonel-General Alexander Sirsky showed how six Russian invaders were destroyed in the Bakhmut direction by the Armed Forces in the Bakhmut direction with the help of a self-propelled artillery unit.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Бахмут', 'ЗСУ', 'Сирський', 'Війна з Росією']</text:p>
      <text:p text:style-name="P4">
Type: Article</text:p>
      <!--METADATA-->
      <text:p text:style-name="P4">
<draw:frame draw:style-name="fr1" draw:name="Image200" text:anchor-type="as-char" svg:width="6.9236in" svg:height="3.956343in" draw:z-index="0">
<draw:image xlink:href="../Images/yкринформ/2023-07-05T1-51-00-03-00/630_360_1640330796-210.jpeg" xlink:type="simple" xlink:show="embed" xlink:actuate="onLoad" draw:mime-type="image/jpeg"/>
</draw:frame>
The Commander of the Supreme Forces of the Armed Forces of Ukraine, Colonel-General Oleksandr Syrsky showed how six Russian-propelled-ups were destroyed in the Bakhmut direction by the Armed Forces in the Bakhmut direction with the help of a self-propelled artillery installation.</text:p>
      <text:p text:style-name="P4">
According to Ukrinform, the corresponding video Syrsky posted in <text:a xlink:type="simple" xlink:href="https://t.me/osirskiy/169" text:style-name="Internet_20_link" text:visited-style-name="Visited_20_Internet_20_Link">
telegram</text:a>
.</text:p>
      <text:p text:style-name="P4">
“Mathematics is a component <text:a xlink:type="simple" xlink:href="https://www.ukrinform.ua/tag-vijna" text:style-name="Internet_20_link" text:visited-style-name="Visited_20_Internet_20_Link">
wars</text:a>
.The killer for the enemy is made by warriors of 30 ombre. Bakhmut direction. 8 The invaders were driven on 2 cars and hid in the house. 1 shot - 5 and 1 crawled out of the building. 5 invaders threw their 1 and hid in the bushes. Another 1st - and only 2 escaped wherever. Six of the invaders are already "nowhere to do," - said Sirsky.</text:p>
      <text:p text:style-name="P4">
According to him, all this "mathematical situation" on video from the vyal air intelligence officer, which corrected the fire of the SAU of the 1st Self-Propelled Artillery Division of 30 OMBR.</text:p>
      <text:p text:style-name="P4">
<text:span text:style-name="T4">
 Read also: </text:span>
 <text:a xlink:type="simple" xlink:href="https://www.ukrinform.ua/rubric-ato/3731889-sili-oboroni-na-pivnicnih-pidstupah-do-bahmuta-vidbili-nizku-teritorij-sirskij.html" text:style-name="Internet_20_link" text:visited-style-name="Visited_20_Internet_20_Link">
Defense forces on the northern approaches to Bakhmut Reflective Territories - <text:span text:style-name="T4">
 Syrsky </text:span>
</text:a>
As reported <text:a xlink:type="simple" xlink:href="https://www.ukrinform.ua/rubric-ato/3731938-na-cotiroh-garacih-napramkah-za-dobu-vidbulisa-30-bojovih-zitknen.html" text:style-name="Internet_20_link" text:visited-style-name="Visited_20_Internet_20_Link">
Ukrinform</text:a>
, three "hot" directions per day took place 30 combat clashes.</text:p>
      <text:p text:style-name="P4">
News Source: <text:a xlink:type="simple" xlink:href="https://www.ukrinform.ua/rubric-ato/3732001-sirskij-pokazav-ak-ukrainski-bijci-nisat-rosian-iz-sau-na-bahmutskomu-napramku.html" text:style-name="Internet_20_link" text:visited-style-name="Visited_20_Internet_20_Link">
https://www.ukrinform.ua/rubric-ato/3732001-sirskij-pokazav-ak-ukrainski-bijci-nisat-rosian-iz-sau-na-bahmutskomu-napramku.html</text:a>
</text:p>
      <!--NEWS-->
      <text:h text:style-name="P10" text:outline-level="1">
<text:span text:style-name="T4">
Enemy saboteurs intensified in the north direction</text:span>
</text:h>
      <text:p text:style-name="P4">
Author: ['АРМІЯINFORM']</text:p>
      <text:p text:style-name="P4">
Time: 2023-07-05T20:00:00-04:00</text:p>
      <text:p text:style-name="P4">
Description: About the work on the Storinzi GS ZSU at Facebook. On Volinsky, that Polіkoy ... War with Ukraine 2022, War with Ukraine latest news today, News War with Ukraine 2022 Last for today, will there be a war between Ukraine and Russia, and when, the war with Ukraine in 2022 will be or not, will there be whether there will be, whether there will be, will there be The war with Ukraine in the near future says, the war with Ukraine, Ukrainian news today, Ukrainian news in Ukrainian media in Russian</text:p>
      <text:p text:style-name="P4">
Images: ['<text:a xlink:type="simple" xlink:href="https://armyinform.com.ua/wp-content/uploads/2023/07/2715336.jpeg" text:style-name="Internet_20_link" text:visited-style-name="Visited_20_Internet_20_Link">
2715336.jpeg</text:a>
']</text:p>
      <text:p text:style-name="P4">
Tags: ['АГРЕСІЯ РФ', 'ДИВЕРСАНТИ', 'НОВИНИ']</text:p>
      <text:p text:style-name="P4">
Category: News</text:p>
      <!--METADATA-->
      <text:p text:style-name="P4">
<draw:frame draw:style-name="fr1" draw:name="Image201" text:anchor-type="as-char" svg:width="6.9236in" svg:height="4.369813in" draw:z-index="0">
<draw:image xlink:href="../Images/AРМІЯINFORM/2023-07-05T20-00-00-04-00/2715336.jpeg" xlink:type="simple" xlink:show="embed" xlink:actuate="onLoad" draw:mime-type="image/jpeg"/>
</draw:frame>
About this <text:a xlink:type="simple" xlink:href="https://www.facebook.com/GeneralStaff.ua/posts/pfbid02DBDrfJzbJbbu8HpJDSFZ98z8T3wmJRN7FWXbxQ9eFmyjbhTAjiRd9anExqnQ2ovwl" text:style-name="Internet_20_link" text:visited-style-name="Visited_20_Internet_20_Link">
reported</text:a>
On the Facebook GSC GSC page.</text:p>
      <text:p text:style-name="P4">
In the Volyn and Polissya directions, the operational situation without significant changes.</text:p>
      <text:p text:style-name="P4">
In the Siversky and Slobozhansky directions, the enemy retains military adventure, intensified sabotage and intelligence activities in border areas of Ukraine. During the last day, more than 15 settlements have been carried out by mortar and artillery. These are, in particular, Mountain, Karpovichi, Mikhalchyna Sloboda, Chaikine of Chernihiv region; Mid-Buddha, Vovkivka, Miropillya, Ryasne Sumy Region and Odnrobivka, Uda, Vovchansk, Okhrimivka, Zemsky Kharkiv Region.</text:p>
      <text:p text:style-name="P4">
News Source: <text:a xlink:type="simple" xlink:href="https://armyinform.com.ua/2023/07/05/na-pivnichnomu-napryamku-aktyvizuvalys-vorozhi-dyversanty/" text:style-name="Internet_20_link" text:visited-style-name="Visited_20_Internet_20_Link">
https://armyinform.com.ua/2023/07/05/na-pivnichnomu-napryamku-aktyvizuvalys-vorozhi-dyversanty/</text:a>
</text:p>
      <!--NEWS-->
      <text:h text:style-name="P10" text:outline-level="1">
<text:span text:style-name="T4">
Shmigal explained why return the pre -war fuel tax</text:span>
</text:h>
      <text:p text:style-name="P4">
Authors: Ukrinform (Person)</text:p>
      <text:p text:style-name="P4">
Publisher: Укринформ (Organization)</text:p>
      <text:p text:style-name="P4">
Published Time: 2023-07-05T20:05:00+03:00</text:p>
      <text:p text:style-name="P4">
Modified Time: 2023-07-05T20:05:00+03:00</text:p>
      <text:p text:style-name="P4">
Description: The return of fuel taxation by pre -war rules and norms is a requirement of international partners, as it will allow Ukraine to fill the budget independently and keep its armed forces. - Ukrinform.</text:p>
      <text:p text:style-name="P4">
Images: ['<text:a xlink:type="simple" xlink:href="https://static.ukrinform.com/photos/2023_01/thumb_files/630_360_1675167497-283.jpeg" text:style-name="Internet_20_link" text:visited-style-name="Visited_20_Internet_20_Link">
630_360_16751...</text:a>
']</text:p>
      <text:p text:style-name="P4">
Tags: ['Податки', 'ЗСУ', 'Шмигаль', 'Пальне']</text:p>
      <text:p text:style-name="P4">
Type: Article</text:p>
      <!--METADATA-->
      <text:p text:style-name="P4">
<draw:frame draw:style-name="fr1" draw:name="Image202" text:anchor-type="as-char" svg:width="6.9236in" svg:height="3.956343in" draw:z-index="0">
<draw:image xlink:href="../Images/yкринформ/2023-07-05T20-05-00-03-00/630_360_1675167497-283.jpeg" xlink:type="simple" xlink:show="embed" xlink:actuate="onLoad" draw:mime-type="image/jpeg"/>
</draw:frame>
The return of fuel taxation by pre -war rules and norms is the requirement of international partners, as it will allow Ukraine to fill the judget independently and keep its armed forces.</text:p>
      <text:p text:style-name="P4">
Prime Minister Denis Schmigal said this on the air of the Uninity, Ukrinform reports.</text:p>
      <text:p text:style-name="P4">
“Partners set certain requirements. There are 19 requirements of the Memorandum with the International Bulk Fund. Ever since last year(There is a requirement - ed.)about the gradual return of taxes(which parliament and government were reduced at the beginning of the war in order to take off the stretch of people)- In order to have the ability of Ukraine to keep its arms forces completely independently during the war. It is responsible for the return of value added tax in the amount of 20% for gasoline Tadisel, as well as the return of excise duties, which is about $ 514. A tonne of excise duty and $ 140 per tonne is an excise diesel excise - this is a fuel -war level on fuel, ”said <text:a xlink:type="simple" xlink:href="https://www.ukrinform.ua/tag-smigal" text:style-name="Internet_20_link" text:visited-style-name="Visited_20_Internet_20_Link">
Shmigal.</text:a>
If he returned to the peacetime budget, he emphasized, he totaling 1.3 trillion UAH. The money went from there for different needs, including the passion, salaries in the budget sphere, on the Armed Forces. Today, Ukraine needs 1.8 trillions only to keep and provide its army. “The rest of the funds is mitigated from our donors. For this year, more than $ 23 billion. gave the “(Keep - ed.)budget and social sphere,(Pay - ed.)Pensions, salaries. Accordingly, every hryvnia, collected in the Ukrainian budget, goes to the needs of the front, the need of the Armed Forces, the security forces of the and defense. Of course, from our partners, and the key is the International Monetary Fund, which has given more than 3.5 billion to the budget this year, ”the Prime Minister said.</text:p>
      <text:p text:style-name="P4">
<text:span text:style-name="T4">
 Read also: </text:span>
 <text:a xlink:type="simple" xlink:href="https://www.ukrinform.ua/rubric-economy/3731890-v-ukraini-ne-bude-deficitu-palnogo-smigal.html" text:style-name="Internet_20_link" text:visited-style-name="Visited_20_Internet_20_Link">
There will be no shortage <text:span text:style-name="T4">
 fuel </text:span>
 in Ukraine - shmigal</text:a>
According to his forecast, in July, the price increase will be approximately up to 5 UAH of fuel. "It is not critical, but it will be an important receipt of Ubujet, how to help keep the Armed Forces in the fight against the Russian aggressor," Smigal said.</text:p>
      <text:p text:style-name="P4">
News Source: <text:a xlink:type="simple" xlink:href="https://www.ukrinform.ua/rubric-economy/3731957-smigal-poasniv-naviso-povertati-dovoennij-podatok-na-palne.html" text:style-name="Internet_20_link" text:visited-style-name="Visited_20_Internet_20_Link">
https://www.ukrinform.ua/rubric-economy/3731957-smigal-poasniv-naviso-povertati-dovoennij-podatok-na-palne.html</text:a>
</text:p>
      <!--NEWS-->
      <text:h text:style-name="P10" text:outline-level="1">
<text:span text:style-name="T4">
Russia scares the event by the prospect of its disintegration - an expert</text:span>
</text:h>
      <text:p text:style-name="P4">
Authors: Ukrinform (Person)</text:p>
      <text:p text:style-name="P4">
Publisher: Укринформ (Organization)</text:p>
      <text:p text:style-name="P4">
Published Time: 2023-07-05T20:08:26+03:00</text:p>
      <text:p text:style-name="P4">
Modified Time: 2023-07-05T20:08:26+03:00</text:p>
      <text:p text:style-name="P4">
Description: The world is now witnessing the death agony of Russia, at the same time the Russian Federation is frightening the West with the prospect of its disintegration. - Ukrinform.</text:p>
      <text:p text:style-name="P4">
Images: ['<text:a xlink:type="simple" xlink:href="https://static.ukrinform.com/photos/2023_07/thumb_files/630_360_1688576633-344.jpg" text:style-name="Internet_20_link" text:visited-style-name="Visited_20_Internet_20_Link">
630_360_16885...</text:a>
']</text:p>
      <text:p text:style-name="P4">
Tags: ['Євросоюз', 'Путін', 'Суспільне мовлення', 'Україна', 'Ядерна зброя', 'Агресія РФ', 'Росія']</text:p>
      <text:p text:style-name="P4">
Type: Article</text:p>
      <!--METADATA-->
      <text:p text:style-name="P4">
<draw:frame draw:style-name="fr1" draw:name="Image203" text:anchor-type="as-char" svg:width="6.9236in" svg:height="3.956343in" draw:z-index="0">
<draw:image xlink:href="../Images/yкринформ/2023-07-05T20-08-26-03-00/630_360_1688576633-344.jpg" xlink:type="simple" xlink:show="embed" xlink:actuate="onLoad" draw:mime-type="image/jpeg"/>
</draw:frame>
The world is now witnessing the death agony of Russia, at the same time, the Russian Federation itself is frightening the Westerm of its disintegration.</text:p>
      <text:p text:style-name="P4">
This opinion was expressed in an interview <text:a xlink:type="simple" xlink:href="https://ukr.radio/news.html" text:style-name="Internet_20_link" text:visited-style-name="Visited_20_Internet_20_Link">
Ukrainian radio</text:a>
Eastern Europe expert, EU representation spokesman in Ukraine(2007-2019)David Strul, reports Ukrinform.</text:p>
      <text:p text:style-name="P4">
According to the expert, radical changes are already taking place in Russia, certain historical processes are ongoing - the collapse of the empire, a neolonial state, which began in the 1990s, and gradually Russia became less and less. In his thought, it is an irreversible process.</text:p>
      <text:p text:style-name="P4">
"This country has no future. There are no resources that would bring income to the budget. It seems to me that it is pre -szeroonic Aagonia of Russia. Now, when Europe and some other democratic countries cease to Russian oil and gas, there have been crazy problems in Russia. There is nothing to finance even their own state. And the elites, which are accustomed to sufficient financial support, to what could "deriban" the state budget, will now have nothing to deriban, and will begin international conflicts, "Stulik is convinced.</text:p>
      <text:p text:style-name="P4">
<text:span text:style-name="T4">
 Read also: </text:span>
 <text:a xlink:type="simple" xlink:href="https://www.ukrinform.ua/rubric-polytics/3731459-rozpad-rosii-e-pitannam-casu-ekspert.html" text:style-name="Internet_20_link" text:visited-style-name="Visited_20_Internet_20_Link">
<text:span text:style-name="T4">
 breakup </text:span>
 Russia is a matter of time - expert</text:a>
According to him, budget expenditures in Russia are kept at the same level in one area - in social policy. This is due to the fear of power before the public changes and protests.</text:p>
      <text:p text:style-name="P4">
"Because it would mean that the Russians will simply demolish their power. That is, ceeteotic for the Russian leadership of the threat, but for Ukraine it is great shaft. The so -called Russian revolutions that took place in tsarist Russia, "Stulik said.</text:p>
      <text:p text:style-name="P4">
According to him, for Russia it is a very negative scenario. "When it can happen, it's hard to say. But I think it is worth considering it. Although we do not like it in the west, it's unpleasant, but it should also be reckoned with it," - said the Expert.</text:p>
      <text:p text:style-name="P4">
*!(https://www.ukrinform.ua/rubric-ato/3731817-rosia-planue-vidpraviti-v-ukrainu-bilse-cecenciv-ta-vazniv-zamist-vagnerivciv-bloomberg.html)</text:p>
      <text:p text:style-name="P4">
"This is what the Russians are accelerated through the so -called psychological information operations. That is, they make in advance so that the West is afraid to go the backstage, because Russia is quiet, through its" fifth column "suggests that the consequences will be negative.(The collapse of Russia - ed.)Allegedly chaos, it seems like additional in Russia, it is an even more refugee in European countries inevitability that will be with nuclear weapons of the Russian Federation. That is, the Russians themselves are not directly, but mediated by the event that Russia can break up and can take a long way, " - notes Stlul.</text:p>
      <text:p text:style-name="P4">
However, he disagrees with that. "The priority task is to win Russia. And it is next, let the Russians decide themselves," the expert is convinced.</text:p>
      <text:p text:style-name="P4">
<text:span text:style-name="T4">
 Read also: </text:span>
 <text:a xlink:type="simple" xlink:href="https://www.ukrinform.ua/rubric-ato/3731792-u-rosii-pisla-zakolotu-vagnerivciv-zrosla-nedovira-do-vladi-malar.html" text:style-name="Internet_20_link" text:visited-style-name="Visited_20_Internet_20_Link">
in Russia after the Wagner's rebellion has increased distrust - painter</text:a>
As reported by Ukrinform, <text:a xlink:type="simple" xlink:href="https://www.ukrinform.ua/rubric-polytics/3731459-rozpad-rosii-e-pitannam-casu-ekspert.html" text:style-name="Internet_20_link" text:visited-style-name="Visited_20_Internet_20_Link">
President of the Center for Globalism</text:a>
"Strategy 21" Mikhail Gonchar believes that the collapse of Russia by an emphasis of time, since the Federal Center has shown its inability to do a matter of safety. In Europe, they are now studying what the scanners of the collapse of the Russian Federation can be.</text:p>
      <text:p text:style-name="P4">
<text:span text:style-name="T5">
Foto from the site Ukr.radio</text:span>
</text:p>
      <text:p text:style-name="P4">
News Source: <text:a xlink:type="simple" xlink:href="https://www.ukrinform.ua/rubric-polytics/3731966-rosia-lakae-zahid-perspektivou-svogo-rozpadu-ekspert.html" text:style-name="Internet_20_link" text:visited-style-name="Visited_20_Internet_20_Link">
https://www.ukrinform.ua/rubric-polytics/3731966-rosia-lakae-zahid-perspektivou-svogo-rozpadu-ekspert.html</text:a>
</text:p>
      <!--NEWS-->
      <text:h text:style-name="P10" text:outline-level="1">
<text:span text:style-name="T4">
The army of the Russian Federation fired the community in Dnipropetrovsk region</text:span>
</text:h>
      <text:p text:style-name="P4">
Authors: Ukrinform (Person)</text:p>
      <text:p text:style-name="P4">
Publisher: Укринформ (Organization)</text:p>
      <text:p text:style-name="P4">
Published Time: 2023-07-05T20:13:00+03:00</text:p>
      <text:p text:style-name="P4">
Modified Time: 2023-07-05T20:13:00+03:00</text:p>
      <text:p text:style-name="P4">
Description: The Russian army fired from the artillery of the Marganets community in the Nikopol district of Dnipropetrovsk region. - Ukrinform.</text:p>
      <text:p text:style-name="P4">
Images: ['<text:a xlink:type="simple" xlink:href="https://static.ukrinform.com/photos/2023_06/thumb_files/630_360_1687240826-168.jpeg" text:style-name="Internet_20_link" text:visited-style-name="Visited_20_Internet_20_Link">
630_360_16872...</text:a>
']</text:p>
      <text:p text:style-name="P4">
Tags: ['Дніпропетровщина', 'Обстріл', 'Війна з Росією']</text:p>
      <text:p text:style-name="P4">
Type: Article</text:p>
      <!--METADATA-->
      <text:p text:style-name="P4">
<draw:frame draw:style-name="fr1" draw:name="Image204" text:anchor-type="as-char" svg:width="6.9236in" svg:height="3.949626in" draw:z-index="0">
<draw:image xlink:href="../Images/yкринформ/2023-07-05T20-13-00-03-00/630_360_1687240826-168.jpeg" xlink:type="simple" xlink:show="embed" xlink:actuate="onLoad" draw:mime-type="image/jpeg"/>
</draw:frame>
The Russian army fired from the artillery of the Marganets community in the Nikopol District of the Properepetrovsk region.</text:p>
      <text:p text:style-name="P4">
About it in <text:a xlink:type="simple" xlink:href="https://t.me/dnipropetrovskaODA/5785" text:style-name="Internet_20_link" text:visited-style-name="Visited_20_Internet_20_Link">
telegram</text:a>
The reporter of the Dnipropetrovsk Ova Sergey Lisak, reports Ukrinform.</text:p>
      <text:p text:style-name="P4">
"Today under <text:a xlink:type="simple" xlink:href="https://www.ukrinform.ua/tag-obstril" text:style-name="Internet_20_link" text:visited-style-name="Visited_20_Internet_20_Link">
blow</text:a>
The Bulambhandian community. The aggressor covered it with artillery fire. He released fifty shells, "Lisak said.</text:p>
      <text:p text:style-name="P4">
*!(https://www.ukrinform.ua/rubric-ato/3731915-na-hersonsini-za-den-vid-rosijskih-obstriliv-postrazdali-troe-ludej.html)According to him, there are no victims of the attack. The consequences are fired.</text:p>
      <text:p text:style-name="P4">
As it was reported, Russian troops in the afternoon <text:a xlink:type="simple" xlink:href="https://www.ukrinform.ua/rubric-ato/3731859-rosiani-obstrilali-vovcansk-poranenij-colovik.html" text:style-name="Internet_20_link" text:visited-style-name="Visited_20_Internet_20_Link">
fired the border city in Kharkiv region,</text:a>
As a result, one person was injured.  _ Photo illustrative _</text:p>
      <text:p text:style-name="P4">
News Source: <text:a xlink:type="simple" xlink:href="https://www.ukrinform.ua/rubric-ato/3731969-armia-rf-obstrilala-gromadu-na-nikopolsini.html" text:style-name="Internet_20_link" text:visited-style-name="Visited_20_Internet_20_Link">
https://www.ukrinform.ua/rubric-ato/3731969-armia-rf-obstrilala-gromadu-na-nikopolsini.html</text:a>
</text:p>
      <!--NEWS-->
      <text:h text:style-name="P10" text:outline-level="1">
<text:span text:style-name="T4">
Ukraine is in contact with partners as possible about the situation for the ZPP - Zelensky</text:span>
</text:h>
      <text:p text:style-name="P4">
Authors: Ukrinform (Person)</text:p>
      <text:p text:style-name="P4">
Publisher: Укринформ (Organization)</text:p>
      <text:p text:style-name="P4">
Published Time: 2023-07-05T20:15:00+03:00</text:p>
      <text:p text:style-name="P4">
Modified Time: 2023-07-05T20:15:00+03:00</text:p>
      <text:p text:style-name="P4">
Description: The Ukrainian authorities are in contact with international partners as much as possible so that no one in the world has a shortage of information on the situation at the Zaporizhzhya NPP and the threats created by Russia. - Ukrinform.</text:p>
      <text:p text:style-name="P4">
Images: ['<text:a xlink:type="simple" xlink:href="https://static.ukrinform.com/photos/2022_08/thumb_files/630_360_1661783861-434.jpeg" text:style-name="Internet_20_link" text:visited-style-name="Visited_20_Internet_20_Link">
630_360_16617...</text:a>
']</text:p>
      <text:p text:style-name="P4">
Tags: ['Україна', 'Зеленський', 'Запорізька АЕС', 'Війна з Росією']</text:p>
      <text:p text:style-name="P4">
Type: Article</text:p>
      <!--METADATA-->
      <text:p text:style-name="P4">
<draw:frame draw:style-name="fr1" draw:name="Image205" text:anchor-type="as-char" svg:width="6.9236in" svg:height="3.956343in" draw:z-index="0">
<draw:image xlink:href="../Images/yкринформ/2023-07-05T20-15-00-03-00/630_360_1661783861-434.jpeg" xlink:type="simple" xlink:show="embed" xlink:actuate="onLoad" draw:mime-type="image/jpeg"/>
</draw:frame>
The Ukrainian authorities are in contact with international partners as much as possible in order to not have a shortage of information on the situation in the Zaporozhye Eesta created by Russia.</text:p>
      <text:p text:style-name="P4">
This was reported by President of Ukraine Volodymyr Zelenskyy in the evening <text:a xlink:type="simple" xlink:href="https://t.me/V_Zelenskiy_official/6859" text:style-name="Internet_20_link" text:visited-style-name="Visited_20_Internet_20_Link">
video message</text:a>
, reports Ukrinform.</text:p>
      <text:p text:style-name="P4">
“Report for this day. The first is the rate - especially long, especially detailed. In particular, about the safety of our strategic objects, our <text:a xlink:type="simple" xlink:href="https://www.ukrinform.ua/tag-aes" text:style-name="Internet_20_link" text:visited-style-name="Visited_20_Internet_20_Link">
nuclear stations</text:a>
», - said the head of the Ukrainian state.</text:p>
      <text:p text:style-name="P4">
<text:span text:style-name="T5">
Viso: <text:a xlink:type="simple" xlink:href="https://www.youtube.com/redirect" text:style-name="Internet_20_link" text:visited-style-name="Visited_20_Internet_20_Link">
op</text:a>
</text:span>
</text:p>
      <text:p text:style-name="P4">
In addition, he informed that the Ukrainian authorities are as contacting the mass partners as much as possible in order to "have no one in the world even the least shortage of information about the situation at the Zaporizhzhya NPP and the threats created."</text:p>
      <text:p text:style-name="P4">
At the same time, Zelensky noted that the keyhole of the east and south, where active fighting was carried out, was considered in detail.</text:p>
      <text:p text:style-name="P4">
"We also keep attention in the northern direction - we see all potential threats, and the head is instructed to continue the strengthening of the North," the President said.</text:p>
      <text:p text:style-name="P4">
In particular, he emphasized that each meeting was discussed the issues of boobs, in particular for artillery.</text:p>
      <text:p text:style-name="P4">
"And this applies not only to supply from partners, but also to production in Ukraine," the Head of State added.</text:p>
      <text:p text:style-name="P4">
<text:span text:style-name="T4">
 Read also: </text:span>
 <text:a xlink:type="simple" xlink:href="https://www.ukrinform.ua/rubric-ato/3731733-sili-oboroni-na-vipadok-teraktu-na-zaes-maut-rezervi-dla-radiacijnoi-rozvidki-gromov.html" text:style-name="Internet_20_link" text:visited-style-name="Visited_20_Internet_20_Link">
defense forces in case of terrorist attack on <text:span text:style-name="T4">
 ZPP </text:span>
 have a reservation of radiation intelligence - Gromov</text:a>
Zelensky thanked everyone and everyone who works for the sake of this strategic and important task.</text:p>
      <text:p text:style-name="P4">
"There is a constant progress in the production of weapons in Ukraine," the presidential Ukraine summarized.</text:p>
      <text:p text:style-name="P4">
As reported <text:a xlink:type="simple" xlink:href="https://www.ukrinform.ua/rubric-ato/3731753-zelenskij-proviv-stavku-pro-situaciu-na-zaes-i-fronti.html" text:style-name="Internet_20_link" text:visited-style-name="Visited_20_Internet_20_Link">
Ukrinform</text:a>
.</text:p>
      <text:p text:style-name="P4">
News Source: <text:a xlink:type="simple" xlink:href="https://www.ukrinform.ua/rubric-polytics/3731970-ukraina-maksimalno-kontaktue-z-partnerami-sodo-situacii-na-zaporizkij-aes-zelenskij.html" text:style-name="Internet_20_link" text:visited-style-name="Visited_20_Internet_20_Link">
https://www.ukrinform.ua/rubric-polytics/3731970-ukraina-maksimalno-kontaktue-z-partnerami-sodo-situacii-na-zaporizkij-aes-zelenskij.html</text:a>
</text:p>
      <!--NEWS-->
      <text:h text:style-name="P10" text:outline-level="1">
<text:span text:style-name="T4">
Zelensky - about the unwillingness of shelters: the state will not tolerate it</text:span>
</text:h>
      <text:p text:style-name="P4">
Authors: Ukrinform (Person)</text:p>
      <text:p text:style-name="P4">
Publisher: Укринформ (Organization)</text:p>
      <text:p text:style-name="P4">
Published Time: 2023-07-05T20:28:00+03:00</text:p>
      <text:p text:style-name="P4">
Modified Time: 2023-07-05T20:28:00+03:00</text:p>
      <text:p text:style-name="P4">
Description: In different cities of Ukraine there is still considerable unprepared shelter. - Ukrinform.</text:p>
      <text:p text:style-name="P4">
Images: ['<text:a xlink:type="simple" xlink:href="https://static.ukrinform.com/photos/2023_06/thumb_files/630_360_1685871364-376.jpg" text:style-name="Internet_20_link" text:visited-style-name="Visited_20_Internet_20_Link">
630_360_16858...</text:a>
']</text:p>
      <text:p text:style-name="P4">
Tags: ['Зеленський', 'Місцеве самоврядування', 'Укриття', 'Війна з Росією']</text:p>
      <text:p text:style-name="P4">
Type: Article</text:p>
      <!--METADATA-->
      <text:p text:style-name="P4">
<draw:frame draw:style-name="fr1" draw:name="Image206" text:anchor-type="as-char" svg:width="6.9236in" svg:height="3.956343in" draw:z-index="0">
<draw:image xlink:href="../Images/yкринформ/2023-07-05T20-28-00-03-00/630_360_1685871364-376.jpg" xlink:type="simple" xlink:show="embed" xlink:actuate="onLoad" draw:mime-type="image/jpeg"/>
</draw:frame>
There are still considerable unwillingness of shelters in different places of Ukraine.</text:p>
      <text:p text:style-name="P4">
President Volodymyr Zelenskyy said this in the evening <text:a xlink:type="simple" xlink:href="https://t.me/V_Zelenskiy_official/6859" text:style-name="Internet_20_link" text:visited-style-name="Visited_20_Internet_20_Link">
video.</text:a>
, reports Ukrinform.</text:p>
      <text:p text:style-name="P4">
The head of state noted that he held a separate meeting on the situation with shelters of insert areas and cities. It was reported by the Minister for Strategic Industry Strategic Industry Alexander Kamyshin, a profile deputy head of the regional policy office Oleksiy Kuleb.</text:p>
      <text:p text:style-name="P4">
“Unfortunately, in different cities of Ukraine there is still considerable unwillingness <text:a xlink:type="simple" xlink:href="https://www.ukrinform.ua/tag-ukritta" text:style-name="Internet_20_link" text:visited-style-name="Visited_20_Internet_20_Link">
shelter</text:a>
… After all, ” - said thezele.</text:p>
      <text:p text:style-name="P4">
He stressed that the state would not tolerate such inaction.</text:p>
      <text:p text:style-name="P4">
<text:span text:style-name="T4">
 Read also: </text:span>
 <text:a xlink:type="simple" xlink:href="https://www.ukrinform.ua/rubric-kyiv/3730722-u-stolicnih-zakladah-osviti-diut-majze-900-ukrittiv-usi-vikoristovuutsa-za-priznacennam-kmda.html" text:style-name="Internet_20_link" text:visited-style-name="Visited_20_Internet_20_Link">
in the capital's educational establishments there are nearly 900 shelves -kmda</text:a>
“And this is the responsibility of local executives. The local government's resource in the country of shelter is, ”the President said.</text:p>
      <text:p text:style-name="P4">
As reported by Ukrinform, after the decision of the commission on the unfit of the considerable amount of shelters <text:a xlink:type="simple" xlink:href="https://www.ukrinform.ua/rubric-kyiv/3731418-z-obliku-ta-mapi-ukrittiv-u-kievi-znali-blizko-tisaci-obektiv.html" text:style-name="Internet_20_link" text:visited-style-name="Visited_20_Internet_20_Link">
in Kiev, about a thousand objects were lifted from accounting and map. </text:a>
</text:p>
      <text:p text:style-name="P4">
News Source: <text:a xlink:type="simple" xlink:href="https://www.ukrinform.ua/rubric-society/3731974-zelenskij-pro-negotovnist-ukrittiv-derzava-cogo-ne-terpitime.html" text:style-name="Internet_20_link" text:visited-style-name="Visited_20_Internet_20_Link">
https://www.ukrinform.ua/rubric-society/3731974-zelenskij-pro-negotovnist-ukrittiv-derzava-cogo-ne-terpitime.html</text:a>
</text:p>
      <!--NEWS-->
      <text:h text:style-name="P10" text:outline-level="1">
<text:span text:style-name="T4">
The investigation will find out how the explosive got to the Shevchenkivsky District Court - Klimenko</text:span>
</text:h>
      <text:p text:style-name="P4">
Authors: Ukrinform (Person)</text:p>
      <text:p text:style-name="P4">
Publisher: Укринформ (Organization)</text:p>
      <text:p text:style-name="P4">
Published Time: 2023-07-05T20:37:00+03:00</text:p>
      <text:p text:style-name="P4">
Modified Time: 2023-07-05T20:37:00+03:00</text:p>
      <text:p text:style-name="P4">
Description: It has not been established at the moment of the explosives in the Shevchenkivsky District Court of Kyiv: whether she was already in the courtroom when the attacker came or carried it to a meeting. - Ukrinform.</text:p>
      <text:p text:style-name="P4">
Images: ['<text:a xlink:type="simple" xlink:href="https://static.ukrinform.com/photos/2023_07/thumb_files/630_360_1688580449-265.jpg" text:style-name="Internet_20_link" text:visited-style-name="Visited_20_Internet_20_Link">
630_360_16885...</text:a>
']</text:p>
      <text:p text:style-name="P4">
Tags: ['Клименко', 'Суд', 'Вибух', 'Вибухівка', 'Київ']</text:p>
      <text:p text:style-name="P4">
Type: Article</text:p>
      <!--METADATA-->
      <text:p text:style-name="P4">
<draw:frame draw:style-name="fr1" draw:name="Image207" text:anchor-type="as-char" svg:width="6.9236in" svg:height="3.956343in" draw:z-index="0">
<draw:image xlink:href="../Images/yкринформ/2023-07-05T20-37-00-03-00/630_360_1688580449-265.jpg" xlink:type="simple" xlink:show="embed" xlink:actuate="onLoad" draw:mime-type="image/jpeg"/>
</draw:frame>
Currently, the explosive was not established in the Shevchenkivsky District Court of Kyiv: whether she had already argued in a court premises when the attacker came or carried it to a meeting.</text:p>
      <text:p text:style-name="P4">
The Minister of Internal Affairs Igor Klimenko said this at a briefing, Ukrinform reports.</text:p>
      <text:p text:style-name="P4">
“The question of how Humeniuk carried(Suspect Igor Humeniuk - ed.)Explosive devices will be found within the framework of criminal proceedings, which will be conducted by the head of the city of Kyiv. At the moment we do not understand where there were <text:a xlink:type="simple" xlink:href="https://www.ukrinform.ua/tag-vibuhivka" text:style-name="Internet_20_link" text:visited-style-name="Visited_20_Internet_20_Link">
explosive devices</text:a>
- Whether in the hall, Devin was barricaded, or in the toilet, or maybe he somehow did. The investigation will give the answer, ”the Ministry of Internal Affairs head said.</text:p>
      <text:p text:style-name="P4">
<text:span text:style-name="T4">
 Read also: </text:span>
 <text:a xlink:type="simple" xlink:href="https://www.ukrinform.ua/rubric-kyiv/3731954-vnaslidok-vibuhu-u-sevcenkivskomu-sudi-postrazdali-dvoe-pravoohoronciv.html" text:style-name="Internet_20_link" text:visited-style-name="Visited_20_Internet_20_Link">
As a result of an explosion in the Shevchenkivsky Court, two -executives were injured</text:a>
He emphasized that the attacker died: “Most likely, he exploded. Two National Police workers were hipponed. They wounded the lower extremities, their life is not threatened. "</text:p>
      <text:p text:style-name="P4">
As reported by Ukrinform, an explosion was held on 17.20 in the premises of the Shevchenkivsky District Court in Kyiv. ](https://www.ukrinform.ua/rubric-other_news/3731924-u-kievi-v-primisenni-sudu-prolunav-vibuh.html)This happened during the escort from the court of the court of Igor Humeniuk, who is accused of committing a terrorist attack under the Verkhovna Rada on August 31, 2015. According to the investigation, then Humeniuk threw a fighting grenade during the protest, resulting in killed four National Guards, more than 140 people were injured.</text:p>
      <text:p text:style-name="P4">
At today's meeting, Humeniuk continued a pre -trial detention measure.</text:p>
      <text:p text:style-name="P4">
News Source: <text:a xlink:type="simple" xlink:href="https://www.ukrinform.ua/rubric-kyiv/3731976-slidstvo-zasovuvatime-ak-vibuhivka-potrapila-u-sevcenkivskij-rajsud-klimenko.html" text:style-name="Internet_20_link" text:visited-style-name="Visited_20_Internet_20_Link">
https://www.ukrinform.ua/rubric-kyiv/3731976-slidstvo-zasovuvatime-ak-vibuhivka-potrapila-u-sevcenkivskij-rajsud-klimenko.html</text:a>
</text:p>
      <!--NEWS-->
      <text:h text:style-name="P10" text:outline-level="1">
<text:span text:style-name="T4">
Ukraine at the UN: The Russian army stands on one row of IDIL, Al-Shabab and Taliban</text:span>
</text:h>
      <text:p text:style-name="P4">
Authors: Ukrinform (Person)</text:p>
      <text:p text:style-name="P4">
Publisher: Укринформ (Organization)</text:p>
      <text:p text:style-name="P4">
Published Time: 2023-07-05T20:41:00+03:00</text:p>
      <text:p text:style-name="P4">
Modified Time: 2023-07-05T20:41:00+03:00</text:p>
      <text:p text:style-name="P4">
Description: Ukraine welcomes the decision of the UN Secretary General to include Russian armed forces and related armed groups in the list of malicious violators of children's rights for the actions of the Russian Federation in Ukraine. - Ukrinform.</text:p>
      <text:p text:style-name="P4">
Images: ['<text:a xlink:type="simple" xlink:href="https://static.ukrinform.com/photos/2023_07/thumb_files/630_360_1688578711-917.jpeg" text:style-name="Internet_20_link" text:visited-style-name="Visited_20_Internet_20_Link">
630_360_16885...</text:a>
']</text:p>
      <text:p text:style-name="P4">
Tags: ['Діти', 'ООН', 'Кислиця', 'Війна з Росією']</text:p>
      <text:p text:style-name="P4">
Type: Article</text:p>
      <!--METADATA-->
      <text:p text:style-name="P4">
<draw:frame draw:style-name="fr1" draw:name="Image208" text:anchor-type="as-char" svg:width="6.9236in" svg:height="3.956343in" draw:z-index="0">
<draw:image xlink:href="../Images/yкринформ/2023-07-05T20-41-00-03-00/630_360_1688578711-917.jpeg" xlink:type="simple" xlink:show="embed" xlink:actuate="onLoad" draw:mime-type="image/jpeg"/>
</draw:frame>
The decision of the UN Secretary -General will include the Russian Armed Forces and armed groups related to them in the list of malicious violators of the rights of children of the Russian Federation in Ukraine.</text:p>
      <text:p text:style-name="P4">
According to Ukrinform correspondent in New York, this was stated by Sergey Kislytsia at the UN Security Debates of the UNSCOCO Council of Children and Armed Conflicts at the UN.</text:p>
      <text:p text:style-name="P4">
“<text:a xlink:type="simple" xlink:href="https://www.ukrinform.ua/tag-rosijski-vijskovi" text:style-name="Internet_20_link" text:visited-style-name="Visited_20_Internet_20_Link">
Russian army</text:a>
Undoubtedly, stands on one row with such the most flashy criminals as Idil, Al-Shabab, Taliban and others, given the horrific crimes they had and continue to commit daily against children in Ukraine, ”Koslytsy said.</text:p>
      <text:p text:style-name="P4">
Earlier it was reported that the UN published a report by the Secretary -General of the UNANTONIU Guterresh, where the Russian Armed Forces were included in the global list of malicious units of children's rights for murder and violence acts in Ukraine.</text:p>
      <text:p text:style-name="P4">
The Russian army appears in the relevant annex to the <text:a xlink:type="simple" xlink:href="https://childrenandarmedconflict.un.org/document/secretary-general-annual-report-on-children-and-armed-conflict-2/" text:style-name="Internet_20_link" text:visited-style-name="Visited_20_Internet_20_Link">
Report "Children and Armed Conflicts"</text:a>
, however, it was stated that Russia allegedly took "measures during the reporting period to improve the protection of the audits".</text:p>
      <text:p text:style-name="P4">
Kyslytsy noted that as Russia continues to ignore any dialogue with the UN Provisional Procedures, such as the Investigation Commission, the International Criminal Court and the International Court of the United Nations, “we expect to see evidence of its true determination to cooperate with the UN and the team of the office in particular. ”.</text:p>
      <text:p text:style-name="P4">
Ukraine hopes one day to see the full implementation of the "most complete plan of actions", developed by Russia in conjunction with the UN, as stated by Special Representative Gamba Gamba Special Representative Gamba during the presentation of the report on June 27, added post -Prun.</text:p>
      <text:p text:style-name="P4">
"Only then it will be justified to call Russia one of the" parties that have been used during the reporting period aimed at improving the protection of children, "he said.</text:p>
      <text:p text:style-name="P4">
Kyslytsa called on a Secretary -General Special Representative to urgently demand from the Russian Federation the fulfillment of all its obligations under international humanitarian law by humanitarian law in the field of human rights.</text:p>
      <text:p text:style-name="P4">
"This includes the cessation of all serious violations of children in Ukraine in Ukraine's timely and safe return of all Ukrainian children, which are held by Russia as hard and illegally," he said.<text:span text:style-name="T4">
 Read also: </text:span>
 <text:a xlink:type="simple" xlink:href="https://www.ukrinform.ua/rubric-polytics/3729561-kislica-zaklikav-radbez-oon-steziti-za-rosijskou-krizou-abi-uniknuti-zagroz-dla-svitu.html" text:style-name="Internet_20_link" text:visited-style-name="Visited_20_Internet_20_Link">
<text:span text:style-name="T4">
 Kyslytsy </text:span>
 urged UN Council to follow Russian Crisce to avoid threats to the world</text:a>
To date, the Ukrainian authorities have identified 19 492 such children, including 4390 orphans and children deprived of parental care. Currently, only 380 were returned and reunited with their families, Kyslytsy said.</text:p>
      <text:p text:style-name="P4">
On Wednesday, the United Kingdom, which is presiding in July in the UN Security Council, organizes a debate debate against children and armed conflicts.</text:p>
      <text:p text:style-name="P4">
As reported <text:a xlink:type="simple" xlink:href="https://www.ukrinform.ua/rubric-ato/3726480-oon-vnesla-rosiu-do-spisku-ganbi-za-vbivstva-ditej-v-ukraini-op.html" text:style-name="Internet_20_link" text:visited-style-name="Visited_20_Internet_20_Link">
Ukrinform</text:a>
, The UN Secretary -General approved the decision to add Russian armed forces to the global record of malicious violators contained in the report "Children and Armed Conflicts" for the murder and injuries of children and attacks on schools and hospitals.</text:p>
      <text:p text:style-name="P4">
News Source: <text:a xlink:type="simple" xlink:href="https://www.ukrinform.ua/rubric-polytics/3731979-ukraina-v-oon-rosijska-armia-stoit-v-odnomu-radu-z-idil-alsabab-i-talibanom.html" text:style-name="Internet_20_link" text:visited-style-name="Visited_20_Internet_20_Link">
https://www.ukrinform.ua/rubric-polytics/3731979-ukraina-v-oon-rosijska-armia-stoit-v-odnomu-radu-z-idil-alsabab-i-talibanom.html</text:a>
</text:p>
      <!--NEWS-->
      <text:h text:style-name="P10" text:outline-level="1">
<text:span text:style-name="T4">
There were no hostages: Klimenko told details about the assault of the court and the death of the suspect</text:span>
</text:h>
      <text:p text:style-name="P4">
Authors: Ukrinform (Person)</text:p>
      <text:p text:style-name="P4">
Publisher: Укринформ (Organization)</text:p>
      <text:p text:style-name="P4">
Published Time: 2023-07-05T20:54:00+03:00</text:p>
      <text:p text:style-name="P4">
Modified Time: 2023-07-05T20:54:00+03:00</text:p>
      <text:p text:style-name="P4">
Description: According to preliminary information, two explosions were heard in the Shevchenkivsky District Court of Kyiv. - Ukrinform.</text:p>
      <text:p text:style-name="P4">
Images: ['<text:a xlink:type="simple" xlink:href="https://static.ukrinform.com/photos/2023_07/thumb_files/630_360_1688576850-116.jpg" text:style-name="Internet_20_link" text:visited-style-name="Visited_20_Internet_20_Link">
630_360_16885...</text:a>
']</text:p>
      <text:p text:style-name="P4">
Tags: ['Клименко', 'МВС', 'Суд', 'Вибух', 'Загибель', 'Київ']</text:p>
      <text:p text:style-name="P4">
Type: Article</text:p>
      <!--METADATA-->
      <text:p text:style-name="P4">
<draw:frame draw:style-name="fr1" draw:name="Image209" text:anchor-type="as-char" svg:width="6.9236in" svg:height="3.956343in" draw:z-index="0">
<draw:image xlink:href="../Images/yкринформ/2023-07-05T20-54-00-03-00/630_360_1688576850-116.jpg" xlink:type="simple" xlink:show="embed" xlink:actuate="onLoad" draw:mime-type="image/jpeg"/>
</draw:frame>
Two explosions were filled in the Shevchenkivsky District Court of Kyiv.</text:p>
      <text:p text:style-name="P4">
Igor Klimenko, Minister of Internal Affairs Igor Klimenko told about it at a briefing, Ukrinform correspondent reports.</text:p>
      <text:p text:style-name="P4">
The head of the Ministry of Internal Affairs informed that at 17.20 from the residents of the house located near the Shevchenkivsky District Court of Kiev, a notification of [explosion] was received(https://www.ukrinform.ua/tag-vibuh). All the necessary units of the Ministry of Internal Affairs were assigned to establish the circumstances. The evacuation of the people of the Court and nearby was evacuated.</text:p>
      <text:p text:style-name="P4">
<text:span text:style-name="T4">
 Read also: </text:span>
 <text:a xlink:type="simple" xlink:href="https://www.ukrinform.ua/rubric-kyiv/3731976-slidstvo-zasovuvatime-ak-vibuhivka-potrapila-u-sevcenkivskij-rajsud-klimenko.html" text:style-name="Internet_20_link" text:visited-style-name="Visited_20_Internet_20_Link">
the investigation will find out how the explosion got the Ushevchenkivsky District Court - Klimenko</text:a>
"Previously, Mr. Humeniuk(Igor Humeniuk - ed.), suspect in the commission of a gravity in 2015, which was killed by four employees of the National Guard of Ukraine, who was brought today to another session of the court today, for two hours after the beginning was closed in the toilet, and then threw an explosive device on the guard until we understand - which. There were two such explosions. After that, he tried to leave the courtroom unauthorized. Representatives wrapped his shot into the air. He returned, barked in a separate cleansing, "the minister said.</text:p>
      <text:p text:style-name="P4">
<text:span text:style-name="T5">
Video: Ukrinform</text:span>
</text:p>
      <text:p text:style-name="P4">
According to him, employees(Knife)They tried to block the offender, pre -negotiating with him, which were pronounced.</text:p>
      <text:p text:style-name="P4">
"Once the door has been debated to this premises, another exquisite item was thrown at police officers. Two police officers were injured. They are currently in medical establishments ... Civyninikhmenyuk died from the explosion," the minister said.</text:p>
      <text:p text:style-name="P4">
Klimenko also denied information that the attacker was capturing and stolen weapons from law enforcement.</text:p>
      <text:p text:style-name="P4">
He added that explosives work on the spot to make sure that any explosive objects or devices in the room.</text:p>
      <text:p text:style-name="P4">
<text:span text:style-name="T4">
 Read also: </text:span>
 <text:a xlink:type="simple" xlink:href="https://www.ukrinform.ua/rubric-kyiv/3731961-vibuh-u-sudi-kieva-pravoporusnik-zaginuv-na-misci.html" text:style-name="Internet_20_link" text:visited-style-name="Visited_20_Internet_20_Link">
<text:span text:style-name="T4">
 explosion </text:span>
 In the Court of Kiev: The offender was killed in place</text:a>
Criminal proceedings on the facts of the encroachment on the life of the employee of the law enforcement agency and an attempt on escape from custody, Klimenko said.As reported by Ukrinform, <text:a xlink:type="simple" xlink:href="https://www.ukrinform.ua/rubric-other_news/3731924-u-kievi-v-primisenni-sudu-prolunav-vibuh.html" text:style-name="Internet_20_link" text:visited-style-name="Visited_20_Internet_20_Link">
in the premises of the Shevchenkivsky District Court in Kyiv 17.20 there was an explosion</text:a>
.</text:p>
      <text:p text:style-name="P4">
This happened during the escort from the court of the court of Igor Humeniuk, who is accused of committing a terrorist attack under the Verkhovna Rada on August 31, 2015. According to the investigation, then Humeniuk threw a fighting grenade during the protest, resulting in killed four National Guards, more than 140 people were injured.</text:p>
      <text:p text:style-name="P4">
At today's meeting, Humeniuk continued a pre -trial detention measure.</text:p>
      <text:p text:style-name="P4">
As a result of the explosion, the offender was killed, two police officers underwent lower extremities. There is no threat to their life.</text:p>
      <text:p text:style-name="P4">
News Source: <text:a xlink:type="simple" xlink:href="https://www.ukrinform.ua/rubric-kyiv/3731988-zarucnikiv-ne-bulo-klimenko-rozpoviv-detali-pro-sturm-sudu-i-zagibel-pidozruvanogo.html" text:style-name="Internet_20_link" text:visited-style-name="Visited_20_Internet_20_Link">
https://www.ukrinform.ua/rubric-kyiv/3731988-zarucnikiv-ne-bulo-klimenko-rozpoviv-detali-pro-sturm-sudu-i-zagibel-pidozruvanogo.html</text:a>
</text:p>
      <!--NEWS-->
      <text:h text:style-name="P10" text:outline-level="1">
<text:span text:style-name="T4">
The invaders released about 30 shells in the village in Kherson region</text:span>
</text:h>
      <text:p text:style-name="P4">
Authors: Ukrinform (Person)</text:p>
      <text:p text:style-name="P4">
Publisher: Укринформ (Organization)</text:p>
      <text:p text:style-name="P4">
Published Time: 2023-07-05T20:56:00+03:00</text:p>
      <text:p text:style-name="P4">
Modified Time: 2023-07-05T21:56:00+03:00</text:p>
      <text:p text:style-name="P4">
Description: The Russian army carried out a massive shelling of the village of Shevchenkivka in Kherson region, releasing about three dozen shells. According to preliminary data, there are no injured people. - Ukrinform.</text:p>
      <text:p text:style-name="P4">
Images: ['<text:a xlink:type="simple" xlink:href="https://static.ukrinform.com/photos/2023_07/thumb_files/630_360_1688583337-220.jpeg" text:style-name="Internet_20_link" text:visited-style-name="Visited_20_Internet_20_Link">
630_360_16885...</text:a>
']</text:p>
      <text:p text:style-name="P4">
Tags: ['Херсонщина', 'Обстріл', 'Війна з Росією']</text:p>
      <text:p text:style-name="P4">
Type: Article</text:p>
      <!--METADATA-->
      <text:p text:style-name="P4">
<draw:frame draw:style-name="fr1" draw:name="Image210" text:anchor-type="as-char" svg:width="6.9236in" svg:height="3.956343in" draw:z-index="0">
<draw:image xlink:href="../Images/yкринформ/2023-07-05T20-56-00-03-00/630_360_1688583337-220.jpeg" xlink:type="simple" xlink:show="embed" xlink:actuate="onLoad" draw:mime-type="image/jpeg"/>
</draw:frame>
The Russian army made a massive shelling of the village of Shevchenkivka in Kherson region, releasing three dozen shells. According to preliminary data, the affected people will be.</text:p>
      <text:p text:style-name="P4">
About it in <text:a xlink:type="simple" xlink:href="https://t.me/khersonskaODA/7707" text:style-name="Internet_20_link" text:visited-style-name="Visited_20_Internet_20_Link">
telegram</text:a>
reported Ova, reports Ukrinform.</text:p>
      <text:p text:style-name="P4">
"In the photo - the village of Shevchenkivka, after a massive blow to the army of the Russian Federation. On a peaceful populated point, three dozen" arrivals "were recorded. Due to hostility, houses and outbuildings were fired," the post reads.</text:p>
      <text:p text:style-name="P4">
<text:span text:style-name="T4">
 Read also: </text:span>
 <text:a xlink:type="simple" xlink:href="https://www.ukrinform.ua/rubric-ato/3731969-armia-rf-obstrilala-gromadu-na-nikopolsini.html" text:style-name="Internet_20_link" text:visited-style-name="Visited_20_Internet_20_Link">
Army of the Russian Federation <text:span text:style-name="T4">
 Shelling </text:span>
 Yala community in Dnipropetrovsk</text:a>
According to the Kherson Regional Military Administration, it was not injured from the shelling.</text:p>
      <text:p text:style-name="P4">
As reported by Ukrinform, as a result of another shelling of the Russian army of the Belozersky community of Kherson region <text:a xlink:type="simple" xlink:href="https://www.ukrinform.ua/rubric-ato/3731996-obstril-bilozerskoi-gromadi-na-hersonsini-kilkist-poranenih-zrosla-do-5.html" text:style-name="Internet_20_link" text:visited-style-name="Visited_20_Internet_20_Link">
a man was killed, less than five people were injured. </text:a>
<text:span text:style-name="T5">
Foto: Kherson Ode(This)</text:span>
</text:p>
      <text:p text:style-name="P4">
News Source: <text:a xlink:type="simple" xlink:href="https://www.ukrinform.ua/rubric-ato/3732003-zagarbniki-vipustili-blizko-30-snaradiv-po-selu-na-hersonsini.html" text:style-name="Internet_20_link" text:visited-style-name="Visited_20_Internet_20_Link">
https://www.ukrinform.ua/rubric-ato/3732003-zagarbniki-vipustili-blizko-30-snaradiv-po-selu-na-hersonsini.html</text:a>
</text:p>
      <!--NEWS-->
      <text:h text:style-name="P10" text:outline-level="1">
<text:span text:style-name="T4">
England beat the players of Israel and reached the final</text:span>
</text:h>
      <text:p text:style-name="P4">
Authors: Ukrinform (Person)</text:p>
      <text:p text:style-name="P4">
Publisher: Укринформ (Organization)</text:p>
      <text:p text:style-name="P4">
Published Time: 2023-07-05T20:58:00+03:00</text:p>
      <text:p text:style-name="P4">
Modified Time: 2023-07-05T20:58:00+03:00</text:p>
      <text:p text:style-name="P4">
Description: The first participant of the decisive match of the 2022/23 tournament was determined at the European Football Championships (players up to 21st). - Ukrinform.</text:p>
      <text:p text:style-name="P4">
Images: ['<text:a xlink:type="simple" xlink:href="https://static.ukrinform.com/photos/2023_07/thumb_files/630_360_1688579863-590.jpg" text:style-name="Internet_20_link" text:visited-style-name="Visited_20_Internet_20_Link">
630_360_16885...</text:a>
']</text:p>
      <text:p text:style-name="P4">
Tags: ['Футбол']</text:p>
      <text:p text:style-name="P4">
Type: Article</text:p>
      <!--METADATA-->
      <text:p text:style-name="P4">
<draw:frame draw:style-name="fr1" draw:name="Image211" text:anchor-type="as-char" svg:width="6.9236in" svg:height="3.956343in" draw:z-index="0">
<draw:image xlink:href="../Images/yкринформ/2023-07-05T20-58-00-03-00/630_360_1688579863-590.jpg" xlink:type="simple" xlink:show="embed" xlink:actuate="onLoad" draw:mime-type="image/jpeg"/>
</draw:frame>
Griding Championships in Europe in football(Players up to 21st)The first participant of the decisive match of the 2022/23 tournament was determined.</text:p>
      <text:p text:style-name="P4">
The finalist was the "youth" of England, who in the semi -final match took the mountain of all -year -olds from Israel, Ukrinform reports.</text:p>
      <text:p text:style-name="P4">
The meeting was in Batumi(Georgia)And it ended in favor of the British - 3: 0.</text:p>
      <text:p text:style-name="P4">
The score of the 42nd minute was opened by Nottingham Morgan Gibbs-Wight, who failed to realize the penalty on the 17th. The advantage of the British doubled in the 63rd minute of Manchester City, Cole Palmer-after the effective transfer of the midfielder of London Arsenal, Emil Smith Row. The final summary of the game in the 90th minute was established by the striker "Aston Villa" Cameron Archer.</text:p>
      <text:p text:style-name="P4">
In the Euro-2023 finals, England will play with the winners of the confrontation between the national and Ukraine, who will come together today at 22.00 in Bucharest at 22.00(Romania).</text:p>
      <text:p text:style-name="P4">
Вирішальний матч молодіжного чемпіонату Європи-2023 відбудеться 8 липня вБатумі.</text:p>
      <text:p text:style-name="P4">
<text:span text:style-name="T4">
Читайте також:</text:span>
 <text:a xlink:type="simple" xlink:href="https://www.ukrinform.ua/rubric-sports/3731550-zbirna-ukraini-sogodni-zigrae-z-ispanieu-u-pivfinali-ce2023-sered-molodi.html" text:style-name="Internet_20_link" text:visited-style-name="Visited_20_Internet_20_Link">
 Збірна України сьогодні зіграє з Іспанією у півфіналіЧЄ-2023 серед молоді </text:a>
It should be noted that according to the semi-final stage of the competition of youth CHF-2023, European participants of the football tournament of the Olympiad-2024 in Paris were identified: France(master), Ukraine, Spain and Israel.</text:p>
      <text:p text:style-name="P4">
Photo: UEFA.</text:p>
      <text:p text:style-name="P4">
News Source: <text:a xlink:type="simple" xlink:href="https://www.ukrinform.ua/rubric-sports/3731984-anglia-obigrala-futbolistiv-izrailu-i-vijsla-u-final-molodiznogo-ce2023.html" text:style-name="Internet_20_link" text:visited-style-name="Visited_20_Internet_20_Link">
https://www.ukrinform.ua/rubric-sports/3731984-anglia-obigrala-futbolistiv-izrailu-i-vijsla-u-final-molodiznogo-ce2023.html</text:a>
</text:p>
      <!--NEWS-->
      <text:h text:style-name="P10" text:outline-level="1">
<text:span text:style-name="T4">
Russia's crimes against Ukrainian children are not spontaneous or accidental - States in the UN</text:span>
</text:h>
      <text:p text:style-name="P4">
Authors: Ukrinform (Person)</text:p>
      <text:p text:style-name="P4">
Publisher: Укринформ (Organization)</text:p>
      <text:p text:style-name="P4">
Published Time: 2023-07-05T21:07:00+03:00</text:p>
      <text:p text:style-name="P4">
Modified Time: 2023-07-05T21:07:00+03:00</text:p>
      <text:p text:style-name="P4">
Description: The United States drew attention to the UN crimes against humanity, including the children committed in Ukraine, calling it actions that cannot be spontaneous or accidental. - Ukrinform.</text:p>
      <text:p text:style-name="P4">
Images: ['<text:a xlink:type="simple" xlink:href="https://static.ukrinform.com/photos/2023_07/thumb_files/630_360_1688579980-711.jpg" text:style-name="Internet_20_link" text:visited-style-name="Visited_20_Internet_20_Link">
630_360_16885...</text:a>
']</text:p>
      <text:p text:style-name="P4">
Tags: ['Діти', 'США', 'Радбез ООН', 'Війна з Росією']</text:p>
      <text:p text:style-name="P4">
Type: Article</text:p>
      <!--METADATA-->
      <text:p text:style-name="P4">
<draw:frame draw:style-name="fr1" draw:name="Image212" text:anchor-type="as-char" svg:width="6.9236in" svg:height="3.956343in" draw:z-index="0">
<draw:image xlink:href="../Images/yкринформ/2023-07-05T21-07-00-03-00/630_360_1688579980-711.jpg" xlink:type="simple" xlink:show="embed" xlink:actuate="onLoad" draw:mime-type="image/jpeg"/>
</draw:frame>
The combination has drew attention to the UN crimes against humanity, including against the children committed in Ukraine, calling it actions that cannot be spontaneous or accidental.</text:p>
      <text:p text:style-name="P4">
This statement was made on Wednesday at the UN Security Council Ambassador on Special Political Issues by Jeffrey Delaurentis, reports his own correspondent.</text:p>
      <text:p text:style-name="P4">
“By continuing the Russian war, the military armed forces and the officials committed crimes against humanity, including children. Representatives of Russian troops resorted to the execution of Ukrainian men, women and <text:a xlink:type="simple" xlink:href="https://www.ukrinform.ua/tag-diti" text:style-name="Internet_20_link" text:visited-style-name="Visited_20_Internet_20_Link">
children</text:a>
. Also, together with other Russian officials, they deported hundreds of thousands of Ukrainian civilians to the Russian Federation, including the numbers who were forcibly divorced with their families, ”he said.</text:p>
      <text:p text:style-name="P4">
At the same time, the US representative emphasized: "These actions are not accidental or spontaneous - they are part of a large -scale and systematic attack on civilian population of Ukraine."</text:p>
      <text:p text:style-name="P4">
The diplomat emphasized that Russian troops continue to attack the places where children are explicitly interpreted, including schools, hospitals and dwellings.</text:p>
      <text:p text:style-name="P4">
"This strict reality serves as a sharp reminder of the urgency of strengthening the potential of the international community in the field of children's protection, as well as an important need for all states to respect international law and principles enshrined in the UN Charter," the US representative said.</text:p>
      <text:p text:style-name="P4">
<text:span text:style-name="T4">
 Read also: </text:span>
 <text:a xlink:type="simple" xlink:href="https://www.ukrinform.ua/rubric-polytics/3731979-ukraina-v-oon-rosijska-armia-stoit-v-odnomu-radu-z-idil-alsabab-i-talibanom.html" text:style-name="Internet_20_link" text:visited-style-name="Visited_20_Internet_20_Link">
Ukraine in the UN: Russian army stands on a par with Zidil, "Al-Shabab" and "Taliban"</text:a>
As reported <text:a xlink:type="simple" xlink:href="https://www.ukrinform.ua/rubric-ato/3726480-oon-vnesla-rosiu-do-spisku-ganbi-za-vbivstva-ditej-v-ukraini-op.html" text:style-name="Internet_20_link" text:visited-style-name="Visited_20_Internet_20_Link">
Ukrinform</text:a>
, the Secretary -General of Guterres, the Secretary General of Guterres has approved the decision to add Russian armed forces to the global list of persons contained in the report "Children and the Armed Conflict" of the Housing and injury of children and attacks on schools and hospitals.</text:p>
      <text:p text:style-name="P4">
News Source: <text:a xlink:type="simple" xlink:href="https://www.ukrinform.ua/rubric-polytics/3731987-zlocini-rosii-proti-ukrainskih-ditej-ne-e-spontannimi-ci-vipadkovimi-stati-v-oon.html" text:style-name="Internet_20_link" text:visited-style-name="Visited_20_Internet_20_Link">
https://www.ukrinform.ua/rubric-polytics/3731987-zlocini-rosii-proti-ukrainskih-ditej-ne-e-spontannimi-ci-vipadkovimi-stati-v-oon.html</text:a>
</text:p>
      <!--NEWS-->
      <text:h text:style-name="P10" text:outline-level="1">
<text:span text:style-name="T4">
Movement by Degtyarivska Street near the Shevchenkivsky District Court resumed</text:span>
</text:h>
      <text:p text:style-name="P4">
Authors: Ukrinform (Person)</text:p>
      <text:p text:style-name="P4">
Publisher: Укринформ (Organization)</text:p>
      <text:p text:style-name="P4">
Published Time: 2023-07-05T21:18:00+03:00</text:p>
      <text:p text:style-name="P4">
Modified Time: 2023-07-05T21:18:00+03:00</text:p>
      <text:p text:style-name="P4">
Description: The traffic of Degtyarivska Street near the Shevchenkivsky District Court of Kyiv was restored. - Ukrinform.</text:p>
      <text:p text:style-name="P4">
Images: ['<text:a xlink:type="simple" xlink:href="https://static.ukrinform.com/photos/2023_07/thumb_files/630_360_1688573267-455.jpg" text:style-name="Internet_20_link" text:visited-style-name="Visited_20_Internet_20_Link">
630_360_16885...</text:a>
']</text:p>
      <text:p text:style-name="P4">
Tags: ['Дороги', 'Київ', 'рух']</text:p>
      <text:p text:style-name="P4">
Type: Article</text:p>
      <!--METADATA-->
      <text:p text:style-name="P4">
<draw:frame draw:style-name="fr1" draw:name="Image213" text:anchor-type="as-char" svg:width="6.9236in" svg:height="3.956343in" draw:z-index="0">
<draw:image xlink:href="../Images/yкринформ/2023-07-05T21-18-00-03-00/630_360_1688573267-455.jpg" xlink:type="simple" xlink:show="embed" xlink:actuate="onLoad" draw:mime-type="image/jpeg"/>
</draw:frame>
The Movvik Degtyarivska near the Shevchenkivsky District Court of Kyiv was restored.</text:p>
      <text:p text:style-name="P4">
This was reported by Ukrinform correspondent.</text:p>
      <text:p text:style-name="P4">
Travel Degtyarovskaya Street approximately within one kilometer of the Zesevchenkivsky District Court, in the premises of which there were explosions, was restricted with investigative actions.</text:p>
      <text:p text:style-name="P4">
After the departure of militiamen and "fast" motion resumed.</text:p>
      <text:p text:style-name="P4">
<text:span text:style-name="T4">
 Read also: </text:span>
 <text:a xlink:type="simple" xlink:href="https://www.ukrinform.ua/rubric-kyiv/3731976-slidstvo-zasovuvatime-ak-vibuhivka-potrapila-u-sevcenkivskij-rajsud-klimenko.html" text:style-name="Internet_20_link" text:visited-style-name="Visited_20_Internet_20_Link">
the investigation will find out how the explosion got Ushevchenkivskyi <text:span text:style-name="T4">
 district court </text:span>
 - Klimenko</text:a>
As reported by Ukrinform, an explosion was raised in the Shevchenkivsky District Court of the city of Kyiv. ](https://www.ukrinform.ua/rubric-other_news/3731924-u-kievi-v-primisenni-sudu-prolunav-vibuh.html)The provisions of the Minister of Internal Affairs Igor Klimenko, in general, were two.</text:p>
      <text:p text:style-name="P4">
This happened during the escort from the court of the court of Igor Humeniuk, who is accused of committing a terrorist attack under the Verkhovna Rada on August 31, 2015. According to the investigation, then Humeniuk threw a fighting grenade during the protest, resulting in killed four National Guards, more than 140 people were injured.</text:p>
      <text:p text:style-name="P4">
As a result of the incident in the Shevchenkivsky District Court, two employees of Kord. Humeniuk were wounded <text:a xlink:type="simple" xlink:href="https://www.ukrinform.ua/rubric-kyiv/3731961-vibuh-u-sudi-kieva-pravoporusnik-zaginuv-na-misci.html" text:style-name="Internet_20_link" text:visited-style-name="Visited_20_Internet_20_Link">
died. </text:a>
</text:p>
      <text:p text:style-name="P4">
News Source: <text:a xlink:type="simple" xlink:href="https://www.ukrinform.ua/rubric-kyiv/3731991-ruh-vuliceu-degtarivskou-poblizu-sevcenkivskogo-rajsudu-vidnovili.html" text:style-name="Internet_20_link" text:visited-style-name="Visited_20_Internet_20_Link">
https://www.ukrinform.ua/rubric-kyiv/3731991-ruh-vuliceu-degtarivskou-poblizu-sevcenkivskogo-rajsudu-vidnovili.html</text:a>
</text:p>
      <!--NEWS-->
      <text:h text:style-name="P10" text:outline-level="1">
<text:span text:style-name="T4">
Citizens and business this year purchased military bonds for ₴ 59.2 billion - NBU</text:span>
</text:h>
      <text:p text:style-name="P4">
Authors: Ukrinform (Person)</text:p>
      <text:p text:style-name="P4">
Publisher: Укринформ (Organization)</text:p>
      <text:p text:style-name="P4">
Published Time: 2023-07-05T21:20:00+03:00</text:p>
      <text:p text:style-name="P4">
Modified Time: 2023-07-05T21:20:00+03:00</text:p>
      <text:p text:style-name="P4">
Description: As of July 1, the portfolio of military bonds owned by individuals and legal entities amounted to UAH 59.2 billion in equivalent. - Ukrinform.</text:p>
      <text:p text:style-name="P4">
Images: ['<text:a xlink:type="simple" xlink:href="https://static.ukrinform.com/photos/2019_02/thumb_files/630_360_1550144984-323.jpg" text:style-name="Internet_20_link" text:visited-style-name="Visited_20_Internet_20_Link">
630_360_15501...</text:a>
']</text:p>
      <text:p text:style-name="P4">
Tags: ['Нацбанк', 'Гроші', 'Військові облігації']</text:p>
      <text:p text:style-name="P4">
Type: Article</text:p>
      <!--METADATA-->
      <text:p text:style-name="P4">
<draw:frame draw:style-name="fr1" draw:name="Image214" text:anchor-type="as-char" svg:width="6.9236in" svg:height="3.956343in" draw:z-index="0">
<draw:image xlink:href="../Images/yкринформ/2023-07-05T21-20-00-03-00/630_360_1550144984-323.jpg" xlink:type="simple" xlink:show="embed" xlink:actuate="onLoad" draw:mime-type="image/jpeg"/>
</draw:frame>
As of July 1, the portfolio of military bonds owned by individuals and legal entities set UAH 59.2 billion in equivalent.</text:p>
      <text:p text:style-name="P4">
According to Ukrinform, the press service reports <text:a xlink:type="simple" xlink:href="https://bank.gov.ua/ua/news/all/z-pochatku-2023-roku-uryad-zaluchiv-vid-prodaju-ovdp-na-auktsionah-ekvivalent-293-mlrd-grn-a-zagalom-uprodovj-voyennogo-stanu--545-mlrd-grn" text:style-name="Internet_20_link" text:visited-style-name="Visited_20_Internet_20_Link">
National Bank of Ukraine</text:a>
.</text:p>
      <text:p text:style-name="P4">
“In general, since the beginning of the year the portfolio <text:a xlink:type="simple" xlink:href="https://www.ukrinform.ua/tag-vijskovi-obligacii" text:style-name="Internet_20_link" text:visited-style-name="Visited_20_Internet_20_Link">
military bonds</text:a>
The ownership of individuals increased by 71% - to UAH 59.2 billion in equivalent, ”the message reads.</text:p>
      <text:p text:style-name="P4">
According to the NBU Depository, as of July 1, 2023, the Tabusnes citizens purchased military government bonds for UAH 26,090.9 million, or 36.8% of the total volume of the hryvnia military ATP purchased. In addition, a bond of $ 822.0 million was purchased. The US, or 52.6% of the total volume of military government bonds nominated in dollars, and 76.5 million euros, or 12.2% of the total volume of EURODP.</text:p>
      <text:p text:style-name="P4">
It is emphasized that the portfolio of military bonds owned by Ukrainian citizens is the second largest volume after the concentrated volume of these valuables in primary dealers.</text:p>
      <text:p text:style-name="P4">
<text:span text:style-name="T4">
 Read also: </text:span>
 <text:a xlink:type="simple" xlink:href="https://www.ukrinform.ua/rubric-economy/3731424-minfin-rozmistiv-ovdp-na-ponad-6-milardiv.html" text:style-name="Internet_20_link" text:visited-style-name="Visited_20_Internet_20_Link">
<text:span text:style-name="T4">
 Ministry of Finance </text:span>
 <text:span text:style-name="T4">
 placed </text:span>
 <text:span text:style-name="T4">
 </text:span>
 TIPS <text:span text:style-name="T4">
 on </text:span>
 above <text:span text:style-name="T4">
 ₴ 6 </text:span>
 billions **</text:a>
The volume of military government bonds owned by non -residents on July 1 amounted to UAH 12,911.3 million and $ 22.7 million. The United States, increasing in the first half of 2023, 4.5 times.</text:p>
      <text:p text:style-name="P4">
As reported by Ukrinform, in connection with Russian aggression, the Ukrainian government has taken a decision on a step -by -step issue of military bonds in the amount of up to 400 billion. The Ministry of Finance conducts auctions for the sale of government bonds every Tuesday, starting with the 1st 2022.</text:p>
      <text:p text:style-name="P4">
In January - June 2023, the Government of Ukraine [attracted 293 billion UAH from the placement(https://www.ukrinform.ua/rubric-economy/3731950-cogoric-zavdaki-ovdp-do-budzetu-zalucili-ponad-293-milardi-nacbank.html), in total during the martial law - UAH 545 billion.</text:p>
      <text:p text:style-name="P4">
News Source: <text:a xlink:type="simple" xlink:href="https://www.ukrinform.ua/rubric-economy/3731959-gromadani-ta-biznes-cogoric-pridbali-vijskovih-obligacij-na-592-milarda-nbu.html" text:style-name="Internet_20_link" text:visited-style-name="Visited_20_Internet_20_Link">
https://www.ukrinform.ua/rubric-economy/3731959-gromadani-ta-biznes-cogoric-pridbali-vijskovih-obligacij-na-592-milarda-nbu.html</text:a>
</text:p>
      <!--NEWS-->
      <text:h text:style-name="P10" text:outline-level="1">
<text:span text:style-name="T4">
The Armed Forces are moving in conditions of enemy preference in weapons - painter</text:span>
</text:h>
      <text:p text:style-name="P4">
Authors: Ukrinform (Person)</text:p>
      <text:p text:style-name="P4">
Publisher: Укринформ (Organization)</text:p>
      <text:p text:style-name="P4">
Published Time: 2023-07-05T21:31:00+03:00</text:p>
      <text:p text:style-name="P4">
Modified Time: 2023-07-05T21:31:00+03:00</text:p>
      <text:p text:style-name="P4">
Description: The Armed Forces of Ukraine have much less weapons than the enemy, but still moving. - Ukrinform.</text:p>
      <text:p text:style-name="P4">
Images: ['<text:a xlink:type="simple" xlink:href="https://static.ukrinform.com/photos/2023_05/thumb_files/630_360_1684772130-475.jpg" text:style-name="Internet_20_link" text:visited-style-name="Visited_20_Internet_20_Link">
630_360_16847...</text:a>
']</text:p>
      <text:p text:style-name="P4">
Tags: ['ЗСУ', 'Війна з Росією', 'Ганна Маляр', 'Єдині новини']</text:p>
      <text:p text:style-name="P4">
Type: Article</text:p>
      <!--METADATA-->
      <text:p text:style-name="P4">
<draw:frame draw:style-name="fr1" draw:name="Image215" text:anchor-type="as-char" svg:width="6.9236in" svg:height="3.956343in" draw:z-index="0">
<draw:image xlink:href="../Images/yкринформ/2023-07-05T21-31-00-03-00/630_360_1684772130-475.jpg" xlink:type="simple" xlink:show="embed" xlink:actuate="onLoad" draw:mime-type="image/jpeg"/>
</draw:frame>
Arms of Ukraine have much less weapons than the enemy, but all unravel.</text:p>
      <text:p text:style-name="P4">
The Unified News said this on the air of the Tele scale, the Deputy Minister of Defense Painter said, Ukrinform correspondent reports.</text:p>
      <text:p text:style-name="P4">
"The enemy still has a great advantage in armed. That is our(military - ed.)They move in conditions where they have much less weapons, much less ammunition, but less that our losses are smaller and ours are slowly but moving. It is omnified as it can best under such conditions, " - Razulyamal.</text:p>
      <text:p text:style-name="P4">
<text:span text:style-name="T4">
 Read also: </text:span>
 <text:a xlink:type="simple" xlink:href="https://www.ukrinform.ua/rubric-crimea/3731680-rosijski-vijska-v-krimu-aktivno-gotuutsa-do-oboroni-genstab.html" text:style-name="Internet_20_link" text:visited-style-name="Visited_20_Internet_20_Link">
Russian troops in the Crimea are actively preparing for defense - Gensor</text:a>
According to her, the Ukrainian military is currently creating the conditions for the enemy to have no offensive capabilities, as well as for faster advancement <text:a xlink:type="simple" xlink:href="https://www.ukrinform.ua/tag-zsu" text:style-name="Internet_20_link" text:visited-style-name="Visited_20_Internet_20_Link">
Armed Forces</text:a>
in future.</text:p>
      <text:p text:style-name="P4">
As reported, the Russian troops caused 48 aircraft blows to 54 shelling of rocket launchers at the positions of the Armed Forces of Ukraine.</text:p>
      <text:p text:style-name="P4">
<text:span text:style-name="T5">
Foto: General Staff</text:span>
</text:p>
      <text:p text:style-name="P4">
News Source: <text:a xlink:type="simple" xlink:href="https://www.ukrinform.ua/rubric-ato/3731994-zsu-prosuvautsa-v-umovah-perevagi-voroga-u-ozbroenni-malar.html" text:style-name="Internet_20_link" text:visited-style-name="Visited_20_Internet_20_Link">
https://www.ukrinform.ua/rubric-ato/3731994-zsu-prosuvautsa-v-umovah-perevagi-voroga-u-ozbroenni-malar.html</text:a>
</text:p>
      <!--NEWS-->
      <text:h text:style-name="P10" text:outline-level="1">
<text:span text:style-name="T4">
The shelling of the Belozersk community in Kherson region: the number of wounded increased to five</text:span>
</text:h>
      <text:p text:style-name="P4">
Authors: Ukrinform (Person)</text:p>
      <text:p text:style-name="P4">
Publisher: Укринформ (Organization)</text:p>
      <text:p text:style-name="P4">
Published Time: 2023-07-05T21:38:00+03:00</text:p>
      <text:p text:style-name="P4">
Modified Time: 2023-07-05T21:38:00+03:00</text:p>
      <text:p text:style-name="P4">
Description: As a result of the shelling of the Russian army of the Belozersky community of Kherson region, the number of wounded increased to five, one person died. - Ukrinform.</text:p>
      <text:p text:style-name="P4">
Images: ['<text:a xlink:type="simple" xlink:href="https://static.ukrinform.com/photos/2023_07/thumb_files/630_360_1688580593-112.jpg" text:style-name="Internet_20_link" text:visited-style-name="Visited_20_Internet_20_Link">
630_360_16885...</text:a>
']</text:p>
      <text:p text:style-name="P4">
Tags: ['Херсонщина', 'Обстріл', 'Поранені', 'Офіс Президента', 'Війна з Росією']</text:p>
      <text:p text:style-name="P4">
Type: Article</text:p>
      <!--METADATA-->
      <text:p text:style-name="P4">
<draw:frame draw:style-name="fr1" draw:name="Image216" text:anchor-type="as-char" svg:width="6.9236in" svg:height="3.956343in" draw:z-index="0">
<draw:image xlink:href="../Images/yкринформ/2023-07-05T21-38-00-03-00/630_360_1688580593-112.jpg" xlink:type="simple" xlink:show="embed" xlink:actuate="onLoad" draw:mime-type="image/jpeg"/>
</draw:frame>
In addition to the Russian army of the Belozersk community of the Kherson region, the number of stolen increased to five, one person was killed.</text:p>
      <text:p text:style-name="P4">
According to Ukrinform, Andriy YermAns reports about it in <text:a xlink:type="simple" xlink:href="https://t.me/ermaka2022/3122" text:style-name="Internet_20_link" text:visited-style-name="Visited_20_Internet_20_Link">
telegram. </text:a>
"The Russian army struck houses in Belozerka. It is known that six peaceful people have been surveyed," Yermak said.</text:p>
      <text:p text:style-name="P4">
Injuries that are incompatible with life, received a 58-year-old man who was burning. There was a fire in the house.</text:p>
      <text:p text:style-name="P4">
A 10-year-old boy and a 56-year-old woman were also injured.</text:p>
      <text:p text:style-name="P4">
As a result of the impact on another house is lung <text:a xlink:type="simple" xlink:href="https://www.ukrinform.ua/tag-poraneni" text:style-name="Internet_20_link" text:visited-style-name="Visited_20_Internet_20_Link">
wounded</text:a>
He received a 51-year-old man, as well as two women, 70 and 41 years.</text:p>
      <text:p text:style-name="P4">
<text:span text:style-name="T4">
 Read also: </text:span>
 <text:a xlink:type="simple" xlink:href="https://www.ukrinform.ua/rubric-ato/3731969-armia-rf-obstrilala-gromadu-na-nikopolsini.html" text:style-name="Internet_20_link" text:visited-style-name="Visited_20_Internet_20_Link">
Army of the Russian Federation <text:span text:style-name="T4">
 Shelling </text:span>
 Yala community in Dnipropetrovsk</text:a>
According to Ukrinform, according to the prosecutor General's Office, on July 5, 19:00 Russian invaders fired at settlements in the Belozersky community.(https://www.ukrinform.ua/rubric-ato/3731981-vorog-obstrilav-bilozersku-gromadu-na-hersonsini-odin-zagiblij-troe-poraneni.html)Photo: Prosecutor General Office</text:p>
      <text:p text:style-name="P4">
News Source: <text:a xlink:type="simple" xlink:href="https://www.ukrinform.ua/rubric-ato/3731996-obstril-bilozerskoi-gromadi-na-hersonsini-kilkist-poranenih-zrosla-do-5.html" text:style-name="Internet_20_link" text:visited-style-name="Visited_20_Internet_20_Link">
https://www.ukrinform.ua/rubric-ato/3731996-obstril-bilozerskoi-gromadi-na-hersonsini-kilkist-poranenih-zrosla-do-5.html</text:a>
</text:p>
      <!--NEWS-->
      <text:h text:style-name="P10" text:outline-level="1">
<text:span text:style-name="T4">
OSCE proposes to replace the peacekeeping mission in an unrecognized Transnistria with an international civilian</text:span>
</text:h>
      <text:p text:style-name="P4">
Authors: Ukrinform (Person)</text:p>
      <text:p text:style-name="P4">
Publisher: Укринформ (Organization)</text:p>
      <text:p text:style-name="P4">
Published Time: 2023-07-05T21:39:00+03:00</text:p>
      <text:p text:style-name="P4">
Modified Time: 2023-07-05T21:39:00+03:00</text:p>
      <text:p text:style-name="P4">
Description: The OSCE first proposed to replace peacekeepers with an unrecognized Transnistria with an international civil mission. The OSCE Parliamentary Assembly has approved the relevant resolution, and called on Russia to withdraw its troops from Moldova. - Ukrinform.</text:p>
      <text:p text:style-name="P4">
Images: ['<text:a xlink:type="simple" xlink:href="https://static.ukrinform.com/photos/2023_02/thumb_files/630_360_1676811786-290.jpg" text:style-name="Internet_20_link" text:visited-style-name="Visited_20_Internet_20_Link">
630_360_16768...</text:a>
']</text:p>
      <text:p text:style-name="P4">
Tags: ['Молдова', 'ОБСЄ', "Придністров'я", 'Росія']</text:p>
      <text:p text:style-name="P4">
Type: Article</text:p>
      <!--METADATA-->
      <text:p text:style-name="P4">
<draw:frame draw:style-name="fr1" draw:name="Image217" text:anchor-type="as-char" svg:width="6.9236in" svg:height="3.956343in" draw:z-index="0">
<draw:image xlink:href="../Images/yкринформ/2023-07-05T21-39-00-03-00/630_360_1676811786-290.jpg" xlink:type="simple" xlink:show="embed" xlink:actuate="onLoad" draw:mime-type="image/jpeg"/>
</draw:frame>
Obesev was first proposed to replace peacekeepers with an unrecognized Transnistria International Civil Mission. The OSCE Parliamentary Assembly has approved the relevant surveys and called on Russia to withdraw its troops from Moldova.</text:p>
      <text:p text:style-name="P4">
As Ukrinform reports, it reports <text:a xlink:type="simple" xlink:href="https://newsmaker.md/rus/novosti/obse-vpervye-predlozhila-zamenit-mirotvortsev-v-pridnestrove-na-grazhdanskuyu-missiyu/" text:style-name="Internet_20_link" text:visited-style-name="Visited_20_Internet_20_Link">
News Maker</text:a>
.</text:p>
      <text:p text:style-name="P4">
From June 30 to July 4 in Vancouver, Canada, the annual session of the Parliamentary Assembly of the Organization for Security and Cooperation in Europe took place(<text:a xlink:type="simple" xlink:href="https://www.ukrinform.ua/tag-obse" text:style-name="Internet_20_link" text:visited-style-name="Visited_20_Internet_20_Link">
OSCE</text:a>
 ). На сесії ухвалили резолюцію проситуацію в Молдові.</text:p>
      <text:p text:style-name="P4">
"Уперше делегати закликали всі сторони розпочати політичні дискусії, щобзамінити нинішню миротворчу місію в придністровському регіоні набагатосторонню міжнародну цивільну місію", - йдеться в повідомленні.</text:p>
      <text:p text:style-name="P4">
Також члени Парламентської асамблеї ОБСЄ визнали, що конфлікт упридністровському регіоні Молдови, як і раніше, становить серйозну загрозубезпеці та стабільності в регіоні ОБСЄ.</text:p>
      <text:p text:style-name="P4">
Члени організації підтвердили свою прихильність досягненню мирного,всеосяжного і міцного розв'язання тривалого конфлікту за повної поваги досуверенітету, незалежності та територіальної цілісності Молдови в межах їїміжнародно визнаних кордонів.</text:p>
      <text:p text:style-name="P4">
Водночас Парламентська асамблея ОБСЄ закликала Росію вивести свої війська зтериторії Молдови та утилізувати боєприпаси, що перебувають на складі поблизусела Колбасна в придністровському регіоні Молдови.</text:p>
      <text:p text:style-name="P4">
Варто зазначити, що 2020 року президентка Мая Санду запропонувала замінитиросійських миротворців у невизнаному Придністров'ї на цивільну місію підегідою Організації з безпеки та співробітництва в Європі.</text:p>
      <text:p text:style-name="P4">
"Оскільки давно немає небезпеки військових дій, цю місію потрібно зробитицивільною під егідою ОБСЄ. Це - позиція Молдови, яку я підкреслюю", - сказалатоді Санду.</text:p>
      <text:p text:style-name="P4">
<text:span text:style-name="T4">
Читайте також:</text:span>
 <text:a xlink:type="simple" xlink:href="https://www.ukrinform.ua/rubric-ato/3731777-jmovirnist-zbilsenna-vijskovoi-prisutnosti-u-pridnistrovi-e-nizkou-genstab.html" text:style-name="Internet_20_link" text:visited-style-name="Visited_20_Internet_20_Link">
 Ймовірність збільшення військової присутності у<text:span text:style-name="T4">
Придністров</text:span>
 ’ї є низькою - Генштаб </text:a>
The head of Tiraspol's foreign policy department Vitaliy Ignatiev then stated that it is impossible to change the format of a peacekeeping mission, since the Transnistrian conflict was not settled.</text:p>
      <text:p text:style-name="P4">
News Source: <text:a xlink:type="simple" xlink:href="https://www.ukrinform.ua/rubric-ato/3731995-obse-proponue-zaminiti-mirotvorcu-misiu-v-neviznanomu-pridnistrovi-na-miznarodnu-civilnu.html" text:style-name="Internet_20_link" text:visited-style-name="Visited_20_Internet_20_Link">
https://www.ukrinform.ua/rubric-ato/3731995-obse-proponue-zaminiti-mirotvorcu-misiu-v-neviznanomu-pridnistrovi-na-miznarodnu-civilnu.html</text:a>
</text:p>
      <!--NEWS-->
      <text:h text:style-name="P10" text:outline-level="1">
<text:span text:style-name="T4">
Poland's Export-Credit Agency may join in military risk insurance</text:span>
</text:h>
      <text:p text:style-name="P4">
Authors: Ukrinform (Person)</text:p>
      <text:p text:style-name="P4">
Publisher: Укринформ (Organization)</text:p>
      <text:p text:style-name="P4">
Published Time: 2023-07-05T21:42:00+03:00</text:p>
      <text:p text:style-name="P4">
Modified Time: 2023-07-05T21:42:00+03:00</text:p>
      <text:p text:style-name="P4">
Description: Ukraine and Poland have discussed the involvement of military risks of export-credit agency of Poland (KUKE). - Ukrinform.</text:p>
      <text:p text:style-name="P4">
Images: ['<text:a xlink:type="simple" xlink:href="https://static.ukrinform.com/photos/2023_03/thumb_files/630_360_1677777427-956.jpg" text:style-name="Internet_20_link" text:visited-style-name="Visited_20_Internet_20_Link">
630_360_16777...</text:a>
']</text:p>
      <text:p text:style-name="P4">
Tags: ['Економіка', 'Кредит', 'Польща', 'Страхування', 'Україна']</text:p>
      <text:p text:style-name="P4">
Type: Article</text:p>
      <!--METADATA-->
      <text:p text:style-name="P4">
<draw:frame draw:style-name="fr1" draw:name="Image218" text:anchor-type="as-char" svg:width="6.9236in" svg:height="3.956343in" draw:z-index="0">
<draw:image xlink:href="../Images/yкринформ/2023-07-05T21-42-00-03-00/630_360_1677777427-956.jpg" xlink:type="simple" xlink:show="embed" xlink:actuate="onLoad" draw:mime-type="image/jpeg"/>
</draw:frame>
Ukraine and Poland discussed the journal of military risks of export-credit agency of Poland(Are you).</text:p>
      <text:p text:style-name="P4">
Як повідомляє Мінекономіки, про це йшлося під час зустрічі заступника міністраекономіки – торгового представника України Тараса Качки з урядовоюуповноваженою з питань польсько-українського співробітництва в сфері розвиткуЯдвігою Емілєвич, передає Укрінформ.</text:p>
      <text:p text:style-name="P4">
«Ми з нашими польськими партнерами працюємо над залученням інвестицій вукраїнський бізнес для його відновлення, в тому числі з боку польських таукраїнських фондів розвитку підприємництва. Важливою складовою цього процесуможе стати страхування воєнних ризиків з боку KUKE – Експортно-кредитногоагентства Польщі», - зазначив Качка.</text:p>
      <text:p text:style-name="P4">
<text:span text:style-name="T4">
Читайте також:</text:span>
 <text:span text:style-name="T4">
<text:a xlink:type="simple" xlink:href="https://www.ukrinform.ua/rubric-polytics/3731808-polsa-j-italia-pidtrimuut-nadanna-ukraini-u-vilnusi-silnih-garantij-bezpeki-moraveckij.html" text:style-name="Internet_20_link" text:visited-style-name="Visited_20_Internet_20_Link">
 Польща й Італія підтримують надання Україні у Вільнюсісильних гарантій безпеки - Моравецький </text:a>
</text:span>
</text:p>
      <text:p text:style-name="P4">
He noted that private investments will be the basis for the reconstruction of Ukraine's tape. However, it is important to start investing in Ukraine now, not working on the end of the war. Military risk insurance will allow foreign mining to start cooperation with Ukrainian business and work with Ukraine's supervision.</text:p>
      <text:p text:style-name="P4">
In addition, the participants of the meeting discussed the simplification of doing business in Ukraine TAV Poland for firms of both countries. In particular, it was about legislation in the spherical procurement. The parties discussed the plan for the following months, such as encouraging business and economic ties.</text:p>
      <text:p text:style-name="P4">
<text:span text:style-name="T4">
 Read also: </text:span>
 <text:span text:style-name="T4">
 <text:a xlink:type="simple" xlink:href="https://www.ukrinform.ua/rubric-economy/3728974-ukraina-ta-polsa-prodovzili-diu-dozvoliv-na-vantazni-perevezenna-do-tretih-krain.html" text:style-name="Internet_20_link" text:visited-style-name="Visited_20_Internet_20_Link">
Ukraine and Poland have continued the freight permits to third countries</text:a>
</text:span>
</text:p>
      <text:p text:style-name="P4">
Kuke is an official export-credit agency <text:span text:style-name="T4">
 <text:a xlink:type="simple" xlink:href="https://www.ukrinform.ua/tag-polsa" text:style-name="Internet_20_link" text:visited-style-name="Visited_20_Internet_20_Link">
Poland</text:a>
</text:span>
. The corporation is authorized to provide export insurance to Polish companies with the support of the State Treasury.</text:p>
      <text:p text:style-name="P4">
The Multilateral Investment Guarantee Agency was reported(Micah)The Grusvitov Bank began to provide guarantees for insurance of military risks in Ukraine from the trust fund of support and economy of Ukraine(SURE).</text:p>
      <text:p text:style-name="P4">
News Source: <text:a xlink:type="simple" xlink:href="https://www.ukrinform.ua/rubric-economy/3731998-eksportnokreditne-agentstvo-polsi-moze-dolucitis-do-strahuvanna-voennih-rizikiv.html" text:style-name="Internet_20_link" text:visited-style-name="Visited_20_Internet_20_Link">
https://www.ukrinform.ua/rubric-economy/3731998-eksportnokreditne-agentstvo-polsi-moze-dolucitis-do-strahuvanna-voennih-rizikiv.html</text:a>
</text:p>
      <!--NEWS-->
      <text:h text:style-name="P10" text:outline-level="1">
<text:span text:style-name="T4">
The gambling business has paid almost ₴ 3 billion taxes - MP</text:span>
</text:h>
      <text:p text:style-name="P4">
Authors: Ukrinform (Person)</text:p>
      <text:p text:style-name="P4">
Publisher: Укринформ (Organization)</text:p>
      <text:p text:style-name="P4">
Published Time: 2023-07-05T21:43:00+03:00</text:p>
      <text:p text:style-name="P4">
Modified Time: 2023-07-05T21:43:00+03:00</text:p>
      <text:p text:style-name="P4">
Description: Gambling operators during January - June paid UAH 2.94 billion of taxes to the budget of Ukraine, which is 14 times more than in the same period last year. - Ukrinform.</text:p>
      <text:p text:style-name="P4">
Images: ['<text:a xlink:type="simple" xlink:href="https://static.ukrinform.com/photos/2019_10/thumb_files/630_360_1570186561-885.jpg" text:style-name="Internet_20_link" text:visited-style-name="Visited_20_Internet_20_Link">
630_360_15701...</text:a>
']</text:p>
      <text:p text:style-name="P4">
Tags: ['Бюджет', 'Депутат', 'Податки', 'Гральний бізнес']</text:p>
      <text:p text:style-name="P4">
Type: Article</text:p>
      <!--METADATA-->
      <text:p text:style-name="P4">
<draw:frame draw:style-name="fr1" draw:name="Image219" text:anchor-type="as-char" svg:width="6.9236in" svg:height="3.956343in" draw:z-index="0">
<draw:image xlink:href="../Images/yкринформ/2023-07-05T21-43-00-03-00/630_360_1570186561-885.jpg" xlink:type="simple" xlink:show="embed" xlink:actuate="onLoad" draw:mime-type="image/jpeg"/>
</draw:frame>
Operator of the Games, in January - June, paid 2.94 billion of taxes to the budget of Ukraine, which is 14 times more than in the same period last year.</text:p>
      <text:p text:style-name="P4">
About it in <text:a xlink:type="simple" xlink:href="https://t.me/yzheleznyak/4491" text:style-name="Internet_20_link" text:visited-style-name="Visited_20_Internet_20_Link">
telegram</text:a>
The first deputy chairman of the Verkhovna Rada Committee on Finance, Table Policy Yaroslav Zheleznyak reported, Ukrinform reports.</text:p>
      <text:p text:style-name="P4">
“The result for 6 months 2023 is: already UAH 2.94 billion <text:a xlink:type="simple" xlink:href="https://www.ukrinform.ua/tag-podatki" text:style-name="Internet_20_link" text:visited-style-name="Visited_20_Internet_20_Link">
taxes</text:a>
. That is, 14 times more than the Zabanlogical period of 2022, ”the parliamentarian wrote.</text:p>
      <text:p text:style-name="P4">
According to him, during January - June 2022, the gambling business paid 209 million UAH of taxes.</text:p>
      <text:p text:style-name="P4">
Zheleznyak emphasized that receipts began to increase after the cancellation of the tax privilege, which was used last year by gambling operators. In particular, 562 million UAH of taxes were raised in 2023.</text:p>
      <text:p text:style-name="P4">
“It is very important here to understand that it is the sixth month of the year, and therefore it is necessary to compare conditionally with March(Since the income tax here is paid once Ukrtal). У березні, нагадаю, було на 100 млн грн менше (462 million)”, - adding.</text:p>
      <text:p text:style-name="P4">
<text:span text:style-name="T4">
 Read also: </text:span>
 <text:a xlink:type="simple" xlink:href="https://www.ukrinform.ua/rubric-economy/3721903-gralnij-biznes-aktivizuvav-splatu-podatkiv-pisla-pocatku-rozsliduvanna-beb.html" text:style-name="Internet_20_link" text:visited-style-name="Visited_20_Internet_20_Link">
<text:span text:style-name="T4">
 gambling </text:span>
 <text:span text:style-name="T4">
 Business </text:span>
 Activated taxes postparting Bab investigation</text:a>
As it was reported, in January 2023, the Verkhovna Rada approved a change in the Allowance Code, which restores the rule that payers of the sole tax of the third group who use taxation peculiarities in the conditions(In particular, the rate of this tax of 2% income), cannot be organized by gambling, lottery, pairs(Bookmaker Par, a pair of toning). Президент підписав документ 6 лютого.</text:p>
      <text:p text:style-name="P4">
News Source: <text:a xlink:type="simple" xlink:href="https://www.ukrinform.ua/rubric-economy/3731997-gralnij-biznes-vid-pocatku-roku-splativ-majze-3-milardi-podatkiv-deputat.html" text:style-name="Internet_20_link" text:visited-style-name="Visited_20_Internet_20_Link">
https://www.ukrinform.ua/rubric-economy/3731997-gralnij-biznes-vid-pocatku-roku-splativ-majze-3-milardi-podatkiv-deputat.html</text:a>
</text:p>
      <!--NEWS-->
      <text:h text:style-name="P10" text:outline-level="1">
<text:span text:style-name="T4">
The Russian War touched all 7.5 million Ukrainian children - Kyslitsa in the UN Security Council</text:span>
</text:h>
      <text:p text:style-name="P4">
Authors: Ukrinform (Person)</text:p>
      <text:p text:style-name="P4">
Publisher: Укринформ (Organization)</text:p>
      <text:p text:style-name="P4">
Published Time: 2023-07-05T21:50:00+03:00</text:p>
      <text:p text:style-name="P4">
Modified Time: 2023-07-05T21:50:00+03:00</text:p>
      <text:p text:style-name="P4">
Description: The invasion of Russia into Ukraine touched all 7.5 million Ukrainian children, said Sergey Kislytsia on Wednesday at a meeting of the UN Security Council of the UN Security Council of Ukraine. - Ukrinform.</text:p>
      <text:p text:style-name="P4">
Images: ['<text:a xlink:type="simple" xlink:href="https://static.ukrinform.com/photos/2022_05/thumb_files/630_360_1651793847-938.jpeg" text:style-name="Internet_20_link" text:visited-style-name="Visited_20_Internet_20_Link">
630_360_16517...</text:a>
']</text:p>
      <text:p text:style-name="P4">
Tags: ['Діти', 'Кислиця', 'Радбез ООН', 'Війна з Росією']</text:p>
      <text:p text:style-name="P4">
Type: Article</text:p>
      <!--METADATA-->
      <text:p text:style-name="P4">
<draw:frame draw:style-name="fr1" draw:name="Image220" text:anchor-type="as-char" svg:width="6.9236in" svg:height="3.956343in" draw:z-index="0">
<draw:image xlink:href="../Images/yкринформ/2023-07-05T21-50-00-03-00/630_360_1651793847-938.jpeg" xlink:type="simple" xlink:show="embed" xlink:actuate="onLoad" draw:mime-type="image/jpeg"/>
</draw:frame>
The invasion of Russia into Ukraine touched all 7.5 million Ukrainian children, said Sergey Kislytsia on Wednesday at a meeting of the UN Security Council of the UN Security Council of Ukraine.</text:p>
      <text:p text:style-name="P4">
This is reported by Ukrinform in New York.</text:p>
      <text:p text:style-name="P4">
According to Kislytsia, almost two -thirds of children left their homes.</text:p>
      <text:p text:style-name="P4">
As a result of continuous bombardment and shelling by Russian armed forces as of July 3, at least 494 <text:a xlink:type="simple" xlink:href="https://www.ukrinform.ua/tag-diti" text:style-name="Internet_20_link" text:visited-style-name="Visited_20_Internet_20_Link">
child</text:a>
They died, 1036 were injured, 379 were considered missing in the fighting, he said.</text:p>
      <text:p text:style-name="P4">
In addition, the Prosecutor General's Office of Ukraine recorded 13 cases of sexual violence over children in different regions, added postpress.</text:p>
      <text:p text:style-name="P4">
He noted that nearly 3450 educational institutions were damaged throughout the country, 331 from them - destroyed. In addition, about 1500 medical facilities were damaged, 185 of which are destroyed.</text:p>
      <text:p text:style-name="P4">
<text:span text:style-name="T4">
 Read also: </text:span>
 <text:a xlink:type="simple" xlink:href="https://www.ukrinform.ua/rubric-polytics/3731979-ukraina-v-oon-rosijska-armia-stoit-v-odnomu-radu-z-idil-alsabab-i-talibanom.html" text:style-name="Internet_20_link" text:visited-style-name="Visited_20_Internet_20_Link">
Ukraine in the UN: Russian army stands on a par with Zidil, "Al-Shabab" and "Taliban"</text:a>
Kyslytsia also said that on July 4, Russia again committed a terrorist act, firing a civil quarter in the Pervomaisky Kharkiv region, ”43 people were injured, including 12 children, including a three -month -old baby and one -year -old child.</text:p>
      <text:p text:style-name="P4">
According to Ukrinform, on Wednesday, the United Kingdom, which presides in July Vradbezi, organized a meeting of the RB in the format of open debate against children of armed conflict.</text:p>
      <text:p text:style-name="P4">
News Source: <text:a xlink:type="simple" xlink:href="https://www.ukrinform.ua/rubric-ato/3731983-rosijska-vijna-torknulasa-vsih-75-miljona-ukrainskih-ditej-kislica-v-radbezi-oon.html" text:style-name="Internet_20_link" text:visited-style-name="Visited_20_Internet_20_Link">
https://www.ukrinform.ua/rubric-ato/3731983-rosijska-vijna-torknulasa-vsih-75-miljona-ukrainskih-ditej-kislica-v-radbezi-oon.html</text:a>
</text:p>
      <!--NEWS-->
      <text:h text:style-name="P10" text:outline-level="1">
<text:span text:style-name="T4">
Syrsky showed how Ukrainian fighters destroy the Russians from the SAU in the Bakhmut direction</text:span>
</text:h>
      <text:p text:style-name="P4">
Authors: Ukrinform (Person)</text:p>
      <text:p text:style-name="P4">
Publisher: Укринформ (Organization)</text:p>
      <text:p text:style-name="P4">
Published Time: 2023-07-05T21:51:00+03:00</text:p>
      <text:p text:style-name="P4">
Modified Time: 2023-07-05T21:51:00+03:00</text:p>
      <text:p text:style-name="P4">
Description: The commander of the Land Forces of the Armed Forces of Ukraine, Colonel-General Alexander Sirsky showed how six Russian invaders were destroyed in the Bakhmut direction by the Armed Forces in the Bakhmut direction with the help of a self-propelled artillery unit.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Бахмут', 'ЗСУ', 'Сирський', 'Війна з Росією']</text:p>
      <text:p text:style-name="P4">
Type: Article</text:p>
      <!--METADATA-->
      <text:p text:style-name="P4">
<draw:frame draw:style-name="fr1" draw:name="Image221" text:anchor-type="as-char" svg:width="6.9236in" svg:height="3.956343in" draw:z-index="0">
<draw:image xlink:href="../Images/yкринформ/2023-07-05T21-51-00-03-00/630_360_1640330796-210.jpeg" xlink:type="simple" xlink:show="embed" xlink:actuate="onLoad" draw:mime-type="image/jpeg"/>
</draw:frame>
The commander of the Land Forces of the Armed Forces of Ukraine, Colonel-General Alexander, showed how the Armed Forces fighters in the Bakhmut direction destroyed six Okrozian invaders with the help of a self-propelled artillery unit.</text:p>
      <text:p text:style-name="P4">
According to Ukrinform, the corresponding video Syrsky posted in <text:a xlink:type="simple" xlink:href="https://t.me/osirskiy/169" text:style-name="Internet_20_link" text:visited-style-name="Visited_20_Internet_20_Link">
telegram</text:a>
.</text:p>
      <text:p text:style-name="P4">
“Mathematics is a component <text:a xlink:type="simple" xlink:href="https://www.ukrinform.ua/tag-vijna" text:style-name="Internet_20_link" text:visited-style-name="Visited_20_Internet_20_Link">
wars</text:a>
.The killer for the enemy is made by warriors of 30 ombre. Bakhmut direction. 8 The invaders were driven on 2 cars and hid in the house. 1 shot - 5 and 1 crawled out of the building. 5 invaders threw their 1 and hid in the bushes. Another 1st - and only 2 escaped wherever. Six of the invaders are already "nowhere to do," - said Sirsky.</text:p>
      <text:p text:style-name="P4">
According to him, all this "mathematical situation" on video from the vyal air intelligence officer, which corrected the fire of the SAU of the 1st Self-Propelled Artillery Division of 30 OMBR.</text:p>
      <text:p text:style-name="P4">
<text:span text:style-name="T4">
 Read also: </text:span>
 <text:a xlink:type="simple" xlink:href="https://www.ukrinform.ua/rubric-ato/3731889-sili-oboroni-na-pivnicnih-pidstupah-do-bahmuta-vidbili-nizku-teritorij-sirskij.html" text:style-name="Internet_20_link" text:visited-style-name="Visited_20_Internet_20_Link">
Defense forces on the northern approaches to Bakhmut Reflective Territories - <text:span text:style-name="T4">
 Syrsky </text:span>
</text:a>
As reported <text:a xlink:type="simple" xlink:href="https://www.ukrinform.ua/rubric-ato/3731938-na-cotiroh-garacih-napramkah-za-dobu-vidbulisa-30-bojovih-zitknen.html" text:style-name="Internet_20_link" text:visited-style-name="Visited_20_Internet_20_Link">
Ukrinform</text:a>
, three "hot" directions per day took place 30 combat clashes.</text:p>
      <text:p text:style-name="P4">
News Source: <text:a xlink:type="simple" xlink:href="https://www.ukrinform.ua/rubric-ato/3732001-sirskij-pokazav-ak-ukrainski-bijci-nisat-rosian-iz-sau-na-bahmutskomu-napramku.html" text:style-name="Internet_20_link" text:visited-style-name="Visited_20_Internet_20_Link">
https://www.ukrinform.ua/rubric-ato/3732001-sirskij-pokazav-ak-ukrainski-bijci-nisat-rosian-iz-sau-na-bahmutskomu-napramku.html</text:a>
</text:p>
      <!--NEWS-->
      <text:h text:style-name="P10" text:outline-level="1">
<text:span text:style-name="T4">
Nikopol eliminated an accident at an object related to water spill</text:span>
</text:h>
      <text:p text:style-name="P4">
Authors: Ukrinform (Person)</text:p>
      <text:p text:style-name="P4">
Publisher: Укринформ (Organization)</text:p>
      <text:p text:style-name="P4">
Published Time: 2023-07-05T21:56:00+03:00</text:p>
      <text:p text:style-name="P4">
Modified Time: 2023-07-05T21:56:00+03:00</text:p>
      <text:p text:style-name="P4">
Description: Nikopol eliminated an accident at the object associated with water spill, which occurred the day before. - Ukrinform.</text:p>
      <text:p text:style-name="P4">
Images: ['<text:a xlink:type="simple" xlink:href="https://static.ukrinform.com/photos/2023_06/thumb_files/630_360_1686577220-981.jpg" text:style-name="Internet_20_link" text:visited-style-name="Visited_20_Internet_20_Link">
630_360_16865...</text:a>
']</text:p>
      <text:p text:style-name="P4">
Tags: ['Аварія', 'Нікополь', 'Вода', 'Ремонт']</text:p>
      <text:p text:style-name="P4">
Type: Article</text:p>
      <!--METADATA-->
      <text:p text:style-name="P4">
<draw:frame draw:style-name="fr1" draw:name="Image222" text:anchor-type="as-char" svg:width="6.9236in" svg:height="3.956343in" draw:z-index="0">
<draw:image xlink:href="../Images/yкринформ/2023-07-05T21-56-00-03-00/630_360_1686577220-981.jpg" xlink:type="simple" xlink:show="embed" xlink:actuate="onLoad" draw:mime-type="image/jpeg"/>
</draw:frame>
In Nikopollik, a crash at the object associated with water spilling, which came to the eve of the evening.</text:p>
      <text:p text:style-name="P4">
About it in <text:a xlink:type="simple" xlink:href="https://t.me/Yevtushenko_E/4458" text:style-name="Internet_20_link" text:visited-style-name="Visited_20_Internet_20_Link">
telegram</text:a>
Informs the head of the Nonikopol district Yevgeny Yevtushenko, reports Ukrinform.</text:p>
      <text:p text:style-name="P4">
"On the water supply of the city of Nikopol. Yesterday the evening happened <text:a xlink:type="simple" xlink:href="https://www.ukrinform.ua/tag-avaria" text:style-name="Internet_20_link" text:visited-style-name="Visited_20_Internet_20_Link">
accident</text:a>
At one of the objects associated with water spillation ... the brigade worked on the elimination of the accident all night, and the work is now completed. Tomorrow at six in the morning the water dwellings will leave the spill points, ”Yevtushenko wrote.</text:p>
      <text:p text:style-name="P4">
According to him, the possibility of targeted water removal of water by summer people is considered.</text:p>
      <text:p text:style-name="P4">
The head of the district added that thanks to collaboration with philanthropists, they handed over twenty tons of drinking bottled water to Marganets, where it was distributed to people.</text:p>
      <text:p text:style-name="P4">
"They have agreed with Morshynska TM on the supply of drinking bottled water to Mirozanikopol. Today they received the first 20 tons," the official said.</text:p>
      <text:p text:style-name="P4">
<text:span text:style-name="T4">
 Read also: </text:span>
 <text:a xlink:type="simple" xlink:href="https://www.ukrinform.ua/rubric-regions/3727820-u-nikopoli-castkovo-vidnovili-podacu-vodi.html" text:style-name="Internet_20_link" text:visited-style-name="Visited_20_Internet_20_Link">
in <text:span text:style-name="T4">
 Nikopol </text:span>
 partially resumed water supply</text:a>
It was reported that as a result of the blast of the Kakhovka hydroelectric power station in the Dnipropetrovsk region, the communities of Nikopol and Kryvyi Rih districts remained. Vlad to embody the project of construction of the main waterman "Ingulets-South". The work lasts around the clock.</text:p>
      <text:p text:style-name="P4">
News Source: <text:a xlink:type="simple" xlink:href="https://www.ukrinform.ua/rubric-regions/3732002-u-nikopoli-likviduvali-avariu-na-obekti-povazanomu-z-punktami-rozlivu-vodi.html" text:style-name="Internet_20_link" text:visited-style-name="Visited_20_Internet_20_Link">
https://www.ukrinform.ua/rubric-regions/3732002-u-nikopoli-likviduvali-avariu-na-obekti-povazanomu-z-punktami-rozlivu-vodi.html</text:a>
</text:p>
      <!--NEWS-->
      <text:h text:style-name="P10" text:outline-level="1">
<text:span text:style-name="T4">
Dynamo defeated the Romanian classmates at a meeting in Austria</text:span>
</text:h>
      <text:p text:style-name="P4">
Authors: Ukrinform (Person)</text:p>
      <text:p text:style-name="P4">
Publisher: Укринформ (Organization)</text:p>
      <text:p text:style-name="P4">
Published Time: 2023-07-05T21:59:00+03:00</text:p>
      <text:p text:style-name="P4">
Modified Time: 2023-07-05T21:59:00+03:00</text:p>
      <text:p text:style-name="P4">
Description: Dynamo Kyiv players held the first control match at the Austrian town of St. Fight-An-Der-Glan. - Ukrinform.</text:p>
      <text:p text:style-name="P4">
Images: ['<text:a xlink:type="simple" xlink:href="https://static.ukrinform.com/photos/2023_07/thumb_files/630_360_1688583648-489.jpg" text:style-name="Internet_20_link" text:visited-style-name="Visited_20_Internet_20_Link">
630_360_16885...</text:a>
']</text:p>
      <text:p text:style-name="P4">
Tags: None</text:p>
      <text:p text:style-name="P4">
Type: Article</text:p>
      <!--METADATA-->
      <text:p text:style-name="P4">
<draw:frame draw:style-name="fr1" draw:name="Image223" text:anchor-type="as-char" svg:width="6.9236in" svg:height="3.956343in" draw:z-index="0">
<draw:image xlink:href="../Images/yкринформ/2023-07-05T21-59-00-03-00/630_360_1688583648-489.jpg" xlink:type="simple" xlink:show="embed" xlink:actuate="onLoad" draw:mime-type="image/jpeg"/>
</draw:frame>
Dynamo football players conducted the first control match at the assembly of the Vavstrian town of St. Fight-Ant-Der-Glan.</text:p>
      <text:p text:style-name="P4">
As reports <text:a xlink:type="simple" xlink:href="https://fcdynamo.com/news/tovariskij-match-dinamo-kiyiv-dinamo-buharest-4-1-zvit-pro-match" text:style-name="Internet_20_link" text:visited-style-name="Visited_20_Internet_20_Link">
press service</text:a>
"White-blue", the people of Kiev, on July 5, confidently beat the classmates from Romania "Dynamo"(Bucharest)- 4: 1, reports Ukrinform.</text:p>
      <text:p text:style-name="P4">
The authors of the heads in Mircea Lucescu's team were Nazar Voloshin, who was distinguished by the 10th minute, Anton Tsarenko(18), Vladislav Dubinchak(66)and Vladislavkabayev(73); In the composition of rivals - Ahmed Bani(40).</text:p>
      <text:p text:style-name="P4">
<text:span text:style-name="T4">
Читайте також:</text:span>
 <text:a xlink:type="simple" xlink:href="https://www.ukrinform.ua/rubric-sports/3731284-futbolisti-dinamo-otrimali-novi-igrovi-nomeri.html" text:style-name="Internet_20_link" text:visited-style-name="Visited_20_Internet_20_Link">
 Футболісти « <text:span text:style-name="T4">
Динамо</text:span>
 » отримали нові ігрові номери</text:a>
The next control match of Kiev will be held on July 8 against the Austrian Wolfsberger.</text:p>
      <text:p text:style-name="P4">
Photo: fcDynamo.com.</text:p>
      <text:p text:style-name="P4">
News Source: <text:a xlink:type="simple" xlink:href="https://www.ukrinform.ua/rubric-sports/3732005-dinamo-rozgromilo-rumunskih-odnoklubnikiv-na-zborah-v-avstrii.html" text:style-name="Internet_20_link" text:visited-style-name="Visited_20_Internet_20_Link">
https://www.ukrinform.ua/rubric-sports/3732005-dinamo-rozgromilo-rumunskih-odnoklubnikiv-na-zborah-v-avstrii.html</text:a>
</text:p>
      <!--NEWS-->
      <text:h text:style-name="P10" text:outline-level="1">
<text:span text:style-name="T4">
There were 40 combat clashes in Donetsk region in Donetsk region</text:span>
</text:h>
      <text:p text:style-name="P4">
Author: ['АРМІЯINFORM']</text:p>
      <text:p text:style-name="P4">
Time: 2023-07-05T22:00:00-04:00</text:p>
      <text:p text:style-name="P4">
Description: About the core at the Rankoye Zvedenni GSS ZSU. Opponent ZoServzhu, the war with Ukraine 2022, the war with Ukraine is the latest news today, the news war with Ukraine 2022 last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11/02-artyleriya.jpg" text:style-name="Internet_20_link" text:visited-style-name="Visited_20_Internet_20_Link">
02-artyleriya.jpg</text:a>
']</text:p>
      <text:p text:style-name="P4">
Tags: ['БОЙОВІ ЗІТКНЕННЯ', 'ДОНЕЧЧИНА', 'НОВИНИ']</text:p>
      <text:p text:style-name="P4">
Category: News</text:p>
      <!--METADATA-->
      <text:p text:style-name="P4">
<draw:frame draw:style-name="fr1" draw:name="Image224" text:anchor-type="as-char" svg:width="6.9236in" svg:height="3.875676in" draw:z-index="0">
<draw:image xlink:href="../Images/AРМІЯINFORM/2023-07-05T22-00-00-04-00/02-artyleriya.jpg" xlink:type="simple" xlink:show="embed" xlink:actuate="onLoad" draw:mime-type="image/jpeg"/>
</draw:frame>
Illustrative photo</text:p>
      <text:p text:style-name="P4">
This was reported in the morning <text:a xlink:type="simple" xlink:href="https://www.facebook.com/GeneralStaff.ua/posts/pfbid02DBDrfJzbJbbu8HpJDSFZ98z8T3wmJRN7FWXbxQ9eFmyjbhTAjiRd9anExqnQ2ovwl" text:style-name="Internet_20_link" text:visited-style-name="Visited_20_Internet_20_Link">
summary</text:a>
HSC of the Armed Forces.</text:p>
      <text:p text:style-name="P4">
The enemy concentrates major efforts on the Liman, Bakhmut, Avdi and Marinsky directions, and heavy fights are ongoing. There were 40 combat clashes during the acquisition.</text:p>
      <text:p text:style-name="P4">
In the Kupyansk direction, the enemy tried to advance in the Soviet -Vocal Luhansk region. Our warriors keep the defense steadily - they have selected all the attacks of the enemy. Artillery and mortar shellings were enemy, Novomlinsk, two -year, Western, Kupyansk, Masyutivka Taidyxilivka of Kharkiv region.</text:p>
      <text:p text:style-name="P4">
In the Liman direction, during the day with the support of aviation, the enemy was making all the troops out of positions in the areas of the Western and south of the Dibrova of the Luhansk region, no success was successful. More than 10 settlements, including Nevsky, Bigorivka, Luhansk, and Verkhnamun, have been successful. Merry Izdolivka of Donetsk region.</text:p>
      <text:p text:style-name="P4">
In the Bakhmut direction, under the dense fire of aviation and artillery, the enemy defenders successfully reflected the attacks of the enemy in the areas of settlements Oriental-Vasylivka and Bogdanivka of Donetsk region. At the same time, our warriors are leading the offensive actions to the south and north of the cities of Bakhmut, fixed on the reached boundaries. More than 15 settlements, including Vasyukivka, Markovo, Bogdanivka, Chrome, Ivanivske, Yar, Kingivka, Oleksandr-Shultine Tapovniy Donetsk Region, were surprised from enemy artillery.</text:p>
      <text:p text:style-name="P4">
In the Avdeevsky direction, the forces of defense continue to restrain the offensive of the Russian Waivsk in the area of the city of Avdiivka of Donetsk region. At the same time, the enemy of more than 10 settlements, in particular, victims of Lyochretyn, Berdychi, Stepovo, Avdiivka, Tonenko and Pervomaisk Donetsk region.</text:p>
      <text:p text:style-name="P4">
In the Marinsky direction under the hostile fire of artillery, our defenders reflects enemy attacks in the city of Marinka. The enemy fired at more than 10 painted points, including Krasnogorivka, St. George, Acute, Marinka Tapobed Donetsk region.</text:p>
      <text:p text:style-name="P4">
News Source: <text:a xlink:type="simple" xlink:href="https://armyinform.com.ua/2023/07/05/za-dobu-na-donechchyni-vidbulosya-40-bojovyh-zitknen-z-okupantamy/" text:style-name="Internet_20_link" text:visited-style-name="Visited_20_Internet_20_Link">
https://armyinform.com.ua/2023/07/05/za-dobu-na-donechchyni-vidbulosya-40-bojovyh-zitknen-z-okupantamy/</text:a>
</text:p>
      <!--NEWS-->
      <text:h text:style-name="P10" text:outline-level="1">
<text:span text:style-name="T4">
In some directions of the East, the enemy began to leave positions - the Defense Ministry</text:span>
</text:h>
      <text:p text:style-name="P4">
Authors: Ukrinform (Person)</text:p>
      <text:p text:style-name="P4">
Publisher: Укринформ (Organization)</text:p>
      <text:p text:style-name="P4">
Published Time: 2023-07-05T22:02:00+03:00</text:p>
      <text:p text:style-name="P4">
Modified Time: 2023-07-05T22:02:00+03:00</text:p>
      <text:p text:style-name="P4">
Description: Our defense forces are so powerfully hitting the enemy in the East that in some areas their military began to leave positions with whole units. - Ukrinform.</text:p>
      <text:p text:style-name="P4">
Images: ['<text:a xlink:type="simple" xlink:href="https://static.ukrinform.com/photos/2023_06/thumb_files/630_360_1686221008-318.jpg" text:style-name="Internet_20_link" text:visited-style-name="Visited_20_Internet_20_Link">
630_360_16862...</text:a>
']</text:p>
      <text:p text:style-name="P4">
Tags: ['Схід України', 'Війна з Росією', 'Ганна Маляр', 'Єдині новини']</text:p>
      <text:p text:style-name="P4">
Type: Article</text:p>
      <!--METADATA-->
      <text:p text:style-name="P4">
<draw:frame draw:style-name="fr1" draw:name="Image225" text:anchor-type="as-char" svg:width="6.9236in" svg:height="3.956343in" draw:z-index="0">
<draw:image xlink:href="../Images/yкринформ/2023-07-05T22-02-00-03-00/630_360_1686221008-318.jpg" xlink:type="simple" xlink:show="embed" xlink:actuate="onLoad" draw:mime-type="image/jpeg"/>
</draw:frame>
Our defense forces so powerfully beat the enemy in the East that in some areas their military began to leave positions with whole units.</text:p>
      <text:p text:style-name="P4">
About it on the air of the telecommunication "<text:a xlink:type="simple" xlink:href="https://t.me/annamaliar/913" text:style-name="Internet_20_link" text:visited-style-name="Visited_20_Internet_20_Link">
the only news</text:a>
"The Deputy Minister of Defense Anna Malyar said, Ukrinform reports.</text:p>
      <text:p text:style-name="P4">
According to her, “the rates have increased so much that <text:a xlink:type="simple" xlink:href="https://www.ukrinform.ua/tag-rosijski-vijskovi" text:style-name="Internet_20_link" text:visited-style-name="Visited_20_Internet_20_Link">
enemy</text:a>
He began to use "barrier detachments" and weapons, directed in his back, trying to ensure the sustainability of the army. "</text:p>
      <text:p text:style-name="P4">
The hottest in the east is now in the Liman and Bakhmut directions. The Nabakhmut direction is fierce battles. The enemy holds firmly for occupied him.</text:p>
      <text:p text:style-name="P4">
The painter also reported the situation with the promotion of Ukrainian troops.</text:p>
      <text:p text:style-name="P4">
"About the promotion on the flanks - to consolidate in positions in advance, because the situation can change every hour. Today is the day - the situation is dynamically changing. Therefore, on the northern flank around Bakhmutabula battles, as of the end of the day without significant progress. , ”she said, adding that thanks to our fighters, she was trapped in our fighters. Can not move fully, can not leave the city, explained the painter.</text:p>
      <text:p text:style-name="P4">
*!(https://www.ukrinform.ua/rubric-ato/3731994-zsu-prosuvautsa-v-umovah-perevagi-voroga-u-ozbroenni-malar.html)As reported, the Russian troops caused 48 aircraft blows to 54 shelling of rocket launchers at the positions of the Armed Forces of Ukraine.</text:p>
      <text:p text:style-name="P4">
News Source: <text:a xlink:type="simple" xlink:href="https://www.ukrinform.ua/rubric-ato/3732006-na-deakih-napramkah-shodu-vorog-pocav-zalisati-pozicii-minoboroni.html" text:style-name="Internet_20_link" text:visited-style-name="Visited_20_Internet_20_Link">
https://www.ukrinform.ua/rubric-ato/3732006-na-deakih-napramkah-shodu-vorog-pocav-zalisati-pozicii-minoboroni.html</text:a>
</text:p>
      <!--NEWS-->
      <text:h text:style-name="P10" text:outline-level="1">
<text:span text:style-name="T4">
Detectives conducts searches from the People's Deputy and her assistant - NABU</text:span>
</text:h>
      <text:p text:style-name="P4">
Authors: Ukrinform (Person)</text:p>
      <text:p text:style-name="P4">
Publisher: Укринформ (Organization)</text:p>
      <text:p text:style-name="P4">
Published Time: 2023-07-05T22:11:00+03:00</text:p>
      <text:p text:style-name="P4">
Modified Time: 2023-07-05T22:11:00+03:00</text:p>
      <text:p text:style-name="P4">
Description: In the Ternopil region, the National Anti -Corruption Bureau and the Specialized Anti -Corruption Prosecutor's Office exposed an assistant to the People's Deputy to receive an undue benefit for entering the data in the "Path" system. - Ukrinform.</text:p>
      <text:p text:style-name="P4">
Images: ['<text:a xlink:type="simple" xlink:href="https://static.ukrinform.com/photos/2020_12/thumb_files/630_360_1608557910-360.jpg" text:style-name="Internet_20_link" text:visited-style-name="Visited_20_Internet_20_Link">
630_360_16085...</text:a>
']</text:p>
      <text:p text:style-name="P4">
Tags: ['Хабар', 'НАБУ', 'Тернопільщина', 'Система «Шлях»']</text:p>
      <text:p text:style-name="P4">
Type: Article</text:p>
      <!--METADATA-->
      <text:p text:style-name="P4">
<draw:frame draw:style-name="fr1" draw:name="Image226" text:anchor-type="as-char" svg:width="6.9236in" svg:height="3.956343in" draw:z-index="0">
<draw:image xlink:href="../Images/yкринформ/2023-07-05T22-11-00-03-00/630_360_1608557910-360.jpg" xlink:type="simple" xlink:show="embed" xlink:actuate="onLoad" draw:mime-type="image/jpeg"/>
</draw:frame>
The Uternopil region The National Anti -Corruption Bureau and the Specialized Anti -Corruption Prosecutor's Office exposed an assistant to the People's Deputy for the acquisition of legal benefits for entering the data into the "Path" system.</text:p>
      <text:p text:style-name="P4">
According to Ukrinform, the National Anti -Corruption Bureau reports in <text:a xlink:type="simple" xlink:href="https://t.me/nab_ukraine/1956" text:style-name="Internet_20_link" text:visited-style-name="Visited_20_Internet_20_Link">
telegram</text:a>
.</text:p>
      <text:p text:style-name="P4">
"NABU and SAP for prompt support of the Department of Internal Security of the National University of Ukraine, the assistant of the current People's Deputy of Ukraine for obtaining the right benefit for entering the data in the" Path "system, which in fact provides a resolution for crossing the border," - it is reported.</text:p>
      <text:p text:style-name="P4">
<text:span text:style-name="T4">
 Read also: </text:span>
 <text:span text:style-name="T4">
 <text:a xlink:type="simple" xlink:href="https://www.ukrinform.ua/rubric-regions/3730858-u-cerkasah-z-habarem-zatrimali-dvoh-mitnikiv.html" text:style-name="Internet_20_link" text:visited-style-name="Visited_20_Internet_20_Link">
in Cherkasy with a bribe detained two customs officers</text:a>
</text:span>
</text:p>
      <text:p text:style-name="P4">
Currently, detectives are conducting an urgent search at the assistant, as well as in the people's deputate in Ternopil region. The possible involvement of the people's elected crime is checked.</text:p>
      <text:p text:style-name="P4">
"According to the investigation, a group of persons systematically received the undue benefit of defining through the regional military administrations into the information system" path "of information that entitles the border to cross," NABU noted.</text:p>
      <text:p text:style-name="P4">
<text:span text:style-name="T4">
 Read also: </text:span>
 <text:span text:style-name="T4">
 [suspect in the solicitation(https://www.ukrinform.ua/rubric-regions/3730918-pidozruvanij-u-vimaganni-habara-golova-ternopilskoi-oblradi-povernuvsa-na-robotu.html)</text:span>
</text:p>
      <text:p text:style-name="P4">
According to the Verkhovna Rada deputy Alexei Goncharenko, we are talking about the people's deputy of the servant of the people Lyudmila Marchenko.</text:p>
      <text:p text:style-name="P4">
Preliminary qualification - Part 3 of Art. 368, Part 4 of Art. 368, Part 4 of Art. 27, Part 4 of Art. 369 Criminal Code of Ukraine.In <text:span text:style-name="T4">
 <text:a xlink:type="simple" xlink:href="https://www.ukrinform.ua/tag-nabu" text:style-name="Internet_20_link" text:visited-style-name="Visited_20_Internet_20_Link">
NABU</text:a>
</text:span>
 Promise subsequently reported.</text:p>
      <text:p text:style-name="P4">
"It should be noted that in accordance with the restrictions introduced in Ukraine in connection with the action of the legal regime of wartime, departure to men - citizens of Ukraine, ages 18 to 60 years, restricted departure outside the country," - emphasized in NABU.</text:p>
      <text:p text:style-name="P4">
<text:span text:style-name="T4">
 Read also: </text:span>
 <text:span text:style-name="T4">
 [officials demanded bribes from grain exporters - Sklik.(https://www.ukrinform.ua/rubric-economy/3724756-cinovniki-vimagali-habari-v-eksporteriv-zerna-sbu-likviduvala-shemu-na-odesini.html) </text:span>
</text:p>
      <text:p text:style-name="P4">
News Source: <text:a xlink:type="simple" xlink:href="https://www.ukrinform.ua/rubric-society/3732008-na-ternopilsini-vikrili-pomicnika-deputata-na-habari-za-vnesenna-danih-u-sistemu-slah.html" text:style-name="Internet_20_link" text:visited-style-name="Visited_20_Internet_20_Link">
https://www.ukrinform.ua/rubric-society/3732008-na-ternopilsini-vikrili-pomicnika-deputata-na-habari-za-vnesenna-danih-u-sistemu-slah.html</text:a>
</text:p>
      <!--NEWS-->
      <text:h text:style-name="P10" text:outline-level="1">
<text:span text:style-name="T4">
The President commented on the possibility of reconciliation of Ukrainians and Russians</text:span>
</text:h>
      <text:p text:style-name="P4">
Authors: Ukrinform (Person)</text:p>
      <text:p text:style-name="P4">
Publisher: Укринформ (Organization)</text:p>
      <text:p text:style-name="P4">
Published Time: 2023-07-05T22:23:00+03:00</text:p>
      <text:p text:style-name="P4">
Modified Time: 2023-07-05T22:23:00+03:00</text:p>
      <text:p text:style-name="P4">
Description: The killers should sit down for the lattice, the aggressor must admit that he is the aggressor and go out, not wait for his weapon and the army. - Ukrinform.</text:p>
      <text:p text:style-name="P4">
Images: ['<text:a xlink:type="simple" xlink:href="https://static.ukrinform.com/photos/2023_07/thumb_files/630_360_1688502148-599.jpeg" text:style-name="Internet_20_link" text:visited-style-name="Visited_20_Internet_20_Link">
630_360_16885...</text:a>
']</text:p>
      <text:p text:style-name="P4">
Tags: ['Агресія РФ', 'Зеленський', 'Війна з Росією']</text:p>
      <text:p text:style-name="P4">
Type: Article</text:p>
      <!--METADATA-->
      <text:p text:style-name="P4">
<draw:frame draw:style-name="fr1" draw:name="Image228" text:anchor-type="as-char" svg:width="6.9236in" svg:height="3.956343in" draw:z-index="0">
<draw:image xlink:href="../Images/yкринформ/2023-07-05T22-23-00-03-00/630_360_1688502148-599.jpeg" xlink:type="simple" xlink:show="embed" xlink:actuate="onLoad" draw:mime-type="image/jpeg"/>
</draw:frame>
They kill the lattice, the aggressor must admit that he is the aggressor and go out, and not, when his weapon and the army is extinct.</text:p>
      <text:p text:style-name="P4">
President Volodymyr Zelenskyy said this when appealing to the students of the argentina, answering questions when it is possible to restore relations between the Russian Federation.</text:p>
      <text:p text:style-name="P4">
“If you came to your house killed one of your relatives. Raped one of your familiar people, burned your land, replaced the land so we could not grow a hatchyle, attacked us all winter with rockets. About 4 thousand racks flew to our heads, and this is a civilian population. I do not count those shells and missiles that are flying the military. They killed people, killed children and then you can restore relationships with these people and have a cure for this? ”, - asked the journalist Zelensky.</text:p>
      <text:p text:style-name="P4">
<text:span text:style-name="T4">
 Read also: </text:span>
 <text:span text:style-name="T4">
 <text:a xlink:type="simple" xlink:href="https://www.ukrinform.ua/rubric-ato/3730904-vijna-ne-zakincitsa-poki-krim-bude-pid-okupacieu-zelenskij.html" text:style-name="Internet_20_link" text:visited-style-name="Visited_20_Internet_20_Link">
war will not end until the Crimea is under occupation –Elensky</text:a>
</text:span>
</text:p>
      <text:p text:style-name="P4">
The President noted that the story shows that justice should be - killes have to sit for lattice. The aggressor must admit that he is the aggressor and "go out, do not wait for his extruding weapons and the army."</text:p>
      <text:p text:style-name="P4">
Zelensky suggested that once, apparently, new people in the territory of the Russian Federation should admit that it is a tragedy that they brought to our country and as a whole.</text:p>
      <text:p text:style-name="P4">
“It has to take a long time. I do not have other medicines, ”Zelensky said.</text:p>
      <text:p text:style-name="P4">
<text:span text:style-name="T4">
 Read also: </text:span>
 <text:span text:style-name="T4">
 <text:a xlink:type="simple" xlink:href="https://www.ukrinform.ua/rubric-ato/3731042-ubezpeciti-evropu-vid-agresii-mozna-lise-z-ukrainou-v-nato-zelenskij.html" text:style-name="Internet_20_link" text:visited-style-name="Visited_20_Internet_20_Link">
to protect Europe from aggression can only be with Ukraine Vinto - Zelensky</text:a>
</text:span>
</text:p>
      <text:p text:style-name="P4">
As the agency reported earlier, in Ukraine now _ <text:span text:style-name="T4">
 <text:a xlink:type="simple" xlink:href="https://www.ukrinform.ua/rubric-ato/3731373-policia-rozslidue-ponad-84-tisac-provadzen-sodo-voennih-zlociniv-rosian-zelenskij.html" text:style-name="Internet_20_link" text:visited-style-name="Visited_20_Internet_20_Link">
has violated more than 84 thousand criminal proceedings for military crimes of Russian invaders</text:a>
</text:span>
 _, E1838 Suspicion Notices.</text:p>
      <text:p text:style-name="P4">
News Source: <text:a xlink:type="simple" xlink:href="https://www.ukrinform.ua/rubric-society/3732016-prezident-prokomentuvav-mozlivist-primirenna-ukrainciv-ta-rosian.html" text:style-name="Internet_20_link" text:visited-style-name="Visited_20_Internet_20_Link">
https://www.ukrinform.ua/rubric-society/3732016-prezident-prokomentuvav-mozlivist-primirenna-ukrainciv-ta-rosian.html</text:a>
</text:p>
      <!--NEWS-->
      <text:h text:style-name="P10" text:outline-level="1">
<text:span text:style-name="T4">
In Ukraine, only about 11.7 million people are economically active</text:span>
</text:h>
      <text:p text:style-name="P4">
Authors: Ukrinform (Person)</text:p>
      <text:p text:style-name="P4">
Publisher: Укринформ (Organization)</text:p>
      <text:p text:style-name="P4">
Published Time: 2023-07-05T22:29:00+03:00</text:p>
      <text:p text:style-name="P4">
Modified Time: 2023-07-05T22:29:00+03:00</text:p>
      <text:p text:style-name="P4">
Description: Currently, about 11.7 million Ukrainians are economically active in Ukraine, of whom up to 9.3 million, almost 2.7 million are unemployed. - Ukrinform.</text:p>
      <text:p text:style-name="P4">
Images: ['<text:a xlink:type="simple" xlink:href="https://static.ukrinform.com/photos/2023_07/thumb_files/630_360_1688215887-155.jpg" text:style-name="Internet_20_link" text:visited-style-name="Visited_20_Internet_20_Link">
630_360_16882...</text:a>
']</text:p>
      <text:p text:style-name="P4">
Tags: ['Економіка', 'Україна', 'Безробіття', 'дослідження']</text:p>
      <text:p text:style-name="P4">
Type: Article</text:p>
      <!--METADATA-->
      <text:p text:style-name="P4">
<draw:frame draw:style-name="fr1" draw:name="Image229" text:anchor-type="as-char" svg:width="6.9236in" svg:height="3.956343in" draw:z-index="0">
<draw:image xlink:href="../Images/yкринформ/2023-07-05T22-29-00-03-00/630_360_1688215887-155.jpg" xlink:type="simple" xlink:show="embed" xlink:actuate="onLoad" draw:mime-type="image/jpeg"/>
</draw:frame>
Currently, about 11.7 million Ukrainians are economically active in Ukraine, of whom up to 9.3 million, nearly 2.7 million are unemployed.</text:p>
      <text:p text:style-name="P4">
Such data were published by experts <text:a xlink:type="simple" xlink:href="https://www.facebook.com/UkrainianIF/videos/1619640075197535" text:style-name="Internet_20_link" text:visited-style-name="Visited_20_Internet_20_Link">
Ukrainian Institute of the Future</text:a>
 (IIF)During the presentation of the Ukrainian economy forecast for 2023-2024.</text:p>
      <text:p text:style-name="P4">
“According to our estimates, there are now about 28.5 million people in Ukraine. But not the common figure, but the structure. Among all these 28.5 million we have 16.8 million it is <text:a xlink:type="simple" xlink:href="https://www.ukrinform.ua/tag-ekonomika" text:style-name="Internet_20_link" text:visited-style-name="Visited_20_Internet_20_Link">
economically</text:a>
Inactive population - pensioners, children. 11.7 million are economically active, but only 9-9.3 million work out of them. If you subtract this figure from the state employees, then there are 6-7 million people who, in fact, are the "harness" that brings the whole economy, " - said UIF economic programs Jan Lavryk.</text:p>
      <text:p text:style-name="P4">
She emphasized that the situation could further deteriorate. If the population is further emigrated, it will not be anyone to create GDP in Ukraine, pay taxes, and therefore - the country will not only be unable to serve the budget, but also to fulfill social obligations.</text:p>
      <text:p text:style-name="P4">
“Labor deficits will lead to taxes, because it is natural: if one working person will have two non -working ones to ensure them, you will have to increase the tax burden. Therefore, hence the economy of the economy, ”the researcher emphasized.</text:p>
      <text:p text:style-name="P4">
Therefore, in her opinion, the migration policy of Ukraine, namely the issue of Ukrainians from abroad and attracting new migrants, should be the number one priority for the regulation.</text:p>
      <text:p text:style-name="P4">
<text:span text:style-name="T4">
 Read also: </text:span>
 <text:a xlink:type="simple" xlink:href="https://www.ukrinform.ua/rubric-economy/3724982-oon-ocinila-naslidki-rosijskogo-vtorgnenna-dla-ukrainciv-ak-vpali-dohodi.html" text:style-name="Internet_20_link" text:visited-style-name="Visited_20_Internet_20_Link">
UN evaluated the consequences of the Russian invasion for Ukrainians- How revenue fell</text:a>
"Because it is literally a question of survival of the nation," Lavryk emphasized.</text:p>
      <text:p text:style-name="P4">
As it was reported, the Ministry of Economy of Ukraine considers that the termination, economic development and reconstruction of infrastructure and housing, as well as possible employment are the main factors that will contribute to the return of Ukrainians home. And the return of our citizens is important for ensuring the rapid and sustainable economic restoration of Ukraine, because the aftermath of the need for labor resources will increase significantly.</text:p>
      <text:p text:style-name="P4">
<text:span text:style-name="T5">
Foto: NBU</text:span>
</text:p>
      <text:p text:style-name="P4">
News Source: <text:a xlink:type="simple" xlink:href="https://www.ukrinform.ua/rubric-economy/3732011-v-ukraini-ekonomicno-aktivnimi-e-lise-blizko-117-miljona-ludej.html" text:style-name="Internet_20_link" text:visited-style-name="Visited_20_Internet_20_Link">
https://www.ukrinform.ua/rubric-economy/3732011-v-ukraini-ekonomicno-aktivnimi-e-lise-blizko-117-miljona-ludej.html</text:a>
</text:p>
      <!--NEWS-->
      <text:h text:style-name="P10" text:outline-level="1">
<text:span text:style-name="T4">
Zelensky called Latin America and Argentina to support the formula of peace</text:span>
</text:h>
      <text:p text:style-name="P4">
Authors: Ukrinform (Person)</text:p>
      <text:p text:style-name="P4">
Publisher: Укринформ (Organization)</text:p>
      <text:p text:style-name="P4">
Published Time: 2023-07-05T22:34:00+03:00</text:p>
      <text:p text:style-name="P4">
Modified Time: 2023-07-05T22:34:00+03:00</text:p>
      <text:p text:style-name="P4">
Description: President Volodymyr Zelenskyy called on Latin America and Argentina to support the Ukrainian formula of peace. - Ukrinform.</text:p>
      <text:p text:style-name="P4">
Images: ['<text:a xlink:type="simple" xlink:href="https://static.ukrinform.com/photos/2022_10/thumb_files/630_360_1665719857-744.png" text:style-name="Internet_20_link" text:visited-style-name="Visited_20_Internet_20_Link">
630_360_16657...</text:a>
']</text:p>
      <text:p text:style-name="P4">
Tags: ['Аргентина', 'Латинська Америка', 'Зеленський', 'Формула миру']</text:p>
      <text:p text:style-name="P4">
Type: Article</text:p>
      <!--METADATA-->
      <text:p text:style-name="P4">
<draw:frame draw:style-name="fr1" draw:name="Image230" text:anchor-type="as-char" svg:width="6.9236in" svg:height="3.956343in" draw:z-index="0">
<draw:image xlink:href="../Images/yкринформ/2023-07-05T22-34-00-03-00/630_360_1665719857-744.png" xlink:type="simple" xlink:show="embed" xlink:actuate="onLoad" draw:mime-type="image/png"/>
</draw:frame>
The Presidential Lordir Zelensky called on Latin America and Argentina to support the Ukrainian formula of peace.</text:p>
      <text:p text:style-name="P4">
He noted this during <text:a xlink:type="simple" xlink:href="https://www.youtube.com/watch" text:style-name="Internet_20_link" text:visited-style-name="Visited_20_Internet_20_Link">
communication</text:a>
With students of the University of Buenos Aires with students, Ukrinform reports.</text:p>
      <text:p text:style-name="P4">
“We must press on all the leaders, all states, I do not exclude the world, I do not exclude the states of Latin America. Can't press a handwriting <text:a xlink:type="simple" xlink:href="https://www.ukrinform.ua/tag-rosia" text:style-name="Internet_20_link" text:visited-style-name="Visited_20_Internet_20_Link">
Russia</text:a>
What is in the blood because he gave all criminal orders, ”the head of the Ukrainian state said.</text:p>
      <text:p text:style-name="P4">
<text:span text:style-name="T5">
Viso: <text:a xlink:type="simple" xlink:href="https://www.youtube.com/watch" text:style-name="Internet_20_link" text:visited-style-name="Visited_20_Internet_20_Link">
op</text:a>
</text:span>
</text:p>
      <text:p text:style-name="P4">
He emphasized that political isolation of Russian federation is very necessary and important.</text:p>
      <text:p text:style-name="P4">
"We offered the formula of peace, and we want all states to unite there," "Zelensky said.</text:p>
      <text:p text:style-name="P4">
He noted that Ukrainian military weapons are supplanted by the enemy, but the unusual people of other states should not be involved in the battlefield, but can support Ukraine in various peaceful initiatives.</text:p>
      <text:p text:style-name="P4">
<text:span text:style-name="T4">
 Read also: </text:span>
 <text:a xlink:type="simple" xlink:href="https://www.ukrinform.ua/rubric-polytics/3729998-ukraina-spodivaetsa-na-dopomogu-ispanii-sob-otrimati-vpliv-u-latinskij-americi-zelenskij.html" text:style-name="Internet_20_link" text:visited-style-name="Visited_20_Internet_20_Link">
Ukraine hopes for the help of Spain to get the influenza in Latin America - Zelensky</text:a>
“We want Latin America to join and to join Argentina. It is important, ”the President of Ukraine summarized.</text:p>
      <text:p text:style-name="P4">
As reported <text:a xlink:type="simple" xlink:href="https://www.ukrinform.ua/rubric-polytics/3729534-zelenskij-obgovoriv-iz-prezidentom-gvatemali-mozlivi-formati-samitu-ukraina-latinska-amerika.html" text:style-name="Internet_20_link" text:visited-style-name="Visited_20_Internet_20_Link">
Ukrinform</text:a>
.</text:p>
      <text:p text:style-name="P4">
<text:span text:style-name="T5">
Foto: op</text:span>
</text:p>
      <text:p text:style-name="P4">
News Source: <text:a xlink:type="simple" xlink:href="https://www.ukrinform.ua/rubric-polytics/3732015-zelenskij-zaklikav-latinsku-ameriku-i-argentinu-pidtrimati-formulu-miru.html" text:style-name="Internet_20_link" text:visited-style-name="Visited_20_Internet_20_Link">
https://www.ukrinform.ua/rubric-polytics/3732015-zelenskij-zaklikav-latinsku-ameriku-i-argentinu-pidtrimati-formulu-miru.html</text:a>
</text:p>
      <!--NEWS-->
      <text:h text:style-name="P10" text:outline-level="1">
<text:span text:style-name="T4">
Wednesday will be able to take part in the World Water Sports Championship - head coach of jumpers in water</text:span>
</text:h>
      <text:p text:style-name="P4">
Authors: Ukrinform (Person)</text:p>
      <text:p text:style-name="P4">
Publisher: Укринформ (Organization)</text:p>
      <text:p text:style-name="P4">
Published Time: 2023-07-05T22:44:02+03:00</text:p>
      <text:p text:style-name="P4">
Modified Time: 2023-07-05T22:44:02+03:00</text:p>
      <text:p text:style-name="P4">
Description: The head coach of the national team of Ukraine in water Ilya Celyutin assured that the leader of the team Alexei Wednesday will have time to recover from trauma to the World Water Sports Championship in Japan. - Ukrinform.</text:p>
      <text:p text:style-name="P4">
Images: ['<text:a xlink:type="simple" xlink:href="https://static.ukrinform.com/photos/2023_07/thumb_files/630_360_1688586088-545.jpg" text:style-name="Internet_20_link" text:visited-style-name="Visited_20_Internet_20_Link">
630_360_16885...</text:a>
']</text:p>
      <text:p text:style-name="P4">
Tags: ['Стрибки у воду']</text:p>
      <text:p text:style-name="P4">
Type: Article</text:p>
      <!--METADATA-->
      <text:p text:style-name="P4">
<draw:frame draw:style-name="fr1" draw:name="Image231" text:anchor-type="as-char" svg:width="6.9236in" svg:height="3.956343in" draw:z-index="0">
<draw:image xlink:href="../Images/yкринформ/2023-07-05T22-44-02-03-00/630_360_1688586088-545.jpg" xlink:type="simple" xlink:show="embed" xlink:actuate="onLoad" draw:mime-type="image/jpeg"/>
</draw:frame>
The chief coach of the national team of Ukraine in the water Ilya Celyutin assured that leader teams Alexei Wednesday will have time to recover from trauma to the World Cup of Cornish Sports in Japan.</text:p>
      <text:p text:style-name="P4">
He told about it exclusively in a comment to Ukrinform during the teams of the team for competition.</text:p>
      <text:p text:style-name="P4">
“Wednesday has back problems. They started at the last stage of the World Cup. He worked two shells on European Games, but we decided to take it to the World Cup. The season is not over, so we made a decision on its early performances at European Games. It is now restored by massage, physiotherapy and makes a set of exercises to be healed, ”he said.</text:p>
      <text:p text:style-name="P4">
Cellutin also noted that the Ukrainian national team is competitive in the world arenipovil the young age of athletes.</text:p>
      <text:p text:style-name="P4">
“We have started preparation for the competition from September 1. In our warehouse are very young athletes. Fortunately, we have the most good conditions, so it is possible to demonstrate a good result. We are competitively capable of international level, so we will go to the World Cup for awards and licenses. The afternoon of the season will analyze our work and make adjustments to the Cossacks, ” - explained the head coach of the national team of Ukraine on jumping into the water.</text:p>
      <text:p text:style-name="P4">
<text:span text:style-name="T4">
 Read also: </text:span>
 <text:a xlink:type="simple" xlink:href="https://www.ukrinform.ua/rubric-sports/3730603-ukraina-zaversila-vistup-na-iii-evropejskih-igrah-41-medal-trete-komandne-misce.html" text:style-name="Internet_20_link" text:visited-style-name="Visited_20_Internet_20_Link">
Ukraine has completed the performance at the III European Games: 41 Medal, third command place</text:a>
It was reported that Ukrainian jumpers into the water became the best command of European Games in Warsaw, winning 4 gold and 1 silver medals.</text:p>
      <text:p text:style-name="P4">
The World Water Sports Championship will begin on July 14 in Japan.</text:p>
      <text:p text:style-name="P4">
News Source: <text:a xlink:type="simple" xlink:href="https://www.ukrinform.ua/rubric-sports/3732018-sereda-zmoze-vzati-ucast-u-cempionati-svitu-z-vodnih-vidiv-sportu-golovnij-trener-stribuniv-u-vodu.html" text:style-name="Internet_20_link" text:visited-style-name="Visited_20_Internet_20_Link">
https://www.ukrinform.ua/rubric-sports/3732018-sereda-zmoze-vzati-ucast-u-cempionati-svitu-z-vodnih-vidiv-sportu-golovnij-trener-stribuniv-u-vodu.html</text:a>
</text:p>
      <!--NEWS-->
      <text:h text:style-name="P10" text:outline-level="1">
<text:span text:style-name="T4">
Yermak had a telephone conversation with the Secretary of State of the Holy See</text:span>
</text:h>
      <text:p text:style-name="P4">
Authors: Ukrinform (Person)</text:p>
      <text:p text:style-name="P4">
Publisher: Укринформ (Organization)</text:p>
      <text:p text:style-name="P4">
Published Time: 2023-07-05T22:53:00+03:00</text:p>
      <text:p text:style-name="P4">
Modified Time: 2023-07-05T22:53:00+03:00</text:p>
      <text:p text:style-name="P4">
Description: The head of the Presidential Office Andriy Yermak has a telephone conversation with the Secretary of State of St. Cardinal Pietro Prodolin. - Ukrinform.</text:p>
      <text:p text:style-name="P4">
Images: ['<text:a xlink:type="simple" xlink:href="https://static.ukrinform.com/photos/2023_07/thumb_files/630_360_1688586153-848.jpeg" text:style-name="Internet_20_link" text:visited-style-name="Visited_20_Internet_20_Link">
630_360_16885...</text:a>
']</text:p>
      <text:p text:style-name="P4">
Tags: ['Ватикан', 'Єрмак', 'Офіс Президента']</text:p>
      <text:p text:style-name="P4">
Type: Article</text:p>
      <!--METADATA-->
      <text:p text:style-name="P4">
<draw:frame draw:style-name="fr1" draw:name="Image232" text:anchor-type="as-char" svg:width="6.9236in" svg:height="3.956343in" draw:z-index="0">
<draw:image xlink:href="../Images/yкринформ/2023-07-05T22-53-00-03-00/630_360_1688586153-848.jpeg" xlink:type="simple" xlink:show="embed" xlink:actuate="onLoad" draw:mime-type="image/jpeg"/>
</draw:frame>
Presidential Head of Ukraine Andriy Yermak has a telephone conversation with the Secret Secretary of the Holy See Cardinal Pietro Wandering.</text:p>
      <text:p text:style-name="P4">
According to Ukrinform, it reports [Presidential Office press service]](https://president.gov.ua/news/kerivnik-ofisu-prezidenta-ukrayini-proviv-rozmovu-z-derzhavn-84089).</text:p>
      <text:p text:style-name="P4">
“The head of the President's office informed the interlocutor about the effort <text:a xlink:type="simple" xlink:href="https://www.ukrinform.ua/tag-ukraina" text:style-name="Internet_20_link" text:visited-style-name="Visited_20_Internet_20_Link">
Ukraine</text:a>
aimed at achieving peace in Ukraine, including consultations on the key principles of peace on national security and political advisers of leaders Brazil, Great Britain, Denmark, EU, Italy, India, Canada, Germany, South Africa, Saudi Arabia, USA, Turkey Of Ukraine, France of Tiapies, which took place in Copenhagen, ”the message reads.</text:p>
      <text:p text:style-name="P4">
According to Andriy Yermak, these consultations had a continuation in the form of his meetings with representatives of foreign diplomatic missions in Kiev. In particular, the second such meeting was held today. It was attended by ambassadors of the EU-7 countries, representations of the EU in Ukraine and heads of diplomatic missions of the South African Republic, China, Denmark, Spain, India, the Republicorea, the Netherlands, Indonesia, Australia, Saudi Arabia, Mexico. Brazil, Argentina and Vatican in Ukraine.</text:p>
      <text:p text:style-name="P4">
Andriy Yermak thanked Pietro steamer for participation in the Apostolic Nuncio in Ukraine and the titular Archbishoprans - Archbishop of Viswaldas Kulboas.</text:p>
      <text:p text:style-name="P4">
<text:span text:style-name="T4">
 Read also: </text:span>
 <text:a xlink:type="simple" xlink:href="https://www.ukrinform.ua/rubric-polytics/3731541-ermak-ta-posol-ssa-vidvidali-vistavku-prisvacenu-borotbi-ukraini-z-rosijskou-agresieu.html" text:style-name="Internet_20_link" text:visited-style-name="Visited_20_Internet_20_Link">
<text:span text:style-name="T4">
 Yermak </text:span>
 and US ambassador visited an exhibition dedicated to Ukraine with Russian aggression</text:a>
The head of the Head of State expressed gratitude to Pietro Crolitin for his willingness to prevent the process of returning to the homeland of Ukrainian children illegally deported by Russia.</text:p>
      <text:p text:style-name="P4">
Andriy Yermak noted that the return of citizens of Ukraine - among the 10 points of the President of Ukraine Volodymyr Zelensky.</text:p>
      <text:p text:style-name="P4">
As reported <text:a xlink:type="simple" xlink:href="https://www.ukrinform.ua/rubric-polytics/3732015-zelenskij-zaklikav-latinsku-ameriku-i-argentinu-pidtrimati-formulu-miru.html" text:style-name="Internet_20_link" text:visited-style-name="Visited_20_Internet_20_Link">
Ukrinform</text:a>
, President Volodymyr Zelenskyy called on Latin America and Argentina to support the Ukrainian formula of peace.</text:p>
      <text:p text:style-name="P4">
<text:span text:style-name="T5">
Foto: op</text:span>
</text:p>
      <text:p text:style-name="P4">
News Source: <text:a xlink:type="simple" xlink:href="https://www.ukrinform.ua/rubric-polytics/3732019-ermak-proviv-telefonnu-rozmovu-z-derzsekretarem-svatogo-prestolu.html" text:style-name="Internet_20_link" text:visited-style-name="Visited_20_Internet_20_Link">
https://www.ukrinform.ua/rubric-polytics/3732019-ermak-proviv-telefonnu-rozmovu-z-derzsekretarem-svatogo-prestolu.html</text:a>
</text:p>
      <!--NEWS-->
      <text:h text:style-name="P10" text:outline-level="1">
<text:span text:style-name="T4">
The National Guard started an investigation into an explosion in the Shevchenkivsky District Court</text:span>
</text:h>
      <text:p text:style-name="P4">
Authors: Ukrinform (Person)</text:p>
      <text:p text:style-name="P4">
Publisher: Укринформ (Organization)</text:p>
      <text:p text:style-name="P4">
Published Time: 2023-07-05T23:01:00+03:00</text:p>
      <text:p text:style-name="P4">
Modified Time: 2023-07-05T23:01:00+03:00</text:p>
      <text:p text:style-name="P4">
Description: At the instructions of the Minister of Internal Affairs, the National Guard initiated an official investigation into the events that occurred on July 5 in the Shevchenkivsky Court of Kyiv. - Ukrinform.</text:p>
      <text:p text:style-name="P4">
Images: ['<text:a xlink:type="simple" xlink:href="https://static.ukrinform.com/photos/2022_12/thumb_files/630_360_1671282972-726.jpg" text:style-name="Internet_20_link" text:visited-style-name="Visited_20_Internet_20_Link">
630_360_16712...</text:a>
']</text:p>
      <text:p text:style-name="P4">
Tags: ['Нацгвардія', 'Суд', 'Вибух']</text:p>
      <text:p text:style-name="P4">
Type: Article</text:p>
      <!--METADATA-->
      <text:p text:style-name="P4">
<draw:frame draw:style-name="fr1" draw:name="Image233" text:anchor-type="as-char" svg:width="6.9236in" svg:height="3.956343in" draw:z-index="0">
<draw:image xlink:href="../Images/yкринформ/2023-07-05T23-01-00-03-00/630_360_1671282972-726.jpg" xlink:type="simple" xlink:show="embed" xlink:actuate="onLoad" draw:mime-type="image/jpeg"/>
</draw:frame>
The Minister of Internal Affairs in the National Guard began an investigation on the events that occurred on July 5 in Shevchenkivskyi judgment.</text:p>
      <text:p text:style-name="P4">
About it <text:a xlink:type="simple" xlink:href="https://t.me/mvs_ukraine/27070" text:style-name="Internet_20_link" text:visited-style-name="Visited_20_Internet_20_Link">
reported</text:a>
In the Ministry of Internal Affairs, Ukrinform reports.</text:p>
      <text:p text:style-name="P4">
The purpose of the investigation, as stated in the message, is "a comprehensive and objective establishment of all the circumstances of the event that has happened." In particular, check the right of actions of the staff of the guard of the National Guard, which was conquered in court.</text:p>
      <text:p text:style-name="P4">
<text:span text:style-name="T4">
 Read also: </text:span>
 <text:span text:style-name="T4">
 <text:a xlink:type="simple" xlink:href="https://www.ukrinform.ua/rubric-kyiv/3731961-vibuh-u-sudi-kieva-pravoporusnik-zaginuv-na-misci.html" text:style-name="Internet_20_link" text:visited-style-name="Visited_20_Internet_20_Link">
explosion in the court of Kiev: the offender was killed in place</text:a>
</text:span>
</text:p>
      <text:p text:style-name="P4">
As reported by Ukrinform, at 17.20 in the Shevchenkivsky District Court of Kyiv the explosion. According to preliminary data of the Minister of Internal Affairs Igoraklimenko, there were two explosions in total.</text:p>
      <text:p text:style-name="P4">
This happened during the escort from the court of the court of Igor Humeniuk, who is accused of committing a terrorist attack under the Verkhovna Rada on August 31, 2015. According to the investigation, then Humeniuk threw a fighting grenade during the protest, resulting in killed four National Guards, more than 140 people were injured.</text:p>
      <text:p text:style-name="P4">
<text:span text:style-name="T4">
 Read also: </text:span>
 <text:span text:style-name="T4">
 <text:a xlink:type="simple" xlink:href="https://www.ukrinform.ua/rubric-kyiv/3731976-slidstvo-zasovuvatime-ak-vibuhivka-potrapila-u-sevcenkivskij-rajsud-klimenko.html" text:style-name="Internet_20_link" text:visited-style-name="Visited_20_Internet_20_Link">
the investigation will find out how the explosion got the Ushevchenkivsky District Court - Klimenko</text:a>
</text:span>
</text:p>
      <text:p text:style-name="P4">
As a result of the incident in the Shevchenkivsky District Court, two employees of Kord. Humeniuk was killed.</text:p>
      <text:p text:style-name="P4">
News Source: <text:a xlink:type="simple" xlink:href="https://www.ukrinform.ua/rubric-kyiv/3732020-u-nacgvardii-rozpocali-sluzbove-rozsliduvanna-za-faktom-vibuhu-v-sevcenkivskomu-rajsudi.html" text:style-name="Internet_20_link" text:visited-style-name="Visited_20_Internet_20_Link">
https://www.ukrinform.ua/rubric-kyiv/3732020-u-nacgvardii-rozpocali-sluzbove-rozsliduvanna-za-faktom-vibuhu-v-sevcenkivskomu-rajsudi.html</text:a>
</text:p>
      <!--NEWS-->
      <text:h text:style-name="P10" text:outline-level="1">
<text:span text:style-name="T4">
Zelensky: Justice is the victory of Ukraine in the war and the sentences of killers</text:span>
</text:h>
      <text:p text:style-name="P4">
Authors: Ukrinform (Person)</text:p>
      <text:p text:style-name="P4">
Publisher: Укринформ (Organization)</text:p>
      <text:p text:style-name="P4">
Published Time: 2023-07-05T23:18:00+03:00</text:p>
      <text:p text:style-name="P4">
Modified Time: 2023-07-05T23:18:00+03:00</text:p>
      <text:p text:style-name="P4">
Description: The end of the war is justice, and justice is, first and foremost, the sentences of the killers. - Ukrinform.</text:p>
      <text:p text:style-name="P4">
Images: ['<text:a xlink:type="simple" xlink:href="https://static.ukrinform.com/photos/2022_07/thumb_files/630_360_1658192913-591.jpeg" text:style-name="Internet_20_link" text:visited-style-name="Visited_20_Internet_20_Link">
630_360_16581...</text:a>
']</text:p>
      <text:p text:style-name="P4">
Tags: ['Латинська Америка', 'Вирок', 'Зеленський', 'Війна з Росією']</text:p>
      <text:p text:style-name="P4">
Type: Article</text:p>
      <!--METADATA-->
      <text:p text:style-name="P4">
<draw:frame draw:style-name="fr1" draw:name="Image234" text:anchor-type="as-char" svg:width="6.9236in" svg:height="3.956343in" draw:z-index="0">
<draw:image xlink:href="../Images/yкринформ/2023-07-05T23-18-00-03-00/630_360_1658192913-591.jpeg" xlink:type="simple" xlink:show="embed" xlink:actuate="onLoad" draw:mime-type="image/jpeg"/>
</draw:frame>
The end of the war is justice, and justice is, first and foremost, the sentences to the killers.</text:p>
      <text:p text:style-name="P4">
This was stated by President of Ukraine Volodymyr Zelenskyy during <text:a xlink:type="simple" xlink:href="https://www.youtube.com/watch" text:style-name="Internet_20_link" text:visited-style-name="Visited_20_Internet_20_Link">
communication</text:a>
With students of the University of Buenos Aires, Ukrinform reports</text:p>
      <text:p text:style-name="P4">
“Answering questions about when the war is over. <text:a xlink:type="simple" xlink:href="https://www.ukrinform.ua/tag-vijna" text:style-name="Internet_20_link" text:visited-style-name="Visited_20_Internet_20_Link">
War</text:a>
Russia could have finished for a long time, if it had been from our territory, ”the head of the Ukrainian state said.</text:p>
      <text:p text:style-name="P4">
<text:span text:style-name="T5">
Viso: <text:a xlink:type="simple" xlink:href="https://www.youtube.com/watch" text:style-name="Internet_20_link" text:visited-style-name="Visited_20_Internet_20_Link">
op</text:a>
</text:span>
</text:p>
      <text:p text:style-name="P4">
He stressed that the war will end not only when Ukraine restores its territorial integrity, and the Russian troops will completely leave the territory of Ukraine "or we will squeeze them".</text:p>
      <text:p text:style-name="P4">
According to the President, victory is the achievement of justice.</text:p>
      <text:p text:style-name="P4">
"You can't just" Well, everything, we have finished, no one shoots "!So igno!The end of the war is justice, and justice is, first of all, the sentences of the killers, ”Zelensky emphasized.</text:p>
      <text:p text:style-name="P4">
According to him, when the court over the criminals is organized when the sentences are confirmed, then the war will end.</text:p>
      <text:p text:style-name="P4">
"We will approach this time," he summarized.</text:p>
      <text:p text:style-name="P4">
<text:span text:style-name="T4">
 Read also: </text:span>
 <text:a xlink:type="simple" xlink:href="https://www.ukrinform.ua/rubric-polytics/3732015-zelenskij-zaklikav-latinsku-ameriku-i-argentinu-pidtrimati-formulu-miru.html" text:style-name="Internet_20_link" text:visited-style-name="Visited_20_Internet_20_Link">
<text:span text:style-name="T4">
 Zelensky </text:span>
 urged Latin America and Argentine to support the formula of peace</text:a>
As it was reported, the Russian Federation launched an invasion of Ukraine in 2014. Then the aggressor managed to capture Crimea, as well as part of the Donetsk Ilugansk regions, including regional centers. On February 24, 2022, Rosya laid a new stage of the war against Ukraine - a full -scale offensive.</text:p>
      <text:p text:style-name="P4">
<text:span text:style-name="T5">
Foto: op</text:span>
</text:p>
      <text:p text:style-name="P4">
News Source: <text:a xlink:type="simple" xlink:href="https://www.ukrinform.ua/rubric-ato/3732021-zelenskij-spravedlivist-ce-peremoga-ukraini-u-vijni-i-viroki-vbivcam.html" text:style-name="Internet_20_link" text:visited-style-name="Visited_20_Internet_20_Link">
https://www.ukrinform.ua/rubric-ato/3732021-zelenskij-spravedlivist-ce-peremoga-ukraini-u-vijni-i-viroki-vbivcam.html</text:a>
</text:p>
      <!--NEWS-->
      <text:h text:style-name="P10" text:outline-level="1">
<text:span text:style-name="T4">
The Northern Appeal Court of Appeal of Kyiv rejected the appeal of the UOC MP</text:span>
</text:h>
      <text:p text:style-name="P4">
Authors: Ukrinform (Person)</text:p>
      <text:p text:style-name="P4">
Publisher: Укринформ (Organization)</text:p>
      <text:p text:style-name="P4">
Published Time: 2023-07-05T23:27:00+03:00</text:p>
      <text:p text:style-name="P4">
Modified Time: 2023-07-05T23:27:00+03:00</text:p>
      <text:p text:style-name="P4">
Description: The Northern Appeal Court of Appeal of Kyiv left unchanged a verdict of the Metropolitan Commercial Court, which forbade the UOC-MP to prevent the work of the Ministry of Culture in the territory of the Kiev-Pechersk Lavra. - Ukrinform.</text:p>
      <text:p text:style-name="P4">
Images: ['<text:a xlink:type="simple" xlink:href="https://static.ukrinform.com/photos/2017_12/thumb_files/630_360_1514464397-1884.jpg" text:style-name="Internet_20_link" text:visited-style-name="Visited_20_Internet_20_Link">
630_360_15144...</text:a>
']</text:p>
      <text:p text:style-name="P4">
Tags: ['Культура', 'Суд', 'Міністерство культури', 'Київська Лавра']</text:p>
      <text:p text:style-name="P4">
Type: Article</text:p>
      <!--METADATA-->
      <text:p text:style-name="P4">
<draw:frame draw:style-name="fr1" draw:name="Image235" text:anchor-type="as-char" svg:width="6.9236in" svg:height="3.956343in" draw:z-index="0">
<draw:image xlink:href="../Images/yкринформ/2023-07-05T23-27-00-03-00/630_360_1514464397-1884.jpg" xlink:type="simple" xlink:show="embed" xlink:actuate="onLoad" draw:mime-type="image/jpeg"/>
</draw:frame>
The Northern Affiliation Commercial Court of Kyiv left unchanged a verdict of the City Court, which forbade the UOC-MP to prevent the work of the commission of the minimum in the territory of the Kiev-Pechersk Lavra.</text:p>
      <text:p text:style-name="P4">
Ukrinform transfers this with <text:a xlink:type="simple" xlink:href="https://www.facebook.com/100068226896722/posts/pfbid025VRi42AZhdi15ChqKWYrxLK9NHoGx8tkGAWzZTL2an1ypZD4u5ZM8JcHWknUHHrDl" text:style-name="Internet_20_link" text:visited-style-name="Visited_20_Internet_20_Link">
reference</text:a>
on the Ministry of Culture and Information Policy of Ukraine.</text:p>
      <text:p text:style-name="P4">
"Today, as a result of the appeal of the appeal by the Northern Appeal Court of Appeal, the appeal of the UOC -MP was left without satisfaction, the AUACA of the Commercial Court of Kyiv of 24.04.2023 on ensuring the claim No. 910/5094/23 was left unchanged," - the message reads.</text:p>
      <text:p text:style-name="P4">
<text:span text:style-name="T4">
 Read also: </text:span>
 <text:span text:style-name="T4">
 <text:a xlink:type="simple" xlink:href="https://www.ukrinform.ua/rubric-society/3731757-epifanij-pro-perehid-kievopecerskoi-ta-pocaivskoi-lavri-potribno-triski-poterpiti.html" text:style-name="Internet_20_link" text:visited-style-name="Visited_20_Internet_20_Link">
Epiphanius - about the transition of the Kiev -Pechersk and Pochaiv Lavra to the PCU: you need to suffer a little</text:a>
</text:span>
</text:p>
      <text:p text:style-name="P4">
We will remind: on April 24, 2023 the Commercial Court of Kyiv satisfied the application of the Kyiv-Pechersk Lavra Reserve, in which he asked for a ban on the MP to prevent the work of the Commission of the Ministry of Culture and Policy in the territory of the Kiev-Pechersk Lavra before the end of the trial.</text:p>
      <text:p text:style-name="P4">
<text:span text:style-name="T4">
 Read also: </text:span>
 <text:span text:style-name="T4">
 <text:a xlink:type="simple" xlink:href="https://www.ukrinform.ua/rubric-kyiv/3731644-u-kievopecerskij-lavri-vveli-obmezenna-na-vhid.html" text:style-name="Internet_20_link" text:visited-style-name="Visited_20_Internet_20_Link">
in the Kiev-Pechersk Lavra Introduced Restrictions on Entrance</text:a>
</text:span>
</text:p>
      <text:p text:style-name="P4">
Disagreeing with such a court decision, the UOC -MP filed an appeal in which he asked to revoke the court's decision.</text:p>
      <text:p text:style-name="P4">
News Source: <text:a xlink:type="simple" xlink:href="https://www.ukrinform.ua/rubric-kyiv/3732022-pivnicnij-apelacijnij-gospodarskij-sud-kieva-vidhiliv-apelacijnu-skargu-upc-mp.html" text:style-name="Internet_20_link" text:visited-style-name="Visited_20_Internet_20_Link">
https://www.ukrinform.ua/rubric-kyiv/3732022-pivnicnij-apelacijnij-gospodarskij-sud-kieva-vidhiliv-apelacijnu-skargu-upc-mp.html</text:a>
</text:p>
      <!--NEWS-->
      <text:h text:style-name="P10" text:outline-level="1">
<text:span text:style-name="T4">
Georgia's ambassador confirmed that he would leave Ukraine because of the Saakashvili situation</text:span>
</text:h>
      <text:p text:style-name="P4">
Authors: Ukrinform (Person)</text:p>
      <text:p text:style-name="P4">
Publisher: Укринформ (Organization)</text:p>
      <text:p text:style-name="P4">
Published Time: 2023-07-05T23:37:00+03:00</text:p>
      <text:p text:style-name="P4">
Modified Time: 2023-07-05T23:37:00+03:00</text:p>
      <text:p text:style-name="P4">
Description: Georgia Ambassador to Ukraine Georgy Zakarashvili spoke about calling the Ministry of Foreign Affairs in Kiev the day before because of the health situation of former Georgian President Mikhail Saakashvili. - Ukrinform.</text:p>
      <text:p text:style-name="P4">
Images: ['<text:a xlink:type="simple" xlink:href="https://static.ukrinform.com/photos/2023_07/thumb_files/630_360_1688590824-295.jpg" text:style-name="Internet_20_link" text:visited-style-name="Visited_20_Internet_20_Link">
630_360_16885...</text:a>
']</text:p>
      <text:p text:style-name="P4">
Tags: ['Грузія', 'Посол', 'Саакашвілі', 'Україна']</text:p>
      <text:p text:style-name="P4">
Type: Article</text:p>
      <!--METADATA-->
      <text:p text:style-name="P4">
<draw:frame draw:style-name="fr1" draw:name="Image236" text:anchor-type="as-char" svg:width="6.9236in" svg:height="3.956343in" draw:z-index="0">
<draw:image xlink:href="../Images/yкринформ/2023-07-05T23-37-00-03-00/630_360_1688590824-295.jpg" xlink:type="simple" xlink:show="embed" xlink:actuate="onLoad" draw:mime-type="image/jpeg"/>
</draw:frame>
The Ambassador in Ukraine Georgy Zakarashvili spoke about calling the ministries in Kyiv the day before due to the situation with the health of the healthy Georgian President Mikhail Saakashvili.</text:p>
      <text:p text:style-name="P4">
About it reports <text:a xlink:type="simple" xlink:href="https://www.interpressnews.ge/ka/article/762828-elchi-ukrainul-mxares-ganemarta-rom-motxovna-da-sheshpoteba-romelic-dapiksirebulia-mixeil-saakashviltan-dakavshirebit-ar-sheesabameba-sinamdviles-es-movlena-xels-ushlis-ormxrivi-urtiertobebis-ganvitarebas-da-kmnis-garkveul-problemebs" text:style-name="Internet_20_link" text:visited-style-name="Visited_20_Internet_20_Link">
Interpressnews</text:a>
, reports Ukrinform.</text:p>
      <text:p text:style-name="P4">
The Georgian Ambassador confirmed that in the Ministry of Foreign Affairs of Ukraine he met with the deputy minister who asked him to leave the country within 48 hours for consultations on the issue <text:span text:style-name="T4">
 <text:a xlink:type="simple" xlink:href="https://www.ukrinform.ua/tag-saakasvili" text:style-name="Internet_20_link" text:visited-style-name="Visited_20_Internet_20_Link">
Saakashvili</text:a>
</text:span>
.</text:p>
      <text:p text:style-name="P4">
"Of course, we agreed, because it was the requirement and request of the President of Ukraine," Zakarashvili explained.</text:p>
      <text:p text:style-name="P4">
<text:span text:style-name="T4">
 Read also: </text:span>
 <text:span text:style-name="T4">
 <text:a xlink:type="simple" xlink:href="https://www.ukrinform.ua/rubric-polytics/3731771-u-pravlacij-partii-gruzii-viklucaut-budaki-konsultacii-z-ukrainou-sodo-saakasvili.html" text:style-name="Internet_20_link" text:visited-style-name="Visited_20_Internet_20_Link">
in the ruling Party of Georgia exclude any consultations with Ukraine on Saakashvili</text:a>
</text:span>
</text:p>
      <text:p text:style-name="P4">
He added that he explained to Kiev the official position of Tbilisi, in particular the denial of a hearing attitude towards Georgia's expansion.</text:p>
      <text:p text:style-name="P4">
"It is stated that, of course, this event interferes with the development of bilateral relations and, accordingly, creates certain problems, in particular for communication," - said Diplomat, adding that Georgia will continue the support of Ukraine in its war of antipiaria.</text:p>
      <text:p text:style-name="P4">
<text:span text:style-name="T4">
 Read also: </text:span>
 <text:span text:style-name="T4">
 <text:a xlink:type="simple" xlink:href="https://www.ukrinform.ua/rubric-world/3731253-sandu-zaklikala-vladu-gruzii-vidpustiti-saakasvili-za-kordon.html" text:style-name="Internet_20_link" text:visited-style-name="Visited_20_Internet_20_Link">
Sandu called Georgia to release Saakashvili abroad</text:a>
</text:span>
</text:p>
      <text:p text:style-name="P4">
As reported by Ukrinform, on Monday, July 3, _ <text:span text:style-name="T4">
 <text:a xlink:type="simple" xlink:href="https://www.ukrinform.ua/rubric-world/3730914-saakasvili-vistupiv-u-sudi-onlajn-i-pokazav-v-akomu-vin-stani.html" text:style-name="Internet_20_link" text:visited-style-name="Visited_20_Internet_20_Link">
Saakashvili was present Uonline format at a court hearing</text:a>
</text:span>
 _. He demonstrated how much he is lost during the hospital.</text:p>
      <text:p text:style-name="P4">
President Volodymyr Zelenskyy _ *<text:span text:style-name="T5">
 <text:a xlink:type="simple" xlink:href="https://www.ukrinform.ua/rubric-polytics/3731009-zelenskij-doruciv-viklikati-posla-gruzii-do-mzs-i-visloviti-protest-cerez-stan-saakasvili.html" text:style-name="Internet_20_link" text:visited-style-name="Visited_20_Internet_20_Link">
expressed indignation by the actions of Georgian power</text:a>
</text:span>
!</text:p>
      <text:p text:style-name="P4">
News Source: <text:a xlink:type="simple" xlink:href="https://www.ukrinform.ua/rubric-polytics/3732024-posol-gruzii-pidtverdiv-so-viide-z-ukraini-cerez-situaciu-iz-saakasvili.html" text:style-name="Internet_20_link" text:visited-style-name="Visited_20_Internet_20_Link">
https://www.ukrinform.ua/rubric-polytics/3732024-posol-gruzii-pidtverdiv-so-viide-z-ukraini-cerez-situaciu-iz-saakasvili.html</text:a>
</text:p>
      <!--NEWS-->
      <text:h text:style-name="P10" text:outline-level="1">
<text:span text:style-name="T4">
Ukraine gave way to Spain in the semifinals of the youth CHE-2023 football</text:span>
</text:h>
      <text:p text:style-name="P4">
Authors: Ukrinform (Person)</text:p>
      <text:p text:style-name="P4">
Publisher: Укринформ (Organization)</text:p>
      <text:p text:style-name="P4">
Published Time: 2023-07-05T23:49:00+03:00</text:p>
      <text:p text:style-name="P4">
Modified Time: 2023-07-05T23:49:00+03:00</text:p>
      <text:p text:style-name="P4">
Description: Ukraine's youth team could not break into the finals of the European Championships 2023 (players by 21st). - Ukrinform.</text:p>
      <text:p text:style-name="P4">
Images: ['<text:a xlink:type="simple" xlink:href="https://static.ukrinform.com/photos/2023_07/thumb_files/630_360_1688586642-475.jpg" text:style-name="Internet_20_link" text:visited-style-name="Visited_20_Internet_20_Link">
630_360_16885...</text:a>
']</text:p>
      <text:p text:style-name="P4">
Tags: ['Футбол']</text:p>
      <text:p text:style-name="P4">
Type: Article</text:p>
      <!--METADATA-->
      <text:p text:style-name="P4">
<draw:frame draw:style-name="fr1" draw:name="Image237" text:anchor-type="as-char" svg:width="6.9236in" svg:height="3.956343in" draw:z-index="0">
<draw:image xlink:href="../Images/yкринформ/2023-07-05T23-49-00-03-00/630_360_1688586642-475.jpg" xlink:type="simple" xlink:show="embed" xlink:actuate="onLoad" draw:mime-type="image/jpeg"/>
</draw:frame>
The youth team of Ukraine could not break into the finals of the European Championships 2023(football players up to 21st).</text:p>
      <text:p text:style-name="P4">
Підопічні Руслана Ротаня в 1/2 фіналу програли одноліткам з Іспанії - 1:5,передає Укрінформ.</text:p>
      <text:p text:style-name="P4">
Хавбек донецького «Шахтаря» Артем Бондаренко на 13-й хвилині відкрив рахунокна арені «Стяуа» у Бухаресті (Romania)- after the result of the transmission of the Forward of London "Chelsea" Mikhail Mudrik.</text:p>
      <text:p text:style-name="P4">
However, even before the break in the pyreners, the striker of the Portuguese "Braga" Abel Ruis(17th minute)and Atletico midfielder with Bilbao Oian Sanset(24).</text:p>
      <text:p text:style-name="P4">
У другому таймі остаточний результат у матчі встановили півзахисникмадридського «Реала» Антоніо Бланко (54)Alasa Oros Oros Oros Orosuns, Osasunya's Osasuns(68)and Manchester City midfielder Sergio Gomez(78).</text:p>
      <text:p text:style-name="P4">
<text:span text:style-name="T4">
Читайте також:</text:span>
 <text:a xlink:type="simple" xlink:href="https://www.ukrinform.ua/rubric-sports/3731984-anglia-obigrala-futbolistiv-izrailu-i-vijsla-u-final-molodiznogo-ce2023.html" text:style-name="Internet_20_link" text:visited-style-name="Visited_20_Internet_20_Link">
 Англія обіграла <text:span text:style-name="T4">
футбол</text:span>
 істів Ізраїлю і вийшла у фіналмолодіжного ЧЄ-2023 </text:a>
In the Euro-2023 finals, which will take place on July 8 in Batumi(Georgia), the Spaniards will meet with the team of England, who in turn beat the "youth" of Israel(3:0).</text:p>
      <text:p text:style-name="P4">
Нагадаємо, збірна України з футболу (U21)Thanks to the accession to the semi-final youth championship of Europe-2023, she qualified for Olympic Games-2024(France).</text:p>
      <text:p text:style-name="P4">
Фото: ua-football.com.</text:p>
      <text:p text:style-name="P4">
News Source: <text:a xlink:type="simple" xlink:href="https://www.ukrinform.ua/rubric-sports/3732023-ukraina-postupilasa-ispanii-u-pivfinali-molodiznogo-ce2023-z-futbolu.html" text:style-name="Internet_20_link" text:visited-style-name="Visited_20_Internet_20_Link">
https://www.ukrinform.ua/rubric-sports/3732023-ukraina-postupilasa-ispanii-u-pivfinali-molodiznogo-ce2023-z-futbolu.html</text:a>
</text:p>
      <!--NEWS-->
      <text:h text:style-name="P10" text:outline-level="1">
<text:span text:style-name="T4">
The White House called Hungary and Turkey as soon as possible to approve Sweden's membership in NATO</text:span>
</text:h>
      <text:p text:style-name="P4">
Authors: Ukrinform (Person)</text:p>
      <text:p text:style-name="P4">
Publisher: Укринформ (Organization)</text:p>
      <text:p text:style-name="P4">
Published Time: 2023-07-05T23:57:00+03:00</text:p>
      <text:p text:style-name="P4">
Modified Time: 2023-07-05T23:57:00+03:00</text:p>
      <text:p text:style-name="P4">
Description: The United States believes that Turkey and Hungary should approve the Swedish membership in the North Atlantic Alliance as soon as possible as this country fulfills all requirements and obligations. - Ukrinform.</text:p>
      <text:p text:style-name="P4">
Images: ['<text:a xlink:type="simple" xlink:href="https://static.ukrinform.com/photos/2022_06/thumb_files/630_360_1655161613-389.jpg" text:style-name="Internet_20_link" text:visited-style-name="Visited_20_Internet_20_Link">
630_360_16551...</text:a>
']</text:p>
      <text:p text:style-name="P4">
Tags: ['НАТО', 'Швеція', 'Угорщина', 'Туреччина']</text:p>
      <text:p text:style-name="P4">
Type: Article</text:p>
      <!--METADATA-->
      <text:p text:style-name="P4">
<draw:frame draw:style-name="fr1" draw:name="Image238" text:anchor-type="as-char" svg:width="6.9236in" svg:height="3.956343in" draw:z-index="0">
<draw:image xlink:href="../Images/yкринформ/2023-07-05T23-57-00-03-00/630_360_1655161613-389.jpg" xlink:type="simple" xlink:show="embed" xlink:actuate="onLoad" draw:mime-type="image/jpeg"/>
</draw:frame>
The connection believes that Turkey and Hungary should approve the decision of Sweden in the North Atlantic Alliance as soon as possible, as this country fulfills abysses and obligations.</text:p>
      <text:p text:style-name="P4">
This was stated by a spokeswoman for white Domarwarin Jean-Pierre on Washington on Washington, Ukrinform correspondent reports.</text:p>
      <text:p text:style-name="P4">
"We called on Turkey and Hungary to approve Sweden's application for a member of a member of a faster," the White House representative said.</text:p>
      <text:p text:style-name="P4">
<text:span text:style-name="T4">
 Read also: </text:span>
 <text:span text:style-name="T4">
 <text:a xlink:type="simple" xlink:href="https://www.ukrinform.ua/rubric-world/3731082-tureccina-j-dali-vistupatime-proti-clenstva-svecii-v-nato-erdogan.html" text:style-name="Internet_20_link" text:visited-style-name="Visited_20_Internet_20_Link">
Turkey will continue to oppose Sweden's membership of Vinto - Erdogan</text:a>
</text:span>
</text:p>
      <text:p text:style-name="P4">
At the same time, she emphasized that Sweden fulfills the obligations taken by the trilateral memorandum with Ankara and Bucharest.</text:p>
      <text:p text:style-name="P4">
"Sweden is a strong and powerful partner in terms of defense, which shares the values and strengthen the Alliance and promote European security," the US administration said.</text:p>
      <text:p text:style-name="P4">
<text:span text:style-name="T4">
 Read also: </text:span>
 <text:span text:style-name="T4">
 <text:a xlink:type="simple" xlink:href="https://www.ukrinform.ua/rubric-world/3731277-svejcaria-ta-avstria-priednautsa-do-evropejskoi-sistemi-ppo.html" text:style-name="Internet_20_link" text:visited-style-name="Visited_20_Internet_20_Link">
Switzerland and Austria will join the European air defense system</text:a>
</text:span>
</text:p>
      <text:p text:style-name="P4">
She also expressed confidence that President Baiden expressed the same position during a meeting with Sweden Prime Minister in the White House.</text:p>
      <text:p text:style-name="P4">
As reported by Ukrinform, the day before the Minister of Foreign Affairs of Hungary Petersiarto <text:span text:style-name="T4">
 _ <text:a xlink:type="simple" xlink:href="https://www.ukrinform.ua/rubric-world/3731453-ugorsina-obicae-ne-zataguvati-ratifikaciu-clenstva-svecii-v-nato-u-razi-jogo-shvalenna-tureccinou.html" text:style-name="Internet_20_link" text:visited-style-name="Visited_20_Internet_20_Link">
declared</text:a>
_ </text:span>
 that his country will not delay the ratification of Swedy's membership in <text:span text:style-name="T4">
 <text:a xlink:type="simple" xlink:href="https://www.ukrinform.ua/tag-nato" text:style-name="Internet_20_link" text:visited-style-name="Visited_20_Internet_20_Link">
NATO</text:a>
</text:span>
 if Turkey has a position on this issue.</text:p>
      <text:p text:style-name="P4">
News Source: <text:a xlink:type="simple" xlink:href="https://www.ukrinform.ua/rubric-world/3732025-bilij-dim-zaklikav-ugorsinu-j-tureccinu-akomoga-skorise-shvaliti-clenstvo-svecii-v-nato.html" text:style-name="Internet_20_link" text:visited-style-name="Visited_20_Internet_20_Link">
https://www.ukrinform.ua/rubric-world/3732025-bilij-dim-zaklikav-ugorsinu-j-tureccinu-akomoga-skorise-shvaliti-clenstvo-svecii-v-nato.html</text:a>
</text:p>
      <!--NEWS-->
      <text:h text:style-name="P10" text:outline-level="1">
<text:span text:style-name="T4">
Aircraft Defense Air For Last day has struck 13 beats in the enemy's concentration areas</text:span>
</text:h>
      <text:p text:style-name="P4">
Author: ['АРМІЯINFORM']</text:p>
      <text:p text:style-name="P4">
Time: 2023-07-05T24:00:00-04:00</text:p>
      <text:p text:style-name="P4">
Description: Behind the GS of the ZSU, AvIATSIA, the defense of the defense of Perman has been shown 13 strokes in areas ... War with Ukraine 2022, the war with Ukraine Latest news today, News War with Ukraine 2022 Last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photo-2022-08-07-12-28-32_1659876545_1-e1684386966307.webp" text:style-name="Internet_20_link" text:visited-style-name="Visited_20_Internet_20_Link">
photo-2022-08-07-12-28-32_1659876545_1-e1684386966307.webp</text:a>
']</text:p>
      <text:p text:style-name="P4">
Tags: ['АВІАЦІЯ ЗСУ', 'НОВИНИ', 'РАКЕТНІ ВІЙСЬКА', 'УКРАЇНСЬКА АРТИЛЕРІЯ']</text:p>
      <text:p text:style-name="P4">
Category: News</text:p>
      <!--METADATA-->
      <text:p text:style-name="P4">
<draw:frame draw:style-name="fr1" draw:name="Image239" text:anchor-type="as-char" svg:width="6.9236in" svg:height="5.18983in" draw:z-index="0">
<draw:image xlink:href="../ConvertedIMGs/AРМІЯINFORM/2023-07-05T24-00-00-04-00/photo-2022-08-07-12-28-32_1659876545_1-e1684386966307.png" xlink:type="simple" xlink:show="embed" xlink:actuate="onLoad" draw:mime-type="image/png"/>
</draw:frame>
By <text:a xlink:type="simple" xlink:href="https://www.facebook.com/GeneralStaff.ua/posts/pfbid02DBDrfJzbJbbu8HpJDSFZ98z8T3wmJRN7FWXbxQ9eFmyjbhTAjiRd9anExqnQ2ovwl" text:style-name="Internet_20_link" text:visited-style-name="Visited_20_Internet_20_Link">
notification</text:a>
The Armed Forces of the Armed Forces, the Aviation of Defense for the past day made 13 strokes in the areas of the enemy's personnel-3 on anti-aircraft missile complexes and1 at the enemy management point. In addition, our defenders destroyed 5 intelligence UAVs of the operative-tactical level.</text:p>
      <text:p text:style-name="P4">
Units of rocket troops and artillery during the day were struck by the area of living force, weapons and military equipment of the enemy, 4 warehouses, 18 artillery facilities at firing positions, 3 means of reference defense and 2 stations of radio electronic struggle of the enemy.</text:p>
      <text:p text:style-name="P4">
News Source: <text:a xlink:type="simple" xlink:href="https://armyinform.com.ua/2023/07/05/aviacziya-syl-oborony-za-mynulu-dobu-zavdala-13-udariv-po-rajonah-zoseredzhennya-protyvnyka/" text:style-name="Internet_20_link" text:visited-style-name="Visited_20_Internet_20_Link">
https://armyinform.com.ua/2023/07/05/aviacziya-syl-oborony-za-mynulu-dobu-zavdala-13-udariv-po-rajonah-zoseredzhennya-protyvnyka/</text:a>
</text:p>
      <!--NEWS-->
      <text:h text:style-name="P10" text:outline-level="1">
<text:span text:style-name="T4">
Enemy loss per day: nearly 700 invaders were eliminated, 36 artisystems and 9 RSZV were destroyed</text:span>
</text:h>
      <text:p text:style-name="P4">
Author: ['АРМІЯINFORM']</text:p>
      <text:p text:style-name="P4">
Time: 2023-07-05T26:00:00-04:00</text:p>
      <text:p text:style-name="P4">
Description: Zagalni Boyov, Find the enemy on 02.24.22 to 05/05/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vtraty_rf_05_07_23-1-scaled.jpg" text:style-name="Internet_20_link" text:visited-style-name="Visited_20_Internet_20_Link">
vtraty_rf_05_07_23-1-scaled.jpg</text:a>
']</text:p>
      <text:p text:style-name="P4">
Tags: ['ВІЙНА', 'ВТРАТИ ВОРОГА', 'ГЕНЕРАЛЬНИЙ ШТАБ ЗС УКРАЇНИ']</text:p>
      <text:p text:style-name="P4">
Category: News</text:p>
      <!--METADATA-->
      <text:p text:style-name="P4">
<draw:frame draw:style-name="fr1" draw:name="Image240" text:anchor-type="as-char" svg:width="6.9236in" svg:height="6.975527in" draw:z-index="0">
<draw:image xlink:href="../Images/AРМІЯINFORM/2023-07-05T26-00-00-04-00/vtraty_rf_05_07_23-1-scaled.jpg" xlink:type="simple" xlink:show="embed" xlink:actuate="onLoad" draw:mime-type="image/jpeg"/>
</draw:frame>
The total fighting loss of the enemy from 24.02.22 to 05.07.23 will be orientated:</text:p>
      <text:p text:style-name="P4">
<text:span text:style-name="T4">
<text:span text:style-name="T5">
 Personnel - </text:span>
* 231700(+670)persons eliminated</text:span>
<text:span text:style-name="T5">
 tanks - </text:span>
<text:span text:style-name="T5">
 4062(+3)</text:span>
<text:span text:style-name="T4">
 combat armored vehicles - </text:span>
 7917(+9)<text:span text:style-name="T4">
<text:span text:style-name="T5">
 Artillery systems - </text:span>
<text:span text:style-name="T5">
 4288(+36)</text:span>
 </text:span>
 RSZV - <text:span text:style-name="T4">
 656(+9)</text:span>
<text:span text:style-name="T5">
 air defense means - </text:span>
<text:span text:style-name="T5">
 395(+1)</text:span>
<text:span text:style-name="T4">
 aircraft - </text:span>
 315(0)<text:span text:style-name="T4">
<text:span text:style-name="T5">
 helicopters - </text:span>
* 309(0)</text:span>
<text:span text:style-name="T5">
 UAV Operative Tactical Level-</text:span>
<text:span text:style-name="T5">
 3614(+12)</text:span>
<text:span text:style-name="T4">
 Winged missiles - </text:span>
 1264(0)<text:span text:style-name="T4">
<text:span text:style-name="T5">
 ships / boats - </text:span>
* 18(0)</text:span>
<text:span text:style-name="T5">
 Automobile equipment and tanks - </text:span>
<text:span text:style-name="T5">
 6865(+22)</text:span>
<text:span text:style-name="T4">
 Special Technique - </text:span>
 598(+8)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5.07.23.</text:p>
      <text:p text:style-name="P4">
News Source: <text:a xlink:type="simple" xlink:href="https://armyinform.com.ua/2023/07/05/vtraty-voroga-za-dobu-likvidovano-majzhe-700-okupantiv-znyshheno-36-artsystem-i-9-rszv/" text:style-name="Internet_20_link" text:visited-style-name="Visited_20_Internet_20_Link">
https://armyinform.com.ua/2023/07/05/vtraty-voroga-za-dobu-likvidovano-majzhe-700-okupantiv-znyshheno-36-artsystem-i-9-rszv/</text:a>
</text:p>
      <!--NEWS-->
      <text:h text:style-name="P10" text:outline-level="1">
<text:span text:style-name="T4">
East Military PEC was destroyed by Russian drones over Zaporizhzhya, Dnipropetrovsk and Kharkiv regions</text:span>
</text:h>
      <text:p text:style-name="P4">
Author: ['АРМІЯINFORM']</text:p>
      <text:p text:style-name="P4">
Time: 2023-07-05T28:00:00-04:00</text:p>
      <text:p text:style-name="P4">
Description: The NICH has 5 lipnya of the VISKOVKI command “SCID” was nastydlotniki, yaki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1/1670993729-6450.webp" text:style-name="Internet_20_link" text:visited-style-name="Visited_20_Internet_20_Link">
1670993729-6450.webp</text:a>
', '<text:a xlink:type="simple" xlink:href="https://armyinform.com.ua/wp-content/uploads/2023/07/358019588_591303989847505_3419297408942298892_n-e1688536402929.jpg" text:style-name="Internet_20_link" text:visited-style-name="Visited_20_Internet_20_Link">
358019588_591303989847505_3419297408942298892_n-e1688536402929.jpg</text:a>
']</text:p>
      <text:p text:style-name="P4">
Tags: ['STOPRUSSIA', 'АГРЕСІЯ РФ', 'ВТОРГНЕННЯ РФ', 'ПК СХІД', 'ХРОНІКА ОБОРОНИ']</text:p>
      <text:p text:style-name="P4">
Category: News</text:p>
      <!--METADATA-->
      <text:p text:style-name="P4">
<draw:frame draw:style-name="fr1" draw:name="Image241" text:anchor-type="as-char" svg:width="6.9236in" svg:height="4.604194in" draw:z-index="0">
<draw:image xlink:href="../ConvertedIMGs/AРМІЯINFORM/2023-07-05T28-00-00-04-00/1670993729-6450.png" xlink:type="simple" xlink:show="embed" xlink:actuate="onLoad" draw:mime-type="image/png"/>
</draw:frame>
On the night of July 5, the East Air Air Command destroyed the Russian troops over the three regions of Ukraine.</text:p>
      <text:p text:style-name="P4">
About it <text:a xlink:type="simple" xlink:href="https://www.facebook.com/pvkshid/posts/pfbid0sywAMKE3WQSFCeVLHJtvffa3MfcuoueaMc7k2QHvVaz12Wy5hoBRt81pRFyN9Vrjl" text:style-name="Internet_20_link" text:visited-style-name="Visited_20_Internet_20_Link">
reported</text:a>
in command.</text:p>
      <text:p text:style-name="P4">
«As of 01.30 on July 05, 3 SHAHED-136 UAVs were destroyed by the East PEC: one in: one in:</text:p>
      <ul>
        <li>
Zaporizhia; * Dnepropetrovsk; * Kharkiv regions, ”the message reads.</li>
      </ul>
      <text:p text:style-name="P4">
<draw:frame draw:style-name="fr1" draw:name="Image242" text:anchor-type="as-char" svg:width="6.9236in" svg:height="5.423048in" draw:z-index="0">
<draw:image xlink:href="../Images/AРМІЯINFORM/2023-07-05T28-00-00-04-00/358019588_591303989847505_3419297408942298892_n-e1688536402929.jpg" xlink:type="simple" xlink:show="embed" xlink:actuate="onLoad" draw:mime-type="image/jpeg"/>
</draw:frame>
</text:p>
      <text:p text:style-name="P4">
News Source: <text:a xlink:type="simple" xlink:href="https://armyinform.com.ua/2023/07/05/vijskovi-pvk-shid-znyshhyly-rosijski-bezpilotnyky-nad-zaporizkoyu-dnipropetrovskoyu-ta-harkivskoyu-oblastyamy/" text:style-name="Internet_20_link" text:visited-style-name="Visited_20_Internet_20_Link">
https://armyinform.com.ua/2023/07/05/vijskovi-pvk-shid-znyshhyly-rosijski-bezpilotnyky-nad-zaporizkoyu-dnipropetrovskoyu-ta-harkivskoyu-oblastyamy/</text:a>
</text:p>
      <!--NEWS-->
      <text:h text:style-name="P10" text:outline-level="1">
<text:span text:style-name="T4">
The invaders released about 30 shells in the village in Kherson region</text:span>
</text:h>
      <text:p text:style-name="P4">
Authors: Ukrinform (Person)</text:p>
      <text:p text:style-name="P4">
Publisher: Укринформ (Organization)</text:p>
      <text:p text:style-name="P4">
Published Time: 2023-07-05T2:56:00+03:00</text:p>
      <text:p text:style-name="P4">
Modified Time: 2023-07-05T21:56:00+03:00</text:p>
      <text:p text:style-name="P4">
Description: The Russian army carried out a massive shelling of the village of Shevchenkivka in Kherson region, releasing about three dozen shells. According to preliminary data, there are no injured people. - Ukrinform.</text:p>
      <text:p text:style-name="P4">
Images: ['<text:a xlink:type="simple" xlink:href="https://static.ukrinform.com/photos/2023_07/thumb_files/630_360_1688583337-220.jpeg" text:style-name="Internet_20_link" text:visited-style-name="Visited_20_Internet_20_Link">
630_360_16885...</text:a>
']</text:p>
      <text:p text:style-name="P4">
Tags: ['Херсонщина', 'Обстріл', 'Війна з Росією']</text:p>
      <text:p text:style-name="P4">
Type: Article</text:p>
      <!--METADATA-->
      <text:p text:style-name="P4">
<draw:frame draw:style-name="fr1" draw:name="Image243" text:anchor-type="as-char" svg:width="6.9236in" svg:height="3.956343in" draw:z-index="0">
<draw:image xlink:href="../Images/yкринформ/2023-07-05T2-56-00-03-00/630_360_1688583337-220.jpeg" xlink:type="simple" xlink:show="embed" xlink:actuate="onLoad" draw:mime-type="image/jpeg"/>
</draw:frame>
The Russian army made a massive shelling of the village of Shevchenkivka in Kherson region, releasing three dozen shells. According to preliminary data, the affected people will be.</text:p>
      <text:p text:style-name="P4">
About it in <text:a xlink:type="simple" xlink:href="https://t.me/khersonskaODA/7707" text:style-name="Internet_20_link" text:visited-style-name="Visited_20_Internet_20_Link">
telegram</text:a>
reported Ova, reports Ukrinform.</text:p>
      <text:p text:style-name="P4">
"In the photo - the village of Shevchenkivka, after a massive blow to the army of the Russian Federation. On a peaceful populated point, three dozen" arrivals "were recorded. Due to hostility, houses and outbuildings were fired," the post reads.</text:p>
      <text:p text:style-name="P4">
<text:span text:style-name="T4">
 Read also: </text:span>
 <text:a xlink:type="simple" xlink:href="https://www.ukrinform.ua/rubric-ato/3731969-armia-rf-obstrilala-gromadu-na-nikopolsini.html" text:style-name="Internet_20_link" text:visited-style-name="Visited_20_Internet_20_Link">
Army of the Russian Federation <text:span text:style-name="T4">
 Shelling </text:span>
 Yala community in Dnipropetrovsk</text:a>
According to the Kherson Regional Military Administration, it was not injured from the shelling.</text:p>
      <text:p text:style-name="P4">
As reported by Ukrinform, as a result of another shelling of the Russian army of the Belozersky community of Kherson region <text:a xlink:type="simple" xlink:href="https://www.ukrinform.ua/rubric-ato/3731996-obstril-bilozerskoi-gromadi-na-hersonsini-kilkist-poranenih-zrosla-do-5.html" text:style-name="Internet_20_link" text:visited-style-name="Visited_20_Internet_20_Link">
a man was killed, less than five people were injured. </text:a>
<text:span text:style-name="T5">
Foto: Kherson Ode(This)</text:span>
</text:p>
      <text:p text:style-name="P4">
News Source: <text:a xlink:type="simple" xlink:href="https://www.ukrinform.ua/rubric-ato/3732003-zagarbniki-vipustili-blizko-30-snaradiv-po-selu-na-hersonsini.html" text:style-name="Internet_20_link" text:visited-style-name="Visited_20_Internet_20_Link">
https://www.ukrinform.ua/rubric-ato/3732003-zagarbniki-vipustili-blizko-30-snaradiv-po-selu-na-hersonsini.html</text:a>
</text:p>
      <!--NEWS-->
      <text:h text:style-name="P10" text:outline-level="1">
<text:span text:style-name="T4">
In Ukraine a moment of silence</text:span>
</text:h>
      <text:p text:style-name="P4">
Author: ['АРМІЯINFORM']</text:p>
      <text:p text:style-name="P4">
Time: 2023-07-05T30: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candle.gif" text:style-name="Internet_20_link" text:visited-style-name="Visited_20_Internet_20_Link">
candle.gif</text:a>
']</text:p>
      <text:p text:style-name="P4">
Tags: ['STOPRUSSIA', 'АГРЕСІЯ РФ', 'ВІЙНА', 'ВТОРГНЕННЯ РФ', 'УКАЗ ПРЕЗИДЕНТА УКРАЇНИ', 'ХВИЛИНА МОВЧАННЯ']</text:p>
      <text:p text:style-name="P4">
Category: News</text:p>
      <!--METADATA-->
      <text:p text:style-name="P4">
<draw:frame draw:style-name="fr1" draw:name="Image244" text:anchor-type="as-char" svg:width="6.9236in" svg:height="3.895992in" draw:z-index="0">
<draw:image xlink:href="../Images/AРМІЯINFORM/2023-07-05T30-00-00-04-00/candle.gif" xlink:type="simple" xlink:show="embed" xlink:actuate="onLoad" draw:mime-type="image/gif"/>
</draw:frame>
According to the Decree of the President of Ukraine Volodymyr Zelensky No. 143/2022, minutes are being held daily at 9:00, it is announced in all means of mass information.</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7/05/v-ukrayini-hvylyna-movchannya-2/" text:style-name="Internet_20_link" text:visited-style-name="Visited_20_Internet_20_Link">
https://armyinform.com.ua/2023/07/05/v-ukrayini-hvylyna-movchannya-2/</text:a>
</text:p>
      <!--NEWS-->
      <text:h text:style-name="P10" text:outline-level="1">
<text:span text:style-name="T4">
Wagner PVC - terrorists and the Russian Federation - sponsor of terrorism: the Parliamentary Assembly of the OSCE approved the corresponding declaration</text:span>
</text:h>
      <text:p text:style-name="P4">
Author: ['АРМІЯINFORM']</text:p>
      <text:p text:style-name="P4">
Time: 2023-07-05T32:00:00-04:00</text:p>
      <text:p text:style-name="P4">
Description: The parliamentary of the asmblet has been inhabited by the Federal Autonomous Educational Institution of the Sponsor-Terrorism, and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obsye.jpg" text:style-name="Internet_20_link" text:visited-style-name="Visited_20_Internet_20_Link">
obsye.jpg</text:a>
']</text:p>
      <text:p text:style-name="P4">
Tags: ['STOPRUSSIA', 'АГРЕСІЯ РФ', 'ВАНКУВЕРСЬКА ДЕКЛАРАЦІЯ', 'ДОПОМОГА ПАРТНЕРІВ', 'ПА ОБСЄ', 'РОСІЯ-ТЕРОРИСТ', 'СВІТ ПІДТРИМУЄ УКРАЇНУ']</text:p>
      <text:p text:style-name="P4">
Category: News</text:p>
      <!--METADATA-->
      <text:p text:style-name="P4">
<draw:frame draw:style-name="fr1" draw:name="Image245" text:anchor-type="as-char" svg:width="6.9236in" svg:height="3.894525in" draw:z-index="0">
<draw:image xlink:href="../Images/AРМІЯINFORM/2023-07-05T32-00-00-04-00/obsye.jpg" xlink:type="simple" xlink:show="embed" xlink:actuate="onLoad" draw:mime-type="image/jpeg"/>
</draw:frame>
The OSCE Parliamentary Assembly recognized the Russian Federation with a sponsor-terrorism, and the Wagner PEC was a terrorist organization.</text:p>
      <text:p text:style-name="P4">
Relevant document <text:a xlink:type="simple" xlink:href="https://www.oscepa.org/en/documents/annual-sessions/2023-vancouver/declaration-29/4744-vancouver-declaration-eng/file" text:style-name="Internet_20_link" text:visited-style-name="Visited_20_Internet_20_Link">
published</text:a>
The press service of the department.</text:p>
      <text:p text:style-name="P4">
"Condemning the aggressive war of the Russian Federation against Ukraine as a clear, gross, an unspecified violation of the Helsinki principles, as well as the complete violation of the Patariza Charter for the New Europe, the OSCE Parliament in the Vancouver Declaration of the Assembly expresses the adamant support of independence, sovereignty.</text:p>
      <text:p text:style-name="P4">
The declaration refers to the military crimes of the Russian Federation committed in Ukraine, and expresses deepest concern by human suffering caused by war. The assembly was awarded the assembly residential quarters, which killed thousands of people, including children, and also as their compulsory deportation to the Russian Federation. At the same time, anxiety was expressed by the destruction of the new Kakhovka dam and the use of the Zaporizhzhya NPP as a shield for attacks on Ukrainian settlements, as well as by the launch of Russian nuclear weapons in Belarus.</text:p>
      <text:p text:style-name="P4">
"The withdrawal of its forces and assistants from all territories of Ukraine is the only long -term solution to stop the current physical and psychological suffering of the people of Ukraine," the Assembly said.</text:p>
      <text:p text:style-name="P4">
The Vancuver Declaration approves the Presidential Plan of Ukraine Volodymyrazellensky of 10 points and emphasizes that peaceful decisions for the termination of war are fully complying with international law and the principles of the Helsinki Declaration in 1975.</text:p>
      <text:p text:style-name="P4">
The Declaration, approved at the closing of the 30th annual session of the OSCE PA, is now weighed by parliaments and governments of the OSCE participants. The annual session took more than 225 parliamentarians from 50 countries who voted in favor of a declaration of a member.</text:p>
      <text:p text:style-name="P4">
News Source: <text:a xlink:type="simple" xlink:href="https://armyinform.com.ua/2023/07/05/pvk-vagner-terorysty-a-rf-sponsor-teroryzmu-parlamentska-asambleya-obsye-uhvalyla-vidpovidnu-deklaracziyu/" text:style-name="Internet_20_link" text:visited-style-name="Visited_20_Internet_20_Link">
https://armyinform.com.ua/2023/07/05/pvk-vagner-terorysty-a-rf-sponsor-teroryzmu-parlamentska-asambleya-obsye-uhvalyla-vidpovidnu-deklaracziyu/</text:a>
</text:p>
      <!--NEWS-->
      <text:h text:style-name="P10" text:outline-level="1">
<text:span text:style-name="T4">
Ukrainian experience in the field of regulation of state-martial law in the conditions of martial law was discussed in NATO headquarters</text:span>
</text:h>
      <text:p text:style-name="P4">
Author: ['АРМІЯINFORM']</text:p>
      <text:p text:style-name="P4">
Time: 2023-07-05T34:00:00-04:00</text:p>
      <text:p text:style-name="P4">
Description: Minoborni Ukrainian puppy SPIVPRACI with the National Beliefs of the Directorate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photo_5244477234369120616_y.jpg" text:style-name="Internet_20_link" text:visited-style-name="Visited_20_Internet_20_Link">
photo_5244477234369120616_y.jpg</text:a>
']</text:p>
      <text:p text:style-name="P4">
Tags: ['STOPRUSSIA', 'АВІАЦІЙНИЙ КОМІТЕТ', 'АГРЕСІЯ РФ', 'МІНІСТЕРСТВО ОБОРОНИ УКРАЇНИ', 'НАТО']</text:p>
      <text:p text:style-name="P4">
Category: News</text:p>
      <!--METADATA-->
      <text:p text:style-name="P4">
<draw:frame draw:style-name="fr1" draw:name="Image246" text:anchor-type="as-char" svg:width="6.9236in" svg:height="4.615733in" draw:z-index="0">
<draw:image xlink:href="../Images/AРМІЯINFORM/2023-07-05T34-00-00-04-00/photo_5244477234369120616_y.jpg" xlink:type="simple" xlink:show="embed" xlink:actuate="onLoad" draw:mime-type="image/jpeg"/>
</draw:frame>
Illustrative photo</text:p>
      <text:p text:style-name="P4">
The Ministry of Defense of Ukraine deepens cooperation with national military bodies by the Aviation of Member States and NATO partners. At the meeting of the Alliance Aviation Committee in Brussels, representatives of the Main Directorate of the State Aviation of Ukraine shared Ukrainian experience and peculiarities in the field of activity of Ukraine in the conditions of legal regime.</text:p>
      <text:p text:style-name="P4">
The peculiarities of the flight suitability of aircraft, their components, the use of airspace and its safety were discussed. Despite the challenges of the Russian -solved war, ** Particular attention was emphasized by the organization and performance of flights, UAVs, the preparation of flight composition, medical support and the use of airfields. * Particular attention is paid to the improvement of the regulatory framework in the field of state aviation.</text:p>
      <ul>
        <li>
Ukraine develops a new document for the organization and implementation of flight -state aviation in a special period and during the martial law. Therefore, the changes, first of all, will be aimed at taking into account the NATO experience, adapted under the Ukrainian, - said the Head of the Main Directorate of the State Aviation of Ukraine and Pholein.</li>
      </ul>
      <text:p text:style-name="P4">
According to him, this document after its implementation will be presented by the NATO Aviation Committee to adjust the approaches of the Alliance, taking into account the Ukrainian experience of war.</text:p>
      <text:p text:style-name="P4">
<text:span text:style-name="T4">
 Source: </text:span>
 <text:a xlink:type="simple" xlink:href="https://t.me/ministry_of_defense_ua/7736" text:style-name="Internet_20_link" text:visited-style-name="Visited_20_Internet_20_Link">
__ Ministry of Defense of Ukraine_</text:a>
</text:p>
      <text:p text:style-name="P4">
News Source: <text:a xlink:type="simple" xlink:href="https://armyinform.com.ua/2023/07/05/ukrayinskyj-dosvid-u-sferi-regulyuvannya-diyalnosti-derzhaviacziyi-v-umovah-voyennogo-stanu-obgovoryly-u-shtab-kvartyri-nato/" text:style-name="Internet_20_link" text:visited-style-name="Visited_20_Internet_20_Link">
https://armyinform.com.ua/2023/07/05/ukrayinskyj-dosvid-u-sferi-regulyuvannya-diyalnosti-derzhaviacziyi-v-umovah-voyennogo-stanu-obgovoryly-u-shtab-kvartyri-nato/</text:a>
</text:p>
      <!--NEWS-->
      <text:h text:style-name="P10" text:outline-level="1">
<text:span text:style-name="T4">
In Bulgaria, a declaration was adopted to support Ukraine's membership in NATO</text:span>
</text:h>
      <text:p text:style-name="P4">
Author: ['АРМІЯINFORM']</text:p>
      <text:p text:style-name="P4">
Time: 2023-07-05T36:00:00-04:00</text:p>
      <text:p text:style-name="P4">
Description: Komitet parliament of Bulgaria Zwan Zovnyshnoi Paulikovyu by the wiring of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bolgariya-1.jpg" text:style-name="Internet_20_link" text:visited-style-name="Visited_20_Internet_20_Link">
bolgariya-1.jpg</text:a>
']</text:p>
      <text:p text:style-name="P4">
Tags: ['STOPRUSSIA', 'АГРЕСІЯ РФ', 'ДОПОМОГА ПАРТНЕРІВ', 'СВІТ ПІДТРИМУЄ УКРАЇНУ']</text:p>
      <text:p text:style-name="P4">
Category: News</text:p>
      <!--METADATA-->
      <text:p text:style-name="P4">
<draw:frame draw:style-name="fr1" draw:name="Image247" text:anchor-type="as-char" svg:width="6.9236in" svg:height="3.894525in" draw:z-index="0">
<draw:image xlink:href="../Images/AРМІЯINFORM/2023-07-05T36-00-00-04-00/bolgariya-1.jpg" xlink:type="simple" xlink:show="embed" xlink:actuate="onLoad" draw:mime-type="image/jpeg"/>
</draw:frame>
The Bulgaria Parliament Committee on Foreign Policy approved pro -dectulations in support of Ukraine's membership in NATO.</text:p>
      <text:p text:style-name="P4">
Relevant <text:a xlink:type="simple" xlink:href="https://parliament.bg/bills/49/49-354-03-3.pdf" text:style-name="Internet_20_link" text:visited-style-name="Visited_20_Internet_20_Link">
document</text:a>
Posted on the Bulgarian Parliament's website.</text:p>
      <text:p text:style-name="P4">
"The most direct and desirable way to restore peace in Ukraine, the Black Sea and Europe is a complete and immediate voluntary output of the Federation from the internationally recognized borders of the states," it reads.</text:p>
      <text:p text:style-name="P4">
The Bulgaria Parliament also requires to stop nuclear blackmail, as well as all the actions of the Russian Federation, which are sharply contrary to the UN Charter and are the most serious on the peace and prosperity of Europe.</text:p>
      <text:p text:style-name="P4">
The Declaration also supports the formula of the President of Ukraine Peace Volodymyrazellensky, whose purpose is a strong and just peace.</text:p>
      <text:p text:style-name="P4">
“In order to guarantee Ukraine's ability to defend itself from the aggressor on its own theriors, the People's Assembly(<text:span text:style-name="T5">
 Parliament _bolgaria</text:span>
 <text:span text:style-name="T5">
.</text:span>
 _ <text:span text:style-name="T5">
 _ </text:span>
 _ <text:span text:style-name="T5">
 __ </text:span>
._)They insist that Bulgaria's institutions continue to give it a political, financial, humanitarian, military, military-technical support for supplementing its sovereignty within the internationally recognized borders, ”the document also said.</text:p>
      <text:p text:style-name="P4">
Bulgaria's parliamentarians confirm their full support for NATO's open -headed policies, regardless of external factors, and expect that the Bulgaria government, including at the future of the Alliance Summit, "expresses a position in support of Ukraine in NATO after resumption of peace in its territory."</text:p>
      <text:p text:style-name="P4">
The text also states that the Parliament maintains the beginning of the planning process of tailoring specific parameters and time frames for Ukraine's membership in the Alliance expansion of strategic relations.</text:p>
      <text:p text:style-name="P4">
The approval of the document took place a few days before the future <text:a xlink:type="simple" xlink:href="https://armyinform.com.ua/2022/11/09/nastupnyj-samit-nato-vidbudetsya-vlitku-2023-roku-v-lytvi/" text:style-name="Internet_20_link" text:visited-style-name="Visited_20_Internet_20_Link">
Sumitunato</text:a>
In the capital of Lithuania Vilnius, where the issue of membership of Ukraine will be discussed after the end of the war, which Rosya derelicated more than a year ago.</text:p>
      <text:p text:style-name="P4">
News Source: <text:a xlink:type="simple" xlink:href="https://armyinform.com.ua/2023/07/05/u-bolgariyi-uhvalyly-deklaracziyu-na-pidtrymku-chlenstva-ukrayiny-v-nato/" text:style-name="Internet_20_link" text:visited-style-name="Visited_20_Internet_20_Link">
https://armyinform.com.ua/2023/07/05/u-bolgariyi-uhvalyly-deklaracziyu-na-pidtrymku-chlenstva-ukrayiny-v-nato/</text:a>
</text:p>
      <!--NEWS-->
      <text:h text:style-name="P10" text:outline-level="1">
<text:span text:style-name="T4">
The coordination was discussed by the issues of illegally detained civilians in the Russian Federation</text:span>
</text:h>
      <text:p text:style-name="P4">
Author: ['АРМІЯINFORM']</text:p>
      <text:p text:style-name="P4">
Time: 2023-07-05T38:00:00-04:00</text:p>
      <text:p text:style-name="P4">
Description: At the coordinating headquarters, Zustilich Zustych “Tsivilnі in Polonі”, PID Hour of the LID ... War with Ukraine 2022, War with Ukraine Latest news today, News War with Ukraine 2022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photo_5269505052479965485_w.jpg" text:style-name="Internet_20_link" text:visited-style-name="Visited_20_Internet_20_Link">
photo_5269505052479965485_w.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48" text:anchor-type="as-char" svg:width="6.9236in" svg:height="5.204239in" draw:z-index="0">
<draw:image xlink:href="../Images/AРМІЯINFORM/2023-07-05T38-00-00-04-00/photo_5269505052479965485_w.jpg" xlink:type="simple" xlink:show="embed" xlink:actuate="onLoad" draw:mime-type="image/jpeg"/>
</draw:frame>
The coordination headquarters took place with the NGO "Civilians in captivity", discussed the issues of handling illegally held civilians in the occupied territories and in the Russian Federation.</text:p>
      <text:p text:style-name="P4">
About this the coordination headquarters on the management of prisoners of war <text:a xlink:type="simple" xlink:href="https://t.me/Koord_shtab/1454" text:style-name="Internet_20_link" text:visited-style-name="Visited_20_Internet_20_Link">
reports</text:a>
In the telegram.</text:p>
      <text:p text:style-name="P4">
They also discussed the issues concerning the works of the International Committee of red Cross and accounting.</text:p>
      <text:p text:style-name="P4">
"In particular, the relatives were interested in what state bodies are monitoring the location and direct organization of the return of illegally maintained civilians," the statement said.</text:p>
      <text:p text:style-name="P4">
It is noted that the members of the families of illegally detained civilian aggressor were answered by representatives of the coordination headquarters, the National Police of Ukraine and a representative of the International Committee of the Chervonolas.</text:p>
      <text:p text:style-name="P4">
News Source: <text:a xlink:type="simple" xlink:href="https://armyinform.com.ua/2023/07/05/u-koorshdtabi-obgovoryly-pytannya-povodzhennya-z-nezakonno-utrymuvanymy-czyvilnymy-na-terytoriyi-rf/" text:style-name="Internet_20_link" text:visited-style-name="Visited_20_Internet_20_Link">
https://armyinform.com.ua/2023/07/05/u-koorshdtabi-obgovoryly-pytannya-povodzhennya-z-nezakonno-utrymuvanymy-czyvilnymy-na-terytoriyi-rf/</text:a>
</text:p>
      <!--NEWS-->
      <text:h text:style-name="P10" text:outline-level="1">
<text:span text:style-name="T4">
Nikopol eliminated an accident at an object related to water spill</text:span>
</text:h>
      <text:p text:style-name="P4">
Authors: Ukrinform (Person)</text:p>
      <text:p text:style-name="P4">
Publisher: Укринформ (Organization)</text:p>
      <text:p text:style-name="P4">
Published Time: 2023-07-05T3:56:00+03:00</text:p>
      <text:p text:style-name="P4">
Modified Time: 2023-07-05T21:56:00+03:00</text:p>
      <text:p text:style-name="P4">
Description: Nikopol eliminated an accident at the object associated with water spill, which occurred the day before. - Ukrinform.</text:p>
      <text:p text:style-name="P4">
Images: ['<text:a xlink:type="simple" xlink:href="https://static.ukrinform.com/photos/2023_06/thumb_files/630_360_1686577220-981.jpg" text:style-name="Internet_20_link" text:visited-style-name="Visited_20_Internet_20_Link">
630_360_16865...</text:a>
']</text:p>
      <text:p text:style-name="P4">
Tags: ['Аварія', 'Нікополь', 'Вода', 'Ремонт']</text:p>
      <text:p text:style-name="P4">
Type: Article</text:p>
      <!--METADATA-->
      <text:p text:style-name="P4">
<draw:frame draw:style-name="fr1" draw:name="Image249" text:anchor-type="as-char" svg:width="6.9236in" svg:height="3.956343in" draw:z-index="0">
<draw:image xlink:href="../Images/yкринформ/2023-07-05T3-56-00-03-00/630_360_1686577220-981.jpg" xlink:type="simple" xlink:show="embed" xlink:actuate="onLoad" draw:mime-type="image/jpeg"/>
</draw:frame>
In Nikopollik, a crash at the object associated with water spilling, which came to the eve of the evening.</text:p>
      <text:p text:style-name="P4">
About it in <text:a xlink:type="simple" xlink:href="https://t.me/Yevtushenko_E/4458" text:style-name="Internet_20_link" text:visited-style-name="Visited_20_Internet_20_Link">
telegram</text:a>
Informs the head of the Nonikopol district Yevgeny Yevtushenko, reports Ukrinform.</text:p>
      <text:p text:style-name="P4">
"On the water supply of the city of Nikopol. Yesterday the evening happened <text:a xlink:type="simple" xlink:href="https://www.ukrinform.ua/tag-avaria" text:style-name="Internet_20_link" text:visited-style-name="Visited_20_Internet_20_Link">
accident</text:a>
At one of the objects associated with water spillation ... the brigade worked on the elimination of the accident all night, and the work is now completed. Tomorrow at six in the morning the water dwellings will leave the spill points, ”Yevtushenko wrote.</text:p>
      <text:p text:style-name="P4">
According to him, the possibility of targeted water removal of water by summer people is considered.</text:p>
      <text:p text:style-name="P4">
The head of the district added that thanks to collaboration with philanthropists, they handed over twenty tons of drinking bottled water to Marganets, where it was distributed to people.</text:p>
      <text:p text:style-name="P4">
"They have agreed with Morshynska TM on the supply of drinking bottled water to Mirozanikopol. Today they received the first 20 tons," the official said.</text:p>
      <text:p text:style-name="P4">
<text:span text:style-name="T4">
 Read also: </text:span>
 <text:a xlink:type="simple" xlink:href="https://www.ukrinform.ua/rubric-regions/3727820-u-nikopoli-castkovo-vidnovili-podacu-vodi.html" text:style-name="Internet_20_link" text:visited-style-name="Visited_20_Internet_20_Link">
in <text:span text:style-name="T4">
 Nikopol </text:span>
 partially resumed water supply</text:a>
It was reported that as a result of the blast of the Kakhovka hydroelectric power station in the Dnipropetrovsk region, the communities of Nikopol and Kryvyi Rih districts remained. Vlad to embody the project of construction of the main waterman "Ingulets-South". The work lasts around the clock.</text:p>
      <text:p text:style-name="P4">
News Source: <text:a xlink:type="simple" xlink:href="https://www.ukrinform.ua/rubric-regions/3732002-u-nikopoli-likviduvali-avariu-na-obekti-povazanomu-z-punktami-rozlivu-vodi.html" text:style-name="Internet_20_link" text:visited-style-name="Visited_20_Internet_20_Link">
https://www.ukrinform.ua/rubric-regions/3732002-u-nikopoli-likviduvali-avariu-na-obekti-povazanomu-z-punktami-rozlivu-vodi.html</text:a>
</text:p>
      <!--NEWS-->
      <text:h text:style-name="P10" text:outline-level="1">
<text:span text:style-name="T4">
The judge from Cherkasy region justified the aggression of the Russian Federation: she is threatened with 8 years of imprisonment</text:span>
</text:h>
      <text:p text:style-name="P4">
Author: ['АРМІЯINFORM']</text:p>
      <text:p text:style-name="P4">
Time: 2023-07-05T40:00:00-04:00</text:p>
      <text:p text:style-name="P4">
Description: The Cherkasko Khrokasko, yak, yak ... war with Ukraine 2022, the war with Ukraine, the latest news today, the war with Ukraine 2022, the last ones for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7de9103af56f3deefb7230dcf2c9e70c.jpeg" text:style-name="Internet_20_link" text:visited-style-name="Visited_20_Internet_20_Link">
7de9103af56f3deefb7230dcf2c9e70c.jpeg</text:a>
']</text:p>
      <text:p text:style-name="P4">
Tags: ['ПОВІДОМИЛИ ПРО ПІДОЗРУ', 'СБУ', 'ЧЕРКАЩИНА']</text:p>
      <text:p text:style-name="P4">
Category: News</text:p>
      <!--METADATA-->
      <text:p text:style-name="P4">
<draw:frame draw:style-name="fr1" draw:name="Image250" text:anchor-type="as-char" svg:width="6.9236in" svg:height="4.615733in" draw:z-index="0">
<draw:image xlink:href="../Images/AРМІЯINFORM/2023-07-05T40-00-00-04-00/7de9103af56f3deefb7230dcf2c9e70c.jpeg" xlink:type="simple" xlink:show="embed" xlink:actuate="onLoad" draw:mime-type="image/jpeg"/>
</draw:frame>
The suspicion of the judge of the Zvenigorod district court of Cherkasy region was reported, which reversed the armed aggression of the Russian Federation and justified the military crimes of the Rushists.</text:p>
      <text:p text:style-name="P4">
About it <text:a xlink:type="simple" xlink:href="https://ssu.gov.ua/novyny/za-materialamy-sbu-povidomleno-pro-pidozru-suddi-yaka-vypravdovuvala-rosiisku-ahresiiu-v-ukraini-audio" text:style-name="Internet_20_link" text:visited-style-name="Visited_20_Internet_20_Link">
reports</text:a>
Security Service of Ukraine.</text:p>
      <text:p text:style-name="P4">
It is noted that at the time of documentation of the crime, the person involved was the head of the district court.</text:p>
      <text:p text:style-name="P4">
“There are records of conversations at the SBU where it does not hide its pro -Russian position and constantly repeats the Kremlin's narratives about the war in Ukraine. She supported the admiration of Crimea and Melitopol and praised the introduction of Russian legislation there, - the message reads.</text:p>
      <text:p text:style-name="P4">
She also justified the Russian Crimes against Civilians. For example, the rocket strike of the racists on an apartment building in the Dnieper in January this year she "appreciated" as "concomitant losses" during the war.</text:p>
      <text:p text:style-name="P4">
According to the investigation, earlier the woman was a judge of the Yakimovsky district court of Uzapozhya region. Due to the temporary occupation of this territory in June 2022, it was sent to Cherkasy region, where it was first appointed a judge and then elected chairman of the district court.</text:p>
      <text:p text:style-name="P4">
Subsequently, the person planned to resign, to move to the Crimea, but to receive a lifelong pension of a judge from the Ukrainian budget.</text:p>
      <text:p text:style-name="P4">
“Foreign currency, such as Russian rubles, mobile phones and computer equipment, was detected and seized during searches. She faces up to 8 years of imprisonment with confiscation of property, ”the SBU noted.</text:p>
      <text:p text:style-name="P4">
News Source: <text:a xlink:type="simple" xlink:href="https://armyinform.com.ua/2023/07/05/vypravdovuvala-agresiyu-rf-v-ukrayini-povidomleno-pro-pidozru-suddi-na-cherkashhyni/" text:style-name="Internet_20_link" text:visited-style-name="Visited_20_Internet_20_Link">
https://armyinform.com.ua/2023/07/05/vypravdovuvala-agresiyu-rf-v-ukrayini-povidomleno-pro-pidozru-suddi-na-cherkashhyni/</text:a>
</text:p>
      <!--NEWS-->
      <text:h text:style-name="P10" text:outline-level="1">
<text:span text:style-name="T4">
The Netherlands provided Ukraine with another package of assistance for 118 million euros</text:span>
</text:h>
      <text:p text:style-name="P4">
Author: ['АРМІЯINFORM']</text:p>
      <text:p text:style-name="P4">
Time: 2023-07-05T42:00:00-04:00</text:p>
      <text:p text:style-name="P4">
Description: NIDERLENIV INDENSIVE on the Nadannya of Ukrainian another package of Pidrimki at 118 million єvro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niderlandy-ukrayina.jpg" text:style-name="Internet_20_link" text:visited-style-name="Visited_20_Internet_20_Link">
niderlandy-ukrayina.jpg</text:a>
']</text:p>
      <text:p text:style-name="P4">
Tags: ['STOPRUSSIA', 'ВТОРГНЕННЯ РФ', 'ДОПОМОГА ПАРТНЕРІВ', 'КОРОЛІВСТВО НІДЕРЛАНДІВ', 'СВІТ ПІДТРИМУЄ УКРАЇНУ']</text:p>
      <text:p text:style-name="P4">
Category: News</text:p>
      <!--METADATA-->
      <text:p text:style-name="P4">
<draw:frame draw:style-name="fr1" draw:name="Image251" text:anchor-type="as-char" svg:width="6.9236in" svg:height="3.894525in" draw:z-index="0">
<draw:image xlink:href="../Images/AРМІЯINFORM/2023-07-05T42-00-00-04-00/niderlandy-ukrayina.jpg" xlink:type="simple" xlink:show="embed" xlink:actuate="onLoad" draw:mime-type="image/jpeg"/>
</draw:frame>
The Netherlands Government has announced the provision of the second support package to Ukraine for 118 million euros(<text:span text:style-name="T5">
nads 4.7 billion UAH</text:span>
 <text:span text:style-name="T5">
.</text:span>
 <text:span text:style-name="T5">
-</text:span>
 <text:span text:style-name="T5">
r</text:span>
 <text:span text:style-name="T5">
ed.</text:span>
).</text:p>
      <text:p text:style-name="P4">
Рішення про це<text:a xlink:type="simple" xlink:href="https://www.rijksoverheid.nl/actueel/nieuws/2023/07/4/kabinet-maakt-tweede-steunpakket-oekraine-en-nieuwe-oekraine-gezant-bekend" text:style-name="Internet_20_link" text:visited-style-name="Visited_20_Internet_20_Link">
оприлюднила</text:a>
Press service government.</text:p>
      <text:p text:style-name="P4">
EUR 83 million is provided for recovery and health care. Of these, 58 million euros will go to repair infrastructure, homes and water supply facilities. Eventually, € 25 million is intended for medical equipment and mobile clinics support.</text:p>
      <text:p text:style-name="P4">
“The destruction of the Kakhovsky Dam had serious consequences for Ukraine. The Netherlands are both multilateral and bilateral support for the victims of this Castrophe. That is why 10 million euros were allocated for emergency care within the second support package. This money is intended for goods such as rescue coats and barges, ”the message reads.</text:p>
      <text:p text:style-name="P4">
The Netherlands government also allocated 25 million euros of subsidies to give companies and organizations of civil society to contribute to Ukraine's consolidation and restoration of Ukraine. It is about the projects that correspond to the requirements of Ukraine and contribute to the reconstruction and revival of the country. In partnership with local organizations, TAGIVICIAL ORGANIZATIONS CAN SELL SECONDLY September 20123.</text:p>
      <text:p text:style-name="P4">
News Source: <text:a xlink:type="simple" xlink:href="https://armyinform.com.ua/2023/07/05/niderlandy-nadaly-ukrayini-chergovyj-paket-dopomogy-na-118-mln-yevro/" text:style-name="Internet_20_link" text:visited-style-name="Visited_20_Internet_20_Link">
https://armyinform.com.ua/2023/07/05/niderlandy-nadaly-ukrayini-chergovyj-paket-dopomogy-na-118-mln-yevro/</text:a>
</text:p>
      <!--NEWS-->
      <text:h text:style-name="P10" text:outline-level="1">
<text:span text:style-name="T4">
At NATO Summit, the Baltic States will be unanimous: Ukraine needs a clear way to membership in the Alliance</text:span>
</text:h>
      <text:p text:style-name="P4">
Author: ['АРМІЯINFORM']</text:p>
      <text:p text:style-name="P4">
Time: 2023-07-05T44:00:00-04:00</text:p>
      <text:p text:style-name="P4">
Description: Country Balti on Samitі NATO is to vistimatima in one voice of the cowl surge Zmiznnya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krayiny-baltiyi.jpg" text:style-name="Internet_20_link" text:visited-style-name="Visited_20_Internet_20_Link">
krayiny-baltiyi.jpg</text:a>
']</text:p>
      <text:p text:style-name="P4">
Tags: ['STOPRUSSIA', 'ВТОРГНЕННЯ РФ', 'КРАЇНИ БАЛТІЇ', 'НАТО', 'САМІТ', 'ЧЛЕНСТВО В АЛЬЯНСІ']</text:p>
      <text:p text:style-name="P4">
Category: News</text:p>
      <!--METADATA-->
      <text:p text:style-name="P4">
<draw:frame draw:style-name="fr1" draw:name="Image252" text:anchor-type="as-char" svg:width="6.9236in" svg:height="3.894525in" draw:z-index="0">
<draw:image xlink:href="../Images/AРМІЯINFORM/2023-07-05T44-00-00-04-00/krayiny-baltiyi.jpg" xlink:type="simple" xlink:show="embed" xlink:actuate="onLoad" draw:mime-type="image/jpeg"/>
</draw:frame>
The Baltic States at the NATO summit will be in one voice of common targeting the Alliance's defense and restraining on the eastern edge of the bloc.</text:p>
      <text:p text:style-name="P4">
This was during the meeting of permanent secretaries and deputy ministers of Bausti Buska.(Latvia)<text:a xlink:type="simple" xlink:href="https://kam.lt/viceministras-z-tomkus-baltijos-salys-nato-virsuniu-susitikime-kalbes-vienu-balsu/" text:style-name="Internet_20_link" text:visited-style-name="Visited_20_Internet_20_Link">
stated</text:a>
Deputy Minister of National Defense of Lithuania Hilinas Tomkus.</text:p>
      <text:p text:style-name="P4">
“Baltic countries are actively preparing for <text:a xlink:type="simple" xlink:href="https://armyinform.com.ua/2022/11/09/nastupnyj-samit-nato-vidbudetsya-vlitku-2023-roku-v-lytvi/" text:style-name="Internet_20_link" text:visited-style-name="Visited_20_Internet_20_Link">
Sumitunato</text:a>
- During it, we will speak in one voice. We unanimously agree on the common goals of strengthening NATO's defense on the Eastern Territory of the Alliance. At the same time, we are also striving for NATO membership, a clear path of membership for Ukraine with Euro -Atlantic agencies, the introduction of a model of rotary air defense and greater investment in defense, ”Gilvinas Tomkus said.</text:p>
      <text:p text:style-name="P4">
News Source: <text:a xlink:type="simple" xlink:href="https://armyinform.com.ua/2023/07/05/na-samiti-nato-krayiny-baltiyi-budut-odnostajnymy-ukrayini-potriben-chitkyj-shlyah-shhodo-chlenstva-v-alyansi/" text:style-name="Internet_20_link" text:visited-style-name="Visited_20_Internet_20_Link">
https://armyinform.com.ua/2023/07/05/na-samiti-nato-krayiny-baltiyi-budut-odnostajnymy-ukrayini-potriben-chitkyj-shlyah-shhodo-chlenstva-v-alyansi/</text:a>
</text:p>
      <!--NEWS-->
      <text:h text:style-name="P10" text:outline-level="1">
<text:span text:style-name="T4">
The intimidation of terrorist actions on the NPPU is trying to achieve its military goals - Anna Malyar</text:span>
</text:h>
      <text:p text:style-name="P4">
Author: ['АРМІЯINFORM']</text:p>
      <text:p text:style-name="P4">
Time: 2023-07-05T46:00:00-04:00</text:p>
      <text:p text:style-name="P4">
Description: the hem of the situation of the Iz Zaporizkyu Aes і might go to the terrorist on ї ... war with Ukraine 2022, war with Ukraine Latest news today, News War with Ukraine 2022 are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Tags: ['ГАННА МАЛЯР', 'ЗАЕС', 'КРАЇНА-ТЕРОРИСТ РФ', 'НЕБЕЗПЕКА ПІДРИВУ ЗАЕС']</text:p>
      <text:p text:style-name="P4">
Category: News</text:p>
      <!--METADATA-->
      <text:p text:style-name="P4">
<draw:frame draw:style-name="fr1" draw:name="Image253" text:anchor-type="as-char" svg:width="6.9236in" svg:height="3.890725in" draw:z-index="0">
<draw:image xlink:href="../Images/AРМІЯINFORM/2023-07-05T46-00-00-04-00/sili-oboroni-ukraini-prodovzhuyut-vedennya-nastupalnoi-operacii.jpg" xlink:type="simple" xlink:show="embed" xlink:actuate="onLoad" draw:mime-type="image/jpeg"/>
</draw:frame>
Russia pumps the situation with the Zaporizhzhya NPP and can resort to the terrorist active territory of its territory to break the course of the war in its favor.</text:p>
      <text:p text:style-name="P4">
About this Deputy Minister of Defense of Ukraine Anna Malyar <text:a xlink:type="simple" xlink:href="https://t.me/annamaliar/911" text:style-name="Internet_20_link" text:visited-style-name="Visited_20_Internet_20_Link">
wrote</text:a>
In his telegram.</text:p>
      <text:p text:style-name="P4">
According to her, now the information space has been filled in the message of the terrorist act on the ZPP.</text:p>
      <text:p text:style-name="P4">
“It should be understood here that the terrorist country is capable of any, even total-free actions, which will then try to give for others. Both scenarios - both terrorist actions and their direct commission - for Russia by the es of the achievement of military goals, ”said Anna Malyar.</text:p>
      <text:p text:style-name="P4">
She also reminded that in order to minimize potential negative consequences in four Ukrainian regions - Dnipropetrovsk, Zaporizhzhia, Kherson and Mykolaiv region - has been training emergency services for overcoming the consequences of a possible terrorist attack at the Zaporozhye NPP.</text:p>
      <text:p text:style-name="P4">
Deputy Minister of Defense of Ukraine Anna Malyar noted that the Ukrainians are nourished to keep calm, to trust exclusively official sources of information to TAKE THEIR RECOMMENDATIONS.</text:p>
      <text:p text:style-name="P4">
We will remind, in the General Staff of the Armed Forces <text:a xlink:type="simple" xlink:href="https://armyinform.com.ua/2023/07/04/rashysty-gotuyut-provokacziyu-na-zaes-vzhe-najblyzhchym-chasom-genshtab/" text:style-name="Internet_20_link" text:visited-style-name="Visited_20_Internet_20_Link">
reported</text:a>
On the possible preparation, in the near future, provocations in the territory of the Zaporizhzhya nuclear power plant. It is noted that on the outer roof of the third and fourth energy blocks of ZPEs were placed foreign objects, similar to explosive devices.</text:p>
      <text:p text:style-name="P4">
News Source: <text:a xlink:type="simple" xlink:href="https://armyinform.com.ua/2023/07/05/zalyakuvannyam-terorystychnymy-diyamy-na-zaes-rosiya-namagayetsya-dosyagty-svoyih-voyennyh-czilej-ganna-malyar/" text:style-name="Internet_20_link" text:visited-style-name="Visited_20_Internet_20_Link">
https://armyinform.com.ua/2023/07/05/zalyakuvannyam-terorystychnymy-diyamy-na-zaes-rosiya-namagayetsya-dosyagty-svoyih-voyennyh-czilej-ganna-malyar/</text:a>
</text:p>
      <!--NEWS-->
      <text:h text:style-name="P10" text:outline-level="1">
<text:span text:style-name="T4">
The Russians have attacked 147 settlements in nine ’</text:span>
</text:h>
      <text:p text:style-name="P4">
Author: ['АРМІЯINFORM']</text:p>
      <text:p text:style-name="P4">
Time: 2023-07-05T48:00:00-04:00</text:p>
      <text:p text:style-name="P4">
Description: For Permanu Dob Rosiyski Vіsyska, 9 regions of Ukrainian were shelled.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photo_5272020730789349689_y.jpg" text:style-name="Internet_20_link" text:visited-style-name="Visited_20_Internet_20_Link">
photo_5272020730789349689_y.jpg</text:a>
']</text:p>
      <text:p text:style-name="P4">
Tags: ['STOPRUSSIA', 'АГРЕСІЯ РФ', 'ВТОРГНЕННЯ РФ', 'ХАРКІВСЬКИЙ ТРИБУНАЛ']</text:p>
      <text:p text:style-name="P4">
Category: News</text:p>
      <!--METADATA-->
      <text:p text:style-name="P4">
<draw:frame draw:style-name="fr1" draw:name="Image254" text:anchor-type="as-char" svg:width="6.9236in" svg:height="5.180196in" draw:z-index="0">
<draw:image xlink:href="../Images/AРМІЯINFORM/2023-07-05T48-00-00-04-00/photo_5272020730789349689_y.jpg" xlink:type="simple" xlink:show="embed" xlink:actuate="onLoad" draw:mime-type="image/jpeg"/>
</draw:frame>
Over the past day, Russian troops fired at the territory of 9 regions of Ukraine.</text:p>
      <text:p text:style-name="P4">
About this <text:a xlink:type="simple" xlink:href="https://t.me/militarymediacenter/2441" text:style-name="Internet_20_link" text:visited-style-name="Visited_20_Internet_20_Link">
informs</text:a>
Military Mediacenter.</text:p>
      <text:p text:style-name="P4">
"From different types of weapons - mortars, tanks, artillery, RSZV, SDR, UAV, OTRK, tactical aviation - 147 settlements and 59 objects of infrastructure were attacked," - the message reads.</text:p>
      <text:p text:style-name="P4">
Among the civilians are dead and injured, the number of victims is clarified.</text:p>
      <text:p text:style-name="P4">
News Source: <text:a xlink:type="simple" xlink:href="https://armyinform.com.ua/2023/07/05/rosiyany-protyagom-doby-atakuvaly-147-naselenyh-punktiv-u-devyatoh-oblastyah-ukrayiny/" text:style-name="Internet_20_link" text:visited-style-name="Visited_20_Internet_20_Link">
https://armyinform.com.ua/2023/07/05/rosiyany-protyagom-doby-atakuvaly-147-naselenyh-punktiv-u-devyatoh-oblastyah-ukrayiny/</text:a>
</text:p>
      <!--NEWS-->
      <text:h text:style-name="P10" text:outline-level="1">
<text:span text:style-name="T4">
Dynamo defeated the Romanian classmates at a meeting in Austria</text:span>
</text:h>
      <text:p text:style-name="P4">
Authors: Ukrinform (Person)</text:p>
      <text:p text:style-name="P4">
Publisher: Укринформ (Organization)</text:p>
      <text:p text:style-name="P4">
Published Time: 2023-07-05T4:59:00+03:00</text:p>
      <text:p text:style-name="P4">
Modified Time: 2023-07-05T21:59:00+03:00</text:p>
      <text:p text:style-name="P4">
Description: Dynamo Kyiv players held the first control match at the Austrian town of St. Fight-An-Der-Glan. - Ukrinform.</text:p>
      <text:p text:style-name="P4">
Images: ['<text:a xlink:type="simple" xlink:href="https://static.ukrinform.com/photos/2023_07/thumb_files/630_360_1688583648-489.jpg" text:style-name="Internet_20_link" text:visited-style-name="Visited_20_Internet_20_Link">
630_360_16885...</text:a>
']</text:p>
      <text:p text:style-name="P4">
Tags: None</text:p>
      <text:p text:style-name="P4">
Type: Article</text:p>
      <!--METADATA-->
      <text:p text:style-name="P4">
<draw:frame draw:style-name="fr1" draw:name="Image255" text:anchor-type="as-char" svg:width="6.9236in" svg:height="3.956343in" draw:z-index="0">
<draw:image xlink:href="../Images/yкринформ/2023-07-05T4-59-00-03-00/630_360_1688583648-489.jpg" xlink:type="simple" xlink:show="embed" xlink:actuate="onLoad" draw:mime-type="image/jpeg"/>
</draw:frame>
Dynamo football players conducted the first control match at the assembly of the Vavstrian town of St. Fight-Ant-Der-Glan.</text:p>
      <text:p text:style-name="P4">
As reports <text:a xlink:type="simple" xlink:href="https://fcdynamo.com/news/tovariskij-match-dinamo-kiyiv-dinamo-buharest-4-1-zvit-pro-match" text:style-name="Internet_20_link" text:visited-style-name="Visited_20_Internet_20_Link">
press service</text:a>
"White-blue", the people of Kiev, on July 5, confidently beat the classmates from Romania "Dynamo"(Bucharest)- 4: 1, reports Ukrinform.</text:p>
      <text:p text:style-name="P4">
The authors of the heads in Mircea Lucescu's team were Nazar Voloshin, who was distinguished by the 10th minute, Anton Tsarenko(18), Vladislav Dubinchak(66)and Vladislavkabayev(73); In the composition of rivals - Ahmed Bani(40).</text:p>
      <text:p text:style-name="P4">
<text:span text:style-name="T4">
Читайте також:</text:span>
 <text:a xlink:type="simple" xlink:href="https://www.ukrinform.ua/rubric-sports/3731284-futbolisti-dinamo-otrimali-novi-igrovi-nomeri.html" text:style-name="Internet_20_link" text:visited-style-name="Visited_20_Internet_20_Link">
 Футболісти « <text:span text:style-name="T4">
Динамо</text:span>
 » отримали нові ігрові номери</text:a>
The next control match of Kiev will be held on July 8 against the Austrian Wolfsberger.</text:p>
      <text:p text:style-name="P4">
Photo: fcDynamo.com.</text:p>
      <text:p text:style-name="P4">
News Source: <text:a xlink:type="simple" xlink:href="https://www.ukrinform.ua/rubric-sports/3732005-dinamo-rozgromilo-rumunskih-odnoklubnikiv-na-zborah-v-avstrii.html" text:style-name="Internet_20_link" text:visited-style-name="Visited_20_Internet_20_Link">
https://www.ukrinform.ua/rubric-sports/3732005-dinamo-rozgromilo-rumunskih-odnoklubnikiv-na-zborah-v-avstrii.html</text:a>
</text:p>
      <!--NEWS-->
      <text:h text:style-name="P10" text:outline-level="1">
<text:span text:style-name="T4">
Italy froze Russian oligarchs for $ 2.5 billion</text:span>
</text:h>
      <text:p text:style-name="P4">
Author: ['АРМІЯINFORM']</text:p>
      <text:p text:style-name="P4">
Time: 2023-07-05T50:00:00-04:00</text:p>
      <text:p text:style-name="P4">
Description: ITALIA froze an intensity of $ 2.5 billion with a large -scale invoice in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mixkit-italian-flag-waving-in-rome-11012-0.jpg" text:style-name="Internet_20_link" text:visited-style-name="Visited_20_Internet_20_Link">
mixkit-italian-flag-waving-in-rome-11012-0.jpg</text:a>
']</text:p>
      <text:p text:style-name="P4">
Tags: ['АНТИРОСІЙСЬКІ САНКЦІЇ', 'ВІЙНА', 'ІТАЛІЯ', 'САНКЦІЇ']</text:p>
      <text:p text:style-name="P4">
Category: News</text:p>
      <!--METADATA-->
      <text:p text:style-name="P4">
<draw:frame draw:style-name="fr1" draw:name="Image256" text:anchor-type="as-char" svg:width="6.9236in" svg:height="3.894525in" draw:z-index="0">
<draw:image xlink:href="../Images/AРМІЯINFORM/2023-07-05T50-00-00-04-00/mixkit-italian-flag-waving-in-rome-11012-0.jpg" xlink:type="simple" xlink:show="embed" xlink:actuate="onLoad" draw:mime-type="image/jpeg"/>
</draw:frame>
Italy has frozen Russia's assets of $ 2.5 billion since the beginning of a large -scale interference in Ukraine.</text:p>
      <text:p text:style-name="P4">
About it <text:a xlink:type="simple" xlink:href="https://minfin.com.ua/ua/2023/07/04/108421982/" text:style-name="Internet_20_link" text:visited-style-name="Visited_20_Internet_20_Link">
reports</text:a>
Ministry of Finance of Ukraine with reference to <text:a xlink:type="simple" xlink:href="https://uif.bancaditalia.it/pubblicazioni/rapporto-annuale/2023/Rapporto-UIF-anno-2022.pdf" text:style-name="Internet_20_link" text:visited-style-name="Visited_20_Internet_20_Link">
report</text:a>
Central Bank of Italy.</text:p>
      <text:p text:style-name="P4">
In its annual report department of combating money laundering(IIF)The bank said that the figure of 2 billion euros was updated by the end of June.</text:p>
      <text:p text:style-name="P4">
UIF Entzo Serata Enzo said that there are already frozen financial assets in the amount of sanctions in the amount of almost € 330 million, associated with 80 individuals.</text:p>
      <text:p text:style-name="P4">
Among the assets of the Russian Federation, which was frozen in Italy, are bank accounts, luxurious, yachts and cars.</text:p>
      <text:p text:style-name="P4">
News Source: <text:a xlink:type="simple" xlink:href="https://armyinform.com.ua/2023/07/05/italiya-zamorozyla-aktyvy-rosijskyh-oligarhiv-na-25-milyarda/" text:style-name="Internet_20_link" text:visited-style-name="Visited_20_Internet_20_Link">
https://armyinform.com.ua/2023/07/05/italiya-zamorozyla-aktyvy-rosijskyh-oligarhiv-na-25-milyarda/</text:a>
</text:p>
      <!--NEWS-->
      <text:h text:style-name="P10" text:outline-level="1">
<text:span text:style-name="T4">
The number of Russian rocket carriers in the Black Sea has increased to four</text:span>
</text:h>
      <text:p text:style-name="P4">
Author: ['АРМІЯINFORM']</text:p>
      <text:p text:style-name="P4">
Time: 2023-07-05T52:00:00-04:00</text:p>
      <text:p text:style-name="P4">
Description: The village of 5 Lipnya Zbilshili Kilkiy Ship is at China Morce to seven, the Sereda of them ... The war with Ukraine 2022, the war with Ukraine is the latest news today, the News War with Ukraine 2022 is the last for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r.jpg" text:style-name="Internet_20_link" text:visited-style-name="Visited_20_Internet_20_Link">
r.jpg</text:a>
']</text:p>
      <text:p text:style-name="P4">
Tags: ['ВМС ЗСУ', 'КОРАБЕЛЬНЕ УГРУПОВАННЯ ОКУПАНТІВ', 'РАКЕТИ «КАЛІБР»', 'ЧОРНЕ МОРЕ']</text:p>
      <text:p text:style-name="P4">
Category: News</text:p>
      <!--METADATA-->
      <text:p text:style-name="P4">
<draw:frame draw:style-name="fr1" draw:name="Image257" text:anchor-type="as-char" svg:width="6.9236in" svg:height="4.615733in" draw:z-index="0">
<draw:image xlink:href="../Images/AРМІЯINFORM/2023-07-05T52-00-00-04-00/r.jpg" xlink:type="simple" xlink:show="embed" xlink:actuate="onLoad" draw:mime-type="image/jpeg"/>
</draw:frame>
As of July 5, Russia increased the number of ships in the Black Sea to seven, including four rocket carriers with 24 "caliber".</text:p>
      <text:p text:style-name="P4">
About it <text:a xlink:type="simple" xlink:href="https://t.me/ukrainian_navy/3567" text:style-name="Internet_20_link" text:visited-style-name="Visited_20_Internet_20_Link">
reports</text:a>
The press service of the Navy of the Armed Forces.</text:p>
      <text:p text:style-name="P4">
There is one enemy ship in the Sea of Azov. Up to eight enemy ships are in the Mediterranean Sea, including one cariber rockets, a total volley of up to 16 missiles.</text:p>
      <text:p text:style-name="P4">
During the day in the interests of the Russian Federation the passage of the Kerch-Yenikhal Strait made:</text:p>
      <ul>
        <li>
to the Azov Sea - 23 vessels, 7 of them moved in the direction of the Bosphorus Strait; * to the Black Sea - 26 vessels, 7 of them continued traffic in the direction of the Bosphorus Strait</li>
      </ul>
      <text:p text:style-name="P4">
The Russian Federation continues to violate the International Convention on the Protection of Human Life at the Sea of 1974.(SOLAS)by turning off automatic identification systems(AIS), on civil vessels in the Azov Sea.</text:p>
      <text:p text:style-name="P4">
News Source: <text:a xlink:type="simple" xlink:href="https://armyinform.com.ua/2023/07/05/kilkist-rosijskyh-raketonosiyiv-u-chornomu-mori-zrosla-do-chotyroh/" text:style-name="Internet_20_link" text:visited-style-name="Visited_20_Internet_20_Link">
https://armyinform.com.ua/2023/07/05/kilkist-rosijskyh-raketonosiyiv-u-chornomu-mori-zrosla-do-chotyroh/</text:a>
</text:p>
      <!--NEWS-->
      <text:h text:style-name="P10" text:outline-level="1">
<text:span text:style-name="T4">
On the Russian Federation of Bankruts manufacturer of "Grads" and "Tornado"</text:span>
</text:h>
      <text:p text:style-name="P4">
Author: ['АРМІЯINFORM']</text:p>
      <text:p text:style-name="P4">
Time: 2023-07-05T53:00:00-04:00</text:p>
      <text:p text:style-name="P4">
Description: Ekononika of the Country-Agresoru weak. About the fact of fact, the yaki opriludni has on his own ... the war with Ukraine 2022, the war with Ukraine is the latest news today, the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novyj-proekt.png" text:style-name="Internet_20_link" text:visited-style-name="Visited_20_Internet_20_Link">
novyj-proekt.png</text:a>
']</text:p>
      <text:p text:style-name="P4">
Tags: ['КРАХ ЕКОНОМІКИ РФ', 'НОВИНИ']</text:p>
      <text:p text:style-name="P4">
Category: News</text:p>
      <!--METADATA-->
      <text:p text:style-name="P4">
<draw:frame draw:style-name="fr1" draw:name="Image258" text:anchor-type="as-char" svg:width="6.9236in" svg:height="3.894525in" draw:z-index="0">
<draw:image xlink:href="../Images/AРМІЯINFORM/2023-07-05T53-00-00-04-00/novyj-proekt.png" xlink:type="simple" xlink:show="embed" xlink:actuate="onLoad" draw:mime-type="image/png"/>
</draw:frame>
The economy of the aggressor country weakens. This is evidenced by the facts that <text:a xlink:type="simple" xlink:href="https://www.facebook.com/SZRUkraine/posts/pfbid02mMd5MfmsJUyGXEx6x7Df7h82AEcpDBKz5wHFrz9QXhdR2R3GZu3cRyS7Zb9AE5dYl" text:style-name="Internet_20_link" text:visited-style-name="Visited_20_Internet_20_Link">
publishes</text:a>
In its construction, the Foreign Intelligence Service of Ukraine.</text:p>
      <text:p text:style-name="P4">
In Russia, the property and lands of the bankrupt production association "Motovilikhinskaya factories", which were the only manufacturer of combat and transport and transport cars from the RSSU "Grad", "Smerch" and their modified versions "Tornado-G", "Tornado-C" were spilled in Russia. . In 2022, some of the territories were sold for 59.5 million rubles(about $ 100,000)Under a residential coordinate.</text:p>
      <text:p text:style-name="P4">
News Source: <text:a xlink:type="simple" xlink:href="https://armyinform.com.ua/2023/07/05/na-rf-zbankrutiv-vyrobnyk-gradiv-ta-tornado/" text:style-name="Internet_20_link" text:visited-style-name="Visited_20_Internet_20_Link">
https://armyinform.com.ua/2023/07/05/na-rf-zbankrutiv-vyrobnyk-gradiv-ta-tornado/</text:a>
</text:p>
      <!--NEWS-->
      <text:h text:style-name="P10" text:outline-level="1">
<text:span text:style-name="T4">
Only in the coal direction for a month "land" sixteen enemy "birds"</text:span>
</text:h>
      <text:p text:style-name="P4">
Author: ['АРМІЯINFORM']</text:p>
      <text:p text:style-name="P4">
Time: 2023-07-05T54:00:00-04:00</text:p>
      <text:p text:style-name="P4">
Description: The 23 -fierce 2022 Roku Kiyanin Vitaliyvavov by Polshi, and already 24 visits to Ukrainian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7/358078030_617402140572868_8238700723800852887_n.jpg" text:style-name="Internet_20_link" text:visited-style-name="Visited_20_Internet_20_Link">
358078030_617402140572868_8238700723800852887_n.jpg</text:a>
']</text:p>
      <text:p text:style-name="P4">
Tags: ['ГШ ЗС УКРАЇНИ']</text:p>
      <text:p text:style-name="P4">
Category: News</text:p>
      <!--METADATA-->
      <text:p text:style-name="P4">
<draw:frame draw:style-name="fr1" draw:name="Image259" text:anchor-type="as-char" svg:width="6.9236in" svg:height="5.199111in" draw:z-index="0">
<draw:image xlink:href="../Images/AРМІЯINFORM/2023-07-05T54-00-00-04-00/358078030_617402140572868_8238700723800852887_n.jpg" xlink:type="simple" xlink:show="embed" xlink:actuate="onLoad" draw:mime-type="image/jpeg"/>
</draw:frame>
On February 23, 2022, Kiev Vitaliy worked in Poland, and already 24 left Dupra and immediately became the ranks of the native Sicheslav team. The question of Tatya or not to go to fight was not even considered, because the man had combat experience, in 2014-2016-together with the brothers of the legendary part of the country's non-speech at the hottest points of East of Ukraine.</text:p>
      <text:p text:style-name="P4">
After receiving the team, the unit where Vitaliy is now serving, the task was put into one of the settlements of Donetsk region. It was not possible to take the city by storming the reactors, which is why hostile aviation tried every day to attack the air.</text:p>
      <ul>
        <li>
enemy planes and helicopters did not fly without any fear, hanging in the air attacked the positions of brothers. We were surprised by such arrogance, but they did not know who was waiting for them here. Our erected battery clearly worked out the goals, - smiling the paratrooper. - Almost every day, every fighter made at least two -gaps. So in a month we not only "landed" sixteen goals, but also reflected the desire in general.</li>
      </ul>
      <text:p text:style-name="P4">
And then there was a Kharkiv operation ...</text:p>
      <ul>
        <li>
My calculation was in the first echelon, along with the infantry, - continues Vitaliy. We were so close to the enemy that they even participated in the shooting battles and "stripping" of hostile positions. One day, we burst into the landing of the occupiers, we were entrenched in landing, through the field from the positions of the invasions. As soon as they noticed, as they noticed a couple of enemy aircraft. Immediately. Accimentation-enemy Su-25 is destroyed!And after a while, they saw the plane of fire and smoke falling a plane - these are guys from our calculation a little from other positions "landed" the next reads, - says Vitaliy.</li>
      </ul>
      <text:p text:style-name="P4">
"Clerk"(space)(is our hero's call sign)(space)says that after hitting a rooted plane(uncomplicated)You do not have time to understand emotions from a successful "work", in the first place calculation, subordinate personnel.</text:p>
      <ul>
        <li>
It is necessary to change the position quickly, to go to pre -prepared shelters, because immediately there is a "answer". I think how to save the lives of boys, and about emotions, about the amazed goals, then after victory!And it will certainly be!We are invincible, the nation of the heroes - on such an elevated note and proudly for the Ukrainians, our communication is the defender.</li>
      </ul>
      <text:p text:style-name="P4">
News Source: <text:a xlink:type="simple" xlink:href="https://armyinform.com.ua/2023/07/05/tilky-na-vugledarskomu-napryamku-za-misyacz-pryzemlyly-shistnadczyat-vorozhyh-ptashok/" text:style-name="Internet_20_link" text:visited-style-name="Visited_20_Internet_20_Link">
https://armyinform.com.ua/2023/07/05/tilky-na-vugledarskomu-napryamku-za-misyacz-pryzemlyly-shistnadczyat-vorozhyh-ptashok/</text:a>
</text:p>
      <!--NEWS-->
      <text:h text:style-name="P10" text:outline-level="1">
<text:span text:style-name="T4">
More than 43 billion euros spent European countries on shelter for Ukrainians</text:span>
</text:h>
      <text:p text:style-name="P4">
Author: ['АРМІЯINFORM']</text:p>
      <text:p text:style-name="P4">
Time: 2023-07-05T55:00:00-04:00</text:p>
      <text:p text:style-name="P4">
Description: A rowy vid Viyini, the part of the Ukrainians knew the Prishista at the Country of Evropy. For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original.jpg" text:style-name="Internet_20_link" text:visited-style-name="Visited_20_Internet_20_Link">
original.jpg</text:a>
']</text:p>
      <text:p text:style-name="P4">
Tags: ['STOPRUSSIA', 'АГРЕСІЯ РФ', 'ВТОРГНЕННЯ РФ']</text:p>
      <text:p text:style-name="P4">
Category: News</text:p>
      <!--METADATA-->
      <text:p text:style-name="P4">
<draw:frame draw:style-name="fr1" draw:name="Image260" text:anchor-type="as-char" svg:width="6.9236in" svg:height="3.883237in" draw:z-index="0">
<draw:image xlink:href="../Images/AРМІЯINFORM/2023-07-05T55-00-00-04-00/original.jpg" xlink:type="simple" xlink:show="embed" xlink:actuate="onLoad" draw:mime-type="image/jpeg"/>
</draw:frame>
Photo illustrative</text:p>
      <text:p text:style-name="P4">
Fleeing the war, much of the Ukrainians found shelter in the countries of the europe. According to the King Institute of the World Economy, governor of European countries have spent more than 43 billionurov on Ukrainians.</text:p>
      <text:p text:style-name="P4">
About it <text:a xlink:type="simple" xlink:href="https://minre.gov.ua/2023/07/04/na-pryhystok-dlya-ukrayincziv-yevropejski-krayiny-vytratyly-ponad-43-mlrd-yevro/" text:style-name="Internet_20_link" text:visited-style-name="Visited_20_Internet_20_Link">
reports</text:a>
Ministry of Inquiring Reintegration of Temporarily Occupied Territories.</text:p>
      <text:p text:style-name="P4">
"Such expenses include cash payments, housing, medical care, educational services, as well as providing food and first -time foods," the statement reads.</text:p>
      <text:p text:style-name="P4">
Poland has spent more than 12 billion euros among European countries that accept Ukrainians. In the second place, Germany was in this indicator. It costs for Ukrainian asylum seekers almost 11 billion euros.</text:p>
      <text:p text:style-name="P4">
Significant funds for shelter for Ukrainians were spent by the Czech Republic(2.94 billion euros),Spain(2.24 billion euros), France(2.04 billion euros), Romania(EUR 1.26 billion),Switzerland(EUR 1.16 billion)and Italy(EUR 1.15 billion).</text:p>
      <text:p text:style-name="P4">
Водночас у дослідженні зазначається, що великий внесок у допомогу українцямзробили звичайні громадяни європейських країн.</text:p>
      <text:p text:style-name="P4">
News Source: <text:a xlink:type="simple" xlink:href="https://armyinform.com.ua/2023/07/05/ponad-43-mlrd-yevro-vytratyly-yevropejski-krayiny-na-pryhystok-dlya-ukrayincziv/" text:style-name="Internet_20_link" text:visited-style-name="Visited_20_Internet_20_Link">
https://armyinform.com.ua/2023/07/05/ponad-43-mlrd-yevro-vytratyly-yevropejski-krayiny-na-pryhystok-dlya-ukrayincziv/</text:a>
</text:p>
      <!--NEWS-->
      <text:h text:style-name="P10" text:outline-level="1">
<text:span text:style-name="T4">
Volodymyr Zelensky was betting the Supreme Commander -in -Chief</text:span>
</text:h>
      <text:p text:style-name="P4">
Author: ['АРМІЯINFORM']</text:p>
      <text:p text:style-name="P4">
Time: 2023-07-05T56:00:00-04:00</text:p>
      <text:p text:style-name="P4">
Description: President Volodymyr Zelensky Proviv Chergov Supreme Supreme Headquarters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5/e903ec1120325a220b3ea976d9374138_1685117614_extra_large.jpeg" text:style-name="Internet_20_link" text:visited-style-name="Visited_20_Internet_20_Link">
e903ec1120325a220b3ea976d9374138_1685117614_extra_large.jpeg</text:a>
']</text:p>
      <text:p text:style-name="P4">
Tags: []</text:p>
      <text:p text:style-name="P4">
Category: News</text:p>
      <!--METADATA-->
      <text:p text:style-name="P4">
<draw:frame draw:style-name="fr1" draw:name="Image261" text:anchor-type="as-char" svg:width="6.9236in" svg:height="3.894525in" draw:z-index="0">
<draw:image xlink:href="../Images/AРМІЯINFORM/2023-07-05T56-00-00-04-00/e903ec1120325a220b3ea976d9374138_1685117614_extra_large.jpeg" xlink:type="simple" xlink:show="embed" xlink:actuate="onLoad" draw:mime-type="image/jpeg"/>
</draw:frame>
President Volodymyr Zelensky held a regular meeting of the Supreme High Commander -in -Chief of the Zaporizhzhya Nuclear Power Plant, the Front Sita and Domestic Arms Production.</text:p>
      <text:p text:style-name="P4">
The President of Ukraine <text:a xlink:type="simple" xlink:href="https://t.me/V_Zelenskiy_official/6857" text:style-name="Internet_20_link" text:visited-style-name="Visited_20_Internet_20_Link">
reported</text:a>
Utegrams.</text:p>
      <text:p text:style-name="P4">
“Today the rate is expanded. Two hours - to discuss the main challenges.</text:p>
      <text:p text:style-name="P4">
<text:span text:style-name="T4">
 First </text:span>
 - NPP protection. The Commander of the PS Oleshchuk, Minister Klimenko, SSSU Chairman of the SSSU Deineko reported.</text:p>
      <text:p text:style-name="P4">
They also heard the director of Energoatom Kotina and the Director of the KhNPP Kozur.</text:p>
      <text:p text:style-name="P4">
<text:span text:style-name="T4">
 Second </text:span>
 is the situation on the front. Reports of Zaluzhny, commander of Syrsky, Tarnavsky, Mosklev and Nayev. The head - the formation of the north.</text:p>
      <text:p text:style-name="P4">
*!</text:p>
      <text:p text:style-name="P4">
Reports: Commander of the Forces of Logistics for Guliak, MinestrateGrus - Kamyshin, Ministry of Infrastructure - Kubrakov, Ministry of Defense - Reznikov ”, - Vladimirzelensky wrote.</text:p>
      <text:p text:style-name="P4">
News Source: <text:a xlink:type="simple" xlink:href="https://armyinform.com.ua/2023/07/05/volodymyr-zelenskyj-proviv-stavku-verhovnogo-golovnokomanduvacha/" text:style-name="Internet_20_link" text:visited-style-name="Visited_20_Internet_20_Link">
https://armyinform.com.ua/2023/07/05/volodymyr-zelenskyj-proviv-stavku-verhovnogo-golovnokomanduvacha/</text:a>
</text:p>
      <!--NEWS-->
      <text:h text:style-name="P10" text:outline-level="1">
<text:span text:style-name="T4">
The injured from Kakhovsky Hydroe Position regions will provide water</text:span>
</text:h>
      <text:p text:style-name="P4">
Author: ['АРМІЯINFORM']</text:p>
      <text:p text:style-name="P4">
Time: 2023-07-05T57:00:00-04:00</text:p>
      <text:p text:style-name="P4">
Description: Yak Doldomiv Prem'r-Minіst Ukrainian Denis Schmigal PID Hour of Vydannya, Pisly Pidriva ... War with Ukraine 2022, War with Ukraine Latest News today, War with Ukraine 2022 Last for today, will there be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303ec098-933f-4741-85d8-f883a75615cd.jpg" text:style-name="Internet_20_link" text:visited-style-name="Visited_20_Internet_20_Link">
303ec098-933f-4741-85d8-f883a75615cd.jpg</text:a>
']</text:p>
      <text:p text:style-name="P4">
Tags: ['ВІДНОВЛЕННЯ', 'КАХОВСЬКА ГЕС', 'НОВИНИ']</text:p>
      <text:p text:style-name="P4">
Category: News</text:p>
      <!--METADATA-->
      <text:p text:style-name="P4">
<draw:frame draw:style-name="fr1" draw:name="Image262" text:anchor-type="as-char" svg:width="6.9236in" svg:height="4.622144in" draw:z-index="0">
<draw:image xlink:href="../Images/AРМІЯINFORM/2023-07-05T57-00-00-04-00/303ec098-933f-4741-85d8-f883a75615cd.jpg" xlink:type="simple" xlink:show="embed" xlink:actuate="onLoad" draw:mime-type="image/jpeg"/>
</draw:frame>
Illustrative photo</text:p>
      <text:p text:style-name="P4">
As <text:a xlink:type="simple" xlink:href="https://www.kmu.gov.ua/news/promova-premier-ministra-ukrainy-denysa-shmyhalia-na-zasidanni-uriadu-4-7-23" text:style-name="Internet_20_link" text:visited-style-name="Visited_20_Internet_20_Link">
informed</text:a>
The Prime Minister of Ukraine Denisshigal during a government meeting, after the exploration of the Kakhovskaya Hesez, the funds fund of the Kakhovskaya Hesez, UAH 1.5 billion was allocated for the construction of the main tracks. Their length will be about 150 km, and they will provide drinking water with four regions. The works have already begun.</text:p>
      <text:p text:style-name="P4">
In total, the government has allocated over UAH 4 billion to overcome the consequences of the Kakhovsk Hydroelectric Power Plant.</text:p>
      <text:p text:style-name="P4">
As of today, the victims have submitted 2,300 applications for single aid, a thousand of which have already been transferred for payment.</text:p>
      <text:p text:style-name="P4">
News Source: <text:a xlink:type="simple" xlink:href="https://armyinform.com.ua/2023/07/05/postrazhdali-vid-pidryvu-kahovskoyi-ges-regiony-zabezpechat-vodoyu/" text:style-name="Internet_20_link" text:visited-style-name="Visited_20_Internet_20_Link">
https://armyinform.com.ua/2023/07/05/postrazhdali-vid-pidryvu-kahovskoyi-ges-regiony-zabezpechat-vodoyu/</text:a>
</text:p>
      <!--NEWS-->
      <text:h text:style-name="P10" text:outline-level="1">
<text:span text:style-name="T4">
Over the past 24 hours, the Navy of the Armed Forces of Ukraine destroyed 7 invaders, 1 artsystem, 2 mortars and 2 repositories with ammunition</text:span>
</text:h>
      <text:p text:style-name="P4">
Author: ['АРМІЯINFORM']</text:p>
      <text:p text:style-name="P4">
Time: 2023-07-05T58:00:00-04:00</text:p>
      <text:p text:style-name="P4">
Description: About Tsdomlyatu Vіskovo-Morski Sils of the Zbroych forces of Ukrain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7/dahk35bp4fgw.jpg" text:style-name="Internet_20_link" text:visited-style-name="Visited_20_Internet_20_Link">
dahk35bp4fgw.jpg</text:a>
']</text:p>
      <text:p text:style-name="P4">
Tags: ['STOPRUSSIA', 'АГРЕСІЯ РФ']</text:p>
      <text:p text:style-name="P4">
Category: News</text:p>
      <!--METADATA-->
      <text:p text:style-name="P4">
<draw:frame draw:style-name="fr1" draw:name="Image263" text:anchor-type="as-char" svg:width="6.9236in" svg:height="3.894525in" draw:z-index="0">
<draw:image xlink:href="../Images/AРМІЯINFORM/2023-07-05T58-00-00-04-00/dahk35bp4fgw.jpg" xlink:type="simple" xlink:show="embed" xlink:actuate="onLoad" draw:mime-type="image/jpeg"/>
</draw:frame>
Illustrative photo</text:p>
      <text:p text:style-name="P4">
About it <text:a xlink:type="simple" xlink:href="https://www.facebook.com/navy.mil.gov.ua/posts/pfbid09EyVWC8tHYybjYpATJCRW4z5fdDk2HXbSSgLYUnu3GFwkxZRo9FgzdkTaH4NtALwl" text:style-name="Internet_20_link" text:visited-style-name="Visited_20_Internet_20_Link">
report</text:a>
Navy of the Armed Forces of Ukraine.</text:p>
      <text:p text:style-name="P4">
“Military units of military units and units of the Naval Forces forces of Ukraine, which are part of the groups, continued to carry out the task of repeling large-scale armed aggression of Russian federation. Last day, the Navy of the Armed Forces of Ukraine destroyed 7 invaders, 1 artillery system 2 mortars and 2 repositories with ammunition, ”the Verification said.</text:p>
      <text:p text:style-name="P4">
The final losses of the enemy are clarified.</text:p>
      <text:p text:style-name="P4">
News Source: <text:a xlink:type="simple" xlink:href="https://armyinform.com.ua/2023/07/05/za-mynulu-dobu-pidrozdilamy-vms-zs-ukrayiny-znyshheno-7-okupantiv-1-artsystemu-2-minomety-ta-2-shovyshha-z-boyeprypasamy/" text:style-name="Internet_20_link" text:visited-style-name="Visited_20_Internet_20_Link">
https://armyinform.com.ua/2023/07/05/za-mynulu-dobu-pidrozdilamy-vms-zs-ukrayiny-znyshheno-7-okupantiv-1-artsystemu-2-minomety-ta-2-shovyshha-z-boyeprypasamy/</text:a>
</text:p>
      <!--NEWS-->
      <text:h text:style-name="P10" text:outline-level="1">
<text:span text:style-name="T4">
The likelihood of hostile rocket strokes in Ukraine remains high - the General Staff</text:span>
</text:h>
      <text:p text:style-name="P4">
Author: ['АРМІЯINFORM']</text:p>
      <text:p text:style-name="P4">
Time: 2023-07-05T59:00:00-04:00</text:p>
      <text:p text:style-name="P4">
Description: About the work of the Rankoye Zvedenni General Staff of the ZSU. The last achievement of ... the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09/obstrily-czyvilnyh.jpg" text:style-name="Internet_20_link" text:visited-style-name="Visited_20_Internet_20_Link">
obstrily-czyvilnyh.jpg</text:a>
']</text:p>
      <text:p text:style-name="P4">
Tags: ['ЗВЕДЕННЯ ГШ ЗСУ', 'НОВИНИ']</text:p>
      <text:p text:style-name="P4">
Category: News</text:p>
      <!--METADATA-->
      <text:p text:style-name="P4">
<draw:frame draw:style-name="fr1" draw:name="Image264" text:anchor-type="as-char" svg:width="6.9236in" svg:height="3.896076in" draw:z-index="0">
<draw:image xlink:href="../Images/AРМІЯINFORM/2023-07-05T59-00-00-04-00/obstrily-czyvilnyh.jpg" xlink:type="simple" xlink:show="embed" xlink:actuate="onLoad" draw:mime-type="image/jpeg"/>
</draw:frame>
Illustrative photo</text:p>
      <text:p text:style-name="P4">
This is stated in the morning <text:a xlink:type="simple" xlink:href="https://www.facebook.com/GeneralStaff.ua/posts/pfbid02DBDrfJzbJbbu8HpJDSFZ98z8T3wmJRN7FWXbxQ9eFmyjbhTAjiRd9anExqnQ2ovwl" text:style-name="Internet_20_link" text:visited-style-name="Visited_20_Internet_20_Link">
summary</text:a>
The General Staff of the Armed Forces.</text:p>
      <text:p text:style-name="P4">
Over the past day, the enemy struck the city of Pervomaisky and the village of White Well of Kharkiv region. In addition, 47 Aviation strikes were recorded and 59 shelling of the reactive systems of the heating system on the positions of our troops and settlements. As a result of Russian terrorist attacks, peaceful people were injured, residential buildings, economic and administrative buildings, as well as private road transport were damaged.</text:p>
      <text:p text:style-name="P4">
The likelihood of rocket and aviation strikes throughout Ukraine is high.</text:p>
      <text:p text:style-name="P4">
News Source: <text:a xlink:type="simple" xlink:href="https://armyinform.com.ua/2023/07/05/jmovirnist-vorozhyh-raketnyh-udariv-po-ukrayini-zalyshayetsya-vysokoyu-generalnyj-shtab-zs-ukrayiny/" text:style-name="Internet_20_link" text:visited-style-name="Visited_20_Internet_20_Link">
https://armyinform.com.ua/2023/07/05/jmovirnist-vorozhyh-raketnyh-udariv-po-ukrayini-zalyshayetsya-vysokoyu-generalnyj-shtab-zs-ukrayiny/</text:a>
</text:p>
      <!--NEWS-->
      <text:h text:style-name="P10" text:outline-level="1">
<text:span text:style-name="T4">
Could disrupt the supply of military equipment to the Armed Forces to the front: a corruption scheme was exposed</text:span>
</text:h>
      <text:p text:style-name="P4">
Author: ['АРМІЯINFORM']</text:p>
      <text:p text:style-name="P4">
Time: 2023-07-05T60:00:00-04:00</text:p>
      <text:p text:style-name="P4">
Description: At the Kharkivsky regional -ore -filled “Ukrzaliziznitsa” blocked by Koruptzіin scheme - Vicrito ... War with Ukraine 2022, War with Ukraine Latest News today,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a5b5249b4794adee5da2c5f4a57e38ff.jpeg" text:style-name="Internet_20_link" text:visited-style-name="Visited_20_Internet_20_Link">
a5b5249b4794adee5da2c5f4a57e38ff.jpeg</text:a>
']</text:p>
      <text:p text:style-name="P4">
Tags: ['STOPRUSSIA', 'АГРЕСІЯ РФ', 'ВТОРГНЕННЯ РФ', 'СБУ']</text:p>
      <text:p text:style-name="P4">
Category: News</text:p>
      <!--METADATA-->
      <text:p text:style-name="P4">
<draw:frame draw:style-name="fr1" draw:name="Image265" text:anchor-type="as-char" svg:width="6.9236in" svg:height="4.614579in" draw:z-index="0">
<draw:image xlink:href="../Images/AРМІЯINFORM/2023-07-05T60-00-00-04-00/a5b5249b4794adee5da2c5f4a57e38ff.jpeg" xlink:type="simple" xlink:show="embed" xlink:actuate="onLoad" draw:mime-type="image/jpeg"/>
</draw:frame>
In the Kharkiv Regional Branch of JSC "Ukrzaliznytsya", a corruption scheme was blocked - two officials were exposed, which massively stolen new rail rails, which were intended for emergency restoration of destroyed tracks in the regional carriages of the region. The illegal activity of the persons persons could lead to violation of the logistical ways of defense forces on the Eastern Front. Also, their actions could invade the supply of military equipment for the Armed Forces to the front.</text:p>
      <text:p text:style-name="P4">
About this <text:a xlink:type="simple" xlink:href="https://ssu.gov.ua/novyny/sbu-vykryla-koruptsiinu-skhemu-na-kharkivskii-zaliznytsi-yaka-mohla-zirvaty-postavky-viiskovoi-tekhniky-zsu-na-front" text:style-name="Internet_20_link" text:visited-style-name="Visited_20_Internet_20_Link">
informs</text:a>
SBU.</text:p>
      <text:p text:style-name="P4">
It was established that during May 2022, they used the old rails for the repair damaged as a result of Russian shelling of railway tracks, which were used by the resource of operation. Obsolete components were obtained through "writing off" as scrap, which is allegedly used for the manufacture of protectar "hedgehogs". At the same time, no engineering barriers did not do figuises.</text:p>
      <text:p text:style-name="P4">
Instead, they used new rails from the State Reserve to execute "individual" commercial orders, which were not officially issued, and the "calculation" was received in cash. To conceal the crime, the attackers even gave the marking from new components to prevent their identification.</text:p>
      <text:p text:style-name="P4">
On the basis of the evidence collected by the Services Service, both the defendants were informed by proop high. They are threatened with up to 12 years in prison.</text:p>
      <text:p text:style-name="P4">
News Source: <text:a xlink:type="simple" xlink:href="https://armyinform.com.ua/2023/07/05/mogly-zirvaty-postavky-vijskovoyi-tehniky-zsu-na-front-vykryto-korupczijnu-shemu/" text:style-name="Internet_20_link" text:visited-style-name="Visited_20_Internet_20_Link">
https://armyinform.com.ua/2023/07/05/mogly-zirvaty-postavky-vijskovoyi-tehniky-zsu-na-front-vykryto-korupczijnu-shemu/</text:a>
</text:p>
      <!--NEWS-->
      <text:h text:style-name="P10" text:outline-level="1">
<text:span text:style-name="T4">
Defense forces continue an offensive operation in Melitopol and Berdyansk directions</text:span>
</text:h>
      <text:p text:style-name="P4">
Author: ['АРМІЯINFORM']</text:p>
      <text:p text:style-name="P4">
Time: 2023-07-05T61:00:00-04:00</text:p>
      <text:p text:style-name="P4">
Description: Yak Militia at the General Staff of the ZS Ukrainian, at the Shakhtaro rat Vorog Zavdav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0_golovna.jpg" text:style-name="Internet_20_link" text:visited-style-name="Visited_20_Internet_20_Link">
0_golovna.jpg</text:a>
']</text:p>
      <text:p text:style-name="P4">
Tags: ['АГРЕСІЯ РФ', 'НАСТУП', 'НОВИНИ']</text:p>
      <text:p text:style-name="P4">
Category: News</text:p>
      <!--METADATA-->
      <text:p text:style-name="P4">
<draw:frame draw:style-name="fr1" draw:name="Image266" text:anchor-type="as-char" svg:width="6.9236in" svg:height="4.177239in" draw:z-index="0">
<draw:image xlink:href="../Images/AРМІЯINFORM/2023-07-05T61-00-00-04-00/0_golovna.jpg" xlink:type="simple" xlink:show="embed" xlink:actuate="onLoad" draw:mime-type="image/jpeg"/>
</draw:frame>
As <text:a xlink:type="simple" xlink:href="https://www.facebook.com/GeneralStaff.ua/posts/pfbid02DBDrfJzbJbbu8HpJDSFZ98z8T3wmJRN7FWXbxQ9eFmyjbhTAjiRd9anExqnQ2ovwl" text:style-name="Internet_20_link" text:visited-style-name="Visited_20_Internet_20_Link">
reported</text:a>
In the General Staff of the Armed Forces of Ukraine, in the mineral direction the enemy of the stroke in the area of collet of Donetsk region. He fired at 15 settlements, including Novomykhailivka, Kalledar, Novoukrainka, Prychistivka, Makarivka and the Green Field of Donetsk region.</text:p>
      <text:p text:style-name="P4">
In Zaporizhzhya and Kherson directions, the enemy concentrates the main efforts to prevent the promotion of our troops. He struck the air strike in the Zaporozhye region. He made artillery shelling of more than 30 painting points, including Levadne, Olgiv, Malynivka, Gulyaypole, Belogorye of Zaporizhzhya region; Zmiivka, Lviv, Tokarivka, Antonovka, Giant, Stanislav Kherson region and the city of Kherson. At the same time, the Silaborons of Ukraine continue to conduct an offensive operation on the Melitopol and Berdyansk directions, are fixed on the reached boundaries, causing a vagnetic lesion from artillery for the enemy's found purposes, carrying out counter -backers.</text:p>
      <text:p text:style-name="P4">
News Source: <text:a xlink:type="simple" xlink:href="https://armyinform.com.ua/2023/07/05/syly-oborony-prodovzhuyut-vedennya-nastupalnoyi-operacziyi-na-melitopolskomu-ta-berdyanskomu-napryamkah/" text:style-name="Internet_20_link" text:visited-style-name="Visited_20_Internet_20_Link">
https://armyinform.com.ua/2023/07/05/syly-oborony-prodovzhuyut-vedennya-nastupalnoyi-operacziyi-na-melitopolskomu-ta-berdyanskomu-napryamkah/</text:a>
</text:p>
      <!--NEWS-->
      <text:h text:style-name="P10" text:outline-level="1">
<text:span text:style-name="T4">
Anna Malyar: The "March of Justice" of mercenaries Prigogine changed the attitude of the Russians to the leadership of their state</text:span>
</text:h>
      <text:p text:style-name="P4">
Author: ['АРМІЯINFORM']</text:p>
      <text:p text:style-name="P4">
Time: 2023-07-05T62:00:00-04:00</text:p>
      <text:p text:style-name="P4">
Description: Intercessor Minstra defendes Ukrainian Ganna Malel Vyazh, so the title of justice of justice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5f9a1034.jpg" text:style-name="Internet_20_link" text:visited-style-name="Visited_20_Internet_20_Link">
5f9a1034.jpg</text:a>
']</text:p>
      <text:p text:style-name="P4">
Tags: ['ВІЙНА', 'ГАННА МАЛЯР', 'ЄВГЕН ПРИГОЖИН', 'ПВК "ВАГНЕР"']</text:p>
      <text:p text:style-name="P4">
Category: News</text:p>
      <!--METADATA-->
      <text:p text:style-name="P4">
<draw:frame draw:style-name="fr1" draw:name="Image267" text:anchor-type="as-char" svg:width="6.9236in" svg:height="4.61393in" draw:z-index="0">
<draw:image xlink:href="../Images/AРМІЯINFORM/2023-07-05T62-00-00-04-00/5f9a1034.jpg" xlink:type="simple" xlink:show="embed" xlink:actuate="onLoad" draw:mime-type="image/jpeg"/>
</draw:frame>
Gannamaars. Photo: Nazar Voloshin / Armyinform</text:p>
      <text:p text:style-name="P4">
The Deputy Minister of Defense of Ukraine Anna Malyar believes that the so-called marriage of armed for the formation of mercenaries, Prigogine changed the attitude of civil and military Russian Federation to the highest military-political leadership of their state.</text:p>
      <text:p text:style-name="P4">
About this Anna Malyar <text:a xlink:type="simple" xlink:href="https://t.me/annamaliar/912" text:style-name="Internet_20_link" text:visited-style-name="Visited_20_Internet_20_Link">
wrote</text:a>
In his Telegram.</text:p>
      <text:p text:style-name="P4">
"Yes, the confusion and passivity of the highest commanding staff of the Russian Zvati Time of attempts by the" Wagner "revolution led to an increase in distrustful, sergeant and ordinary staff to the higher ranks of the Ministry of Defense and the General Staff of the Armed Forces of the Russian Federation," she said.</text:p>
      <text:p text:style-name="P4">
According to Anna Malyar, individual commands(subdivisions)Persons from deprivation, despite the need to restore personal losses.</text:p>
      <text:p text:style-name="P4">
"This is associated with the increased risks of desertion, manifestations of disobedience of the and unable rebellions of servicemen from among the former convicts," - Do added.</text:p>
      <text:p text:style-name="P4">
News Source: <text:a xlink:type="simple" xlink:href="https://armyinform.com.ua/2023/07/05/ganna-malyar-marsh-spravedlyvosti-najmancziv-prygozhyna-zminyv-stavlennya-rosiyan-do-kerivnycztva-yihnoyi-derzhavy/" text:style-name="Internet_20_link" text:visited-style-name="Visited_20_Internet_20_Link">
https://armyinform.com.ua/2023/07/05/ganna-malyar-marsh-spravedlyvosti-najmancziv-prygozhyna-zminyv-stavlennya-rosiyan-do-kerivnycztva-yihnoyi-derzhavy/</text:a>
</text:p>
      <!--NEWS-->
      <text:h text:style-name="P10" text:outline-level="1">
<text:span text:style-name="T4">
Alexei Reznikov congratulated the continuation of NATO Secretary General Jens Stoltenberg</text:span>
</text:h>
      <text:p text:style-name="P4">
Author: ['АРМІЯINFORM']</text:p>
      <text:p text:style-name="P4">
Time: 2023-07-05T63:00:00-04:00</text:p>
      <text:p text:style-name="P4">
Description: Miniter defense of Ukraine Oleksiy Reznikov Provituvyzniyu Shchelnuzniy Shchel on the RIK Mandate of the Clea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f0njlxax0ae8d2b.jpg" text:style-name="Internet_20_link" text:visited-style-name="Visited_20_Internet_20_Link">
f0njlxax0ae8d2b.jpg</text:a>
']</text:p>
      <text:p text:style-name="P4">
Tags: ['ГЕНСЕК НАТО', 'ЄНС СТОЛТЕНБЕРГ', 'ОЛЕКСІЙ РЕЗНІКОВ', 'ОФІЦІЙНО']</text:p>
      <text:p text:style-name="P4">
Category: News</text:p>
      <!--METADATA-->
      <text:p text:style-name="P4">
<draw:frame draw:style-name="fr1" draw:name="Image268" text:anchor-type="as-char" svg:width="6.9236in" svg:height="5.338865in" draw:z-index="0">
<draw:image xlink:href="../Images/AРМІЯINFORM/2023-07-05T63-00-00-04-00/f0njlxax0ae8d2b.jpg" xlink:type="simple" xlink:show="embed" xlink:actuate="onLoad" draw:mime-type="image/jpeg"/>
</draw:frame>
The Minister of Defense of Ukraine Oleksiy Reznikov congratulated the continuation on the year of the existing Secretary -General of the Alliance Jens Stoltenberg.</text:p>
      <text:p text:style-name="P4">
About this <text:a xlink:type="simple" xlink:href="https://twitter.com/oleksiireznikov/status/1676263957202337794" text:style-name="Internet_20_link" text:visited-style-name="Visited_20_Internet_20_Link">
it is referred</text:a>
The Twitter.</text:p>
      <text:p text:style-name="P4">
“I am glad to hear the news that NATO Stoltenbergapgaphphargaprhaphapgapragapgaprhaphapgaphphargap. Thank you for your leadership and support!” - wrote the head of the department.</text:p>
      <text:p text:style-name="P4">
Alexei Reznikov stressed that he hopes to continue their cooperation of the joint victory.</text:p>
      <text:p text:style-name="P4">
It is known that on July 4 NATO members <text:a xlink:type="simple" xlink:href="https://armyinform.com.ua/2023/07/04/pivnichnoatlantychna-rada-prodovzhyla-povnovazhennya-yensa-stoltenberga-na-posadi-genseka-nato/" text:style-name="Internet_20_link" text:visited-style-name="Visited_20_Internet_20_Link">
agreed</text:a>
Continue the sedentary General of Jens Stoltenberg for another year, <text:span text:style-name="T4">
 by October 1, 2024 </text:span>
.</text:p>
      <text:p text:style-name="P4">
Earlier, Foreign Minister of Ukraine Dmitry Kuleb <text:a xlink:type="simple" xlink:href="https://armyinform.com.ua/2023/07/04/vazhki-chasy-potrebuyut-sylnogo-liderstva-dmytro-kuleba-pryvitav-prodovzhennya-mandatu-yensa-stolterberga/" text:style-name="Internet_20_link" text:visited-style-name="Visited_20_Internet_20_Link">
congratulated</text:a>
NATO Secretary General Jens Stoltenberg with the continuation of the nomad.</text:p>
      <text:p text:style-name="P4">
News Source: <text:a xlink:type="simple" xlink:href="https://armyinform.com.ua/2023/07/05/oleksij-reznikov-pryvitav-prodovzhennya-mandatu-genseka-nato-yensa-stoltenberga/" text:style-name="Internet_20_link" text:visited-style-name="Visited_20_Internet_20_Link">
https://armyinform.com.ua/2023/07/05/oleksij-reznikov-pryvitav-prodovzhennya-mandatu-genseka-nato-yensa-stoltenberga/</text:a>
</text:p>
      <!--NEWS-->
      <text:h text:style-name="P10" text:outline-level="1">
<text:span text:style-name="T4">
Ukraine deepens cooperation with the EU and the US on the use of artificial intelligence technologies in the field of cybersecurity</text:span>
</text:h>
      <text:p text:style-name="P4">
Author: ['АРМІЯINFORM']</text:p>
      <text:p text:style-name="P4">
Time: 2023-07-05T64:00:00-04:00</text:p>
      <text:p text:style-name="P4">
Description: Kerivnik Service of Zwan INformation Bezpeki Ta Kіberbespekes Aprata RNBO Ukrainian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57502780_589185943392127_2349648299459800226_n.jpg" text:style-name="Internet_20_link" text:visited-style-name="Visited_20_Internet_20_Link">
357502780_589185943392127_2349648299459800226_n.jpg</text:a>
']</text:p>
      <text:p text:style-name="P4">
Tags: ['КІБЕРБЕЗПЕКА', 'РНБО УКРАЇНИ', 'ШТУЧНИЙ ІНТЕЛЕКТ']</text:p>
      <text:p text:style-name="P4">
Category: News</text:p>
      <!--METADATA-->
      <text:p text:style-name="P4">
<draw:frame draw:style-name="fr1" draw:name="Image269" text:anchor-type="as-char" svg:width="6.9236in" svg:height="5.1927in" draw:z-index="0">
<draw:image xlink:href="../Images/AРМІЯINFORM/2023-07-05T64-00-00-04-00/357502780_589185943392127_2349648299459800226_n.jpg" xlink:type="simple" xlink:show="embed" xlink:actuate="onLoad" draw:mime-type="image/jpeg"/>
</draw:frame>
Natalia Tkachuk, Head of Information Security and Cybersecurity Service and Cybersecurity Service, and the Head of the NCCCCSCergiy Prokopenko Activity Department, held a working meeting with the Director of the Institute of National Security and Combating US Baker James, Head of the Department of Education and State Security.</text:p>
      <text:p text:style-name="P4">
About it <text:a xlink:type="simple" xlink:href="https://www.facebook.com/rnbou/posts/pfbid02UM25yEn66BnydfrW6hyzML3vs7N1xtLJxywJj6CXMBMrnwyb4oXu99iB6t1AqWyDl" text:style-name="Internet_20_link" text:visited-style-name="Visited_20_Internet_20_Link">
reports</text:a>
The National Security and Defense Council of Ukraine.</text:p>
      <text:p text:style-name="P4">
During the meeting, the parties discussed the use of technologies of an artificial office in the interests of national security.</text:p>
      <text:p text:style-name="P4">
In addition, they discussed the prospects for the use of CIs in the field of cybersecurity, as well as the priorities and challenges faced by Ukraine in the field of cybersecurity.</text:p>
      <text:p text:style-name="P4">
“Artificial intelligence opens endless cybersecurity opportunities, but vintage has new challenges, as these technologies can be used for large -scale cyberattacks and crimes. Threats in cyberspace do not know the borders. Therefore, international cooperation and legislative regulation are an integral part of them, ”Natalia Tkachuk said.</text:p>
      <text:p text:style-name="P4">
She stressed that in order to effectively counteract threats, Ukraine cooperates by the mass partners to exchange information and experience to ensure the responsible use of artificial intelligence.</text:p>
      <text:p text:style-name="P4">
James Baker presented a study on "National Security of Artificial Intelligence", which refers to the aspects of the threats caused by artificial intelligence and ways of legislative response to them, and the issue of cyber resistance of the state.</text:p>
      <text:p text:style-name="P4">
News Source: <text:a xlink:type="simple" xlink:href="https://armyinform.com.ua/2023/07/05/ukrayina-poglyblyuye-spivpraczyu-z-yes-ta-ssha-shhodo-vykorystannya-tehnologij-shtuchnogo-intelektu-u-sferi-kiberbezpeky/" text:style-name="Internet_20_link" text:visited-style-name="Visited_20_Internet_20_Link">
https://armyinform.com.ua/2023/07/05/ukrayina-poglyblyuye-spivpraczyu-z-yes-ta-ssha-shhodo-vykorystannya-tehnologij-shtuchnogo-intelektu-u-sferi-kiberbezpeky/</text:a>
</text:p>
      <!--NEWS-->
      <text:h text:style-name="P10" text:outline-level="1">
<text:span text:style-name="T4">
Joe Biden discussed with Olaf Scholz preparation for the Alliance summit</text:span>
</text:h>
      <text:p text:style-name="P4">
Author: ['АРМІЯINFORM']</text:p>
      <text:p text:style-name="P4">
Time: 2023-07-05T65:00:00-04:00</text:p>
      <text:p text:style-name="P4">
Description: US President Joe Bayden Proviv Rozmov with Chancellor Nimucchini Olaf Sholz, Having discussed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bajden-i-sholcz_large.jpg" text:style-name="Internet_20_link" text:visited-style-name="Visited_20_Internet_20_Link">
bajden-i-sholcz_large.jpg</text:a>
']</text:p>
      <text:p text:style-name="P4">
Tags: ['БІЛИЙ ДІМ', 'ВІЛЬНЮСЬКИЙ САМІТ', 'ДЖО БАЙДЕН', 'КАНЦЛЕР ФРН ОЛАФ ШОЛЬЦ', 'САМІТ НАТО']</text:p>
      <text:p text:style-name="P4">
Category: News</text:p>
      <!--METADATA-->
      <text:p text:style-name="P4">
<draw:frame draw:style-name="fr1" draw:name="Image270" text:anchor-type="as-char" svg:width="6.9236in" svg:height="4.129867in" draw:z-index="0">
<draw:image xlink:href="../Images/AРМІЯINFORM/2023-07-05T65-00-00-04-00/bajden-i-sholcz_large.jpg" xlink:type="simple" xlink:show="embed" xlink:actuate="onLoad" draw:mime-type="image/jpeg"/>
</draw:frame>
Illustrative photo</text:p>
      <text:p text:style-name="P4">
US President Joe Biden had a conversation with German Chancellor Olaf Scholzomt discussed the preparation for NATO Summit in Vilnius.</text:p>
      <text:p text:style-name="P4">
About it <text:a xlink:type="simple" xlink:href="https://www.whitehouse.gov/briefing-room/statements-releases/2023/07/04/readout-of-president-joe-bidens-call-with-chancellor-olaf-scholz-of-germany-4/" text:style-name="Internet_20_link" text:visited-style-name="Visited_20_Internet_20_Link">
reports</text:a>
White House site.</text:p>
      <text:p text:style-name="P4">
"They talked about a number of issues that leaders would consider at the summit, including ways of further strengthening the Alliance, and hope to continue their conversations with the Alliance members in Vilnius," the message reads.</text:p>
      <text:p text:style-name="P4">
Olaf Sholtz also congratulated the US President and the American people on the day.</text:p>
      <text:p text:style-name="P4">
Recall NATO Summit <text:a xlink:type="simple" xlink:href="https://armyinform.com.ua/2022/11/09/nastupnyj-samit-nato-vidbudetsya-vlitku-2023-roku-v-lytvi/" text:style-name="Internet_20_link" text:visited-style-name="Visited_20_Internet_20_Link">
will take place</text:a>
In Vilnius July 11-12. As <text:a xlink:type="simple" xlink:href="https://armyinform.com.ua/2023/06/29/oleksij-danilov-samit-nato-u-vilnyusi-maye-prynesty-ukrayini-diyevi-garantiyi-bezpeky/" text:style-name="Internet_20_link" text:visited-style-name="Visited_20_Internet_20_Link">
noted</text:a>
The Secretary of the National Security Service of Ukraine Alexei Danilov, NATO Summit in Vilnius should provide Ukraine with effective security. Minister of Defense of Ukraine Alexei Reznikov <text:a xlink:type="simple" xlink:href="https://armyinform.com.ua/2023/06/23/oleksij-reznikov-pro-samit-nato-u-vilnyusi-ochikuyu-chitkyh-terminiv-ta-umov-vstupu-ukrayiny-do-alyansu/" text:style-name="Internet_20_link" text:visited-style-name="Visited_20_Internet_20_Link">
expects</text:a>
clear terms and conditions of Ukraine's accession to the Alliance. US President Joe Bidenrah <text:a xlink:type="simple" xlink:href="https://armyinform.com.ua/2023/07/03/prezydent-ssha-dzho-bajden-prybude-na-samit-nato-u-vilnyusi/" text:style-name="Internet_20_link" text:visited-style-name="Visited_20_Internet_20_Link">
declared</text:a>
that July 11-12 will go to Lithuanian participation in the 74th NATO Summit.</text:p>
      <text:p text:style-name="P4">
News Source: <text:a xlink:type="simple" xlink:href="https://armyinform.com.ua/2023/07/05/dzho-bajden-obgovoryv-z-olafom-sholczom-pidgotovku-do-samitu-alyansu/" text:style-name="Internet_20_link" text:visited-style-name="Visited_20_Internet_20_Link">
https://armyinform.com.ua/2023/07/05/dzho-bajden-obgovoryv-z-olafom-sholczom-pidgotovku-do-samitu-alyansu/</text:a>
</text:p>
      <!--NEWS-->
      <text:h text:style-name="P10" text:outline-level="1">
<text:span text:style-name="T4">
Premiere of Poland and Italy: We have similar views on giving Ukraine the strongest guarantees of NATO summit</text:span>
</text:h>
      <text:p text:style-name="P4">
Author: ['АРМІЯINFORM']</text:p>
      <text:p text:style-name="P4">
Time: 2023-07-05T66:00:00-04:00</text:p>
      <text:p text:style-name="P4">
Description: Prem-Minіster Polish Mateust Moravekiy PID Hour Zustychi Zvaliysko Kalgoye Jordia ... War with Ukraine 2022, War with Ukraine Latest News today, News War with Ukraine 2022 Last for today, there will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moraveczkyj_meloni.jpg" text:style-name="Internet_20_link" text:visited-style-name="Visited_20_Internet_20_Link">
moraveczkyj_meloni.jpg</text:a>
']</text:p>
      <text:p text:style-name="P4">
Tags: ['STOPRUSSIA', 'ДОПОМОГА ПАРТНЕРІВ', 'ІТАЛІЯ', 'ПОЛЬЩА', 'САМІТ НАТО', 'СВІТ ПІДТРИМУЄ УКРАЇНУ']</text:p>
      <text:p text:style-name="P4">
Category: News</text:p>
      <!--METADATA-->
      <text:p text:style-name="P4">
<draw:frame draw:style-name="fr1" draw:name="Image271" text:anchor-type="as-char" svg:width="6.9236in" svg:height="3.894525in" draw:z-index="0">
<draw:image xlink:href="../Images/AРМІЯINFORM/2023-07-05T66-00-00-04-00/moraveczkyj_meloni.jpg" xlink:type="simple" xlink:show="embed" xlink:actuate="onLoad" draw:mime-type="image/jpeg"/>
</draw:frame>
Polish Prime Minister Mateusz Moravetsky during a meeting with the Italian College Jordy Meloni in Warsaw stated that countries have a joint position on the giving of clear guarantees of Ukraine during the NATO closest summit.</text:p>
      <text:p text:style-name="P4">
About it <text:a xlink:type="simple" xlink:href="https://twitter.com/PremierRP/status/1676531395160682497" text:style-name="Internet_20_link" text:visited-style-name="Visited_20_Internet_20_Link">
reports</text:a>
The Office of the Polish Prime Minister.</text:p>
      <text:p text:style-name="P4">
“Poland and Italy have very similar positions on providing Ukraine with the strongest safety safety(<text:span text:style-name="T5">
 during</text:span>
 <text:a xlink:type="simple" xlink:href="https://armyinform.com.ua/2022/11/09/nastupnyj-samit-nato-vidbudetsya-vlitku-2023-roku-v-lytvi/" text:style-name="Internet_20_link" text:visited-style-name="Visited_20_Internet_20_Link">
<text:span text:style-name="T5">
Samite NATO is loose.</text:span>
</text:a>
<text:span text:style-name="T5">
 - order.</text:span>
). Ми чудово знаємо, щопасивність щодо України була б надзвичайно небезпечною, тому Італія та Польщадопомагають у постачанні зброї», — зазначив Матеуш Моравецький.</text:p>
      <text:p text:style-name="P4">
Водночас італійська прем’єрка наголосила, що країни підтримуватимуть Українустільки, скільки на те буде потреба.</text:p>
      <text:p text:style-name="P4">
«Позиції Італії та Польщі є однакові, ми стоїмо поруч з Україною, поруч іззахистом свободи народу, який дивує світ. Ми продовжуватимемо бути на боціУкраїни стільки, скільки це необхідно, надаватимемо всеохоплюючу підтримку. Миповністю згодні з Польщею щодо необхідності реальних гарантій безпеки дляУкраїни, фундаментальної умови для досягнення справедливого та тривалого мирузавтра», — <text:a xlink:type="simple" xlink:href="https://twitter.com/i/broadcasts/1yoKMZWBDdNGQ" text:style-name="Internet_20_link" text:visited-style-name="Visited_20_Internet_20_Link">
наголосила</text:a>
Georgia Meloni.</text:p>
      <text:p text:style-name="P4">
News Source: <text:a xlink:type="simple" xlink:href="https://armyinform.com.ua/2023/07/05/premyery-polshhi-ta-italiyi-u-nas-shozhi-poglyady-shhodo-nadannya-ukrayini-najsylnishyh-garantij-bezpeky-na-samiti-nato/" text:style-name="Internet_20_link" text:visited-style-name="Visited_20_Internet_20_Link">
https://armyinform.com.ua/2023/07/05/premyery-polshhi-ta-italiyi-u-nas-shozhi-poglyady-shhodo-nadannya-ukrayini-najsylnishyh-garantij-bezpeky-na-samiti-nato/</text:a>
</text:p>
      <!--NEWS-->
      <text:h text:style-name="P10" text:outline-level="1">
<text:span text:style-name="T4">
Housing for War Veterans: The Government has improved the mechanism of available mortgage lending</text:span>
</text:h>
      <text:p text:style-name="P4">
Author: ['АРМІЯINFORM']</text:p>
      <text:p text:style-name="P4">
Time: 2023-07-05T67:00:00-04:00</text:p>
      <text:p text:style-name="P4">
Description: The detachment of the mechanism has been injected by the lives on the minds of the affordable one ... War with Ukraine 2022, the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1.png" text:style-name="Internet_20_link" text:visited-style-name="Visited_20_Internet_20_Link">
1.png</text:a>
']</text:p>
      <text:p text:style-name="P4">
Tags: ['ВОЄННИЙ СТАН', 'ДОСТУПНЕ КРЕДИТУВАННЯ ЖИТЛА', 'ЖИТЛО ДЛЯ ВЕТЕРАНІВ', 'МІНВЕТЕРАНІВ', 'СОЦІАЛЬНИЙ ЗАХИСТ']</text:p>
      <text:p text:style-name="P4">
Category: News</text:p>
      <!--METADATA-->
      <text:p text:style-name="P4">
<draw:frame draw:style-name="fr1" draw:name="Image272" text:anchor-type="as-char" svg:width="6.9236in" svg:height="3.894525in" draw:z-index="0">
<draw:image xlink:href="../Images/AРМІЯINFORM/2023-07-05T67-00-00-04-00/1.png" xlink:type="simple" xlink:show="embed" xlink:actuate="onLoad" draw:mime-type="image/png"/>
</draw:frame>
The government has improved the mechanism of housing on the conditions of affordable mortgage for war veterans and members of the families of fallen defenders. Until the right to accessible mortgage lending had existing military personnel.</text:p>
      <text:p text:style-name="P4">
About this <text:a xlink:type="simple" xlink:href="https://www.kmu.gov.ua/news/uriad-udoskonalyv-mekhanizm-zabezpechennia-zhytlom-na-umovakh-dostupnoho-ipotechnoho-kredytuvannia-dlia-veteraniv-viiny-ta-chleniv-simei-zahyblykh-zakhysnykiv" text:style-name="Internet_20_link" text:visited-style-name="Visited_20_Internet_20_Link">
informs</text:a>
Government portal.</text:p>
      <text:p text:style-name="P4">
From now on, the Eosel program will also be available for war veterans, families of dead defenders and defenders of Ukraine. In addition, the right to a preferential mortgubid of 3% per annum for servicemen who, during the protection of the Motherland, was dismissed of the I-II group as a result of war, released from military service, were worsened by the appropriate status or rank.</text:p>
      <text:p text:style-name="P4">
For example, in the case of health dismissal and change of status, the right to mortgage at 3% was lost. Servicemen who purchased the housing of Naumov of preferential mortgage during military service and protection state wounds, injuries, injury, as a result, became persons of group I-II-II and had to pay a loan for housing not 3%, and 7%.</text:p>
      <text:p text:style-name="P4">
"Our defenders and defenders who were injured, injury, injury and sustainable persons with disabilities of group I-II as a result of the war will be able to maintain their legal mortgage lending and continue to pay a mortgage under 3% per annum," said the Minister of Veterans Affairs Julia. .</text:p>
      <text:p text:style-name="P4">
The Ministry of Justice is working on the implementation of a privileged mortgage program of war veterans, which are currently defending Ukraine. According to the first deputy of the Ministry of Veterans of Alexander Pismun, it is about state support for compensation for 7% per annum. The war veteran will pay the loan within the program.</text:p>
      <text:p text:style-name="P4">
During the month the next stage of the implementation of the Eosel Program. Ukrfinzhitlo begins from August 1, receiving applications for an accessible mortgage at 7%through the Action Portal.</text:p>
      <text:p text:style-name="P4">
News Source: <text:a xlink:type="simple" xlink:href="https://armyinform.com.ua/2023/07/05/zhytlo-dlya-veteraniv-vijny-uryad-udoskonalyv-mehanizm-dostupnogo-ipotechnogo-kredytuvannya/" text:style-name="Internet_20_link" text:visited-style-name="Visited_20_Internet_20_Link">
https://armyinform.com.ua/2023/07/05/zhytlo-dlya-veteraniv-vijny-uryad-udoskonalyv-mehanizm-dostupnogo-ipotechnogo-kredytuvannya/</text:a>
</text:p>
      <!--NEWS-->
      <text:h text:style-name="P10" text:outline-level="1">
<text:span text:style-name="T4">
Ukraine has filed a lawsuit against the UN International Court of Justice for Iran's Swimming</text:span>
</text:h>
      <text:p text:style-name="P4">
Author: ['АРМІЯINFORM']</text:p>
      <text:p text:style-name="P4">
Time: 2023-07-05T68:00:00-04:00</text:p>
      <text:p text:style-name="P4">
Description: Ukrainian, Canada, Shveiya, spent the queen of the Tzheogo Tizhny to the Mijeuenu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0/04/20.jpg" text:style-name="Internet_20_link" text:visited-style-name="Visited_20_Internet_20_Link">
20.jpg</text:a>
']</text:p>
      <text:p text:style-name="P4">
Tags: ['ІРАН', 'МЗС УКРАЇНИ', 'РЕЙС PS752']</text:p>
      <text:p text:style-name="P4">
Category: News</text:p>
      <!--METADATA-->
      <text:p text:style-name="P4">
<draw:frame draw:style-name="fr1" draw:name="Image273" text:anchor-type="as-char" svg:width="6.9236in" svg:height="3.894525in" draw:z-index="0">
<draw:image xlink:href="../Images/AРМІЯINFORM/2023-07-05T68-00-00-04-00/20.jpg" xlink:type="simple" xlink:show="embed" xlink:actuate="onLoad" draw:mime-type="image/jpeg"/>
</draw:frame>
Ukraine, Canada, Sweden and the United Kingdom this week have filed an International Court of Justice against Iran for responsibility for the illegal custody of the PS752 flight "International Airlines of Ukraine".</text:p>
      <text:p text:style-name="P4">
This is stated in <text:a xlink:type="simple" xlink:href="http://mfa.gov.ua/news/zayava-mizhnarodnoyi-grupi-z-koordinaciyi-dopomogi-zhertvam-rejsu-ps752" text:style-name="Internet_20_link" text:visited-style-name="Visited_20_Internet_20_Link">
joint statement</text:a>
International Group of Aid Victims of PS752 Victims Posted on the Ministry of Foreign Affairs.</text:p>
      <text:p text:style-name="P4">
“Iran did not respond to our request for the creation of arbitration to resolve this Apore, sent on December 28, 2022. As a result, this week in Hague masked a lawsuit in the UN International Court of Justice, thereby initiating Iran in connection with the violation of the Convention on the struggle of neoplasias against the safety of civil aviation in 1971, ”the statement was stated.</text:p>
      <text:p text:style-name="P4">
As stated in the lawsuit, Iran, among other violations, did not use all possible eating to prevent the destruction of the PS752 flight aircraft by members of its Armed Forces.</text:p>
      <text:p text:style-name="P4">
The Ministry of Foreign Affairs of Ukraine emphasized that the actions and inaction of Iran on the beating of the PS752 aircraft with two missiles "Earth-Air", launched by members of the Aerospace Corps of the Iranian Revolution of Iran, are violations of Iran's legal obligations, which he must take into account.</text:p>
      <text:p text:style-name="P4">
The joint lawsuit against the International Court of Justice reflects the adamant commitment to achieving the transparency, justice and responsibility for all families of the Receps752 victims.</text:p>
      <text:p text:style-name="P4">
News Source: <text:a xlink:type="simple" xlink:href="https://armyinform.com.ua/2023/07/05/ukrayina-podala-pozov-do-mizhnarodnogo-sudu-oon-proty-iranu-za-zbyttya-litaka-mau/" text:style-name="Internet_20_link" text:visited-style-name="Visited_20_Internet_20_Link">
https://armyinform.com.ua/2023/07/05/ukrayina-podala-pozov-do-mizhnarodnogo-sudu-oon-proty-iranu-za-zbyttya-litaka-mau/</text:a>
</text:p>
      <!--NEWS-->
      <text:h text:style-name="P10" text:outline-level="1">
<text:span text:style-name="T4">
Lithuania has prepared a three -year support plan for the Ukrainian army: what are the goals</text:span>
</text:h>
      <text:p text:style-name="P4">
Author: ['АРМІЯINFORM']</text:p>
      <text:p text:style-name="P4">
Time: 2023-07-05T69:00:00-04:00</text:p>
      <text:p text:style-name="P4">
Description: Lithuania praised the tri -thorough plan of the Piditrim of Ukrainian Army. About the cesspool of the Miniter ... The war with Ukraine 2022, the war with Ukraine is the latest news today, the news war with Ukraine 2022 The last for today, whether the war between Ukraine and Russia will be, when, the war with Ukraine in 2022 will be or not, will there be whether it will be, will there be The war with Ukraine in the near future says, the war with Ukraine, Ukrainian news today, Ukrainian news in Ukrainian media in Russian</text:p>
      <text:p text:style-name="P4">
Images: ['<text:a xlink:type="simple" xlink:href="https://armyinform.com.ua/wp-content/uploads/2023/07/photo_5219702802148870849_y.jpg" text:style-name="Internet_20_link" text:visited-style-name="Visited_20_Internet_20_Link">
photo_5219702802148870849_y.jpg</text:a>
']</text:p>
      <text:p text:style-name="P4">
Tags: ['STOPRUSSIA', 'ДОПОМОГА ПАРТНЕРІВ', 'ЛИТВА', 'СВІТ ПІДТРИМУЄ УКРАЇНУ']</text:p>
      <text:p text:style-name="P4">
Category: News</text:p>
      <!--METADATA-->
      <text:p text:style-name="P4">
<draw:frame draw:style-name="fr1" draw:name="Image274" text:anchor-type="as-char" svg:width="6.9236in" svg:height="4.61393in" draw:z-index="0">
<draw:image xlink:href="../Images/AРМІЯINFORM/2023-07-05T69-00-00-04-00/photo_5219702802148870849_y.jpg" xlink:type="simple" xlink:show="embed" xlink:actuate="onLoad" draw:mime-type="image/jpeg"/>
</draw:frame>
Lithuania has approved a three -year support plan for the Ukrainian army.</text:p>
      <text:p text:style-name="P4">
About it <text:a xlink:type="simple" xlink:href="https://twitter.com/a_anusauskas/status/1676287113959022593" text:style-name="Internet_20_link" text:visited-style-name="Visited_20_Internet_20_Link">
reported</text:a>
Minister of Defense of Lithuania Arvidas Anushauskas.</text:p>
      <text:p text:style-name="P4">
It is about fulfilling three main goals:</text:p>
      <ul>
        <li>
continue uninterrupted military support of Ukraine; * ensure the rehabilitation of wounded Ukrainian fighters; * Continue consultations on defense reforms in order to bring Ukraine closer to NATO membership.</li>
      </ul>
      <text:p text:style-name="P4">
We will remind, earlier Lithuania <text:a xlink:type="simple" xlink:href="https://armyinform.com.ua/2023/06/28/lytva-prydbala-dlya-ukrayiny-nasams/" text:style-name="Internet_20_link" text:visited-style-name="Visited_20_Internet_20_Link">
purchased</text:a>
Two NASAMS launchers that will be transmitted to Ukraine.</text:p>
      <text:p text:style-name="P4">
News Source: <text:a xlink:type="simple" xlink:href="https://armyinform.com.ua/2023/07/05/lytva-pidgotuvala-tryrichnyj-plan-pidtrymky-ukrayinskoyi-armiyi-yaki-czili/" text:style-name="Internet_20_link" text:visited-style-name="Visited_20_Internet_20_Link">
https://armyinform.com.ua/2023/07/05/lytva-pidgotuvala-tryrichnyj-plan-pidtrymky-ukrayinskoyi-armiyi-yaki-czili/</text:a>
</text:p>
      <!--NEWS-->
      <text:h text:style-name="P10" text:outline-level="1">
<text:span text:style-name="T4">
In some directions of the East, the enemy began to leave positions - the Defense Ministry</text:span>
</text:h>
      <text:p text:style-name="P4">
Authors: Ukrinform (Person)</text:p>
      <text:p text:style-name="P4">
Publisher: Укринформ (Organization)</text:p>
      <text:p text:style-name="P4">
Published Time: 2023-07-05T6:02:00+03:00</text:p>
      <text:p text:style-name="P4">
Modified Time: 2023-07-05T22:02:00+03:00</text:p>
      <text:p text:style-name="P4">
Description: Our defense forces are so powerfully hitting the enemy in the East that in some areas their military began to leave positions with whole units. - Ukrinform.</text:p>
      <text:p text:style-name="P4">
Images: ['<text:a xlink:type="simple" xlink:href="https://static.ukrinform.com/photos/2023_06/thumb_files/630_360_1686221008-318.jpg" text:style-name="Internet_20_link" text:visited-style-name="Visited_20_Internet_20_Link">
630_360_16862...</text:a>
']</text:p>
      <text:p text:style-name="P4">
Tags: ['Схід України', 'Війна з Росією', 'Ганна Маляр', 'Єдині новини']</text:p>
      <text:p text:style-name="P4">
Type: Article</text:p>
      <!--METADATA-->
      <text:p text:style-name="P4">
<draw:frame draw:style-name="fr1" draw:name="Image275" text:anchor-type="as-char" svg:width="6.9236in" svg:height="3.956343in" draw:z-index="0">
<draw:image xlink:href="../Images/yкринформ/2023-07-05T6-02-00-03-00/630_360_1686221008-318.jpg" xlink:type="simple" xlink:show="embed" xlink:actuate="onLoad" draw:mime-type="image/jpeg"/>
</draw:frame>
Our defense forces so powerfully beat the enemy in the East that in some areas their military began to leave positions with whole units.</text:p>
      <text:p text:style-name="P4">
About it on the air of the telecommunication "<text:a xlink:type="simple" xlink:href="https://t.me/annamaliar/913" text:style-name="Internet_20_link" text:visited-style-name="Visited_20_Internet_20_Link">
the only news</text:a>
"The Deputy Minister of Defense Anna Malyar said, Ukrinform reports.</text:p>
      <text:p text:style-name="P4">
According to her, “the rates have increased so much that <text:a xlink:type="simple" xlink:href="https://www.ukrinform.ua/tag-rosijski-vijskovi" text:style-name="Internet_20_link" text:visited-style-name="Visited_20_Internet_20_Link">
enemy</text:a>
He began to use "barrier detachments" and weapons, directed in his back, trying to ensure the sustainability of the army. "</text:p>
      <text:p text:style-name="P4">
The hottest in the east is now in the Liman and Bakhmut directions. The Nabakhmut direction is fierce battles. The enemy holds firmly for occupied him.</text:p>
      <text:p text:style-name="P4">
The painter also reported the situation with the promotion of Ukrainian troops.</text:p>
      <text:p text:style-name="P4">
"About the promotion on the flanks - to consolidate in positions in advance, because the situation can change every hour. Today is the day - the situation is dynamically changing. Therefore, on the northern flank around Bakhmutabula battles, as of the end of the day without significant progress. , ”she said, adding that thanks to our fighters, she was trapped in our fighters. Can not move fully, can not leave the city, explained the painter.</text:p>
      <text:p text:style-name="P4">
*!(https://www.ukrinform.ua/rubric-ato/3731994-zsu-prosuvautsa-v-umovah-perevagi-voroga-u-ozbroenni-malar.html)As reported, the Russian troops caused 48 aircraft blows to 54 shelling of rocket launchers at the positions of the Armed Forces of Ukraine.</text:p>
      <text:p text:style-name="P4">
News Source: <text:a xlink:type="simple" xlink:href="https://www.ukrinform.ua/rubric-ato/3732006-na-deakih-napramkah-shodu-vorog-pocav-zalisati-pozicii-minoboroni.html" text:style-name="Internet_20_link" text:visited-style-name="Visited_20_Internet_20_Link">
https://www.ukrinform.ua/rubric-ato/3732006-na-deakih-napramkah-shodu-vorog-pocav-zalisati-pozicii-minoboroni.html</text:a>
</text:p>
      <!--NEWS-->
      <text:h text:style-name="P10" text:outline-level="1">
<text:span text:style-name="T4">
The occupiers will not be able to break Ukraine and knock us down the path that leads to freedom - Volodymyr Zelenskyy</text:span>
</text:h>
      <text:p text:style-name="P4">
Author: ['АРМІЯINFORM']</text:p>
      <text:p text:style-name="P4">
Time: 2023-07-05T70:00:00-04:00</text:p>
      <text:p text:style-name="P4">
Description: President of Ukraine Volodymyr Zelensky, ShO I wanted Robiti ther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photo_5271522411503799446_y.jpg" text:style-name="Internet_20_link" text:visited-style-name="Visited_20_Internet_20_Link">
photo_5271522411503799446_y.jpg</text:a>
', '<text:a xlink:type="simple" xlink:href="https://armyinform.com.ua/wp-content/uploads/2023/07/photo_5271522411503799447_y-150x150.jpg" text:style-name="Internet_20_link" text:visited-style-name="Visited_20_Internet_20_Link">
photo_5271522411503799447_y-150x150.jpg</text:a>
', '<text:a xlink:type="simple" xlink:href="https://armyinform.com.ua/wp-content/uploads/2023/07/photo_5271522411503799450_y-150x150.jpg" text:style-name="Internet_20_link" text:visited-style-name="Visited_20_Internet_20_Link">
photo_5271522411503799450_y-150x150.jpg</text:a>
', '<text:a xlink:type="simple" xlink:href="https://armyinform.com.ua/wp-content/uploads/2023/07/photo_5271522411503799451_y-150x150.jpg" text:style-name="Internet_20_link" text:visited-style-name="Visited_20_Internet_20_Link">
photo_5271522411503799451_y-150x150.jpg</text:a>
']</text:p>
      <text:p text:style-name="P4">
Tags: ['ВІЙНА', 'ВОЛОДИМИР ЗЕЛЕНСЬКИЙ', 'ПРЕЗИДЕНТ УКРАЇНИ']</text:p>
      <text:p text:style-name="P4">
Category: News</text:p>
      <!--METADATA-->
      <text:p text:style-name="P4">
<draw:frame draw:style-name="fr1" draw:name="Image276" text:anchor-type="as-char" svg:width="6.9236in" svg:height="4.61393in" draw:z-index="0">
<draw:image xlink:href="../Images/AРМІЯINFORM/2023-07-05T70-00-00-04-00/photo_5271522411503799446_y.jpg" xlink:type="simple" xlink:show="embed" xlink:actuate="onLoad" draw:mime-type="image/jpeg"/>
</draw:frame>
President of Ukraine Volodymyr Zelensky is convinced that at least that the Russian invaders are tamped against us, and at least to what terror they would be given, they will not be able to break Ukraine.</text:p>
      <text:p text:style-name="P4">
The head of state [wrote] about it(https://t.me/V_Zelenskiy_official/6856)I can have a telegram.</text:p>
      <text:p text:style-name="P4">
"They will not be able to knock us from the path that leads the occupiers to justice against us and which leads us to our guaranteed safety and strong diligence," his post reads.</text:p>
      <text:p text:style-name="P4">
<text:a xlink:type="simple" xlink:href="https://armyinform.com.ua/wp-content/uploads/2023/07/photo_5271522411503799447_y.jpg" text:style-name="Internet_20_link" text:visited-style-name="Visited_20_Internet_20_Link">
!(Images/AРМІЯINFORM/2023-07-05T70-00-00-04-00/photo_5271522411503799447_y-150x150.jpg)</text:a>
</text:p>
      <text:p text:style-name="P4">
<text:a xlink:type="simple" xlink:href="https://armyinform.com.ua/wp-content/uploads/2023/07/photo_5271522411503799450_y.jpg" text:style-name="Internet_20_link" text:visited-style-name="Visited_20_Internet_20_Link">
<draw:frame draw:style-name="fr1" draw:name="Image277" text:anchor-type="as-char" svg:width="6.9236in" svg:height="6.9236in" draw:z-index="0">
<draw:image xlink:href="../Images/AРМІЯINFORM/2023-07-05T70-00-00-04-00/photo_5271522411503799450_y-150x150.jpg" xlink:type="simple" xlink:show="embed" xlink:actuate="onLoad" draw:mime-type="image/jpeg"/>
</draw:frame>
</text:a>
</text:p>
      <text:p text:style-name="P4">
<text:a xlink:type="simple" xlink:href="https://armyinform.com.ua/wp-content/uploads/2023/07/photo_5271522411503799451_y.jpg" text:style-name="Internet_20_link" text:visited-style-name="Visited_20_Internet_20_Link">
<draw:frame draw:style-name="fr1" draw:name="Image278" text:anchor-type="as-char" svg:width="6.9236in" svg:height="6.9236in" draw:z-index="0">
<draw:image xlink:href="../Images/AРМІЯINFORM/2023-07-05T70-00-00-04-00/photo_5271522411503799451_y-150x150.jpg" xlink:type="simple" xlink:show="embed" xlink:actuate="onLoad" draw:mime-type="image/jpeg"/>
</draw:frame>
</text:a>
</text:p>
      <text:p text:style-name="P4">
News Source: <text:a xlink:type="simple" xlink:href="https://armyinform.com.ua/2023/07/05/okupantam-ne-vdastsya-zlamaty-ukrayinu-ta-zbyty-nas-zi-shlyahu-yakyj-vede-do-svobody-prezydent-ukrayiny/" text:style-name="Internet_20_link" text:visited-style-name="Visited_20_Internet_20_Link">
https://armyinform.com.ua/2023/07/05/okupantam-ne-vdastsya-zlamaty-ukrayinu-ta-zbyty-nas-zi-shlyahu-yakyj-vede-do-svobody-prezydent-ukrayiny/</text:a>
</text:p>
      <!--NEWS-->
      <text:h text:style-name="P10" text:outline-level="1">
<text:span text:style-name="T4">
At Rivne NPP, IAEA experts conducted an inspection for the absence of unrelated nuclear material</text:span>
</text:h>
      <text:p text:style-name="P4">
Author: ['АРМІЯINFORM']</text:p>
      <text:p text:style-name="P4">
Time: 2023-07-05T71:00:00-04:00</text:p>
      <text:p text:style-name="P4">
Description: At the RIVNNENSISH EXECTRANTSIA EXPERSTICS OF THE EXTROUTION OF THE ENEMOLY ONEMOLY ... War with Ukraine 2022, War with Ukraine Latest News Today,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raes.jpg" text:style-name="Internet_20_link" text:visited-style-name="Visited_20_Internet_20_Link">
raes.jpg</text:a>
']</text:p>
      <text:p text:style-name="P4">
Tags: ['ІНСПЕКЦІЯ', 'МАГАТЕ', 'РІВНЕНСЬКА АЕС']</text:p>
      <text:p text:style-name="P4">
Category: News</text:p>
      <!--METADATA-->
      <text:p text:style-name="P4">
<draw:frame draw:style-name="fr1" draw:name="Image279" text:anchor-type="as-char" svg:width="6.9236in" svg:height="3.894525in" draw:z-index="0">
<draw:image xlink:href="../Images/AРМІЯINFORM/2023-07-05T71-00-00-04-00/raes.jpg" xlink:type="simple" xlink:show="embed" xlink:actuate="onLoad" draw:mime-type="image/jpeg"/>
</draw:frame>
At the Rivne Nuclear Power Plant experts of the International Guard Energy Agency(IDA)Successfully conducted an inspection for the lack of an unlocked nuclear material.</text:p>
      <text:p text:style-name="P4">
This is stated in <text:a xlink:type="simple" xlink:href="https://snriu.gov.ua/news/na-rivnenskii-aes-uspishno-provedeno-inspektsiiu-mahate" text:style-name="Internet_20_link" text:visited-style-name="Visited_20_Internet_20_Link">
message</text:a>
State Inspectorate of Nuclear Regulation of Ukraine(DIARD).</text:p>
      <text:p text:style-name="P4">
«З 26 червня по 03 липня 2023 року на ВП «Рівненська АЕС» було успішнопроведено інспекцію Міжнародного агентства з атомної енергії в рамках Угодиміж Україною та МАГАТЕ у зв'язку з Договором про нерозповсюдження ядерноїзброї», — зазначили в ДІЯРУ.</text:p>
      <text:p text:style-name="P4">
Метою інспекції була перевірка відсутності незаявлених ядерних матеріалів таінформації про конструкцію ядерної установки, яка була надана Україноювідповідно до угоди. Інспекція пройшла без зауважень.</text:p>
      <text:p text:style-name="P4">
News Source: <text:a xlink:type="simple" xlink:href="https://armyinform.com.ua/2023/07/05/na-rivnenskij-aes-eksperty-magate-provely-inspekcziyu-na-vidsutnist-nezayavlenogo-yadernogo-materialu/" text:style-name="Internet_20_link" text:visited-style-name="Visited_20_Internet_20_Link">
https://armyinform.com.ua/2023/07/05/na-rivnenskij-aes-eksperty-magate-provely-inspekcziyu-na-vidsutnist-nezayavlenogo-yadernogo-materialu/</text:a>
</text:p>
      <!--NEWS-->
      <text:h text:style-name="P10" text:outline-level="1">
<text:span text:style-name="T4">
The heads of defense agencies of Poland and Britain are found in London. The key topic is helping Ukraine</text:span>
</text:h>
      <text:p text:style-name="P4">
Author: ['АРМІЯINFORM']</text:p>
      <text:p text:style-name="P4">
Time: 2023-07-05T72:00:00-04:00</text:p>
      <text:p text:style-name="P4">
Description: Minita defending Great British Ben Volles from Londonі to conduct Zustych Zi -Majm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blashhak_uoles.jpg" text:style-name="Internet_20_link" text:visited-style-name="Visited_20_Internet_20_Link">
blashhak_uoles.jpg</text:a>
']</text:p>
      <text:p text:style-name="P4">
Tags: ['БЕН ВОЛЛЕС', 'БРИТАНІЯ', 'ДОПОМОГА ПАРТНЕРІВ', 'ПОЛЬЩА', 'СВІТ ПІДТРИМУЄ УКРАЇНУ']</text:p>
      <text:p text:style-name="P4">
Category: News</text:p>
      <!--METADATA-->
      <text:p text:style-name="P4">
<draw:frame draw:style-name="fr1" draw:name="Image280" text:anchor-type="as-char" svg:width="6.9236in" svg:height="3.894525in" draw:z-index="0">
<draw:image xlink:href="../Images/AРМІЯINFORM/2023-07-05T72-00-00-04-00/blashhak_uoles.jpg" xlink:type="simple" xlink:show="embed" xlink:actuate="onLoad" draw:mime-type="image/jpeg"/>
</draw:frame>
The UK Defense Minister Ben Wallace in London meets the Sea of Polish College Mariusz Blaschak, on which the help of Ukraine is a key system.</text:p>
      <text:p text:style-name="P4">
About it <text:a xlink:type="simple" xlink:href="https://twitter.com/MON_GOV_PL/status/1676573357662261250" text:style-name="Internet_20_link" text:visited-style-name="Visited_20_Internet_20_Link">
reports</text:a>
Press Service of the Ministry of National Defense of Poland.</text:p>
      <text:p text:style-name="P4">
"Armed cooperation, joint military exercises, the presence of British soldiers in Poland, as well as the issues of further military and educational assistance to Ukraine, where Poland and the United Kingdom - the topical conversation of ministers, play a key role," the message reads.</text:p>
      <text:p text:style-name="P4">
In addition, the parties will discuss the preparation for the NATO summit, the situation with the security of the Eastern Flanging of the Alliance, including threats to the redeployment of the Wagner group to Belarus.</text:p>
      <text:p text:style-name="P4">
News Source: <text:a xlink:type="simple" xlink:href="https://armyinform.com.ua/2023/07/05/u-londoni-zustrichayutsya-glavy-oboronnyh-vidomstv-polshhi-ta-brytaniyi-klyuchova-tema-dopomoga-ukrayini/" text:style-name="Internet_20_link" text:visited-style-name="Visited_20_Internet_20_Link">
https://armyinform.com.ua/2023/07/05/u-londoni-zustrichayutsya-glavy-oboronnyh-vidomstv-polshhi-ta-brytaniyi-klyuchova-tema-dopomoga-ukrayini/</text:a>
</text:p>
      <!--NEWS-->
      <text:h text:style-name="P10" text:outline-level="1">
<text:span text:style-name="T4">
Director of the Mager Military Forestry SE is detained: the Ministry of Defense promotes pre -trial investigation and emphasizes the inadmissibility of abuse</text:span>
</text:h>
      <text:p text:style-name="P4">
Author: ['АРМІЯINFORM']</text:p>
      <text:p text:style-name="P4">
Time: 2023-07-05T73:00:00-04:00</text:p>
      <text:p text:style-name="P4">
Description: At the Minіsteniy defense of the Zbroyni forces of Ukraine, Nulov’s tolerance befor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1/360_240_1582135276-970.jpg" text:style-name="Internet_20_link" text:visited-style-name="Visited_20_Internet_20_Link">
360_240_1582135276-970.jpg</text:a>
']</text:p>
      <text:p text:style-name="P4">
Tags: ['ЗАПОБІГАННЯ КОРУПЦІЇ', 'МОУ', 'ПРАВОПОРУШЕННЯ']</text:p>
      <text:p text:style-name="P4">
Category: News</text:p>
      <!--METADATA-->
      <text:p text:style-name="P4">
<draw:frame draw:style-name="fr1" draw:name="Image281" text:anchor-type="as-char" svg:width="6.9236in" svg:height="4.617974in" draw:z-index="0">
<draw:image xlink:href="../Images/AРМІЯINFORM/2023-07-05T73-00-00-04-00/360_240_1582135276-970.jpg" xlink:type="simple" xlink:show="embed" xlink:actuate="onLoad" draw:mime-type="image/jpeg"/>
</draw:frame>
Illustrative photo</text:p>
      <text:p text:style-name="P4">
The Ministry of Defense and the Armed Forces of Ukraine will confess zero -polelity to corruption. Any information about its possible manifestations is carefully reversed, receives legal assessment and response. The attention of the department is particularly focused on counteracting and preventing corruption and other offenses related to corruption, as well as all the assistance of investigation and prosecuting of perpetrators of reference persons.</text:p>
      <text:p text:style-name="P4">
The Defense Ministry emphasizes the inadmissibility of abuse by any officials of the department with its office.</text:p>
      <text:p text:style-name="P4">
The other day, law enforcement officers detained the temporary acting director of the Mager Military Forestry SE(The functional management of the state -owned enterprise is entrusted to the Corporate Policy Department of the Ministry of Defense of Ukraine)In connection with the suspicion of committing a criminal offense under part 4 of Article 191 of the Criminal Code of Ukraine and Part 1 of Art. 263 of the Criminal Code of Ukraine. <text:span text:style-name="T4">
 The crime in which the official is suspected belongs to the category. </text:span>
</text:p>
      <text:p text:style-name="P4">
As a result of investigative actions, searches were conducted in the offices of the Mager Military Forestry SE and the documentation for maintenance was removed. The suspect has currently applied a pre -trial detention measure.</text:p>
      <text:p text:style-name="P4">
The Ministry of Defense in every possible way contributes to the pre -trial investigation into the detained official provides all the necessary information to law enforcement agencies.</text:p>
      <text:p text:style-name="P4">
<text:span text:style-name="T4">
 Source: </text:span>
 <text:a xlink:type="simple" xlink:href="https://www.mil.gov.ua/news/2023/07/05/zatrimano-tvo-direktora-dp-magerivskij-vijskovij-lisgosp-minoboroni-spriyae-dosudovomu-rozsliduvannyu-ta-nagoloshue-na-neprijnyatnosti-zlovzhivan/" text:style-name="Internet_20_link" text:visited-style-name="Visited_20_Internet_20_Link">
__ Ministry of Defense of Ukraine_</text:a>
</text:p>
      <text:p text:style-name="P4">
News Source: <text:a xlink:type="simple" xlink:href="https://armyinform.com.ua/2023/07/05/zatrymano-tvo-dyrektora-dp-magerivskyj-vijskovyj-lisgosp-minoborony-spryyaye-dosudovomu-rozsliduvannyu-ta-nagoloshuye-na-nepryjnyatnosti-zlovzhyvan/" text:style-name="Internet_20_link" text:visited-style-name="Visited_20_Internet_20_Link">
https://armyinform.com.ua/2023/07/05/zatrymano-tvo-dyrektora-dp-magerivskyj-vijskovyj-lisgosp-minoborony-spryyaye-dosudovomu-rozsliduvannyu-ta-nagoloshuye-na-nepryjnyatnosti-zlovzhyvan/</text:a>
</text:p>
      <!--NEWS-->
      <text:h text:style-name="P10" text:outline-level="1">
<text:span text:style-name="T4">
The victims from the blasting of Kakhovskaya Hydroe Dams began to receive financial assistance from the state</text:span>
</text:h>
      <text:p text:style-name="P4">
Author: ['АРМІЯINFORM']</text:p>
      <text:p text:style-name="P4">
Time: 2023-07-05T74:00:00-04:00</text:p>
      <text:p text:style-name="P4">
Description: People, Yaki praised vid Pidtoplennnya Vnaslіdok Pіdriva Rosіyans of the Gray Kakhovo Ges, ... War with Ukraine 2022, War with Ukraine Latest News today, News War with Ukraine 2022 Last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kahovska-ges.jpg" text:style-name="Internet_20_link" text:visited-style-name="Visited_20_Internet_20_Link">
kahovska-ges.jpg</text:a>
']</text:p>
      <text:p text:style-name="P4">
Tags: ['ВІЙНА', 'ІРИНА ВЕРЕЩУК', 'КАХОВСЬКА ГЕС']</text:p>
      <text:p text:style-name="P4">
Category: News</text:p>
      <!--METADATA-->
      <text:p text:style-name="P4">
<draw:frame draw:style-name="fr1" draw:name="Image282" text:anchor-type="as-char" svg:width="6.9236in" svg:height="3.63489in" draw:z-index="0">
<draw:image xlink:href="../Images/AРМІЯINFORM/2023-07-05T74-00-00-04-00/kahovska-ges.jpg" xlink:type="simple" xlink:show="embed" xlink:actuate="onLoad" draw:mime-type="image/jpeg"/>
</draw:frame>
People who were affected by the flooding as a result of the Russians's blasting, began to receive financial assistance from the state.</text:p>
      <text:p text:style-name="P4">
As <text:a xlink:type="simple" xlink:href="https://www.kmu.gov.ua/news/postrazhdali-cherez-pidtoplennia-pochaly-otrymuvaty-hroshovu-dopomohu-vid-derzhavy" text:style-name="Internet_20_link" text:visited-style-name="Visited_20_Internet_20_Link">
reports</text:a>
The Government Portal, which was presented at an interagency meeting chaired by the Viceremer-Minister on the Rainetics of the Temporarily Occupied Territories of Ukraine Irina Vereshchuk.</text:p>
      <text:p text:style-name="P4">
The event was attended by representatives of the Ministry of Reintegration, the Ministry of Social Policy, the Ministry of Finance, the Ministry of Economy, Ukrposhta, International Organizations, Kherson and Mykolaiv Regional Military Administrations.</text:p>
      <text:p text:style-name="P4">
“The State Treasury has already transferred UAH 2.66 million to pay financial aid to the residents of Kherson region. Thus, the assistance from the state in a size of UAH 5 thousand per person will receive the first 532 victims. According to their statements, money will come to bank accounts, ”the presentation reads.</text:p>
      <text:p text:style-name="P4">
The participants of the meeting discussed the state of implementation of the Cabinet of Ministers Resolution of cash assistance to residents of Mykolaiv region and Kherson region, which were affected by the flooding.</text:p>
      <text:p text:style-name="P4">
In addition to state aid, residents of these areas can also receive financial support from international organizations.</text:p>
      <text:p text:style-name="P4">
According to a representative of the UN cluster organization, assistance in the amount of <text:span text:style-name="T4">
 6600 UAH </text:span>
 has already been accrued more than 12 thousand victims from the flood and payments have begun.</text:p>
      <text:p text:style-name="P4">
“There is a state decision to pay one -time financial assistance to the victims. This is the President's decision. We have to speed up the payments process as possible. I thank you to international organizations that help to support our people, ”Irina Vereshchuk said.</text:p>
      <text:p text:style-name="P4">
News Source: <text:a xlink:type="simple" xlink:href="https://armyinform.com.ua/2023/07/05/postrazhdali-vid-pidryvu-damby-kahovskoyi-ges-pochaly-otrymuvaty-groshovu-dopomogu-vid-derzhavy/" text:style-name="Internet_20_link" text:visited-style-name="Visited_20_Internet_20_Link">
https://armyinform.com.ua/2023/07/05/postrazhdali-vid-pidryvu-damby-kahovskoyi-ges-pochaly-otrymuvaty-groshovu-dopomogu-vid-derzhavy/</text:a>
</text:p>
      <!--NEWS-->
      <text:h text:style-name="P10" text:outline-level="1">
<text:span text:style-name="T4">
The anniversary of the Ukrainian Main Liberation Council was celebrated in Kiev</text:span>
</text:h>
      <text:p text:style-name="P4">
Author: ['Антон Печерський']</text:p>
      <text:p text:style-name="P4">
Time: 2023-07-05T75:00:00-04:00</text:p>
      <text:p text:style-name="P4">
Description: Zustych to the river, the storage of the Ukrainian Visazy for the sake of (UGVR) was at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01_golovna_ugvr.jpg" text:style-name="Internet_20_link" text:visited-style-name="Visited_20_Internet_20_Link">
01_golovna_ugvr.jpg</text:a>
', '<text:a xlink:type="simple" xlink:href="https://armyinform.com.ua/wp-content/uploads/2023/07/02-3.jpg" text:style-name="Internet_20_link" text:visited-style-name="Visited_20_Internet_20_Link">
02-3.jpg</text:a>
', '<text:a xlink:type="simple" xlink:href="https://armyinform.com.ua/wp-content/uploads/2023/07/03-4-150x150.jpg" text:style-name="Internet_20_link" text:visited-style-name="Visited_20_Internet_20_Link">
03-4-150x150.jpg</text:a>
', '<text:a xlink:type="simple" xlink:href="https://armyinform.com.ua/wp-content/uploads/2023/07/04-2-150x150.jpg" text:style-name="Internet_20_link" text:visited-style-name="Visited_20_Internet_20_Link">
04-2-150x150.jpg</text:a>
', '<text:a xlink:type="simple" xlink:href="https://armyinform.com.ua/wp-content/uploads/2023/07/05-1-150x150.jpg" text:style-name="Internet_20_link" text:visited-style-name="Visited_20_Internet_20_Link">
05-1-150x150.jpg</text:a>
', '<text:a xlink:type="simple" xlink:href="https://armyinform.com.ua/wp-content/uploads/2023/07/06-1-150x150.jpg" text:style-name="Internet_20_link" text:visited-style-name="Visited_20_Internet_20_Link">
06-1-150x150.jpg</text:a>
', '<text:a xlink:type="simple" xlink:href="https://armyinform.com.ua/wp-content/uploads/2023/07/07-1-150x150.jpg" text:style-name="Internet_20_link" text:visited-style-name="Visited_20_Internet_20_Link">
07-1-150x150.jpg</text:a>
', '<text:a xlink:type="simple" xlink:href="https://armyinform.com.ua/wp-content/uploads/2023/07/08-1-150x150.jpg" text:style-name="Internet_20_link" text:visited-style-name="Visited_20_Internet_20_Link">
08-1-150x150.jpg</text:a>
', '<text:a xlink:type="simple" xlink:href="https://armyinform.com.ua/wp-content/uploads/2022/06/anton-pecherskyj.jpg" text:style-name="Internet_20_link" text:visited-style-name="Visited_20_Internet_20_Link">
anton-pecherskyj.jpg</text:a>
']</text:p>
      <text:p text:style-name="P4">
Tags: []</text:p>
      <text:p text:style-name="P4">
Category: News</text:p>
      <!--METADATA-->
      <text:p text:style-name="P4">
<draw:frame draw:style-name="fr1" draw:name="Image283" text:anchor-type="as-char" svg:width="6.9236in" svg:height="4.615733in" draw:z-index="0">
<draw:image xlink:href="../Images/AРМІЯINFORM/2023-07-05T75-00-00-04-00/01_golovna_ugvr.jpg" xlink:type="simple" xlink:show="embed" xlink:actuate="onLoad" draw:mime-type="image/jpeg"/>
</draw:frame>
Meeting for the anniversary of the creation of the Ukrainian General Liberation Council(UHWR)It took place in the space of Ukraine - Crucifixion of the National Museum of Ukraine in the Second World War. The history of the Ukrainian "Insurgent Parliament" and the underground government, which was the UHWR until the middle of 1950, was told by the Doctor of History, an employee of the Center for the Study History of the Armed Forces of Ukraine Ivan Patrylyak and Natalia Osmak - the Donnokrene President of the UHWR Kirill Osmak.</text:p>
      <text:p text:style-name="P4">
July 1944 became a time of consolidation of the disparate forces of the Ukrainian Liberation Movement, which fought for the restoration of the independent Ukrainian state of the concealment of the events of the Second World War. They were forced to withstand two -pointed totalitarian states - the Nazi Third Reich and the Soviet Union - Ukrainian fighters for independence were aware of the complexity of their settings and sought ways to unite.</text:p>
      <text:p text:style-name="P4">
<draw:frame draw:style-name="fr1" draw:name="Image284" text:anchor-type="as-char" svg:width="6.9236in" svg:height="4.615733in" draw:z-index="0">
<draw:image xlink:href="../Images/AРМІЯINFORM/2023-07-05T75-00-00-04-00/02-3.jpg" xlink:type="simple" xlink:show="embed" xlink:actuate="onLoad" draw:mime-type="image/jpeg"/>
</draw:frame>
Therefore, on July 15, 1944, on the initiative of the Ukrainian Insurgent Army, the Torganization of Ukrainian Nationalists of Revolutionary(OUN Bandera)The Insurgent Parliament was created - the Ukrainian Main Liberation Council. Its task was to lead and unite the entire national movement, to take a political department of the struggle for independence and the representation of all forces, which have come to the restoration of the Ukrainian state at the international level. The prologue of Mili was the third extraordinary Great OUNR in August 1943.</text:p>
      <ul>
        <li>
In 1943 he became a breaking movement for the Ukrainian insurgent movement, - said Patrylyak. -In the summer of 43, the Ukrainian Insurgent Army has already controlled the whole individual rural territories in the rear of German troops. It was also necessary to implement the program of state construction. These issues are discussions on the third extraordinary Grand Duke of OUNR. He was therefore emerging, because it was necessary to solve truly unusual problems.</li>
      </ul>
      <text:p text:style-name="P4">
<text:a xlink:type="simple" xlink:href="https://armyinform.com.ua/wp-content/uploads/2023/07/03-4.jpg" text:style-name="Internet_20_link" text:visited-style-name="Visited_20_Internet_20_Link">
!(Images/AРМІЯINFORM/2023-07-05T75-00-00-04-00/03-4-150x150.jpg)</text:a>
</text:p>
      <text:p text:style-name="P4">
<text:a xlink:type="simple" xlink:href="https://armyinform.com.ua/wp-content/uploads/2023/07/04-2.jpg" text:style-name="Internet_20_link" text:visited-style-name="Visited_20_Internet_20_Link">
<draw:frame draw:style-name="fr1" draw:name="Image285" text:anchor-type="as-char" svg:width="6.9236in" svg:height="6.9236in" draw:z-index="0">
<draw:image xlink:href="../Images/AРМІЯINFORM/2023-07-05T75-00-00-04-00/04-2-150x150.jpg" xlink:type="simple" xlink:show="embed" xlink:actuate="onLoad" draw:mime-type="image/jpeg"/>
</draw:frame>
</text:a>
In fact, in August 1943, the third extraordinary Grand Duke of the OUNR in August 1943 to decide on democratic nationalism, which was to be acceptable for all segments of the Ukrainian population in all territories.</text:p>
      <text:p text:style-name="P4">
<text:a xlink:type="simple" xlink:href="https://armyinform.com.ua/wp-content/uploads/2023/07/05-1.jpg" text:style-name="Internet_20_link" text:visited-style-name="Visited_20_Internet_20_Link">
<draw:frame draw:style-name="fr1" draw:name="Image286" text:anchor-type="as-char" svg:width="6.9236in" svg:height="6.9236in" draw:z-index="0">
<draw:image xlink:href="../Images/AРМІЯINFORM/2023-07-05T75-00-00-04-00/05-1-150x150.jpg" xlink:type="simple" xlink:show="embed" xlink:actuate="onLoad" draw:mime-type="image/jpeg"/>
</draw:frame>
</text:a>
</text:p>
      <text:p text:style-name="P4">
<text:a xlink:type="simple" xlink:href="https://armyinform.com.ua/wp-content/uploads/2023/07/06-1.jpg" text:style-name="Internet_20_link" text:visited-style-name="Visited_20_Internet_20_Link">
<draw:frame draw:style-name="fr1" draw:name="Image287" text:anchor-type="as-char" svg:width="6.9236in" svg:height="6.9236in" draw:z-index="0">
<draw:image xlink:href="../Images/AРМІЯINFORM/2023-07-05T75-00-00-04-00/06-1-150x150.jpg" xlink:type="simple" xlink:show="embed" xlink:actuate="onLoad" draw:mime-type="image/jpeg"/>
</draw:frame>
</text:a>
This was the idea of creating the Ukrainian Main Liberation Council, which to have all Ukrainian independent structures and organizations, the Statistics of the Parliament and to form the underground government of Ukraine.</text:p>
      <ul>
        <li>
It was an epochal thing when the Ukrainian National Movement, the nationalist movement grew even from such short pants directly nationalist movement and became a nationwide independent movement, which factically headed the structure of an underground state, which was to represent the Naman Patria.</li>
      </ul>
      <text:p text:style-name="P4">
<text:a xlink:type="simple" xlink:href="https://armyinform.com.ua/wp-content/uploads/2023/07/07-1.jpg" text:style-name="Internet_20_link" text:visited-style-name="Visited_20_Internet_20_Link">
!(Images/AРМІЯINFORM/2023-07-05T75-00-00-04-00/07-1-150x150.jpg)</text:a>
</text:p>
      <text:p text:style-name="P4">
<text:a xlink:type="simple" xlink:href="https://armyinform.com.ua/wp-content/uploads/2023/07/08-1.jpg" text:style-name="Internet_20_link" text:visited-style-name="Visited_20_Internet_20_Link">
<draw:frame draw:style-name="fr1" draw:name="Image288" text:anchor-type="as-char" svg:width="6.9236in" svg:height="6.9236in" draw:z-index="0">
<draw:image xlink:href="../Images/AРМІЯINFORM/2023-07-05T75-00-00-04-00/08-1-150x150.jpg" xlink:type="simple" xlink:show="embed" xlink:actuate="onLoad" draw:mime-type="image/jpeg"/>
</draw:frame>
</text:a>
Cyril Osmak, a vengeance member of the Ukrainian Central Council, was elected President of the Ukrainian Main Liberation Council. In the wider context of the Ukrainian national liberation and state movement, he was told about the biography of this first head of the UHWR in the broad context of the Ukrainian national liberation and state movement, who has studied her father's life path for many years.</text:p>
      <text:p text:style-name="P4">
Read also:</text:p>
      <text:p text:style-name="P4">
<text:a xlink:type="simple" xlink:href="https://armyinform.com.ua/2023/02/08/bij-u-volodymyrczi-prolog-borotby-upa-proty-naczystskyh-okupantiv-istoryk-ivan-patrylyak/" text:style-name="Internet_20_link" text:visited-style-name="Visited_20_Internet_20_Link">
Battle in Vladimir - a prologue of the UPA struggle against the Nazi invaders - historians of Patrylyak</text:a>
Today, during the new heroic stage of the struggle of Ukrainians for independence, the topic of second liberation competitions is extremely relevant. The history of the Ukrainian Chief Liberation Council and the fate of its President Cyril Osmak is a key pitch, a bridge that ensures the gravity from the Ukrainian Revolution and the first stage of the modern Ukrainian state in 1917-1921 of a modern independent Ukraine.</text:p>
      <text:p text:style-name="P4">
<text:span text:style-name="T5">
Opto authors</text:span>
</text:p>
      <text:p text:style-name="P4">
<draw:frame draw:style-name="fr1" draw:name="Image289" text:anchor-type="as-char" svg:width="6.9236in" svg:height="6.9236in" draw:z-index="0">
<draw:image xlink:href="../Images/AРМІЯINFORM/2023-07-05T75-00-00-04-00/anton-pecherskyj.jpg" xlink:type="simple" xlink:show="embed" xlink:actuate="onLoad" draw:mime-type="image/jpeg"/>
</draw:frame>
<text:a xlink:type="simple" xlink:href="https://armyinform.com.ua/army-authors/anton-pecherskyj/" text:style-name="Internet_20_link" text:visited-style-name="Visited_20_Internet_20_Link">
Anton Pechersky</text:a>
Armyinform correspondent</text:p>
      <text:p text:style-name="P4">
News Source: <text:a xlink:type="simple" xlink:href="https://armyinform.com.ua/2023/07/05/u-kyyevi-vidznachyly-richnyczyu-ukrayinskoyi-golovnoyi-vyzvolnoyi-rady/" text:style-name="Internet_20_link" text:visited-style-name="Visited_20_Internet_20_Link">
https://armyinform.com.ua/2023/07/05/u-kyyevi-vidznachyly-richnyczyu-ukrayinskoyi-golovnoyi-vyzvolnoyi-rady/</text:a>
</text:p>
      <!--NEWS-->
      <text:h text:style-name="P10" text:outline-level="1">
<text:span text:style-name="T4">
Ukraine's defense forces have success in the Bakhmut direction - Alexander Syrsky</text:span>
</text:h>
      <text:p text:style-name="P4">
Author: ['АРМІЯINFORM']</text:p>
      <text:p text:style-name="P4">
Time: 2023-07-05T76:00:00-04:00</text:p>
      <text:p text:style-name="P4">
Description: About the chloride of the commander of the lands of the Zbroyny, Ukrainian, Colonel General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357389962_616995013946914_7822830091194891739_n.jpg" text:style-name="Internet_20_link" text:visited-style-name="Visited_20_Internet_20_Link">
357389962_616995013946914_7822830091194891739_n.jpg</text:a>
']</text:p>
      <text:p text:style-name="P4">
Tags: ['STOPRUSSIA', 'АГРЕСІЯ РФ']</text:p>
      <text:p text:style-name="P4">
Category: News</text:p>
      <!--METADATA-->
      <text:p text:style-name="P4">
<draw:frame draw:style-name="fr1" draw:name="Image290" text:anchor-type="as-char" svg:width="6.9236in" svg:height="4.711894in" draw:z-index="0">
<draw:image xlink:href="../Images/AРМІЯINFORM/2023-07-05T76-00-00-04-00/357389962_616995013946914_7822830091194891739_n.jpg" xlink:type="simple" xlink:show="embed" xlink:actuate="onLoad" draw:mime-type="image/jpeg"/>
</draw:frame>
Illustrative photo</text:p>
      <text:p text:style-name="P4">
About it <text:a xlink:type="simple" xlink:href="https://t.me/osirskiy" text:style-name="Internet_20_link" text:visited-style-name="Visited_20_Internet_20_Link">
reported</text:a>
Commander of the Land Forces Forces of Ukraine, Colonel-General Alexander Sirsky on Telegram.</text:p>
      <text:p text:style-name="P4">
“The assault units of the 10th Edelweiss brigade storm the positions of the Russians of semi-noble approaches to Bakhmut. A number of territories were reflected and a significant enemy's living power was destroyed, ”the post reads.</text:p>
      <text:p text:style-name="P4">
News Source: <text:a xlink:type="simple" xlink:href="https://armyinform.com.ua/2023/07/05/syly-oborony-ukrayiny-mayut-uspihy-na-bahmutskomu-napryamku-oleksandr-syrskyj/" text:style-name="Internet_20_link" text:visited-style-name="Visited_20_Internet_20_Link">
https://armyinform.com.ua/2023/07/05/syly-oborony-ukrayiny-mayut-uspihy-na-bahmutskomu-napryamku-oleksandr-syrskyj/</text:a>
</text:p>
      <!--NEWS-->
      <text:h text:style-name="P10" text:outline-level="1">
<text:span text:style-name="T4">
Today is the day of Slavic and Kramatorsk from Russian occupation</text:span>
</text:h>
      <text:p text:style-name="P4">
Author: ['Євген Букет']</text:p>
      <text:p text:style-name="P4">
Time: 2023-07-05T77:00:00-04:00</text:p>
      <text:p text:style-name="P4">
Description: 9 Rock, 5 Lipnya 2014 Roku, Zbroinі Khokliyani Strilled VID Rosiyskoi Persuades ... War with Ukraine 2022, War with Ukraine Latest News today, News War with Ukraine 2022 Last for today, will there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slav.jpg" text:style-name="Internet_20_link" text:visited-style-name="Visited_20_Internet_20_Link">
slav.jpg</text:a>
']</text:p>
      <text:p text:style-name="P4">
Tags: ['ДЕНЬ ЗВІЛЬНЕННЯ КРАМАТОРСЬКА', "ДЕНЬ ЗВІЛЬНЕННЯ СЛОВ'ЯНСЬКА", 'КРАМАТОРСЬК', 'СЛОВ’ЯНСЬК']</text:p>
      <text:p text:style-name="P4">
Category: News</text:p>
      <!--METADATA-->
      <text:p text:style-name="P4">
<draw:frame draw:style-name="fr1" draw:name="Image291" text:anchor-type="as-char" svg:width="6.9236in" svg:height="4.626332in" draw:z-index="0">
<draw:image xlink:href="../Images/AРМІЯINFORM/2023-07-05T77-00-00-04-00/slav.jpg" xlink:type="simple" xlink:show="embed" xlink:actuate="onLoad" draw:mime-type="image/jpeg"/>
</draw:frame>
9 years ago, on July 5, 2014, the Armed Forces of Ukraine were released from the Russian occupation of the city of Slavyansk, Kramatorsk, Druzhkivka and Konstantinovka Nadonechyna. It was the first significant and extremely important victory over the Russian terrorism in the first year of the war.</text:p>
      <text:p text:style-name="P4">
In the cities of Northern Donetsk, Ukrainian soldiers returned state flags. And since then they have proudly flutter there, despite constant enemy shelling. Ihoch today Russian large-scale aggression is destroying what has been developed in recent years, we have no doubt that thanks to the defense of Ukraine, the people of Ukraine and the international community, all attacks will be reflected, and Russian invaders will eventually be expelled .</text:p>
      <text:p text:style-name="P4">
On July 6, 2014, Bakhmut was also released from Russian terrorists. Today, this city is one of the hottest areas of the front. Soon, if the speech of successful actions of the forces of Ukraine's security and defense forces in the Bakhmut direction will be saved, the city will be released for the second time. And again the Ukrainian flag will return to it. Will come back forever!</text:p>
      <text:p text:style-name="P4">
The Armed Forces of Ukraine continue to destroy the enemy's racists and equipment everywhere in order to release all temporarily occupied territories of Ukraine and take revenge for all -time war crimes.</text:p>
      <text:p text:style-name="P4">
This commemorative day is also honored by the memory of all military personnel of Ukraine, who died during the operation to liberate Kramatorsk Slavyansk, as well as all defenders of Ukraine and civilians, which Russia Udubilal has the beginning of a large -scale invasion.</text:p>
      <text:p text:style-name="P4">
Together to victory!We believe in the Armed Forces!Glory to Ukraine!</text:p>
      <text:p text:style-name="P4">
News Source: <text:a xlink:type="simple" xlink:href="https://armyinform.com.ua/2023/07/05/sogodni-%e2%80%95-den-zvilnennya-slovyanska-ta-kramatorska-vid-rosijskoyi-okupacziyi/" text:style-name="Internet_20_link" text:visited-style-name="Visited_20_Internet_20_Link">
https://armyinform.com.ua/2023/07/05/sogodni-%e2%80%95-den-zvilnennya-slovyanska-ta-kramatorska-vid-rosijskoyi-okupacziyi/</text:a>
</text:p>
      <!--NEWS-->
      <text:h text:style-name="P10" text:outline-level="1">
<text:span text:style-name="T4">
Volodymyr Zelensky had a telephone conversation with Guinea-Bisau President Umaru Sisok Embalo</text:span>
</text:h>
      <text:p text:style-name="P4">
Author: ['АРМІЯINFORM']</text:p>
      <text:p text:style-name="P4">
Time: 2023-07-05T78:00:00-04:00</text:p>
      <text:p text:style-name="P4">
Description: President of Ukraine Gvina-Bisau Umaru Sissoku Embalo was discussed by the nasheki nuis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07b784d5-ceed-4cce-9a35-29eccecfd6e0.jpg" text:style-name="Internet_20_link" text:visited-style-name="Visited_20_Internet_20_Link">
07b784d5-ceed-4cce-9a35-29eccecfd6e0.jpg</text:a>
']</text:p>
      <text:p text:style-name="P4">
Tags: ['STOPRUSSIA', 'ВОЛОДИМИР ЗЕЛЕНСЬКИЙ', 'ОФІС ПРЕЗИДЕНТА УКРАЇНИ', 'ПРЕЗИДЕНТ ГВІНЕЇ-БІСАУ УМАРУ СІСОКУ ЕМБАЛО', 'ПРЕЗИДЕНТ УКРАЇНИ']</text:p>
      <text:p text:style-name="P4">
Category: News</text:p>
      <!--METADATA-->
      <text:p text:style-name="P4">
<draw:frame draw:style-name="fr1" draw:name="Image292" text:anchor-type="as-char" svg:width="6.9236in" svg:height="4.615733in" draw:z-index="0">
<draw:image xlink:href="../Images/AРМІЯINFORM/2023-07-05T78-00-00-04-00/07b784d5-ceed-4cce-9a35-29eccecfd6e0.jpg" xlink:type="simple" xlink:show="embed" xlink:actuate="onLoad" draw:mime-type="image/jpeg"/>
</draw:frame>
The Presidents of Ukraine and Guinea-Bisau Umar Sisok Embalo discussed the consequences of the rebellion of the so-called Wagner group in Russia and its destructiveness in Africa.</text:p>
      <text:p text:style-name="P4">
The President of Ukraine <text:a xlink:type="simple" xlink:href="http://м" text:style-name="Internet_20_link" text:visited-style-name="Visited_20_Internet_20_Link">
reported</text:a>
In his telegram.</text:p>
      <text:p text:style-name="P4">
«He spent a subject telephone conversation with President Guinea-Bisau Umaru Sisokambalo.</text:p>
      <text:p text:style-name="P4">
Thank you for the support of Ukraine's sovereignty and territorial integrity.</text:p>
      <text:p text:style-name="P4">
He informed about the situation on the battlefield.</text:p>
      <text:p text:style-name="P4">
They discussed the consequences of attempting the rebellion of the so -called Wagner group and its deestructive activity in Africa.</text:p>
      <text:p text:style-name="P4">
They agreed to strengthen the interaction and contacts of Ukraine-Guinea-Bisau, both overwhelming and multilateral levels, ”Vladimirzelensky wrote.</text:p>
      <text:p text:style-name="P4">
News Source: <text:a xlink:type="simple" xlink:href="https://armyinform.com.ua/2023/07/05/volodymyr-zelenskyj-proviv-telefonnu-rozmovu-z-prezydentom-gvineyi-bisau-umaru-sisoku-embalo/" text:style-name="Internet_20_link" text:visited-style-name="Visited_20_Internet_20_Link">
https://armyinform.com.ua/2023/07/05/volodymyr-zelenskyj-proviv-telefonnu-rozmovu-z-prezydentom-gvineyi-bisau-umaru-sisoku-embalo/</text:a>
</text:p>
      <!--NEWS-->
      <text:h text:style-name="P10" text:outline-level="1">
<text:span text:style-name="T4">
Crimes of the Russian Federation against National Security of Ukraine: more than 17 thousand cases have been recorded</text:span>
</text:h>
      <text:p text:style-name="P4">
Author: ['АРМІЯINFORM']</text:p>
      <text:p text:style-name="P4">
Time: 2023-07-05T79: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photo_5271951414312159432_y-1.jpg" text:style-name="Internet_20_link" text:visited-style-name="Visited_20_Internet_20_Link">
photo_5271951414312159432_y-1.jpg</text:a>
', '<text:a xlink:type="simple" xlink:href="https://armyinform.com.ua/wp-content/uploads/2023/07/photo_5271951414312159433_y.jpg" text:style-name="Internet_20_link" text:visited-style-name="Visited_20_Internet_20_Link">
photo_5271951414312159433_y.jpg</text:a>
']</text:p>
      <text:p text:style-name="P4">
Tags: ['ВОЄННІ ЗЛОЧИНИ РФ', 'НАЦБЕЗПЕКА', 'ОФІС ГЕНЕРАЛЬНОГО ПРОКУРОРА УКРАЇНИ']</text:p>
      <text:p text:style-name="P4">
Category: News</text:p>
      <!--METADATA-->
      <text:p text:style-name="P4">
<draw:frame draw:style-name="fr1" draw:name="Image293" text:anchor-type="as-char" svg:width="6.9236in" svg:height="4.447316in" draw:z-index="0">
<draw:image xlink:href="../Images/AРМІЯINFORM/2023-07-05T79-00-00-04-00/photo_5271951414312159432_y-1.jpg" xlink:type="simple" xlink:show="embed" xlink:actuate="onLoad" draw:mime-type="image/jpeg"/>
</draw:frame>
Office of the Prosecutor General of Ukraine <text:a xlink:type="simple" xlink:href="https://t.me/pgo_gov_ua/14135" text:style-name="Internet_20_link" text:visited-style-name="Visited_20_Internet_20_Link">
reports</text:a>
About the documented crimes committed during the large -scale aggression of the Russian Federation against Ukraine.</text:p>
      <text:p text:style-name="P4">
As of July 5, it is registered:</text:p>
      <ul>
        <li>
96 656 Military Crimes, * 17 101 Crime against National Security of Ukraine.</li>
      </ul>
      <text:p text:style-name="P4">
In addition, according to official data of juvenile prosecutors, <text:span text:style-name="T4">
 1542 children </text:span>
 were injured as a result of Russian aggression, of which:</text:p>
      <ul>
        <li>
494 - children were killed, * 1048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94" text:anchor-type="as-char" svg:width="6.9236in" svg:height="4.447316in" draw:z-index="0">
<draw:image xlink:href="../Images/AРМІЯINFORM/2023-07-05T79-00-00-04-00/photo_5271951414312159433_y.jpg" xlink:type="simple" xlink:show="embed" xlink:actuate="onLoad" draw:mime-type="image/jpeg"/>
</draw:frame>
</text:p>
      <text:p text:style-name="P4">
News Source: <text:a xlink:type="simple" xlink:href="https://armyinform.com.ua/2023/07/05/zlochyny-rf-proty-naczbezpeky-ukrayiny-zafiksovano-ponad-17-tysyach-vypadkiv-3/" text:style-name="Internet_20_link" text:visited-style-name="Visited_20_Internet_20_Link">
https://armyinform.com.ua/2023/07/05/zlochyny-rf-proty-naczbezpeky-ukrayiny-zafiksovano-ponad-17-tysyach-vypadkiv-3/</text:a>
</text:p>
      <!--NEWS-->
      <text:h text:style-name="P10" text:outline-level="1">
<text:span text:style-name="T4">
Detectives conducts searches from the People's Deputy and her assistant - NABU</text:span>
</text:h>
      <text:p text:style-name="P4">
Authors: Ukrinform (Person)</text:p>
      <text:p text:style-name="P4">
Publisher: Укринформ (Organization)</text:p>
      <text:p text:style-name="P4">
Published Time: 2023-07-05T7:11:00+03:00</text:p>
      <text:p text:style-name="P4">
Modified Time: 2023-07-05T22:11:00+03:00</text:p>
      <text:p text:style-name="P4">
Description: In the Ternopil region, the National Anti -Corruption Bureau and the Specialized Anti -Corruption Prosecutor's Office exposed an assistant to the People's Deputy to receive an undue benefit for entering the data in the "Path" system. - Ukrinform.</text:p>
      <text:p text:style-name="P4">
Images: ['<text:a xlink:type="simple" xlink:href="https://static.ukrinform.com/photos/2020_12/thumb_files/630_360_1608557910-360.jpg" text:style-name="Internet_20_link" text:visited-style-name="Visited_20_Internet_20_Link">
630_360_16085...</text:a>
']</text:p>
      <text:p text:style-name="P4">
Tags: ['Хабар', 'НАБУ', 'Тернопільщина', 'Система «Шлях»']</text:p>
      <text:p text:style-name="P4">
Type: Article</text:p>
      <!--METADATA-->
      <text:p text:style-name="P4">
<draw:frame draw:style-name="fr1" draw:name="Image295" text:anchor-type="as-char" svg:width="6.9236in" svg:height="3.956343in" draw:z-index="0">
<draw:image xlink:href="../Images/yкринформ/2023-07-05T7-11-00-03-00/630_360_1608557910-360.jpg" xlink:type="simple" xlink:show="embed" xlink:actuate="onLoad" draw:mime-type="image/jpeg"/>
</draw:frame>
The Uternopil region The National Anti -Corruption Bureau and the Specialized Anti -Corruption Prosecutor's Office exposed an assistant to the People's Deputy for the acquisition of legal benefits for entering the data into the "Path" system.</text:p>
      <text:p text:style-name="P4">
According to Ukrinform, the National Anti -Corruption Bureau reports in <text:a xlink:type="simple" xlink:href="https://t.me/nab_ukraine/1956" text:style-name="Internet_20_link" text:visited-style-name="Visited_20_Internet_20_Link">
telegram</text:a>
.</text:p>
      <text:p text:style-name="P4">
"NABU and SAP for prompt support of the Department of Internal Security of the National University of Ukraine, the assistant of the current People's Deputy of Ukraine for obtaining the right benefit for entering the data in the" Path "system, which in fact provides a resolution for crossing the border," - it is reported.</text:p>
      <text:p text:style-name="P4">
<text:span text:style-name="T4">
 Read also: </text:span>
 <text:span text:style-name="T4">
 <text:a xlink:type="simple" xlink:href="https://www.ukrinform.ua/rubric-regions/3730858-u-cerkasah-z-habarem-zatrimali-dvoh-mitnikiv.html" text:style-name="Internet_20_link" text:visited-style-name="Visited_20_Internet_20_Link">
in Cherkasy with a bribe detained two customs officers</text:a>
</text:span>
</text:p>
      <text:p text:style-name="P4">
Currently, detectives are conducting an urgent search at the assistant, as well as in the people's deputate in Ternopil region. The possible involvement of the people's elected crime is checked.</text:p>
      <text:p text:style-name="P4">
"According to the investigation, a group of persons systematically received the undue benefit of defining through the regional military administrations into the information system" path "of information that entitles the border to cross," NABU noted.</text:p>
      <text:p text:style-name="P4">
<text:span text:style-name="T4">
 Read also: </text:span>
 <text:span text:style-name="T4">
 [suspect in the solicitation(https://www.ukrinform.ua/rubric-regions/3730918-pidozruvanij-u-vimaganni-habara-golova-ternopilskoi-oblradi-povernuvsa-na-robotu.html)</text:span>
</text:p>
      <text:p text:style-name="P4">
According to the Verkhovna Rada deputy Alexei Goncharenko, we are talking about the people's deputy of the servant of the people Lyudmila Marchenko.</text:p>
      <text:p text:style-name="P4">
Preliminary qualification - Part 3 of Art. 368, Part 4 of Art. 368, Part 4 of Art. 27, Part 4 of Art. 369 Criminal Code of Ukraine.In <text:span text:style-name="T4">
 <text:a xlink:type="simple" xlink:href="https://www.ukrinform.ua/tag-nabu" text:style-name="Internet_20_link" text:visited-style-name="Visited_20_Internet_20_Link">
NABU</text:a>
</text:span>
 Promise subsequently reported.</text:p>
      <text:p text:style-name="P4">
"It should be noted that in accordance with the restrictions introduced in Ukraine in connection with the action of the legal regime of wartime, departure to men - citizens of Ukraine, ages 18 to 60 years, restricted departure outside the country," - emphasized in NABU.</text:p>
      <text:p text:style-name="P4">
<text:span text:style-name="T4">
 Read also: </text:span>
 <text:span text:style-name="T4">
 [officials demanded bribes from grain exporters - Sklik.(https://www.ukrinform.ua/rubric-economy/3724756-cinovniki-vimagali-habari-v-eksporteriv-zerna-sbu-likviduvala-shemu-na-odesini.html) </text:span>
</text:p>
      <text:p text:style-name="P4">
News Source: <text:a xlink:type="simple" xlink:href="https://www.ukrinform.ua/rubric-society/3732008-na-ternopilsini-vikrili-pomicnika-deputata-na-habari-za-vnesenna-danih-u-sistemu-slah.html" text:style-name="Internet_20_link" text:visited-style-name="Visited_20_Internet_20_Link">
https://www.ukrinform.ua/rubric-society/3732008-na-ternopilsini-vikrili-pomicnika-deputata-na-habari-za-vnesenna-danih-u-sistemu-slah.html</text:a>
</text:p>
      <!--NEWS-->
      <text:h text:style-name="P10" text:outline-level="1">
<text:span text:style-name="T4">
Ukraine's defense forces continue to step on the Melitopol and Berdyansk directions</text:span>
</text:h>
      <text:p text:style-name="P4">
Author: ['АРМІЯINFORM']</text:p>
      <text:p text:style-name="P4">
Time: 2023-07-05T80:00:00-04:00</text:p>
      <text:p text:style-name="P4">
Description: About the General Headquarters of the ZS Ukrainian. To be embraced, Sho Rosiyani ... The war with Ukraine 2022, the war with Ukraine is the latest news today, the news war with Ukraine 2022 The last for today, will there be a war between Ukraine and Russia, and when, the war with Ukraine in 2022 will be or not, whether it will be, will there be The war with Ukraine in the near future says, the war with Ukraine, Ukrainian news today, Ukrainian news in Ukrainian media in Russian</text:p>
      <text:p text:style-name="P4">
Images: ['<text:a xlink:type="simple" xlink:href="https://armyinform.com.ua/wp-content/uploads/2023/07/357426994_617587087221040_6158534239268969476_n.jpg" text:style-name="Internet_20_link" text:visited-style-name="Visited_20_Internet_20_Link">
357426994_617587087221040_6158534239268969476_n.jpg</text:a>
']</text:p>
      <text:p text:style-name="P4">
Tags: ['STOPRUSSIA', 'АГРЕСІЯ РФ', 'ВТОРГНЕННЯ РФ']</text:p>
      <text:p text:style-name="P4">
Category: News</text:p>
      <!--METADATA-->
      <text:p text:style-name="P4">
<draw:frame draw:style-name="fr1" draw:name="Image297" text:anchor-type="as-char" svg:width="6.9236in" svg:height="4.609323in" draw:z-index="0">
<draw:image xlink:href="../Images/AРМІЯINFORM/2023-07-05T80-00-00-04-00/357426994_617587087221040_6158534239268969476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3HDS7K1KE9Hfb2TxuCBNELLAJxypKH6ycpByaggYXr7AZjuBSxGk2dpHBFFsFQmNl" text:style-name="Internet_20_link" text:visited-style-name="Visited_20_Internet_20_Link">
reports</text:a>
The General Staff of the Armed Forces of Ukraine.</text:p>
      <text:p text:style-name="P4">
It is noted that the Russians focus the main efforts in the Liman, Bakhmut, Avdiiv and Mariinsky directions - 30 combat clashes took place during the day.</text:p>
      <text:p text:style-name="P4">
"At the same time, the forces of Ukraine's defense continue to conduct an offensive operation of the tire and Berdyansk directions, are fixed on the achievements, inflicting fire artillery damage on the identified target, carrying out measures of counter -battery struggle," - the testimony reads.</text:p>
      <text:p text:style-name="P4">
News Source: <text:a xlink:type="simple" xlink:href="https://armyinform.com.ua/2023/07/05/syly-oborony-ukrayiny-prodovzhuyut-vedennya-nastupalnoyi-operacziyi-na-melitopolskomu-ta-berdyanskomu-napryamkah/" text:style-name="Internet_20_link" text:visited-style-name="Visited_20_Internet_20_Link">
https://armyinform.com.ua/2023/07/05/syly-oborony-ukrayiny-prodovzhuyut-vedennya-nastupalnoyi-operacziyi-na-melitopolskomu-ta-berdyanskomu-napryamkah/</text:a>
</text:p>
      <!--NEWS-->
      <text:h text:style-name="P10" text:outline-level="1">
<text:span text:style-name="T4">
On July 10 there will be a presentation of a book about heroes of unconquered Ukraine</text:span>
</text:h>
      <text:p text:style-name="P4">
Author: ['АРМІЯINFORM']</text:p>
      <text:p text:style-name="P4">
Time: 2023-07-05T81:00:00-04:00</text:p>
      <text:p text:style-name="P4">
Description: 10 Lipnya about 12:00 on the pre -Center “Ukrinform” the presentation of the book “Heroa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630_360_1686488514-765.jpg" text:style-name="Internet_20_link" text:visited-style-name="Visited_20_Internet_20_Link">
630_360_1686488514-765.jpg</text:a>
']</text:p>
      <text:p text:style-name="P4">
Tags: ['ПРЕЗЕНТАЦІЯ КНИГИ']</text:p>
      <text:p text:style-name="P4">
Category: News</text:p>
      <!--METADATA-->
      <text:p text:style-name="P4">
<draw:frame draw:style-name="fr1" draw:name="Image298" text:anchor-type="as-char" svg:width="6.9236in" svg:height="3.956343in" draw:z-index="0">
<draw:image xlink:href="../Images/AРМІЯINFORM/2023-07-05T81-00-00-04-00/630_360_1686488514-765.jpg" xlink:type="simple" xlink:show="embed" xlink:actuate="onLoad" draw:mime-type="image/jpeg"/>
</draw:frame>
Illustrative photo</text:p>
      <text:p text:style-name="P4">
<text:span text:style-name="T4">
 On July 10, at 12:00 </text:span>
, the Presentation of the Book <text:span text:style-name="T4">
 "Heroes of Unconquered Ukraine: Heroes of Ukraine, Cavaliers of Orders of 3 degrees from the beginning of a full-scale Russian invasion of Ukraine will be held at the Ukrinform Presentation of the Book </text:span>
" Heroes of Ukraine: Heroes of Ukraine, Heroes of Ukraine, Cavaliers of Ukraine. 2022 ”. **</text:p>
      <text:p text:style-name="P4">
The event is organized by the Independent Analytical Center for Borysfen Intel Geopolitical Research and the Fund of Veterans of Military Intelligence of Ukraine.</text:p>
      <text:p text:style-name="P4">
Participants:</text:p>
      <text:p text:style-name="P4">
<text:span text:style-name="T4">
<text:span text:style-name="T5">
 Yuri Yarukhin </text:span>
* - the author of the book; </text:span>
<text:span text:style-name="T5">
 Alexander Belov - </text:span>
<text:span text:style-name="T5">
 President of the Independent Analytical Center of Geopolitical Research Borysfen Intel; </text:span>
<text:span text:style-name="T4">
<text:span text:style-name="T5">
*</text:span>
* Yuriy Levchenko </text:span>
 - President of the Veterans Fund of Military Intelligence of Ukraine; <text:span text:style-name="T4">
!</text:span>
<text:span text:style-name="T5">
 Oleg Berezyuk - </text:span>
* Director of the Institute of Global Policy.</text:p>
      <text:p text:style-name="P4">
Accreditation will last until 11:00 on July 10, 2023, <text:span text:style-name="T4">
anna@ukrinform.com</text:span>
 You must specify the name, surname, name of the publication.</text:p>
      <text:p text:style-name="P4">
The event will be broadcast on the site and <text:a xlink:type="simple" xlink:href="https://www.youtube.com/c/UkrinformTV" text:style-name="Internet_20_link" text:visited-style-name="Visited_20_Internet_20_Link">
Youtube channel</text:a>
Ukrinform <text:span text:style-name="T4">
. </text:span>
</text:p>
      <text:p text:style-name="P4">
News Source: <text:a xlink:type="simple" xlink:href="https://armyinform.com.ua/2023/07/05/10-lypnya-vidbudetsya-prezentacziya-knyzhky-pro-geroyiv-neskorenoyi-ukrayiny/" text:style-name="Internet_20_link" text:visited-style-name="Visited_20_Internet_20_Link">
https://armyinform.com.ua/2023/07/05/10-lypnya-vidbudetsya-prezentacziya-knyzhky-pro-geroyiv-neskorenoyi-ukrayiny/</text:a>
</text:p>
      <!--NEWS-->
      <text:h text:style-name="P10" text:outline-level="1">
<text:span text:style-name="T4">
More than 30 combat clashes took place in a day, heavy fights continue near estuaries, Bakhmut, Avdiivka and Marinka</text:span>
</text:h>
      <text:p text:style-name="P4">
Author: ['АРМІЯINFORM']</text:p>
      <text:p text:style-name="P4">
Time: 2023-07-05T82:00:00-04:00</text:p>
      <text:p text:style-name="P4">
Description: About the General Headquarters of the ZS Ukrainian. “Opponent I nadal ZoServzhu ... War with Ukraine 2022, War with Ukraine Latest News Today, News War with Ukraine 2022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7/358074501_617587023887713_3058853485937996888_n.jpg" text:style-name="Internet_20_link" text:visited-style-name="Visited_20_Internet_20_Link">
358074501_617587023887713_3058853485937996888_n.jpg</text:a>
']</text:p>
      <text:p text:style-name="P4">
Tags: []</text:p>
      <text:p text:style-name="P4">
Category: News</text:p>
      <!--METADATA-->
      <text:p text:style-name="P4">
<draw:frame draw:style-name="fr1" draw:name="Image299" text:anchor-type="as-char" svg:width="6.9236in" svg:height="4.620011in" draw:z-index="0">
<draw:image xlink:href="../Images/AРМІЯINFORM/2023-07-05T82-00-00-04-00/358074501_617587023887713_3058853485937996888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3HDS7K1KE9Hfb2TxuCBNELLAJxypKH6ycpByaggYXr7AZjuBSxGk2dpHBFFsFQmNl" text:style-name="Internet_20_link" text:visited-style-name="Visited_20_Internet_20_Link">
reports</text:a>
The General Staff of the Armed Forces of Ukraine.</text:p>
      <text:p text:style-name="P4">
“The enemy continues to focus the main efforts in the Lyman, Bakhmut, Avdiiv and Mariinsky directions - about 30 fights took place during the day.</text:p>
      <text:p text:style-name="P4">
<text:span text:style-name="T4">
 In Volyn and Polissya directions </text:span>
 Operational situation without significant changes. No signs of formation of offensive groups of the enemy were detected. The defined units of the Armed Forces of Belarus perform tasks in border areas with Ukraine.</text:p>
      <text:p text:style-name="P4">
<text:span text:style-name="T4">
 In the Siversky and Slobozhansky directions </text:span>
 the enemy retains military precipitation. Struck in the areas of Grabov of Sumy region; Kharkiv region and in the city of Kharkiv. During the day, the implementation of more than 35 settlements, including the Chernihsk, Chernihiv region; Mid-Budda, Stukalivka of Sumy region and Kozacha Lopan, Zelena and Gatyshche in Kharkiv.</text:p>
      <text:p text:style-name="P4">
<text:span text:style-name="T4">
 In the Kupyansk direction </text:span>
 the enemy does not leave attempts to step in the Ravenovoslovsky Luhansk region. Our warriors keep the defense, reflecting all the attacks of the enemy. The invaders caused aviation blows in the areas of ladies and Kislivka of Kharkiv region. The enemy artillery and mortars were suffered by Petro-Ivanivka, Fygolovka, Monachinivka, Husynka, Novomlinsk and Kislivka of Kharkiv region.</text:p>
      <text:p text:style-name="P4">
<text:span text:style-name="T4">
 In the Liman direction </text:span>
 the enemy, during the leading actions, tried to displace our troops from the positions in the area of the Novoegorovsky region, had no success. He struck the area in the Luhansk region. More than 10 painted points, including Nevskoe, Bigorivka, Luhansk region and Torke, Verkamyanskoye and Rozdolivka in Donetsk region, have been fired.<text:span text:style-name="T4">
 In the Avdeevsky direction </text:span>
 Defense forces continue to restrain the Nutprose troops in the city of Avdiivka. At the same time, the opponent of causing strokes in the areas of Avdiivka and Nevelsky. He made artillery units of more than 10 settlements, in particular, Berdychi, Stepovo, Avdiivka, Nevel and Pervomaisk Donetsk region were injured.</text:p>
      <text:p text:style-name="P4">
In the Mariinsky direction, our defenders repelled all hostile attacks in the Marinka's city. The enemy struck an aviation strike in the Krasnogorivka region. He fired more than 10 settlements, including Krasnogorivka, Ganivka, Marinka and Victory of Donetsk region.</text:p>
      <text:p text:style-name="P4">
<text:span text:style-name="T4">
 In the mineral direction, the enemy </text:span>
 struck in the areas of the Zenezole Niva and Makarivka in Donetsk region. He fired more than 10 inhabited donations, including Novomikhailivka, Kalledar, Novoukrainka and the Prechistivkadonetsk region.</text:p>
      <text:p text:style-name="P4">
<text:span text:style-name="T4">
 In Zaporizhzhya and Kherson </text:span>
 the enemy concentrates the main assets on preventing the promotion of our troops. He struck the air strikes of the Zmiivka and Antonivka of Kherson region. Carried out artillery units of more than 40 settlements, including Levadne, Olgiv, Malynivka, Gulyaypole, Whiteworms of Zaporizhzhia region; Tokarivka, Antonovka, Giant, Kizomis, Kherson region and the city of Kherson, ”the message reads.</text:p>
      <text:p text:style-name="P4">
News Source: <text:a xlink:type="simple" xlink:href="https://armyinform.com.ua/2023/07/05/za-dobu-vidbulosya-ponad-30-bojovyh-zitknen-vazhki-boyi-tryvayut-poblyzu-lymanu-bahmuta-avdiyivky-ta-maryinky/" text:style-name="Internet_20_link" text:visited-style-name="Visited_20_Internet_20_Link">
https://armyinform.com.ua/2023/07/05/za-dobu-vidbulosya-ponad-30-bojovyh-zitknen-vazhki-boyi-tryvayut-poblyzu-lymanu-bahmuta-avdiyivky-ta-maryinky/</text:a>
</text:p>
      <!--NEWS-->
      <text:h text:style-name="P10" text:outline-level="1">
<text:span text:style-name="T4">
In the Taurian direction of defense forces continue to systematically knock out the enemy from positions</text:span>
</text:h>
      <text:p text:style-name="P4">
Author: ['Дмитро Горбунов']</text:p>
      <text:p text:style-name="P4">
Time: 2023-07-05T83:00:00-04:00</text:p>
      <text:p text:style-name="P4">
Description: About the operational situation on the PIVDNI ROZPOVIV REMENSED PREMENTER of defense forces ... War with Ukraine 2022, War with Ukraine Latest News Today, News War with Ukraine 2022 The last ones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valerij-shershen.jpg" text:style-name="Internet_20_link" text:visited-style-name="Visited_20_Internet_20_Link">
valerij-shershen.jpg</text:a>
']</text:p>
      <text:p text:style-name="P4">
Tags: ['ВАЛЕРІЙ ШЕРШЕНЬ', 'ЄДИНІ НОВИНИ', 'ТАВРІЙСЬКИЙ НАПРЯМОК']</text:p>
      <text:p text:style-name="P4">
Category: News</text:p>
      <!--METADATA-->
      <text:p text:style-name="P4">
<draw:frame draw:style-name="fr1" draw:name="Image300" text:anchor-type="as-char" svg:width="6.9236in" svg:height="4.615733in" draw:z-index="0">
<draw:image xlink:href="../Images/AРМІЯINFORM/2023-07-05T83-00-00-04-00/valerij-shershen.jpg" xlink:type="simple" xlink:show="embed" xlink:actuate="onLoad" draw:mime-type="image/jpeg"/>
</draw:frame>
A spokesman for the united Press Center of Ukraine's Siloboron Tavriysky direction Valery Shershn on the air of a telephone ["One News"] told about the operational situation in the south ["only news"] about the operational situation in the south.(https://www.youtube.com/watch?v=WY8sDvZdWEA).</text:p>
      <text:p text:style-name="P4">
— Сили оборони України й далі системно вибивають ворога з позицій,просуваються вперед. Динаміка не змінилася, і ми тиснемо в наступі, знищуємоособовий склад окупантів, їхню бронетехніку. Протягом минулої доби нашіпідрозділи ракетних військ і артилерії виконали понад 1550 вогневих завдань.Втрати ворога в живій силі становлять 86 убитими та 162 пораненими. Зновувідзначилися наші підрозділи радіоелектронної боротьби, які протягом добизахопили дві повітряні цілі, а саме БПЛА «Орлан-10». А ще ми знищили 25одиниць озброєння та військової техніки противника, — поінформував офіцер ЗСУ.</text:p>
      <text:p text:style-name="P4">
Він додав, що найбільше противник намагався атакувати на Мар’їнськомунапрямку, де зафіксовано 17 невдалих штурмів.</text:p>
      <text:p text:style-name="P4">
— Раніше росіяни практикували м’ясні штурми. Зараз, мабуть, особовий складпочав закінчуватися й вони іноді на штурм відправляють маленькі групи до 8–10осіб. При цьому техніку також стараються берегти, — насамкінець зауваживВалерій Шершень.</text:p>
      <text:p text:style-name="P4">
News Source: <text:a xlink:type="simple" xlink:href="https://armyinform.com.ua/2023/07/05/na-tavrijskomu-napryamku-syly-oborony-j-dali-systemno-vybyvayut-voroga-z-pozyczij/" text:style-name="Internet_20_link" text:visited-style-name="Visited_20_Internet_20_Link">
https://armyinform.com.ua/2023/07/05/na-tavrijskomu-napryamku-syly-oborony-j-dali-systemno-vybyvayut-voroga-z-pozyczij/</text:a>
</text:p>
      <!--NEWS-->
      <text:h text:style-name="P10" text:outline-level="1">
<text:span text:style-name="T4">
Ukrainian aviation per day made 10 beats in the areas of concentration of Russians</text:span>
</text:h>
      <text:p text:style-name="P4">
Author: ['АРМІЯINFORM']</text:p>
      <text:p text:style-name="P4">
Time: 2023-07-05T84:00:00-04:00</text:p>
      <text:p text:style-name="P4">
Description: About the General Headquarters of the ZS Ukrainian. “Avіaatsia defense forces for Dob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text:p>
      <text:p text:style-name="P4">
Category: News</text:p>
      <!--METADATA-->
      <text:p text:style-name="P4">
<draw:frame draw:style-name="fr1" draw:name="Image301" text:anchor-type="as-char" svg:width="6.9236in" svg:height="3.894525in" draw:z-index="0">
<draw:image xlink:href="../Images/AРМІЯINFORM/2023-07-05T84-00-00-04-00/aviacziya-syl-oborony-ukrayiny.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3HDS7K1KE9Hfb2TxuCBNELLAJxypKH6ycpByaggYXr7AZjuBSxGk2dpHBFFsFQmNl" text:style-name="Internet_20_link" text:visited-style-name="Visited_20_Internet_20_Link">
reports</text:a>
The General Staff of the Armed Forces of Ukraine.</text:p>
      <text:p text:style-name="P4">
“Aviation of defense forces per day made 10 beats in the areas of concentration of the personal composition of the invaders.</text:p>
      <text:p text:style-name="P4">
Divisions of missile troops and artillery during the day were affected by 1 rayoning of live power, weapons and military equipment, 1 point of management, 1 ammunition composition, 8 artillery at fire positions, 2 means of recyclable defense, 1 radar station and 3 stations of the Radioelectron. message.</text:p>
      <text:p text:style-name="P4">
News Source: <text:a xlink:type="simple" xlink:href="https://armyinform.com.ua/2023/07/05/ukrayinska-aviacziya-za-dobu-zavdala-10-udariv-po-rajonah-zoseredzhennya-rosiyan/" text:style-name="Internet_20_link" text:visited-style-name="Visited_20_Internet_20_Link">
https://armyinform.com.ua/2023/07/05/ukrayinska-aviacziya-za-dobu-zavdala-10-udariv-po-rajonah-zoseredzhennya-rosiyan/</text:a>
</text:p>
      <!--NEWS-->
      <text:h text:style-name="P10" text:outline-level="1">
<text:span text:style-name="T4">
Ukrainian military is trained in the instructors of the Defense Forces of New Zealand</text:span>
</text:h>
      <text:p text:style-name="P4">
Author: ['АРМІЯINFORM']</text:p>
      <text:p text:style-name="P4">
Time: 2023-07-05T85:00:00-04:00</text:p>
      <text:p text:style-name="P4">
Description: At the framework of the Bagatonatziyonno Opeis "INTERFlex" VIISKOVI ISTRUSTORI forces ... The war with Ukraine 2022, the war with Ukraine is the latest news today, the news war with Ukraine 2022 is the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57744901_617478810565201_9047229078958100107_n.jpg" text:style-name="Internet_20_link" text:visited-style-name="Visited_20_Internet_20_Link">
357744901_617478810565201_9047229078958100107_n.jpg</text:a>
', '<text:a xlink:type="simple" xlink:href="https://armyinform.com.ua/wp-content/uploads/2023/07/357484263_617478553898560_6343093778823410072_n-150x150.jpg" text:style-name="Internet_20_link" text:visited-style-name="Visited_20_Internet_20_Link">
357484263_617478553898560_6343093778823410072_n-150x150.jpg</text:a>
', '<text:a xlink:type="simple" xlink:href="https://armyinform.com.ua/wp-content/uploads/2023/07/357743901_617478570565225_8188534419441621014_n-150x150.jpg" text:style-name="Internet_20_link" text:visited-style-name="Visited_20_Internet_20_Link">
357743901_617478570565225_8188534419441621014_n-150x150.jpg</text:a>
', '<text:a xlink:type="simple" xlink:href="https://armyinform.com.ua/wp-content/uploads/2023/07/358045655_617478900565192_5729922868701877884_n-150x150.jpg" text:style-name="Internet_20_link" text:visited-style-name="Visited_20_Internet_20_Link">
358045655_617478900565192_5729922868701877884_n-150x150.jpg</text:a>
', '<text:a xlink:type="simple" xlink:href="https://armyinform.com.ua/wp-content/uploads/2023/07/357737019_617478657231883_1514584755096150531_n-150x150.jpg" text:style-name="Internet_20_link" text:visited-style-name="Visited_20_Internet_20_Link">
357737019_617478657231883_1514584755096150531_n-150x150.jpg</text:a>
']</text:p>
      <text:p text:style-name="P4">
Tags: ['STOPRUSSIA', 'АГРЕСІЯ РФ', 'ВЕЛИКА БРИТАНІЯ', 'ВТОРГНЕННЯ РФ', 'НАВЧАННЯ ВІЙСЬКОВИХ', 'НОВА ЗЕЛАНДІЯ']</text:p>
      <text:p text:style-name="P4">
Category: News</text:p>
      <!--METADATA-->
      <text:p text:style-name="P4">
<draw:frame draw:style-name="fr1" draw:name="Image302" text:anchor-type="as-char" svg:width="6.9236in" svg:height="4.615733in" draw:z-index="0">
<draw:image xlink:href="../Images/AРМІЯINFORM/2023-07-05T85-00-00-04-00/357744901_617478810565201_9047229078958100107_n.jpg" xlink:type="simple" xlink:show="embed" xlink:actuate="onLoad" draw:mime-type="image/jpeg"/>
</draw:frame>
As part of the multinational educational operation "Interflex" military instructors of the forces of Defense of New Zealand [conduct(https://armyinform.com.ua/2022/08/15/oleksij-reznikov-nova-zelandiya-pryyednuyetsya-do-programy-navchannya-zsu-u-velykij-brytaniyi/)from fire training with military personnel of the Armed Forces of Ukraine. The training is done in the United Kingdom and contribute to the professional training of Ukrainian warriors from Russian aggression.</text:p>
      <text:p text:style-name="P4">
About this <text:a xlink:type="simple" xlink:href="https://www.facebook.com/GeneralStaff.ua/posts/pfbid0x34fXfApHVx1BBVRCATwLvhau9jfQkC8EUMDw97QHn8pW9aV3GnrHBM1JvbtfjiFl" text:style-name="Internet_20_link" text:visited-style-name="Visited_20_Internet_20_Link">
informs</text:a>
The General Staff of the Armed Forces of Ukraine.</text:p>
      <text:p text:style-name="P4">
In general, new Zealand defense forces teach Ukrainian nobles such skills as weapons handling, precision shooting, first medical care on the battlefield, as well as offensive and defensive operations in different conditions.</text:p>
      <text:p text:style-name="P4">
<text:a xlink:type="simple" xlink:href="https://armyinform.com.ua/wp-content/uploads/2023/07/357484263_617478553898560_6343093778823410072_n.jpg" text:style-name="Internet_20_link" text:visited-style-name="Visited_20_Internet_20_Link">
!(Images/AРМІЯINFORM/2023-07-05T85-00-00-04-00/357484263_617478553898560_6343093778823410072_n-150x150.jpg)</text:a>
</text:p>
      <text:p text:style-name="P4">
<text:a xlink:type="simple" xlink:href="https://armyinform.com.ua/wp-content/uploads/2023/07/357743901_617478570565225_8188534419441621014_n.jpg" text:style-name="Internet_20_link" text:visited-style-name="Visited_20_Internet_20_Link">
<draw:frame draw:style-name="fr1" draw:name="Image303" text:anchor-type="as-char" svg:width="6.9236in" svg:height="6.9236in" draw:z-index="0">
<draw:image xlink:href="../Images/AРМІЯINFORM/2023-07-05T85-00-00-04-00/357743901_617478570565225_8188534419441621014_n-150x150.jpg" xlink:type="simple" xlink:show="embed" xlink:actuate="onLoad" draw:mime-type="image/jpeg"/>
</draw:frame>
</text:a>
Recall that last year, the government and the forces of Nova Zealand reported a termination of "the implementation of a further significant deployment of 120 servicemen of the Defense forces of New Zealand in the United Kingdom to help Ukrainian military personnel in the framework of international consuasils to help Ukraine to continue to protect against illegal war."</text:p>
      <text:p text:style-name="P4">
<text:a xlink:type="simple" xlink:href="https://armyinform.com.ua/wp-content/uploads/2023/07/358045655_617478900565192_5729922868701877884_n.jpg" text:style-name="Internet_20_link" text:visited-style-name="Visited_20_Internet_20_Link">
!(Images/AРМІЯINFORM/2023-07-05T85-00-00-04-00/358045655_617478900565192_5729922868701877884_n-150x150.jpg)</text:a>
</text:p>
      <text:p text:style-name="P4">
<text:a xlink:type="simple" xlink:href="https://armyinform.com.ua/wp-content/uploads/2023/07/357737019_617478657231883_1514584755096150531_n.jpg" text:style-name="Internet_20_link" text:visited-style-name="Visited_20_Internet_20_Link">
<draw:frame draw:style-name="fr1" draw:name="Image304" text:anchor-type="as-char" svg:width="6.9236in" svg:height="6.9236in" draw:z-index="0">
<draw:image xlink:href="../Images/AРМІЯINFORM/2023-07-05T85-00-00-04-00/357737019_617478657231883_1514584755096150531_n-150x150.jpg" xlink:type="simple" xlink:show="embed" xlink:actuate="onLoad" draw:mime-type="image/jpeg"/>
</draw:frame>
</text:a>
At the same time, the Defense Minister of New Zealand said, "The training will be carried out exclusively in one of the places in the United Kingdom and the personnel of the Defense Forces of New Zealand will not enter Ukraine."</text:p>
      <text:p text:style-name="P4">
News Source: <text:a xlink:type="simple" xlink:href="https://armyinform.com.ua/2023/07/05/ukrayinski-vijskovi-prohodyat-navchannya-v-instruktoriv-syl-oborony-novoyi-zelandiyi/" text:style-name="Internet_20_link" text:visited-style-name="Visited_20_Internet_20_Link">
https://armyinform.com.ua/2023/07/05/ukrayinski-vijskovi-prohodyat-navchannya-v-instruktoriv-syl-oborony-novoyi-zelandiyi/</text:a>
</text:p>
      <!--NEWS-->
      <text:h text:style-name="P10" text:outline-level="1">
<text:span text:style-name="T4">
The 15-year-old volunteer "Mouse" received a distinction of the Commander-in-Chief of the Armed Forces of Ukraine</text:span>
</text:h>
      <text:p text:style-name="P4">
Author: ['Володимир Віват']</text:p>
      <text:p text:style-name="P4">
Time: 2023-07-05T86:00:00-04:00</text:p>
      <text:p text:style-name="P4">
Description: In the Odessa Commander of the Morstorsk forces of the Zbroyshnykh, Ukraine Vitsadmіla Oleksiy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osnovna-1.jpg" text:style-name="Internet_20_link" text:visited-style-name="Visited_20_Internet_20_Link">
osnovna-1.jpg</text:a>
', '<text:a xlink:type="simple" xlink:href="https://armyinform.com.ua/wp-content/uploads/2023/07/5-4-1-150x150.jpg" text:style-name="Internet_20_link" text:visited-style-name="Visited_20_Internet_20_Link">
5-4-1-150x150.jpg</text:a>
', '<text:a xlink:type="simple" xlink:href="https://armyinform.com.ua/wp-content/uploads/2023/07/1-4-1-150x150.jpg" text:style-name="Internet_20_link" text:visited-style-name="Visited_20_Internet_20_Link">
1-4-1-150x150.jpg</text:a>
', '<text:a xlink:type="simple" xlink:href="https://armyinform.com.ua/wp-content/uploads/2023/07/2-4-1-150x150.jpg" text:style-name="Internet_20_link" text:visited-style-name="Visited_20_Internet_20_Link">
2-4-1-150x150.jpg</text:a>
', '<text:a xlink:type="simple" xlink:href="https://armyinform.com.ua/wp-content/uploads/2023/07/3-150x150.jpeg" text:style-name="Internet_20_link" text:visited-style-name="Visited_20_Internet_20_Link">
3-150x150.jpeg</text:a>
', '<text:a xlink:type="simple" xlink:href="https://armyinform.com.ua/wp-content/uploads/2023/07/3-8-150x150.jpg" text:style-name="Internet_20_link" text:visited-style-name="Visited_20_Internet_20_Link">
3-8-150x150.jpg</text:a>
', '<text:a xlink:type="simple" xlink:href="https://armyinform.com.ua/wp-content/uploads/2023/07/4-150x150.jpeg" text:style-name="Internet_20_link" text:visited-style-name="Visited_20_Internet_20_Link">
4-150x150.jpeg</text:a>
', '<text:a xlink:type="simple" xlink:href="https://armyinform.com.ua/wp-content/uploads/2023/07/4-6-150x150.jpg" text:style-name="Internet_20_link" text:visited-style-name="Visited_20_Internet_20_Link">
4-6-150x150.jpg</text:a>
']</text:p>
      <text:p text:style-name="P4">
Tags: []</text:p>
      <text:p text:style-name="P4">
Category: News</text:p>
      <!--METADATA-->
      <text:p text:style-name="P4">
<draw:frame draw:style-name="fr1" draw:name="Image305" text:anchor-type="as-char" svg:width="6.9236in" svg:height="4.615733in" draw:z-index="0">
<draw:image xlink:href="../Images/AРМІЯINFORM/2023-07-05T86-00-00-04-00/osnovna-1.jpg" xlink:type="simple" xlink:show="embed" xlink:actuate="onLoad" draw:mime-type="image/jpeg"/>
</draw:frame>
In Odessa, the Commander of the Navy of the Armed Forces of Ukraine Viceadmiralolexiy her Zhpapa met with representatives and volunteers of the Charity Fund to promote the development of the Navy of the Armed Forces of Ukraine.</text:p>
      <ul>
        <li>
Today, people gathered here, what deeds, soul and heart always together with the reporting fleet. Who help us to do the work that the military is not enough time is the social, physical and psychological rehabilitating soldiers. You can buy the latest weapons, but people will be left in priority. Especially those servicemen who have injured injuries, have been captured, have post -traumatic disorder syndrome. Their return to a fulfilling life is a very difficult job that you have taken on a honor, - addressing the audience, Viceadmiral Alexeyneduvidpapa emphasized.</li>
      </ul>
      <text:p text:style-name="P4">
<text:a xlink:type="simple" xlink:href="https://armyinform.com.ua/wp-content/uploads/2023/07/5-4-1.jpg" text:style-name="Internet_20_link" text:visited-style-name="Visited_20_Internet_20_Link">
!(Images/AРМІЯINFORM/2023-07-05T86-00-00-04-00/5-4-1-150x150.jpg)</text:a>
</text:p>
      <text:p text:style-name="P4">
<text:a xlink:type="simple" xlink:href="https://armyinform.com.ua/wp-content/uploads/2023/07/1-4-1.jpg" text:style-name="Internet_20_link" text:visited-style-name="Visited_20_Internet_20_Link">
<draw:frame draw:style-name="fr1" draw:name="Image306" text:anchor-type="as-char" svg:width="6.9236in" svg:height="6.9236in" draw:z-index="0">
<draw:image xlink:href="../Images/AРМІЯINFORM/2023-07-05T86-00-00-04-00/1-4-1-150x150.jpg" xlink:type="simple" xlink:show="embed" xlink:actuate="onLoad" draw:mime-type="image/jpeg"/>
</draw:frame>
</text:a>
</text:p>
      <text:p text:style-name="P4">
<text:a xlink:type="simple" xlink:href="https://armyinform.com.ua/wp-content/uploads/2023/07/2-4-1.jpg" text:style-name="Internet_20_link" text:visited-style-name="Visited_20_Internet_20_Link">
<draw:frame draw:style-name="fr1" draw:name="Image307" text:anchor-type="as-char" svg:width="6.9236in" svg:height="6.9236in" draw:z-index="0">
<draw:image xlink:href="../Images/AРМІЯINFORM/2023-07-05T86-00-00-04-00/2-4-1-150x150.jpg" xlink:type="simple" xlink:show="embed" xlink:actuate="onLoad" draw:mime-type="image/jpeg"/>
</draw:frame>
</text:a>
</text:p>
      <text:p text:style-name="P4">
<text:a xlink:type="simple" xlink:href="https://armyinform.com.ua/wp-content/uploads/2023/07/3.jpeg" text:style-name="Internet_20_link" text:visited-style-name="Visited_20_Internet_20_Link">
<draw:frame draw:style-name="fr1" draw:name="Image308" text:anchor-type="as-char" svg:width="6.9236in" svg:height="6.9236in" draw:z-index="0">
<draw:image xlink:href="../Images/AРМІЯINFORM/2023-07-05T86-00-00-04-00/3-150x150.jpeg" xlink:type="simple" xlink:show="embed" xlink:actuate="onLoad" draw:mime-type="image/jpeg"/>
</draw:frame>
</text:a>
</text:p>
      <text:p text:style-name="P4">
<text:a xlink:type="simple" xlink:href="https://armyinform.com.ua/wp-content/uploads/2023/07/3-8.jpg" text:style-name="Internet_20_link" text:visited-style-name="Visited_20_Internet_20_Link">
<draw:frame draw:style-name="fr1" draw:name="Image309" text:anchor-type="as-char" svg:width="6.9236in" svg:height="6.9236in" draw:z-index="0">
<draw:image xlink:href="../Images/AРМІЯINFORM/2023-07-05T86-00-00-04-00/3-8-150x150.jpg" xlink:type="simple" xlink:show="embed" xlink:actuate="onLoad" draw:mime-type="image/jpeg"/>
</draw:frame>
</text:a>
</text:p>
      <text:p text:style-name="P4">
<text:a xlink:type="simple" xlink:href="https://armyinform.com.ua/wp-content/uploads/2023/07/4.jpeg" text:style-name="Internet_20_link" text:visited-style-name="Visited_20_Internet_20_Link">
<draw:frame draw:style-name="fr1" draw:name="Image310" text:anchor-type="as-char" svg:width="6.9236in" svg:height="6.9236in" draw:z-index="0">
<draw:image xlink:href="../Images/AРМІЯINFORM/2023-07-05T86-00-00-04-00/4-150x150.jpeg" xlink:type="simple" xlink:show="embed" xlink:actuate="onLoad" draw:mime-type="image/jpeg"/>
</draw:frame>
</text:a>
</text:p>
      <text:p text:style-name="P4">
<text:a xlink:type="simple" xlink:href="https://armyinform.com.ua/wp-content/uploads/2023/07/4-6.jpg" text:style-name="Internet_20_link" text:visited-style-name="Visited_20_Internet_20_Link">
<draw:frame draw:style-name="fr1" draw:name="Image311" text:anchor-type="as-char" svg:width="6.9236in" svg:height="6.9236in" draw:z-index="0">
<draw:image xlink:href="../Images/AРМІЯINFORM/2023-07-05T86-00-00-04-00/4-6-150x150.jpg" xlink:type="simple" xlink:show="embed" xlink:actuate="onLoad" draw:mime-type="image/jpeg"/>
</draw:frame>
</text:a>
During the meeting, he presented the awards to the best activists of the Foundation. In particular, honorary badges of the Commander-in-Chief of the Armed Forces of Ukraine "with assistance of military" were received by 15-year-old Lydia Nedliy, who in the volunteer environment has an exposible "mouse", her mother-volunteer Yulia Nedli The Commander of the Navy of the Armed Forces of Ukraine also noted a number of volunteers who are taken care of by the domestic fleet.<text:span text:style-name="T5">
Photo author</text:span>
</text:p>
      <text:p text:style-name="P4">
News Source: <text:a xlink:type="simple" xlink:href="https://armyinform.com.ua/2023/07/05/15-richna-volonterka-myshka-otrymala-vidznaku-golovnokomanduvacha-zs-ukrayiny/" text:style-name="Internet_20_link" text:visited-style-name="Visited_20_Internet_20_Link">
https://armyinform.com.ua/2023/07/05/15-richna-volonterka-myshka-otrymala-vidznaku-golovnokomanduvacha-zs-ukrayiny/</text:a>
</text:p>
      <!--NEWS-->
      <text:h text:style-name="P10" text:outline-level="1">
<text:span text:style-name="T4">
They will judge a serviceman of the Armed Forces of the Russian Federation who shot a civilian in a car in the Kyiv region</text:span>
</text:h>
      <text:p text:style-name="P4">
Author: ['АРМІЯINFORM']</text:p>
      <text:p text:style-name="P4">
Time: 2023-07-05T87:00:00-04:00</text:p>
      <text:p text:style-name="P4">
Description: OFIC General Prosecutor Skorov to the court of the accusations of the Strosyno Senior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photo_2023-07-05_12-01-43.jpg" text:style-name="Internet_20_link" text:visited-style-name="Visited_20_Internet_20_Link">
photo_2023-07-05_12-01-43.jpg</text:a>
']</text:p>
      <text:p text:style-name="P4">
Tags: ['STOPRUSSIA', 'АГРЕСІЯ РФ']</text:p>
      <text:p text:style-name="P4">
Category: News</text:p>
      <!--METADATA-->
      <text:p text:style-name="P4">
<draw:frame draw:style-name="fr1" draw:name="Image312" text:anchor-type="as-char" svg:width="6.9236in" svg:height="4.662612in" draw:z-index="0">
<draw:image xlink:href="../Images/AРМІЯINFORM/2023-07-05T87-00-00-04-00/photo_2023-07-05_12-01-43.jpg" xlink:type="simple" xlink:show="embed" xlink:actuate="onLoad" draw:mime-type="image/jpeg"/>
</draw:frame>
The Office of the Prosecutor General has sent an indictment on the old battalion of the 5th Separate Tank Brigade of the 36-Rozagalian Army of the Eastern Military District of the Armed Forces of the Armed Forces of the Armed Forces of the Armed Forces of the Armed Forces of the Armed Forces(Part 2 of Art. 28 h. 2 Article 438 of the Criminal Code of Ukraine).</text:p>
      <text:p text:style-name="P4">
«Слідством встановлено, що 2 березня 2022 року під час окупації села БерезівкаБучанського району Київської області обвинувачений разом з іншимиспівслужбовцями без будь-яких попереджень розстріляв цивільний легковийавтомобіль, який рухався по автодорозі населеного пункту. В результаті цьоговодія було поранено.  Потім обвинувачений спільно з іншим російським військовим витяг з пошкодженогоавтомобіля пораненого чоловіка. Він завдав йому удару прикладом та здійснивпостріл в голову. Від отриманих вогнепальних поранень цивільний загинув намісці», — йдеться в повідомленні.</text:p>
      <text:p text:style-name="P4">
Джерело: <text:a xlink:type="simple" xlink:href="https://t.me/pgo_gov_ua" text:style-name="Internet_20_link" text:visited-style-name="Visited_20_Internet_20_Link">
Офіс Генерального прокурора</text:a>
</text:p>
      <text:p text:style-name="P4">
News Source: <text:a xlink:type="simple" xlink:href="https://armyinform.com.ua/2023/07/05/sudytymut-vijskovosluzhbovczya-zs-rf-yakyj-rozstrilyav-czyvilnu-osobu-v-avtomobili-na-kyyivshhyni/" text:style-name="Internet_20_link" text:visited-style-name="Visited_20_Internet_20_Link">
https://armyinform.com.ua/2023/07/05/sudytymut-vijskovosluzhbovczya-zs-rf-yakyj-rozstrilyav-czyvilnu-osobu-v-avtomobili-na-kyyivshhyni/</text:a>
</text:p>
      <!--NEWS-->
      <text:h text:style-name="P10" text:outline-level="1">
<text:span text:style-name="T4">
In Bakhmut, the enemy got into the trap - Anna Malyar</text:span>
</text:h>
      <text:p text:style-name="P4">
Author: ['Дмитро Горбунов']</text:p>
      <text:p text:style-name="P4">
Time: 2023-07-05T88:00:00-04:00</text:p>
      <text:p text:style-name="P4">
Description: About the DIKA PETPPUNIV TO SITUMENTS OF THE SUSTOCHOLOSKOLA OF ROSECHIC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2/malyar-ganna-1.jpg" text:style-name="Internet_20_link" text:visited-style-name="Visited_20_Internet_20_Link">
malyar-ganna-1.jpg</text:a>
']</text:p>
      <text:p text:style-name="P4">
Tags: ['STOPRUSSIA', 'АГРЕСІЯ РФ']</text:p>
      <text:p text:style-name="P4">
Category: News</text:p>
      <!--METADATA-->
      <text:p text:style-name="P4">
<draw:frame draw:style-name="fr1" draw:name="Image313" text:anchor-type="as-char" svg:width="6.9236in" svg:height="5.532059in" draw:z-index="0">
<draw:image xlink:href="../Images/AРМІЯINFORM/2023-07-05T88-00-00-04-00/malyar-ganna-1.jpg" xlink:type="simple" xlink:show="embed" xlink:actuate="onLoad" draw:mime-type="image/jpeg"/>
</draw:frame>
Deputy Minister of Defense of Ukraine Anna Malyar in the studio of the Teleterna "Unified News" was about the actions of the invaders in different directions and the situation around Zaporizhzhya Aese.</text:p>
      <ul>
        <li>
Everything that the Russians are doing now are aimed at turning the course of war. They use not only military remedies: they change, shoot, rockets launch, etc. Now they still use this panic of chizulating around the Zaporizhzhya NPP. It is also their instrument of war, which is trying to influence the course of the war, - said Anna Malyar.</li>
      </ul>
      <text:p text:style-name="P4">
She noted that there are currently two main scenarios on the events of Nazaposhi NPP.</text:p>
      <ul>
        <li>
The first scenario is exclusively intimidation and blackmail. The second is a terrorist act. Both scenarios can be used by Russians to address their military tasks, - the Deputy Minister of Defense of Ukraine informed.</li>
      </ul>
      <text:p text:style-name="P4">
According to her, the occupiers often use the creation of certain panic platforms as a platform for carrying out information and psychological operations.</text:p>
      <text:p text:style-name="P4">
-First, the condition and mood among the population can affect the decision-making, especially when it comes to a democratic country. Secondly, cepsychological destabilization of both military-political leadership and everyone who takes teachers in this war, say, fighters at the front. After all, the latter are the targets for the Russian Federation during the implementation of information and psychological operations,-said the Deputy Minister of Defense of Ukraine.</text:p>
      <text:p text:style-name="P4">
She assured that Ukraine's defenders and defenders are preparing for all probable scenarios during this war.</text:p>
      <ul>
        <li>
In the current situation, it is important to maintain calm, although we have already learned to cake. Only official sources of information should also be trusted, the advice of the painter.</li>
      </ul>
      <text:p text:style-name="P4">
Returning to the events on the front, Anna Malyar reported that the Nabakhmut direction is now somewhat more active.According to her, in the Bakhmut direction, the enemy pulls up all his reserves in the same way to give up.</text:p>
      <ul>
        <li>
They do not give up plans to reach the administrative of Donetsk and Lugansk region. Therefore, Bakhmut is very hot. Yes, lately, they have overcome their airborne troops. However, they also consider to go into battle. Therefore, the invaders are forced to exhibit "barrier reconnections". Such panic among them is the result of the successful work of our military, - said Anna Malyar.</li>
      </ul>
      <text:p text:style-name="P4">
As for the situation in the south, everything is also in our favor.</text:p>
      <ul>
        <li>
In the Tavria direction in some areas we have some progress. It is an argument, it is the biting of each meter of land, or, as the military says, is heavy work. First you need to exchange everything. Do not forget that constant shelling on the side of the enemy. Therefore, in such difficult conditions, although gradually, they move forward. The key result of all this is that we destroy the enemy and destroy his ability to promote the territory of Ukraine, - said the Deputy Minister of Defense of Ukraine.</li>
      </ul>
      <text:p text:style-name="P4">
She asked not to forget that the enemy in the south and the east has some advantage for weapons. That is, our army moves forward and in such complex conditions.</text:p>
      <ul>
        <li>
The professionalism, motivation and courage of our military - all these factors did not take into account when carrying out their offensive. Also, unlike a lapel, we are more likely to make important decisions. Let me remind you that much of the standards have already been fulfilled by NATO. If we summarize, we are gradually, but we move forward. Instead, the enemy was not able to move in the enemy, where he tried to storm, he could not move, - finished Anna Malyar finally.</li>
      </ul>
      <text:p text:style-name="P4">
News Source: <text:a xlink:type="simple" xlink:href="https://armyinform.com.ua/2023/07/05/u-bahmuti-vorog-potrapyv-u-pastku-ganna-malyar/" text:style-name="Internet_20_link" text:visited-style-name="Visited_20_Internet_20_Link">
https://armyinform.com.ua/2023/07/05/u-bahmuti-vorog-potrapyv-u-pastku-ganna-malyar/</text:a>
</text:p>
      <!--NEWS-->
      <text:h text:style-name="P10" text:outline-level="1">
<text:span text:style-name="T4">
During the day, the Russians struck 48 aviation blows across Ukraine</text:span>
</text:h>
      <text:p text:style-name="P4">
Author: ['АРМІЯINFORM']</text:p>
      <text:p text:style-name="P4">
Time: 2023-07-05T89:00:00-04:00</text:p>
      <text:p text:style-name="P4">
Description: About the General Headquarters of the ZS Ukrainian. “Triva Chotirist Dev'yanosto Soma ... War with Ukraine 2022, War with Ukraine Latest News Today, News War with Ukraine 2022 The last for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3/07/aviacziya-rf.jpg" text:style-name="Internet_20_link" text:visited-style-name="Visited_20_Internet_20_Link">
aviacziya-rf.jpg</text:a>
']</text:p>
      <text:p text:style-name="P4">
Tags: ['STOPRUSSIA', 'АГРЕСІЯ РФ', 'ВТОРГНЕННЯ РФ', 'ГШ ЗСУ']</text:p>
      <text:p text:style-name="P4">
Category: News</text:p>
      <!--METADATA-->
      <text:p text:style-name="P4">
<draw:frame draw:style-name="fr1" draw:name="Image314" text:anchor-type="as-char" svg:width="6.9236in" svg:height="4.431104in" draw:z-index="0">
<draw:image xlink:href="../Images/AРМІЯINFORM/2023-07-05T89-00-00-04-00/aviacziya-rf.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3HDS7K1KE9Hfb2TxuCBNELLAJxypKH6ycpByaggYXr7AZjuBSxGk2dpHBFFsFQmNl" text:style-name="Internet_20_link" text:visited-style-name="Visited_20_Internet_20_Link">
reports</text:a>
The General Staff of the Armed Forces of Ukraine.</text:p>
      <text:p text:style-name="P4">
“Four hundred and ninety -seventh days of large -scale armed aggression of the Russian Federation are ongoing against our country.</text:p>
      <text:p text:style-name="P4">
Tonight, Russian invaders struck with five Iranian shock -like shots. Two Kamikadze drones were destroyed by our air defense.</text:p>
      <text:p text:style-name="P4">
During the day, the enemy struck 48 aircraft strikes and carried out 54 shelling of the reactive volley fire systems on the positions of our troops and inhabited pens.</text:p>
      <text:p text:style-name="P4">
The likelihood of rocket and aviation strikes throughout Ukraine is high, ”the message reads.</text:p>
      <text:p text:style-name="P4">
News Source: <text:a xlink:type="simple" xlink:href="https://armyinform.com.ua/2023/07/05/protyagom-doby-rosiyany-zavdaly-48-aviaczijnyh-udariv-po-ukrayini/" text:style-name="Internet_20_link" text:visited-style-name="Visited_20_Internet_20_Link">
https://armyinform.com.ua/2023/07/05/protyagom-doby-rosiyany-zavdaly-48-aviaczijnyh-udariv-po-ukrayini/</text:a>
</text:p>
      <!--NEWS-->
      <text:h text:style-name="P10" text:outline-level="1">
<text:span text:style-name="T4">
China gave up Russian aircraft engines</text:span>
</text:h>
      <text:p text:style-name="P4">
Author: ['АРМІЯINFORM']</text:p>
      <text:p text:style-name="P4">
Time: 2023-07-05T8:00:00-04:00</text:p>
      <text:p text:style-name="P4">
Description: Avayatsyina Galuz of the Russian Federation is not demanded by Vitimati to the competitor to the product. The war with Ukraine 2022, the war with Ukraine, the latest news today, the war with Ukraine 2022, the last ones for today, will there be a war between Ukraine and Russia, and when, the war with Ukraine in 2022 will be or not, will there be or not, whether there will be or not, will there be or not, whether there will be or not, will there be The war with Ukraine in the near future says, the war with Ukraine, Ukrainian news today, Ukrainian news in Ukrainian media in Russian</text:p>
      <text:p text:style-name="P4">
Images: ['<text:a xlink:type="simple" xlink:href="https://armyinform.com.ua/wp-content/uploads/2023/07/zhuhai-3xj-20-fbrevot.webp" text:style-name="Internet_20_link" text:visited-style-name="Visited_20_Internet_20_Link">
zhuhai-3xj-20-fbrevot.webp</text:a>
']</text:p>
      <text:p text:style-name="P4">
Tags: ['АВІАЦІЯ РФ', 'КИТАЙ', 'НОВИНИ']</text:p>
      <text:p text:style-name="P4">
Category: News</text:p>
      <!--METADATA-->
      <text:p text:style-name="P4">
<draw:frame draw:style-name="fr1" draw:name="Image315" text:anchor-type="as-char" svg:width="6.9236in" svg:height="4.165699in" draw:z-index="0">
<draw:image xlink:href="../ConvertedIMGs/AРМІЯINFORM/2023-07-05T8-00-00-04-00/zhuhai-3xj-20-fbrevot.png" xlink:type="simple" xlink:show="embed" xlink:actuate="onLoad" draw:mime-type="image/png"/>
</draw:frame>
The Russian aviation industry is not able to produce a competitor product. In his <text:a xlink:type="simple" xlink:href="https://www.facebook.com/SZRUkraine/posts/pfbid02mMd5MfmsJUyGXEx6x7Df7h82AEcpDBKz5wHFrz9QXhdR2R3GZu3cRyS7Zb9AE5dYl" text:style-name="Internet_20_link" text:visited-style-name="Visited_20_Internet_20_Link">
message</text:a>
On Facebook, the external intelligence service of Ukraine said that China has replaced the J-20 B fighter fighters Russian AL-31FN engines with its own WS-15, to increase its maneuverability.</text:p>
      <text:p text:style-name="P4">
The thrust of the Chinese engine is 166 kilonutons, which is 29 kilonutonov more than the Russian AL-31FN.</text:p>
      <text:p text:style-name="P4">
News Source: <text:a xlink:type="simple" xlink:href="https://armyinform.com.ua/2023/07/05/kytaj-vidmovyvsya-vid-rosijskyh-aviadvyguniv/" text:style-name="Internet_20_link" text:visited-style-name="Visited_20_Internet_20_Link">
https://armyinform.com.ua/2023/07/05/kytaj-vidmovyvsya-vid-rosijskyh-aviadvyguniv/</text:a>
</text:p>
      <!--NEWS-->
      <text:h text:style-name="P10" text:outline-level="1">
<text:span text:style-name="T4">
The President commented on the possibility of reconciliation of Ukrainians and Russians</text:span>
</text:h>
      <text:p text:style-name="P4">
Authors: Ukrinform (Person)</text:p>
      <text:p text:style-name="P4">
Publisher: Укринформ (Organization)</text:p>
      <text:p text:style-name="P4">
Published Time: 2023-07-05T8:23:00+03:00</text:p>
      <text:p text:style-name="P4">
Modified Time: 2023-07-05T22:23:00+03:00</text:p>
      <text:p text:style-name="P4">
Description: The killers should sit down for the lattice, the aggressor must admit that he is the aggressor and go out, not wait for his weapon and the army. - Ukrinform.</text:p>
      <text:p text:style-name="P4">
Images: ['<text:a xlink:type="simple" xlink:href="https://static.ukrinform.com/photos/2023_07/thumb_files/630_360_1688502148-599.jpeg" text:style-name="Internet_20_link" text:visited-style-name="Visited_20_Internet_20_Link">
630_360_16885...</text:a>
']</text:p>
      <text:p text:style-name="P4">
Tags: ['Агресія РФ', 'Зеленський', 'Війна з Росією']</text:p>
      <text:p text:style-name="P4">
Type: Article</text:p>
      <!--METADATA-->
      <text:p text:style-name="P4">
<draw:frame draw:style-name="fr1" draw:name="Image316" text:anchor-type="as-char" svg:width="6.9236in" svg:height="3.956343in" draw:z-index="0">
<draw:image xlink:href="../Images/yкринформ/2023-07-05T8-23-00-03-00/630_360_1688502148-599.jpeg" xlink:type="simple" xlink:show="embed" xlink:actuate="onLoad" draw:mime-type="image/jpeg"/>
</draw:frame>
They kill the lattice, the aggressor must admit that he is the aggressor and go out, and not, when his weapon and the army is extinct.</text:p>
      <text:p text:style-name="P4">
President Volodymyr Zelenskyy said this when appealing to the students of the argentina, answering questions when it is possible to restore relations between the Russian Federation.</text:p>
      <text:p text:style-name="P4">
“If you came to your house killed one of your relatives. Raped one of your familiar people, burned your land, replaced the land so we could not grow a hatchyle, attacked us all winter with rockets. About 4 thousand racks flew to our heads, and this is a civilian population. I do not count those shells and missiles that are flying the military. They killed people, killed children and then you can restore relationships with these people and have a cure for this? ”, - asked the journalist Zelensky.</text:p>
      <text:p text:style-name="P4">
<text:span text:style-name="T4">
 Read also: </text:span>
 <text:span text:style-name="T4">
 <text:a xlink:type="simple" xlink:href="https://www.ukrinform.ua/rubric-ato/3730904-vijna-ne-zakincitsa-poki-krim-bude-pid-okupacieu-zelenskij.html" text:style-name="Internet_20_link" text:visited-style-name="Visited_20_Internet_20_Link">
war will not end until the Crimea is under occupation — Zelensky</text:a>
</text:span>
</text:p>
      <text:p text:style-name="P4">
The President noted that the story shows that justice should be - killes have to sit for lattice. The aggressor must admit that he is the aggressor and "go out, do not wait for his extruding weapons and the army."</text:p>
      <text:p text:style-name="P4">
Zelensky suggested that once, apparently, new people in the territory of the Russian Federation should admit that it is a tragedy that they brought to our country and as a whole.</text:p>
      <text:p text:style-name="P4">
“It has to take a long time. I do not have other medicines, ”Zelensky said.</text:p>
      <text:p text:style-name="P4">
<text:span text:style-name="T4">
 Read also: </text:span>
 <text:span text:style-name="T4">
 <text:a xlink:type="simple" xlink:href="https://www.ukrinform.ua/rubric-ato/3731042-ubezpeciti-evropu-vid-agresii-mozna-lise-z-ukrainou-v-nato-zelenskij.html" text:style-name="Internet_20_link" text:visited-style-name="Visited_20_Internet_20_Link">
to protect Europe from aggression can only be with Ukraine Vinto - Zelensky</text:a>
</text:span>
</text:p>
      <text:p text:style-name="P4">
As the agency reported earlier, in Ukraine now _ <text:span text:style-name="T4">
 <text:a xlink:type="simple" xlink:href="https://www.ukrinform.ua/rubric-ato/3731373-policia-rozslidue-ponad-84-tisac-provadzen-sodo-voennih-zlociniv-rosian-zelenskij.html" text:style-name="Internet_20_link" text:visited-style-name="Visited_20_Internet_20_Link">
has violated more than 84 thousand criminal proceedings for military crimes of Russian invaders</text:a>
</text:span>
 _, E1838 Suspicion Notices.</text:p>
      <text:p text:style-name="P4">
News Source: <text:a xlink:type="simple" xlink:href="https://www.ukrinform.ua/rubric-society/3732016-prezident-prokomentuvav-mozlivist-primirenna-ukrainciv-ta-rosian.html" text:style-name="Internet_20_link" text:visited-style-name="Visited_20_Internet_20_Link">
https://www.ukrinform.ua/rubric-society/3732016-prezident-prokomentuvav-mozlivist-primirenna-ukrainciv-ta-rosian.html</text:a>
</text:p>
      <!--NEWS-->
      <text:h text:style-name="P10" text:outline-level="1">
<text:span text:style-name="T4">
Andriy Shevchenko met with a team of team and experts of the Warsaw Security Forum</text:span>
</text:h>
      <text:p text:style-name="P4">
Author: ['АРМІЯINFORM']</text:p>
      <text:p text:style-name="P4">
Time: 2023-07-05T90:00:00-04:00</text:p>
      <text:p text:style-name="P4">
Description: The intercessor of the Ministan defense of Ukraine Zwan єvropeiso ilpyskoi Andriye Shevchenko at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6c030f67645fa7a73d59e27e3738fc8bb0509606.jpeg" text:style-name="Internet_20_link" text:visited-style-name="Visited_20_Internet_20_Link">
6c030f67645fa7a73d59e27e3738fc8bb0509606.jpeg</text:a>
']</text:p>
      <text:p text:style-name="P4">
Tags: ['АНДРІЙ ШЕВЧЕНКО', 'ВАРШАВСЬКИЙ БЕЗПЕКОВИЙ ФОРУМ', 'ЗАСТУПНИК МІНІСТРА ОБОРОНИ УКРАЇНИ']</text:p>
      <text:p text:style-name="P4">
Category: News</text:p>
      <!--METADATA-->
      <text:p text:style-name="P4">
<draw:frame draw:style-name="fr1" draw:name="Image317" text:anchor-type="as-char" svg:width="6.9236in" svg:height="4.617987in" draw:z-index="0">
<draw:image xlink:href="../Images/AРМІЯINFORM/2023-07-05T90-00-00-04-00/6c030f67645fa7a73d59e27e3738fc8bb0509606.jpeg" xlink:type="simple" xlink:show="embed" xlink:actuate="onLoad" draw:mime-type="image/jpeg"/>
</draw:frame>
Deputy Minister of Defense of Ukraine for European Integration Andriyshevchenko in Kiev held a delegation of the team and experts of the Warsaw Security Forum. About it <text:a xlink:type="simple" xlink:href="https://www.mil.gov.ua/news/2023/07/05/andrij-shevchenko-zustrivsya-z-delegaczieyu-komandi-ta-ekspertiv-varshavskogo-bezpekovogo-forumu/" text:style-name="Internet_20_link" text:visited-style-name="Visited_20_Internet_20_Link">
reports</text:a>
MOU press service.</text:p>
      <text:p text:style-name="P4">
The foreign delegation was included in the General Staff of the UK armed forces in 2018-2022. The General Staff of the Armed Forces of the Republic of Poland in 2011-2013. Andrzefalkowski, chairman of Warsaw Security Forum Katarzhina Pisarskaya, as well as other forum teams.</text:p>
      <text:p text:style-name="P4">
Andriy Shevchenko thanked the delegates for the visit and support of Ukraine's thawing interests of our country at international diplomatic sites.</text:p>
      <text:p text:style-name="P4">
Foreign guests were informed of the situation on the front and the last speech of Russia, as well as the preparation of Russian occupation troops with dangerous provocations at the Zaporizhzhia NPP. Topical issues of support of Ukraine on the eve of Vilnius Samite NATO on July 11-12 were discussed. Foreign delegates testified to Ukraine's solidarity and expressed support on the path of achieving our state victory by Nadzraina-aggressor.</text:p>
      <text:p text:style-name="P4">
Warsaw Security Forum(Warsaw Security Forum)- Annual International Conference, which was launched in 2014 by the Kazimir Pulasky Foundation. UBF Eplatform for the exchange of views between the highest representatives of governments, international institutions, industry, analytical centers, as well as experts in the field of politics and defense.</text:p>
      <text:p text:style-name="P4">
News Source: <text:a xlink:type="simple" xlink:href="https://armyinform.com.ua/2023/07/05/andrij-shevchenko-zustrivsya-z-delegacziyeyu-komandy-ta-ekspertiv-varshavskogo-bezpekovogo-forumu/" text:style-name="Internet_20_link" text:visited-style-name="Visited_20_Internet_20_Link">
https://armyinform.com.ua/2023/07/05/andrij-shevchenko-zustrivsya-z-delegacziyeyu-komandy-ta-ekspertiv-varshavskogo-bezpekovogo-forumu/</text:a>
</text:p>
      <!--NEWS-->
      <text:h text:style-name="P10" text:outline-level="1">
<text:span text:style-name="T4">
We work with partners as much as possible to win our joint security in Vilnius; It all depends on the partners - the appeal of the President of Ukraine</text:span>
</text:h>
      <text:p text:style-name="P4">
Author: ['АРМІЯINFORM']</text:p>
      <text:p text:style-name="P4">
Time: 2023-07-05T91:00:00-04:00</text:p>
      <text:p text:style-name="P4">
Description: Road Ukrainians, Ukrainian!Zvit for a day. Pershe: Stavka - especially Trival,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7/1f6b337ffd2b6cf824d7ba0341cc51dc_1688573101_extra_large.png" text:style-name="Internet_20_link" text:visited-style-name="Visited_20_Internet_20_Link">
1f6b337ffd2b6cf824d7ba0341cc51dc_1688573101_extra_large.png</text:a>
']</text:p>
      <text:p text:style-name="P4">
Tags: ['STOPRUSSIA', 'АГРЕСІЯ РФ', 'ВОЛОДИМИР ЗЕЛЕНСЬКИЙ', 'ЗВЕРНЕННЯ ПРЕЗИДЕНТА УКРАЇНИ']</text:p>
      <text:p text:style-name="P4">
Category: News</text:p>
      <!--METADATA-->
      <text:p text:style-name="P4">
<draw:frame draw:style-name="fr1" draw:name="Image318" text:anchor-type="as-char" svg:width="6.9236in" svg:height="5.157451in" draw:z-index="0">
<draw:image xlink:href="../Images/AРМІЯINFORM/2023-07-05T91-00-00-04-00/1f6b337ffd2b6cf824d7ba0341cc51dc_1688573101_extra_large.png" xlink:type="simple" xlink:show="embed" xlink:actuate="onLoad" draw:mime-type="image/png"/>
</draw:frame>
<text:span text:style-name="T4">
 _ Dear Ukrainians, Ukrainians!_ </text:span>
</text:p>
      <text:p text:style-name="P4">
Report for this day.</text:p>
      <text:p text:style-name="P4">
The first is the rate - especially long, especially detailed meeting. In particular, our strategic objects, our nuclear power plants. There were appropriate reports, relevant decisions and - very important - control over the implementation of decisions.</text:p>
      <text:p text:style-name="P4">
By the way, we are in contact with partners as much as possible so that no one has even the slightest shortage of information on the situation in the Zaporozhye Eesta created by Russia.</text:p>
      <text:p text:style-name="P4">
The pond, as always, examined in detail the key directions of the East and South. Thank you, warriors, for your courage!</text:p>
      <text:p text:style-name="P4">
We also keep attention in the northern direction - we see all potential threats, and the head is instructed to continue the strengthening of the North.</text:p>
      <text:p text:style-name="P4">
It is very important: at each meeting, the rates are returned again and again to be interrogated, in particular for our artillery. And this applies not only to the supply from partners, but also to production in Ukraine. I thank everyone and everyone who works for the sake of this strategic, vital assignment. There is a constant progress in the production of weapons in Ukraine.</text:p>
      <text:p text:style-name="P4">
The second is important that was today. We are preparing new sanctions, the sanctions of our state, and today he held a meeting on this with the first Vice Prime Minister-Ministry and Secretary of the National Security and Defense Council Danilov. The decision is soon.</text:p>
      <text:p text:style-name="P4">
Third: he held a separate meeting on the situation with shelters in different areas of our state, in different cities. The **** Strategpromy Kamyshin, a profile deputy head of the office on Kuleb regional policy, reported.</text:p>
      <text:p text:style-name="P4">
Unfortunately, in different cities of Ukraine there is still a significant unwillingness of shelters… the afternoon. The state will not tolerate such inaction. And this is the responsibility of local executives. There is a resource in local authorities in the country for shelter.</text:p>
      <text:p text:style-name="P4">
One more.</text:p>
      <text:p text:style-name="P4">
It remains exactly a week until the key day of the NATO summit in Vilnius. So, the week is up to our joint security in Europe. We work with partners as much as possible to win our joint security in Vilnius. It depends on partners.</text:p>
      <text:p text:style-name="P4">
Glory to all Ukrainian heroes!Glory to each of our combat brigade, all units of our defense and security forces!</text:p>
      <text:p text:style-name="P4">
<text:span text:style-name="T4">
<text:span text:style-name="T5">
Glory to Ukraine!</text:span>
</text:span>
</text:p>
      <text:p text:style-name="P4">
Source: <text:a xlink:type="simple" xlink:href="https://www.president.gov.ua/news/maksimalno-pracyuyemo-z-partnerami-shob-nasha-spilna-bezpeka-84077" text:style-name="Internet_20_link" text:visited-style-name="Visited_20_Internet_20_Link">
official website of the President of Ukraine</text:a>
</text:p>
      <text:p text:style-name="P4">
News Source: <text:a xlink:type="simple" xlink:href="https://armyinform.com.ua/2023/07/05/maksymalno-praczyuyemo-z-partneramy-shhob-nasha-spilna-bezpeka-u-vilnyusi-peremogla-use-zalezhyt-vid-partneriv-zvernennya-prezydenta-ukrayiny/" text:style-name="Internet_20_link" text:visited-style-name="Visited_20_Internet_20_Link">
https://armyinform.com.ua/2023/07/05/maksymalno-praczyuyemo-z-partneramy-shhob-nasha-spilna-bezpeka-u-vilnyusi-peremogla-use-zalezhyt-vid-partneriv-zvernennya-prezydenta-ukrayiny/</text:a>
</text:p>
      <!--NEWS-->
      <text:h text:style-name="P10" text:outline-level="1">
<text:span text:style-name="T4">
Russian troops continue to fire Kherson region - law enforcement officers document the consequences</text:span>
</text:h>
      <text:p text:style-name="P4">
Author: ['АРМІЯINFORM']</text:p>
      <text:p text:style-name="P4">
Time: 2023-07-05T92:00:00-04:00</text:p>
      <text:p text:style-name="P4">
Description: For the proprietary Kerivnitsa of the district prosecutor's offices of the Khersonsko region, Rospocrato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photo_2023-07-05_17-37-52.jpg" text:style-name="Internet_20_link" text:visited-style-name="Visited_20_Internet_20_Link">
photo_2023-07-05_17-37-52.jpg</text:a>
']</text:p>
      <text:p text:style-name="P4">
Tags: ['STOPRUSSIA', 'АГРЕСІЯ РФ', 'ВТОРГНЕННЯ РФ']</text:p>
      <text:p text:style-name="P4">
Category: News</text:p>
      <!--METADATA-->
      <text:p text:style-name="P4">
<draw:frame draw:style-name="fr1" draw:name="Image319" text:anchor-type="as-char" svg:width="6.9236in" svg:height="5.1927in" draw:z-index="0">
<draw:image xlink:href="../Images/AРМІЯINFORM/2023-07-05T92-00-00-04-00/photo_2023-07-05_17-37-52.jpg" xlink:type="simple" xlink:show="embed" xlink:actuate="onLoad" draw:mime-type="image/jpeg"/>
</draw:frame>
With the procedural leadership of the district prosecutors of the Kherson region, pre -trial investigations on the facts of violation of the laws and customs of war were developed(Part 1 of Art. 438 of the Criminal Code of Ukraine).</text:p>
      <text:p text:style-name="P4">
Про це <text:a xlink:type="simple" xlink:href="https://t.me/pgo_gov_ua" text:style-name="Internet_20_link" text:visited-style-name="Visited_20_Internet_20_Link">
повідомляє</text:a>
Office of the Prosecutor General.</text:p>
      <text:p text:style-name="P4">
“According to the investigation, on July 5, 2023, the Russian military once again fired in the Kherson and Beryslav districts. In the morning because of the artery rash. Antonovka near the house was injured by a local man. The occupiers were fired at the village. Ivanivka in the Darevsky village community.</text:p>
      <text:p text:style-name="P4">
The wound was given to a local resident. During the distribution of humanitarian aid, the samples attacked the village. Garden, a woman affected. As a result of the shelling, houses, outbuildings, power lines, gas pipelines, motor transport were damaged. The consequences of armed aggression of the Russian Federation are documented by prosecutors together by the SUNP in the Kherson region, ”the message reads.</text:p>
      <text:p text:style-name="P4">
News Source: <text:a xlink:type="simple" xlink:href="https://armyinform.com.ua/2023/07/05/rosijski-vijska-prodovzhuyut-obstrilyuvaty-hersonshhynu-pravoohoronczi-dokumentuyut-naslidky/" text:style-name="Internet_20_link" text:visited-style-name="Visited_20_Internet_20_Link">
https://armyinform.com.ua/2023/07/05/rosijski-vijska-prodovzhuyut-obstrilyuvaty-hersonshhynu-pravoohoronczi-dokumentuyut-naslidky/</text:a>
</text:p>
      <!--NEWS-->
      <text:h text:style-name="P10" text:outline-level="1">
<text:span text:style-name="T4">
The experience of Ukrainian Cimic in the harsh realities of the Russo-Ukrainian War was adopted in Finland</text:span>
</text:h>
      <text:p text:style-name="P4">
Author: ['АРМІЯINFORM']</text:p>
      <text:p text:style-name="P4">
Time: 2023-07-05T93:00:00-04:00</text:p>
      <text:p text:style-name="P4">
Description: On the island of Santakhamin, ShO at the PIVDNI FINLANDSKOYO, OFICERIA OF THE WARN TO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358078784_617621737217575_392751931065730186_n.jpg" text:style-name="Internet_20_link" text:visited-style-name="Visited_20_Internet_20_Link">
358078784_617621737217575_392751931065730186_n.jpg</text:a>
', '<text:a xlink:type="simple" xlink:href="https://armyinform.com.ua/wp-content/uploads/2023/07/358085495_617621750550907_4182837175614948026_n-150x150.jpg" text:style-name="Internet_20_link" text:visited-style-name="Visited_20_Internet_20_Link">
358085495_617621750550907_4182837175614948026_n-150x150.jpg</text:a>
', '<text:a xlink:type="simple" xlink:href="https://armyinform.com.ua/wp-content/uploads/2023/07/357727138_617621777217571_5178771752120769343_n-150x150.jpg" text:style-name="Internet_20_link" text:visited-style-name="Visited_20_Internet_20_Link">
357727138_617621777217571_5178771752120769343_n-150x150.jpg</text:a>
', '<text:a xlink:type="simple" xlink:href="https://armyinform.com.ua/wp-content/uploads/2023/07/358405779_617621523884263_5854833362508151824_n-150x150.jpg" text:style-name="Internet_20_link" text:visited-style-name="Visited_20_Internet_20_Link">
358405779_617621523884263_5854833362508151824_n-150x150.jpg</text:a>
', '<text:a xlink:type="simple" xlink:href="https://armyinform.com.ua/wp-content/uploads/2023/07/358446426_617621570550925_6381293176301722593_n-150x150.jpg" text:style-name="Internet_20_link" text:visited-style-name="Visited_20_Internet_20_Link">
358446426_617621570550925_6381293176301722593_n-150x150.jpg</text:a>
', '<text:a xlink:type="simple" xlink:href="https://armyinform.com.ua/wp-content/uploads/2023/07/358072698_617621487217600_6682542948263613899_n-150x150.jpg" text:style-name="Internet_20_link" text:visited-style-name="Visited_20_Internet_20_Link">
358072698_617621487217600_6682542948263613899_n-150x150.jpg</text:a>
']</text:p>
      <text:p text:style-name="P4">
Tags: ['СІМІС', 'ФІНЛЯНДІЯ', 'ЦИВІЛЬНО-ВІЙСЬКОВЕ СПІВРОБІТНИЦТВО']</text:p>
      <text:p text:style-name="P4">
Category: News</text:p>
      <!--METADATA-->
      <text:p text:style-name="P4">
<draw:frame draw:style-name="fr1" draw:name="Image320" text:anchor-type="as-char" svg:width="6.9236in" svg:height="4.744927in" draw:z-index="0">
<draw:image xlink:href="../Images/AРМІЯINFORM/2023-07-05T93-00-00-04-00/358078784_617621737217575_392751931065730186_n.jpg" xlink:type="simple" xlink:show="embed" xlink:actuate="onLoad" draw:mime-type="image/jpeg"/>
</draw:frame>
On the island of Santahamin, in the south of the Finland Republic, the officers of the storage of a regular army of NATO partner countries took part in exercises on CIMEX 2023 civil cooperation.(https://www.facebook.com/GeneralStaff.ua/posts/pfbid0eUgNsnGRErSNfuVBtdkZu2cLojVca9CRAwahdXR7CFaUuce7zNa11yJnDnP8W2LQl?<text:span text:style-name="T4">
cft</text:span>
[0]=AZWMFU_DcUI6bdVNoTFGj72lCBy8oNSGFatwZLlVEW_zALkzpvNV6WJlkOKmt7X7d1fyQutIlxGy12Z6QE1S2rkNSrQpjEbtMKpgU_8OI82iVqD1tegOusZ1EqBckv2IEvDHBCALdIhrzfWPvTY8opeVTWOMqa_6dgE0CDG-jHGDHljr_ESAQRVWfN6UUSDkj7w&amp;<text:span text:style-name="T4">
tn</text:span>
=%2CO%2CP-R)The General Staff of the Armed Forces.</text:p>
      <text:p text:style-name="P4">
During the exercises, participants had the opportunity to share their experience of participating in international peacekeeping and military operations, the best practitioners of the CVD's resistance and planning of emergency actions.</text:p>
      <text:p text:style-name="P4">
<text:a xlink:type="simple" xlink:href="https://armyinform.com.ua/wp-content/uploads/2023/07/358085495_617621750550907_4182837175614948026_n.jpg" text:style-name="Internet_20_link" text:visited-style-name="Visited_20_Internet_20_Link">
!(Images/AРМІЯINFORM/2023-07-05T93-00-00-04-00/358085495_617621750550907_4182837175614948026_n-150x150.jpg)</text:a>
The annual exercises were held within the Summer Congress of Natcior Summer Congress 2023 Reserve Officers, which gathered more than 500 participants in Kelsinki this year.</text:p>
      <text:p text:style-name="P4">
The place of its holding was also symbolic, namely Finland, which was accepted as a full member of NATO in April this year.</text:p>
      <text:p text:style-name="P4">
Representative of the CEC of the General Staff of the Armed Forces of the Armed Forces of the Armed Forces of the Armed Forces of Ukraine had the opportunity to share his own experience with the participants of CCIMEX, to participate in the panel discussion with the junior officers' composition of composition, as well as to speak at a symposium in front of a broad audience with a report. federations against Ukraine.</text:p>
      <text:p text:style-name="P4">
<text:a xlink:type="simple" xlink:href="https://armyinform.com.ua/wp-content/uploads/2023/07/357727138_617621777217571_5178771752120769343_n.jpg" text:style-name="Internet_20_link" text:visited-style-name="Visited_20_Internet_20_Link">
!(Images/AРМІЯINFORM/2023-07-05T93-00-00-04-00/357727138_617621777217571_5178771752120769343_n-150x150.jpg)</text:a>
</text:p>
      <text:p text:style-name="P4">
<text:a xlink:type="simple" xlink:href="https://armyinform.com.ua/wp-content/uploads/2023/07/358405779_617621523884263_5854833362508151824_n.jpg" text:style-name="Internet_20_link" text:visited-style-name="Visited_20_Internet_20_Link">
<draw:frame draw:style-name="fr1" draw:name="Image321" text:anchor-type="as-char" svg:width="6.9236in" svg:height="6.9236in" draw:z-index="0">
<draw:image xlink:href="../Images/AРМІЯINFORM/2023-07-05T93-00-00-04-00/358405779_617621523884263_5854833362508151824_n-150x150.jpg" xlink:type="simple" xlink:show="embed" xlink:actuate="onLoad" draw:mime-type="image/jpeg"/>
</draw:frame>
</text:a>
</text:p>
      <text:p text:style-name="P4">
<text:a xlink:type="simple" xlink:href="https://armyinform.com.ua/wp-content/uploads/2023/07/358446426_617621570550925_6381293176301722593_n.jpg" text:style-name="Internet_20_link" text:visited-style-name="Visited_20_Internet_20_Link">
<draw:frame draw:style-name="fr1" draw:name="Image322" text:anchor-type="as-char" svg:width="6.9236in" svg:height="6.9236in" draw:z-index="0">
<draw:image xlink:href="../Images/AРМІЯINFORM/2023-07-05T93-00-00-04-00/358446426_617621570550925_6381293176301722593_n-150x150.jpg" xlink:type="simple" xlink:show="embed" xlink:actuate="onLoad" draw:mime-type="image/jpeg"/>
</draw:frame>
</text:a>
</text:p>
      <text:p text:style-name="P4">
The presentation also discussed regular violations of the rules of war and the rules of international humanitarian law by Russian troops and expressed gratitude to the international community for the assistance and support of the Ukrainian army in the fight against the aggressor.</text:p>
      <text:p text:style-name="P4">
News Source: <text:a xlink:type="simple" xlink:href="https://armyinform.com.ua/2023/07/05/dosvid-ukrayinskyh-cimic-u-suvoryh-realiyah-rosijsko-ukrayinskoyi-vijny-perejmaly-u-finlyandiyi/" text:style-name="Internet_20_link" text:visited-style-name="Visited_20_Internet_20_Link">
https://armyinform.com.ua/2023/07/05/dosvid-ukrayinskyh-cimic-u-suvoryh-realiyah-rosijsko-ukrayinskoyi-vijny-perejmaly-u-finlyandiyi/</text:a>
</text:p>
      <!--NEWS-->
      <text:h text:style-name="P10" text:outline-level="1">
<text:span text:style-name="T4">
We want Latin America to join the formula of peace - Volodymyr Zelenskyy</text:span>
</text:h>
      <text:p text:style-name="P4">
Author: ['АРМІЯINFORM']</text:p>
      <text:p text:style-name="P4">
Time: 2023-07-05T94:00:00-04:00</text:p>
      <text:p text:style-name="P4">
Description: Ukrainian Prague Zbilshennya Pidrimmika formed the world with the powers of Latinsky America, ... War with Ukraine 2022,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7b9fd2cbdecf49f4175500fc0c5cc085_1688575177_extra_large.jpeg" text:style-name="Internet_20_link" text:visited-style-name="Visited_20_Internet_20_Link">
7b9fd2cbdecf49f4175500fc0c5cc085_1688575177_extra_large.jpeg</text:a>
', '<text:a xlink:type="simple" xlink:href="https://armyinform.com.ua/wp-content/uploads/2023/07/461e1641c12d68eab9bf411d540bd8f6_1688575179_extra_large.jpeg" text:style-name="Internet_20_link" text:visited-style-name="Visited_20_Internet_20_Link">
461e1641c12d68eab9bf411d540bd8f6_1688575179_extra_large.jpeg</text:a>
', '<text:a xlink:type="simple" xlink:href="https://armyinform.com.ua/wp-content/uploads/2023/07/91c1efe01e554cd6849d679d26c2d672_1688575177_extra_large.jpeg" text:style-name="Internet_20_link" text:visited-style-name="Visited_20_Internet_20_Link">
91c1efe01e554cd6849d679d26c2d672_1688575177_extra_large.jpeg</text:a>
']</text:p>
      <text:p text:style-name="P4">
Tags: ['STOPRUSSIA', 'АГРЕСІЯ РФ', 'ВОЛОДИМИР ЗЕЛЕНСЬКИЙ', 'ВТОРГНЕННЯ РФ', 'ОФІС ПРЕЗИДЕНТА УКРАЇНИ', 'ПРЕЗИДЕНТ УКРАЇНИ']</text:p>
      <text:p text:style-name="P4">
Category: News</text:p>
      <!--METADATA-->
      <text:p text:style-name="P4">
<draw:frame draw:style-name="fr1" draw:name="Image323" text:anchor-type="as-char" svg:width="6.9236in" svg:height="4.604691in" draw:z-index="0">
<draw:image xlink:href="../Images/AРМІЯINFORM/2023-07-05T94-00-00-04-00/7b9fd2cbdecf49f4175500fc0c5cc085_1688575177_extra_large.jpeg" xlink:type="simple" xlink:show="embed" xlink:actuate="onLoad" draw:mime-type="image/jpeg"/>
</draw:frame>
Ukraine seeks to increase the support of peace formula by Latin amarring states, including Argentina, since the formula points relate to the overcoming of all crisis caused by Russian aggression. About it <text:a xlink:type="simple" xlink:href="https://www.president.gov.ua/news/volodimir-zelenskij-pid-chas-spilkuvannya-z-universitetskoyu-84085" text:style-name="Internet_20_link" text:visited-style-name="Visited_20_Internet_20_Link">
stated</text:a>
President Volodymyr Zelenskyy during a video conference with students and teaching staff of Buenos Aires and other Argentine universities.</text:p>
      <text:p text:style-name="P4">
About 400 students, heads of institutions, teaching staff, heads of foreign diplomatic representations, etc. took part in the online meeting.</text:p>
      <text:p text:style-name="P4">
“We have proposed the formula of peace and we want the companies to unite around it. Our military weapons displace the enemy, and politicians and social states can support us in various peaceful initiatives. We want Latin America to join to join Argentina. This is very important, ”Volodymyr Zelenskyy said, answering students' questions.</text:p>
      <text:p text:style-name="P4">
The President emphasized that all points of the Ukrainian formula of peace are specific to overcome all those crises that Ukrainians have experienced or worried as a result of aggression of the Russian Federation<draw:frame draw:style-name="fr1" draw:name="Image324" text:anchor-type="as-char" svg:width="6.9236in" svg:height="4.604691in" draw:z-index="0">
<draw:image xlink:href="../Images/AРМІЯINFORM/2023-07-05T94-00-00-04-00/461e1641c12d68eab9bf411d540bd8f6_1688575179_extra_large.jpeg" xlink:type="simple" xlink:show="embed" xlink:actuate="onLoad" draw:mime-type="image/jpeg"/>
</draw:frame>
“When we talk about nuclear security, it is not only because we are afraid of a felling at the Zaporozhye NPP, as it is a challenge not only for Ukraine but for the world. We all experience these crises, unfortunately, we share this tragic realization, and we have a decision on these points. But for this we need the union of the world around these problems, the political pressure on Russia and the decisions of these crises, ”he explained.</text:p>
      <text:p text:style-name="P4">
Volodymyr Zelensky also emphasized the need to join the state of Latin America to sanctions against Russia, until he has reached his reality and until the Russian Federation ceases to be aggression.</text:p>
      <text:p text:style-name="P4">
“The leadership of Russia should feel that it is isolated. They can not be accepted by the countries of the African continent, they cannot have business of Ferry America. It is impossible to press the hand of the leader of Russia, which is in the blood. Because he gave all these orders. And here, Latin America can take an active position, ”the president is convinced.“We didn't want this war. The Ukrainian people are passing through the test, and this is a great tragedy. Because war is only losses. But in order to not waste everything we have, we have to win. Therefore, we begin to be destroyed so that we are not destroyed. We did not enter the territory of Russia - they brought our homes, killed, raped children, ”the Head of State emphasized.</text:p>
      <text:p text:style-name="P4">
The President noted that the end of the war is the restoration of its territorial integrity and establishing justice by Ukraine by holding the reference of all guilty crimes.</text:p>
      <text:p text:style-name="P4">
"Parents who have lost children, children who lost their parents, men - women, women - their husbands, loved ones lost each other ... It is impossible to simply: that's all, we have finished, no one is shooting. The end of the war is religiousness. And first of all - the sentences of the killers. And that's when all this is built, then the war will end. We will be approaching this time. History shows that justice should be, the killers must sit for lattice, should be restored control of Ukraine over their land, the aggressor, as it was in many wars of the region, should admit that he is an aggressor, ”Vladimir Zelensky is convinced.</text:p>
      <text:p text:style-name="P4">
Speaking of relations with Argentina, he advocated the development of more closely.</text:p>
      <text:p text:style-name="P4">
“Ukraine can be a good partner in many areas, different areas. And it would be more to communicate, and that our governments would also work together, ”the head of state said.</text:p>
      <text:p text:style-name="P4">
The President also noted that Ukraine today is extremely important economic stability, and our country will welcome the steps of businessmen from all over the world, who are ready to invest in Ukraine and create jobs.</text:p>
      <text:p text:style-name="P4">
Turning to Argentine students, Volodymyr Zelenskyy emphasized that every youth should spread the truth.</text:p>
      <text:p text:style-name="P4">
<draw:frame draw:style-name="fr1" draw:name="Image325" text:anchor-type="as-char" svg:width="6.9236in" svg:height="4.604691in" draw:z-index="0">
<draw:image xlink:href="../Images/AРМІЯINFORM/2023-07-05T94-00-00-04-00/91c1efe01e554cd6849d679d26c2d672_1688575177_extra_large.jpeg" xlink:type="simple" xlink:show="embed" xlink:actuate="onLoad" draw:mime-type="image/jpeg"/>
</draw:frame>
“It is important for us to maintain relationships between students, to communicate with people of your war, who are very interesting to you. Constant communication is important. And when you are not afraid of heart and not afraid, you can come and see what Ukraine is like. You will draw conclusions yourself, you will see the consequences of war on your society, ”the Head of State said.</text:p>
      <text:p text:style-name="P4">
At the end of the meeting, Volodymyr Zelenskyy expressed his wishes for Ukraine to hear in Argentina and all Latin America.</text:p>
      <text:p text:style-name="P4">
“And I would very much like the leaders of your continent to give us more than more. I think our meeting would be very important, ”he said.</text:p>
      <text:p text:style-name="P4">
News Source: <text:a xlink:type="simple" xlink:href="https://armyinform.com.ua/2023/07/05/my-hochemo-shhob-latynska-ameryka-doluchylasya-do-pidtrymky-formuly-myru-volodymyr-zelenskyj/" text:style-name="Internet_20_link" text:visited-style-name="Visited_20_Internet_20_Link">
https://armyinform.com.ua/2023/07/05/my-hochemo-shhob-latynska-ameryka-doluchylasya-do-pidtrymky-formuly-myru-volodymyr-zelenskyj/</text:a>
</text:p>
      <!--NEWS-->
      <text:h text:style-name="P10" text:outline-level="1">
<text:span text:style-name="T4">
Today there is no alternative to a multifunctional F-16 type aircraft-Yuri Ignat</text:span>
</text:h>
      <text:p text:style-name="P4">
Author: ['Дмитро Горбунов']</text:p>
      <text:p text:style-name="P4">
Time: 2023-07-05T95:00:00-04:00</text:p>
      <text:p text:style-name="P4">
Description: About the Otrimannaya LITIS Tip of the type F-16 that is the Valley of the Cases of the Boydovikh of the Efiri ... The war with Ukraine 2022, the war with Ukraine is the latest news today, the news war with Ukraine 2022 is the last for today, will there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0/yurij-ignat-1.jpg" text:style-name="Internet_20_link" text:visited-style-name="Visited_20_Internet_20_Link">
yurij-ignat-1.jpg</text:a>
']</text:p>
      <text:p text:style-name="P4">
Tags: ['STOPRUSSIA', 'ЮРІЙ ІГНАТ']</text:p>
      <text:p text:style-name="P4">
Category: News</text:p>
      <!--METADATA-->
      <text:p text:style-name="P4">
<draw:frame draw:style-name="fr1" draw:name="Image326" text:anchor-type="as-char" svg:width="6.9236in" svg:height="3.883237in" draw:z-index="0">
<draw:image xlink:href="../Images/AРМІЯINFORM/2023-07-05T95-00-00-04-00/yurij-ignat-1.jpg" xlink:type="simple" xlink:show="embed" xlink:actuate="onLoad" draw:mime-type="image/jpeg"/>
</draw:frame>
On the receipt of the F-16 type Ukraine and Russia's release of modern battleflowers on the air of the telecast(https://www.youtube.com/watch?v=WY8sDvZdWEA)Colonel Yuri Ignat told the Air Force Air Force.</text:p>
      <ul>
        <li>
We successfully use against the occupiers those air defense and missile remedies that have already been surrounded by foreign partners. But it will be quite good when the Ukrainian pilots manage the F-16. Then we would at times more efficiently complete all the tasks. So far, our pilots on their technique, risking their lives, come as close as possible to the front line to strike the occupants, - the Armed Forces officer said.</li>
      </ul>
      <text:p text:style-name="P4">
He added that the faster the F-16 aircraft will come to us, the more we save both civilians and military people.</text:p>
      <text:p text:style-name="P4">
-Ukrainian pilots are ready to take things at any time and go. Well, today there is no alternative to a multifunctional aircraft of the type F-16 that can beat on the ground and by sea. It cannot be in one unit of different types. This issue was studied by a lot of experts, - the Ignatius.</text:p>
      <text:p text:style-name="P4">
The officer was quite skeptical of information on possible production in Russia of drones by Iranian technology.</text:p>
      <ul>
        <li>
I want to remind you that we have destroyed about 1,200 Iranian drones. That is, the production was powerful, and it would be extremely timely adjusted in Muscovy. Therefore, perhaps Russia will simply collect them, and Iran will try to lift the responsibility. In any case, the air forces of the Armed Forces are ready to suppose the occupiers and their weapons, ”Yuri Ignat said finally.</li>
      </ul>
      <text:p text:style-name="P4">
News Source: <text:a xlink:type="simple" xlink:href="https://armyinform.com.ua/2023/07/05/sogodni-nemaye-alternatyvy-bagatofunkczionalnomu-litaku-typu-f-16-yurij-ignat/" text:style-name="Internet_20_link" text:visited-style-name="Visited_20_Internet_20_Link">
https://armyinform.com.ua/2023/07/05/sogodni-nemaye-alternatyvy-bagatofunkczionalnomu-litaku-typu-f-16-yurij-ignat/</text:a>
</text:p>
      <!--NEWS-->
      <text:h text:style-name="P10" text:outline-level="1">
<text:span text:style-name="T4">
8 enemy drones were destroyed in the Nikolaev area</text:span>
</text:h>
      <text:p text:style-name="P4">
Author: ['АРМІЯINFORM']</text:p>
      <text:p text:style-name="P4">
Time: 2023-07-05T96:00:00-04:00</text:p>
      <text:p text:style-name="P4">
Description: About the CHILEMELA, the commanding of the "PIVEN". “5 Lipnya 2023 Rock, on ... War with Ukraine 2022, War with Ukraine Latest News Today, News War with Ukraine 2022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7/779645.jpg" text:style-name="Internet_20_link" text:visited-style-name="Visited_20_Internet_20_Link">
779645.jpg</text:a>
']</text:p>
      <text:p text:style-name="P4">
Tags: ['STOPRUSSIA', 'АГРЕСІЯ РФ', 'ВТОРГНЕННЯ РФ']</text:p>
      <text:p text:style-name="P4">
Category: News</text:p>
      <!--METADATA-->
      <text:p text:style-name="P4">
<draw:frame draw:style-name="fr1" draw:name="Image327" text:anchor-type="as-char" svg:width="6.9236in" svg:height="3.888487in" draw:z-index="0">
<draw:image xlink:href="../Images/AРМІЯINFORM/2023-07-05T96-00-00-04-00/779645.jpg" xlink:type="simple" xlink:show="embed" xlink:actuate="onLoad" draw:mime-type="image/jpeg"/>
</draw:frame>
Illustrative photo</text:p>
      <text:p text:style-name="P4">
About it <text:a xlink:type="simple" xlink:href="https://www.facebook.com/PvKPivden" text:style-name="Internet_20_link" text:visited-style-name="Visited_20_Internet_20_Link">
reports</text:a>
South Air Command.</text:p>
      <text:p text:style-name="P4">
“On July 5, 2023, in the Nikolaev area, forces and means of airborne defense of the air command“ South ”8 enemy UAVs were destroyed: 4 UAV“ Lancet ”, 2 UAV“ Merlin-BR ”, 1 UAV“ Zala ”and 1 UAV“ Orlan-10 ”UABLA. ”, - the testimony reads.</text:p>
      <text:p text:style-name="P4">
News Source: <text:a xlink:type="simple" xlink:href="https://armyinform.com.ua/2023/07/05/na-mykolayivshhyni-znyshheno-8-vorozhyh-bezpilotnykiv/" text:style-name="Internet_20_link" text:visited-style-name="Visited_20_Internet_20_Link">
https://armyinform.com.ua/2023/07/05/na-mykolayivshhyni-znyshheno-8-vorozhyh-bezpilotnykiv/</text:a>
</text:p>
      <!--NEWS-->
      <text:h text:style-name="P10" text:outline-level="1">
<text:span text:style-name="T4">
The first line of defense of the invaders on the left bank of the Dnieper is destroyed by water - Natalia Humeniuk</text:span>
</text:h>
      <text:p text:style-name="P4">
Author: ['Дмитро Горбунов']</text:p>
      <text:p text:style-name="P4">
Time: 2023-07-05T97:00:00-04:00</text:p>
      <text:p text:style-name="P4">
Description: About the nature of the DIY POPPUNTIV on the LIST CHORE DNIPRA in the Efir Teemarathon "єini News" ... The war with Ukraine 2022, the war with Ukraine is the latest news today, the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photo_5274219728275099024_y.jpg" text:style-name="Internet_20_link" text:visited-style-name="Visited_20_Internet_20_Link">
photo_5274219728275099024_y.jpg</text:a>
']</text:p>
      <text:p text:style-name="P4">
Tags: ['БОЙОВІ ДІЇ', 'КАХОВСЬКА ГЕС', 'НАТАЛІЯ ГУМЕНЮК', 'ОК «ПІВДЕНЬ»', 'СИЛИ ОБОРОНИ ПІВДНЯ']</text:p>
      <text:p text:style-name="P4">
Category: News</text:p>
      <!--METADATA-->
      <text:p text:style-name="P4">
<draw:frame draw:style-name="fr1" draw:name="Image328" text:anchor-type="as-char" svg:width="6.9236in" svg:height="4.615733in" draw:z-index="0">
<draw:image xlink:href="../Images/AРМІЯINFORM/2023-07-05T97-00-00-04-00/photo_5274219728275099024_y.jpg" xlink:type="simple" xlink:show="embed" xlink:actuate="onLoad" draw:mime-type="image/jpeg"/>
</draw:frame>
About the nature of the occupiers' actions on the left bank of the Dnieper on the air of a telecommunication <text:a xlink:type="simple" xlink:href="https://www.youtube.com/watch" text:style-name="Internet_20_link" text:visited-style-name="Visited_20_Internet_20_Link">
"only news"</text:a>
Nataliagmenyuk, a united coordination press center of the Southern Defense Forces.</text:p>
      <ul>
        <li>
The invaders try to return to positions that were flooded after the Podrivakhovsky hydroelectric power station. It should be understood here that it is a return to a distance of up to 15 kilometers. So now, when the water goes away, they move to the mother's distance to the right bank. However, their first line of defense is destroyed and they are frightened, not knowing what to expect from us - informed the Aavon.</li>
      </ul>
      <text:p text:style-name="P4">
According to her, in such a situation, the occupiers increased the number of their artery arms in the southern direction.</text:p>
      <ul>
        <li>
All today's strikes are aimed at logistics and the places that the skills of Russians are a concentration of some of our resources. At the same time, often depots of private enterprises, completely far from the army. Unfortunately, civilians suffer. But our work is quite effective. Yes, in the present, we destroyed two UAVs of the operative-tactical level, which collecting information, and three other shock drones of the Lacet type. We also managed to eliminate three art stations on the left bank, several samples of automobile Table equipment of the enemy, - said Natalia Humeniuk.</li>
      </ul>
      <text:p text:style-name="P4">
News Source: <text:a xlink:type="simple" xlink:href="https://armyinform.com.ua/2023/07/05/persha-liniya-oborony-okupantiv-na-livomu-berezi-dnipra-zrujnovana-vodoyu-nataliya-gumenyuk/" text:style-name="Internet_20_link" text:visited-style-name="Visited_20_Internet_20_Link">
https://armyinform.com.ua/2023/07/05/persha-liniya-oborony-okupantiv-na-livomu-berezi-dnipra-zrujnovana-vodoyu-nataliya-gumenyuk/</text:a>
</text:p>
      <!--NEWS-->
      <text:h text:style-name="P10" text:outline-level="1">
<text:span text:style-name="T4">
The Center for the Military History of the Armed Forces of Ukraine celebrated its first anniversary</text:span>
</text:h>
      <text:p text:style-name="P4">
Author: ['АРМІЯINFORM']</text:p>
      <text:p text:style-name="P4">
Time: 2023-07-05T98:00:00-04:00</text:p>
      <text:p text:style-name="P4">
Description: RIK Tom Bulo is formed by the center of the doslіdzhen of the izhno izbroany forces of Ukraine. For the same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7/img_0829.jpg" text:style-name="Internet_20_link" text:visited-style-name="Visited_20_Internet_20_Link">
img_0829.jpg</text:a>
', '<text:a xlink:type="simple" xlink:href="https://armyinform.com.ua/wp-content/uploads/2023/07/img_0351-150x150.jpg" text:style-name="Internet_20_link" text:visited-style-name="Visited_20_Internet_20_Link">
img_0351-150x150.jpg</text:a>
', '<text:a xlink:type="simple" xlink:href="https://armyinform.com.ua/wp-content/uploads/2023/07/img_0362-150x150.jpg" text:style-name="Internet_20_link" text:visited-style-name="Visited_20_Internet_20_Link">
img_0362-150x150.jpg</text:a>
', '<text:a xlink:type="simple" xlink:href="https://armyinform.com.ua/wp-content/uploads/2023/07/img_0365-150x150.jpg" text:style-name="Internet_20_link" text:visited-style-name="Visited_20_Internet_20_Link">
img_0365-150x150.jpg</text:a>
', '<text:a xlink:type="simple" xlink:href="https://armyinform.com.ua/wp-content/uploads/2023/07/img_0617-2-150x150.jpg" text:style-name="Internet_20_link" text:visited-style-name="Visited_20_Internet_20_Link">
img_0617-2-150x150.jpg</text:a>
', '<text:a xlink:type="simple" xlink:href="https://armyinform.com.ua/wp-content/uploads/2023/07/img_0672-2-150x150.jpg" text:style-name="Internet_20_link" text:visited-style-name="Visited_20_Internet_20_Link">
img_0672-2-150x150.jpg</text:a>
', '<text:a xlink:type="simple" xlink:href="https://armyinform.com.ua/wp-content/uploads/2023/07/img_0807-2-150x150.jpg" text:style-name="Internet_20_link" text:visited-style-name="Visited_20_Internet_20_Link">
img_0807-2-150x150.jpg</text:a>
', '<text:a xlink:type="simple" xlink:href="https://armyinform.com.ua/wp-content/uploads/2023/07/img_0797-2-150x150.jpg" text:style-name="Internet_20_link" text:visited-style-name="Visited_20_Internet_20_Link">
img_0797-2-150x150.jpg</text:a>
', '<text:a xlink:type="simple" xlink:href="https://armyinform.com.ua/wp-content/uploads/2023/07/img_0784-150x150.jpg" text:style-name="Internet_20_link" text:visited-style-name="Visited_20_Internet_20_Link">
img_0784-150x150.jpg</text:a>
', '<text:a xlink:type="simple" xlink:href="https://armyinform.com.ua/wp-content/uploads/2023/07/img_0417.jpg" text:style-name="Internet_20_link" text:visited-style-name="Visited_20_Internet_20_Link">
img_0417.jpg</text:a>
', '<text:a xlink:type="simple" xlink:href="https://armyinform.com.ua/wp-content/uploads/2023/07/357566360_617682843878131_3956780889856136032_n.jpg" text:style-name="Internet_20_link" text:visited-style-name="Visited_20_Internet_20_Link">
357566360_617682843878131_3956780889856136032_n.jpg</text:a>
', '<text:a xlink:type="simple" xlink:href="https://armyinform.com.ua/wp-content/uploads/2023/07/img_0461-150x150.jpg" text:style-name="Internet_20_link" text:visited-style-name="Visited_20_Internet_20_Link">
img_0461-150x150.jpg</text:a>
', '<text:a xlink:type="simple" xlink:href="https://armyinform.com.ua/wp-content/uploads/2023/07/img_0446-150x150.jpg" text:style-name="Internet_20_link" text:visited-style-name="Visited_20_Internet_20_Link">
img_0446-150x150.jpg</text:a>
', '<text:a xlink:type="simple" xlink:href="https://armyinform.com.ua/wp-content/uploads/2023/07/img_0486-150x150.jpg" text:style-name="Internet_20_link" text:visited-style-name="Visited_20_Internet_20_Link">
img_0486-150x150.jpg</text:a>
']</text:p>
      <text:p text:style-name="P4">
Tags: ['STOPRUSSIA', 'АГРЕСІЯ РФ', 'ЦЕНТР ДОСЛІДЖЕННЯ ВОЄННОЇ ІСТОРІЇ ЗБРОЙНИХ СИЛ УКРАЇНИ']</text:p>
      <text:p text:style-name="P4">
Category: News</text:p>
      <!--METADATA-->
      <text:p text:style-name="P4">
<draw:frame draw:style-name="fr1" draw:name="Image329" text:anchor-type="as-char" svg:width="6.9236in" svg:height="4.609964in" draw:z-index="0">
<draw:image xlink:href="../Images/AРМІЯINFORM/2023-07-05T98-00-00-04-00/img_0829.jpg" xlink:type="simple" xlink:show="embed" xlink:actuate="onLoad" draw:mime-type="image/jpeg"/>
</draw:frame>
A year ago, the Center for Studies of Military History of Armed Forces was formed. During this period of time, the military scientific institution has acquired the ability to fully fulfill the tasks identified by the management of the Armed Forces of Ukraine.</text:p>
      <text:p text:style-name="P4">
In particular, during the year of existence of the Center, 8 essays on the history of the Russian-Ukrainian war, 8 scientific articles were published, 2 monographs and 1 collection of documents were developed. 7 scientific conferences, seminars and round tables were organized and held. In addition, 6 exhibition projects were implemented. Developed and sent to military administration bodies, scientific institutions of TAVNZ 11 issues of monthly "military-historical descriptions of Russian-Ukrainian".</text:p>
      <text:p text:style-name="P4">
<text:a xlink:type="simple" xlink:href="https://armyinform.com.ua/wp-content/uploads/2023/07/img_0351.jpg" text:style-name="Internet_20_link" text:visited-style-name="Visited_20_Internet_20_Link">
!(Images/AРМІЯINFORM/2023-07-05T98-00-00-04-00/img_0351-150x150.jpg)</text:a>
</text:p>
      <text:p text:style-name="P4">
<text:a xlink:type="simple" xlink:href="https://armyinform.com.ua/wp-content/uploads/2023/07/img_0362.jpg" text:style-name="Internet_20_link" text:visited-style-name="Visited_20_Internet_20_Link">
<draw:frame draw:style-name="fr1" draw:name="Image330" text:anchor-type="as-char" svg:width="6.9236in" svg:height="6.9236in" draw:z-index="0">
<draw:image xlink:href="../Images/AРМІЯINFORM/2023-07-05T98-00-00-04-00/img_0362-150x150.jpg" xlink:type="simple" xlink:show="embed" xlink:actuate="onLoad" draw:mime-type="image/jpeg"/>
</draw:frame>
</text:a>
</text:p>
      <text:p text:style-name="P4">
<text:a xlink:type="simple" xlink:href="https://armyinform.com.ua/wp-content/uploads/2023/07/img_0365.jpg" text:style-name="Internet_20_link" text:visited-style-name="Visited_20_Internet_20_Link">
<draw:frame draw:style-name="fr1" draw:name="Image331" text:anchor-type="as-char" svg:width="6.9236in" svg:height="6.9236in" draw:z-index="0">
<draw:image xlink:href="../Images/AРМІЯINFORM/2023-07-05T98-00-00-04-00/img_0365-150x150.jpg" xlink:type="simple" xlink:show="embed" xlink:actuate="onLoad" draw:mime-type="image/jpeg"/>
</draw:frame>
</text:a>
According to the Deputy Chief of the General Staff of the Armed Forces of Ukraine, the General-Major Volodymyr Koval, the Center for Studies of Military History of Armed Forces of Ukraine makes it a daily contribution to our victory. Its staff is forming Ukraine and spreading the historical truth.</text:p>
      <text:p text:style-name="P4">
<text:a xlink:type="simple" xlink:href="https://armyinform.com.ua/wp-content/uploads/2023/07/img_0617-2.jpg" text:style-name="Internet_20_link" text:visited-style-name="Visited_20_Internet_20_Link">
!(Images/AРМІЯINFORM/2023-07-05T98-00-00-04-00/img_0617-2-150x150.jpg)</text:a>
</text:p>
      <text:p text:style-name="P4">
<text:a xlink:type="simple" xlink:href="https://armyinform.com.ua/wp-content/uploads/2023/07/img_0672-2.jpg" text:style-name="Internet_20_link" text:visited-style-name="Visited_20_Internet_20_Link">
<draw:frame draw:style-name="fr1" draw:name="Image332" text:anchor-type="as-char" svg:width="6.9236in" svg:height="6.9236in" draw:z-index="0">
<draw:image xlink:href="../Images/AРМІЯINFORM/2023-07-05T98-00-00-04-00/img_0672-2-150x150.jpg" xlink:type="simple" xlink:show="embed" xlink:actuate="onLoad" draw:mime-type="image/jpeg"/>
</draw:frame>
</text:a>
</text:p>
      <text:p text:style-name="P4">
<text:a xlink:type="simple" xlink:href="https://armyinform.com.ua/wp-content/uploads/2023/07/img_0807-2.jpg" text:style-name="Internet_20_link" text:visited-style-name="Visited_20_Internet_20_Link">
<draw:frame draw:style-name="fr1" draw:name="Image333" text:anchor-type="as-char" svg:width="6.9236in" svg:height="6.9236in" draw:z-index="0">
<draw:image xlink:href="../Images/AРМІЯINFORM/2023-07-05T98-00-00-04-00/img_0807-2-150x150.jpg" xlink:type="simple" xlink:show="embed" xlink:actuate="onLoad" draw:mime-type="image/jpeg"/>
</draw:frame>
</text:a>
</text:p>
      <text:p text:style-name="P4">
<text:a xlink:type="simple" xlink:href="https://armyinform.com.ua/wp-content/uploads/2023/07/img_0797-2.jpg" text:style-name="Internet_20_link" text:visited-style-name="Visited_20_Internet_20_Link">
<draw:frame draw:style-name="fr1" draw:name="Image334" text:anchor-type="as-char" svg:width="6.9236in" svg:height="6.9236in" draw:z-index="0">
<draw:image xlink:href="../Images/AРМІЯINFORM/2023-07-05T98-00-00-04-00/img_0797-2-150x150.jpg" xlink:type="simple" xlink:show="embed" xlink:actuate="onLoad" draw:mime-type="image/jpeg"/>
</draw:frame>
</text:a>
</text:p>
      <text:p text:style-name="P4">
<text:a xlink:type="simple" xlink:href="https://armyinform.com.ua/wp-content/uploads/2023/07/img_0784.jpg" text:style-name="Internet_20_link" text:visited-style-name="Visited_20_Internet_20_Link">
<draw:frame draw:style-name="fr1" draw:name="Image335" text:anchor-type="as-char" svg:width="6.9236in" svg:height="6.9236in" draw:z-index="0">
<draw:image xlink:href="../Images/AРМІЯINFORM/2023-07-05T98-00-00-04-00/img_0784-150x150.jpg" xlink:type="simple" xlink:show="embed" xlink:actuate="onLoad" draw:mime-type="image/jpeg"/>
</draw:frame>
</text:a>
</text:p>
      <text:p text:style-name="P4">
<draw:frame draw:style-name="fr1" draw:name="Image336" text:anchor-type="as-char" svg:width="6.9236in" svg:height="4.609964in" draw:z-index="0">
<draw:image xlink:href="../Images/AРМІЯINFORM/2023-07-05T98-00-00-04-00/img_0417.jpg" xlink:type="simple" xlink:show="embed" xlink:actuate="onLoad" draw:mime-type="image/jpeg"/>
</draw:frame>
Deputy Chief of the General Staff of Ukraine Major General Volodymyr Koval</text:p>
      <text:p text:style-name="P4">
On the occasion of the anniversary of the Center for the best scientists and workers, the awards of the Minister of Defense and the Commander -in -Chief of the Armed Forces of Ukraine were awarded. Military historians also demonstrated the exhibition "Modern Army through the Prism of the Past", which will soon be presented in military educational establishments and institutions of the Armory Forces of Ukraine.</text:p>
      <text:p text:style-name="P4">
<draw:frame draw:style-name="fr1" draw:name="Image337" text:anchor-type="as-char" svg:width="6.9236in" svg:height="4.615733in" draw:z-index="0">
<draw:image xlink:href="../Images/AРМІЯINFORM/2023-07-05T98-00-00-04-00/357566360_617682843878131_3956780889856136032_n.jpg" xlink:type="simple" xlink:show="embed" xlink:actuate="onLoad" draw:mime-type="image/jpeg"/>
</draw:frame>
Also, the heads of the central military and scientific management of the General Staff of the Armed Forces of Ukraine, Colonel Mykola Sen, Head of Trophy and Perspective Weapons and Military Technical College, Colonel Sergey Bachurin, Deputy Head of the State Research Institute of Testing and Security and Certificate of Testing and Certificate . Each of them noted the significant contribution of the Center for the Study of Military History of Ukraine to the dissemination of military-historical knowledge and the study of the military history of Ukraine.</text:p>
      <text:p text:style-name="P4">
<text:a xlink:type="simple" xlink:href="https://armyinform.com.ua/wp-content/uploads/2023/07/img_0461.jpg" text:style-name="Internet_20_link" text:visited-style-name="Visited_20_Internet_20_Link">
!(Images/AРМІЯINFORM/2023-07-05T98-00-00-04-00/img_0461-150x150.jpg)</text:a>
</text:p>
      <text:p text:style-name="P4">
<text:a xlink:type="simple" xlink:href="https://armyinform.com.ua/wp-content/uploads/2023/07/img_0446.jpg" text:style-name="Internet_20_link" text:visited-style-name="Visited_20_Internet_20_Link">
<draw:frame draw:style-name="fr1" draw:name="Image338" text:anchor-type="as-char" svg:width="6.9236in" svg:height="6.9236in" draw:z-index="0">
<draw:image xlink:href="../Images/AРМІЯINFORM/2023-07-05T98-00-00-04-00/img_0446-150x150.jpg" xlink:type="simple" xlink:show="embed" xlink:actuate="onLoad" draw:mime-type="image/jpeg"/>
</draw:frame>
</text:a>
</text:p>
      <text:p text:style-name="P4">
<text:a xlink:type="simple" xlink:href="https://armyinform.com.ua/wp-content/uploads/2023/07/img_0486.jpg" text:style-name="Internet_20_link" text:visited-style-name="Visited_20_Internet_20_Link">
<draw:frame draw:style-name="fr1" draw:name="Image339" text:anchor-type="as-char" svg:width="6.9236in" svg:height="6.9236in" draw:z-index="0">
<draw:image xlink:href="../Images/AРМІЯINFORM/2023-07-05T98-00-00-04-00/img_0486-150x150.jpg" xlink:type="simple" xlink:show="embed" xlink:actuate="onLoad" draw:mime-type="image/jpeg"/>
</draw:frame>
</text:a>
In addition, WellBand's cover band of the Bohdan Khmelnytsky Presidential Brigade came to celebrate the anniversary.</text:p>
      <text:p text:style-name="P4">
<text:span text:style-name="T5">
Opto valentine Viliura</text:span>
</text:p>
      <text:p text:style-name="P4">
News Source: <text:a xlink:type="simple" xlink:href="https://armyinform.com.ua/2023/07/05/czentr-doslidzhennya-voyennoyi-istoriyi-zbrojnyh-syl-ukrayiny-vidznachyv-svoyu-pershu-richnyczyu/" text:style-name="Internet_20_link" text:visited-style-name="Visited_20_Internet_20_Link">
https://armyinform.com.ua/2023/07/05/czentr-doslidzhennya-voyennoyi-istoriyi-zbrojnyh-syl-ukrayiny-vidznachyv-svoyu-pershu-richnyczyu/</text:a>
</text:p>
      <!--NEWS-->
      <text:h text:style-name="P10" text:outline-level="1">
<text:span text:style-name="T4">
Up to 10 years behind bars, the FSB informant, who was spying on Bakhmut's defenses</text:span>
</text:h>
      <text:p text:style-name="P4">
Author: ['АРМІЯINFORM']</text:p>
      <text:p text:style-name="P4">
Time: 2023-07-05T99:00:00-04:00</text:p>
      <text:p text:style-name="P4">
Description: On the basics of the Dochasal Basis, Yaku Zibra was the Service of the Bezpeki, Zasujeno Shchelonen the One Road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1648196368_613x321_3_0_nw.jpeg" text:style-name="Internet_20_link" text:visited-style-name="Visited_20_Internet_20_Link">
1648196368_613x321_3_0_nw.jpeg</text:a>
']</text:p>
      <text:p text:style-name="P4">
Tags: ['STOPRUSSIA']</text:p>
      <text:p text:style-name="P4">
Category: News</text:p>
      <!--METADATA-->
      <text:p text:style-name="P4">
<draw:frame draw:style-name="fr1" draw:name="Image340" text:anchor-type="as-char" svg:width="6.9236in" svg:height="3.625572in" draw:z-index="0">
<draw:image xlink:href="../Images/AРМІЯINFORM/2023-07-05T99-00-00-04-00/1648196368_613x321_3_0_nw.jpeg" xlink:type="simple" xlink:show="embed" xlink:actuate="onLoad" draw:mime-type="image/jpeg"/>
</draw:frame>
Illustrative photo</text:p>
      <text:p text:style-name="P4">
On the basis of the evidence, which was collected by the Security Service, another hostility was convicted of the FSB to the FSB of the Location of Defense Forces on the Eastern Front.</text:p>
      <text:p text:style-name="P4">
About it <text:a xlink:type="simple" xlink:href="https://www.facebook.com/SecurSerUkraine/posts/pfbid0bgwSwdWCKq9nf7NVVR8r1HWFgLfBoSBk4UdwCrgmVtUNCYfr2piJqjt7CfzoCHTDl" text:style-name="Internet_20_link" text:visited-style-name="Visited_20_Internet_20_Link">
reports</text:a>
Security Service of Ukraine.</text:p>
      <text:p text:style-name="P4">
“According to the materials of the Ukrainian special service, the court appointed her 10 years of prison. First of all, the malefactor tried to identify and transfer the aggressor of the base of the Armed Forces near Bakhmut. As investigators set out, the involvement is a resident of Druzhkivka of Donetsk region. In July2022, she was involved in cooperation by the FSB representative.</text:p>
      <text:p text:style-name="P4">
He supported communication with him through the messenger, and the transmission of intelligence with the viewing of text messages and screenshots from Google Maps, which indicated Ukrainian objects. When detained, the malefactor revealed a mobile phone with correspondence with a representative of the special service of the Russian Federation. On the basis of the collected dioxides, the court found the malefactor guilty under Part 3 of Art. 114-2 of the Criminal Code of Ukraine(Unauthorized dissemination of information about referrals, moving weapons, weapons and ammunition to Ukraine, movement, displacement or deployment of the Armed Forces)», - the message reads.</text:p>
      <text:p text:style-name="P4">
News Source: <text:a xlink:type="simple" xlink:href="https://armyinform.com.ua/2023/07/05/do-10-rokiv-za-gratamy-zasudzheno-informatorku-fsb-yaka-shpyguvala-za-oboronczyamy-bahmuta/" text:style-name="Internet_20_link" text:visited-style-name="Visited_20_Internet_20_Link">
https://armyinform.com.ua/2023/07/05/do-10-rokiv-za-gratamy-zasudzheno-informatorku-fsb-yaka-shpyguvala-za-oboronczyamy-bahmuta/</text:a>
</text:p>
      <!--NEWS-->
      <text:h text:style-name="P10" text:outline-level="1">
<text:span text:style-name="T4">
In Ukraine, only about 11.7 million people are economically active</text:span>
</text:h>
      <text:p text:style-name="P4">
Authors: Ukrinform (Person)</text:p>
      <text:p text:style-name="P4">
Publisher: Укринформ (Organization)</text:p>
      <text:p text:style-name="P4">
Published Time: 2023-07-05T9:29:00+03:00</text:p>
      <text:p text:style-name="P4">
Modified Time: 2023-07-05T22:29:00+03:00</text:p>
      <text:p text:style-name="P4">
Description: Currently, about 11.7 million Ukrainians are economically active in Ukraine, of whom up to 9.3 million, almost 2.7 million are unemployed. - Ukrinform.</text:p>
      <text:p text:style-name="P4">
Images: ['<text:a xlink:type="simple" xlink:href="https://static.ukrinform.com/photos/2023_07/thumb_files/630_360_1688215887-155.jpg" text:style-name="Internet_20_link" text:visited-style-name="Visited_20_Internet_20_Link">
630_360_16882...</text:a>
']</text:p>
      <text:p text:style-name="P4">
Tags: ['Економіка', 'Україна', 'Безробіття', 'дослідження']</text:p>
      <text:p text:style-name="P4">
Type: Article</text:p>
      <!--METADATA-->
      <text:p text:style-name="P4">
<draw:frame draw:style-name="fr1" draw:name="Image341" text:anchor-type="as-char" svg:width="6.9236in" svg:height="3.956343in" draw:z-index="0">
<draw:image xlink:href="../Images/yкринформ/2023-07-05T9-29-00-03-00/630_360_1688215887-155.jpg" xlink:type="simple" xlink:show="embed" xlink:actuate="onLoad" draw:mime-type="image/jpeg"/>
</draw:frame>
Currently, about 11.7 million Ukrainians are economically active in Ukraine, of whom up to 9.3 million, nearly 2.7 million are unemployed.</text:p>
      <text:p text:style-name="P4">
Such data were published by experts <text:a xlink:type="simple" xlink:href="https://www.facebook.com/UkrainianIF/videos/1619640075197535" text:style-name="Internet_20_link" text:visited-style-name="Visited_20_Internet_20_Link">
Ukrainian Institute of the Future</text:a>
 (IIF)During the presentation of the Ukrainian economy forecast for 2023-2024.</text:p>
      <text:p text:style-name="P4">
“According to our estimates, there are now about 28.5 million people in Ukraine. But not the common figure, but the structure. Among all these 28.5 million we have 16.8 million it is <text:a xlink:type="simple" xlink:href="https://www.ukrinform.ua/tag-ekonomika" text:style-name="Internet_20_link" text:visited-style-name="Visited_20_Internet_20_Link">
economically</text:a>
Inactive population - pensioners, children. 11.7 million are economically active, but only 9-9.3 million work out of them. If you subtract this figure from the state employees, then there are 6-7 million people who, in fact, are the "harness" that brings the whole economy, " - said UIF economic programs Jan Lavryk.</text:p>
      <text:p text:style-name="P4">
She emphasized that the situation could further deteriorate. If the population is further emigrated, it will not be anyone to create GDP in Ukraine, pay taxes, and therefore - the country will not only be unable to serve the budget, but also to fulfill social obligations.</text:p>
      <text:p text:style-name="P4">
“Labor deficits will lead to taxes, because it is natural: if one working person will have two non -working ones to ensure them, you will have to increase the tax burden. Therefore, hence the economy of the economy, ”the researcher emphasized.</text:p>
      <text:p text:style-name="P4">
Therefore, in her opinion, the migration policy of Ukraine, namely the issue of Ukrainians from abroad and attracting new migrants, should be the number one priority for the regulation.</text:p>
      <text:p text:style-name="P4">
<text:span text:style-name="T4">
 Read also: </text:span>
 <text:a xlink:type="simple" xlink:href="https://www.ukrinform.ua/rubric-economy/3724982-oon-ocinila-naslidki-rosijskogo-vtorgnenna-dla-ukrainciv-ak-vpali-dohodi.html" text:style-name="Internet_20_link" text:visited-style-name="Visited_20_Internet_20_Link">
UN evaluated the consequences of the Russian invasion for Ukrainians- How revenue fell</text:a>
"Because it is literally a question of survival of the nation," Lavryk emphasized.</text:p>
      <text:p text:style-name="P4">
As it was reported, the Ministry of Economy of Ukraine considers that the termination, economic development and reconstruction of infrastructure and housing, as well as possible employment are the main factors that will contribute to the return of Ukrainians home. And the return of our citizens is important for ensuring the rapid and sustainable economic restoration of Ukraine, because the aftermath of the need for labor resources will increase significantly.</text:p>
      <text:p text:style-name="P4">
<text:span text:style-name="T5">
Foto: NBU</text:span>
</text:p>
      <text:p text:style-name="P4">
News Source: <text:a xlink:type="simple" xlink:href="https://www.ukrinform.ua/rubric-economy/3732011-v-ukraini-ekonomicno-aktivnimi-e-lise-blizko-117-miljona-ludej.html" text:style-name="Internet_20_link" text:visited-style-name="Visited_20_Internet_20_Link">
https://www.ukrinform.ua/rubric-economy/3732011-v-ukraini-ekonomicno-aktivnimi-e-lise-blizko-117-miljona-ludej.html</text:a>
</text:p>
      <!--NEWS-->
      <text:h text:style-name="P10" text:outline-level="1">
<text:span text:style-name="T4">
Humeniuk about the situation at the ZPP: diversion is quite likely</text:span>
</text:h>
      <text:p text:style-name="P4">
Authors: Ukrinform (Person)</text:p>
      <text:p text:style-name="P4">
Publisher: Укринформ (Organization)</text:p>
      <text:p text:style-name="P4">
Published Time: 2023-07-06T-2:29:00+03:00</text:p>
      <text:p text:style-name="P4">
Modified Time: 2023-07-06T00:29:00+03:00</text:p>
      <text:p text:style-name="P4">
Description: The sabotage of the Russians at the Zaporozhye Nuclear Power Plant is still quite likely, the authorities and the military are watching the situation. - Ukrinform.</text:p>
      <text:p text:style-name="P4">
Images: ['<text:a xlink:type="simple" xlink:href="https://static.ukrinform.com/photos/2022_08/thumb_files/630_360_1661542844-154.jpeg" text:style-name="Internet_20_link" text:visited-style-name="Visited_20_Internet_20_Link">
630_360_16615...</text:a>
']</text:p>
      <text:p text:style-name="P4">
Tags: ['Теракт', 'Агресія РФ', 'Запорізька АЕС', 'Війна з Росією', 'Єдині новини', 'Наталія Гуменюк']</text:p>
      <text:p text:style-name="P4">
Type: Article</text:p>
      <!--METADATA-->
      <text:p text:style-name="P4">
<draw:frame draw:style-name="fr1" draw:name="Image342" text:anchor-type="as-char" svg:width="6.9236in" svg:height="3.956343in" draw:z-index="0">
<draw:image xlink:href="../Images/yкринформ/2023-07-06T-2-29-00-03-00/630_360_1661542844-154.jpeg" xlink:type="simple" xlink:show="embed" xlink:actuate="onLoad" draw:mime-type="image/jpeg"/>
</draw:frame>
The sabotage at the Zaporizhzhya nuclear power plant is still quite likely, the Tavi authorities are watching the situation carefully.</text:p>
      <text:p text:style-name="P4">
The spokeswoman for the southern Ukraine forces Nataliagmenyuk said this on the air of the Telelorphone, Ukrinform reports.</text:p>
      <text:p text:style-name="P4">
"Diversion is quite likely. We understand that it can be used as long -term blackmail, and direct pressure under the guise of such actions that will be taken, such as undermining or injection of the situation," Gumeniuk said.</text:p>
      <text:p text:style-name="P4">
<text:span text:style-name="T4">
 Read also: </text:span>
 <text:span text:style-name="T4">
 <text:a xlink:type="simple" xlink:href="https://www.ukrinform.ua/rubric-polytics/3731970-ukraina-maksimalno-kontaktue-z-partnerami-sodo-situacii-na-zaporizkij-aes-zelenskij.html" text:style-name="Internet_20_link" text:visited-style-name="Visited_20_Internet_20_Link">
Ukraine as much as possible contact with partners on the residence on the ZPP - Zelensky</text:a>
</text:span>
</text:p>
      <text:p text:style-name="P4">
She also noted that the authorities and the military carefully monitor the situation of the Nazes and inform the population according to the danger that may be.</text:p>
      <text:p text:style-name="P4">
As reported by Ukrinform, on March 4, 2022, Russian troops were seized by June 22, 2023, President Volodymyr Zelensky declared the plans of the Rosiiva to the station.</text:p>
      <text:p text:style-name="P4">
<text:span text:style-name="T4">
 Read also: </text:span>
 <text:span text:style-name="T4">
 <text:a xlink:type="simple" xlink:href="https://www.ukrinform.ua/rubric-ato/3731700-rosia-nagnitae-situaciu-iz-zaes-sob-perelomiti-hid-vijni-na-svou-korist-malar.html" text:style-name="Internet_20_link" text:visited-style-name="Visited_20_Internet_20_Link">
Russia is injecting the situation with the ZPP to break Hidevna in its favor - painter</text:a>
</text:span>
</text:p>
      <text:p text:style-name="P4">
The Secretary of the National Security and Defense Council Alexei Danilov reported that Ukraine is carefully preparing for any scenarios for the development of the events of the Zaporozhye NPP.</text:p>
      <text:p text:style-name="P4">
On June 30, the Main Directorate of Intelligence of the Ministry of Defense reported that the Russian contingent gradually leaves the territory of the Zaporozhye nuclear power plant.</text:p>
      <text:p text:style-name="P4">
<text:span text:style-name="T5">
!(https://www.ukrinform.ua/rubric-ato/3731532-u-razi-vibuhu-na-zaes-meskanci-zoni-radiacijnoi-avarii-maut-buti-gotovimi-do-evakuacii-moz.html)</text:span>
*</text:p>
      <text:p text:style-name="P4">
At the end of June 2023 in the Nikolaev, Kherson, Zaporizhzhia, Dnipropetrovsk regions, large -scale exercises of emergency services for the consequences of a possible terrorist attack at the ZPP.</text:p>
      <text:p text:style-name="P4">
<text:span text:style-name="T4">
 Read also: </text:span>
 <text:span text:style-name="T4">
 <text:a xlink:type="simple" xlink:href="https://www.ukrinform.ua/rubric-ato/3731668-garaca-linia-zitknenna-zaraz-perevisue-1200-kilometriv-gromov.html" text:style-name="Internet_20_link" text:visited-style-name="Visited_20_Internet_20_Link">
"hot" collision line now exceeds 1200 kilometers - Gromov</text:a>
 </text:span>
</text:p>
      <text:p text:style-name="P4">
News Source: <text:a xlink:type="simple" xlink:href="https://www.ukrinform.ua/rubric-ato/3732028-gumenuk-pro-situaciu-na-zaes-diversia-cilkom-jmovirna.html" text:style-name="Internet_20_link" text:visited-style-name="Visited_20_Internet_20_Link">
https://www.ukrinform.ua/rubric-ato/3732028-gumenuk-pro-situaciu-na-zaes-diversia-cilkom-jmovirna.html</text:a>
</text:p>
      <!--NEWS-->
      <text:h text:style-name="P10" text:outline-level="1">
<text:span text:style-name="T4">
Baiden commented on the USA's position on Ukraine's membership in NATO</text:span>
</text:h>
      <text:p text:style-name="P4">
Authors: Ukrinform (Person)</text:p>
      <text:p text:style-name="P4">
Publisher: Укринформ (Organization)</text:p>
      <text:p text:style-name="P4">
Published Time: 2023-07-06T-3:17:00+03:00</text:p>
      <text:p text:style-name="P4">
Modified Time: 2023-07-06T00:17:00+03:00</text:p>
      <text:p text:style-name="P4">
Description: The United States believes that the NATO doors for Ukraine are open, and the decision will be made with the consent of all Member States after Ukraine has reformed and meets all the Alliance's requirements. - Ukrinform.</text:p>
      <text:p text:style-name="P4">
Images: ['<text:a xlink:type="simple" xlink:href="https://static.ukrinform.com/photos/2023_06/thumb_files/630_360_1687497729-428.jpg" text:style-name="Internet_20_link" text:visited-style-name="Visited_20_Internet_20_Link">
630_360_16874...</text:a>
']</text:p>
      <text:p text:style-name="P4">
Tags: ['Байден', 'НАТО', 'США', 'Україна']</text:p>
      <text:p text:style-name="P4">
Type: Article</text:p>
      <!--METADATA-->
      <text:p text:style-name="P4">
<draw:frame draw:style-name="fr1" draw:name="Image343" text:anchor-type="as-char" svg:width="6.9236in" svg:height="3.956343in" draw:z-index="0">
<draw:image xlink:href="../Images/yкринформ/2023-07-06T-3-17-00-03-00/630_360_1687497729-428.jpg" xlink:type="simple" xlink:show="embed" xlink:actuate="onLoad" draw:mime-type="image/jpeg"/>
</draw:frame>
The connection believes that the NATO doors for Ukraine are open, and the decision will be accepted with the consent of all Member States after Ukraine will meet the reforms and meet all the requirements of the Alliance.</text:p>
      <text:p text:style-name="P4">
This was stated on Wednesday during a pressing by the White House spokeswoman Karinjan-Pierre, Ukrinform correspondent reports.</text:p>
      <text:p text:style-name="P4">
"We have very clearly stated that we were devoted to the NATO open door policy," the White House representative emphasized.</text:p>
      <text:p text:style-name="P4">
<text:span text:style-name="T4">
 Read also: </text:span>
 <text:span text:style-name="T4">
 <text:a xlink:type="simple" xlink:href="https://www.ukrinform.ua/rubric-polytics/3731937-tekst-dokumentu-samitu-nato-u-vilnusi-stae-silnisim-u-pitanni-ukraini-nauseda.html" text:style-name="Internet_20_link" text:visited-style-name="Visited_20_Internet_20_Link">
Text of the NATO summit document in Vilnius becomes "stronger" in Ukraine - Nauseda</text:a>
</text:span>
</text:p>
      <text:p text:style-name="P4">
At the same time, she reminded that any decision on membership of the Native Atlantic Alliance is made between 31 ally, as well as the country of petitioner for membership.</text:p>
      <text:p text:style-name="P4">
"So, in this case, when it comes to Ukraine, we discussed with our NATO and Ukraine, as we can collectively support Ukraine's aspirations for Euro-Atlantic integration,"- said the representative of the SSI administration.</text:p>
      <text:p text:style-name="P4">
<text:span text:style-name="T4">
 Read also: </text:span>
 <text:span text:style-name="T4">
 [Nauseda: NATO -Summit in Vilnius Clear Ukrainians]](https://www.ukrinform.ua/rubric-polytics/3731765-nauseda-domovlenosti-na-samiti-nato-u-vilnusi-ne-rozcaruut-ukrainciv.html)</text:span>
</text:p>
      <text:p text:style-name="P4">
Jean-Prier noted that she would not resort to the details of diplomatic talks. At the same time she reminded President Biden's statement that “Ukrainian will be reformed in order to meet the same standards as any other NATO country before joining(To the Alliance - Ed.)”.</text:p>
      <text:p text:style-name="P4">
"The US President believes that Ukraine can do it," Baiden's spokesman added.</text:p>
      <text:p text:style-name="P4">
<text:span text:style-name="T5">
!(https://www.ukrinform.ua/rubric-polytics/3731052-calij-skazav-koli-mozut-prijnati-klucovi-risenna-sodo-vstupu-ukraini-do-nato.html)</text:span>
*</text:p>
      <text:p text:style-name="P4">
As reported by Ukrinform, on July 11-12 in Vilnius there will be a summit <text:span text:style-name="T4">
 <text:a xlink:type="simple" xlink:href="https://www.ukrinform.ua/tag-nato" text:style-name="Internet_20_link" text:visited-style-name="Visited_20_Internet_20_Link">
NATO</text:a>
</text:span>
, during which Ukraine wants to receive a certain security guarantees and a clear prospect of membership in the Alliance.</text:p>
      <text:p text:style-name="P4">
News Source: <text:a xlink:type="simple" xlink:href="https://www.ukrinform.ua/rubric-polytics/3732027-u-bajdena-prokomentuvali-poziciu-ssa-sodo-clenstva-ukraini-v-nato.html" text:style-name="Internet_20_link" text:visited-style-name="Visited_20_Internet_20_Link">
https://www.ukrinform.ua/rubric-polytics/3732027-u-bajdena-prokomentuvali-poziciu-ssa-sodo-clenstva-ukraini-v-nato.html</text:a>
</text:p>
      <!--NEWS-->
      <text:h text:style-name="P10" text:outline-level="1">
<text:span text:style-name="T4">
Baiden commented on the USA's position on Ukraine's membership in NATO</text:span>
</text:h>
      <text:p text:style-name="P4">
Authors: Ukrinform (Person)</text:p>
      <text:p text:style-name="P4">
Publisher: Укринформ (Organization)</text:p>
      <text:p text:style-name="P4">
Published Time: 2023-07-06T00:17:00+03:00</text:p>
      <text:p text:style-name="P4">
Modified Time: 2023-07-06T00:17:00+03:00</text:p>
      <text:p text:style-name="P4">
Description: The United States believes that the NATO doors for Ukraine are open, and the decision will be made with the consent of all Member States after Ukraine has reformed and meets all the Alliance's requirements. - Ukrinform.</text:p>
      <text:p text:style-name="P4">
Images: ['<text:a xlink:type="simple" xlink:href="https://static.ukrinform.com/photos/2023_06/thumb_files/630_360_1687497729-428.jpg" text:style-name="Internet_20_link" text:visited-style-name="Visited_20_Internet_20_Link">
630_360_16874...</text:a>
']</text:p>
      <text:p text:style-name="P4">
Tags: ['Байден', 'НАТО', 'США', 'Україна']</text:p>
      <text:p text:style-name="P4">
Type: Article</text:p>
      <!--METADATA-->
      <text:p text:style-name="P4">
<draw:frame draw:style-name="fr1" draw:name="Image344" text:anchor-type="as-char" svg:width="6.9236in" svg:height="3.956343in" draw:z-index="0">
<draw:image xlink:href="../Images/yкринформ/2023-07-06T00-17-00-03-00/630_360_1687497729-428.jpg" xlink:type="simple" xlink:show="embed" xlink:actuate="onLoad" draw:mime-type="image/jpeg"/>
</draw:frame>
The connection believes that the NATO doors for Ukraine are open, and the decision will be accepted with the consent of all Member States after Ukraine will meet the reforms and meet all the requirements of the Alliance.</text:p>
      <text:p text:style-name="P4">
This was stated on Wednesday during a pressing by the White House spokeswoman Karinjan-Pierre, Ukrinform correspondent reports.</text:p>
      <text:p text:style-name="P4">
"We have very clearly stated that we were devoted to the NATO open door policy," the White House representative emphasized.</text:p>
      <text:p text:style-name="P4">
<text:span text:style-name="T4">
 Read also: </text:span>
 <text:span text:style-name="T4">
 <text:a xlink:type="simple" xlink:href="https://www.ukrinform.ua/rubric-polytics/3731937-tekst-dokumentu-samitu-nato-u-vilnusi-stae-silnisim-u-pitanni-ukraini-nauseda.html" text:style-name="Internet_20_link" text:visited-style-name="Visited_20_Internet_20_Link">
Text of the NATO summit document in Vilnius becomes "stronger" in Ukraine - Nauseda</text:a>
</text:span>
</text:p>
      <text:p text:style-name="P4">
At the same time, she reminded that any decision on membership of the Native Atlantic Alliance is made between 31 ally, as well as the country of petitioner for membership.</text:p>
      <text:p text:style-name="P4">
"So, in this case, when it comes to Ukraine, we discussed with our NATO and Ukraine, as we can collectively support Ukraine's aspirations for Euro-Atlantic integration,"- said the representative of the SSI administration.</text:p>
      <text:p text:style-name="P4">
<text:span text:style-name="T4">
 Read also: </text:span>
 <text:span text:style-name="T4">
 [Nauseda: NATO -Summit in Vilnius Clear Ukrainians]](https://www.ukrinform.ua/rubric-polytics/3731765-nauseda-domovlenosti-na-samiti-nato-u-vilnusi-ne-rozcaruut-ukrainciv.html)</text:span>
</text:p>
      <text:p text:style-name="P4">
Jean-Prier noted that she would not resort to the details of diplomatic talks. At the same time she reminded President Biden's statement that “Ukrainian will be reformed in order to meet the same standards as any other NATO country before joining(To the Alliance - Ed.)”.</text:p>
      <text:p text:style-name="P4">
"The US President believes that Ukraine can do it," Baiden's spokesman added.</text:p>
      <text:p text:style-name="P4">
<text:span text:style-name="T5">
!(https://www.ukrinform.ua/rubric-polytics/3731052-calij-skazav-koli-mozut-prijnati-klucovi-risenna-sodo-vstupu-ukraini-do-nato.html)</text:span>
*</text:p>
      <text:p text:style-name="P4">
As reported by Ukrinform, on July 11-12 in Vilnius there will be a summit <text:span text:style-name="T4">
 <text:a xlink:type="simple" xlink:href="https://www.ukrinform.ua/tag-nato" text:style-name="Internet_20_link" text:visited-style-name="Visited_20_Internet_20_Link">
NATO</text:a>
</text:span>
, during which Ukraine wants to receive a certain security guarantees and a clear prospect of membership in the Alliance.</text:p>
      <text:p text:style-name="P4">
News Source: <text:a xlink:type="simple" xlink:href="https://www.ukrinform.ua/rubric-polytics/3732027-u-bajdena-prokomentuvali-poziciu-ssa-sodo-clenstva-ukraini-v-nato.html" text:style-name="Internet_20_link" text:visited-style-name="Visited_20_Internet_20_Link">
https://www.ukrinform.ua/rubric-polytics/3732027-u-bajdena-prokomentuvali-poziciu-ssa-sodo-clenstva-ukraini-v-nato.html</text:a>
</text:p>
      <!--NEWS-->
      <text:h text:style-name="P10" text:outline-level="1">
<text:span text:style-name="T4">
Humeniuk about the situation at the ZPP: diversion is quite likely</text:span>
</text:h>
      <text:p text:style-name="P4">
Authors: Ukrinform (Person)</text:p>
      <text:p text:style-name="P4">
Publisher: Укринформ (Organization)</text:p>
      <text:p text:style-name="P4">
Published Time: 2023-07-06T00:29:00+03:00</text:p>
      <text:p text:style-name="P4">
Modified Time: 2023-07-06T00:29:00+03:00</text:p>
      <text:p text:style-name="P4">
Description: The sabotage of the Russians at the Zaporozhye Nuclear Power Plant is still quite likely, the authorities and the military are watching the situation. - Ukrinform.</text:p>
      <text:p text:style-name="P4">
Images: ['<text:a xlink:type="simple" xlink:href="https://static.ukrinform.com/photos/2022_08/thumb_files/630_360_1661542844-154.jpeg" text:style-name="Internet_20_link" text:visited-style-name="Visited_20_Internet_20_Link">
630_360_16615...</text:a>
']</text:p>
      <text:p text:style-name="P4">
Tags: ['Теракт', 'Агресія РФ', 'Запорізька АЕС', 'Війна з Росією', 'Єдині новини', 'Наталія Гуменюк']</text:p>
      <text:p text:style-name="P4">
Type: Article</text:p>
      <!--METADATA-->
      <text:p text:style-name="P4">
<draw:frame draw:style-name="fr1" draw:name="Image345" text:anchor-type="as-char" svg:width="6.9236in" svg:height="3.956343in" draw:z-index="0">
<draw:image xlink:href="../Images/yкринформ/2023-07-06T00-29-00-03-00/630_360_1661542844-154.jpeg" xlink:type="simple" xlink:show="embed" xlink:actuate="onLoad" draw:mime-type="image/jpeg"/>
</draw:frame>
The sabotage at the Zaporizhzhya nuclear power plant is still quite likely, the Tavi authorities are watching the situation carefully.</text:p>
      <text:p text:style-name="P4">
The spokeswoman for the southern Ukraine forces Nataliagmenyuk said this on the air of the Telelorphone, Ukrinform reports.</text:p>
      <text:p text:style-name="P4">
"Diversion is quite likely. We understand that it can be used as long -term blackmail, and direct pressure under the guise of such actions that will be taken, such as undermining or injection of the situation," Gumeniuk said.</text:p>
      <text:p text:style-name="P4">
<text:span text:style-name="T4">
 Read also: </text:span>
 <text:span text:style-name="T4">
 <text:a xlink:type="simple" xlink:href="https://www.ukrinform.ua/rubric-polytics/3731970-ukraina-maksimalno-kontaktue-z-partnerami-sodo-situacii-na-zaporizkij-aes-zelenskij.html" text:style-name="Internet_20_link" text:visited-style-name="Visited_20_Internet_20_Link">
Ukraine as much as possible contact with partners on the residence on the ZPP - Zelensky</text:a>
</text:span>
</text:p>
      <text:p text:style-name="P4">
She also noted that the authorities and the military carefully monitor the situation of the Nazes and inform the population according to the danger that may be.</text:p>
      <text:p text:style-name="P4">
As reported by Ukrinform, on March 4, 2022, Russian troops were seized by June 22, 2023, President Volodymyr Zelensky declared the plans of the Rosiiva to the station.</text:p>
      <text:p text:style-name="P4">
<text:span text:style-name="T4">
 Read also: </text:span>
 <text:span text:style-name="T4">
 <text:a xlink:type="simple" xlink:href="https://www.ukrinform.ua/rubric-ato/3731700-rosia-nagnitae-situaciu-iz-zaes-sob-perelomiti-hid-vijni-na-svou-korist-malar.html" text:style-name="Internet_20_link" text:visited-style-name="Visited_20_Internet_20_Link">
Russia is injecting the situation with the ZPP to break Hidevna in its favor - painter</text:a>
</text:span>
</text:p>
      <text:p text:style-name="P4">
The Secretary of the National Security and Defense Council Alexei Danilov reported that Ukraine is carefully preparing for any scenarios for the development of the events of the Zaporozhye NPP.</text:p>
      <text:p text:style-name="P4">
On June 30, the Main Directorate of Intelligence of the Ministry of Defense reported that the Russian contingent gradually leaves the territory of the Zaporozhye nuclear power plant.</text:p>
      <text:p text:style-name="P4">
<text:span text:style-name="T5">
!(https://www.ukrinform.ua/rubric-ato/3731532-u-razi-vibuhu-na-zaes-meskanci-zoni-radiacijnoi-avarii-maut-buti-gotovimi-do-evakuacii-moz.html)</text:span>
*</text:p>
      <text:p text:style-name="P4">
At the end of June 2023 in the Nikolaev, Kherson, Zaporizhzhia, Dnipropetrovsk regions, large -scale exercises of emergency services for the consequences of a possible terrorist attack at the ZPP.</text:p>
      <text:p text:style-name="P4">
<text:span text:style-name="T4">
 Read also: </text:span>
 <text:span text:style-name="T4">
 <text:a xlink:type="simple" xlink:href="https://www.ukrinform.ua/rubric-ato/3731668-garaca-linia-zitknenna-zaraz-perevisue-1200-kilometriv-gromov.html" text:style-name="Internet_20_link" text:visited-style-name="Visited_20_Internet_20_Link">
"hot" collision line now exceeds 1200 kilometers - Gromov</text:a>
 </text:span>
</text:p>
      <text:p text:style-name="P4">
News Source: <text:a xlink:type="simple" xlink:href="https://www.ukrinform.ua/rubric-ato/3732028-gumenuk-pro-situaciu-na-zaes-diversia-cilkom-jmovirna.html" text:style-name="Internet_20_link" text:visited-style-name="Visited_20_Internet_20_Link">
https://www.ukrinform.ua/rubric-ato/3732028-gumenuk-pro-situaciu-na-zaes-diversia-cilkom-jmovirna.html</text:a>
</text:p>
      <!--NEWS-->
      <text:h text:style-name="P10" text:outline-level="1">
<text:span text:style-name="T4">
Yermak has consulted with ambassadors on the implementation of the Ukrainian formula of peace</text:span>
</text:h>
      <text:p text:style-name="P4">
Authors: Ukrinform (Person)</text:p>
      <text:p text:style-name="P4">
Publisher: Укринформ (Organization)</text:p>
      <text:p text:style-name="P4">
Published Time: 2023-07-06T00:42:00+03:00</text:p>
      <text:p text:style-name="P4">
Modified Time: 2023-07-06T00:42:00+03:00</text:p>
      <text:p text:style-name="P4">
Description: Presidential Office Head Andriy Yermak consulted on the implementation of the Peace formula of Vladimir Zelensky with the ambassadors of G7, G19, the head of the EU representation in Ukraine and the heads of diplomatic missions. - Ukrinform.</text:p>
      <text:p text:style-name="P4">
Images: ['<text:a xlink:type="simple" xlink:href="https://static.ukrinform.com/photos/2023_07/thumb_files/630_360_1688593656-174.jpg" text:style-name="Internet_20_link" text:visited-style-name="Visited_20_Internet_20_Link">
630_360_16885...</text:a>
']</text:p>
      <text:p text:style-name="P4">
Tags: ['МАГАТЕ', 'Агресія РФ', 'Єрмак', 'Запорізька АЕС', 'Війна з Росією', 'Формула миру']</text:p>
      <text:p text:style-name="P4">
Type: Article</text:p>
      <!--METADATA-->
      <text:p text:style-name="P4">
<draw:frame draw:style-name="fr1" draw:name="Image346" text:anchor-type="as-char" svg:width="6.9236in" svg:height="3.956343in" draw:z-index="0">
<draw:image xlink:href="../Images/yкринформ/2023-07-06T00-42-00-03-00/630_360_1688593656-174.jpg" xlink:type="simple" xlink:show="embed" xlink:actuate="onLoad" draw:mime-type="image/jpeg"/>
</draw:frame>
Presidential Head Andriy Yermak consulted on the implementation of the Miruvolodimir Zelensky's formula with the ambassadors of G7, G19, the head of the EU in Ukraine and the heads of diplomatic missions.</text:p>
      <text:p text:style-name="P4">
This was reported by Ukrinform with reference to the advisor on the communications department of the Presidential Office of Ukraine Dariy Zarivna.</text:p>
      <text:p text:style-name="P4">
"The meeting was a continuation of previous consultations that took place on June 30. The meeting discussed the issues of radiation, nuclear, food and energy security, as well as territorial integrity of Ukraine. message.</text:p>
      <text:p text:style-name="P4">
<text:span text:style-name="T4">
 Read also: </text:span>
 <text:span text:style-name="T4">
 <text:a xlink:type="simple" xlink:href="https://www.ukrinform.ua/rubric-polytics/3732015-zelenskij-zaklikav-latinsku-ameriku-i-argentinu-pidtrimati-formulu-miru.html" text:style-name="Internet_20_link" text:visited-style-name="Visited_20_Internet_20_Link">
Zelensky urged Latin America and Argentinus to support the formula of peace</text:a>
</text:span>
</text:p>
      <text:p text:style-name="P4">
Officer of the Brigade of the National Guard of Ukraine "Azov" "Azov" Major Dmitry Andryushchenko and lieutenant of the State Border Service Oleksandra Kruchenko - defenders of Mariupol and "Azovstal", who were captured and were released in October 2022 were invited to the event.</text:p>
      <text:p text:style-name="P4">
In the course of consultations, it was once again emphasized that the release of all prisoners of ideoported is one of the points <text:span text:style-name="T4">
 <text:a xlink:type="simple" xlink:href="https://www.ukrinform.ua/tag-formula-miru" text:style-name="Internet_20_link" text:visited-style-name="Visited_20_Internet_20_Link">
Peace formula.</text:a>
</text:span>
</text:p>
      <text:p text:style-name="P4">
"Kirill Budanov also informed the participants about the situation at the Zaporizhzhya Atomic power plant and emphasized: the only way to protect Ukraine and the light of the nuclear threat is to withdraw Russian troops from the station and to allow Tampagate and Ukrainian experts," Zarivna said.</text:p>
      <text:p text:style-name="P4">
<text:span text:style-name="T4">
 Read also: </text:span>
 <text:span text:style-name="T4">
 <text:a xlink:type="simple" xlink:href="https://www.ukrinform.ua/rubric-polytics/3728938-samit-formuli-miru-zelenskij-rozpoviv-koli-budut-domovlenosti-pro-datu-ta-misce-provedenna.html" text:style-name="Internet_20_link" text:visited-style-name="Visited_20_Internet_20_Link">
Peace Formula Summit: Zelensky told when there would be agreements on the date and venue</text:a>
</text:span>
</text:p>
      <text:p text:style-name="P4">
The event was attended by Ambassadors of G7, G19, the head of the EU representation in Ukraine heads of diplomatic missions of Turkey, the South African Republic, PRC, Denmark, Brazil, India, Indonesia, Republics of Korea, Australia, Saudi, and Poland Vatican.</text:p>
      <text:p text:style-name="P4">
News Source: <text:a xlink:type="simple" xlink:href="https://www.ukrinform.ua/rubric-polytics/3732029-ermak-proviv-konsultacii-z-poslami-sodo-realizacii-ukrainskoi-formuli-miru.html" text:style-name="Internet_20_link" text:visited-style-name="Visited_20_Internet_20_Link">
https://www.ukrinform.ua/rubric-polytics/3732029-ermak-proviv-konsultacii-z-poslami-sodo-realizacii-ukrainskoi-formuli-miru.html</text:a>
</text:p>
      <!--NEWS-->
      <text:h text:style-name="P10" text:outline-level="1">
<text:span text:style-name="T4">
States closely monitor the development of the situation on the ZPP - White House</text:span>
</text:h>
      <text:p text:style-name="P4">
Authors: Ukrinform (Person)</text:p>
      <text:p text:style-name="P4">
Publisher: Укринформ (Organization)</text:p>
      <text:p text:style-name="P4">
Published Time: 2023-07-06T00:54:00+03:00</text:p>
      <text:p text:style-name="P4">
Modified Time: 2023-07-06T00:54:00+03:00</text:p>
      <text:p text:style-name="P4">
Description: The US side assured that it carefully monitors the situation around the Zaporizhzhya nuclear power plant and emphasizes that the NPP cannot be the object in the war zone. - Ukrinform.</text:p>
      <text:p text:style-name="P4">
Images: ['<text:a xlink:type="simple" xlink:href="https://static.ukrinform.com/photos/2022_12/thumb_files/630_360_1670502324-846.jpg" text:style-name="Internet_20_link" text:visited-style-name="Visited_20_Internet_20_Link">
630_360_16705...</text:a>
']</text:p>
      <text:p text:style-name="P4">
Tags: ['США', 'Агресія РФ', 'Запорізька АЕС', 'Війна з Росією']</text:p>
      <text:p text:style-name="P4">
Type: Article</text:p>
      <!--METADATA-->
      <text:p text:style-name="P4">
<draw:frame draw:style-name="fr1" draw:name="Image347" text:anchor-type="as-char" svg:width="6.9236in" svg:height="3.956343in" draw:z-index="0">
<draw:image xlink:href="../Images/yкринформ/2023-07-06T00-54-00-03-00/630_360_1670502324-846.jpg" xlink:type="simple" xlink:show="embed" xlink:actuate="onLoad" draw:mime-type="image/jpeg"/>
</draw:frame>
The US side assured that it carefully monitors the situation of the Around the Pozhzhza Nuclear Power Plant and emphasizes that the NPP cannot be the object of the war zone.</text:p>
      <text:p text:style-name="P4">
This was stated on Wednesday during a pressing in Washington by a spokeswoman for White Domarkin Jean-Pierre, Ukrinform correspondent reports.</text:p>
      <text:p text:style-name="P4">
"We continue to closely monitor the state of affairs at the power plant,"- said Biden administration.</text:p>
      <text:p text:style-name="P4">
<text:span text:style-name="T4">
 Read also: </text:span>
 <text:span text:style-name="T4">
 <text:a xlink:type="simple" xlink:href="https://www.ukrinform.ua/rubric-polytics/3731970-ukraina-maksimalno-kontaktue-z-partnerami-sodo-situacii-na-zaporizkij-aes-zelenskij.html" text:style-name="Internet_20_link" text:visited-style-name="Visited_20_Internet_20_Link">
Ukraine as much as possible contact with partners on the residence on the ZPP - Zelensky</text:a>
</text:span>
</text:p>
      <text:p text:style-name="P4">
She noted that the US side is monitoring from the beginning of the Russian occupation of the Ukrainian nuclear object. According to her, further occupation of the Zaporozhye NPP is dangerous. In this regard, she said that there should be no fighting.</text:p>
      <text:p text:style-name="P4">
<text:span text:style-name="T4">
 Read also: </text:span>
 <text:span text:style-name="T4">
 <text:a xlink:type="simple" xlink:href="https://www.ukrinform.ua/rubric-ato/3731700-rosia-nagnitae-situaciu-iz-zaes-sob-perelomiti-hid-vijni-na-svou-korist-malar.html" text:style-name="Internet_20_link" text:visited-style-name="Visited_20_Internet_20_Link">
Russia is injecting the situation with the ZPP to break Hidevna in its favor - painter</text:a>
</text:span>
</text:p>
      <text:p text:style-name="P4">
As reported by Ukrinform, on Wednesday, Volodymyr Zelenskyy assured that the Ukrainian Civalada is in contact with international partners as possible to avoid deficit information on the situation on <text:span text:style-name="T4">
 <text:a xlink:type="simple" xlink:href="https://www.ukrinform.ua/tag-zaporizka-aes" text:style-name="Internet_20_link" text:visited-style-name="Visited_20_Internet_20_Link">
Zaporizhzhya NPP</text:a>
</text:span>
 and threats created by Russia.</text:p>
      <text:p text:style-name="P4">
News Source: <text:a xlink:type="simple" xlink:href="https://www.ukrinform.ua/rubric-ato/3732030-stati-uvazno-stezat-za-rozvitkom-situacii-na-zaes-bilij-dim.html" text:style-name="Internet_20_link" text:visited-style-name="Visited_20_Internet_20_Link">
https://www.ukrinform.ua/rubric-ato/3732030-stati-uvazno-stezat-za-rozvitkom-situacii-na-zaes-bilij-dim.html</text:a>
</text:p>
      <!--NEWS-->
      <text:h text:style-name="P10" text:outline-level="1">
<text:span text:style-name="T4">
With the support of the NATO Program, the Armed Forces Project started on psychological rehabilitation and stability of the military</text:span>
</text:h>
      <text:p text:style-name="P4">
Author: ['АРМІЯINFORM']</text:p>
      <text:p text:style-name="P4">
Time: 2023-07-06T98:00:00-04:00</text:p>
      <text:p text:style-name="P4">
Description: The VIDPOVID on Weting the Zbroyshanykh of Ukraine MVS Ukrainian, for Pidrims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358071365_617566673889748_3909766647668716297_n.jpg" text:style-name="Internet_20_link" text:visited-style-name="Visited_20_Internet_20_Link">
358071365_617566673889748_3909766647668716297_n.jpg</text:a>
', '<text:a xlink:type="simple" xlink:href="https://armyinform.com.ua/wp-content/uploads/2023/07/358074551_617566707223078_6754904855657052342_n-150x150.jpg" text:style-name="Internet_20_link" text:visited-style-name="Visited_20_Internet_20_Link">
358074551_617566707223078_6754904855657052342_n-150x150.jpg</text:a>
', '<text:a xlink:type="simple" xlink:href="https://armyinform.com.ua/wp-content/uploads/2023/07/358070700_617566733889742_626487461313208622_n-150x150.jpg" text:style-name="Internet_20_link" text:visited-style-name="Visited_20_Internet_20_Link">
358070700_617566733889742_626487461313208622_n-150x150.jpg</text:a>
']</text:p>
      <text:p text:style-name="P4">
Tags: []</text:p>
      <text:p text:style-name="P4">
Category: News</text:p>
      <!--METADATA-->
      <text:p text:style-name="P4">
<draw:frame draw:style-name="fr1" draw:name="Image348" text:anchor-type="as-char" svg:width="6.9236in" svg:height="5.1927in" draw:z-index="0">
<draw:image xlink:href="../Images/AРМІЯINFORM/2023-07-06T98-00-00-04-00/358071365_617566673889748_3909766647668716297_n.jpg" xlink:type="simple" xlink:show="embed" xlink:actuate="onLoad" draw:mime-type="image/jpeg"/>
</draw:frame>
In response to the requests of the Armed Forces of Ukraine and the Ministry of Internal Affairs of Ukraine, with the support of NATO programs from the transition from a military career to a civilian, within the framework of the complex help of assistance to Ukraine(Efficiency), the implementation of the project of zapsychological rehabilitation and the restoration of psychological stability of troops of servicemen began. About it <text:a xlink:type="simple" xlink:href="https://www.facebook.com/GeneralStaff.ua/posts/pfbid0nt5smXHgPerNbyiipJ78BcyZHCq73ACfCTC1dUWwS8CggXSvvKhjXRtgr1UJU39rl" text:style-name="Internet_20_link" text:visited-style-name="Visited_20_Internet_20_Link">
reports</text:a>
The General Staff of the Armed Forces.</text:p>
      <text:p text:style-name="P4">
<text:a xlink:type="simple" xlink:href="https://armyinform.com.ua/wp-content/uploads/2023/07/358074551_617566707223078_6754904855657052342_n.jpg" text:style-name="Internet_20_link" text:visited-style-name="Visited_20_Internet_20_Link">
!(Images/AРМІЯINFORM/2023-07-06T98-00-00-04-00/358074551_617566707223078_6754904855657052342_n-150x150.jpg)</text:a>
</text:p>
      <text:p text:style-name="P4">
<text:a xlink:type="simple" xlink:href="https://armyinform.com.ua/wp-content/uploads/2023/07/358070700_617566733889742_626487461313208622_n.jpg" text:style-name="Internet_20_link" text:visited-style-name="Visited_20_Internet_20_Link">
<draw:frame draw:style-name="fr1" draw:name="Image349" text:anchor-type="as-char" svg:width="6.9236in" svg:height="6.9236in" draw:z-index="0">
<draw:image xlink:href="../Images/AРМІЯINFORM/2023-07-06T98-00-00-04-00/358070700_617566733889742_626487461313208622_n-150x150.jpg" xlink:type="simple" xlink:show="embed" xlink:actuate="onLoad" draw:mime-type="image/jpeg"/>
</draw:frame>
</text:a>
It is noted that the practical implementation of the project is provided by the NGO "League of Officers", which since 2014 has been working systematically in the direction of psychological support of military servicemen.</text:p>
      <text:p text:style-name="P4">
In 2023, 65 three -day trainings for the personnel involved in the tasks in the fighting areas were planned. Training for the work of practical psychological skills, backed by theoretical knowledge.</text:p>
      <text:p text:style-name="P4">
Soldiers master the methods of providing the first psychological self -help of assistance to brothers in combat according to recognized international practices and protocols. During the trainings, measures for overcoming non-negative mental states, learning the techniques of emotional and volitional mobilization and individual psychological counseling of the military personnel who interfere with this.</text:p>
      <text:p text:style-name="P4">
This project is a continuation of NATO representation activities in Ukraine in spherushological rehabilitation for the subjects of the security and defense sector, successfully reserved during 2014-2019.</text:p>
      <text:p text:style-name="P4">
The new project is the answer to the urgent need for training and psychological training of the personnel of the Defense Forces of Ukraine and is aimed at acquiring their life -long psychological assistance skills in the conditions of hostilities.</text:p>
      <text:p text:style-name="P4">
News Source: <text:a xlink:type="simple" xlink:href="https://armyinform.com.ua/2023/07/06/za-pidtrymky-programy-nato-u-zsu-startuvav-proyekt-z-psyhologichnoyi-reabilitacziyi-ta-stijkosti-vijskovyh/" text:style-name="Internet_20_link" text:visited-style-name="Visited_20_Internet_20_Link">
https://armyinform.com.ua/2023/07/06/za-pidtrymky-programy-nato-u-zsu-startuvav-proyekt-z-psyhologichnoyi-reabilitacziyi-ta-stijkosti-vijskovyh/</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